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SimSun"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Sans Serif" svg:font-family="'MS Sans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6.21cm" fo:margin-left="-0.199cm" table:align="left" style:writing-mode="lr-tb"/>
    </style:style>
    <style:style style:name="Tableau1.A" style:family="table-column">
      <style:table-column-properties style:column-width="2.441cm"/>
    </style:style>
    <style:style style:name="Tableau1.B" style:family="table-column">
      <style:table-column-properties style:column-width="13.769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5.05cm" fo:margin-left="-0.199cm" table:align="left" style:writing-mode="lr-tb"/>
    </style:style>
    <style:style style:name="Tableau2.A" style:family="table-column">
      <style:table-column-properties style:column-width="2.441cm"/>
    </style:style>
    <style:style style:name="Tableau2.B" style:family="table-column">
      <style:table-column-properties style:column-width="12.608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2.21" style:family="table-row">
      <style:table-row-properties style:min-row-height="0.123cm" fo:keep-together="auto"/>
    </style:style>
    <style:style style:name="Tableau3" style:family="table">
      <style:table-properties style:width="15.05cm" fo:margin-left="-0.199cm" table:align="left" style:writing-mode="lr-tb"/>
    </style:style>
    <style:style style:name="Tableau3.A" style:family="table-column">
      <style:table-column-properties style:column-width="2.441cm"/>
    </style:style>
    <style:style style:name="Tableau3.B" style:family="table-column">
      <style:table-column-properties style:column-width="12.608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775cm" table:align="left" style:writing-mode="lr-tb"/>
    </style:style>
    <style:style style:name="Tableau4.A" style:family="table-column">
      <style:table-column-properties style:column-width="1.752cm"/>
    </style:style>
    <style:style style:name="Tableau4.B" style:family="table-column">
      <style:table-column-properties style:column-width="1.499cm"/>
    </style:style>
    <style:style style:name="Tableau4.C" style:family="table-column">
      <style:table-column-properties style:column-width="1.501cm"/>
    </style:style>
    <style:style style:name="Tableau4.E" style:family="table-column">
      <style:table-column-properties style:column-width="1.963cm"/>
    </style:style>
    <style:style style:name="Tableau4.F" style:family="table-column">
      <style:table-column-properties style:column-width="1.436cm"/>
    </style:style>
    <style:style style:name="Tableau4.G" style:family="table-column">
      <style:table-column-properties style:column-width="1.602cm"/>
    </style:style>
    <style:style style:name="Tableau4.I" style:family="table-column">
      <style:table-column-properties style:column-width="1.434cm"/>
    </style:style>
    <style:style style:name="Tableau4.K" style:family="table-column">
      <style:table-column-properties style:column-width="1.217cm"/>
    </style:style>
    <style:style style:name="Tableau4.1" style:family="table-row">
      <style:table-row-properties style:min-row-height="0.49cm" fo:keep-together="always"/>
    </style:style>
    <style:style style:name="Tableau4.A1" style:family="table-cell">
      <style:table-cell-properties style:vertical-align="top" fo:padding-left="0.053cm" fo:padding-right="0.053cm" fo:padding-top="0cm" fo:padding-bottom="0cm" fo:border-left="2.25pt solid #000000" fo:border-right="0.25pt solid #000000" fo:border-top="2.25pt solid #000000" fo:border-bottom="0.25pt solid #000000" style:writing-mode="lr-tb"/>
    </style:style>
    <style:style style:name="Tableau4.2" style:family="table-row">
      <style:table-row-properties style:min-row-height="0.744cm" fo:keep-together="auto"/>
    </style:style>
    <style:style style:name="Tableau4.A2" style:family="table-cell">
      <style:table-cell-properties style:vertical-align="top" fo:padding-left="0.053cm" fo:padding-right="0.053cm" fo:padding-top="0cm" fo:padding-bottom="0cm" fo:border-left="2.25pt solid #000000" fo:border-right="none" fo:border-top="0.25pt solid #000000" fo:border-bottom="0.25pt solid #000000" style:writing-mode="lr-tb"/>
    </style:style>
    <style:style style:name="Tableau4.B2" style:family="table-cell">
      <style:table-cell-properties style:vertical-align="top" fo:padding-left="0.053cm" fo:padding-right="0.053cm" fo:padding-top="0cm" fo:padding-bottom="0cm" fo:border-left="0.25pt solid #000000" fo:border-right="none" fo:border-top="0.25pt solid #000000" fo:border-bottom="0.25pt solid #000000" style:writing-mode="lr-tb"/>
    </style:style>
    <style:style style:name="Tableau4.C2" style:family="table-cell">
      <style:table-cell-properties style:vertical-align="top" fo:background-color="transparent" fo:padding-left="0.053cm" fo:padding-right="0.053cm" fo:padding-top="0cm" fo:padding-bottom="0cm" fo:border-left="0.25pt solid #000000" fo:border-right="none" fo:border-top="0.25pt solid #000000" fo:border-bottom="0.25pt solid #000000" style:writing-mode="lr-tb">
        <style:background-image/>
      </style:table-cell-properties>
    </style:style>
    <style:style style:name="Tableau4.K2" style:family="table-cell">
      <style:table-cell-properties style:vertical-align="top" fo:background-color="transparent" fo:padding-left="0.053cm" fo:padding-right="0.053cm" fo:padding-top="0cm" fo:padding-bottom="0cm" fo:border="0.25pt solid #000000" style:writing-mode="lr-tb">
        <style:background-image/>
      </style:table-cell-properties>
    </style:style>
    <style:style style:name="Tableau4.3" style:family="table-row">
      <style:table-row-properties style:min-row-height="0.441cm" fo:keep-together="auto"/>
    </style:style>
    <style:style style:name="Tableau4.9" style:family="table-row">
      <style:table-row-properties style:min-row-height="0.462cm" fo:keep-together="auto"/>
    </style:style>
    <style:style style:name="Tableau4.28" style:family="table-row">
      <style:table-row-properties style:min-row-height="0.466cm" fo:keep-together="auto"/>
    </style:style>
    <style:style style:name="Tableau4.A28" style:family="table-cell">
      <style:table-cell-properties style:vertical-align="top" fo:padding-left="0.053cm" fo:padding-right="0.053cm" fo:padding-top="0cm" fo:padding-bottom="0cm" fo:border-left="2.25pt solid #000000" fo:border-right="none" fo:border-top="0.25pt solid #000000" fo:border-bottom="2.25pt solid #000000" style:writing-mode="lr-tb"/>
    </style:style>
    <style:style style:name="Tableau4.B28" style:family="table-cell">
      <style:table-cell-properties style:vertical-align="top" fo:padding-left="0.053cm" fo:padding-right="0.053cm" fo:padding-top="0cm" fo:padding-bottom="0cm" fo:border-left="0.25pt solid #000000" fo:border-right="none" fo:border-top="0.25pt solid #000000" fo:border-bottom="2.25pt solid #000000" style:writing-mode="lr-tb"/>
    </style:style>
    <style:style style:name="Tableau4.C28" style:family="table-cell">
      <style:table-cell-properties style:vertical-align="top" fo:background-color="transparent" fo:padding-left="0.053cm" fo:padding-right="0.053cm" fo:padding-top="0cm" fo:padding-bottom="0cm" fo:border-left="0.25pt solid #000000" fo:border-right="none" fo:border-top="0.25pt solid #000000" fo:border-bottom="2.25pt solid #000000" style:writing-mode="lr-tb">
        <style:background-image/>
      </style:table-cell-properties>
    </style:style>
    <style:style style:name="Tableau4.D28" style:family="table-cell">
      <style:table-cell-properties style:vertical-align="top" fo:padding-left="0.053cm" fo:padding-right="0.053cm" fo:padding-top="0cm" fo:padding-bottom="0cm" fo:border-left="0.25pt solid #000000" fo:border-right="none" fo:border-top="0.25pt solid #000000" fo:border-bottom="2.25pt solid #000000" style:writing-mode="lr-tb"/>
    </style:style>
    <style:style style:name="Tableau4.F28" style:family="table-cell">
      <style:table-cell-properties style:vertical-align="top" fo:padding-left="0.053cm" fo:padding-right="0.053cm" fo:padding-top="0cm" fo:padding-bottom="0cm" fo:border-left="0.25pt solid #000000" fo:border-right="none" fo:border-top="0.25pt solid #000000" fo:border-bottom="2.25pt solid #000000" style:writing-mode="lr-tb"/>
    </style:style>
    <style:style style:name="Tableau4.H28" style:family="table-cell">
      <style:table-cell-properties style:vertical-align="top" fo:padding-left="0.053cm" fo:padding-right="0.053cm" fo:padding-top="0cm" fo:padding-bottom="0cm" fo:border-left="0.25pt solid #000000" fo:border-right="none" fo:border-top="0.25pt solid #000000" fo:border-bottom="2.25pt solid #000000" style:writing-mode="lr-tb"/>
    </style:style>
    <style:style style:name="Tableau4.J28" style:family="table-cell">
      <style:table-cell-properties style:vertical-align="top" fo:padding-left="0.053cm" fo:padding-right="0.053cm" fo:padding-top="0cm" fo:padding-bottom="0cm" fo:border-left="0.25pt solid #000000" fo:border-right="none" fo:border-top="0.25pt solid #000000" fo:border-bottom="2.25pt solid #000000" style:writing-mode="lr-tb"/>
    </style:style>
    <style:style style:name="Tableau4.K28" style:family="table-cell">
      <style:table-cell-properties style:vertical-align="top" fo:background-color="transparent" fo:padding-left="0.053cm" fo:padding-right="0.053cm" fo:padding-top="0cm" fo:padding-bottom="0cm" fo:border-left="0.25pt solid #000000" fo:border-right="0.25pt solid #000000" fo:border-top="0.25pt solid #000000" fo:border-bottom="2.25pt solid #000000" style:writing-mode="lr-tb">
        <style:background-image/>
      </style:table-cell-properties>
    </style:style>
    <style:style style:name="Tableau5" style:family="table">
      <style:table-properties style:width="10.273cm" fo:margin-left="-0.079cm" table:align="left" style:writing-mode="lr-tb"/>
    </style:style>
    <style:style style:name="Tableau5.A" style:family="table-column">
      <style:table-column-properties style:column-width="2.813cm"/>
    </style:style>
    <style:style style:name="Tableau5.B" style:family="table-column">
      <style:table-column-properties style:column-width="2.501cm"/>
    </style:style>
    <style:style style:name="Tableau5.C" style:family="table-column">
      <style:table-column-properties style:column-width="2.559cm"/>
    </style:style>
    <style:style style:name="Tableau5.D" style:family="table-column">
      <style:table-column-properties style:column-width="2.399cm"/>
    </style:style>
    <style:style style:name="Tableau5.1" style:family="table-row">
      <style:table-row-properties style:min-row-height="1.164cm" fo:keep-together="auto"/>
    </style:style>
    <style:style style:name="Tableau5.A1" style:family="table-cell">
      <style:table-cell-properties style:vertical-align="top" fo:padding-left="0.053cm" fo:padding-right="0.053cm" fo:padding-top="0cm" fo:padding-bottom="0cm" fo:border-left="1.5pt solid #000000" fo:border-right="none" fo:border-top="0.25pt solid #000000" fo:border-bottom="0.25pt solid #000000" style:writing-mode="lr-tb"/>
    </style:style>
    <style:style style:name="Tableau5.B1" style:family="table-cell">
      <style:table-cell-properties style:vertical-align="top" fo:padding-left="0.053cm" fo:padding-right="0.053cm" fo:padding-top="0cm" fo:padding-bottom="0cm" fo:border-left="0.25pt solid #000000" fo:border-right="none" fo:border-top="0.25pt solid #000000" fo:border-bottom="0.25pt solid #000000" style:writing-mode="lr-tb"/>
    </style:style>
    <style:style style:name="Tableau5.C1" style:family="table-cell">
      <style:table-cell-properties style:vertical-align="top" fo:background-color="transparent" fo:padding-left="0.053cm" fo:padding-right="0.053cm" fo:padding-top="0cm" fo:padding-bottom="0cm" fo:border-left="0.25pt solid #000000" fo:border-right="none" fo:border-top="0.25pt solid #000000" fo:border-bottom="0.25pt solid #000000" style:writing-mode="lr-tb">
        <style:background-image/>
      </style:table-cell-properties>
    </style:style>
    <style:style style:name="Tableau5.D1" style:family="table-cell">
      <style:table-cell-properties style:vertical-align="top" fo:padding-left="0.053cm" fo:padding-right="0.053cm" fo:padding-top="0cm" fo:padding-bottom="0cm" fo:border="0.25pt solid #000000" style:writing-mode="lr-tb"/>
    </style:style>
    <style:style style:name="Tableau5.2" style:family="table-row">
      <style:table-row-properties style:min-row-height="0.441cm" fo:keep-together="auto"/>
    </style:style>
    <style:style style:name="Tableau5.D2" style:family="table-cell">
      <style:table-cell-properties style:vertical-align="top" fo:padding-left="0.053cm" fo:padding-right="0.053cm" fo:padding-top="0cm" fo:padding-bottom="0cm" fo:border="0.25pt solid #000000" style:writing-mode="lr-tb"/>
    </style:style>
    <style:style style:name="Tableau5.D3" style:family="table-cell">
      <style:table-cell-properties style:vertical-align="top" fo:padding-left="0.053cm" fo:padding-right="0.053cm" fo:padding-top="0cm" fo:padding-bottom="0cm" fo:border="0.25pt solid #000000" style:writing-mode="lr-tb"/>
    </style:style>
    <style:style style:name="Tableau5.D4" style:family="table-cell">
      <style:table-cell-properties style:vertical-align="top" fo:padding-left="0.053cm" fo:padding-right="0.053cm" fo:padding-top="0cm" fo:padding-bottom="0cm" fo:border="0.25pt solid #000000" style:writing-mode="lr-tb"/>
    </style:style>
    <style:style style:name="Tableau5.D5" style:family="table-cell">
      <style:table-cell-properties style:vertical-align="top" fo:padding-left="0.053cm" fo:padding-right="0.053cm" fo:padding-top="0cm" fo:padding-bottom="0cm" fo:border="0.25pt solid #000000" style:writing-mode="lr-tb"/>
    </style:style>
    <style:style style:name="Tableau6" style:family="table">
      <style:table-properties style:width="15.046cm" fo:margin-left="-0.199cm" table:align="left" style:writing-mode="lr-tb"/>
    </style:style>
    <style:style style:name="Tableau6.A" style:family="table-column">
      <style:table-column-properties style:column-width="2.191cm"/>
    </style:style>
    <style:style style:name="Tableau6.B" style:family="table-column">
      <style:table-column-properties style:column-width="2cm"/>
    </style:style>
    <style:style style:name="Tableau6.C" style:family="table-column">
      <style:table-column-properties style:column-width="10.855cm"/>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5.05cm" fo:margin-left="-0.199cm" table:align="left" style:writing-mode="lr-tb"/>
    </style:style>
    <style:style style:name="Tableau7.A" style:family="table-column">
      <style:table-column-properties style:column-width="1.692cm"/>
    </style:style>
    <style:style style:name="Tableau7.B" style:family="table-column">
      <style:table-column-properties style:column-width="13.358cm"/>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5.05cm" fo:margin-left="-0.199cm" table:align="left" style:writing-mode="lr-tb"/>
    </style:style>
    <style:style style:name="Tableau8.A" style:family="table-column">
      <style:table-column-properties style:column-width="1.692cm"/>
    </style:style>
    <style:style style:name="Tableau8.B" style:family="table-column">
      <style:table-column-properties style:column-width="13.358cm"/>
    </style:style>
    <style:style style:name="Tableau8.1" style:family="table-row">
      <style:table-row-properties fo:keep-together="auto"/>
    </style:style>
    <style:style style:name="Tableau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 style:family="table-cell">
      <style:table-cell-properties style:vertical-align="top" fo:padding-left="0.191cm" fo:padding-right="0.191cm" fo:padding-top="0cm" fo:padding-bottom="0cm" fo:border="0.5pt solid #000000" style:writing-mode="lr-tb"/>
    </style:style>
    <style:style style:name="Tableau8.7" style:family="table-row">
      <style:table-row-properties style:min-row-height="0.951cm" fo:keep-together="auto"/>
    </style:style>
    <style:style style:name="Tableau9" style:family="table">
      <style:table-properties style:width="15.824cm" fo:margin-left="-0.062cm" table:align="left" style:writing-mode="lr-tb"/>
    </style:style>
    <style:style style:name="Tableau9.A" style:family="table-column">
      <style:table-column-properties style:column-width="2.304cm"/>
    </style:style>
    <style:style style:name="Tableau9.B" style:family="table-column">
      <style:table-column-properties style:column-width="2.501cm"/>
    </style:style>
    <style:style style:name="Tableau9.C" style:family="table-column">
      <style:table-column-properties style:column-width="11.019cm"/>
    </style:style>
    <style:style style:name="Tableau9.1" style:family="table-row">
      <style:table-row-properties style:min-row-height="0.898cm" fo:keep-together="auto"/>
    </style:style>
    <style:style style:name="Tableau9.A1" style:family="table-cell">
      <style:table-cell-properties style:vertical-align="top" fo:padding-left="0.053cm" fo:padding-right="0.053cm" fo:padding-top="0cm" fo:padding-bottom="0cm" fo:border-left="0.5pt solid #000000" fo:border-right="none" fo:border-top="0.5pt solid #000000" fo:border-bottom="0.5pt solid #000000" style:writing-mode="lr-tb"/>
    </style:style>
    <style:style style:name="Tableau9.C1" style:family="table-cell">
      <style:table-cell-properties style:vertical-align="top" fo:padding-left="0.053cm" fo:padding-right="0.053cm" fo:padding-top="0cm" fo:padding-bottom="0cm" fo:border="0.5pt solid #000000" style:writing-mode="lr-tb"/>
    </style:style>
    <style:style style:name="Tableau9.2" style:family="table-row">
      <style:table-row-properties style:min-row-height="0.436cm" fo:keep-together="auto"/>
    </style:style>
    <style:style style:name="Tableau10" style:family="table">
      <style:table-properties style:width="15.82cm" fo:margin-left="-0.062cm" table:align="left" style:writing-mode="lr-tb"/>
    </style:style>
    <style:style style:name="Tableau10.A" style:family="table-column">
      <style:table-column-properties style:column-width="2.3cm"/>
    </style:style>
    <style:style style:name="Tableau10.B" style:family="table-column">
      <style:table-column-properties style:column-width="2.501cm"/>
    </style:style>
    <style:style style:name="Tableau10.C" style:family="table-column">
      <style:table-column-properties style:column-width="11.019cm"/>
    </style:style>
    <style:style style:name="Tableau10.1" style:family="table-row">
      <style:table-row-properties style:min-row-height="0.436cm" fo:keep-together="auto"/>
    </style:style>
    <style:style style:name="Tableau10.A1" style:family="table-cell">
      <style:table-cell-properties style:vertical-align="top" fo:padding-left="0.053cm" fo:padding-right="0.053cm" fo:padding-top="0cm" fo:padding-bottom="0cm" fo:border-left="0.5pt solid #000000" fo:border-right="none" fo:border-top="0.5pt solid #000000" fo:border-bottom="0.5pt solid #000000" style:writing-mode="lr-tb"/>
    </style:style>
    <style:style style:name="Tableau10.C1" style:family="table-cell">
      <style:table-cell-properties style:vertical-align="top" fo:padding-left="0.053cm" fo:padding-right="0.053cm" fo:padding-top="0cm" fo:padding-bottom="0cm" fo:border="0.5pt solid #000000" style:writing-mode="lr-tb"/>
    </style:style>
    <style:style style:name="Tableau11" style:family="table">
      <style:table-properties style:width="15.82cm" fo:margin-left="-0.062cm" table:align="left" style:writing-mode="lr-tb"/>
    </style:style>
    <style:style style:name="Tableau11.A" style:family="table-column">
      <style:table-column-properties style:column-width="2.515cm"/>
    </style:style>
    <style:style style:name="Tableau11.B" style:family="table-column">
      <style:table-column-properties style:column-width="2.462cm"/>
    </style:style>
    <style:style style:name="Tableau11.C" style:family="table-column">
      <style:table-column-properties style:column-width="10.843cm"/>
    </style:style>
    <style:style style:name="Tableau11.1" style:family="table-row">
      <style:table-row-properties style:min-row-height="0.436cm" fo:keep-together="auto"/>
    </style:style>
    <style:style style:name="Tableau11.A1" style:family="table-cell">
      <style:table-cell-properties style:vertical-align="top" fo:padding-left="0.053cm" fo:padding-right="0.053cm" fo:padding-top="0cm" fo:padding-bottom="0cm" fo:border-left="0.5pt solid #000000" fo:border-right="none" fo:border-top="0.5pt solid #000000" fo:border-bottom="0.5pt solid #000000" style:writing-mode="lr-tb"/>
    </style:style>
    <style:style style:name="Tableau11.C1" style:family="table-cell">
      <style:table-cell-properties style:vertical-align="top" fo:padding-left="0.053cm" fo:padding-right="0.053cm" fo:padding-top="0cm" fo:padding-bottom="0cm" fo:border="0.5pt solid #000000" style:writing-mode="lr-tb"/>
    </style:style>
    <style:style style:name="Tableau11.C2" style:family="table-cell">
      <style:table-cell-properties style:vertical-align="bottom" fo:padding-left="0.053cm" fo:padding-right="0.053cm" fo:padding-top="0cm" fo:padding-bottom="0cm" fo:border="0.5pt solid #000000" style:writing-mode="lr-tb"/>
    </style:style>
    <style:style style:name="Tableau11.B3" style:family="table-cell">
      <style:table-cell-properties style:vertical-align="bottom" fo:padding-left="0.053cm" fo:padding-right="0.053cm" fo:padding-top="0cm" fo:padding-bottom="0cm" fo:border-left="0.5pt solid #000000" fo:border-right="none" fo:border-top="0.5pt solid #000000" fo:border-bottom="0.5pt solid #000000" style:writing-mode="lr-tb"/>
    </style:style>
    <style:style style:name="Tableau12" style:family="table">
      <style:table-properties style:width="15.82cm" fo:margin-left="-0.062cm" table:align="left" style:writing-mode="lr-tb"/>
    </style:style>
    <style:style style:name="Tableau12.A" style:family="table-column">
      <style:table-column-properties style:column-width="2.085cm"/>
    </style:style>
    <style:style style:name="Tableau12.B" style:family="table-column">
      <style:table-column-properties style:column-width="2.542cm"/>
    </style:style>
    <style:style style:name="Tableau12.C" style:family="table-column">
      <style:table-column-properties style:column-width="11.194cm"/>
    </style:style>
    <style:style style:name="Tableau12.1" style:family="table-row">
      <style:table-row-properties style:min-row-height="0.436cm" fo:keep-together="auto"/>
    </style:style>
    <style:style style:name="Tableau12.A1" style:family="table-cell">
      <style:table-cell-properties style:vertical-align="top" fo:padding-left="0.053cm" fo:padding-right="0.053cm" fo:padding-top="0cm" fo:padding-bottom="0cm" fo:border-left="0.5pt solid #000000" fo:border-right="none" fo:border-top="0.5pt solid #000000" fo:border-bottom="0.5pt solid #000000" style:writing-mode="lr-tb"/>
    </style:style>
    <style:style style:name="Tableau12.C1" style:family="table-cell">
      <style:table-cell-properties style:vertical-align="top" fo:padding-left="0.053cm" fo:padding-right="0.053cm" fo:padding-top="0cm" fo:padding-bottom="0cm" fo:border="0.5pt solid #000000" style:writing-mode="lr-tb"/>
    </style:style>
    <style:style style:name="Tableau13" style:family="table">
      <style:table-properties style:width="15.82cm" fo:margin-left="-0.062cm" table:align="left" style:writing-mode="lr-tb"/>
    </style:style>
    <style:style style:name="Tableau13.A" style:family="table-column">
      <style:table-column-properties style:column-width="3.092cm"/>
    </style:style>
    <style:style style:name="Tableau13.B" style:family="table-column">
      <style:table-column-properties style:column-width="2.785cm"/>
    </style:style>
    <style:style style:name="Tableau13.C" style:family="table-column">
      <style:table-column-properties style:column-width="9.943cm"/>
    </style:style>
    <style:style style:name="Tableau13.1" style:family="table-row">
      <style:table-row-properties style:min-row-height="0.436cm" fo:keep-together="auto"/>
    </style:style>
    <style:style style:name="Tableau13.A1" style:family="table-cell">
      <style:table-cell-properties style:vertical-align="top" fo:padding-left="0.053cm" fo:padding-right="0.053cm" fo:padding-top="0cm" fo:padding-bottom="0cm" fo:border-left="0.5pt solid #000000" fo:border-right="none" fo:border-top="0.5pt solid #000000" fo:border-bottom="0.5pt solid #000000" style:writing-mode="lr-tb"/>
    </style:style>
    <style:style style:name="Tableau13.C1" style:family="table-cell">
      <style:table-cell-properties style:vertical-align="top" fo:padding-left="0.053cm" fo:padding-right="0.053cm" fo:padding-top="0cm" fo:padding-bottom="0cm" fo:border="0.5pt solid #000000" style:writing-mode="lr-tb"/>
    </style:style>
    <style:style style:name="Tableau13.A2" style:family="table-cell">
      <style:table-cell-properties style:vertical-align="bottom" fo:padding-left="0.053cm" fo:padding-right="0.053cm" fo:padding-top="0cm" fo:padding-bottom="0cm" fo:border-left="0.5pt solid #000000" fo:border-right="none" fo:border-top="0.5pt solid #000000" fo:border-bottom="0.5pt solid #000000" style:writing-mode="lr-tb"/>
    </style:style>
    <style:style style:name="Tableau13.C2" style:family="table-cell">
      <style:table-cell-properties style:vertical-align="bottom" fo:padding-left="0.053cm" fo:padding-right="0.053cm" fo:padding-top="0cm" fo:padding-bottom="0cm" fo:border="0.5pt solid #000000" style:writing-mode="lr-tb"/>
    </style:style>
    <style:style style:name="Tableau14" style:family="table">
      <style:table-properties style:width="15.82cm" fo:margin-left="-0.062cm" table:align="left" style:writing-mode="lr-tb"/>
    </style:style>
    <style:style style:name="Tableau14.A" style:family="table-column">
      <style:table-column-properties style:column-width="3.062cm"/>
    </style:style>
    <style:style style:name="Tableau14.B" style:family="table-column">
      <style:table-column-properties style:column-width="2.42cm"/>
    </style:style>
    <style:style style:name="Tableau14.C" style:family="table-column">
      <style:table-column-properties style:column-width="10.338cm"/>
    </style:style>
    <style:style style:name="Tableau14.1" style:family="table-row">
      <style:table-row-properties style:min-row-height="0.42cm" fo:keep-together="auto"/>
    </style:style>
    <style:style style:name="Tableau14.A1" style:family="table-cell">
      <style:table-cell-properties style:vertical-align="top" fo:padding-left="0.053cm" fo:padding-right="0.053cm" fo:padding-top="0cm" fo:padding-bottom="0cm" fo:border-left="0.5pt solid #000000" fo:border-right="none" fo:border-top="0.5pt solid #000000" fo:border-bottom="0.5pt solid #000000" style:writing-mode="lr-tb"/>
    </style:style>
    <style:style style:name="Tableau14.C1" style:family="table-cell">
      <style:table-cell-properties style:vertical-align="top" fo:padding-left="0.053cm" fo:padding-right="0.053cm" fo:padding-top="0cm" fo:padding-bottom="0cm" fo:border="0.5pt solid #000000" style:writing-mode="lr-tb"/>
    </style:style>
    <style:style style:name="Tableau14.2" style:family="table-row">
      <style:table-row-properties style:min-row-height="0.762cm" fo:keep-together="auto"/>
    </style:style>
    <style:style style:name="Tableau15" style:family="table">
      <style:table-properties style:width="15.824cm" fo:margin-left="-0.062cm" table:align="left" style:writing-mode="lr-tb"/>
    </style:style>
    <style:style style:name="Tableau15.A" style:family="table-column">
      <style:table-column-properties style:column-width="1.782cm"/>
    </style:style>
    <style:style style:name="Tableau15.B" style:family="table-column">
      <style:table-column-properties style:column-width="6.272cm"/>
    </style:style>
    <style:style style:name="Tableau15.C" style:family="table-column">
      <style:table-column-properties style:column-width="7.77cm"/>
    </style:style>
    <style:style style:name="Tableau15.1" style:family="table-row">
      <style:table-row-properties style:min-row-height="0.623cm" fo:keep-together="auto"/>
    </style:style>
    <style:style style:name="Tableau15.A1" style:family="table-cell">
      <style:table-cell-properties style:vertical-align="top" fo:padding-left="0.053cm" fo:padding-right="0.053cm" fo:padding-top="0cm" fo:padding-bottom="0cm" fo:border-left="0.5pt solid #000000" fo:border-right="none" fo:border-top="0.5pt solid #000000" fo:border-bottom="0.5pt solid #000000" style:writing-mode="lr-tb"/>
    </style:style>
    <style:style style:name="Tableau15.C1" style:family="table-cell">
      <style:table-cell-properties style:vertical-align="top" fo:padding-left="0.053cm" fo:padding-right="0.053cm" fo:padding-top="0cm" fo:padding-bottom="0cm" fo:border="0.5pt solid #000000" style:writing-mode="lr-tb"/>
    </style:style>
    <style:style style:name="Tableau15.2" style:family="table-row">
      <style:table-row-properties style:min-row-height="0.309cm" fo:keep-together="auto"/>
    </style:style>
    <style:style style:name="Tableau15.3" style:family="table-row">
      <style:table-row-properties style:min-row-height="0.436cm" fo:keep-together="auto"/>
    </style:style>
    <style:style style:name="Tableau15.4" style:family="table-row">
      <style:table-row-properties style:min-row-height="0.871cm" fo:keep-together="auto"/>
    </style:style>
    <style:style style:name="Tableau16" style:family="table">
      <style:table-properties style:width="16.609cm" fo:margin-left="-0.065cm" table:align="left" style:writing-mode="lr-tb"/>
    </style:style>
    <style:style style:name="Tableau16.A" style:family="table-column">
      <style:table-column-properties style:column-width="1.782cm"/>
    </style:style>
    <style:style style:name="Tableau16.B" style:family="table-column">
      <style:table-column-properties style:column-width="2.392cm"/>
    </style:style>
    <style:style style:name="Tableau16.C" style:family="table-column">
      <style:table-column-properties style:column-width="12.435cm"/>
    </style:style>
    <style:style style:name="Tableau16.1" style:family="table-row">
      <style:table-row-properties style:min-row-height="0.411cm" fo:keep-together="auto"/>
    </style:style>
    <style:style style:name="Tableau16.A1"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16.C1" style:family="table-cell">
      <style:table-cell-properties style:vertical-align="top" fo:padding-left="0.053cm" fo:padding-right="0.053cm" fo:padding-top="0cm" fo:padding-bottom="0cm" fo:border="0.75pt solid #000000" style:writing-mode="lr-tb"/>
    </style:style>
    <style:style style:name="Tableau17" style:family="table">
      <style:table-properties style:width="16.598cm" fo:margin-left="-0.032cm" table:align="left" style:writing-mode="lr-tb"/>
    </style:style>
    <style:style style:name="Tableau17.A" style:family="table-column">
      <style:table-column-properties style:column-width="2.187cm"/>
    </style:style>
    <style:style style:name="Tableau17.B" style:family="table-column">
      <style:table-column-properties style:column-width="3.775cm"/>
    </style:style>
    <style:style style:name="Tableau17.C" style:family="table-column">
      <style:table-column-properties style:column-width="10.636cm"/>
    </style:style>
    <style:style style:name="Tableau17.1" style:family="table-row">
      <style:table-row-properties style:min-row-height="0.82cm" fo:keep-together="auto"/>
    </style:style>
    <style:style style:name="Tableau1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7.C1" style:family="table-cell">
      <style:table-cell-properties style:vertical-align="middle" fo:padding-left="0.191cm" fo:padding-right="0.191cm" fo:padding-top="0cm" fo:padding-bottom="0cm" fo:border="0.5pt solid #000000" style:writing-mode="lr-tb"/>
    </style:style>
    <style:style style:name="Tableau17.A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bottom" fo:padding-left="0.191cm" fo:padding-right="0.191cm" fo:padding-top="0cm" fo:padding-bottom="0cm" fo:border="0.5pt solid #000000" style:writing-mode="lr-tb"/>
    </style:style>
    <style:style style:name="Tableau17.4" style:family="table-row">
      <style:table-row-properties style:min-row-height="0.45cm" fo:keep-together="auto"/>
    </style:style>
    <style:style style:name="Tableau17.27" style:family="table-row">
      <style:table-row-properties style:min-row-height="1.005cm" fo:keep-together="auto"/>
    </style:style>
    <style:style style:name="Tableau17.28" style:family="table-row">
      <style:table-row-properties style:min-row-height="0.661cm" fo:keep-together="auto"/>
    </style:style>
    <style:style style:name="Tableau17.30" style:family="table-row">
      <style:table-row-properties style:min-row-height="0.609cm" fo:keep-together="auto"/>
    </style:style>
    <style:style style:name="Tableau17.33" style:family="table-row">
      <style:table-row-properties style:min-row-height="0.794cm" fo:keep-together="auto"/>
    </style:style>
    <style:style style:name="Tableau17.34" style:family="table-row">
      <style:table-row-properties style:min-row-height="0.556cm" fo:keep-together="auto"/>
    </style:style>
    <style:style style:name="Tableau17.35" style:family="table-row">
      <style:table-row-properties style:min-row-height="0.582cm" fo:keep-together="auto"/>
    </style:style>
    <style:style style:name="Tableau17.49" style:family="table-row">
      <style:table-row-properties style:min-row-height="0.635cm" fo:keep-together="auto"/>
    </style:style>
    <style:style style:name="Tableau17.56" style:family="table-row">
      <style:table-row-properties style:min-row-height="1.191cm" fo:keep-together="auto"/>
    </style:style>
    <style:style style:name="Tableau17.59" style:family="table-row">
      <style:table-row-properties style:min-row-height="1.085cm" fo:keep-together="auto"/>
    </style:style>
    <style:style style:name="Tableau17.62" style:family="table-row">
      <style:table-row-properties style:min-row-height="0.714cm" fo:keep-together="auto"/>
    </style:style>
    <style:style style:name="Tableau18" style:family="table">
      <style:table-properties style:width="9.167cm" fo:margin-left="-0.041cm" table:align="left" style:writing-mode="lr-tb"/>
    </style:style>
    <style:style style:name="Tableau18.A" style:family="table-column">
      <style:table-column-properties style:column-width="1.558cm"/>
    </style:style>
    <style:style style:name="Tableau18.B" style:family="table-column">
      <style:table-column-properties style:column-width="7.609cm"/>
    </style:style>
    <style:style style:name="Tableau18.1" style:family="table-row">
      <style:table-row-properties style:min-row-height="0.582cm" fo:keep-together="auto"/>
    </style:style>
    <style:style style:name="Tableau18.A1" style:family="table-cell">
      <style:table-cell-properties style:vertical-align="top" fo:padding-left="0.191cm" fo:padding-right="0.191cm" fo:padding-top="0cm" fo:padding-bottom="0cm" fo:border-left="1pt solid #000000" fo:border-right="none" fo:border-top="1pt solid #000000" fo:border-bottom="1pt solid #000000" style:writing-mode="lr-tb"/>
    </style:style>
    <style:style style:name="Tableau18.2" style:family="table-row">
      <style:table-row-properties style:min-row-height="0.529cm" fo:keep-together="auto"/>
    </style:style>
    <style:style style:name="Tableau18.A2" style:family="table-cell">
      <style:table-cell-properties style:vertical-align="bottom" fo:padding-left="0.191cm" fo:padding-right="0.191cm" fo:padding-top="0cm" fo:padding-bottom="0cm" fo:border="none" style:writing-mode="lr-tb"/>
    </style:style>
    <style:style style:name="Tableau18.225" style:family="table-row">
      <style:table-row-properties style:min-row-height="0.556cm" fo:keep-together="auto"/>
    </style:style>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list-style-name="WW8Num10">
      <style:text-properties fo:font-weight="bold" style:font-weight-asian="bold"/>
    </style:style>
    <style:style style:name="P4" style:family="paragraph" style:parent-style-name="Standard" style:list-style-name="WW8Num9"/>
    <style:style style:name="P5" style:family="paragraph" style:parent-style-name="Standard" style:list-style-name="WW8Num1"/>
    <style:style style:name="P6" style:family="paragraph" style:parent-style-name="Standard" style:list-style-name="WW8Num11"/>
    <style:style style:name="P7" style:family="paragraph" style:parent-style-name="Standard">
      <style:text-properties fo:font-size="10pt" style:font-size-asian="10pt"/>
    </style:style>
    <style:style style:name="P8" style:family="paragraph" style:parent-style-name="Standard">
      <style:paragraph-properties style:snap-to-layout-grid="false"/>
      <style:text-properties fo:font-size="10pt" style:font-size-asian="10pt"/>
    </style:style>
    <style:style style:name="P9" style:family="paragraph" style:parent-style-name="Standard">
      <style:paragraph-properties fo:text-align="center" style:justify-single-word="false"/>
      <style:text-properties fo:font-size="10pt" style:font-size-asian="10pt"/>
    </style:style>
    <style:style style:name="P10" style:family="paragraph" style:parent-style-name="Standard">
      <style:text-properties fo:font-size="10pt" fo:font-weight="bold" style:font-size-asian="10pt" style:font-weight-asian="bold"/>
    </style:style>
    <style:style style:name="P11" style:family="paragraph" style:parent-style-name="Standard">
      <style:paragraph-properties fo:text-align="center" style:justify-single-word="false"/>
      <style:text-properties fo:font-size="10pt" fo:font-weight="bold" style:font-size-asian="10pt" style:font-weight-asian="bold"/>
    </style:style>
    <style:style style:name="P12" style:family="paragraph" style:parent-style-name="Standard">
      <style:paragraph-properties style:snap-to-layout-grid="false"/>
      <style:text-properties fo:font-size="10pt" fo:font-weight="bold" style:font-size-asian="10pt" style:font-weight-asian="bold"/>
    </style:style>
    <style:style style:name="P13" style:family="paragraph" style:parent-style-name="Standard">
      <style:text-properties fo:font-size="10pt" fo:font-weight="bold" style:font-name-asian="SimSun" style:font-size-asian="10pt" style:language-asian="zh" style:country-asian="CN" style:font-weight-asian="bold" style:font-size-complex="10pt" style:font-weight-complex="bold"/>
    </style:style>
    <style:style style:name="P14" style:family="paragraph" style:parent-style-name="Standard">
      <style:text-properties fo:font-size="10pt" fo:language="fr" fo:country="FR" style:font-size-asian="10pt"/>
    </style:style>
    <style:style style:name="P15" style:family="paragraph" style:parent-style-name="Standard">
      <style:paragraph-properties fo:text-align="center" style:justify-single-word="false"/>
      <style:text-properties fo:font-size="10pt" fo:language="fr" fo:country="FR" style:font-size-asian="10pt"/>
    </style:style>
    <style:style style:name="P16" style:family="paragraph" style:parent-style-name="Standard">
      <style:text-properties fo:font-size="10pt" fo:language="en" fo:country="US" fo:font-weight="bold" style:font-name-asian="SimSun" style:font-size-asian="10pt" style:language-asian="zh" style:country-asian="CN" style:font-weight-asian="bold" style:font-size-complex="9pt"/>
    </style:style>
    <style:style style:name="P17" style:family="paragraph" style:parent-style-name="Standard">
      <style:text-properties fo:font-size="10pt" fo:language="en" fo:country="US" style:font-name-asian="SimSun" style:font-size-asian="10pt" style:language-asian="zh" style:country-asian="CN" style:font-size-complex="9pt"/>
    </style:style>
    <style:style style:name="P18" style:family="paragraph" style:parent-style-name="Standard">
      <style:paragraph-properties fo:text-align="center" style:justify-single-word="false"/>
      <style:text-properties fo:font-size="10pt" fo:language="en" fo:country="US" style:font-name-asian="SimSun" style:font-size-asian="10pt" style:language-asian="zh" style:country-asian="CN" style:font-size-complex="9pt"/>
    </style:style>
    <style:style style:name="P19" style:family="paragraph" style:parent-style-name="Standard">
      <style:text-properties fo:font-size="10pt" fo:language="en" fo:country="US" style:font-name-asian="SimSun" style:font-size-asian="10pt" style:language-asian="zh" style:country-asian="CN" style:font-size-complex="10pt"/>
    </style:style>
    <style:style style:name="P20" style:family="paragraph" style:parent-style-name="Standard">
      <style:paragraph-properties fo:text-align="end" style:justify-single-word="false"/>
      <style:text-properties fo:font-size="10pt" fo:language="en" fo:country="US" style:font-name-asian="SimSun" style:font-size-asian="10pt" style:language-asian="zh" style:country-asian="CN" style:font-size-complex="10pt"/>
    </style:style>
    <style:style style:name="P21" style:family="paragraph" style:parent-style-name="Standard">
      <style:text-properties fo:color="#000000"/>
    </style:style>
    <style:style style:name="P22" style:family="paragraph" style:parent-style-name="Standard">
      <style:paragraph-properties fo:text-align="center" style:justify-single-word="false"/>
      <style:text-properties fo:color="#000000" fo:font-size="9pt" fo:font-weight="bold" style:font-size-asian="9pt" style:font-weight-asian="bold"/>
    </style:style>
    <style:style style:name="P23" style:family="paragraph" style:parent-style-name="Standard">
      <style:paragraph-properties fo:text-align="center" style:justify-single-word="false" style:snap-to-layout-grid="false"/>
      <style:text-properties fo:color="#000000" fo:font-size="9pt" fo:font-weight="bold" style:font-size-asian="9pt" style:font-weight-asian="bold"/>
    </style:style>
    <style:style style:name="P24" style:family="paragraph" style:parent-style-name="Standard">
      <style:paragraph-properties fo:text-align="end" style:justify-single-word="false"/>
      <style:text-properties fo:color="#000000" fo:font-size="9pt" style:font-size-asian="9pt"/>
    </style:style>
    <style:style style:name="P25" style:family="paragraph" style:parent-style-name="Standard">
      <style:paragraph-properties fo:text-align="end" style:justify-single-word="false" style:snap-to-layout-grid="false"/>
      <style:text-properties fo:color="#000000" fo:font-size="9pt" style:font-size-asian="9pt"/>
    </style:style>
    <style:style style:name="P26" style:family="paragraph" style:parent-style-name="Standard">
      <style:text-properties fo:color="#000000" fo:font-size="10pt" fo:font-weight="bold" style:font-size-asian="10pt" style:font-weight-asian="bold"/>
    </style:style>
    <style:style style:name="P27" style:family="paragraph" style:parent-style-name="Standard">
      <style:paragraph-properties fo:text-align="center" style:justify-single-word="false"/>
      <style:text-properties fo:color="#000000" fo:font-size="10pt" fo:font-weight="bold" style:font-size-asian="10pt" style:font-weight-asian="bold"/>
    </style:style>
    <style:style style:name="P28" style:family="paragraph" style:parent-style-name="Standard">
      <style:paragraph-properties fo:text-align="center" style:justify-single-word="false" style:snap-to-layout-grid="false"/>
      <style:text-properties fo:color="#000000" fo:font-size="10pt" fo:font-weight="bold" style:font-size-asian="10pt" style:font-weight-asian="bold"/>
    </style:style>
    <style:style style:name="P29" style:family="paragraph" style:parent-style-name="Standard">
      <style:paragraph-properties fo:text-align="end" style:justify-single-word="false"/>
      <style:text-properties fo:color="#000000" fo:font-size="10pt" fo:font-weight="bold" style:font-size-asian="10pt" style:font-weight-asian="bold"/>
    </style:style>
    <style:style style:name="P30" style:family="paragraph" style:parent-style-name="Standard">
      <style:paragraph-properties fo:text-align="end" style:justify-single-word="false" style:snap-to-layout-grid="false"/>
      <style:text-properties fo:color="#000000" fo:font-size="10pt" fo:font-weight="bold" style:font-size-asian="10pt" style:font-weight-asian="bold"/>
    </style:style>
    <style:style style:name="P31" style:family="paragraph" style:parent-style-name="Standard">
      <style:paragraph-properties style:snap-to-layout-grid="false"/>
      <style:text-properties fo:color="#000000" fo:font-size="10pt" fo:font-weight="bold" style:font-size-asian="10pt" style:font-weight-asian="bold"/>
    </style:style>
    <style:style style:name="P32" style:family="paragraph" style:parent-style-name="Standard">
      <style:text-properties fo:color="#000000" fo:font-size="10pt" style:font-size-asian="10pt"/>
    </style:style>
    <style:style style:name="P33" style:family="paragraph" style:parent-style-name="Standard">
      <style:paragraph-properties fo:text-align="end" style:justify-single-word="false"/>
      <style:text-properties fo:color="#000000" fo:font-size="10pt" style:font-size-asian="10pt"/>
    </style:style>
    <style:style style:name="P34" style:family="paragraph" style:parent-style-name="Standard">
      <style:paragraph-properties fo:text-align="end" style:justify-single-word="false" style:snap-to-layout-grid="false"/>
      <style:text-properties fo:color="#000000" fo:font-size="10pt" style:font-size-asian="10pt"/>
    </style:style>
    <style:style style:name="P35" style:family="paragraph" style:parent-style-name="Standard">
      <style:paragraph-properties style:snap-to-layout-grid="false"/>
      <style:text-properties fo:color="#000000" fo:font-size="10pt" style:font-size-asian="10pt"/>
    </style:style>
    <style:style style:name="P36" style:family="paragraph" style:parent-style-name="Standard">
      <style:paragraph-properties fo:text-align="center" style:justify-single-word="false"/>
      <style:text-properties fo:color="#000000" fo:font-size="10pt" style:font-size-asian="10pt"/>
    </style:style>
    <style:style style:name="P37" style:family="paragraph" style:parent-style-name="Standard">
      <style:paragraph-properties fo:text-align="center" style:justify-single-word="false" style:snap-to-layout-grid="false"/>
      <style:text-properties fo:color="#000000" fo:font-size="10pt" style:font-size-asian="10pt"/>
    </style:style>
    <style:style style:name="P38" style:family="paragraph" style:parent-style-name="Standard">
      <style:text-properties fo:color="#000000" fo:font-size="10pt" fo:language="fr" fo:country="FR" style:font-size-asian="10pt"/>
    </style:style>
    <style:style style:name="P39" style:family="paragraph" style:parent-style-name="Standard">
      <style:paragraph-properties fo:text-align="center" style:justify-single-word="false"/>
      <style:text-properties fo:color="#000000" fo:font-size="10pt" fo:language="fr" fo:country="FR" style:font-size-asian="10pt"/>
    </style:style>
    <style:style style:name="P40" style:family="paragraph" style:parent-style-name="Standard">
      <style:paragraph-properties fo:text-align="center" style:justify-single-word="false" style:snap-to-layout-grid="false"/>
      <style:text-properties fo:color="#000000" fo:font-size="10pt" fo:language="fr" fo:country="FR" style:font-size-asian="10pt"/>
    </style:style>
    <style:style style:name="P41" style:family="paragraph" style:parent-style-name="Standard">
      <style:text-properties fo:color="#000000" fo:font-size="10pt" fo:language="es" fo:country="ES" style:font-size-asian="10pt"/>
    </style:style>
    <style:style style:name="P42" style:family="paragraph" style:parent-style-name="Standard">
      <style:text-properties fo:color="#000000" fo:font-size="14pt" fo:language="en" fo:country="US" style:font-size-asian="14pt"/>
    </style:style>
    <style:style style:name="P43" style:family="paragraph" style:parent-style-name="Standard">
      <style:text-properties fo:color="#000000" fo:font-size="14pt" style:font-size-asian="14pt"/>
    </style:style>
    <style:style style:name="P44" style:family="paragraph" style:parent-style-name="Standard">
      <style:paragraph-properties fo:text-align="end" style:justify-single-word="false" style:snap-to-layout-grid="false"/>
      <style:text-properties fo:color="#000000" style:font-name="Arial" fo:font-size="10pt" style:font-size-asian="10pt" style:font-name-complex="Arial"/>
    </style:style>
    <style:style style:name="P45" style:family="paragraph" style:parent-style-name="Standard">
      <style:text-properties fo:color="#000000" fo:font-weight="bold" style:font-weight-asian="bold"/>
    </style:style>
    <style:style style:name="P46" style:family="paragraph" style:parent-style-name="Standard">
      <style:paragraph-properties fo:text-align="end" style:justify-single-word="false"/>
    </style:style>
    <style:style style:name="P47" style:family="paragraph" style:parent-style-name="Standard">
      <style:paragraph-properties fo:text-align="end" style:justify-single-word="false"/>
      <style:text-properties fo:color="#ff0000" fo:font-size="9pt" style:font-size-asian="9pt"/>
    </style:style>
    <style:style style:name="P48" style:family="paragraph" style:parent-style-name="Standard">
      <style:paragraph-properties fo:text-align="end" style:justify-single-word="false" style:snap-to-layout-grid="false"/>
      <style:text-properties fo:color="#ff0000" fo:font-size="10pt" fo:font-weight="bold" style:font-size-asian="10pt" style:font-weight-asian="bold"/>
    </style:style>
    <style:style style:name="P49" style:family="paragraph" style:parent-style-name="Standard">
      <style:text-properties fo:font-size="14pt" fo:font-weight="bold" style:font-size-asian="14pt" style:font-weight-asian="bold"/>
    </style:style>
    <style:style style:name="P50" style:family="paragraph" style:parent-style-name="Standard">
      <style:text-properties fo:color="#0000ff" fo:font-size="14pt" fo:font-weight="bold" style:font-size-asian="14pt" style:font-weight-asian="bold"/>
    </style:style>
    <style:style style:name="P51" style:family="paragraph" style:parent-style-name="Standard">
      <style:text-properties fo:color="#0000ff" fo:font-size="14pt" style:font-size-asian="14pt"/>
    </style:style>
    <style:style style:name="P52" style:family="paragraph" style:parent-style-name="Standard">
      <style:text-properties fo:color="#0000ff" fo:font-weight="bold" style:font-weight-asian="bold"/>
    </style:style>
    <style:style style:name="P53" style:family="paragraph" style:parent-style-name="Standard">
      <style:text-properties fo:color="#0000ff" fo:font-size="10pt" style:font-size-asian="10pt"/>
    </style:style>
    <style:style style:name="P54" style:family="paragraph" style:parent-style-name="Standard" style:list-style-name="WW8Num6"/>
    <style:style style:name="P55" style:family="paragraph" style:parent-style-name="Standard">
      <style:text-properties fo:language="fr" fo:country="FR" style:language-asian="fr" style:country-asian="FR"/>
    </style:style>
    <style:style style:name="P56" style:family="paragraph" style:parent-style-name="Standard">
      <style:text-properties fo:language="fr" fo:country="FR"/>
    </style:style>
    <style:style style:name="P57" style:family="paragraph" style:parent-style-name="Standard">
      <style:text-properties fo:language="en" fo:country="US"/>
    </style:style>
    <style:style style:name="P58" style:family="paragraph" style:parent-style-name="Standard">
      <style:paragraph-properties style:text-autospace="none"/>
    </style:style>
    <style:style style:name="P59" style:family="paragraph" style:parent-style-name="Standard">
      <style:paragraph-properties fo:break-before="page"/>
    </style:style>
    <style:style style:name="P60" style:family="paragraph" style:parent-style-name="Standard">
      <style:paragraph-properties fo:break-before="page"/>
      <style:text-properties fo:color="#0000ff" fo:font-size="14pt" style:font-size-asian="14pt"/>
    </style:style>
    <style:style style:name="P61" style:family="paragraph" style:parent-style-name="Standard">
      <style:paragraph-properties fo:break-before="page"/>
      <style:text-properties fo:color="#0000ff" fo:font-size="14pt" fo:font-weight="bold" style:font-size-asian="14pt" style:font-weight-asian="bold"/>
    </style:style>
    <style:style style:name="P62" style:family="paragraph" style:parent-style-name="Standard">
      <style:paragraph-properties fo:break-before="page"/>
      <style:text-properties fo:font-weight="bold" style:font-weight-asian="bold"/>
    </style:style>
    <style:style style:name="P63" style:family="paragraph" style:parent-style-name="Standard">
      <style:paragraph-properties fo:break-before="page"/>
      <style:text-properties fo:color="#000000" fo:font-size="14pt" style:text-underline-style="solid" style:text-underline-width="auto" style:text-underline-color="font-color" fo:font-weight="bold" style:font-size-asian="14pt" style:font-weight-asian="bold"/>
    </style:style>
    <style:style style:name="P64" style:family="paragraph" style:parent-style-name="Standard">
      <style:paragraph-properties fo:margin-left="1.27cm" fo:margin-right="0cm" fo:text-indent="0cm" style:auto-text-indent="false"/>
    </style:style>
    <style:style style:name="P65" style:family="paragraph" style:parent-style-name="Heading">
      <style:paragraph-properties fo:text-align="start" style:justify-single-word="false"/>
      <style:text-properties fo:font-size="20pt" style:font-size-asian="20pt"/>
    </style:style>
    <style:style style:name="P66" style:family="paragraph" style:parent-style-name="Heading">
      <style:text-properties fo:font-size="10pt" fo:font-style="italic" fo:font-weight="normal" style:font-size-asian="10pt" style:font-style-asian="italic" style:font-weight-asian="normal"/>
    </style:style>
    <style:style style:name="P67" style:family="paragraph" style:parent-style-name="Heading">
      <style:paragraph-properties fo:text-align="start" style:justify-single-word="false"/>
      <style:text-properties fo:font-size="12pt" fo:font-weight="normal" style:font-size-asian="12pt" style:font-weight-asian="normal"/>
    </style:style>
    <style:style style:name="P68" style:family="paragraph" style:parent-style-name="Heading">
      <style:paragraph-properties fo:margin-left="1.27cm" fo:margin-right="0cm" fo:text-align="justify" style:justify-single-word="false" fo:text-indent="-1.27cm" style:auto-text-indent="false"/>
    </style:style>
    <style:style style:name="P69" style:family="paragraph" style:parent-style-name="Heading">
      <style:paragraph-properties fo:margin-left="1.27cm" fo:margin-right="0cm" fo:text-align="justify" style:justify-single-word="false" fo:text-indent="-1.27cm" style:auto-text-indent="false"/>
      <style:text-properties fo:font-size="12pt" style:font-size-asian="12pt"/>
    </style:style>
    <style:style style:name="P70" style:family="paragraph" style:parent-style-name="Heading">
      <style:paragraph-properties fo:margin-left="1.27cm" fo:margin-right="0cm" fo:text-align="justify" style:justify-single-word="false" fo:text-indent="-1.27cm" style:auto-text-indent="false"/>
      <style:text-properties fo:font-size="12pt" fo:font-style="italic" fo:font-weight="normal" style:font-size-asian="12pt" style:font-style-asian="italic" style:font-weight-asian="normal"/>
    </style:style>
    <style:style style:name="P71" style:family="paragraph" style:parent-style-name="Heading">
      <style:paragraph-properties fo:margin-left="0cm" fo:margin-right="0cm" fo:text-align="start" style:justify-single-word="false" fo:text-indent="1.27cm" style:auto-text-indent="false"/>
    </style:style>
    <style:style style:name="P72" style:family="paragraph" style:parent-style-name="Heading">
      <style:paragraph-properties fo:margin-left="1.27cm" fo:margin-right="0cm" fo:text-align="start" style:justify-single-word="false" fo:text-indent="0cm" style:auto-text-indent="false"/>
    </style:style>
    <style:style style:name="P73" style:family="paragraph" style:parent-style-name="Heading">
      <style:paragraph-properties fo:margin-left="1.27cm" fo:margin-right="0cm" fo:text-align="start" style:justify-single-word="false" fo:text-indent="0cm" style:auto-text-indent="false"/>
      <style:text-properties fo:font-size="12pt" fo:font-weight="normal" style:font-size-asian="12pt" style:font-weight-asian="normal"/>
    </style:style>
    <style:style style:name="P74" style:family="paragraph" style:parent-style-name="Heading">
      <style:paragraph-properties fo:margin-left="3.81cm" fo:margin-right="0cm" fo:text-align="start" style:justify-single-word="false" fo:text-indent="0cm" style:auto-text-indent="false"/>
    </style:style>
    <style:style style:name="P75" style:family="paragraph" style:parent-style-name="Heading">
      <style:paragraph-properties fo:margin-left="3.81cm" fo:margin-right="0cm" fo:text-align="start" style:justify-single-word="false" fo:text-indent="0cm" style:auto-text-indent="false"/>
      <style:text-properties fo:color="#ff0000" fo:font-size="10pt" fo:font-weight="normal" style:font-size-asian="10pt" style:font-weight-asian="normal" style:font-size-complex="10pt"/>
    </style:style>
    <style:style style:name="P76" style:family="paragraph" style:parent-style-name="Heading">
      <style:paragraph-properties fo:break-before="page"/>
      <style:text-properties fo:font-size="20pt" style:font-size-asian="20pt"/>
    </style:style>
    <style:style style:name="P77" style:family="paragraph" style:parent-style-name="Heading" style:master-page-name="Standard">
      <style:paragraph-properties style:page-number="auto"/>
      <style:text-properties fo:font-size="20pt" style:font-size-asian="20pt"/>
    </style:style>
    <style:style style:name="P78" style:family="paragraph" style:parent-style-name="Text_20_body">
      <style:text-properties fo:font-weight="normal" style:font-weight-asian="normal"/>
    </style:style>
    <style:style style:name="P79" style:family="paragraph" style:parent-style-name="Heading_20_1">
      <style:paragraph-properties fo:margin-top="0cm" fo:margin-bottom="0cm" style:contextual-spacing="false"/>
      <style:text-properties style:text-underline-style="solid" style:text-underline-width="auto" style:text-underline-color="font-color" style:letter-kerning="true"/>
    </style:style>
    <style:style style:name="P80" style:family="paragraph" style:parent-style-name="Heading_20_4">
      <style:paragraph-properties fo:margin-top="0cm" fo:margin-bottom="0cm" style:contextual-spacing="false"/>
    </style:style>
    <style:style style:name="P81" style:family="paragraph" style:parent-style-name="Heading_20_4">
      <style:paragraph-properties fo:margin-top="0cm" fo:margin-bottom="0cm" style:contextual-spacing="false" fo:text-align="center" style:justify-single-word="false"/>
    </style:style>
    <style:style style:name="P82" style:family="paragraph" style:parent-style-name="Heading_20_4">
      <style:paragraph-properties fo:margin-top="0cm" fo:margin-bottom="0cm" style:contextual-spacing="false" fo:text-align="center" style:justify-single-word="false"/>
      <style:text-properties fo:font-size="16pt" style:font-size-asian="16pt"/>
    </style:style>
    <style:style style:name="P83" style:family="paragraph" style:parent-style-name="Heading_20_4">
      <style:paragraph-properties fo:margin-top="0cm" fo:margin-bottom="0cm" style:contextual-spacing="false"/>
      <style:text-properties fo:font-size="10pt" style:font-size-asian="10pt"/>
    </style:style>
    <style:style style:name="P84" style:family="paragraph" style:parent-style-name="Caption_20__28_user_29_">
      <style:text-properties fo:font-size="14pt" style:font-size-asian="14pt"/>
    </style:style>
    <style:style style:name="P85" style:family="paragraph" style:parent-style-name="Caption_20__28_user_29_">
      <style:text-properties fo:color="#0000ff" fo:font-size="14pt" style:font-size-asian="14pt"/>
    </style:style>
    <style:style style:name="P86" style:family="paragraph" style:parent-style-name="Footer">
      <style:paragraph-properties>
        <style:tab-stops/>
      </style:paragraph-properties>
    </style:style>
    <style:style style:name="P87" style:family="paragraph">
      <style:paragraph-properties fo:text-align="center" style:writing-mode="lr-tb"/>
    </style:style>
    <style:style style:name="T1" style:family="text">
      <style:text-properties fo:color="#ff0000"/>
    </style:style>
    <style:style style:name="T2" style:family="text">
      <style:text-properties fo:color="#ff0000" fo:font-size="10pt" fo:font-weight="normal" style:font-size-asian="10pt" style:font-weight-asian="normal" style:font-size-complex="10pt"/>
    </style:style>
    <style:style style:name="T3" style:family="text">
      <style:text-properties fo:color="#ff0000" fo:font-size="10pt" style:font-size-asian="10pt" style:font-size-complex="10pt" style:font-weight-complex="normal"/>
    </style:style>
    <style:style style:name="T4" style:family="text">
      <style:text-properties fo:color="#ff0000" fo:font-size="10pt" fo:font-weight="bold" style:font-size-asian="10pt" style:font-weight-asian="bold"/>
    </style:style>
    <style:style style:name="T5" style:family="text">
      <style:text-properties fo:color="#ff0000" fo:font-size="9pt" fo:font-weight="bold" style:font-size-asian="9pt" style:font-weight-asian="bold"/>
    </style:style>
    <style:style style:name="T6" style:family="text">
      <style:text-properties fo:color="#ff0000" style:font-name="Wingdings" fo:font-size="9pt" fo:language="fr" fo:country="FR" fo:font-weight="bold" style:font-size-asian="9pt" style:language-asian="fr" style:country-asian="FR" style:font-weight-asian="bold"/>
    </style:style>
    <style:style style:name="T7" style:family="text">
      <style:text-properties fo:color="#ff0000" style:font-name="Wingdings" fo:font-size="10pt" fo:language="fr" fo:country="FR" fo:font-weight="bold" style:font-size-asian="10pt" style:language-asian="fr" style:country-asian="FR" style:font-weight-asian="bold"/>
    </style:style>
    <style:style style:name="T8" style:family="text">
      <style:text-properties fo:color="#ff0000" fo:font-weight="bold" style:font-weight-asian="bold"/>
    </style:style>
    <style:style style:name="T9" style:family="text">
      <style:text-properties fo:color="#ff0000" style:font-weight-complex="bold"/>
    </style:style>
    <style:style style:name="T10" style:family="text">
      <style:text-properties fo:font-size="14pt" style:font-size-asian="14pt"/>
    </style:style>
    <style:style style:name="T11" style:family="text">
      <style:text-properties fo:font-size="14pt" fo:font-weight="normal" style:font-size-asian="14pt" style:font-weight-asian="normal"/>
    </style:style>
    <style:style style:name="T12" style:family="text">
      <style:text-properties fo:font-size="14pt" fo:font-weight="bold" style:font-size-asian="14pt" style:font-weight-asian="bold" style:font-size-complex="14pt" style:font-weight-complex="bold"/>
    </style:style>
    <style:style style:name="T13" style:family="text">
      <style:text-properties fo:color="#365f91" fo:font-size="14pt" style:font-size-asian="14pt"/>
    </style:style>
    <style:style style:name="T14" style:family="text">
      <style:text-properties fo:color="#365f91" fo:font-size="14pt" fo:font-weight="normal" style:font-size-asian="14pt" style:font-weight-asian="normal"/>
    </style:style>
    <style:style style:name="T15" style:family="text">
      <style:text-properties fo:color="#365f91" fo:font-size="12pt" style:font-size-asian="12pt"/>
    </style:style>
    <style:style style:name="T16" style:family="text">
      <style:text-properties fo:font-size="12pt" style:font-size-asian="12pt"/>
    </style:style>
    <style:style style:name="T17" style:family="text">
      <style:text-properties fo:font-size="12pt" fo:font-style="italic" fo:font-weight="normal" style:font-size-asian="12pt" style:font-style-asian="italic" style:font-weight-asian="normal"/>
    </style:style>
    <style:style style:name="T18" style:family="text">
      <style:text-properties fo:font-size="12pt" fo:font-weight="normal" style:font-size-asian="12pt" style:font-weight-asian="normal"/>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fo:font-size="10pt" style:font-size-asian="10pt"/>
    </style:style>
    <style:style style:name="T21" style:family="text">
      <style:text-properties fo:font-size="10pt" fo:font-weight="bold" style:font-size-asian="10pt" style:font-weight-asian="bold"/>
    </style:style>
    <style:style style:name="T22" style:family="text">
      <style:text-properties fo:font-size="10pt" fo:language="fr" fo:country="FR" fo:font-weight="bold" style:font-size-asian="10pt" style:font-weight-asian="bold"/>
    </style:style>
    <style:style style:name="T23" style:family="text">
      <style:text-properties fo:font-size="10pt" fo:language="en" fo:country="US" style:font-name-asian="SimSun" style:font-size-asian="10pt" style:language-asian="zh" style:country-asian="CN" style:font-size-complex="9pt"/>
    </style:style>
    <style:style style:name="T24" style:family="text">
      <style:text-properties style:text-position="super 58%"/>
    </style:style>
    <style:style style:name="T25" style:family="text">
      <style:text-properties style:text-position="super 58%" fo:font-size="12pt" fo:font-weight="normal" style:font-size-asian="12pt" style:font-weight-asian="normal"/>
    </style:style>
    <style:style style:name="T26" style:family="text">
      <style:text-properties style:text-position="super 58%" fo:font-size="10pt" style:font-size-asian="10pt"/>
    </style:style>
    <style:style style:name="T27" style:family="text">
      <style:text-properties fo:font-weight="bold" style:font-weight-asian="bold"/>
    </style:style>
    <style:style style:name="T28" style:family="text">
      <style:text-properties fo:font-weight="bold" style:font-weight-asian="bold" style:font-weight-complex="bold"/>
    </style:style>
    <style:style style:name="T29" style:family="text">
      <style:text-properties fo:language="fr" fo:country="FR"/>
    </style:style>
    <style:style style:name="T30" style:family="text">
      <style:text-properties fo:language="fr" fo:country="FR" fo:font-weight="bold" style:font-weight-asian="bold"/>
    </style:style>
    <style:style style:name="T31" style:family="text">
      <style:text-properties fo:color="#0000ff" fo:font-size="14pt" fo:font-weight="bold" style:font-size-asian="14pt" style:font-weight-asian="bold"/>
    </style:style>
    <style:style style:name="T32" style:family="text">
      <style:text-properties fo:color="#0000ff" fo:font-weight="bold" style:font-weight-asian="bold"/>
    </style:style>
    <style:style style:name="T33" style:family="text">
      <style:text-properties fo:color="#000000" fo:font-size="14pt" style:font-size-asian="14pt"/>
    </style:style>
    <style:style style:name="T34" style:family="text">
      <style:text-properties fo:color="#000000" fo:font-size="10pt" style:font-size-asian="10pt"/>
    </style:style>
    <style:style style:name="T35" style:family="text">
      <style:text-properties fo:color="#000000" fo:font-weight="bold" style:font-weight-asian="bold"/>
    </style:style>
    <style:style style:name="T36" style:family="text">
      <style:text-properties fo:color="#000000" style:text-position="super 58%" fo:font-weight="bold" style:font-weight-asian="bold"/>
    </style:style>
    <style:style style:name="T37" style:family="text">
      <style:text-properties fo:color="#000000" style:font-weight-complex="bold"/>
    </style:style>
    <style:style style:name="T38" style:family="text">
      <style:text-properties fo:color="#008000" fo:font-weight="bold" style:font-weight-asian="bold"/>
    </style:style>
    <style:style style:name="T39" style:family="text"/>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Sect1" style:family="section">
      <style:section-properties text:dont-balance-text-columns="true" style:writing-mode="lr-tb" style:editable="false">
        <style:columns fo:column-count="1" fo:column-gap="0cm"/>
      </style:section-properties>
    </style:style>
    <style:style style:name="gr1" style:family="graphic">
      <style:graphic-properties draw:stroke="solid" svg:stroke-width="0.062cm" svg:stroke-color="#d4d4d4" draw:stroke-linejoin="miter" svg:stroke-linecap="square" draw:fill="none" draw:fill-color="#ffffff" draw:textarea-horizontal-align="left" draw:textarea-vertical-align="top" draw:auto-grow-height="false" fo:padding-top="0.229cm" fo:padding-bottom="0.229cm" fo:padding-left="0.441cm" fo:padding-right="0.441cm" fo:wrap-option="wrap" draw:shadow="visible" draw:shadow-offset-x="0cm" draw:shadow-offset-y="-0.034cm" draw:shadow-color="#808080"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World Health Organization</text:p>
      <text:p text:style-name="Heading"/>
      <text:p text:style-name="P1">Department of Health Statistics and Information Systems</text:p>
      <text:p text:style-name="Standard"/>
      <text:h text:style-name="P82" text:outline-level="4">WHO Mortality Data base documentation <text:s/></text:h>
      <text:p text:style-name="Standard"><text:tab/><text:tab/><text:tab/> <text:tab/><text:span text:style-name="T1">25 February 2014 update</text:span></text:p>
      <text:p text:style-name="P65"/>
      <text:p text:style-name="P68"><text:span text:style-name="T13">Part 1</text:span><text:span text:style-name="T14">: </text:span><text:span text:style-name="T13">Background, file descriptions including record counts</text:span><text:span text:style-name="T15"> </text:span><text:span text:style-name="T16">(</text:span><text:span text:style-name="T17">pages 2-10)</text:span></text:p>
      <text:p text:style-name="P69"><text:tab/></text:p>
      <text:p text:style-name="P68"><text:span text:style-name="T18"><text:tab/></text:span><text:span text:style-name="T16">Annex Table 1</text:span><text:span text:style-name="T18">. Age group formats</text:span></text:p>
      <text:p text:style-name="P68"><text:span text:style-name="T18"><text:tab/></text:span><text:span text:style-name="T16">Annex Table 2</text:span><text:span text:style-name="T18">. Description of fields “Admin1”, “Subdiv”, and “List”</text:span></text:p>
      <text:p text:style-name="P68"><text:span text:style-name="T18"><text:tab/></text:span><text:span text:style-name="T16">Annex 3</text:span><text:span text:style-name="T18">. <text:s/>Instructions for importing the comma separated values (CSV)files into Microsoft Access</text:span></text:p>
      <text:p text:style-name="P68"><text:span text:style-name="T18"><text:tab/></text:span><text:span text:style-name="T16">Annex 4</text:span><text:span text:style-name="T18">. Conditions on the use of the WHO Mortality Data Base</text:span></text:p>
      <text:p text:style-name="P69"><text:tab/> </text:p>
      <text:p text:style-name="P68"><text:span text:style-name="T13">Part 2</text:span><text:span text:style-name="T14">: </text:span><text:span text:style-name="T13">Causes of death: code descriptions</text:span><text:span text:style-name="T18"> </text:span><text:span text:style-name="T17">(pages 11-47)</text:span></text:p>
      <text:p text:style-name="P66"/>
      <text:p text:style-name="P71"><text:span text:style-name="T16">Table 1</text:span><text:span text:style-name="T18">. ICD7 List A </text:span></text:p>
      <text:p text:style-name="P71"><text:span text:style-name="T16">Table 2</text:span><text:span text:style-name="T18">. ICD7 List B</text:span></text:p>
      <text:p text:style-name="P71"><text:span text:style-name="T16">Table 3</text:span><text:span text:style-name="T18">. ICD8 List A</text:span></text:p>
      <text:p text:style-name="P71"><text:span text:style-name="T16">Table 4</text:span><text:span text:style-name="T18">. ICD8 List B</text:span></text:p>
      <text:p text:style-name="P71"><text:span text:style-name="T16">Table 5</text:span><text:span text:style-name="T18">. ICD9 Basic Tabulation List (BTL)</text:span></text:p>
      <text:p text:style-name="P72"><text:span text:style-name="T16">Table 6</text:span><text:span text:style-name="T18">. ICD9 Special coding for some newly independent states of former <text:s text:c="5"/><text:tab/><text:tab/>USSR</text:span></text:p>
      <text:p text:style-name="P73"/>
      <text:p text:style-name="P71"><text:span text:style-name="T16">Table 7</text:span><text:span text:style-name="T18">. ICD9 China data coding </text:span></text:p>
      <text:p text:style-name="P74"><text:span text:style-name="T2">Warning to users: Data for China are only for selected urban and rural areas and <text:s/>represent </text:span><text:span text:style-name="T3">less than 10%</text:span><text:span text:style-name="T2"> of all deaths occurring in the country.</text:span></text:p>
      <text:p text:style-name="P75"/>
      <text:p text:style-name="P72"><text:span text:style-name="T16">Table 8</text:span><text:span text:style-name="T18">. <text:s/>ICD10 Mortality Tabulation List 1</text:span></text:p>
      <text:p text:style-name="P72"><text:span text:style-name="T16">Table 9</text:span><text:span text:style-name="T18">. ICD10 detailed 3</text:span><text:span text:style-name="T25">rd</text:span><text:span text:style-name="T18"> and 4</text:span><text:span text:style-name="T25">th</text:span><text:span text:style-name="T18"> character</text:span></text:p>
      <text:p text:style-name="P72"><text:span text:style-name="T16">Table 10</text:span><text:span text:style-name="T18">. ICD10 Special list for Portugal - </text:span><text:span text:style-name="T19">data for 2004-2005</text:span></text:p>
      <text:p text:style-name="P72"><text:span text:style-name="T16">Table 11</text:span><text:span text:style-name="T18">. List of country codes-names </text:span></text:p>
      <text:p text:style-name="P67"><text:tab/><text:tab/></text:p>
      <text:p text:style-name="P68"><text:span text:style-name="T13">Part 3</text:span><text:span text:style-name="T14">: </text:span><text:span text:style-name="T13">Frequently asked questions</text:span><text:span text:style-name="T18"> </text:span><text:span text:style-name="T17">(page 48)</text:span></text:p>
      <text:p text:style-name="P76">World Health Organization</text:p>
      <text:p text:style-name="Heading"/>
      <text:p text:style-name="P1">Department of Measurement and Health Information Systems</text:p>
      <text:h text:style-name="P81" text:outline-level="4"/>
      <text:h text:style-name="P81" text:outline-level="4">WHO Mortality Data base documentation <text:s/></text:h>
      <text:p text:style-name="P1"/>
      <text:p text:style-name="Standard">The users' attention is brought to the fact that some data might differ from those as published by the countries. <text:s/>This is mainly because (a) WHO uses standard classifications to present the data <text:s/>(b) some countries do not implement the ICD10 updates and (c) also the WHO Mortality Data base is regularly updated.</text:p>
      <text:p text:style-name="P1"/>
      <text:h text:style-name="P79" text:outline-level="1">Part 1: Background and file descriptions</text:h>
      <text:p text:style-name="P2"/>
      <text:list xml:id="list4694611073603094873" text:style-name="WW8Num10">
        <text:list-item>
          <text:p text:style-name="P3">Background: </text:p>
        </text:list-item>
      </text:list>
      <text:p text:style-name="P86"/>
      <text:p text:style-name="Standard">The data available for download from this web site are official national statistics in the sense that they have been transmitted to the World Health Organization by the competent authorities of the countries concerned.</text:p>
      <text:p text:style-name="Standard"/>
      <text:p text:style-name="Standard">The WHO Mortality Data base comprises deaths registered in national vital registration systems, with underlying cause of death as coded by the relevant national authority. Underlying cause of death is defined as “the disease or injury which initiated the train of morbid events leading directly to death, or the circumstances of the accident or violence which produced the fatal injury” in accordance with the rules of the International Classification of Diseases. </text:p>
      <text:p text:style-name="Standard"/>
      <text:p text:style-name="Standard">The database contains number of deaths by country, year, sex, age group and cause of death as far back from 1950. Data are included only for countries reporting data properly coded according to the International Classification of Diseases (ICD).</text:p>
      <text:p text:style-name="P2"/>
      <text:list xml:id="list2822685023854555497" text:style-name="WW8Num9">
        <text:list-item>
          <text:p text:style-name="P4"><text:span text:style-name="T27">System requirements and installation</text:span>: </text:p>
        </text:list-item>
      </text:list>
      <text:p text:style-name="P86"/>
      <text:p text:style-name="Standard">The database is available for PC. <text:s/>At least 500 MB of free space is required to download and install the data set to the user’s PC. <text:s/>The data set is distributed in compressed form. All the files are in ASCII format only (csv files with comma separated values); however their format allows for easy importing into any Data Base Management System (DBMS), for e.g. Microsoft Access, SPSS, Dbase, SAS. Users should have the necessary knowledge to operate a DBMS for a comprehensive use of the database. Instructions for importing the csv files into Microsoft Access are listed in Annex Table 3. However users are strongly recommended not to try to import the data into <text:span text:style-name="T27">spreadsheets </text:span>because of the excessive number of records. <text:s/>There are over 1 millin records in one data <text:s/>file.</text:p>
      <text:p text:style-name="Standard"/>
      <text:list xml:id="list5574659542093897446" text:style-name="WW8Num1">
        <text:list-item>
          <text:p text:style-name="P5"><text:span text:style-name="T27">Description of the data files</text:span>:</text:p>
        </text:list-item>
      </text:list>
      <text:p text:style-name="P86"/>
      <text:p text:style-name="Standard">There are 8 files, named</text:p>
      <text:p text:style-name="Standard"/>
      <text:p text:style-name="Standard"><text:span text:style-name="T27">MortIcd07.zip</text:span>: mortality data aggregated according to the Lists A and B of the 7<text:span text:style-name="T24">th</text:span> revision of the ICD . Total records: <text:span text:style-name="T1">281,749</text:span> (excluding first row of field names)</text:p>
      <text:p text:style-name="Standard"><text:soft-page-break/></text:p>
      <text:p text:style-name="Standard"><text:span text:style-name="T27">MortIcd08.zip</text:span>: mortality data aggregated according to the Lists A and B of the 8<text:span text:style-name="T24">th</text:span> revision of the ICD. Total records <text:span text:style-name="T1">380,627</text:span> (excluding first row of field names).</text:p>
      <text:p text:style-name="Standard"/>
      <text:p text:style-name="Standard"><text:span text:style-name="T27">MortIcd09.zip</text:span>: mortality data aggregated according to the Basic Tabulation List (BTL) of the 9<text:span text:style-name="T24">th</text:span> revision of the ICD. Total records<text:span text:style-name="T1"> 894,099</text:span> (excluding first row of field names)</text:p>
      <text:p text:style-name="Standard">.</text:p>
      <text:p text:style-name="Standard"><text:span text:style-name="T27">MortIcd10.zip</text:span>: mortality data according to the detailed 10<text:span text:style-name="T24">th</text:span> revision of the ICD, either with 3 characters or 4 characters ICD 10 codes. Total records <text:s/><text:span text:style-name="T1">2,505,157 </text:span>(excluding first row of field names). <text:s/></text:p>
      <text:p text:style-name="Standard">.</text:p>
      <text:p text:style-name="Standard"><text:span text:style-name="T27">Pop.zip</text:span>: <text:s/>reference population and live births. Note population and livebirths are both in units. Population figures are mid-year population. <text:s/>Total records <text:span text:style-name="T1">8,663</text:span> (excluding first row of field names). <text:s/></text:p>
      <text:p text:style-name="Standard"/>
      <text:p text:style-name="Standard"/>
      <text:p text:style-name="Standard"><text:span text:style-name="T27">Country_codes.zip</text:span>: Country codes and names. Total records<text:span text:style-name="T1"> 227</text:span> (excluding first row of field names)</text:p>
      <text:p text:style-name="Standard"/>
      <text:p text:style-name="Standard"><text:span text:style-name="T27">Availability.zip</text:span>: List of countries-years included in the data base for mortality and population data. This is an Excel file with two worksheets.</text:p>
      <text:p text:style-name="Standard"/>
      <text:p text:style-name="Standard">Note that the fields “Admin1”, “Subdiv”, “List”, “Cause”, “Frmat” and “IM_Frmat” should be treated as characters. <text:s/>The other fields can be treated as numerical variables.</text:p>
      <text:p text:style-name="Standard"/>
      <text:p text:style-name="Standard"><text:span text:style-name="T28">Notes.zip: <text:s/></text:span>Notes related to data for some countries-years. <text:s/>Total records <text:span text:style-name="T1">57</text:span> <text:s/>(excluding first row of field names)</text:p>
      <text:p text:style-name="Standard"/>
      <text:list xml:id="list4290589853097817063" text:style-name="WW8Num11">
        <text:list-item>
          <text:p text:style-name="P6"><text:span text:style-name="T27">Data layout</text:span> </text:p>
        </text:list-item>
      </text:list>
      <text:p text:style-name="Standard"/>
      <text:p text:style-name="Standard">For files MortIcd7.zip, MortIcd8.zip, MortIcd9.zip and MortIcd10.zip, the layout for each line of data is as follows:</text:p>
      <text:p text:style-name="Standard"/>
      <table:table table:name="Tableau1" table:style-name="Tableau1">
        <table:table-column table:style-name="Tableau1.A"/>
        <table:table-column table:style-name="Tableau1.B"/>
        <table:table-header-rows>
          <table:table-row table:style-name="Tableau1.1">
            <table:table-cell table:style-name="Tableau1.A1" office:value-type="string">
              <text:h text:style-name="P83" text:outline-level="4">Column name</text:h>
            </table:table-cell>
            <table:table-cell table:style-name="Tableau1.B1" office:value-type="string">
              <text:h text:style-name="P83" text:outline-level="4">Content</text:h>
            </table:table-cell>
          </table:table-row>
        </table:table-header-rows>
        <table:table-row table:style-name="Tableau1.1">
          <table:table-cell table:style-name="Tableau1.A1" office:value-type="string">
            <text:p text:style-name="P7">Country</text:p>
          </table:table-cell>
          <table:table-cell table:style-name="Tableau1.B1" office:value-type="string">
            <text:p text:style-name="P7">Country code – see file “Country_codes.zip”</text:p>
          </table:table-cell>
        </table:table-row>
        <table:table-row table:style-name="Tableau1.1">
          <table:table-cell table:style-name="Tableau1.A1" office:value-type="string">
            <text:p text:style-name="P7">Admin1</text:p>
          </table:table-cell>
          <table:table-cell table:style-name="Tableau1.B1" office:value-type="string">
            <text:p text:style-name="Standard"><text:span text:style-name="T20">Specified region/Category pertinent to each country– see Annex Table 2 below. <text:s/>If both fields 'Admin1' and 'Subdiv' are blank, data reported refer to the country.</text:span></text:p>
          </table:table-cell>
        </table:table-row>
        <table:table-row table:style-name="Tableau1.1">
          <table:table-cell table:style-name="Tableau1.A1" office:value-type="string">
            <text:p text:style-name="P7">Subdiv</text:p>
          </table:table-cell>
          <table:table-cell table:style-name="Tableau1.B1" office:value-type="string">
            <text:p text:style-name="Standard"><text:span text:style-name="T20">Category of data – see Annex Table 2 below. <text:s/>If both fields 'Admin1' and 'Subdiv' are blank, data reported refer to the country.</text:span></text:p>
          </table:table-cell>
        </table:table-row>
        <table:table-row table:style-name="Tableau1.1">
          <table:table-cell table:style-name="Tableau1.A1" office:value-type="string">
            <text:p text:style-name="P7">Year</text:p>
          </table:table-cell>
          <table:table-cell table:style-name="Tableau1.B1" office:value-type="string">
            <text:p text:style-name="P7">Year to which data refer</text:p>
          </table:table-cell>
        </table:table-row>
        <table:table-row table:style-name="Tableau1.1">
          <table:table-cell table:style-name="Tableau1.A1" office:value-type="string">
            <text:p text:style-name="P7">List</text:p>
          </table:table-cell>
          <table:table-cell table:style-name="Tableau1.B1" office:value-type="string">
            <text:p text:style-name="P7">List of ICD revision used – see Annex Table 2 below.</text:p>
          </table:table-cell>
        </table:table-row>
        <table:table-row table:style-name="Tableau1.1">
          <table:table-cell table:style-name="Tableau1.A1" office:value-type="string">
            <text:p text:style-name="P7">Cause</text:p>
          </table:table-cell>
          <table:table-cell table:style-name="Tableau1.B1" office:value-type="string">
            <text:p text:style-name="P7">Cause of death – For details consult Part 2 below or ICD publications</text:p>
          </table:table-cell>
        </table:table-row>
        <table:table-row table:style-name="Tableau1.1">
          <table:table-cell table:style-name="Tableau1.A1" office:value-type="string">
            <text:p text:style-name="P7">Sex</text:p>
          </table:table-cell>
          <table:table-cell table:style-name="Tableau1.B1" office:value-type="string">
            <text:p text:style-name="P7">1 male, 2 female and 9 sex unspecified</text:p>
          </table:table-cell>
        </table:table-row>
        <table:table-row table:style-name="Tableau1.1">
          <table:table-cell table:style-name="Tableau1.A1" office:value-type="string">
            <text:p text:style-name="P7">Frmat</text:p>
          </table:table-cell>
          <table:table-cell table:style-name="Tableau1.B1" office:value-type="string">
            <text:p text:style-name="P7">Age-group format for breakdown of deaths at 0-95+ yrs – see Annex Table 1 below for details</text:p>
          </table:table-cell>
        </table:table-row>
        <table:table-row table:style-name="Tableau1.1">
          <table:table-cell table:style-name="Tableau1.A1" office:value-type="string">
            <text:p text:style-name="P7">IM_Frmat</text:p>
          </table:table-cell>
          <table:table-cell table:style-name="Tableau1.B1" office:value-type="string">
            <text:p text:style-name="P7">Age format for breakdown of infant deaths (0 year) – see Annex Table 1 below for details</text:p>
          </table:table-cell>
        </table:table-row>
        <table:table-row table:style-name="Tableau1.1">
          <table:table-cell table:style-name="Tableau1.A1" office:value-type="string">
            <text:p text:style-name="P7">Deaths1</text:p>
          </table:table-cell>
          <table:table-cell table:style-name="Tableau1.B1" office:value-type="string">
            <text:p text:style-name="P7">Deaths at all ages</text:p>
          </table:table-cell>
        </table:table-row>
        <table:table-row table:style-name="Tableau1.1">
          <table:table-cell table:style-name="Tableau1.A1" office:value-type="string">
            <text:p text:style-name="P7">Deaths2</text:p>
          </table:table-cell>
          <table:table-cell table:style-name="Tableau1.B1" office:value-type="string">
            <text:p text:style-name="P7">Deaths at age 0 year</text:p>
          </table:table-cell>
        </table:table-row>
        <table:table-row table:style-name="Tableau1.1">
          <table:table-cell table:style-name="Tableau1.A1" office:value-type="string">
            <text:p text:style-name="P7">Deaths3</text:p>
          </table:table-cell>
          <table:table-cell table:style-name="Tableau1.B1" office:value-type="string">
            <text:p text:style-name="P7">Deaths at age 1 year</text:p>
          </table:table-cell>
        </table:table-row>
        <table:table-row table:style-name="Tableau1.1">
          <table:table-cell table:style-name="Tableau1.A1" office:value-type="string">
            <text:p text:style-name="P7">Deaths4</text:p>
          </table:table-cell>
          <table:table-cell table:style-name="Tableau1.B1" office:value-type="string">
            <text:p text:style-name="P7">Deaths at age 2 years</text:p>
          </table:table-cell>
        </table:table-row>
        <table:table-row table:style-name="Tableau1.1">
          <table:table-cell table:style-name="Tableau1.A1" office:value-type="string">
            <text:p text:style-name="P7">Deaths5</text:p>
          </table:table-cell>
          <table:table-cell table:style-name="Tableau1.B1" office:value-type="string">
            <text:p text:style-name="P7">Deaths at age 3 years</text:p>
          </table:table-cell>
        </table:table-row>
        <text:soft-page-break/>
        <table:table-row table:style-name="Tableau1.1">
          <table:table-cell table:style-name="Tableau1.A1" office:value-type="string">
            <text:p text:style-name="P7">Deaths6</text:p>
          </table:table-cell>
          <table:table-cell table:style-name="Tableau1.B1" office:value-type="string">
            <text:p text:style-name="P7">Deaths at age 4 years</text:p>
          </table:table-cell>
        </table:table-row>
        <table:table-row table:style-name="Tableau1.1">
          <table:table-cell table:style-name="Tableau1.A1" office:value-type="string">
            <text:p text:style-name="P7">Deaths7</text:p>
          </table:table-cell>
          <table:table-cell table:style-name="Tableau1.B1" office:value-type="string">
            <text:p text:style-name="P7">Deaths at age 5-9 years</text:p>
          </table:table-cell>
        </table:table-row>
        <table:table-row table:style-name="Tableau1.1">
          <table:table-cell table:style-name="Tableau1.A1" office:value-type="string">
            <text:p text:style-name="P7">Deaths8</text:p>
          </table:table-cell>
          <table:table-cell table:style-name="Tableau1.B1" office:value-type="string">
            <text:p text:style-name="P7">Deaths at age 10-14 years</text:p>
          </table:table-cell>
        </table:table-row>
        <table:table-row table:style-name="Tableau1.1">
          <table:table-cell table:style-name="Tableau1.A1" office:value-type="string">
            <text:p text:style-name="P7">Deaths9</text:p>
          </table:table-cell>
          <table:table-cell table:style-name="Tableau1.B1" office:value-type="string">
            <text:p text:style-name="P7">Deaths at age 15-19 years</text:p>
          </table:table-cell>
        </table:table-row>
        <table:table-row table:style-name="Tableau1.1">
          <table:table-cell table:style-name="Tableau1.A1" office:value-type="string">
            <text:p text:style-name="P7">Deaths10</text:p>
          </table:table-cell>
          <table:table-cell table:style-name="Tableau1.B1" office:value-type="string">
            <text:p text:style-name="P7">Deaths at age 20-24 years</text:p>
          </table:table-cell>
        </table:table-row>
        <table:table-row table:style-name="Tableau1.1">
          <table:table-cell table:style-name="Tableau1.A1" office:value-type="string">
            <text:p text:style-name="P7">Deaths11</text:p>
          </table:table-cell>
          <table:table-cell table:style-name="Tableau1.B1" office:value-type="string">
            <text:p text:style-name="P7">Deaths at age 25-29 years</text:p>
          </table:table-cell>
        </table:table-row>
        <table:table-row table:style-name="Tableau1.1">
          <table:table-cell table:style-name="Tableau1.A1" office:value-type="string">
            <text:p text:style-name="P7">Deaths12</text:p>
          </table:table-cell>
          <table:table-cell table:style-name="Tableau1.B1" office:value-type="string">
            <text:p text:style-name="P7">Deaths at age 30-34 years</text:p>
          </table:table-cell>
        </table:table-row>
        <table:table-row table:style-name="Tableau1.1">
          <table:table-cell table:style-name="Tableau1.A1" office:value-type="string">
            <text:p text:style-name="P7">Deaths13</text:p>
          </table:table-cell>
          <table:table-cell table:style-name="Tableau1.B1" office:value-type="string">
            <text:p text:style-name="P7">Deaths at age 35-39 years</text:p>
          </table:table-cell>
        </table:table-row>
        <table:table-row table:style-name="Tableau1.1">
          <table:table-cell table:style-name="Tableau1.A1" office:value-type="string">
            <text:p text:style-name="P7">Deaths14</text:p>
          </table:table-cell>
          <table:table-cell table:style-name="Tableau1.B1" office:value-type="string">
            <text:p text:style-name="P7">Deaths at age 40-44 years</text:p>
          </table:table-cell>
        </table:table-row>
        <table:table-row table:style-name="Tableau1.1">
          <table:table-cell table:style-name="Tableau1.A1" office:value-type="string">
            <text:p text:style-name="P7">Deaths15</text:p>
          </table:table-cell>
          <table:table-cell table:style-name="Tableau1.B1" office:value-type="string">
            <text:p text:style-name="P7">Deaths at age 45-49 years</text:p>
          </table:table-cell>
        </table:table-row>
        <table:table-row table:style-name="Tableau1.1">
          <table:table-cell table:style-name="Tableau1.A1" office:value-type="string">
            <text:p text:style-name="P7">Deaths16</text:p>
          </table:table-cell>
          <table:table-cell table:style-name="Tableau1.B1" office:value-type="string">
            <text:p text:style-name="P7">Deaths at age 50-54 years</text:p>
          </table:table-cell>
        </table:table-row>
        <table:table-row table:style-name="Tableau1.1">
          <table:table-cell table:style-name="Tableau1.A1" office:value-type="string">
            <text:p text:style-name="P7">Deaths17</text:p>
          </table:table-cell>
          <table:table-cell table:style-name="Tableau1.B1" office:value-type="string">
            <text:p text:style-name="P7">Deaths at age 55-59 years</text:p>
          </table:table-cell>
        </table:table-row>
        <table:table-row table:style-name="Tableau1.1">
          <table:table-cell table:style-name="Tableau1.A1" office:value-type="string">
            <text:p text:style-name="P7">Deaths18</text:p>
          </table:table-cell>
          <table:table-cell table:style-name="Tableau1.B1" office:value-type="string">
            <text:p text:style-name="P7">Deaths at age 60-64 years</text:p>
          </table:table-cell>
        </table:table-row>
        <table:table-row table:style-name="Tableau1.1">
          <table:table-cell table:style-name="Tableau1.A1" office:value-type="string">
            <text:p text:style-name="P7">Deaths19</text:p>
          </table:table-cell>
          <table:table-cell table:style-name="Tableau1.B1" office:value-type="string">
            <text:p text:style-name="P7">Deaths at age 65-69 years</text:p>
          </table:table-cell>
        </table:table-row>
        <table:table-row table:style-name="Tableau1.1">
          <table:table-cell table:style-name="Tableau1.A1" office:value-type="string">
            <text:p text:style-name="P7">Deaths20</text:p>
          </table:table-cell>
          <table:table-cell table:style-name="Tableau1.B1" office:value-type="string">
            <text:p text:style-name="P7">Deaths at age 70-74 years</text:p>
          </table:table-cell>
        </table:table-row>
        <table:table-row table:style-name="Tableau1.1">
          <table:table-cell table:style-name="Tableau1.A1" office:value-type="string">
            <text:p text:style-name="P7">Deaths21</text:p>
          </table:table-cell>
          <table:table-cell table:style-name="Tableau1.B1" office:value-type="string">
            <text:p text:style-name="P7">Deaths at age 75-79 years</text:p>
          </table:table-cell>
        </table:table-row>
        <table:table-row table:style-name="Tableau1.1">
          <table:table-cell table:style-name="Tableau1.A1" office:value-type="string">
            <text:p text:style-name="P7">Deaths22</text:p>
          </table:table-cell>
          <table:table-cell table:style-name="Tableau1.B1" office:value-type="string">
            <text:p text:style-name="P7">Deaths at age 80-84 years</text:p>
          </table:table-cell>
        </table:table-row>
        <table:table-row table:style-name="Tableau1.1">
          <table:table-cell table:style-name="Tableau1.A1" office:value-type="string">
            <text:p text:style-name="P7">Deaths23</text:p>
          </table:table-cell>
          <table:table-cell table:style-name="Tableau1.B1" office:value-type="string">
            <text:p text:style-name="P7">Deaths at age 85-89 years</text:p>
          </table:table-cell>
        </table:table-row>
        <table:table-row table:style-name="Tableau1.1">
          <table:table-cell table:style-name="Tableau1.A1" office:value-type="string">
            <text:p text:style-name="P7">Deaths24</text:p>
          </table:table-cell>
          <table:table-cell table:style-name="Tableau1.B1" office:value-type="string">
            <text:p text:style-name="P7">Deaths at age 90-94 years</text:p>
          </table:table-cell>
        </table:table-row>
        <table:table-row table:style-name="Tableau1.1">
          <table:table-cell table:style-name="Tableau1.A1" office:value-type="string">
            <text:p text:style-name="P7">Deaths25</text:p>
          </table:table-cell>
          <table:table-cell table:style-name="Tableau1.B1" office:value-type="string">
            <text:p text:style-name="P7">Deaths at age 95 years and above </text:p>
          </table:table-cell>
        </table:table-row>
        <table:table-row table:style-name="Tableau1.1">
          <table:table-cell table:style-name="Tableau1.A1" office:value-type="string">
            <text:p text:style-name="P7">Deaths26</text:p>
          </table:table-cell>
          <table:table-cell table:style-name="Tableau1.B1" office:value-type="string">
            <text:p text:style-name="P7">Deaths at age unspecified </text:p>
          </table:table-cell>
        </table:table-row>
        <table:table-row table:style-name="Tableau1.1">
          <table:table-cell table:style-name="Tableau1.A1" office:value-type="string">
            <text:p text:style-name="P7">IM_deaths1</text:p>
          </table:table-cell>
          <table:table-cell table:style-name="Tableau1.B1" office:value-type="string">
            <text:p text:style-name="P7">Infant deaths at age 0 day</text:p>
          </table:table-cell>
        </table:table-row>
        <table:table-row table:style-name="Tableau1.1">
          <table:table-cell table:style-name="Tableau1.A1" office:value-type="string">
            <text:p text:style-name="P7">IM_deaths2</text:p>
          </table:table-cell>
          <table:table-cell table:style-name="Tableau1.B1" office:value-type="string">
            <text:p text:style-name="P7">Infant deaths at age 1-6 days</text:p>
          </table:table-cell>
        </table:table-row>
        <table:table-row table:style-name="Tableau1.1">
          <table:table-cell table:style-name="Tableau1.A1" office:value-type="string">
            <text:p text:style-name="P7">IM_deaths3</text:p>
          </table:table-cell>
          <table:table-cell table:style-name="Tableau1.B1" office:value-type="string">
            <text:p text:style-name="P7">Infant deaths at age 7-27 days</text:p>
          </table:table-cell>
        </table:table-row>
        <table:table-row table:style-name="Tableau1.1">
          <table:table-cell table:style-name="Tableau1.A1" office:value-type="string">
            <text:p text:style-name="P7">IM_deaths4</text:p>
          </table:table-cell>
          <table:table-cell table:style-name="Tableau1.B1" office:value-type="string">
            <text:p text:style-name="P7">Infant deaths at age 28-364 days</text:p>
          </table:table-cell>
        </table:table-row>
      </table:table>
      <text:p text:style-name="Standard"/>
      <text:p text:style-name="Standard">The layout of each record of the Pop.zip file is as follows:</text:p>
      <table:table table:name="Tableau2" table:style-name="Tableau2">
        <table:table-column table:style-name="Tableau2.A"/>
        <table:table-column table:style-name="Tableau2.B"/>
        <table:table-header-rows>
          <table:table-row table:style-name="Tableau2.1">
            <table:table-cell table:style-name="Tableau2.A1" office:value-type="string">
              <text:p text:style-name="P10">Column name</text:p>
            </table:table-cell>
            <table:table-cell table:style-name="Tableau2.B1" office:value-type="string">
              <text:p text:style-name="P10">Content</text:p>
            </table:table-cell>
          </table:table-row>
        </table:table-header-rows>
        <table:table-row table:style-name="Tableau2.1">
          <table:table-cell table:style-name="Tableau2.A1" office:value-type="string">
            <text:p text:style-name="P7">Country</text:p>
          </table:table-cell>
          <table:table-cell table:style-name="Tableau2.B1" office:value-type="string">
            <text:p text:style-name="P7">Country code – see file “Country_codes.zip”</text:p>
          </table:table-cell>
        </table:table-row>
        <table:table-row table:style-name="Tableau2.1">
          <table:table-cell table:style-name="Tableau2.A1" office:value-type="string">
            <text:p text:style-name="P7">Admin1</text:p>
          </table:table-cell>
          <table:table-cell table:style-name="Tableau2.B1" office:value-type="string">
            <text:p text:style-name="P7">Specified region/Category pertinent to each country– see file “Country_codes.zip”. If this field is blank, data reported refer to the country</text:p>
          </table:table-cell>
        </table:table-row>
        <table:table-row table:style-name="Tableau2.1">
          <table:table-cell table:style-name="Tableau2.A1" office:value-type="string">
            <text:p text:style-name="P7">Subdiv1</text:p>
          </table:table-cell>
          <table:table-cell table:style-name="Tableau2.B1" office:value-type="string">
            <text:p text:style-name="P7">Category of data – see Annex Table 2 below. <text:s/>If this field is blank, data reported refer to the country.</text:p>
          </table:table-cell>
        </table:table-row>
        <table:table-row table:style-name="Tableau2.1">
          <table:table-cell table:style-name="Tableau2.A1" office:value-type="string">
            <text:p text:style-name="P7">Year</text:p>
          </table:table-cell>
          <table:table-cell table:style-name="Tableau2.B1" office:value-type="string">
            <text:p text:style-name="P7">Year to which data refer</text:p>
          </table:table-cell>
        </table:table-row>
        <table:table-row table:style-name="Tableau2.1">
          <table:table-cell table:style-name="Tableau2.A1" office:value-type="string">
            <text:p text:style-name="P7">Sex</text:p>
          </table:table-cell>
          <table:table-cell table:style-name="Tableau2.B1" office:value-type="string">
            <text:p text:style-name="P7">1 male, 2 female</text:p>
          </table:table-cell>
        </table:table-row>
        <table:table-row table:style-name="Tableau2.1">
          <table:table-cell table:style-name="Tableau2.A1" office:value-type="string">
            <text:p text:style-name="P7">Frmat</text:p>
          </table:table-cell>
          <table:table-cell table:style-name="Tableau2.B1" office:value-type="string">
            <text:p text:style-name="P7">Age-group format for breakdown of deaths at 0-95+ yrs – see Annex Table 1 below for details</text:p>
          </table:table-cell>
        </table:table-row>
        <table:table-row table:style-name="Tableau2.1">
          <table:table-cell table:style-name="Tableau2.A1" office:value-type="string">
            <text:p text:style-name="P7">Pop1</text:p>
          </table:table-cell>
          <table:table-cell table:style-name="Tableau2.B1" office:value-type="string">
            <text:p text:style-name="P7">Population at all ages</text:p>
          </table:table-cell>
        </table:table-row>
        <table:table-row table:style-name="Tableau2.1">
          <table:table-cell table:style-name="Tableau2.A1" office:value-type="string">
            <text:p text:style-name="P7">Pop2</text:p>
          </table:table-cell>
          <table:table-cell table:style-name="Tableau2.B1" office:value-type="string">
            <text:p text:style-name="P7">Population at age 0 year</text:p>
          </table:table-cell>
        </table:table-row>
        <table:table-row table:style-name="Tableau2.1">
          <table:table-cell table:style-name="Tableau2.A1" office:value-type="string">
            <text:p text:style-name="P7">Pop3</text:p>
          </table:table-cell>
          <table:table-cell table:style-name="Tableau2.B1" office:value-type="string">
            <text:p text:style-name="P7">Population at age1 year</text:p>
          </table:table-cell>
        </table:table-row>
        <table:table-row table:style-name="Tableau2.1">
          <table:table-cell table:style-name="Tableau2.A1" office:value-type="string">
            <text:p text:style-name="P7">Pop4</text:p>
          </table:table-cell>
          <table:table-cell table:style-name="Tableau2.B1" office:value-type="string">
            <text:p text:style-name="P7">Population at age 2 years</text:p>
          </table:table-cell>
        </table:table-row>
        <table:table-row table:style-name="Tableau2.1">
          <table:table-cell table:style-name="Tableau2.A1" office:value-type="string">
            <text:p text:style-name="P7">Pop5</text:p>
          </table:table-cell>
          <table:table-cell table:style-name="Tableau2.B1" office:value-type="string">
            <text:p text:style-name="P7">Population at age 3 years</text:p>
          </table:table-cell>
        </table:table-row>
        <table:table-row table:style-name="Tableau2.1">
          <table:table-cell table:style-name="Tableau2.A1" office:value-type="string">
            <text:p text:style-name="P7">Pop6</text:p>
          </table:table-cell>
          <table:table-cell table:style-name="Tableau2.B1" office:value-type="string">
            <text:p text:style-name="P7">Population at age 4 years</text:p>
          </table:table-cell>
        </table:table-row>
        <table:table-row table:style-name="Tableau2.1">
          <table:table-cell table:style-name="Tableau2.A1" office:value-type="string">
            <text:p text:style-name="P7">Pop7</text:p>
          </table:table-cell>
          <table:table-cell table:style-name="Tableau2.B1" office:value-type="string">
            <text:p text:style-name="P7">Population at age 5-9 years</text:p>
          </table:table-cell>
        </table:table-row>
        <table:table-row table:style-name="Tableau2.1">
          <table:table-cell table:style-name="Tableau2.A1" office:value-type="string">
            <text:p text:style-name="P7">Pop8</text:p>
          </table:table-cell>
          <table:table-cell table:style-name="Tableau2.B1" office:value-type="string">
            <text:p text:style-name="P7">Population at age 10-14 years</text:p>
          </table:table-cell>
        </table:table-row>
        <table:table-row table:style-name="Tableau2.1">
          <table:table-cell table:style-name="Tableau2.A1" office:value-type="string">
            <text:p text:style-name="P7">Pop9</text:p>
          </table:table-cell>
          <table:table-cell table:style-name="Tableau2.B1" office:value-type="string">
            <text:p text:style-name="P7">Population at age 15-19 years</text:p>
          </table:table-cell>
        </table:table-row>
        <table:table-row table:style-name="Tableau2.1">
          <table:table-cell table:style-name="Tableau2.A1" office:value-type="string">
            <text:p text:style-name="P7">Pop10</text:p>
          </table:table-cell>
          <table:table-cell table:style-name="Tableau2.B1" office:value-type="string">
            <text:p text:style-name="P7">Population at age 20-24 years</text:p>
          </table:table-cell>
        </table:table-row>
        <table:table-row table:style-name="Tableau2.1">
          <table:table-cell table:style-name="Tableau2.A1" office:value-type="string">
            <text:p text:style-name="P7">Pop11</text:p>
          </table:table-cell>
          <table:table-cell table:style-name="Tableau2.B1" office:value-type="string">
            <text:p text:style-name="P7">Population at age 25-29 years</text:p>
          </table:table-cell>
        </table:table-row>
        <table:table-row table:style-name="Tableau2.1">
          <table:table-cell table:style-name="Tableau2.A1" office:value-type="string">
            <text:p text:style-name="P7">Pop12</text:p>
          </table:table-cell>
          <table:table-cell table:style-name="Tableau2.B1" office:value-type="string">
            <text:p text:style-name="P7">Population at age 30-34 years</text:p>
          </table:table-cell>
        </table:table-row>
        <table:table-row table:style-name="Tableau2.1">
          <table:table-cell table:style-name="Tableau2.A1" office:value-type="string">
            <text:p text:style-name="P7">Pop13</text:p>
          </table:table-cell>
          <table:table-cell table:style-name="Tableau2.B1" office:value-type="string">
            <text:p text:style-name="P7">Population at age 35-39 years</text:p>
          </table:table-cell>
        </table:table-row>
        <table:table-row table:style-name="Tableau2.21">
          <table:table-cell table:style-name="Tableau2.A1" office:value-type="string">
            <text:p text:style-name="P7">Pop14</text:p>
          </table:table-cell>
          <table:table-cell table:style-name="Tableau2.B1" office:value-type="string">
            <text:p text:style-name="P7">Population at age 40-44 years</text:p>
          </table:table-cell>
        </table:table-row>
        <table:table-row table:style-name="Tableau2.1">
          <table:table-cell table:style-name="Tableau2.A1" office:value-type="string">
            <text:p text:style-name="P7">Pop15</text:p>
          </table:table-cell>
          <table:table-cell table:style-name="Tableau2.B1" office:value-type="string">
            <text:p text:style-name="P7">Population at age 45-49 years</text:p>
          </table:table-cell>
        </table:table-row>
        <table:table-row table:style-name="Tableau2.1">
          <table:table-cell table:style-name="Tableau2.A1" office:value-type="string">
            <text:p text:style-name="P7">Pop16</text:p>
          </table:table-cell>
          <table:table-cell table:style-name="Tableau2.B1" office:value-type="string">
            <text:p text:style-name="P7">Population at age 50-54 years</text:p>
          </table:table-cell>
        </table:table-row>
        <table:table-row table:style-name="Tableau2.1">
          <table:table-cell table:style-name="Tableau2.A1" office:value-type="string">
            <text:p text:style-name="P7">Pop17</text:p>
          </table:table-cell>
          <table:table-cell table:style-name="Tableau2.B1" office:value-type="string">
            <text:p text:style-name="P7">Population at age 55-59 years</text:p>
          </table:table-cell>
        </table:table-row>
        <text:soft-page-break/>
        <table:table-row table:style-name="Tableau2.1">
          <table:table-cell table:style-name="Tableau2.A1" office:value-type="string">
            <text:p text:style-name="P7">Pop18</text:p>
          </table:table-cell>
          <table:table-cell table:style-name="Tableau2.B1" office:value-type="string">
            <text:p text:style-name="P7">Population at age 60-64 years</text:p>
          </table:table-cell>
        </table:table-row>
        <table:table-row table:style-name="Tableau2.1">
          <table:table-cell table:style-name="Tableau2.A1" office:value-type="string">
            <text:p text:style-name="P7">Pop19</text:p>
          </table:table-cell>
          <table:table-cell table:style-name="Tableau2.B1" office:value-type="string">
            <text:p text:style-name="P7">Population at age 65-69 years</text:p>
          </table:table-cell>
        </table:table-row>
        <table:table-row table:style-name="Tableau2.1">
          <table:table-cell table:style-name="Tableau2.A1" office:value-type="string">
            <text:p text:style-name="P7">Pop20</text:p>
          </table:table-cell>
          <table:table-cell table:style-name="Tableau2.B1" office:value-type="string">
            <text:p text:style-name="P7">Population at age 70-74 years</text:p>
          </table:table-cell>
        </table:table-row>
        <table:table-row table:style-name="Tableau2.1">
          <table:table-cell table:style-name="Tableau2.A1" office:value-type="string">
            <text:p text:style-name="P7">Pop21</text:p>
          </table:table-cell>
          <table:table-cell table:style-name="Tableau2.B1" office:value-type="string">
            <text:p text:style-name="P7">Population at age 75-79 years</text:p>
          </table:table-cell>
        </table:table-row>
        <table:table-row table:style-name="Tableau2.1">
          <table:table-cell table:style-name="Tableau2.A1" office:value-type="string">
            <text:p text:style-name="P7">Pop22</text:p>
          </table:table-cell>
          <table:table-cell table:style-name="Tableau2.B1" office:value-type="string">
            <text:p text:style-name="P7">Population at age 80-84 years</text:p>
          </table:table-cell>
        </table:table-row>
        <table:table-row table:style-name="Tableau2.1">
          <table:table-cell table:style-name="Tableau2.A1" office:value-type="string">
            <text:p text:style-name="P7">Pop23</text:p>
          </table:table-cell>
          <table:table-cell table:style-name="Tableau2.B1" office:value-type="string">
            <text:p text:style-name="P7">Population at age 85-89 years</text:p>
          </table:table-cell>
        </table:table-row>
        <table:table-row table:style-name="Tableau2.1">
          <table:table-cell table:style-name="Tableau2.A1" office:value-type="string">
            <text:p text:style-name="P7">Pop24</text:p>
          </table:table-cell>
          <table:table-cell table:style-name="Tableau2.B1" office:value-type="string">
            <text:p text:style-name="P7">Population at age 90-94 years</text:p>
          </table:table-cell>
        </table:table-row>
        <table:table-row table:style-name="Tableau2.1">
          <table:table-cell table:style-name="Tableau2.A1" office:value-type="string">
            <text:p text:style-name="P7">Pop25</text:p>
          </table:table-cell>
          <table:table-cell table:style-name="Tableau2.B1" office:value-type="string">
            <text:p text:style-name="P7">Population at age 95 years and over </text:p>
          </table:table-cell>
        </table:table-row>
        <table:table-row table:style-name="Tableau2.1">
          <table:table-cell table:style-name="Tableau2.A1" office:value-type="string">
            <text:p text:style-name="P7">Pop26</text:p>
          </table:table-cell>
          <table:table-cell table:style-name="Tableau2.B1" office:value-type="string">
            <text:p text:style-name="P7">Population at age unspecified</text:p>
          </table:table-cell>
        </table:table-row>
        <table:table-row table:style-name="Tableau2.1">
          <table:table-cell table:style-name="Tableau2.A1" office:value-type="string">
            <text:p text:style-name="P7">Lb</text:p>
          </table:table-cell>
          <table:table-cell table:style-name="Tableau2.B1" office:value-type="string">
            <text:p text:style-name="P7">Live births</text:p>
          </table:table-cell>
        </table:table-row>
      </table:table>
      <text:p text:style-name="Standard"/>
      <text:p text:style-name="Standard">The layout of each record of the Country_codes.zip file is as follows:</text:p>
      <table:table table:name="Tableau3" table:style-name="Tableau3">
        <table:table-column table:style-name="Tableau3.A"/>
        <table:table-column table:style-name="Tableau3.B"/>
        <table:table-row table:style-name="Tableau3.1">
          <table:table-cell table:style-name="Tableau3.A1" office:value-type="string">
            <text:p text:style-name="P10">Column name</text:p>
          </table:table-cell>
          <table:table-cell table:style-name="Tableau3.B1" office:value-type="string">
            <text:p text:style-name="P10">Content</text:p>
          </table:table-cell>
        </table:table-row>
        <table:table-row table:style-name="Tableau3.1">
          <table:table-cell table:style-name="Tableau3.A1" office:value-type="string">
            <text:p text:style-name="P7">Country</text:p>
          </table:table-cell>
          <table:table-cell table:style-name="Tableau3.B1" office:value-type="string">
            <text:p text:style-name="P7">Country code</text:p>
          </table:table-cell>
        </table:table-row>
        <table:table-row table:style-name="Tableau3.1">
          <table:table-cell table:style-name="Tableau3.A1" office:value-type="string">
            <text:p text:style-name="P7">Name</text:p>
          </table:table-cell>
          <table:table-cell table:style-name="Tableau3.B1" office:value-type="string">
            <text:p text:style-name="P7">Country name </text:p>
          </table:table-cell>
        </table:table-row>
      </table:table>
      <text:p text:style-name="Standard"/>
      <text:p text:style-name="Standard">Note that the above fields should be read together with fields “Admin1” and “Subdiv” in the data files.</text:p>
      <text:p text:style-name="P60">Annex Table 1</text:p>
      <text:p text:style-name="P2"/>
      <text:p text:style-name="P2">Age group formats for breakdown of deaths at ages 0 to 95 years and above</text:p>
      <text:p text:style-name="P78">(Countries not using standard age groups (Format code 00) use groups which are formed by combining two or more complete age groups of the standard age groups. In such cases the data is recorded under the first of the combined age groups; the unused part is left blank.)</text:p>
      <text:p text:style-name="P78"/>
      <table:table table:name="Tableau4" table:style-name="Tableau4">
        <table:table-column table:style-name="Tableau4.A"/>
        <table:table-column table:style-name="Tableau4.B"/>
        <table:table-column table:style-name="Tableau4.C"/>
        <table:table-column table:style-name="Tableau4.B"/>
        <table:table-column table:style-name="Tableau4.E"/>
        <table:table-column table:style-name="Tableau4.F"/>
        <table:table-column table:style-name="Tableau4.G"/>
        <table:table-column table:style-name="Tableau4.F"/>
        <table:table-column table:style-name="Tableau4.I"/>
        <table:table-column table:style-name="Tableau4.F"/>
        <table:table-column table:style-name="Tableau4.K"/>
        <table:table-row table:style-name="Tableau4.1">
          <table:table-cell table:style-name="Tableau4.A1" table:number-columns-spanned="11" office:value-type="string">
            <text:p text:style-name="P22">Format - general mortality reporting</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2">
          <table:table-cell table:style-name="Tableau4.A2" office:value-type="string">
            <text:p text:style-name="P1"><text:span text:style-name="T5">Format number</text:span><text:span text:style-name="T6"></text:span></text:p>
          </table:table-cell>
          <table:table-cell table:style-name="Tableau4.B2" office:value-type="string">
            <text:p text:style-name="P23"/>
            <text:p text:style-name="P22">00</text:p>
            <text:p text:style-name="P22"/>
          </table:table-cell>
          <table:table-cell table:style-name="Tableau4.C2" office:value-type="string">
            <text:p text:style-name="P23"/>
            <text:p text:style-name="P22">01</text:p>
          </table:table-cell>
          <table:table-cell table:style-name="Tableau4.B2" office:value-type="string">
            <text:p text:style-name="P23"/>
            <text:p text:style-name="P22">02</text:p>
          </table:table-cell>
          <table:table-cell table:style-name="Tableau4.C2" office:value-type="string">
            <text:p text:style-name="P23"/>
            <text:p text:style-name="P22">03</text:p>
          </table:table-cell>
          <table:table-cell table:style-name="Tableau4.B2" office:value-type="string">
            <text:p text:style-name="P23"/>
            <text:p text:style-name="P22">04</text:p>
          </table:table-cell>
          <table:table-cell table:style-name="Tableau4.C2" office:value-type="string">
            <text:p text:style-name="P23"/>
            <text:p text:style-name="P22">05</text:p>
          </table:table-cell>
          <table:table-cell table:style-name="Tableau4.B2" office:value-type="string">
            <text:p text:style-name="P23"/>
            <text:p text:style-name="P22">06</text:p>
          </table:table-cell>
          <table:table-cell table:style-name="Tableau4.C2" office:value-type="string">
            <text:p text:style-name="P23"/>
            <text:p text:style-name="P22">07</text:p>
          </table:table-cell>
          <table:table-cell table:style-name="Tableau4.B2" office:value-type="string">
            <text:p text:style-name="P23"/>
            <text:p text:style-name="P22">08</text:p>
          </table:table-cell>
          <table:table-cell table:style-name="Tableau4.K2" office:value-type="string">
            <text:p text:style-name="P23"/>
            <text:p text:style-name="P22">09</text:p>
          </table:table-cell>
        </table:table-row>
        <table:table-row table:style-name="Tableau4.3">
          <table:table-cell table:style-name="Tableau4.A2" office:value-type="string">
            <text:p text:style-name="P47">Years</text:p>
          </table:table-cell>
          <table:table-cell table:style-name="Tableau4.B2" office:value-type="string">
            <text:p text:style-name="P24">All ages</text:p>
          </table:table-cell>
          <table:table-cell table:style-name="Tableau4.C2" office:value-type="string">
            <text:p text:style-name="P24">All ages</text:p>
          </table:table-cell>
          <table:table-cell table:style-name="Tableau4.B2" office:value-type="string">
            <text:p text:style-name="P24">All ages</text:p>
          </table:table-cell>
          <table:table-cell table:style-name="Tableau4.C2" office:value-type="string">
            <text:p text:style-name="P24">All ages</text:p>
          </table:table-cell>
          <table:table-cell table:style-name="Tableau4.B2" office:value-type="string">
            <text:p text:style-name="P24">All ages</text:p>
          </table:table-cell>
          <table:table-cell table:style-name="Tableau4.C2" office:value-type="string">
            <text:p text:style-name="P24">All ages</text:p>
          </table:table-cell>
          <table:table-cell table:style-name="Tableau4.B2" office:value-type="string">
            <text:p text:style-name="P24">All ages</text:p>
          </table:table-cell>
          <table:table-cell table:style-name="Tableau4.C2" office:value-type="string">
            <text:p text:style-name="P24">All ages</text:p>
          </table:table-cell>
          <table:table-cell table:style-name="Tableau4.B2" office:value-type="string">
            <text:p text:style-name="P24">All ages</text:p>
          </table:table-cell>
          <table:table-cell table:style-name="Tableau4.K2" office:value-type="string">
            <text:p text:style-name="P24">All ages</text:p>
          </table:table-cell>
        </table:table-row>
        <table:table-row table:style-name="Tableau4.3">
          <table:table-cell table:style-name="Tableau4.A2" office:value-type="string">
            <text:p text:style-name="P47">0</text:p>
          </table:table-cell>
          <table:table-cell table:style-name="Tableau4.B2" office:value-type="string">
            <text:p text:style-name="P24">0</text:p>
          </table:table-cell>
          <table:table-cell table:style-name="Tableau4.C2" office:value-type="string">
            <text:p text:style-name="P24">0</text:p>
          </table:table-cell>
          <table:table-cell table:style-name="Tableau4.B2" office:value-type="string">
            <text:p text:style-name="P24">0</text:p>
          </table:table-cell>
          <table:table-cell table:style-name="Tableau4.C2" office:value-type="string">
            <text:p text:style-name="P24">0</text:p>
          </table:table-cell>
          <table:table-cell table:style-name="Tableau4.B2" office:value-type="string">
            <text:p text:style-name="P24">0</text:p>
          </table:table-cell>
          <table:table-cell table:style-name="Tableau4.C2" office:value-type="string">
            <text:p text:style-name="P24">0</text:p>
          </table:table-cell>
          <table:table-cell table:style-name="Tableau4.B2" office:value-type="string">
            <text:p text:style-name="P24">0</text:p>
          </table:table-cell>
          <table:table-cell table:style-name="Tableau4.C2" office:value-type="string">
            <text:p text:style-name="P24">0</text:p>
          </table:table-cell>
          <table:table-cell table:style-name="Tableau4.B2" office:value-type="string">
            <text:p text:style-name="P24">0</text:p>
          </table:table-cell>
          <table:table-cell table:style-name="Tableau4.K2" office:value-type="string">
            <text:p text:style-name="P25"/>
          </table:table-cell>
        </table:table-row>
        <table:table-row table:style-name="Tableau4.3">
          <table:table-cell table:style-name="Tableau4.A2" office:value-type="string">
            <text:p text:style-name="P47">1</text:p>
          </table:table-cell>
          <table:table-cell table:style-name="Tableau4.B2" office:value-type="string">
            <text:p text:style-name="P24">1</text:p>
          </table:table-cell>
          <table:table-cell table:style-name="Tableau4.C2" office:value-type="string">
            <text:p text:style-name="P24">1</text:p>
          </table:table-cell>
          <table:table-cell table:style-name="Tableau4.B2" office:value-type="string">
            <text:p text:style-name="P24">1-4</text:p>
          </table:table-cell>
          <table:table-cell table:style-name="Tableau4.C2" office:value-type="string">
            <text:p text:style-name="P24">1</text:p>
          </table:table-cell>
          <table:table-cell table:style-name="Tableau4.B2" office:value-type="string">
            <text:p text:style-name="P24">1-4</text:p>
          </table:table-cell>
          <table:table-cell table:style-name="Tableau4.C2" office:value-type="string">
            <text:p text:style-name="P24">1-4</text:p>
          </table:table-cell>
          <table:table-cell table:style-name="Tableau4.B2" office:value-type="string">
            <text:p text:style-name="P24">1-4</text:p>
          </table:table-cell>
          <table:table-cell table:style-name="Tableau4.C2" office:value-type="string">
            <text:p text:style-name="P24">1-4</text:p>
          </table:table-cell>
          <table:table-cell table:style-name="Tableau4.B2" office:value-type="string">
            <text:p text:style-name="P24">1-4</text:p>
          </table:table-cell>
          <table:table-cell table:style-name="Tableau4.K2" office:value-type="string">
            <text:p text:style-name="P25"/>
          </table:table-cell>
        </table:table-row>
        <table:table-row table:style-name="Tableau4.3">
          <table:table-cell table:style-name="Tableau4.A2" office:value-type="string">
            <text:p text:style-name="P47">2</text:p>
          </table:table-cell>
          <table:table-cell table:style-name="Tableau4.B2" office:value-type="string">
            <text:p text:style-name="P24">2</text:p>
          </table:table-cell>
          <table:table-cell table:style-name="Tableau4.C2" office:value-type="string">
            <text:p text:style-name="P24">2</text:p>
          </table:table-cell>
          <table:table-cell table:style-name="Tableau4.B2" office:value-type="string">
            <text:p text:style-name="P25"/>
          </table:table-cell>
          <table:table-cell table:style-name="Tableau4.C2" office:value-type="string">
            <text:p text:style-name="P24">2</text:p>
          </table:table-cell>
          <table:table-cell table:style-name="Tableau4.B2" office:value-type="string">
            <text:p text:style-name="P25"/>
          </table:table-cell>
          <table:table-cell table:style-name="Tableau4.C2" office:value-type="string">
            <text:p text:style-name="P25"/>
          </table:table-cell>
          <table:table-cell table:style-name="Tableau4.B2" office:value-type="string">
            <text:p text:style-name="P25"/>
          </table:table-cell>
          <table:table-cell table:style-name="Tableau4.C2" office:value-type="string">
            <text:p text:style-name="P25"/>
          </table:table-cell>
          <table:table-cell table:style-name="Tableau4.B2" office:value-type="string">
            <text:p text:style-name="P25"/>
          </table:table-cell>
          <table:table-cell table:style-name="Tableau4.K2" office:value-type="string">
            <text:p text:style-name="P24">N</text:p>
          </table:table-cell>
        </table:table-row>
        <table:table-row table:style-name="Tableau4.3">
          <table:table-cell table:style-name="Tableau4.A2" office:value-type="string">
            <text:p text:style-name="P47">3</text:p>
          </table:table-cell>
          <table:table-cell table:style-name="Tableau4.B2" office:value-type="string">
            <text:p text:style-name="P24">3</text:p>
          </table:table-cell>
          <table:table-cell table:style-name="Tableau4.C2" office:value-type="string">
            <text:p text:style-name="P24">3</text:p>
          </table:table-cell>
          <table:table-cell table:style-name="Tableau4.B2" office:value-type="string">
            <text:p text:style-name="P25"/>
          </table:table-cell>
          <table:table-cell table:style-name="Tableau4.C2" office:value-type="string">
            <text:p text:style-name="P24">3</text:p>
          </table:table-cell>
          <table:table-cell table:style-name="Tableau4.B2" office:value-type="string">
            <text:p text:style-name="P25"/>
          </table:table-cell>
          <table:table-cell table:style-name="Tableau4.C2" office:value-type="string">
            <text:p text:style-name="P25"/>
          </table:table-cell>
          <table:table-cell table:style-name="Tableau4.B2" office:value-type="string">
            <text:p text:style-name="P25"/>
          </table:table-cell>
          <table:table-cell table:style-name="Tableau4.C2" office:value-type="string">
            <text:p text:style-name="P25"/>
          </table:table-cell>
          <table:table-cell table:style-name="Tableau4.B2" office:value-type="string">
            <text:p text:style-name="P25"/>
          </table:table-cell>
          <table:table-cell table:style-name="Tableau4.K2" office:value-type="string">
            <text:p text:style-name="P24">O</text:p>
          </table:table-cell>
        </table:table-row>
        <table:table-row table:style-name="Tableau4.3">
          <table:table-cell table:style-name="Tableau4.A2" office:value-type="string">
            <text:p text:style-name="P47">4</text:p>
          </table:table-cell>
          <table:table-cell table:style-name="Tableau4.B2" office:value-type="string">
            <text:p text:style-name="P24">4</text:p>
          </table:table-cell>
          <table:table-cell table:style-name="Tableau4.C2" office:value-type="string">
            <text:p text:style-name="P24">4</text:p>
          </table:table-cell>
          <table:table-cell table:style-name="Tableau4.B2" office:value-type="string">
            <text:p text:style-name="P25"/>
          </table:table-cell>
          <table:table-cell table:style-name="Tableau4.C2" office:value-type="string">
            <text:p text:style-name="P24">4</text:p>
          </table:table-cell>
          <table:table-cell table:style-name="Tableau4.B2" office:value-type="string">
            <text:p text:style-name="P25"/>
          </table:table-cell>
          <table:table-cell table:style-name="Tableau4.C2" office:value-type="string">
            <text:p text:style-name="P25"/>
          </table:table-cell>
          <table:table-cell table:style-name="Tableau4.B2" office:value-type="string">
            <text:p text:style-name="P25"/>
          </table:table-cell>
          <table:table-cell table:style-name="Tableau4.C2" office:value-type="string">
            <text:p text:style-name="P25"/>
          </table:table-cell>
          <table:table-cell table:style-name="Tableau4.B2" office:value-type="string">
            <text:p text:style-name="P25"/>
          </table:table-cell>
          <table:table-cell table:style-name="Tableau4.K2" office:value-type="string">
            <text:p text:style-name="P25"/>
          </table:table-cell>
        </table:table-row>
        <table:table-row table:style-name="Tableau4.9">
          <table:table-cell table:style-name="Tableau4.A2" office:value-type="string">
            <text:p text:style-name="P47">5</text:p>
          </table:table-cell>
          <table:table-cell table:style-name="Tableau4.B2" office:value-type="string">
            <text:p text:style-name="P24">5-9</text:p>
          </table:table-cell>
          <table:table-cell table:style-name="Tableau4.C2" office:value-type="string">
            <text:p text:style-name="P24">5-9</text:p>
          </table:table-cell>
          <table:table-cell table:style-name="Tableau4.B2" office:value-type="string">
            <text:p text:style-name="P24">5-9</text:p>
          </table:table-cell>
          <table:table-cell table:style-name="Tableau4.C2" office:value-type="string">
            <text:p text:style-name="P24">5-9</text:p>
          </table:table-cell>
          <table:table-cell table:style-name="Tableau4.B2" office:value-type="string">
            <text:p text:style-name="P24">5-9</text:p>
          </table:table-cell>
          <table:table-cell table:style-name="Tableau4.C2" office:value-type="string">
            <text:p text:style-name="P24">5-9</text:p>
          </table:table-cell>
          <table:table-cell table:style-name="Tableau4.B2" office:value-type="string">
            <text:p text:style-name="P24">5-9</text:p>
          </table:table-cell>
          <table:table-cell table:style-name="Tableau4.C2" office:value-type="string">
            <text:p text:style-name="P24">5-14</text:p>
          </table:table-cell>
          <table:table-cell table:style-name="Tableau4.B2" office:value-type="string">
            <text:p text:style-name="P24">5-14</text:p>
          </table:table-cell>
          <table:table-cell table:style-name="Tableau4.K2" office:value-type="string">
            <text:p text:style-name="P24">A</text:p>
          </table:table-cell>
        </table:table-row>
        <table:table-row table:style-name="Tableau4.3">
          <table:table-cell table:style-name="Tableau4.A2" office:value-type="string">
            <text:p text:style-name="P47">10</text:p>
          </table:table-cell>
          <table:table-cell table:style-name="Tableau4.B2" office:value-type="string">
            <text:p text:style-name="P24">10-14</text:p>
          </table:table-cell>
          <table:table-cell table:style-name="Tableau4.C2" office:value-type="string">
            <text:p text:style-name="P24">10-14</text:p>
          </table:table-cell>
          <table:table-cell table:style-name="Tableau4.B2" office:value-type="string">
            <text:p text:style-name="P24">10-14</text:p>
          </table:table-cell>
          <table:table-cell table:style-name="Tableau4.C2" office:value-type="string">
            <text:p text:style-name="P24">10-14</text:p>
          </table:table-cell>
          <table:table-cell table:style-name="Tableau4.B2" office:value-type="string">
            <text:p text:style-name="P24">10-14</text:p>
          </table:table-cell>
          <table:table-cell table:style-name="Tableau4.C2" office:value-type="string">
            <text:p text:style-name="P24">10-14</text:p>
          </table:table-cell>
          <table:table-cell table:style-name="Tableau4.B2" office:value-type="string">
            <text:p text:style-name="P24">10-14</text:p>
          </table:table-cell>
          <table:table-cell table:style-name="Tableau4.C2" office:value-type="string">
            <text:p text:style-name="P25"/>
          </table:table-cell>
          <table:table-cell table:style-name="Tableau4.B2" office:value-type="string">
            <text:p text:style-name="P25"/>
          </table:table-cell>
          <table:table-cell table:style-name="Tableau4.K2" office:value-type="string">
            <text:p text:style-name="P24">G</text:p>
          </table:table-cell>
        </table:table-row>
        <table:table-row table:style-name="Tableau4.3">
          <table:table-cell table:style-name="Tableau4.A2" office:value-type="string">
            <text:p text:style-name="P47">15</text:p>
          </table:table-cell>
          <table:table-cell table:style-name="Tableau4.B2" office:value-type="string">
            <text:p text:style-name="P24">15-19</text:p>
          </table:table-cell>
          <table:table-cell table:style-name="Tableau4.C2" office:value-type="string">
            <text:p text:style-name="P24">15-19</text:p>
          </table:table-cell>
          <table:table-cell table:style-name="Tableau4.B2" office:value-type="string">
            <text:p text:style-name="P24">15-19</text:p>
          </table:table-cell>
          <table:table-cell table:style-name="Tableau4.C2" office:value-type="string">
            <text:p text:style-name="P24">15-19</text:p>
          </table:table-cell>
          <table:table-cell table:style-name="Tableau4.B2" office:value-type="string">
            <text:p text:style-name="P24">15-19</text:p>
          </table:table-cell>
          <table:table-cell table:style-name="Tableau4.C2" office:value-type="string">
            <text:p text:style-name="P24">15-19</text:p>
          </table:table-cell>
          <table:table-cell table:style-name="Tableau4.B2" office:value-type="string">
            <text:p text:style-name="P24">15-19</text:p>
          </table:table-cell>
          <table:table-cell table:style-name="Tableau4.C2" office:value-type="string">
            <text:p text:style-name="P24">15-24</text:p>
          </table:table-cell>
          <table:table-cell table:style-name="Tableau4.B2" office:value-type="string">
            <text:p text:style-name="P24">15-24</text:p>
          </table:table-cell>
          <table:table-cell table:style-name="Tableau4.K2" office:value-type="string">
            <text:p text:style-name="P24">E</text:p>
          </table:table-cell>
        </table:table-row>
        <table:table-row table:style-name="Tableau4.3">
          <table:table-cell table:style-name="Tableau4.A2" office:value-type="string">
            <text:p text:style-name="P47">20</text:p>
          </table:table-cell>
          <table:table-cell table:style-name="Tableau4.B2" office:value-type="string">
            <text:p text:style-name="P24">20-24</text:p>
          </table:table-cell>
          <table:table-cell table:style-name="Tableau4.C2" office:value-type="string">
            <text:p text:style-name="P24">20-24</text:p>
          </table:table-cell>
          <table:table-cell table:style-name="Tableau4.B2" office:value-type="string">
            <text:p text:style-name="P24">20-24</text:p>
          </table:table-cell>
          <table:table-cell table:style-name="Tableau4.C2" office:value-type="string">
            <text:p text:style-name="P24">20-24</text:p>
          </table:table-cell>
          <table:table-cell table:style-name="Tableau4.B2" office:value-type="string">
            <text:p text:style-name="P24">20-24</text:p>
          </table:table-cell>
          <table:table-cell table:style-name="Tableau4.C2" office:value-type="string">
            <text:p text:style-name="P24">20-24</text:p>
          </table:table-cell>
          <table:table-cell table:style-name="Tableau4.B2" office:value-type="string">
            <text:p text:style-name="P24">20-24</text:p>
          </table:table-cell>
          <table:table-cell table:style-name="Tableau4.C2" office:value-type="string">
            <text:p text:style-name="P25"/>
          </table:table-cell>
          <table:table-cell table:style-name="Tableau4.B2" office:value-type="string">
            <text:p text:style-name="P25"/>
          </table:table-cell>
          <table:table-cell table:style-name="Tableau4.K2" office:value-type="string">
            <text:p text:style-name="P25"/>
          </table:table-cell>
        </table:table-row>
        <table:table-row table:style-name="Tableau4.3">
          <table:table-cell table:style-name="Tableau4.A2" office:value-type="string">
            <text:p text:style-name="P47">25</text:p>
          </table:table-cell>
          <table:table-cell table:style-name="Tableau4.B2" office:value-type="string">
            <text:p text:style-name="P24">25-29</text:p>
          </table:table-cell>
          <table:table-cell table:style-name="Tableau4.C2" office:value-type="string">
            <text:p text:style-name="P24">25-29</text:p>
          </table:table-cell>
          <table:table-cell table:style-name="Tableau4.B2" office:value-type="string">
            <text:p text:style-name="P24">25-29</text:p>
          </table:table-cell>
          <table:table-cell table:style-name="Tableau4.C2" office:value-type="string">
            <text:p text:style-name="P24">25-29</text:p>
          </table:table-cell>
          <table:table-cell table:style-name="Tableau4.B2" office:value-type="string">
            <text:p text:style-name="P24">25-29</text:p>
          </table:table-cell>
          <table:table-cell table:style-name="Tableau4.C2" office:value-type="string">
            <text:p text:style-name="P24">25-29</text:p>
          </table:table-cell>
          <table:table-cell table:style-name="Tableau4.B2" office:value-type="string">
            <text:p text:style-name="P24">25-29</text:p>
          </table:table-cell>
          <table:table-cell table:style-name="Tableau4.C2" office:value-type="string">
            <text:p text:style-name="P24">25-34</text:p>
          </table:table-cell>
          <table:table-cell table:style-name="Tableau4.B2" office:value-type="string">
            <text:p text:style-name="P24">25-34</text:p>
          </table:table-cell>
          <table:table-cell table:style-name="Tableau4.K2" office:value-type="string">
            <text:p text:style-name="P24">D</text:p>
          </table:table-cell>
        </table:table-row>
        <table:table-row table:style-name="Tableau4.3">
          <table:table-cell table:style-name="Tableau4.A2" office:value-type="string">
            <text:p text:style-name="P47">30</text:p>
          </table:table-cell>
          <table:table-cell table:style-name="Tableau4.B2" office:value-type="string">
            <text:p text:style-name="P24">30-34</text:p>
          </table:table-cell>
          <table:table-cell table:style-name="Tableau4.C2" office:value-type="string">
            <text:p text:style-name="P24">30-34</text:p>
          </table:table-cell>
          <table:table-cell table:style-name="Tableau4.B2" office:value-type="string">
            <text:p text:style-name="P24">30-34</text:p>
          </table:table-cell>
          <table:table-cell table:style-name="Tableau4.C2" office:value-type="string">
            <text:p text:style-name="P24">30-34</text:p>
          </table:table-cell>
          <table:table-cell table:style-name="Tableau4.B2" office:value-type="string">
            <text:p text:style-name="P24">30-34</text:p>
          </table:table-cell>
          <table:table-cell table:style-name="Tableau4.C2" office:value-type="string">
            <text:p text:style-name="P24">30-34</text:p>
          </table:table-cell>
          <table:table-cell table:style-name="Tableau4.B2" office:value-type="string">
            <text:p text:style-name="P24">30-34</text:p>
          </table:table-cell>
          <table:table-cell table:style-name="Tableau4.C2" office:value-type="string">
            <text:p text:style-name="P25"/>
          </table:table-cell>
          <table:table-cell table:style-name="Tableau4.B2" office:value-type="string">
            <text:p text:style-name="P25"/>
          </table:table-cell>
          <table:table-cell table:style-name="Tableau4.K2" office:value-type="string">
            <text:p text:style-name="P24">I</text:p>
          </table:table-cell>
        </table:table-row>
        <table:table-row table:style-name="Tableau4.3">
          <table:table-cell table:style-name="Tableau4.A2" office:value-type="string">
            <text:p text:style-name="P47">35</text:p>
          </table:table-cell>
          <table:table-cell table:style-name="Tableau4.B2" office:value-type="string">
            <text:p text:style-name="P24">35-39</text:p>
          </table:table-cell>
          <table:table-cell table:style-name="Tableau4.C2" office:value-type="string">
            <text:p text:style-name="P24">35-39</text:p>
          </table:table-cell>
          <table:table-cell table:style-name="Tableau4.B2" office:value-type="string">
            <text:p text:style-name="P24">35-39</text:p>
          </table:table-cell>
          <table:table-cell table:style-name="Tableau4.C2" office:value-type="string">
            <text:p text:style-name="P24">35-39</text:p>
          </table:table-cell>
          <table:table-cell table:style-name="Tableau4.B2" office:value-type="string">
            <text:p text:style-name="P24">35-39</text:p>
          </table:table-cell>
          <table:table-cell table:style-name="Tableau4.C2" office:value-type="string">
            <text:p text:style-name="P24">35-39</text:p>
          </table:table-cell>
          <table:table-cell table:style-name="Tableau4.B2" office:value-type="string">
            <text:p text:style-name="P24">35-39</text:p>
          </table:table-cell>
          <table:table-cell table:style-name="Tableau4.C2" office:value-type="string">
            <text:p text:style-name="P24">35-44</text:p>
          </table:table-cell>
          <table:table-cell table:style-name="Tableau4.B2" office:value-type="string">
            <text:p text:style-name="P24">35-44</text:p>
          </table:table-cell>
          <table:table-cell table:style-name="Tableau4.K2" office:value-type="string">
            <text:p text:style-name="P24">S</text:p>
          </table:table-cell>
        </table:table-row>
        <table:table-row table:style-name="Tableau4.3">
          <table:table-cell table:style-name="Tableau4.A2" office:value-type="string">
            <text:p text:style-name="P47">40</text:p>
          </table:table-cell>
          <table:table-cell table:style-name="Tableau4.B2" office:value-type="string">
            <text:p text:style-name="P24">40-44</text:p>
          </table:table-cell>
          <table:table-cell table:style-name="Tableau4.C2" office:value-type="string">
            <text:p text:style-name="P24">40-44</text:p>
          </table:table-cell>
          <table:table-cell table:style-name="Tableau4.B2" office:value-type="string">
            <text:p text:style-name="P24">40-44</text:p>
          </table:table-cell>
          <table:table-cell table:style-name="Tableau4.C2" office:value-type="string">
            <text:p text:style-name="P24">40-44</text:p>
          </table:table-cell>
          <table:table-cell table:style-name="Tableau4.B2" office:value-type="string">
            <text:p text:style-name="P24">40-44</text:p>
          </table:table-cell>
          <table:table-cell table:style-name="Tableau4.C2" office:value-type="string">
            <text:p text:style-name="P24">40-44</text:p>
          </table:table-cell>
          <table:table-cell table:style-name="Tableau4.B2" office:value-type="string">
            <text:p text:style-name="P24">40-44</text:p>
          </table:table-cell>
          <table:table-cell table:style-name="Tableau4.C2" office:value-type="string">
            <text:p text:style-name="P25"/>
          </table:table-cell>
          <table:table-cell table:style-name="Tableau4.B2" office:value-type="string">
            <text:p text:style-name="P25"/>
          </table:table-cell>
          <table:table-cell table:style-name="Tableau4.K2" office:value-type="string">
            <text:p text:style-name="P24">T</text:p>
          </table:table-cell>
        </table:table-row>
        <table:table-row table:style-name="Tableau4.3">
          <table:table-cell table:style-name="Tableau4.A2" office:value-type="string">
            <text:p text:style-name="P47">45</text:p>
          </table:table-cell>
          <table:table-cell table:style-name="Tableau4.B2" office:value-type="string">
            <text:p text:style-name="P24">45-49</text:p>
          </table:table-cell>
          <table:table-cell table:style-name="Tableau4.C2" office:value-type="string">
            <text:p text:style-name="P24">45-49</text:p>
          </table:table-cell>
          <table:table-cell table:style-name="Tableau4.B2" office:value-type="string">
            <text:p text:style-name="P24">45-49</text:p>
          </table:table-cell>
          <table:table-cell table:style-name="Tableau4.C2" office:value-type="string">
            <text:p text:style-name="P24">45-49</text:p>
          </table:table-cell>
          <table:table-cell table:style-name="Tableau4.B2" office:value-type="string">
            <text:p text:style-name="P24">45-49</text:p>
          </table:table-cell>
          <table:table-cell table:style-name="Tableau4.C2" office:value-type="string">
            <text:p text:style-name="P24">45-49</text:p>
          </table:table-cell>
          <table:table-cell table:style-name="Tableau4.B2" office:value-type="string">
            <text:p text:style-name="P24">45-49</text:p>
          </table:table-cell>
          <table:table-cell table:style-name="Tableau4.C2" office:value-type="string">
            <text:p text:style-name="P24">45-54</text:p>
          </table:table-cell>
          <table:table-cell table:style-name="Tableau4.B2" office:value-type="string">
            <text:p text:style-name="P24">45-54</text:p>
          </table:table-cell>
          <table:table-cell table:style-name="Tableau4.K2" office:value-type="string">
            <text:p text:style-name="P24">R</text:p>
          </table:table-cell>
        </table:table-row>
        <table:table-row table:style-name="Tableau4.3">
          <table:table-cell table:style-name="Tableau4.A2" office:value-type="string">
            <text:p text:style-name="P47">50</text:p>
          </table:table-cell>
          <table:table-cell table:style-name="Tableau4.B2" office:value-type="string">
            <text:p text:style-name="P24">50-54</text:p>
          </table:table-cell>
          <table:table-cell table:style-name="Tableau4.C2" office:value-type="string">
            <text:p text:style-name="P24">50-54</text:p>
          </table:table-cell>
          <table:table-cell table:style-name="Tableau4.B2" office:value-type="string">
            <text:p text:style-name="P24">50-54</text:p>
          </table:table-cell>
          <table:table-cell table:style-name="Tableau4.C2" office:value-type="string">
            <text:p text:style-name="P24">50-54</text:p>
          </table:table-cell>
          <table:table-cell table:style-name="Tableau4.B2" office:value-type="string">
            <text:p text:style-name="P24">50-54</text:p>
          </table:table-cell>
          <table:table-cell table:style-name="Tableau4.C2" office:value-type="string">
            <text:p text:style-name="P24">50-54</text:p>
          </table:table-cell>
          <table:table-cell table:style-name="Tableau4.B2" office:value-type="string">
            <text:p text:style-name="P24">50-54</text:p>
          </table:table-cell>
          <table:table-cell table:style-name="Tableau4.C2" office:value-type="string">
            <text:p text:style-name="P25"/>
          </table:table-cell>
          <table:table-cell table:style-name="Tableau4.B2" office:value-type="string">
            <text:p text:style-name="P25"/>
          </table:table-cell>
          <table:table-cell table:style-name="Tableau4.K2" office:value-type="string">
            <text:p text:style-name="P24">I</text:p>
          </table:table-cell>
        </table:table-row>
        <table:table-row table:style-name="Tableau4.3">
          <table:table-cell table:style-name="Tableau4.A2" office:value-type="string">
            <text:p text:style-name="P47">55</text:p>
          </table:table-cell>
          <table:table-cell table:style-name="Tableau4.B2" office:value-type="string">
            <text:p text:style-name="P24">55-59</text:p>
          </table:table-cell>
          <table:table-cell table:style-name="Tableau4.C2" office:value-type="string">
            <text:p text:style-name="P24">55-59</text:p>
          </table:table-cell>
          <table:table-cell table:style-name="Tableau4.B2" office:value-type="string">
            <text:p text:style-name="P24">55-59</text:p>
          </table:table-cell>
          <table:table-cell table:style-name="Tableau4.C2" office:value-type="string">
            <text:p text:style-name="P24">55-59</text:p>
          </table:table-cell>
          <table:table-cell table:style-name="Tableau4.B2" office:value-type="string">
            <text:p text:style-name="P24">55-59</text:p>
          </table:table-cell>
          <table:table-cell table:style-name="Tableau4.C2" office:value-type="string">
            <text:p text:style-name="P24">55-59</text:p>
          </table:table-cell>
          <table:table-cell table:style-name="Tableau4.B2" office:value-type="string">
            <text:p text:style-name="P24">55-59</text:p>
          </table:table-cell>
          <table:table-cell table:style-name="Tableau4.C2" office:value-type="string">
            <text:p text:style-name="P24">55-64</text:p>
          </table:table-cell>
          <table:table-cell table:style-name="Tableau4.B2" office:value-type="string">
            <text:p text:style-name="P24">55-64</text:p>
          </table:table-cell>
          <table:table-cell table:style-name="Tableau4.K2" office:value-type="string">
            <text:p text:style-name="P24">B</text:p>
          </table:table-cell>
        </table:table-row>
        <table:table-row table:style-name="Tableau4.3">
          <table:table-cell table:style-name="Tableau4.A2" office:value-type="string">
            <text:p text:style-name="P47">60</text:p>
          </table:table-cell>
          <table:table-cell table:style-name="Tableau4.B2" office:value-type="string">
            <text:p text:style-name="P24">60-64</text:p>
          </table:table-cell>
          <table:table-cell table:style-name="Tableau4.C2" office:value-type="string">
            <text:p text:style-name="P24">60-64</text:p>
          </table:table-cell>
          <table:table-cell table:style-name="Tableau4.B2" office:value-type="string">
            <text:p text:style-name="P24">60-64</text:p>
          </table:table-cell>
          <table:table-cell table:style-name="Tableau4.C2" office:value-type="string">
            <text:p text:style-name="P24">60-64</text:p>
          </table:table-cell>
          <table:table-cell table:style-name="Tableau4.B2" office:value-type="string">
            <text:p text:style-name="P24">60-64</text:p>
          </table:table-cell>
          <table:table-cell table:style-name="Tableau4.C2" office:value-type="string">
            <text:p text:style-name="P24">60-64</text:p>
          </table:table-cell>
          <table:table-cell table:style-name="Tableau4.B2" office:value-type="string">
            <text:p text:style-name="P24">60-64</text:p>
          </table:table-cell>
          <table:table-cell table:style-name="Tableau4.C2" office:value-type="string">
            <text:p text:style-name="P25"/>
          </table:table-cell>
          <table:table-cell table:style-name="Tableau4.B2" office:value-type="string">
            <text:p text:style-name="P25"/>
          </table:table-cell>
          <table:table-cell table:style-name="Tableau4.K2" office:value-type="string">
            <text:p text:style-name="P24">U</text:p>
          </table:table-cell>
        </table:table-row>
        <table:table-row table:style-name="Tableau4.3">
          <table:table-cell table:style-name="Tableau4.A2" office:value-type="string">
            <text:p text:style-name="P47">65</text:p>
          </table:table-cell>
          <table:table-cell table:style-name="Tableau4.B2" office:value-type="string">
            <text:p text:style-name="P24">65-69</text:p>
          </table:table-cell>
          <table:table-cell table:style-name="Tableau4.C2" office:value-type="string">
            <text:p text:style-name="P24">65-69</text:p>
          </table:table-cell>
          <table:table-cell table:style-name="Tableau4.B2" office:value-type="string">
            <text:p text:style-name="P24">65-69</text:p>
          </table:table-cell>
          <table:table-cell table:style-name="Tableau4.C2" office:value-type="string">
            <text:p text:style-name="P24">65-69</text:p>
          </table:table-cell>
          <table:table-cell table:style-name="Tableau4.B2" office:value-type="string">
            <text:p text:style-name="P24">65-69</text:p>
          </table:table-cell>
          <table:table-cell table:style-name="Tableau4.C2" office:value-type="string">
            <text:p text:style-name="P24">65-69</text:p>
          </table:table-cell>
          <table:table-cell table:style-name="Tableau4.B2" office:value-type="string">
            <text:p text:style-name="P24">65 &amp;+</text:p>
          </table:table-cell>
          <table:table-cell table:style-name="Tableau4.C2" office:value-type="string">
            <text:p text:style-name="P24">65-74</text:p>
          </table:table-cell>
          <table:table-cell table:style-name="Tableau4.B2" office:value-type="string">
            <text:p text:style-name="P24">65 &amp;+</text:p>
          </table:table-cell>
          <table:table-cell table:style-name="Tableau4.K2" office:value-type="string">
            <text:p text:style-name="P24">T</text:p>
          </table:table-cell>
        </table:table-row>
        <table:table-row table:style-name="Tableau4.3">
          <table:table-cell table:style-name="Tableau4.A2" office:value-type="string">
            <text:p text:style-name="P47">70</text:p>
          </table:table-cell>
          <table:table-cell table:style-name="Tableau4.B2" office:value-type="string">
            <text:p text:style-name="P24">70-74</text:p>
          </table:table-cell>
          <table:table-cell table:style-name="Tableau4.C2" office:value-type="string">
            <text:p text:style-name="P24">70-74</text:p>
          </table:table-cell>
          <table:table-cell table:style-name="Tableau4.B2" office:value-type="string">
            <text:p text:style-name="P24">70-74</text:p>
          </table:table-cell>
          <table:table-cell table:style-name="Tableau4.C2" office:value-type="string">
            <text:p text:style-name="P24">70-74</text:p>
          </table:table-cell>
          <table:table-cell table:style-name="Tableau4.B2" office:value-type="string">
            <text:p text:style-name="P24">70-74</text:p>
          </table:table-cell>
          <table:table-cell table:style-name="Tableau4.C2" office:value-type="string">
            <text:p text:style-name="P24">70 &amp;+</text:p>
          </table:table-cell>
          <table:table-cell table:style-name="Tableau4.B2" office:value-type="string">
            <text:p text:style-name="P25"/>
          </table:table-cell>
          <table:table-cell table:style-name="Tableau4.C2" office:value-type="string">
            <text:p text:style-name="P25"/>
          </table:table-cell>
          <table:table-cell table:style-name="Tableau4.B2" office:value-type="string">
            <text:p text:style-name="P25"/>
          </table:table-cell>
          <table:table-cell table:style-name="Tableau4.K2" office:value-type="string">
            <text:p text:style-name="P24">I</text:p>
          </table:table-cell>
        </table:table-row>
        <table:table-row table:style-name="Tableau4.3">
          <table:table-cell table:style-name="Tableau4.A2" office:value-type="string">
            <text:p text:style-name="P47">75</text:p>
          </table:table-cell>
          <table:table-cell table:style-name="Tableau4.B2" office:value-type="string">
            <text:p text:style-name="P24">75-79</text:p>
          </table:table-cell>
          <table:table-cell table:style-name="Tableau4.C2" office:value-type="string">
            <text:p text:style-name="P24">75-79</text:p>
          </table:table-cell>
          <table:table-cell table:style-name="Tableau4.B2" office:value-type="string">
            <text:p text:style-name="P24">75-79</text:p>
          </table:table-cell>
          <table:table-cell table:style-name="Tableau4.C2" office:value-type="string">
            <text:p text:style-name="P24">75 &amp;+</text:p>
          </table:table-cell>
          <table:table-cell table:style-name="Tableau4.B2" office:value-type="string">
            <text:p text:style-name="P24">75 &amp;+</text:p>
          </table:table-cell>
          <table:table-cell table:style-name="Tableau4.C2" office:value-type="string">
            <text:p text:style-name="P25"/>
          </table:table-cell>
          <table:table-cell table:style-name="Tableau4.B2" office:value-type="string">
            <text:p text:style-name="P25"/>
          </table:table-cell>
          <table:table-cell table:style-name="Tableau4.C2" office:value-type="string">
            <text:p text:style-name="P24">75 &amp;+</text:p>
          </table:table-cell>
          <table:table-cell table:style-name="Tableau4.B2" office:value-type="string">
            <text:p text:style-name="P25"/>
          </table:table-cell>
          <table:table-cell table:style-name="Tableau4.K2" office:value-type="string">
            <text:p text:style-name="P24">O</text:p>
          </table:table-cell>
        </table:table-row>
        <table:table-row table:style-name="Tableau4.3">
          <table:table-cell table:style-name="Tableau4.A2" office:value-type="string">
            <text:p text:style-name="P47">80</text:p>
          </table:table-cell>
          <table:table-cell table:style-name="Tableau4.B2" office:value-type="string">
            <text:p text:style-name="P24">80-84</text:p>
          </table:table-cell>
          <table:table-cell table:style-name="Tableau4.C2" office:value-type="string">
            <text:p text:style-name="P24">80-84</text:p>
          </table:table-cell>
          <table:table-cell table:style-name="Tableau4.B2" office:value-type="string">
            <text:p text:style-name="P24">80-84</text:p>
          </table:table-cell>
          <table:table-cell table:style-name="Tableau4.C2" office:value-type="string">
            <text:p text:style-name="P25"/>
          </table:table-cell>
          <table:table-cell table:style-name="Tableau4.B2" office:value-type="string">
            <text:p text:style-name="P25"/>
          </table:table-cell>
          <table:table-cell table:style-name="Tableau4.C2" office:value-type="string">
            <text:p text:style-name="P25"/>
          </table:table-cell>
          <table:table-cell table:style-name="Tableau4.B2" office:value-type="string">
            <text:p text:style-name="P25"/>
          </table:table-cell>
          <table:table-cell table:style-name="Tableau4.C2" office:value-type="string">
            <text:p text:style-name="P25"/>
          </table:table-cell>
          <table:table-cell table:style-name="Tableau4.B2" office:value-type="string">
            <text:p text:style-name="P25"/>
          </table:table-cell>
          <table:table-cell table:style-name="Tableau4.K2" office:value-type="string">
            <text:p text:style-name="P24">N</text:p>
          </table:table-cell>
        </table:table-row>
        <table:table-row table:style-name="Tableau4.3">
          <table:table-cell table:style-name="Tableau4.A2" office:value-type="string">
            <text:p text:style-name="P47">85</text:p>
          </table:table-cell>
          <table:table-cell table:style-name="Tableau4.B2" office:value-type="string">
            <text:p text:style-name="P24">85-89</text:p>
          </table:table-cell>
          <table:table-cell table:style-name="Tableau4.C2" office:value-type="string">
            <text:p text:style-name="P24">85 &amp;+</text:p>
          </table:table-cell>
          <table:table-cell table:style-name="Tableau4.B2" office:value-type="string">
            <text:p text:style-name="P24">85 &amp;+</text:p>
          </table:table-cell>
          <table:table-cell table:style-name="Tableau4.C2" office:value-type="string">
            <text:p text:style-name="P25"/>
          </table:table-cell>
          <table:table-cell table:style-name="Tableau4.B2" office:value-type="string">
            <text:p text:style-name="P25"/>
          </table:table-cell>
          <table:table-cell table:style-name="Tableau4.C2" office:value-type="string">
            <text:p text:style-name="P25"/>
          </table:table-cell>
          <table:table-cell table:style-name="Tableau4.B2" office:value-type="string">
            <text:p text:style-name="P25"/>
          </table:table-cell>
          <table:table-cell table:style-name="Tableau4.C2" office:value-type="string">
            <text:p text:style-name="P25"/>
          </table:table-cell>
          <table:table-cell table:style-name="Tableau4.B2" office:value-type="string">
            <text:p text:style-name="P25"/>
          </table:table-cell>
          <table:table-cell table:style-name="Tableau4.K2" office:value-type="string">
            <text:p text:style-name="P25"/>
          </table:table-cell>
        </table:table-row>
        <table:table-row table:style-name="Tableau4.3">
          <table:table-cell table:style-name="Tableau4.A2" office:value-type="string">
            <text:p text:style-name="P47">90</text:p>
          </table:table-cell>
          <table:table-cell table:style-name="Tableau4.B2" office:value-type="string">
            <text:p text:style-name="P24">90-94</text:p>
          </table:table-cell>
          <table:table-cell table:style-name="Tableau4.C2" office:value-type="string">
            <text:p text:style-name="P25"/>
          </table:table-cell>
          <table:table-cell table:style-name="Tableau4.B2" office:value-type="string">
            <text:p text:style-name="P25"/>
          </table:table-cell>
          <table:table-cell table:style-name="Tableau4.C2" office:value-type="string">
            <text:p text:style-name="P25"/>
          </table:table-cell>
          <table:table-cell table:style-name="Tableau4.B2" office:value-type="string">
            <text:p text:style-name="P25"/>
          </table:table-cell>
          <table:table-cell table:style-name="Tableau4.C2" office:value-type="string">
            <text:p text:style-name="P25"/>
          </table:table-cell>
          <table:table-cell table:style-name="Tableau4.B2" office:value-type="string">
            <text:p text:style-name="P25"/>
          </table:table-cell>
          <table:table-cell table:style-name="Tableau4.C2" office:value-type="string">
            <text:p text:style-name="P25"/>
          </table:table-cell>
          <table:table-cell table:style-name="Tableau4.B2" office:value-type="string">
            <text:p text:style-name="P25"/>
          </table:table-cell>
          <table:table-cell table:style-name="Tableau4.K2" office:value-type="string">
            <text:p text:style-name="P25"/>
          </table:table-cell>
        </table:table-row>
        <table:table-row table:style-name="Tableau4.3">
          <table:table-cell table:style-name="Tableau4.A2" office:value-type="string">
            <text:p text:style-name="P47">95</text:p>
          </table:table-cell>
          <table:table-cell table:style-name="Tableau4.B2" office:value-type="string">
            <text:p text:style-name="P24">95 &amp;+</text:p>
          </table:table-cell>
          <table:table-cell table:style-name="Tableau4.C2" office:value-type="string">
            <text:p text:style-name="P25"/>
          </table:table-cell>
          <table:table-cell table:style-name="Tableau4.B2" office:value-type="string">
            <text:p text:style-name="P25"/>
          </table:table-cell>
          <table:table-cell table:style-name="Tableau4.C2" office:value-type="string">
            <text:p text:style-name="P25"/>
          </table:table-cell>
          <table:table-cell table:style-name="Tableau4.B2" office:value-type="string">
            <text:p text:style-name="P25"/>
          </table:table-cell>
          <table:table-cell table:style-name="Tableau4.C2" office:value-type="string">
            <text:p text:style-name="P25"/>
          </table:table-cell>
          <table:table-cell table:style-name="Tableau4.B2" office:value-type="string">
            <text:p text:style-name="P25"/>
          </table:table-cell>
          <table:table-cell table:style-name="Tableau4.C2" office:value-type="string">
            <text:p text:style-name="P25"/>
          </table:table-cell>
          <table:table-cell table:style-name="Tableau4.B2" office:value-type="string">
            <text:p text:style-name="P25"/>
          </table:table-cell>
          <table:table-cell table:style-name="Tableau4.K2" office:value-type="string">
            <text:p text:style-name="P25"/>
          </table:table-cell>
        </table:table-row>
        <table:table-row table:style-name="Tableau4.28">
          <table:table-cell table:style-name="Tableau4.A28" office:value-type="string">
            <text:p text:style-name="P47">Unknown</text:p>
          </table:table-cell>
          <table:table-cell table:style-name="Tableau4.B28" office:value-type="string">
            <text:p text:style-name="P24">Unknown</text:p>
          </table:table-cell>
          <table:table-cell table:style-name="Tableau4.C28" office:value-type="string">
            <text:p text:style-name="P24">Unknown</text:p>
          </table:table-cell>
          <table:table-cell table:style-name="Tableau4.D28" office:value-type="string">
            <text:p text:style-name="P24">Unknown</text:p>
          </table:table-cell>
          <table:table-cell table:style-name="Tableau4.C28" office:value-type="string">
            <text:p text:style-name="P24">Unknown</text:p>
          </table:table-cell>
          <table:table-cell table:style-name="Tableau4.F28" office:value-type="string">
            <text:p text:style-name="P24">Unknown</text:p>
          </table:table-cell>
          <table:table-cell table:style-name="Tableau4.C28" office:value-type="string">
            <text:p text:style-name="P24">Unknown</text:p>
          </table:table-cell>
          <table:table-cell table:style-name="Tableau4.H28" office:value-type="string">
            <text:p text:style-name="P24">Unknown</text:p>
          </table:table-cell>
          <table:table-cell table:style-name="Tableau4.C28" office:value-type="string">
            <text:p text:style-name="P24">Unknown</text:p>
          </table:table-cell>
          <table:table-cell table:style-name="Tableau4.J28" office:value-type="string">
            <text:p text:style-name="P24">Unknown</text:p>
          </table:table-cell>
          <table:table-cell table:style-name="Tableau4.K28" office:value-type="string">
            <text:p text:style-name="P25"/>
          </table:table-cell>
        </table:table-row>
      </table:table>
      <text:p text:style-name="P2"/>
      <text:p text:style-name="P62">Age-group format for breakdown of infant deaths (0 year)</text:p>
      <text:p text:style-name="Body_20_Text_20_2">(If countries are not using standard age groups (Format code 01) the data for infant deaths must be recorded under the first of the combined age groups; the unused part is left blank.)</text:p>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48"/>
            <text:p text:style-name="P46"><text:span text:style-name="T4">Format number</text:span><text:span text:style-name="T7"></text:span><text:span text:style-name="T4"> </text:span></text:p>
          </table:table-cell>
          <table:table-cell table:style-name="Tableau5.B1" office:value-type="string">
            <text:p text:style-name="P28"/>
            <text:p text:style-name="P27">01</text:p>
          </table:table-cell>
          <table:table-cell table:style-name="Tableau5.C1" office:value-type="string">
            <text:p text:style-name="P28"/>
            <text:p text:style-name="P27">02</text:p>
          </table:table-cell>
          <table:table-cell table:style-name="Tableau5.D1" office:value-type="string">
            <text:p text:style-name="P30"/>
            <text:p text:style-name="P29">08</text:p>
          </table:table-cell>
        </table:table-row>
        <table:table-row table:style-name="Tableau5.2">
          <table:table-cell table:style-name="Tableau5.A1" office:value-type="string">
            <text:p text:style-name="P32">0day</text:p>
          </table:table-cell>
          <table:table-cell table:style-name="Tableau5.B1" office:value-type="string">
            <text:p text:style-name="P32">0 day</text:p>
          </table:table-cell>
          <table:table-cell table:style-name="Tableau5.C1" office:value-type="string">
            <text:p text:style-name="P32">0-6 days</text:p>
          </table:table-cell>
          <table:table-cell table:style-name="Tableau5.D2" office:value-type="string">
            <text:p text:style-name="P33">0-365 days</text:p>
          </table:table-cell>
        </table:table-row>
        <table:table-row table:style-name="Tableau5.2">
          <table:table-cell table:style-name="Tableau5.A1" office:value-type="string">
            <text:p text:style-name="P32">1-6day</text:p>
          </table:table-cell>
          <table:table-cell table:style-name="Tableau5.B1" office:value-type="string">
            <text:p text:style-name="P32">1-6 days</text:p>
          </table:table-cell>
          <table:table-cell table:style-name="Tableau5.B1" office:value-type="string">
            <text:p text:style-name="P35"/>
          </table:table-cell>
          <table:table-cell table:style-name="Tableau5.D3" office:value-type="string">
            <text:p text:style-name="P34"/>
          </table:table-cell>
        </table:table-row>
        <table:table-row table:style-name="Tableau5.2">
          <table:table-cell table:style-name="Tableau5.A1" office:value-type="string">
            <text:p text:style-name="P32">7-27 days</text:p>
          </table:table-cell>
          <table:table-cell table:style-name="Tableau5.B1" office:value-type="string">
            <text:p text:style-name="P32">7-27 days</text:p>
          </table:table-cell>
          <table:table-cell table:style-name="Tableau5.B1" office:value-type="string">
            <text:p text:style-name="P32">7-27days</text:p>
          </table:table-cell>
          <table:table-cell table:style-name="Tableau5.D4" office:value-type="string">
            <text:p text:style-name="P34"/>
          </table:table-cell>
        </table:table-row>
        <table:table-row table:style-name="Tableau5.2">
          <table:table-cell table:style-name="Tableau5.A1" office:value-type="string">
            <text:p text:style-name="P32">28-365 days</text:p>
          </table:table-cell>
          <table:table-cell table:style-name="Tableau5.B1" office:value-type="string">
            <text:p text:style-name="P32">28-365 days</text:p>
          </table:table-cell>
          <table:table-cell table:style-name="Tableau5.B1" office:value-type="string">
            <text:p text:style-name="P32">28-365 days</text:p>
          </table:table-cell>
          <table:table-cell table:style-name="Tableau5.D5" office:value-type="string">
            <text:p text:style-name="P34"/>
          </table:table-cell>
        </table:table-row>
      </table:table>
      <text:p text:style-name="P84"/>
      <text:p text:style-name="P85">Annex Table 2</text:p>
      <text:p text:style-name="P10"/>
      <text:h text:style-name="P80" text:outline-level="4">Field “Admin1”</text:h>
      <text:p text:style-name="P10"/>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10">Country</text:p>
          </table:table-cell>
          <table:table-cell table:style-name="Tableau6.A1" office:value-type="string">
            <text:h text:style-name="P83" text:outline-level="4">Admin1</text:h>
          </table:table-cell>
          <table:table-cell table:style-name="Tableau6.C1" office:value-type="string">
            <text:p text:style-name="P10">Description</text:p>
          </table:table-cell>
        </table:table-row>
        <table:table-row table:style-name="Tableau6.1">
          <table:table-cell table:style-name="Tableau6.A1" office:value-type="string">
            <text:p text:style-name="P7">2070</text:p>
          </table:table-cell>
          <table:table-cell table:style-name="Tableau6.A1" office:value-type="string">
            <text:p text:style-name="P7">901</text:p>
          </table:table-cell>
          <table:table-cell table:style-name="Tableau6.C1" office:value-type="string">
            <text:p text:style-name="P7">North and North-East</text:p>
          </table:table-cell>
        </table:table-row>
        <table:table-row table:style-name="Tableau6.1">
          <table:table-cell table:style-name="Tableau6.A1" office:value-type="string">
            <text:p text:style-name="P7">2070</text:p>
          </table:table-cell>
          <table:table-cell table:style-name="Tableau6.A1" office:value-type="string">
            <text:p text:style-name="P7">902</text:p>
          </table:table-cell>
          <table:table-cell table:style-name="Tableau6.C1" office:value-type="string">
            <text:p text:style-name="P7">South, South-East and Central West</text:p>
          </table:table-cell>
        </table:table-row>
        <table:table-row table:style-name="Tableau6.1">
          <table:table-cell table:style-name="Tableau6.A1" office:value-type="string">
            <text:p text:style-name="P14">2350</text:p>
          </table:table-cell>
          <table:table-cell table:style-name="Tableau6.A1" office:value-type="string">
            <text:p text:style-name="P14">901</text:p>
          </table:table-cell>
          <table:table-cell table:style-name="Tableau6.C1" office:value-type="string">
            <text:p text:style-name="P14">Former Canal Zone</text:p>
          </table:table-cell>
        </table:table-row>
        <table:table-row table:style-name="Tableau6.1">
          <table:table-cell table:style-name="Tableau6.A1" office:value-type="string">
            <text:p text:style-name="P7">3150</text:p>
          </table:table-cell>
          <table:table-cell table:style-name="Tableau6.A1" office:value-type="string">
            <text:p text:style-name="P7">901</text:p>
          </table:table-cell>
          <table:table-cell table:style-name="Tableau6.C1" office:value-type="string">
            <text:p text:style-name="P7">Jewish Population</text:p>
          </table:table-cell>
        </table:table-row>
      </table:table>
      <text:p text:style-name="Standard"/>
      <text:h text:style-name="P80" text:outline-level="4">Field “Subdiv”</text:h>
      <text:p text:style-name="P10"/>
      <table:table table:name="Tableau7" table:style-name="Tableau7">
        <table:table-column table:style-name="Tableau7.A"/>
        <table:table-column table:style-name="Tableau7.B"/>
        <table:table-row table:style-name="Tableau7.1">
          <table:table-cell table:style-name="Tableau7.A1" office:value-type="string">
            <text:p text:style-name="P10">Subdiv</text:p>
          </table:table-cell>
          <table:table-cell table:style-name="Tableau7.B1" office:value-type="string">
            <text:p text:style-name="P10">Description</text:p>
          </table:table-cell>
        </table:table-row>
        <table:table-row table:style-name="Tableau7.1">
          <table:table-cell table:style-name="Tableau7.A1" office:value-type="string">
            <text:p text:style-name="P7">A10</text:p>
          </table:table-cell>
          <table:table-cell table:style-name="Tableau7.B1" office:value-type="string">
            <text:p text:style-name="P7">Survey</text:p>
          </table:table-cell>
        </table:table-row>
        <table:table-row table:style-name="Tableau7.1">
          <table:table-cell table:style-name="Tableau7.A1" office:value-type="string">
            <text:p text:style-name="P7">A20</text:p>
          </table:table-cell>
          <table:table-cell table:style-name="Tableau7.B1" office:value-type="string">
            <text:p text:style-name="P7">Reporting Areas</text:p>
          </table:table-cell>
        </table:table-row>
        <table:table-row table:style-name="Tableau7.1">
          <table:table-cell table:style-name="Tableau7.A1" office:value-type="string">
            <text:p text:style-name="P7">A30</text:p>
          </table:table-cell>
          <table:table-cell table:style-name="Tableau7.B1" office:value-type="string">
            <text:p text:style-name="P7">Part</text:p>
          </table:table-cell>
        </table:table-row>
        <table:table-row table:style-name="Tableau7.1">
          <table:table-cell table:style-name="Tableau7.A1" office:value-type="string">
            <text:p text:style-name="P7">A35</text:p>
          </table:table-cell>
          <table:table-cell table:style-name="Tableau7.B1" office:value-type="string">
            <text:p text:style-name="P7">Selected Urban and Rural Areas</text:p>
          </table:table-cell>
        </table:table-row>
        <table:table-row table:style-name="Tableau7.1">
          <table:table-cell table:style-name="Tableau7.A1" office:value-type="string">
            <text:p text:style-name="P7">A41</text:p>
          </table:table-cell>
          <table:table-cell table:style-name="Tableau7.B1" office:value-type="string">
            <text:p text:style-name="P7">Selected Rural Areas</text:p>
          </table:table-cell>
        </table:table-row>
        <table:table-row table:style-name="Tableau7.1">
          <table:table-cell table:style-name="Tableau7.A1" office:value-type="string">
            <text:p text:style-name="P7">A51</text:p>
          </table:table-cell>
          <table:table-cell table:style-name="Tableau7.B1" office:value-type="string">
            <text:p text:style-name="P7">Selected Urban Areas</text:p>
          </table:table-cell>
        </table:table-row>
        <table:table-row table:style-name="Tableau7.1">
          <table:table-cell table:style-name="Tableau7.A1" office:value-type="string">
            <text:p text:style-name="P7">A70</text:p>
          </table:table-cell>
          <table:table-cell table:style-name="Tableau7.B1" office:value-type="string">
            <text:p text:style-name="P7">Cities</text:p>
          </table:table-cell>
        </table:table-row>
        <table:table-row table:style-name="Tableau7.1">
          <table:table-cell table:style-name="Tableau7.A1" office:value-type="string">
            <text:p text:style-name="P7">A80</text:p>
          </table:table-cell>
          <table:table-cell table:style-name="Tableau7.B1" office:value-type="string">
            <text:p text:style-name="P7">Certified Deaths</text:p>
          </table:table-cell>
        </table:table-row>
      </table:table>
      <text:p text:style-name="P7"/>
      <text:h text:style-name="P80" text:outline-level="4">Field “List” (Consult Part 2 of this document for more details on specific codes)</text:h>
      <text:p text:style-name="Standard"/>
      <table:table table:name="Tableau8" table:style-name="Tableau8">
        <table:table-column table:style-name="Tableau8.A"/>
        <table:table-column table:style-name="Tableau8.B"/>
        <table:table-header-rows>
          <table:table-row table:style-name="Tableau8.1">
            <table:table-cell table:style-name="Tableau8.A1" office:value-type="string">
              <text:p text:style-name="P10">List</text:p>
            </table:table-cell>
            <table:table-cell table:style-name="Tableau8.B1" office:value-type="string">
              <text:p text:style-name="P10">List of causes (condensed/detailed) from the revisions of the International Classification of Diseases</text:p>
              <text:p text:style-name="P10"/>
            </table:table-cell>
          </table:table-row>
        </table:table-header-rows>
        <table:table-row table:style-name="Tableau8.1">
          <table:table-cell table:style-name="Tableau8.A1" office:value-type="string">
            <text:p text:style-name="P7">07A</text:p>
          </table:table-cell>
          <table:table-cell table:style-name="Tableau8.B1" office:value-type="string">
            <text:p text:style-name="Standard"><text:span text:style-name="T20">ICD 7</text:span><text:span text:style-name="T26">th</text:span><text:span text:style-name="T20"> revision, List A (condensed) </text:span></text:p>
          </table:table-cell>
        </table:table-row>
        <table:table-row table:style-name="Tableau8.1">
          <table:table-cell table:style-name="Tableau8.A1" office:value-type="string">
            <text:p text:style-name="P7">07B</text:p>
          </table:table-cell>
          <table:table-cell table:style-name="Tableau8.B1" office:value-type="string">
            <text:p text:style-name="Standard"><text:span text:style-name="T20">ICD 7</text:span><text:span text:style-name="T26">th</text:span><text:span text:style-name="T20"> revision, List B (condensed) </text:span></text:p>
          </table:table-cell>
        </table:table-row>
        <table:table-row table:style-name="Tableau8.1">
          <table:table-cell table:style-name="Tableau8.A1" office:value-type="string">
            <text:p text:style-name="P7">08A</text:p>
          </table:table-cell>
          <table:table-cell table:style-name="Tableau8.B1" office:value-type="string">
            <text:p text:style-name="Standard"><text:span text:style-name="T20">ICD 8</text:span><text:span text:style-name="T26">th</text:span><text:span text:style-name="T20"> revision, List A (condensed) </text:span></text:p>
          </table:table-cell>
        </table:table-row>
        <table:table-row table:style-name="Tableau8.1">
          <table:table-cell table:style-name="Tableau8.A1" office:value-type="string">
            <text:p text:style-name="P7">08B</text:p>
          </table:table-cell>
          <table:table-cell table:style-name="Tableau8.B1" office:value-type="string">
            <text:p text:style-name="Standard"><text:span text:style-name="T20">ICD 8</text:span><text:span text:style-name="T26">th</text:span><text:span text:style-name="T20"> revision, List B (condensed) </text:span></text:p>
          </table:table-cell>
        </table:table-row>
        <table:table-row table:style-name="Tableau8.1">
          <table:table-cell table:style-name="Tableau8.A1" office:value-type="string">
            <text:p text:style-name="P7">09A,09B</text:p>
          </table:table-cell>
          <table:table-cell table:style-name="Tableau8.B1" office:value-type="string">
            <text:p text:style-name="Standard"><text:span text:style-name="T20">ICD 9</text:span><text:span text:style-name="T26">th</text:span><text:span text:style-name="T20"> revision, Basic Tabulation List (condensed) </text:span></text:p>
          </table:table-cell>
        </table:table-row>
        <table:table-row table:style-name="Tableau8.7">
          <table:table-cell table:style-name="Tableau8.A1" office:value-type="string">
            <text:p text:style-name="P7">09N</text:p>
          </table:table-cell>
          <table:table-cell table:style-name="Tableau8.B1" office:value-type="string">
            <text:p text:style-name="Standard"><text:span text:style-name="T20">ICD 9</text:span><text:span text:style-name="T26">th</text:span><text:span text:style-name="T20"> revision, Special List of causes (condensed) as reported by some countries of the newly independent States of former USSR</text:span></text:p>
          </table:table-cell>
        </table:table-row>
        <table:table-row table:style-name="Tableau8.1">
          <table:table-cell table:style-name="Tableau8.A1" office:value-type="string">
            <text:p text:style-name="P7">09C</text:p>
          </table:table-cell>
          <table:table-cell table:style-name="Tableau8.B1" office:value-type="string">
            <text:p text:style-name="Standard"><text:span text:style-name="T20">ICD 9</text:span><text:span text:style-name="T26">th</text:span><text:span text:style-name="T20"> revision, Special List of causes (condensed) as reported by China</text:span></text:p>
          </table:table-cell>
        </table:table-row>
        <table:table-row table:style-name="Tableau8.1">
          <table:table-cell table:style-name="Tableau8.A1" office:value-type="string">
            <text:p text:style-name="P7">101</text:p>
          </table:table-cell>
          <table:table-cell table:style-name="Tableau8.B1" office:value-type="string">
            <text:p text:style-name="P7">ICD10 Mortality Tabulation List 1(condensed)</text:p>
          </table:table-cell>
        </table:table-row>
        <table:table-row table:style-name="Tableau8.1">
          <table:table-cell table:style-name="Tableau8.A1" office:value-type="string">
            <text:p text:style-name="P7">103</text:p>
          </table:table-cell>
          <table:table-cell table:style-name="Tableau8.B1" office:value-type="string">
            <text:p text:style-name="P7">ICD10 3 (detailed) character list </text:p>
          </table:table-cell>
        </table:table-row>
        <table:table-row table:style-name="Tableau8.1">
          <table:table-cell table:style-name="Tableau8.A1" office:value-type="string">
            <text:p text:style-name="P7">104</text:p>
          </table:table-cell>
          <table:table-cell table:style-name="Tableau8.B1" office:value-type="string">
            <text:p text:style-name="Standard"><text:span text:style-name="T20">ICD10 4</text:span><text:span text:style-name="T26"> <text:s/></text:span><text:span text:style-name="T20">(detailed) character list</text:span></text:p>
          </table:table-cell>
        </table:table-row>
        <table:table-row table:style-name="Tableau8.1">
          <table:table-cell table:style-name="Tableau8.A1" office:value-type="string">
            <text:p text:style-name="P7">10M</text:p>
          </table:table-cell>
          <table:table-cell table:style-name="Tableau8.B1" office:value-type="string">
            <text:p text:style-name="Standard"><text:span text:style-name="T20">ICD10 3 and 4 (detailed) character list. Pls note that when a 4</text:span><text:span text:style-name="T26">th</text:span><text:span text:style-name="T20"> character code is given it is therefore not included in a 3 character code. All records are mutually exclusive.</text:span></text:p>
          </table:table-cell>
        </table:table-row>
        <table:table-row table:style-name="Tableau8.1">
          <table:table-cell table:style-name="Tableau8.A1" office:value-type="string">
            <text:p text:style-name="P7">UE1</text:p>
          </table:table-cell>
          <table:table-cell table:style-name="Tableau8.B1" office:value-type="string">
            <text:p text:style-name="Standard"><text:span text:style-name="T20">ICD10 special list for Portugal - data for 2004-2005</text:span></text:p>
          </table:table-cell>
        </table:table-row>
      </table:table>
      <text:p text:style-name="P50"/>
      <text:p text:style-name="P61">Annex 3</text:p>
      <text:p text:style-name="Standard"/>
      <text:p text:style-name="P2">Instructions for importing the CSV data files into Microsoft Access:</text:p>
      <text:p text:style-name="Standard"/>
      <text:p text:style-name="Standard">After all files download completed, decompress all the files and store them into a directory.</text:p>
      <text:p text:style-name="Standard">Rename all the files with the "csv" extension. <text:s/>For eg: <text:s/>rename MortIcd7 as MortIcd7.csv.</text:p>
      <text:p text:style-name="Standard"/>
      <text:list xml:id="list8991777986858970149" text:style-name="WW8Num6">
        <text:list-item>
          <text:p text:style-name="P54">Open Microsoft Access.</text:p>
        </text:list-item>
        <text:list-item>
          <text:p text:style-name="P54">Select “Blank Database”, click “ok”.</text:p>
        </text:list-item>
        <text:list-item>
          <text:p text:style-name="P54">Select a directory and type in “File name” e.g. “Mortality.mdb”. Click on “Create”.</text:p>
        </text:list-item>
        <text:list-item>
          <text:p text:style-name="P54">From “File” menu, select “Get external data”, click on “import”.</text:p>
        </text:list-item>
        <text:list-item>
          <text:p text:style-name="P54">Select the directory where you have initially stored the CSV data files. In the box “Files of type” select “Text files (……*.csv,….)” . Select the file “MortIcd7” and click on “import”. <text:s/>Please note that if you do not have the option in the box “Files of type” in your Microsoft Access to import CSV files, you need to install the necessary drivers on your computer.</text:p>
        </text:list-item>
        <text:list-item>
          <text:p text:style-name="P54">Select “Delimited”, click on “next”.</text:p>
        </text:list-item>
        <text:list-item>
          <text:p text:style-name="P54">Select “comma” and click on box “First row contains field names”, click “next”.</text:p>
        </text:list-item>
        <text:list-item>
          <text:p text:style-name="P54">When prompted, “Where would you like to store your data?” <text:s/>Select “In a new table”, click “next”.</text:p>
        </text:list-item>
        <text:list-item>
          <text:p text:style-name="P54">Then specify for each column the field type. <text:s/>Select for e.g. column “List” by clicking on it. <text:s/>It will be then be highlighted. <text:s/>In the box “Data type”, select “Text”. <text:s text:c="2"/>Repeat same process for the other fields. <text:s/>Please remember that fields named “Admin1”, “Subdiv”, <text:s/>“List”, <text:s/>“Cause”, “Frmat” and “IM_Frmat” should be treated as text. <text:s/>The rest can be treated as numeric (long integer). </text:p>
        </text:list-item>
      </text:list>
      <text:p text:style-name="P64">When completed the process for all columns, click on “next”.</text:p>
      <text:list xml:id="list102100614829165" text:continue-numbering="true" text:style-name="WW8Num6">
        <text:list-item>
          <text:p text:style-name="P54">Select whether you would like a primary key, suggest click on “Let Access add primary key”, click on “next”.</text:p>
        </text:list-item>
        <text:list-item>
          <text:p text:style-name="P54">“Import to table….”, please enter a name for the Table, suggest use same name e.g. “MortIcd7 ”, click “finish”.</text:p>
        </text:list-item>
      </text:list>
      <text:p text:style-name="Standard"/>
      <text:p text:style-name="Standard">The import process will now take place and be completed in a few minutes. At the end please ensure that the last message says “Finished importing file e.g. MortIcd7.csv to Table MortIcd7”, click “ok”. Please also ensure that there is <text:span text:style-name="T1">no table </text:span>named “Import errors” created. <text:s/>If you notice that there is a table “Import errors”, it means that you have not correctly imported the data, you should restart the entire process again.</text:p>
      <text:p text:style-name="Standard"/>
      <text:p text:style-name="Standard">Repeat same process above for importing the MortIcd8, MortIcd9, MortIcd10, Pop and <text:s/>Country_codes.</text:p>
      <text:p text:style-name="P60">Annex 4</text:p>
      <text:p text:style-name="P51"/>
      <text:p text:style-name="Standard"><text:span text:style-name="T33">Conditions on the use of the WHO Mortality database (MDB)</text:span></text:p>
      <text:p text:style-name="Standard"><text:s/></text:p>
      <text:p text:style-name="Standard">The data available on this web site comprise deaths registered in national vital registration systems, with underlying cause of death as coded by the relevant national authority. These data are official national statistics in the sense that they have been transmitted to the World Health Organization by the competent authorities of the countries concerned. Each Member State reports population data along with their mortality data, for the population covered by the death registration system. Where this is a subset of the national population, the data is labelled accordingly in the WHO Mortality Database, e.g. Brazil (North and North-east) or Paraguay (reporting areas). However, the completeness of death registration may also be less than 100% for the specified registration population. </text:p>
      <text:p text:style-name="P21"/>
      <text:p text:style-name="P21">Note that vital registration data may be 100% complete for the population covered, but not include full coverage of deaths in the country. Caution should therefore be taken when doing inter-country comparisons.</text:p>
      <text:p text:style-name="Standard"/>
      <text:p text:style-name="Standard">Death registration coverage and cross-national differences in coding practices, particularly in the use of codes for ill-defined and unknown causes, must also be taken into account to validly compare mortality rates for specific causes across countries. </text:p>
      <text:p text:style-name="Standard"/>
      <text:p text:style-name="Standard">The designations employed and the presentation of material in the MDB do not imply the expression of any opinion whatsoever on the part of the World Health Organization or other parties involved in the MDB concerning the legal status of any country, territory or area, its authorities, its current or former official name, or the delimitation of its frontiers or boundaries. Accordingly: a) strictly for purposes of statistical use, denominations are used which, although applicable at one particular time, may not reflect correct terminology at some other point in the historical context in which they are so used; b) references to "former" entities refer to countries that formerly existed under those names, or abbreviations; and c) in some cases, denominations are used to refer to countries as they currently exist and, when used with respect to data relating to before the existence of these countries as independent states, to sub-national entities of formerly existing larger countries.<text:line-break/><text:line-break/>WHO asks users to cooperate in the provision of electronically transmitted data by adhering to the following guidelines:-<text:line-break/><text:line-break/>(a) Material drawn from the MDB for publication must be accompanied by an acknowledgment of WHO as the source and a disclaimer crediting analyses, interpretations or conclusions to the author of the published data and not to WHO, which is responsible only for the provision of the original information.<text:line-break/><text:line-break/>(b) Users wishing to publish a technical description or qualification of the data will make a reasonable effort to ensure that it is not inconsistent with any published by WHO.<text:line-break/><text:line-break/>(c) Recipients of electronically transmitted data wishing to, or asked to make these, or copies thereof available to a third party are asked to refer such party to WHO, who <text:soft-page-break/>will transmit the data directly accompanied with the necessary documentation. This will prevent circulation of out-of-date data, as the MDB is updated regularly. <text:line-break/><text:line-break/>It should be noted that these data are transmitted on the understanding that no use will be made of them for commercial purposes and that no such permission or right to use may be implied thereby.</text:p>
      <text:p text:style-name="P55"><draw:line text:anchor-type="char" draw:z-index="47" draw:style-name="gr1" draw:text-style-name="P87" svg:x1="0cm" svg:y1="0.423cm" svg:x2="16.51cm" svg:y2="0.425cm"><text:p/></draw:line></text:p>
      <text:p text:style-name="P49">Responsible person:</text:p>
      <text:p text:style-name="Standard"><text:span text:style-name="T27">Dr Colin Mathers<text:line-break/></text:span>Department of Health Statistics and Information Systems</text:p>
      <text:p text:style-name="Standard">Innovation, Information, Evidence and Research Cluster </text:p>
      <text:p text:style-name="Standard">World Health Organization<text:line-break/>CH-1211 Geneva 27<text:line-break/>Switzerland</text:p>
      <text:p text:style-name="Standard"/>
      <text:p text:style-name="Standard">e-mail <text:a xlink:type="simple" xlink:href="mailto:mathersc@who.int"><text:span text:style-name="Internet_20_link">mathersc@who.int</text:span></text:a></text:p>
      <text:p text:style-name="Standard"/>
      <text:p text:style-name="Standard">For questions related to data or file structure, please e-mail to</text:p>
      <text:p text:style-name="P56">Doris Ma Fat</text:p>
      <text:p text:style-name="Standard"><text:span text:style-name="T29">e-mail </text:span><text:a xlink:type="simple" xlink:href="mailto:mafatd@who.int"><text:span text:style-name="Internet_20_link"><text:span text:style-name="T29">mafatd@who.int</text:span></text:span></text:a></text:p>
      <text:p text:style-name="P57"/>
      <text:p text:style-name="P57"/>
      <text:p text:style-name="P42"/>
      <text:p text:style-name="P63">Part2: Causes of death: code descriptions</text:p>
      <text:p text:style-name="P43"/>
      <text:p text:style-name="P50">Table 1. <text:s/>ICD7 – A List (condensed) and some detailed codes</text:p>
      <text:p text:style-name="P7"/>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11">ICD7-A List (condensed) </text:p>
            </table:table-cell>
            <table:table-cell table:style-name="Tableau9.A1" office:value-type="string">
              <text:p text:style-name="P11">Detailed List Numbers</text:p>
            </table:table-cell>
            <table:table-cell table:style-name="Tableau9.C1" office:value-type="string">
              <text:p text:style-name="P12"/>
              <text:p text:style-name="P10">Cause</text:p>
            </table:table-cell>
          </table:table-row>
        </table:table-header-rows>
        <table:table-row table:style-name="Tableau9.2">
          <table:table-cell table:style-name="Tableau9.A1" office:value-type="string">
            <text:p text:style-name="P36">A000</text:p>
          </table:table-cell>
          <table:table-cell table:style-name="Tableau9.A1" office:value-type="string">
            <text:p text:style-name="P37"/>
          </table:table-cell>
          <table:table-cell table:style-name="Tableau9.C1" office:value-type="string">
            <text:p text:style-name="P32">All causes</text:p>
          </table:table-cell>
        </table:table-row>
        <table:table-row table:style-name="Tableau9.2">
          <table:table-cell table:style-name="Tableau9.A1" office:value-type="string">
            <text:p text:style-name="P36">A001</text:p>
          </table:table-cell>
          <table:table-cell table:style-name="Tableau9.A1" office:value-type="string">
            <text:p text:style-name="P36">001-008</text:p>
          </table:table-cell>
          <table:table-cell table:style-name="Tableau9.C1" office:value-type="string">
            <text:p text:style-name="P32">Tuberculosis of respiratory system</text:p>
          </table:table-cell>
        </table:table-row>
        <table:table-row table:style-name="Tableau9.2">
          <table:table-cell table:style-name="Tableau9.A1" office:value-type="string">
            <text:p text:style-name="P36">A002</text:p>
          </table:table-cell>
          <table:table-cell table:style-name="Tableau9.A1" office:value-type="string">
            <text:p text:style-name="P36">010</text:p>
          </table:table-cell>
          <table:table-cell table:style-name="Tableau9.C1" office:value-type="string">
            <text:p text:style-name="P32">Tuberculosis of meninges and central nervous system</text:p>
          </table:table-cell>
        </table:table-row>
        <table:table-row table:style-name="Tableau9.2">
          <table:table-cell table:style-name="Tableau9.A1" office:value-type="string">
            <text:p text:style-name="P36">A003</text:p>
          </table:table-cell>
          <table:table-cell table:style-name="Tableau9.A1" office:value-type="string">
            <text:p text:style-name="P36">011</text:p>
          </table:table-cell>
          <table:table-cell table:style-name="Tableau9.C1" office:value-type="string">
            <text:p text:style-name="P32">Tuberculosis of intestines, peritoneum, and mesenteric glands</text:p>
          </table:table-cell>
        </table:table-row>
        <table:table-row table:style-name="Tableau9.2">
          <table:table-cell table:style-name="Tableau9.A1" office:value-type="string">
            <text:p text:style-name="P36">A004</text:p>
          </table:table-cell>
          <table:table-cell table:style-name="Tableau9.A1" office:value-type="string">
            <text:p text:style-name="P36">012, 013</text:p>
          </table:table-cell>
          <table:table-cell table:style-name="Tableau9.C1" office:value-type="string">
            <text:p text:style-name="P32">Tuberculosis of bones and joints</text:p>
          </table:table-cell>
        </table:table-row>
        <table:table-row table:style-name="Tableau9.2">
          <table:table-cell table:style-name="Tableau9.A1" office:value-type="string">
            <text:p text:style-name="P36">A005</text:p>
          </table:table-cell>
          <table:table-cell table:style-name="Tableau9.A1" office:value-type="string">
            <text:p text:style-name="P36">014-019</text:p>
          </table:table-cell>
          <table:table-cell table:style-name="Tableau9.C1" office:value-type="string">
            <text:p text:style-name="P32">Tuberculosis, all other forms</text:p>
          </table:table-cell>
        </table:table-row>
        <table:table-row table:style-name="Tableau9.2">
          <table:table-cell table:style-name="Tableau9.A1" office:value-type="string">
            <text:p text:style-name="P36">A006</text:p>
          </table:table-cell>
          <table:table-cell table:style-name="Tableau9.A1" office:value-type="string">
            <text:p text:style-name="P36">020</text:p>
          </table:table-cell>
          <table:table-cell table:style-name="Tableau9.C1" office:value-type="string">
            <text:p text:style-name="P32">Congenital syphilis</text:p>
          </table:table-cell>
        </table:table-row>
        <table:table-row table:style-name="Tableau9.2">
          <table:table-cell table:style-name="Tableau9.A1" office:value-type="string">
            <text:p text:style-name="P36">A007</text:p>
          </table:table-cell>
          <table:table-cell table:style-name="Tableau9.A1" office:value-type="string">
            <text:p text:style-name="P36">021</text:p>
          </table:table-cell>
          <table:table-cell table:style-name="Tableau9.C1" office:value-type="string">
            <text:p text:style-name="P32">Early syphilis</text:p>
          </table:table-cell>
        </table:table-row>
        <table:table-row table:style-name="Tableau9.2">
          <table:table-cell table:style-name="Tableau9.A1" office:value-type="string">
            <text:p text:style-name="P36">A008</text:p>
          </table:table-cell>
          <table:table-cell table:style-name="Tableau9.A1" office:value-type="string">
            <text:p text:style-name="P39">024</text:p>
          </table:table-cell>
          <table:table-cell table:style-name="Tableau9.C1" office:value-type="string">
            <text:p text:style-name="P38">Tabes dorsalis</text:p>
          </table:table-cell>
        </table:table-row>
        <table:table-row table:style-name="Tableau9.2">
          <table:table-cell table:style-name="Tableau9.A1" office:value-type="string">
            <text:p text:style-name="P39">A009</text:p>
          </table:table-cell>
          <table:table-cell table:style-name="Tableau9.A1" office:value-type="string">
            <text:p text:style-name="P36">025</text:p>
          </table:table-cell>
          <table:table-cell table:style-name="Tableau9.C1" office:value-type="string">
            <text:p text:style-name="P32">General paralysis of insane</text:p>
          </table:table-cell>
        </table:table-row>
        <table:table-row table:style-name="Tableau9.2">
          <table:table-cell table:style-name="Tableau9.A1" office:value-type="string">
            <text:p text:style-name="P36">A010</text:p>
          </table:table-cell>
          <table:table-cell table:style-name="Tableau9.A1" office:value-type="string">
            <text:p text:style-name="P36">022, 023, 026-029</text:p>
          </table:table-cell>
          <table:table-cell table:style-name="Tableau9.C1" office:value-type="string">
            <text:p text:style-name="P32">All other syphilis</text:p>
          </table:table-cell>
        </table:table-row>
        <table:table-row table:style-name="Tableau9.2">
          <table:table-cell table:style-name="Tableau9.A1" office:value-type="string">
            <text:p text:style-name="P36">A011</text:p>
          </table:table-cell>
          <table:table-cell table:style-name="Tableau9.A1" office:value-type="string">
            <text:p text:style-name="P36">030-035</text:p>
          </table:table-cell>
          <table:table-cell table:style-name="Tableau9.C1" office:value-type="string">
            <text:p text:style-name="P32">Gonococcal infection</text:p>
          </table:table-cell>
        </table:table-row>
        <table:table-row table:style-name="Tableau9.2">
          <table:table-cell table:style-name="Tableau9.A1" office:value-type="string">
            <text:p text:style-name="P36">A012</text:p>
          </table:table-cell>
          <table:table-cell table:style-name="Tableau9.A1" office:value-type="string">
            <text:p text:style-name="P36">040</text:p>
          </table:table-cell>
          <table:table-cell table:style-name="Tableau9.C1" office:value-type="string">
            <text:p text:style-name="P32">Typhoid fever</text:p>
          </table:table-cell>
        </table:table-row>
        <table:table-row table:style-name="Tableau9.2">
          <table:table-cell table:style-name="Tableau9.A1" office:value-type="string">
            <text:p text:style-name="P36">A013</text:p>
          </table:table-cell>
          <table:table-cell table:style-name="Tableau9.A1" office:value-type="string">
            <text:p text:style-name="P36">041, 042</text:p>
          </table:table-cell>
          <table:table-cell table:style-name="Tableau9.C1" office:value-type="string">
            <text:p text:style-name="P32">Paratyphoid fever and other Salmonella infections</text:p>
          </table:table-cell>
        </table:table-row>
        <table:table-row table:style-name="Tableau9.2">
          <table:table-cell table:style-name="Tableau9.A1" office:value-type="string">
            <text:p text:style-name="P36">A014</text:p>
          </table:table-cell>
          <table:table-cell table:style-name="Tableau9.A1" office:value-type="string">
            <text:p text:style-name="P36">043</text:p>
          </table:table-cell>
          <table:table-cell table:style-name="Tableau9.C1" office:value-type="string">
            <text:p text:style-name="P32">Cholera</text:p>
          </table:table-cell>
        </table:table-row>
        <table:table-row table:style-name="Tableau9.2">
          <table:table-cell table:style-name="Tableau9.A1" office:value-type="string">
            <text:p text:style-name="P36">A015</text:p>
          </table:table-cell>
          <table:table-cell table:style-name="Tableau9.A1" office:value-type="string">
            <text:p text:style-name="P36">044</text:p>
          </table:table-cell>
          <table:table-cell table:style-name="Tableau9.C1" office:value-type="string">
            <text:p text:style-name="P32">Brucellosis (undulant fever)</text:p>
          </table:table-cell>
        </table:table-row>
        <table:table-row table:style-name="Tableau9.2">
          <table:table-cell table:style-name="Tableau9.A1" office:value-type="string">
            <text:p text:style-name="P36">A016</text:p>
          </table:table-cell>
          <table:table-cell table:style-name="Tableau9.A1" office:value-type="string">
            <text:p text:style-name="P36">045-048</text:p>
          </table:table-cell>
          <table:table-cell table:style-name="Tableau9.C1" office:value-type="string">
            <text:p text:style-name="P32">Dysentery, all forms</text:p>
          </table:table-cell>
        </table:table-row>
        <table:table-row table:style-name="Tableau9.2">
          <table:table-cell table:style-name="Tableau9.A1" office:value-type="string">
            <text:p text:style-name="P36">A017</text:p>
          </table:table-cell>
          <table:table-cell table:style-name="Tableau9.A1" office:value-type="string">
            <text:p text:style-name="P36">050</text:p>
          </table:table-cell>
          <table:table-cell table:style-name="Tableau9.C1" office:value-type="string">
            <text:p text:style-name="P32">Scarlet fever</text:p>
          </table:table-cell>
        </table:table-row>
        <table:table-row table:style-name="Tableau9.2">
          <table:table-cell table:style-name="Tableau9.A1" office:value-type="string">
            <text:p text:style-name="P36">A018</text:p>
          </table:table-cell>
          <table:table-cell table:style-name="Tableau9.A1" office:value-type="string">
            <text:p text:style-name="P36">051</text:p>
          </table:table-cell>
          <table:table-cell table:style-name="Tableau9.C1" office:value-type="string">
            <text:p text:style-name="P32">Streptococcal sore throat</text:p>
          </table:table-cell>
        </table:table-row>
        <table:table-row table:style-name="Tableau9.2">
          <table:table-cell table:style-name="Tableau9.A1" office:value-type="string">
            <text:p text:style-name="P36">A019</text:p>
          </table:table-cell>
          <table:table-cell table:style-name="Tableau9.A1" office:value-type="string">
            <text:p text:style-name="P36">052</text:p>
          </table:table-cell>
          <table:table-cell table:style-name="Tableau9.C1" office:value-type="string">
            <text:p text:style-name="P32">Erysipelas</text:p>
          </table:table-cell>
        </table:table-row>
        <table:table-row table:style-name="Tableau9.2">
          <table:table-cell table:style-name="Tableau9.A1" office:value-type="string">
            <text:p text:style-name="P36">A020</text:p>
          </table:table-cell>
          <table:table-cell table:style-name="Tableau9.A1" office:value-type="string">
            <text:p text:style-name="P36">053</text:p>
          </table:table-cell>
          <table:table-cell table:style-name="Tableau9.C1" office:value-type="string">
            <text:p text:style-name="P32">Septicaemia and pyaemia</text:p>
          </table:table-cell>
        </table:table-row>
        <table:table-row table:style-name="Tableau9.2">
          <table:table-cell table:style-name="Tableau9.A1" office:value-type="string">
            <text:p text:style-name="P36">A021</text:p>
          </table:table-cell>
          <table:table-cell table:style-name="Tableau9.A1" office:value-type="string">
            <text:p text:style-name="P36">055</text:p>
          </table:table-cell>
          <table:table-cell table:style-name="Tableau9.C1" office:value-type="string">
            <text:p text:style-name="P32">Diphtheria</text:p>
          </table:table-cell>
        </table:table-row>
        <table:table-row table:style-name="Tableau9.2">
          <table:table-cell table:style-name="Tableau9.A1" office:value-type="string">
            <text:p text:style-name="P36">A022</text:p>
          </table:table-cell>
          <table:table-cell table:style-name="Tableau9.A1" office:value-type="string">
            <text:p text:style-name="P36">056</text:p>
          </table:table-cell>
          <table:table-cell table:style-name="Tableau9.C1" office:value-type="string">
            <text:p text:style-name="P32">Whooping cough</text:p>
          </table:table-cell>
        </table:table-row>
        <table:table-row table:style-name="Tableau9.2">
          <table:table-cell table:style-name="Tableau9.A1" office:value-type="string">
            <text:p text:style-name="P36">A023</text:p>
          </table:table-cell>
          <table:table-cell table:style-name="Tableau9.A1" office:value-type="string">
            <text:p text:style-name="P36">057</text:p>
          </table:table-cell>
          <table:table-cell table:style-name="Tableau9.C1" office:value-type="string">
            <text:p text:style-name="P32">Meningococcal infections</text:p>
          </table:table-cell>
        </table:table-row>
        <table:table-row table:style-name="Tableau9.2">
          <table:table-cell table:style-name="Tableau9.A1" office:value-type="string">
            <text:p text:style-name="P36">A024</text:p>
          </table:table-cell>
          <table:table-cell table:style-name="Tableau9.A1" office:value-type="string">
            <text:p text:style-name="P36">058</text:p>
          </table:table-cell>
          <table:table-cell table:style-name="Tableau9.C1" office:value-type="string">
            <text:p text:style-name="P32">Plague</text:p>
          </table:table-cell>
        </table:table-row>
        <table:table-row table:style-name="Tableau9.2">
          <table:table-cell table:style-name="Tableau9.A1" office:value-type="string">
            <text:p text:style-name="P36">A025</text:p>
          </table:table-cell>
          <table:table-cell table:style-name="Tableau9.A1" office:value-type="string">
            <text:p text:style-name="P36">060</text:p>
          </table:table-cell>
          <table:table-cell table:style-name="Tableau9.C1" office:value-type="string">
            <text:p text:style-name="P32">Leprosy</text:p>
          </table:table-cell>
        </table:table-row>
        <table:table-row table:style-name="Tableau9.2">
          <table:table-cell table:style-name="Tableau9.A1" office:value-type="string">
            <text:p text:style-name="P36">A026</text:p>
          </table:table-cell>
          <table:table-cell table:style-name="Tableau9.A1" office:value-type="string">
            <text:p text:style-name="P36">061</text:p>
          </table:table-cell>
          <table:table-cell table:style-name="Tableau9.C1" office:value-type="string">
            <text:p text:style-name="P32">Tetanus</text:p>
          </table:table-cell>
        </table:table-row>
        <table:table-row table:style-name="Tableau9.2">
          <table:table-cell table:style-name="Tableau9.A1" office:value-type="string">
            <text:p text:style-name="P36">A027</text:p>
          </table:table-cell>
          <table:table-cell table:style-name="Tableau9.A1" office:value-type="string">
            <text:p text:style-name="P36">062</text:p>
          </table:table-cell>
          <table:table-cell table:style-name="Tableau9.C1" office:value-type="string">
            <text:p text:style-name="P32">Anthrax</text:p>
          </table:table-cell>
        </table:table-row>
        <table:table-row table:style-name="Tableau9.2">
          <table:table-cell table:style-name="Tableau9.A1" office:value-type="string">
            <text:p text:style-name="P36">A028</text:p>
          </table:table-cell>
          <table:table-cell table:style-name="Tableau9.A1" office:value-type="string">
            <text:p text:style-name="P36">080</text:p>
          </table:table-cell>
          <table:table-cell table:style-name="Tableau9.C1" office:value-type="string">
            <text:p text:style-name="P32">Acute poliomyelitis</text:p>
          </table:table-cell>
        </table:table-row>
        <table:table-row table:style-name="Tableau9.2">
          <table:table-cell table:style-name="Tableau9.A1" office:value-type="string">
            <text:p text:style-name="P36">A029</text:p>
          </table:table-cell>
          <table:table-cell table:style-name="Tableau9.A1" office:value-type="string">
            <text:p text:style-name="P36">082</text:p>
          </table:table-cell>
          <table:table-cell table:style-name="Tableau9.C1" office:value-type="string">
            <text:p text:style-name="P32">Acute infectious encephalitis</text:p>
          </table:table-cell>
        </table:table-row>
        <table:table-row table:style-name="Tableau9.2">
          <table:table-cell table:style-name="Tableau9.A1" office:value-type="string">
            <text:p text:style-name="P36">A030</text:p>
          </table:table-cell>
          <table:table-cell table:style-name="Tableau9.A1" office:value-type="string">
            <text:p text:style-name="P36">081, 083</text:p>
          </table:table-cell>
          <table:table-cell table:style-name="Tableau9.C1" office:value-type="string">
            <text:p text:style-name="P32">Late effects of acute poliomyelitis and acute infectious encephalitis</text:p>
          </table:table-cell>
        </table:table-row>
        <table:table-row table:style-name="Tableau9.2">
          <table:table-cell table:style-name="Tableau9.A1" office:value-type="string">
            <text:p text:style-name="P36">A031</text:p>
          </table:table-cell>
          <table:table-cell table:style-name="Tableau9.A1" office:value-type="string">
            <text:p text:style-name="P36">084</text:p>
          </table:table-cell>
          <table:table-cell table:style-name="Tableau9.C1" office:value-type="string">
            <text:p text:style-name="P32">Smallpox</text:p>
          </table:table-cell>
        </table:table-row>
        <table:table-row table:style-name="Tableau9.2">
          <table:table-cell table:style-name="Tableau9.A1" office:value-type="string">
            <text:p text:style-name="P36">A032</text:p>
          </table:table-cell>
          <table:table-cell table:style-name="Tableau9.A1" office:value-type="string">
            <text:p text:style-name="P36">085</text:p>
          </table:table-cell>
          <table:table-cell table:style-name="Tableau9.C1" office:value-type="string">
            <text:p text:style-name="P32">Measles</text:p>
          </table:table-cell>
        </table:table-row>
        <table:table-row table:style-name="Tableau9.2">
          <table:table-cell table:style-name="Tableau9.A1" office:value-type="string">
            <text:p text:style-name="P36">A033</text:p>
          </table:table-cell>
          <table:table-cell table:style-name="Tableau9.A1" office:value-type="string">
            <text:p text:style-name="P36">091</text:p>
          </table:table-cell>
          <table:table-cell table:style-name="Tableau9.C1" office:value-type="string">
            <text:p text:style-name="P32">Yellow fever</text:p>
          </table:table-cell>
        </table:table-row>
        <table:table-row table:style-name="Tableau9.2">
          <table:table-cell table:style-name="Tableau9.A1" office:value-type="string">
            <text:p text:style-name="P36">A034</text:p>
          </table:table-cell>
          <table:table-cell table:style-name="Tableau9.A1" office:value-type="string">
            <text:p text:style-name="P36">092</text:p>
          </table:table-cell>
          <table:table-cell table:style-name="Tableau9.C1" office:value-type="string">
            <text:p text:style-name="P32">Infectious hepatitis</text:p>
          </table:table-cell>
        </table:table-row>
        <table:table-row table:style-name="Tableau9.2">
          <table:table-cell table:style-name="Tableau9.A1" office:value-type="string">
            <text:p text:style-name="P36">A035</text:p>
          </table:table-cell>
          <table:table-cell table:style-name="Tableau9.A1" office:value-type="string">
            <text:p text:style-name="P36">094</text:p>
          </table:table-cell>
          <table:table-cell table:style-name="Tableau9.C1" office:value-type="string">
            <text:p text:style-name="P32">Rabies</text:p>
          </table:table-cell>
        </table:table-row>
        <table:table-row table:style-name="Tableau9.2">
          <table:table-cell table:style-name="Tableau9.A1" office:value-type="string">
            <text:p text:style-name="P36">A036</text:p>
          </table:table-cell>
          <table:table-cell table:style-name="Tableau9.A1" office:value-type="string">
            <text:p text:style-name="P36">100-108</text:p>
          </table:table-cell>
          <table:table-cell table:style-name="Tableau9.C1" office:value-type="string">
            <text:p text:style-name="P32">Typhus and other rickettsial diseases</text:p>
          </table:table-cell>
        </table:table-row>
        <table:table-row table:style-name="Tableau9.2">
          <table:table-cell table:style-name="Tableau9.A1" office:value-type="string">
            <text:p text:style-name="P36">A037</text:p>
          </table:table-cell>
          <table:table-cell table:style-name="Tableau9.A1" office:value-type="string">
            <text:p text:style-name="P36">110-117</text:p>
          </table:table-cell>
          <table:table-cell table:style-name="Tableau9.C1" office:value-type="string">
            <text:p text:style-name="P32">Malaria</text:p>
          </table:table-cell>
        </table:table-row>
        <table:table-row table:style-name="Tableau9.2">
          <table:table-cell table:style-name="Tableau9.A1" office:value-type="string">
            <text:p text:style-name="P36">A038</text:p>
          </table:table-cell>
          <table:table-cell table:style-name="Tableau9.A1" office:value-type="string">
            <text:p text:style-name="P36">123</text:p>
          </table:table-cell>
          <table:table-cell table:style-name="Tableau9.C1" office:value-type="string">
            <text:p text:style-name="P32">Schistosomiasis</text:p>
          </table:table-cell>
        </table:table-row>
        <table:table-row table:style-name="Tableau9.2">
          <table:table-cell table:style-name="Tableau9.A1" office:value-type="string">
            <text:p text:style-name="P36">A039</text:p>
          </table:table-cell>
          <table:table-cell table:style-name="Tableau9.A1" office:value-type="string">
            <text:p text:style-name="P36">125</text:p>
          </table:table-cell>
          <table:table-cell table:style-name="Tableau9.C1" office:value-type="string">
            <text:p text:style-name="P32">Hydatid disease</text:p>
          </table:table-cell>
        </table:table-row>
        <table:table-row table:style-name="Tableau9.2">
          <table:table-cell table:style-name="Tableau9.A1" office:value-type="string">
            <text:p text:style-name="P36">A040</text:p>
          </table:table-cell>
          <table:table-cell table:style-name="Tableau9.A1" office:value-type="string">
            <text:p text:style-name="P36">127</text:p>
          </table:table-cell>
          <table:table-cell table:style-name="Tableau9.C1" office:value-type="string">
            <text:p text:style-name="P32">Filariasis</text:p>
          </table:table-cell>
        </table:table-row>
        <table:table-row table:style-name="Tableau9.2">
          <table:table-cell table:style-name="Tableau9.A1" office:value-type="string">
            <text:p text:style-name="P36">A041</text:p>
          </table:table-cell>
          <table:table-cell table:style-name="Tableau9.A1" office:value-type="string">
            <text:p text:style-name="P36">129</text:p>
          </table:table-cell>
          <table:table-cell table:style-name="Tableau9.C1" office:value-type="string">
            <text:p text:style-name="P32">Ankylostomiasis</text:p>
          </table:table-cell>
        </table:table-row>
        <table:table-row table:style-name="Tableau9.2">
          <table:table-cell table:style-name="Tableau9.A1" office:value-type="string">
            <text:p text:style-name="P36">A042</text:p>
          </table:table-cell>
          <table:table-cell table:style-name="Tableau9.A1" office:value-type="string">
            <text:p text:style-name="P36">124, 126, 128, 130</text:p>
          </table:table-cell>
          <table:table-cell table:style-name="Tableau9.C1" office:value-type="string">
            <text:p text:style-name="P32">Other diseases due to helminths</text:p>
          </table:table-cell>
        </table:table-row>
        <table:table-row table:style-name="Tableau9.2">
          <table:table-cell table:style-name="Tableau9.A1" office:value-type="string">
            <text:p text:style-name="P36">A043</text:p>
          </table:table-cell>
          <table:table-cell table:style-name="Tableau9.A1" office:value-type="string">
            <text:p text:style-name="P36">036-039, 049, 054, 059, 063-074, 086-090, 093, 095, 096, 120-122, 131-<text:soft-page-break/>138</text:p>
          </table:table-cell>
          <table:table-cell table:style-name="Tableau9.C1" office:value-type="string">
            <text:p text:style-name="P32">All other diseases classified as infective and parasitic</text:p>
          </table:table-cell>
        </table:table-row>
        <table:table-row table:style-name="Tableau9.2">
          <table:table-cell table:style-name="Tableau9.A1" office:value-type="string">
            <text:p text:style-name="P36">A044</text:p>
          </table:table-cell>
          <table:table-cell table:style-name="Tableau9.A1" office:value-type="string">
            <text:p text:style-name="P36">140-148</text:p>
          </table:table-cell>
          <table:table-cell table:style-name="Tableau9.C1" office:value-type="string">
            <text:p text:style-name="P32">Malignant neoplasm of buccal cavity and pharynx</text:p>
          </table:table-cell>
        </table:table-row>
        <table:table-row table:style-name="Tableau9.2">
          <table:table-cell table:style-name="Tableau9.A1" office:value-type="string">
            <text:p text:style-name="P36">A045</text:p>
          </table:table-cell>
          <table:table-cell table:style-name="Tableau9.A1" office:value-type="string">
            <text:p text:style-name="P36">150</text:p>
          </table:table-cell>
          <table:table-cell table:style-name="Tableau9.C1" office:value-type="string">
            <text:p text:style-name="P32">Malignant neoplasm of oesophagus</text:p>
          </table:table-cell>
        </table:table-row>
        <table:table-row table:style-name="Tableau9.2">
          <table:table-cell table:style-name="Tableau9.A1" office:value-type="string">
            <text:p text:style-name="P36">A046</text:p>
          </table:table-cell>
          <table:table-cell table:style-name="Tableau9.A1" office:value-type="string">
            <text:p text:style-name="P36">151</text:p>
          </table:table-cell>
          <table:table-cell table:style-name="Tableau9.C1" office:value-type="string">
            <text:p text:style-name="P32">Malignant neoplasm of stomach</text:p>
          </table:table-cell>
        </table:table-row>
        <table:table-row table:style-name="Tableau9.2">
          <table:table-cell table:style-name="Tableau9.A1" office:value-type="string">
            <text:p text:style-name="P36">A047</text:p>
          </table:table-cell>
          <table:table-cell table:style-name="Tableau9.A1" office:value-type="string">
            <text:p text:style-name="P36">152, 153</text:p>
          </table:table-cell>
          <table:table-cell table:style-name="Tableau9.C1" office:value-type="string">
            <text:p text:style-name="P32">Malignant neoplasm of intestine, except rectum</text:p>
          </table:table-cell>
        </table:table-row>
        <table:table-row table:style-name="Tableau9.2">
          <table:table-cell table:style-name="Tableau9.A1" office:value-type="string">
            <text:p text:style-name="P36">A048</text:p>
          </table:table-cell>
          <table:table-cell table:style-name="Tableau9.A1" office:value-type="string">
            <text:p text:style-name="P36">154</text:p>
          </table:table-cell>
          <table:table-cell table:style-name="Tableau9.C1" office:value-type="string">
            <text:p text:style-name="P32">Malignant neoplasm of rectum</text:p>
          </table:table-cell>
        </table:table-row>
        <table:table-row table:style-name="Tableau9.2">
          <table:table-cell table:style-name="Tableau9.A1" office:value-type="string">
            <text:p text:style-name="P36">A049</text:p>
          </table:table-cell>
          <table:table-cell table:style-name="Tableau9.A1" office:value-type="string">
            <text:p text:style-name="P36">161</text:p>
          </table:table-cell>
          <table:table-cell table:style-name="Tableau9.C1" office:value-type="string">
            <text:p text:style-name="P32">Malignant neoplasm of larynx</text:p>
          </table:table-cell>
        </table:table-row>
        <table:table-row table:style-name="Tableau9.2">
          <table:table-cell table:style-name="Tableau9.A1" office:value-type="string">
            <text:p text:style-name="P36">A050</text:p>
          </table:table-cell>
          <table:table-cell table:style-name="Tableau9.A1" office:value-type="string">
            <text:p text:style-name="P36">162, 163</text:p>
          </table:table-cell>
          <table:table-cell table:style-name="Tableau9.C1" office:value-type="string">
            <text:p text:style-name="P32">Malignant neoplasm of trachea, bronchus and lung, not specified as secondary</text:p>
          </table:table-cell>
        </table:table-row>
        <table:table-row table:style-name="Tableau9.2">
          <table:table-cell table:style-name="Tableau9.A1" office:value-type="string">
            <text:p text:style-name="P36">A051</text:p>
          </table:table-cell>
          <table:table-cell table:style-name="Tableau9.A1" office:value-type="string">
            <text:p text:style-name="P36">170</text:p>
          </table:table-cell>
          <table:table-cell table:style-name="Tableau9.C1" office:value-type="string">
            <text:p text:style-name="P32">Malignant neoplasm of breast</text:p>
          </table:table-cell>
        </table:table-row>
        <table:table-row table:style-name="Tableau9.2">
          <table:table-cell table:style-name="Tableau9.A1" office:value-type="string">
            <text:p text:style-name="P36">A052</text:p>
          </table:table-cell>
          <table:table-cell table:style-name="Tableau9.A1" office:value-type="string">
            <text:p text:style-name="P36">171</text:p>
          </table:table-cell>
          <table:table-cell table:style-name="Tableau9.C1" office:value-type="string">
            <text:p text:style-name="P32">Malignant neoplasm of cervix uteri</text:p>
          </table:table-cell>
        </table:table-row>
        <table:table-row table:style-name="Tableau9.2">
          <table:table-cell table:style-name="Tableau9.A1" office:value-type="string">
            <text:p text:style-name="P36">A053</text:p>
          </table:table-cell>
          <table:table-cell table:style-name="Tableau9.A1" office:value-type="string">
            <text:p text:style-name="P36">172-174</text:p>
          </table:table-cell>
          <table:table-cell table:style-name="Tableau9.C1" office:value-type="string">
            <text:p text:style-name="P32">Malignant neoplasm of other and unspecified parts of uterus</text:p>
          </table:table-cell>
        </table:table-row>
        <table:table-row table:style-name="Tableau9.2">
          <table:table-cell table:style-name="Tableau9.A1" office:value-type="string">
            <text:p text:style-name="P36">A054</text:p>
          </table:table-cell>
          <table:table-cell table:style-name="Tableau9.A1" office:value-type="string">
            <text:p text:style-name="P36">177</text:p>
          </table:table-cell>
          <table:table-cell table:style-name="Tableau9.C1" office:value-type="string">
            <text:p text:style-name="P32">Malignant neoplasm of prostate</text:p>
          </table:table-cell>
        </table:table-row>
        <table:table-row table:style-name="Tableau9.2">
          <table:table-cell table:style-name="Tableau9.A1" office:value-type="string">
            <text:p text:style-name="P36">A055</text:p>
          </table:table-cell>
          <table:table-cell table:style-name="Tableau9.A1" office:value-type="string">
            <text:p text:style-name="P36">190, 191</text:p>
          </table:table-cell>
          <table:table-cell table:style-name="Tableau9.C1" office:value-type="string">
            <text:p text:style-name="P32">Malignant neoplasm of skin</text:p>
          </table:table-cell>
        </table:table-row>
        <table:table-row table:style-name="Tableau9.2">
          <table:table-cell table:style-name="Tableau9.A1" office:value-type="string">
            <text:p text:style-name="P36">A056</text:p>
          </table:table-cell>
          <table:table-cell table:style-name="Tableau9.A1" office:value-type="string">
            <text:p text:style-name="P36">196, 197</text:p>
          </table:table-cell>
          <table:table-cell table:style-name="Tableau9.C1" office:value-type="string">
            <text:p text:style-name="P32">Malignant neoplasm of bone and connective tissue</text:p>
          </table:table-cell>
        </table:table-row>
        <table:table-row table:style-name="Tableau9.2">
          <table:table-cell table:style-name="Tableau9.A1" office:value-type="string">
            <text:p text:style-name="P36">A057</text:p>
          </table:table-cell>
          <table:table-cell table:style-name="Tableau9.A1" office:value-type="string">
            <text:p text:style-name="P36">155-160, 164, 165, 175, 176, 178-181, 192-195, 198, 199</text:p>
          </table:table-cell>
          <table:table-cell table:style-name="Tableau9.C1" office:value-type="string">
            <text:p text:style-name="P32">Malignant neoplasm of all other and unspecified sites</text:p>
          </table:table-cell>
        </table:table-row>
        <table:table-row table:style-name="Tableau9.2">
          <table:table-cell table:style-name="Tableau9.A1" office:value-type="string">
            <text:p text:style-name="P36">A058</text:p>
          </table:table-cell>
          <table:table-cell table:style-name="Tableau9.A1" office:value-type="string">
            <text:p text:style-name="P36">204</text:p>
          </table:table-cell>
          <table:table-cell table:style-name="Tableau9.C1" office:value-type="string">
            <text:p text:style-name="P32">Leukaemia and aleukaemia</text:p>
          </table:table-cell>
        </table:table-row>
        <table:table-row table:style-name="Tableau9.2">
          <table:table-cell table:style-name="Tableau9.A1" office:value-type="string">
            <text:p text:style-name="P36">A059</text:p>
          </table:table-cell>
          <table:table-cell table:style-name="Tableau9.A1" office:value-type="string">
            <text:p text:style-name="P36">200-203, 205</text:p>
          </table:table-cell>
          <table:table-cell table:style-name="Tableau9.C1" office:value-type="string">
            <text:p text:style-name="P32">Lymphosarcoma and other neoplasms of lymphatic and haematopoietic system</text:p>
          </table:table-cell>
        </table:table-row>
        <table:table-row table:style-name="Tableau9.2">
          <table:table-cell table:style-name="Tableau9.A1" office:value-type="string">
            <text:p text:style-name="P36">A060</text:p>
          </table:table-cell>
          <table:table-cell table:style-name="Tableau9.A1" office:value-type="string">
            <text:p text:style-name="P36">210-239</text:p>
          </table:table-cell>
          <table:table-cell table:style-name="Tableau9.C1" office:value-type="string">
            <text:p text:style-name="P32">Benign neoplasms and neoplasms of unspecified nature</text:p>
          </table:table-cell>
        </table:table-row>
        <table:table-row table:style-name="Tableau9.2">
          <table:table-cell table:style-name="Tableau9.A1" office:value-type="string">
            <text:p text:style-name="P39">A061</text:p>
          </table:table-cell>
          <table:table-cell table:style-name="Tableau9.A1" office:value-type="string">
            <text:p text:style-name="P39">250, 251</text:p>
          </table:table-cell>
          <table:table-cell table:style-name="Tableau9.C1" office:value-type="string">
            <text:p text:style-name="P38">Non-toxic goitre</text:p>
          </table:table-cell>
        </table:table-row>
        <table:table-row table:style-name="Tableau9.2">
          <table:table-cell table:style-name="Tableau9.A1" office:value-type="string">
            <text:p text:style-name="P36">A062</text:p>
          </table:table-cell>
          <table:table-cell table:style-name="Tableau9.A1" office:value-type="string">
            <text:p text:style-name="P36">252</text:p>
          </table:table-cell>
          <table:table-cell table:style-name="Tableau9.C1" office:value-type="string">
            <text:p text:style-name="P32">Thyrotoxicosis with or without goitre</text:p>
          </table:table-cell>
        </table:table-row>
        <table:table-row table:style-name="Tableau9.2">
          <table:table-cell table:style-name="Tableau9.A1" office:value-type="string">
            <text:p text:style-name="P39">A063</text:p>
          </table:table-cell>
          <table:table-cell table:style-name="Tableau9.A1" office:value-type="string">
            <text:p text:style-name="P39">260</text:p>
          </table:table-cell>
          <table:table-cell table:style-name="Tableau9.C1" office:value-type="string">
            <text:p text:style-name="P38">Diabetes mellitus</text:p>
          </table:table-cell>
        </table:table-row>
        <table:table-row table:style-name="Tableau9.2">
          <table:table-cell table:style-name="Tableau9.A1" office:value-type="string">
            <text:p text:style-name="P36">A064</text:p>
          </table:table-cell>
          <table:table-cell table:style-name="Tableau9.A1" office:value-type="string">
            <text:p text:style-name="P36">280-286</text:p>
          </table:table-cell>
          <table:table-cell table:style-name="Tableau9.C1" office:value-type="string">
            <text:p text:style-name="P32">Avitaminosis and other deficiency states</text:p>
          </table:table-cell>
        </table:table-row>
        <table:table-row table:style-name="Tableau9.2">
          <table:table-cell table:style-name="Tableau9.A1" office:value-type="string">
            <text:p text:style-name="P36">A065</text:p>
          </table:table-cell>
          <table:table-cell table:style-name="Tableau9.A1" office:value-type="string">
            <text:p text:style-name="P36">290-293</text:p>
          </table:table-cell>
          <table:table-cell table:style-name="Tableau9.C1" office:value-type="string">
            <text:p text:style-name="P32">Anaemias</text:p>
          </table:table-cell>
        </table:table-row>
        <table:table-row table:style-name="Tableau9.2">
          <table:table-cell table:style-name="Tableau9.A1" office:value-type="string">
            <text:p text:style-name="P36">A066</text:p>
          </table:table-cell>
          <table:table-cell table:style-name="Tableau9.A1" office:value-type="string">
            <text:p text:style-name="P36">240-245, 253, 254, 270-277, 287-289, 294-299</text:p>
          </table:table-cell>
          <table:table-cell table:style-name="Tableau9.C1" office:value-type="string">
            <text:p text:style-name="P32">Allergic disorders; all other endocrine, metabolic, and blood diseases</text:p>
          </table:table-cell>
        </table:table-row>
        <table:table-row table:style-name="Tableau9.2">
          <table:table-cell table:style-name="Tableau9.A1" office:value-type="string">
            <text:p text:style-name="P39">A067</text:p>
          </table:table-cell>
          <table:table-cell table:style-name="Tableau9.A1" office:value-type="string">
            <text:p text:style-name="P39">300-309</text:p>
          </table:table-cell>
          <table:table-cell table:style-name="Tableau9.C1" office:value-type="string">
            <text:p text:style-name="P38">Psychoses</text:p>
          </table:table-cell>
        </table:table-row>
        <table:table-row table:style-name="Tableau9.2">
          <table:table-cell table:style-name="Tableau9.A1" office:value-type="string">
            <text:p text:style-name="P39">A068</text:p>
          </table:table-cell>
          <table:table-cell table:style-name="Tableau9.A1" office:value-type="string">
            <text:p text:style-name="P36">310-324, 326</text:p>
          </table:table-cell>
          <table:table-cell table:style-name="Tableau9.C1" office:value-type="string">
            <text:p text:style-name="P32">Psychoneuroses and disorders of personality</text:p>
          </table:table-cell>
        </table:table-row>
        <table:table-row table:style-name="Tableau9.2">
          <table:table-cell table:style-name="Tableau9.A1" office:value-type="string">
            <text:p text:style-name="P36">A069</text:p>
          </table:table-cell>
          <table:table-cell table:style-name="Tableau9.A1" office:value-type="string">
            <text:p text:style-name="P36">325</text:p>
          </table:table-cell>
          <table:table-cell table:style-name="Tableau9.C1" office:value-type="string">
            <text:p text:style-name="P32">Mental deficiency</text:p>
          </table:table-cell>
        </table:table-row>
        <table:table-row table:style-name="Tableau9.2">
          <table:table-cell table:style-name="Tableau9.A1" office:value-type="string">
            <text:p text:style-name="P36">A070</text:p>
          </table:table-cell>
          <table:table-cell table:style-name="Tableau9.A1" office:value-type="string">
            <text:p text:style-name="P36">330-334</text:p>
          </table:table-cell>
          <table:table-cell table:style-name="Tableau9.C1" office:value-type="string">
            <text:p text:style-name="P32">Vascular lesions affecting central nervous system</text:p>
          </table:table-cell>
        </table:table-row>
        <table:table-row table:style-name="Tableau9.2">
          <table:table-cell table:style-name="Tableau9.A1" office:value-type="string">
            <text:p text:style-name="P36">A071</text:p>
          </table:table-cell>
          <table:table-cell table:style-name="Tableau9.A1" office:value-type="string">
            <text:p text:style-name="P36">340</text:p>
          </table:table-cell>
          <table:table-cell table:style-name="Tableau9.C1" office:value-type="string">
            <text:p text:style-name="P32">Non-meningococcal meningitis</text:p>
          </table:table-cell>
        </table:table-row>
        <table:table-row table:style-name="Tableau9.2">
          <table:table-cell table:style-name="Tableau9.A1" office:value-type="string">
            <text:p text:style-name="P36">A072</text:p>
          </table:table-cell>
          <table:table-cell table:style-name="Tableau9.A1" office:value-type="string">
            <text:p text:style-name="P36">345</text:p>
          </table:table-cell>
          <table:table-cell table:style-name="Tableau9.C1" office:value-type="string">
            <text:p text:style-name="P32">Multiple sclerosis</text:p>
          </table:table-cell>
        </table:table-row>
        <table:table-row table:style-name="Tableau9.2">
          <table:table-cell table:style-name="Tableau9.A1" office:value-type="string">
            <text:p text:style-name="P36">A073</text:p>
          </table:table-cell>
          <table:table-cell table:style-name="Tableau9.A1" office:value-type="string">
            <text:p text:style-name="P36">353</text:p>
          </table:table-cell>
          <table:table-cell table:style-name="Tableau9.C1" office:value-type="string">
            <text:p text:style-name="P32">Epilepsy</text:p>
          </table:table-cell>
        </table:table-row>
        <table:table-row table:style-name="Tableau9.2">
          <table:table-cell table:style-name="Tableau9.A1" office:value-type="string">
            <text:p text:style-name="P36">A074</text:p>
          </table:table-cell>
          <table:table-cell table:style-name="Tableau9.A1" office:value-type="string">
            <text:p text:style-name="P36">370-379</text:p>
          </table:table-cell>
          <table:table-cell table:style-name="Tableau9.C1" office:value-type="string">
            <text:p text:style-name="P32">Inflammatory diseases of eye</text:p>
          </table:table-cell>
        </table:table-row>
        <table:table-row table:style-name="Tableau9.2">
          <table:table-cell table:style-name="Tableau9.A1" office:value-type="string">
            <text:p text:style-name="P36">A075</text:p>
          </table:table-cell>
          <table:table-cell table:style-name="Tableau9.A1" office:value-type="string">
            <text:p text:style-name="P36">385</text:p>
          </table:table-cell>
          <table:table-cell table:style-name="Tableau9.C1" office:value-type="string">
            <text:p text:style-name="P32">Cataract</text:p>
          </table:table-cell>
        </table:table-row>
        <table:table-row table:style-name="Tableau9.2">
          <table:table-cell table:style-name="Tableau9.A1" office:value-type="string">
            <text:p text:style-name="P36">A076</text:p>
          </table:table-cell>
          <table:table-cell table:style-name="Tableau9.A1" office:value-type="string">
            <text:p text:style-name="P36">387</text:p>
          </table:table-cell>
          <table:table-cell table:style-name="Tableau9.C1" office:value-type="string">
            <text:p text:style-name="P32">Glaucoma</text:p>
          </table:table-cell>
        </table:table-row>
        <table:table-row table:style-name="Tableau9.2">
          <table:table-cell table:style-name="Tableau9.A1" office:value-type="string">
            <text:p text:style-name="P36">A077</text:p>
          </table:table-cell>
          <table:table-cell table:style-name="Tableau9.A1" office:value-type="string">
            <text:p text:style-name="P36">391-393</text:p>
          </table:table-cell>
          <table:table-cell table:style-name="Tableau9.C1" office:value-type="string">
            <text:p text:style-name="P32">Otitis media and mastoiditis</text:p>
          </table:table-cell>
        </table:table-row>
        <table:table-row table:style-name="Tableau9.2">
          <table:table-cell table:style-name="Tableau9.A1" office:value-type="string">
            <text:p text:style-name="P36">A078</text:p>
          </table:table-cell>
          <table:table-cell table:style-name="Tableau9.A1" office:value-type="string">
            <text:p text:style-name="P36">341-344, 350-352, 354-369, 380-384, 386, 388-390, 394-398</text:p>
          </table:table-cell>
          <table:table-cell table:style-name="Tableau9.C1" office:value-type="string">
            <text:p text:style-name="P32">All other diseases of the nervous system and sense organs</text:p>
          </table:table-cell>
        </table:table-row>
        <table:table-row table:style-name="Tableau9.2">
          <table:table-cell table:style-name="Tableau9.A1" office:value-type="string">
            <text:p text:style-name="P36">A079</text:p>
          </table:table-cell>
          <table:table-cell table:style-name="Tableau9.A1" office:value-type="string">
            <text:p text:style-name="P36">400-402</text:p>
          </table:table-cell>
          <table:table-cell table:style-name="Tableau9.C1" office:value-type="string">
            <text:p text:style-name="P32">Rheumatic fever</text:p>
          </table:table-cell>
        </table:table-row>
        <table:table-row table:style-name="Tableau9.2">
          <table:table-cell table:style-name="Tableau9.A1" office:value-type="string">
            <text:p text:style-name="P36">A080</text:p>
          </table:table-cell>
          <table:table-cell table:style-name="Tableau9.A1" office:value-type="string">
            <text:p text:style-name="P36">410-416</text:p>
          </table:table-cell>
          <table:table-cell table:style-name="Tableau9.C1" office:value-type="string">
            <text:p text:style-name="P32">Chronic rheumatic heart disease</text:p>
          </table:table-cell>
        </table:table-row>
        <table:table-row table:style-name="Tableau9.2">
          <table:table-cell table:style-name="Tableau9.A1" office:value-type="string">
            <text:p text:style-name="P36">A081</text:p>
          </table:table-cell>
          <table:table-cell table:style-name="Tableau9.A1" office:value-type="string">
            <text:p text:style-name="P36">420-422</text:p>
          </table:table-cell>
          <table:table-cell table:style-name="Tableau9.C1" office:value-type="string">
            <text:p text:style-name="P32">Arteriosclerotic and degenerative heart disease</text:p>
          </table:table-cell>
        </table:table-row>
        <table:table-row table:style-name="Tableau9.2">
          <table:table-cell table:style-name="Tableau9.A1" office:value-type="string">
            <text:p text:style-name="P36">A082</text:p>
          </table:table-cell>
          <table:table-cell table:style-name="Tableau9.A1" office:value-type="string">
            <text:p text:style-name="P36">430-434</text:p>
          </table:table-cell>
          <table:table-cell table:style-name="Tableau9.C1" office:value-type="string">
            <text:p text:style-name="P32">Other diseases of heart</text:p>
          </table:table-cell>
        </table:table-row>
        <table:table-row table:style-name="Tableau9.2">
          <table:table-cell table:style-name="Tableau9.A1" office:value-type="string">
            <text:p text:style-name="P36">A083</text:p>
          </table:table-cell>
          <table:table-cell table:style-name="Tableau9.A1" office:value-type="string">
            <text:p text:style-name="P36">440-443</text:p>
          </table:table-cell>
          <table:table-cell table:style-name="Tableau9.C1" office:value-type="string">
            <text:p text:style-name="P32">Hypertension with heart disease</text:p>
          </table:table-cell>
        </table:table-row>
        <table:table-row table:style-name="Tableau9.2">
          <table:table-cell table:style-name="Tableau9.A1" office:value-type="string">
            <text:p text:style-name="P36">A084</text:p>
          </table:table-cell>
          <table:table-cell table:style-name="Tableau9.A1" office:value-type="string">
            <text:p text:style-name="P36">444-447</text:p>
          </table:table-cell>
          <table:table-cell table:style-name="Tableau9.C1" office:value-type="string">
            <text:p text:style-name="P32">Hypertension without mention of heart</text:p>
          </table:table-cell>
        </table:table-row>
        <table:table-row table:style-name="Tableau9.2">
          <table:table-cell table:style-name="Tableau9.A1" office:value-type="string">
            <text:p text:style-name="P36">A085</text:p>
          </table:table-cell>
          <table:table-cell table:style-name="Tableau9.A1" office:value-type="string">
            <text:p text:style-name="P36">450-456</text:p>
          </table:table-cell>
          <table:table-cell table:style-name="Tableau9.C1" office:value-type="string">
            <text:p text:style-name="P32">Diseases of arteries</text:p>
          </table:table-cell>
        </table:table-row>
        <text:soft-page-break/>
        <table:table-row table:style-name="Tableau9.2">
          <table:table-cell table:style-name="Tableau9.A1" office:value-type="string">
            <text:p text:style-name="P36">A086</text:p>
          </table:table-cell>
          <table:table-cell table:style-name="Tableau9.A1" office:value-type="string">
            <text:p text:style-name="P36">460-468</text:p>
          </table:table-cell>
          <table:table-cell table:style-name="Tableau9.C1" office:value-type="string">
            <text:p text:style-name="P32">Other diseases of circulatory system</text:p>
          </table:table-cell>
        </table:table-row>
        <table:table-row table:style-name="Tableau9.2">
          <table:table-cell table:style-name="Tableau9.A1" office:value-type="string">
            <text:p text:style-name="P36">A087</text:p>
          </table:table-cell>
          <table:table-cell table:style-name="Tableau9.A1" office:value-type="string">
            <text:p text:style-name="P36">470-475</text:p>
          </table:table-cell>
          <table:table-cell table:style-name="Tableau9.C1" office:value-type="string">
            <text:p text:style-name="P32">Acute upper respiratory infections</text:p>
          </table:table-cell>
        </table:table-row>
        <table:table-row table:style-name="Tableau9.2">
          <table:table-cell table:style-name="Tableau9.A1" office:value-type="string">
            <text:p text:style-name="P36">A088</text:p>
          </table:table-cell>
          <table:table-cell table:style-name="Tableau9.A1" office:value-type="string">
            <text:p text:style-name="P36">480-483</text:p>
          </table:table-cell>
          <table:table-cell table:style-name="Tableau9.C1" office:value-type="string">
            <text:p text:style-name="P32">Influenza</text:p>
          </table:table-cell>
        </table:table-row>
        <table:table-row table:style-name="Tableau9.2">
          <table:table-cell table:style-name="Tableau9.A1" office:value-type="string">
            <text:p text:style-name="P36">A089</text:p>
          </table:table-cell>
          <table:table-cell table:style-name="Tableau9.A1" office:value-type="string">
            <text:p text:style-name="P36">490</text:p>
          </table:table-cell>
          <table:table-cell table:style-name="Tableau9.C1" office:value-type="string">
            <text:p text:style-name="P32">Lobar pneumonia</text:p>
          </table:table-cell>
        </table:table-row>
        <table:table-row table:style-name="Tableau9.2">
          <table:table-cell table:style-name="Tableau9.A1" office:value-type="string">
            <text:p text:style-name="P36">A090</text:p>
          </table:table-cell>
          <table:table-cell table:style-name="Tableau9.A1" office:value-type="string">
            <text:p text:style-name="P36">491</text:p>
          </table:table-cell>
          <table:table-cell table:style-name="Tableau9.C1" office:value-type="string">
            <text:p text:style-name="P32">Bronchopneumonia</text:p>
          </table:table-cell>
        </table:table-row>
        <table:table-row table:style-name="Tableau9.2">
          <table:table-cell table:style-name="Tableau9.A1" office:value-type="string">
            <text:p text:style-name="P36">A091</text:p>
          </table:table-cell>
          <table:table-cell table:style-name="Tableau9.A1" office:value-type="string">
            <text:p text:style-name="P36">492, 493</text:p>
          </table:table-cell>
          <table:table-cell table:style-name="Tableau9.C1" office:value-type="string">
            <text:p text:style-name="P32">Primary atypical, other, and unspecified pneumonia</text:p>
          </table:table-cell>
        </table:table-row>
        <table:table-row table:style-name="Tableau9.2">
          <table:table-cell table:style-name="Tableau9.A1" office:value-type="string">
            <text:p text:style-name="P36">A092</text:p>
          </table:table-cell>
          <table:table-cell table:style-name="Tableau9.A1" office:value-type="string">
            <text:p text:style-name="P36">500</text:p>
          </table:table-cell>
          <table:table-cell table:style-name="Tableau9.C1" office:value-type="string">
            <text:p text:style-name="P32">Acute bronchitis</text:p>
          </table:table-cell>
        </table:table-row>
        <table:table-row table:style-name="Tableau9.2">
          <table:table-cell table:style-name="Tableau9.A1" office:value-type="string">
            <text:p text:style-name="P36">A093</text:p>
          </table:table-cell>
          <table:table-cell table:style-name="Tableau9.A1" office:value-type="string">
            <text:p text:style-name="P36">501, 502</text:p>
          </table:table-cell>
          <table:table-cell table:style-name="Tableau9.C1" office:value-type="string">
            <text:p text:style-name="P32">Bronchitis, chronic and unqualified</text:p>
          </table:table-cell>
        </table:table-row>
        <table:table-row table:style-name="Tableau9.2">
          <table:table-cell table:style-name="Tableau9.A1" office:value-type="string">
            <text:p text:style-name="P36">A094</text:p>
          </table:table-cell>
          <table:table-cell table:style-name="Tableau9.A1" office:value-type="string">
            <text:p text:style-name="P36">510</text:p>
          </table:table-cell>
          <table:table-cell table:style-name="Tableau9.C1" office:value-type="string">
            <text:p text:style-name="P32">Hypertrophy of tonsils and adenoids</text:p>
          </table:table-cell>
        </table:table-row>
        <table:table-row table:style-name="Tableau9.2">
          <table:table-cell table:style-name="Tableau9.A1" office:value-type="string">
            <text:p text:style-name="P36">A095</text:p>
          </table:table-cell>
          <table:table-cell table:style-name="Tableau9.A1" office:value-type="string">
            <text:p text:style-name="P36">518, 521</text:p>
          </table:table-cell>
          <table:table-cell table:style-name="Tableau9.C1" office:value-type="string">
            <text:p text:style-name="P32">Empyema and abscess of lung</text:p>
          </table:table-cell>
        </table:table-row>
        <table:table-row table:style-name="Tableau9.2">
          <table:table-cell table:style-name="Tableau9.A1" office:value-type="string">
            <text:p text:style-name="P36">A096</text:p>
          </table:table-cell>
          <table:table-cell table:style-name="Tableau9.A1" office:value-type="string">
            <text:p text:style-name="P36">519</text:p>
          </table:table-cell>
          <table:table-cell table:style-name="Tableau9.C1" office:value-type="string">
            <text:p text:style-name="P32">Pleurisy</text:p>
          </table:table-cell>
        </table:table-row>
        <table:table-row table:style-name="Tableau9.2">
          <table:table-cell table:style-name="Tableau9.A1" office:value-type="string">
            <text:p text:style-name="P36">A097</text:p>
          </table:table-cell>
          <table:table-cell table:style-name="Tableau9.A1" office:value-type="string">
            <text:p text:style-name="P36">511-517, 520, 522-527</text:p>
          </table:table-cell>
          <table:table-cell table:style-name="Tableau9.C1" office:value-type="string">
            <text:p text:style-name="P32">All other respiratory diseases</text:p>
          </table:table-cell>
        </table:table-row>
        <table:table-row table:style-name="Tableau9.2">
          <table:table-cell table:style-name="Tableau9.A1" office:value-type="string">
            <text:p text:style-name="P36">A098</text:p>
          </table:table-cell>
          <table:table-cell table:style-name="Tableau9.A1" office:value-type="string">
            <text:p text:style-name="P36">530-535</text:p>
          </table:table-cell>
          <table:table-cell table:style-name="Tableau9.C1" office:value-type="string">
            <text:p text:style-name="P32">Diseases of teeth and supporting structures</text:p>
          </table:table-cell>
        </table:table-row>
        <table:table-row table:style-name="Tableau9.2">
          <table:table-cell table:style-name="Tableau9.A1" office:value-type="string">
            <text:p text:style-name="P36">A099</text:p>
          </table:table-cell>
          <table:table-cell table:style-name="Tableau9.A1" office:value-type="string">
            <text:p text:style-name="P36">540</text:p>
          </table:table-cell>
          <table:table-cell table:style-name="Tableau9.C1" office:value-type="string">
            <text:p text:style-name="P32">Ulcer of stomach</text:p>
          </table:table-cell>
        </table:table-row>
        <table:table-row table:style-name="Tableau9.2">
          <table:table-cell table:style-name="Tableau9.A1" office:value-type="string">
            <text:p text:style-name="P36">A100</text:p>
          </table:table-cell>
          <table:table-cell table:style-name="Tableau9.A1" office:value-type="string">
            <text:p text:style-name="P36">541</text:p>
          </table:table-cell>
          <table:table-cell table:style-name="Tableau9.C1" office:value-type="string">
            <text:p text:style-name="P32">Ulcer of duodenum</text:p>
          </table:table-cell>
        </table:table-row>
        <table:table-row table:style-name="Tableau9.2">
          <table:table-cell table:style-name="Tableau9.A1" office:value-type="string">
            <text:p text:style-name="P36">A101</text:p>
          </table:table-cell>
          <table:table-cell table:style-name="Tableau9.A1" office:value-type="string">
            <text:p text:style-name="P36">543</text:p>
          </table:table-cell>
          <table:table-cell table:style-name="Tableau9.C1" office:value-type="string">
            <text:p text:style-name="P32">Gastritis and duodenitis</text:p>
          </table:table-cell>
        </table:table-row>
        <table:table-row table:style-name="Tableau9.2">
          <table:table-cell table:style-name="Tableau9.A1" office:value-type="string">
            <text:p text:style-name="P36">A102</text:p>
          </table:table-cell>
          <table:table-cell table:style-name="Tableau9.A1" office:value-type="string">
            <text:p text:style-name="P36">550-553</text:p>
          </table:table-cell>
          <table:table-cell table:style-name="Tableau9.C1" office:value-type="string">
            <text:p text:style-name="P32">Appendicitis</text:p>
          </table:table-cell>
        </table:table-row>
        <table:table-row table:style-name="Tableau9.2">
          <table:table-cell table:style-name="Tableau9.A1" office:value-type="string">
            <text:p text:style-name="P36">A103</text:p>
          </table:table-cell>
          <table:table-cell table:style-name="Tableau9.A1" office:value-type="string">
            <text:p text:style-name="P36">560, 561, 570</text:p>
          </table:table-cell>
          <table:table-cell table:style-name="Tableau9.C1" office:value-type="string">
            <text:p text:style-name="P32">Intestinal obstruction and hernia</text:p>
          </table:table-cell>
        </table:table-row>
        <table:table-row table:style-name="Tableau9.2">
          <table:table-cell table:style-name="Tableau9.A1" office:value-type="string">
            <text:p text:style-name="P36">A104</text:p>
          </table:table-cell>
          <table:table-cell table:style-name="Tableau9.A1" office:value-type="string">
            <text:p text:style-name="P36">571, 572</text:p>
          </table:table-cell>
          <table:table-cell table:style-name="Tableau9.C1" office:value-type="string">
            <text:p text:style-name="P32">Gastro-enteritis and colitis, except diarrhoea of the newborn</text:p>
          </table:table-cell>
        </table:table-row>
        <table:table-row table:style-name="Tableau9.2">
          <table:table-cell table:style-name="Tableau9.A1" office:value-type="string">
            <text:p text:style-name="P36">A105</text:p>
          </table:table-cell>
          <table:table-cell table:style-name="Tableau9.A1" office:value-type="string">
            <text:p text:style-name="P36">581</text:p>
          </table:table-cell>
          <table:table-cell table:style-name="Tableau9.C1" office:value-type="string">
            <text:p text:style-name="P32">Cirrhosis of liver</text:p>
          </table:table-cell>
        </table:table-row>
        <table:table-row table:style-name="Tableau9.2">
          <table:table-cell table:style-name="Tableau9.A1" office:value-type="string">
            <text:p text:style-name="P36">A106</text:p>
          </table:table-cell>
          <table:table-cell table:style-name="Tableau9.A1" office:value-type="string">
            <text:p text:style-name="P36">584, 585</text:p>
          </table:table-cell>
          <table:table-cell table:style-name="Tableau9.C1" office:value-type="string">
            <text:p text:style-name="P32">Cholelithiasis and cholecystitis</text:p>
          </table:table-cell>
        </table:table-row>
        <table:table-row table:style-name="Tableau9.2">
          <table:table-cell table:style-name="Tableau9.A1" office:value-type="string">
            <text:p text:style-name="P36">A107</text:p>
          </table:table-cell>
          <table:table-cell table:style-name="Tableau9.A1" office:value-type="string">
            <text:p text:style-name="P36">536-539, 542, 544, 545, 573-580, 582, 583, 586, 587</text:p>
          </table:table-cell>
          <table:table-cell table:style-name="Tableau9.C1" office:value-type="string">
            <text:p text:style-name="P32">Other diseases of digestive system</text:p>
          </table:table-cell>
        </table:table-row>
        <table:table-row table:style-name="Tableau9.2">
          <table:table-cell table:style-name="Tableau9.A1" office:value-type="string">
            <text:p text:style-name="P36">A108</text:p>
          </table:table-cell>
          <table:table-cell table:style-name="Tableau9.A1" office:value-type="string">
            <text:p text:style-name="P36">590</text:p>
          </table:table-cell>
          <table:table-cell table:style-name="Tableau9.C1" office:value-type="string">
            <text:p text:style-name="P32">Acute nephritis</text:p>
          </table:table-cell>
        </table:table-row>
        <table:table-row table:style-name="Tableau9.2">
          <table:table-cell table:style-name="Tableau9.A1" office:value-type="string">
            <text:p text:style-name="P36">A109</text:p>
          </table:table-cell>
          <table:table-cell table:style-name="Tableau9.A1" office:value-type="string">
            <text:p text:style-name="P36">591-594</text:p>
          </table:table-cell>
          <table:table-cell table:style-name="Tableau9.C1" office:value-type="string">
            <text:p text:style-name="P32">Chronic, other, and unspecified nephritis</text:p>
          </table:table-cell>
        </table:table-row>
        <table:table-row table:style-name="Tableau9.2">
          <table:table-cell table:style-name="Tableau9.A1" office:value-type="string">
            <text:p text:style-name="P36">A110</text:p>
          </table:table-cell>
          <table:table-cell table:style-name="Tableau9.A1" office:value-type="string">
            <text:p text:style-name="P36">600</text:p>
          </table:table-cell>
          <table:table-cell table:style-name="Tableau9.C1" office:value-type="string">
            <text:p text:style-name="P32">Infections of kidney</text:p>
          </table:table-cell>
        </table:table-row>
        <table:table-row table:style-name="Tableau9.2">
          <table:table-cell table:style-name="Tableau9.A1" office:value-type="string">
            <text:p text:style-name="P36">A111</text:p>
          </table:table-cell>
          <table:table-cell table:style-name="Tableau9.A1" office:value-type="string">
            <text:p text:style-name="P36">602, 604</text:p>
          </table:table-cell>
          <table:table-cell table:style-name="Tableau9.C1" office:value-type="string">
            <text:p text:style-name="P32">Calculi of urinary system</text:p>
          </table:table-cell>
        </table:table-row>
        <table:table-row table:style-name="Tableau9.2">
          <table:table-cell table:style-name="Tableau9.A1" office:value-type="string">
            <text:p text:style-name="P36">A112</text:p>
          </table:table-cell>
          <table:table-cell table:style-name="Tableau9.A1" office:value-type="string">
            <text:p text:style-name="P36">610</text:p>
          </table:table-cell>
          <table:table-cell table:style-name="Tableau9.C1" office:value-type="string">
            <text:p text:style-name="P32">Hyperplasia of prostate</text:p>
          </table:table-cell>
        </table:table-row>
        <table:table-row table:style-name="Tableau9.2">
          <table:table-cell table:style-name="Tableau9.A1" office:value-type="string">
            <text:p text:style-name="P36">A113</text:p>
          </table:table-cell>
          <table:table-cell table:style-name="Tableau9.A1" office:value-type="string">
            <text:p text:style-name="P36">620, 621</text:p>
          </table:table-cell>
          <table:table-cell table:style-name="Tableau9.C1" office:value-type="string">
            <text:p text:style-name="P32">Diseases of breast</text:p>
          </table:table-cell>
        </table:table-row>
        <table:table-row table:style-name="Tableau9.2">
          <table:table-cell table:style-name="Tableau9.A1" office:value-type="string">
            <text:p text:style-name="P36">A114</text:p>
          </table:table-cell>
          <table:table-cell table:style-name="Tableau9.A1" office:value-type="string">
            <text:p text:style-name="P36">601, 603, 605-609, 611-617, 622-637</text:p>
          </table:table-cell>
          <table:table-cell table:style-name="Tableau9.C1" office:value-type="string">
            <text:p text:style-name="P32">Other diseases of genito-urinary system</text:p>
          </table:table-cell>
        </table:table-row>
        <table:table-row table:style-name="Tableau9.2">
          <table:table-cell table:style-name="Tableau9.A1" office:value-type="string">
            <text:p text:style-name="P36">A115</text:p>
          </table:table-cell>
          <table:table-cell table:style-name="Tableau9.A1" office:value-type="string">
            <text:p text:style-name="P36">640, 641, 681, 682, 684</text:p>
          </table:table-cell>
          <table:table-cell table:style-name="Tableau9.C1" office:value-type="string">
            <text:p text:style-name="P32">Sepsis of pregnancy, childbirth, and the puerperium</text:p>
          </table:table-cell>
        </table:table-row>
        <table:table-row table:style-name="Tableau9.2">
          <table:table-cell table:style-name="Tableau9.A1" office:value-type="string">
            <text:p text:style-name="P36">A116</text:p>
          </table:table-cell>
          <table:table-cell table:style-name="Tableau9.A1" office:value-type="string">
            <text:p text:style-name="P36">642, 652, 685, 686</text:p>
          </table:table-cell>
          <table:table-cell table:style-name="Tableau9.C1" office:value-type="string">
            <text:p text:style-name="P32">Toxaemias of pregnancy and the puerperium</text:p>
          </table:table-cell>
        </table:table-row>
        <table:table-row table:style-name="Tableau9.2">
          <table:table-cell table:style-name="Tableau9.A1" office:value-type="string">
            <text:p text:style-name="P36">A117</text:p>
          </table:table-cell>
          <table:table-cell table:style-name="Tableau9.A1" office:value-type="string">
            <text:p text:style-name="P36">643, 644, 670-672</text:p>
          </table:table-cell>
          <table:table-cell table:style-name="Tableau9.C1" office:value-type="string">
            <text:p text:style-name="P32">Haemorrhage of pregnancy and childbirth</text:p>
          </table:table-cell>
        </table:table-row>
        <table:table-row table:style-name="Tableau9.2">
          <table:table-cell table:style-name="Tableau9.A1" office:value-type="string">
            <text:p text:style-name="P36">A118</text:p>
          </table:table-cell>
          <table:table-cell table:style-name="Tableau9.A1" office:value-type="string">
            <text:p text:style-name="P36">650</text:p>
          </table:table-cell>
          <table:table-cell table:style-name="Tableau9.C1" office:value-type="string">
            <text:p text:style-name="P32">Abortion without mention of sepsis or toxaemia</text:p>
          </table:table-cell>
        </table:table-row>
        <table:table-row table:style-name="Tableau9.2">
          <table:table-cell table:style-name="Tableau9.A1" office:value-type="string">
            <text:p text:style-name="P36">A119</text:p>
          </table:table-cell>
          <table:table-cell table:style-name="Tableau9.A1" office:value-type="string">
            <text:p text:style-name="P36">651</text:p>
          </table:table-cell>
          <table:table-cell table:style-name="Tableau9.C1" office:value-type="string">
            <text:p text:style-name="P32">Abortion with sepsis</text:p>
          </table:table-cell>
        </table:table-row>
        <table:table-row table:style-name="Tableau9.2">
          <table:table-cell table:style-name="Tableau9.A1" office:value-type="string">
            <text:p text:style-name="P36">A120</text:p>
          </table:table-cell>
          <table:table-cell table:style-name="Tableau9.A1" office:value-type="string">
            <text:p text:style-name="P36">645-649, 660, 673-680, 683, 687-689</text:p>
          </table:table-cell>
          <table:table-cell table:style-name="Tableau9.C1" office:value-type="string">
            <text:p text:style-name="P32">Other complications of pregnancy, childbirth, and the puerperium. </text:p>
            <text:p text:style-name="P32">Delivery without mention of complication</text:p>
          </table:table-cell>
        </table:table-row>
        <table:table-row table:style-name="Tableau9.2">
          <table:table-cell table:style-name="Tableau9.A1" office:value-type="string">
            <text:p text:style-name="P36">A121</text:p>
          </table:table-cell>
          <table:table-cell table:style-name="Tableau9.A1" office:value-type="string">
            <text:p text:style-name="P36">690-698</text:p>
          </table:table-cell>
          <table:table-cell table:style-name="Tableau9.C1" office:value-type="string">
            <text:p text:style-name="P32">Infections of skin and subcutaneous tissue</text:p>
          </table:table-cell>
        </table:table-row>
        <table:table-row table:style-name="Tableau9.2">
          <table:table-cell table:style-name="Tableau9.A1" office:value-type="string">
            <text:p text:style-name="P36">A122</text:p>
          </table:table-cell>
          <table:table-cell table:style-name="Tableau9.A1" office:value-type="string">
            <text:p text:style-name="P36">720-725</text:p>
          </table:table-cell>
          <table:table-cell table:style-name="Tableau9.C1" office:value-type="string">
            <text:p text:style-name="P32">Arthritis and spondylitis</text:p>
          </table:table-cell>
        </table:table-row>
        <table:table-row table:style-name="Tableau9.2">
          <table:table-cell table:style-name="Tableau9.A1" office:value-type="string">
            <text:p text:style-name="P36">A123</text:p>
          </table:table-cell>
          <table:table-cell table:style-name="Tableau9.A1" office:value-type="string">
            <text:p text:style-name="P36">726, 727</text:p>
          </table:table-cell>
          <table:table-cell table:style-name="Tableau9.C1" office:value-type="string">
            <text:p text:style-name="P32">Muscular rheumatism and rheumatism unspecified</text:p>
          </table:table-cell>
        </table:table-row>
        <table:table-row table:style-name="Tableau9.2">
          <table:table-cell table:style-name="Tableau9.A1" office:value-type="string">
            <text:p text:style-name="P36">A124</text:p>
          </table:table-cell>
          <table:table-cell table:style-name="Tableau9.A1" office:value-type="string">
            <text:p text:style-name="P36">730</text:p>
          </table:table-cell>
          <table:table-cell table:style-name="Tableau9.C1" office:value-type="string">
            <text:p text:style-name="P32">Osteomyelitis and periostitis</text:p>
          </table:table-cell>
        </table:table-row>
        <table:table-row table:style-name="Tableau9.2">
          <table:table-cell table:style-name="Tableau9.A1" office:value-type="string">
            <text:p text:style-name="P36">A125</text:p>
          </table:table-cell>
          <table:table-cell table:style-name="Tableau9.A1" office:value-type="string">
            <text:p text:style-name="P36">737, 745-749</text:p>
          </table:table-cell>
          <table:table-cell table:style-name="Tableau9.C1" office:value-type="string">
            <text:p text:style-name="P32">Ankylosis and acquired musculoskeletal deformities</text:p>
          </table:table-cell>
        </table:table-row>
        <table:table-row table:style-name="Tableau9.2">
          <table:table-cell table:style-name="Tableau9.A1" office:value-type="string">
            <text:p text:style-name="P36">A126</text:p>
          </table:table-cell>
          <table:table-cell table:style-name="Tableau9.A1" office:value-type="string">
            <text:p text:style-name="P36">700-716, 731-736, 738-744</text:p>
          </table:table-cell>
          <table:table-cell table:style-name="Tableau9.C1" office:value-type="string">
            <text:p text:style-name="P32">All other diseases of skin and musculoskeletal system</text:p>
          </table:table-cell>
        </table:table-row>
        <table:table-row table:style-name="Tableau9.2">
          <table:table-cell table:style-name="Tableau9.A1" office:value-type="string">
            <text:p text:style-name="P36">A127</text:p>
          </table:table-cell>
          <table:table-cell table:style-name="Tableau9.A1" office:value-type="string">
            <text:p text:style-name="P36">751</text:p>
          </table:table-cell>
          <table:table-cell table:style-name="Tableau9.C1" office:value-type="string">
            <text:p text:style-name="P32">Spina bifida and meningocele</text:p>
          </table:table-cell>
        </table:table-row>
        <table:table-row table:style-name="Tableau9.2">
          <table:table-cell table:style-name="Tableau9.A1" office:value-type="string">
            <text:p text:style-name="P36">A128</text:p>
          </table:table-cell>
          <table:table-cell table:style-name="Tableau9.A1" office:value-type="string">
            <text:p text:style-name="P36">754</text:p>
          </table:table-cell>
          <table:table-cell table:style-name="Tableau9.C1" office:value-type="string">
            <text:p text:style-name="P32">Congenital malformations of circulatory system</text:p>
          </table:table-cell>
        </table:table-row>
        <text:soft-page-break/>
        <table:table-row table:style-name="Tableau9.2">
          <table:table-cell table:style-name="Tableau9.A1" office:value-type="string">
            <text:p text:style-name="P36">A129</text:p>
          </table:table-cell>
          <table:table-cell table:style-name="Tableau9.A1" office:value-type="string">
            <text:p text:style-name="P36">750, 752, 753, 755-759</text:p>
          </table:table-cell>
          <table:table-cell table:style-name="Tableau9.C1" office:value-type="string">
            <text:p text:style-name="P32">All other congenital malformations</text:p>
          </table:table-cell>
        </table:table-row>
        <table:table-row table:style-name="Tableau9.2">
          <table:table-cell table:style-name="Tableau9.A1" office:value-type="string">
            <text:p text:style-name="P36">A130</text:p>
          </table:table-cell>
          <table:table-cell table:style-name="Tableau9.A1" office:value-type="string">
            <text:p text:style-name="P36">760, 761</text:p>
          </table:table-cell>
          <table:table-cell table:style-name="Tableau9.C1" office:value-type="string">
            <text:p text:style-name="P32">Birth injuries</text:p>
          </table:table-cell>
        </table:table-row>
        <table:table-row table:style-name="Tableau9.2">
          <table:table-cell table:style-name="Tableau9.A1" office:value-type="string">
            <text:p text:style-name="P36">A131</text:p>
          </table:table-cell>
          <table:table-cell table:style-name="Tableau9.A1" office:value-type="string">
            <text:p text:style-name="P36">762</text:p>
          </table:table-cell>
          <table:table-cell table:style-name="Tableau9.C1" office:value-type="string">
            <text:p text:style-name="P32">Postnatal asphyxia and atelectasis</text:p>
          </table:table-cell>
        </table:table-row>
        <table:table-row table:style-name="Tableau9.2">
          <table:table-cell table:style-name="Tableau9.A1" office:value-type="string">
            <text:p text:style-name="P36">A132</text:p>
          </table:table-cell>
          <table:table-cell table:style-name="Tableau9.A1" office:value-type="string">
            <text:p text:style-name="P36">763-768</text:p>
          </table:table-cell>
          <table:table-cell table:style-name="Tableau9.C1" office:value-type="string">
            <text:p text:style-name="P32">Infections of the newborn</text:p>
          </table:table-cell>
        </table:table-row>
        <table:table-row table:style-name="Tableau9.2">
          <table:table-cell table:style-name="Tableau9.A1" office:value-type="string">
            <text:p text:style-name="P36">A133</text:p>
          </table:table-cell>
          <table:table-cell table:style-name="Tableau9.A1" office:value-type="string">
            <text:p text:style-name="P36">770</text:p>
          </table:table-cell>
          <table:table-cell table:style-name="Tableau9.C1" office:value-type="string">
            <text:p text:style-name="P32">Haemolytic disease of the newborn</text:p>
          </table:table-cell>
        </table:table-row>
        <table:table-row table:style-name="Tableau9.2">
          <table:table-cell table:style-name="Tableau9.A1" office:value-type="string">
            <text:p text:style-name="P36">A134</text:p>
          </table:table-cell>
          <table:table-cell table:style-name="Tableau9.A1" office:value-type="string">
            <text:p text:style-name="P36">769, 771, 772</text:p>
          </table:table-cell>
          <table:table-cell table:style-name="Tableau9.C1" office:value-type="string">
            <text:p text:style-name="P32">All other defined diseases of early infancy</text:p>
          </table:table-cell>
        </table:table-row>
        <table:table-row table:style-name="Tableau9.2">
          <table:table-cell table:style-name="Tableau9.A1" office:value-type="string">
            <text:p text:style-name="P36">A135</text:p>
          </table:table-cell>
          <table:table-cell table:style-name="Tableau9.A1" office:value-type="string">
            <text:p text:style-name="P36">773-776</text:p>
          </table:table-cell>
          <table:table-cell table:style-name="Tableau9.C1" office:value-type="string">
            <text:p text:style-name="P32">Ill-defined diseases peculiar to early infancy, and immaturity unqualified</text:p>
          </table:table-cell>
        </table:table-row>
        <table:table-row table:style-name="Tableau9.2">
          <table:table-cell table:style-name="Tableau9.A1" office:value-type="string">
            <text:p text:style-name="P36">A136</text:p>
          </table:table-cell>
          <table:table-cell table:style-name="Tableau9.A1" office:value-type="string">
            <text:p text:style-name="P36">794</text:p>
          </table:table-cell>
          <table:table-cell table:style-name="Tableau9.C1" office:value-type="string">
            <text:p text:style-name="P32">Senility without mention of psychosis</text:p>
          </table:table-cell>
        </table:table-row>
        <table:table-row table:style-name="Tableau9.2">
          <table:table-cell table:style-name="Tableau9.A1" office:value-type="string">
            <text:p text:style-name="P36">A137</text:p>
          </table:table-cell>
          <table:table-cell table:style-name="Tableau9.A1" office:value-type="string">
            <text:p text:style-name="P36">780-793, 795</text:p>
          </table:table-cell>
          <table:table-cell table:style-name="Tableau9.C1" office:value-type="string">
            <text:p text:style-name="P32">Ill-defined and unknown causes of morbidity and mortality</text:p>
          </table:table-cell>
        </table:table-row>
        <table:table-row table:style-name="Tableau9.2">
          <table:table-cell table:style-name="Tableau9.A1" office:value-type="string">
            <text:p text:style-name="P36">A138</text:p>
          </table:table-cell>
          <table:table-cell table:style-name="Tableau9.A1" office:value-type="string">
            <text:p text:style-name="P36">E810-E835</text:p>
          </table:table-cell>
          <table:table-cell table:style-name="Tableau9.C1" office:value-type="string">
            <text:p text:style-name="P32">Motor vehicle accidents</text:p>
          </table:table-cell>
        </table:table-row>
        <table:table-row table:style-name="Tableau9.2">
          <table:table-cell table:style-name="Tableau9.A1" office:value-type="string">
            <text:p text:style-name="P36">A139</text:p>
          </table:table-cell>
          <table:table-cell table:style-name="Tableau9.A1" office:value-type="string">
            <text:p text:style-name="P36">E800-E802, E840-E866</text:p>
          </table:table-cell>
          <table:table-cell table:style-name="Tableau9.C1" office:value-type="string">
            <text:p text:style-name="P32">Other transport accidents</text:p>
          </table:table-cell>
        </table:table-row>
        <table:table-row table:style-name="Tableau9.2">
          <table:table-cell table:style-name="Tableau9.A1" office:value-type="string">
            <text:p text:style-name="P36">A140</text:p>
          </table:table-cell>
          <table:table-cell table:style-name="Tableau9.A1" office:value-type="string">
            <text:p text:style-name="P36">E870-E895</text:p>
          </table:table-cell>
          <table:table-cell table:style-name="Tableau9.C1" office:value-type="string">
            <text:p text:style-name="P32">Accidental poisoning</text:p>
          </table:table-cell>
        </table:table-row>
        <table:table-row table:style-name="Tableau9.2">
          <table:table-cell table:style-name="Tableau9.A1" office:value-type="string">
            <text:p text:style-name="P36">A141</text:p>
          </table:table-cell>
          <table:table-cell table:style-name="Tableau9.A1" office:value-type="string">
            <text:p text:style-name="P36">E900-E904</text:p>
          </table:table-cell>
          <table:table-cell table:style-name="Tableau9.C1" office:value-type="string">
            <text:p text:style-name="P32">Accidental falls</text:p>
          </table:table-cell>
        </table:table-row>
        <table:table-row table:style-name="Tableau9.2">
          <table:table-cell table:style-name="Tableau9.A1" office:value-type="string">
            <text:p text:style-name="P36">A142</text:p>
          </table:table-cell>
          <table:table-cell table:style-name="Tableau9.A1" office:value-type="string">
            <text:p text:style-name="P36">E912</text:p>
          </table:table-cell>
          <table:table-cell table:style-name="Tableau9.C1" office:value-type="string">
            <text:p text:style-name="P32">Accident caused by machinery</text:p>
          </table:table-cell>
        </table:table-row>
        <table:table-row table:style-name="Tableau9.2">
          <table:table-cell table:style-name="Tableau9.A1" office:value-type="string">
            <text:p text:style-name="P36">A143</text:p>
          </table:table-cell>
          <table:table-cell table:style-name="Tableau9.A1" office:value-type="string">
            <text:p text:style-name="P36">E916</text:p>
          </table:table-cell>
          <table:table-cell table:style-name="Tableau9.C1" office:value-type="string">
            <text:p text:style-name="P32">Accident caused by fire and explosion of combustible material</text:p>
          </table:table-cell>
        </table:table-row>
        <table:table-row table:style-name="Tableau9.2">
          <table:table-cell table:style-name="Tableau9.A1" office:value-type="string">
            <text:p text:style-name="P36">A144</text:p>
          </table:table-cell>
          <table:table-cell table:style-name="Tableau9.A1" office:value-type="string">
            <text:p text:style-name="P36">E917, E918</text:p>
          </table:table-cell>
          <table:table-cell table:style-name="Tableau9.C1" office:value-type="string">
            <text:p text:style-name="P32">Accident caused by hot substance, corrosive liquid, steam, and radiation</text:p>
          </table:table-cell>
        </table:table-row>
        <table:table-row table:style-name="Tableau9.2">
          <table:table-cell table:style-name="Tableau9.A1" office:value-type="string">
            <text:p text:style-name="P36">A145</text:p>
          </table:table-cell>
          <table:table-cell table:style-name="Tableau9.A1" office:value-type="string">
            <text:p text:style-name="P36">E919</text:p>
          </table:table-cell>
          <table:table-cell table:style-name="Tableau9.C1" office:value-type="string">
            <text:p text:style-name="P32">Accident caused by firearm</text:p>
          </table:table-cell>
        </table:table-row>
        <table:table-row table:style-name="Tableau9.2">
          <table:table-cell table:style-name="Tableau9.A1" office:value-type="string">
            <text:p text:style-name="P36">A146</text:p>
          </table:table-cell>
          <table:table-cell table:style-name="Tableau9.A1" office:value-type="string">
            <text:p text:style-name="P36">E929</text:p>
          </table:table-cell>
          <table:table-cell table:style-name="Tableau9.C1" office:value-type="string">
            <text:p text:style-name="P32">Accidental drowning and submersion</text:p>
          </table:table-cell>
        </table:table-row>
        <table:table-row table:style-name="Tableau9.2">
          <table:table-cell table:style-name="Tableau9.A1" office:value-type="string">
            <text:p text:style-name="P36">A147</text:p>
          </table:table-cell>
          <table:table-cell table:style-name="Tableau9.A1" office:value-type="string">
            <text:p text:style-name="P36">E910, E911, E913-E915, E920-E928, E930-E962</text:p>
          </table:table-cell>
          <table:table-cell table:style-name="Tableau9.C1" office:value-type="string">
            <text:p text:style-name="P32">All other accidental causes</text:p>
          </table:table-cell>
        </table:table-row>
        <table:table-row table:style-name="Tableau9.2">
          <table:table-cell table:style-name="Tableau9.A1" office:value-type="string">
            <text:p text:style-name="P36">A148</text:p>
          </table:table-cell>
          <table:table-cell table:style-name="Tableau9.A1" office:value-type="string">
            <text:p text:style-name="P36">E963, E970-E979</text:p>
          </table:table-cell>
          <table:table-cell table:style-name="Tableau9.C1" office:value-type="string">
            <text:p text:style-name="P32">Suicide and self-inflicted injury</text:p>
          </table:table-cell>
        </table:table-row>
        <table:table-row table:style-name="Tableau9.2">
          <table:table-cell table:style-name="Tableau9.A1" office:value-type="string">
            <text:p text:style-name="P36">A149</text:p>
          </table:table-cell>
          <table:table-cell table:style-name="Tableau9.A1" office:value-type="string">
            <text:p text:style-name="P36">E964, E980-E985</text:p>
          </table:table-cell>
          <table:table-cell table:style-name="Tableau9.C1" office:value-type="string">
            <text:p text:style-name="P32">Homicide and injury purposely inflicted by other persons (not in war)</text:p>
          </table:table-cell>
        </table:table-row>
        <table:table-row table:style-name="Tableau9.2">
          <table:table-cell table:style-name="Tableau9.A1" office:value-type="string">
            <text:p text:style-name="P36">A150</text:p>
          </table:table-cell>
          <table:table-cell table:style-name="Tableau9.A1" office:value-type="string">
            <text:p text:style-name="P36">E965, E990-E999</text:p>
          </table:table-cell>
          <table:table-cell table:style-name="Tableau9.C1" office:value-type="string">
            <text:p text:style-name="P32">Injury resulting from operations of war</text:p>
          </table:table-cell>
        </table:table-row>
        <table:table-row table:style-name="Tableau9.2">
          <table:table-cell table:style-name="Tableau9.A1" office:value-type="string">
            <text:p text:style-name="P36">S47</text:p>
          </table:table-cell>
          <table:table-cell table:style-name="Tableau9.A1" office:value-type="string">
            <text:p text:style-name="P36">E800-E802, E840-E962</text:p>
          </table:table-cell>
          <table:table-cell table:style-name="Tableau9.C1" office:value-type="string">
            <text:p text:style-name="P32">All other accidental causes <text:s/>(only applied for Trinidad and Tobago, 1967 and 1968 where the data do not contain a breakdown of all other accidental causes (A139-A147).</text:p>
          </table:table-cell>
        </table:table-row>
        <table:table-row table:style-name="Tableau9.2">
          <table:table-cell table:style-name="Tableau9.A1" office:value-type="string">
            <text:p text:style-name="P36">CH17</text:p>
          </table:table-cell>
          <table:table-cell table:style-name="Tableau9.A1" office:value-type="string">
            <text:p text:style-name="P36">E800-E999</text:p>
          </table:table-cell>
          <table:table-cell table:style-name="Tableau9.C1" office:value-type="string">
            <text:p text:style-name="P32">CHAPTER XVII – Accidents, Poisoning, and Violence (Only applied for some countries-years when the data do not contain a breakdown of all external causes (A138-A150).</text:p>
          </table:table-cell>
        </table:table-row>
        <table:table-row table:style-name="Tableau9.2">
          <table:table-cell table:style-name="Tableau9.A1" office:value-type="string">
            <text:p text:style-name="P37"/>
          </table:table-cell>
          <table:table-cell table:style-name="Tableau9.A1" office:value-type="string">
            <text:p text:style-name="P36">140</text:p>
          </table:table-cell>
          <table:table-cell table:style-name="Tableau9.C1" office:value-type="string">
            <text:p text:style-name="P32">MN of lip</text:p>
          </table:table-cell>
        </table:table-row>
        <table:table-row table:style-name="Tableau9.2">
          <table:table-cell table:style-name="Tableau9.A1" office:value-type="string">
            <text:p text:style-name="P37"/>
          </table:table-cell>
          <table:table-cell table:style-name="Tableau9.A1" office:value-type="string">
            <text:p text:style-name="P36">141</text:p>
          </table:table-cell>
          <table:table-cell table:style-name="Tableau9.C1" office:value-type="string">
            <text:p text:style-name="P32">MN of tongue</text:p>
          </table:table-cell>
        </table:table-row>
        <table:table-row table:style-name="Tableau9.2">
          <table:table-cell table:style-name="Tableau9.A1" office:value-type="string">
            <text:p text:style-name="P37"/>
          </table:table-cell>
          <table:table-cell table:style-name="Tableau9.A1" office:value-type="string">
            <text:p text:style-name="P36">142</text:p>
          </table:table-cell>
          <table:table-cell table:style-name="Tableau9.C1" office:value-type="string">
            <text:p text:style-name="P32">MN of salivary gland</text:p>
          </table:table-cell>
        </table:table-row>
        <table:table-row table:style-name="Tableau9.2">
          <table:table-cell table:style-name="Tableau9.A1" office:value-type="string">
            <text:p text:style-name="P37"/>
          </table:table-cell>
          <table:table-cell table:style-name="Tableau9.A1" office:value-type="string">
            <text:p text:style-name="P36">143</text:p>
          </table:table-cell>
          <table:table-cell table:style-name="Tableau9.C1" office:value-type="string">
            <text:p text:style-name="P32">MN of floor of mouth</text:p>
          </table:table-cell>
        </table:table-row>
        <table:table-row table:style-name="Tableau9.2">
          <table:table-cell table:style-name="Tableau9.A1" office:value-type="string">
            <text:p text:style-name="P37"/>
          </table:table-cell>
          <table:table-cell table:style-name="Tableau9.A1" office:value-type="string">
            <text:p text:style-name="P36">144</text:p>
          </table:table-cell>
          <table:table-cell table:style-name="Tableau9.C1" office:value-type="string">
            <text:p text:style-name="P32">MN of other pars of mouth, and of mouth, unspecified</text:p>
          </table:table-cell>
        </table:table-row>
        <table:table-row table:style-name="Tableau9.2">
          <table:table-cell table:style-name="Tableau9.A1" office:value-type="string">
            <text:p text:style-name="P37"/>
          </table:table-cell>
          <table:table-cell table:style-name="Tableau9.A1" office:value-type="string">
            <text:p text:style-name="P36">145</text:p>
          </table:table-cell>
          <table:table-cell table:style-name="Tableau9.C1" office:value-type="string">
            <text:p text:style-name="P32">MN of oral mesopharynx</text:p>
          </table:table-cell>
        </table:table-row>
        <table:table-row table:style-name="Tableau9.2">
          <table:table-cell table:style-name="Tableau9.A1" office:value-type="string">
            <text:p text:style-name="P37"/>
          </table:table-cell>
          <table:table-cell table:style-name="Tableau9.A1" office:value-type="string">
            <text:p text:style-name="P36">146</text:p>
          </table:table-cell>
          <table:table-cell table:style-name="Tableau9.C1" office:value-type="string">
            <text:p text:style-name="P32">MN of nasopharynx</text:p>
          </table:table-cell>
        </table:table-row>
        <table:table-row table:style-name="Tableau9.2">
          <table:table-cell table:style-name="Tableau9.A1" office:value-type="string">
            <text:p text:style-name="P37"/>
          </table:table-cell>
          <table:table-cell table:style-name="Tableau9.A1" office:value-type="string">
            <text:p text:style-name="P36">147</text:p>
          </table:table-cell>
          <table:table-cell table:style-name="Tableau9.C1" office:value-type="string">
            <text:p text:style-name="P32">MN of hypopharynx</text:p>
          </table:table-cell>
        </table:table-row>
        <table:table-row table:style-name="Tableau9.2">
          <table:table-cell table:style-name="Tableau9.A1" office:value-type="string">
            <text:p text:style-name="P37"/>
          </table:table-cell>
          <table:table-cell table:style-name="Tableau9.A1" office:value-type="string">
            <text:p text:style-name="P36">148</text:p>
          </table:table-cell>
          <table:table-cell table:style-name="Tableau9.C1" office:value-type="string">
            <text:p text:style-name="P32">MN of pharynx, unspecified</text:p>
          </table:table-cell>
        </table:table-row>
        <table:table-row table:style-name="Tableau9.2">
          <table:table-cell table:style-name="Tableau9.A1" office:value-type="string">
            <text:p text:style-name="P37"/>
          </table:table-cell>
          <table:table-cell table:style-name="Tableau9.A1" office:value-type="string">
            <text:p text:style-name="P36">150</text:p>
          </table:table-cell>
          <table:table-cell table:style-name="Tableau9.C1" office:value-type="string">
            <text:p text:style-name="P32">MN of oesophagus</text:p>
          </table:table-cell>
        </table:table-row>
        <table:table-row table:style-name="Tableau9.2">
          <table:table-cell table:style-name="Tableau9.A1" office:value-type="string">
            <text:p text:style-name="P37"/>
          </table:table-cell>
          <table:table-cell table:style-name="Tableau9.A1" office:value-type="string">
            <text:p text:style-name="P36">151</text:p>
          </table:table-cell>
          <table:table-cell table:style-name="Tableau9.C1" office:value-type="string">
            <text:p text:style-name="P32">MN of stomach</text:p>
          </table:table-cell>
        </table:table-row>
        <table:table-row table:style-name="Tableau9.2">
          <table:table-cell table:style-name="Tableau9.A1" office:value-type="string">
            <text:p text:style-name="P37"/>
          </table:table-cell>
          <table:table-cell table:style-name="Tableau9.A1" office:value-type="string">
            <text:p text:style-name="P36">152</text:p>
          </table:table-cell>
          <table:table-cell table:style-name="Tableau9.C1" office:value-type="string">
            <text:p text:style-name="P32">MN of small intestine, including dueoenum</text:p>
          </table:table-cell>
        </table:table-row>
        <table:table-row table:style-name="Tableau9.2">
          <table:table-cell table:style-name="Tableau9.A1" office:value-type="string">
            <text:p text:style-name="P37"/>
          </table:table-cell>
          <table:table-cell table:style-name="Tableau9.A1" office:value-type="string">
            <text:p text:style-name="P36">153</text:p>
          </table:table-cell>
          <table:table-cell table:style-name="Tableau9.C1" office:value-type="string">
            <text:p text:style-name="P32">MN of large intesting, except rectum</text:p>
          </table:table-cell>
        </table:table-row>
        <table:table-row table:style-name="Tableau9.2">
          <table:table-cell table:style-name="Tableau9.A1" office:value-type="string">
            <text:p text:style-name="P37"/>
          </table:table-cell>
          <table:table-cell table:style-name="Tableau9.A1" office:value-type="string">
            <text:p text:style-name="P36">154</text:p>
          </table:table-cell>
          <table:table-cell table:style-name="Tableau9.C1" office:value-type="string">
            <text:p text:style-name="P32">MN of rectum</text:p>
          </table:table-cell>
        </table:table-row>
        <table:table-row table:style-name="Tableau9.2">
          <table:table-cell table:style-name="Tableau9.A1" office:value-type="string">
            <text:p text:style-name="P37"/>
          </table:table-cell>
          <table:table-cell table:style-name="Tableau9.A1" office:value-type="string">
            <text:p text:style-name="P36">155</text:p>
          </table:table-cell>
          <table:table-cell table:style-name="Tableau9.C1" office:value-type="string">
            <text:p text:style-name="P32">MN of biliary passages and of liver (stated to be primary site)</text:p>
          </table:table-cell>
        </table:table-row>
        <table:table-row table:style-name="Tableau9.2">
          <table:table-cell table:style-name="Tableau9.A1" office:value-type="string">
            <text:p text:style-name="P37"/>
          </table:table-cell>
          <table:table-cell table:style-name="Tableau9.A1" office:value-type="string">
            <text:p text:style-name="P36">1550</text:p>
          </table:table-cell>
          <table:table-cell table:style-name="Tableau9.C1" office:value-type="string">
            <text:p text:style-name="P32">MN of liver (stated to be primary site)</text:p>
          </table:table-cell>
        </table:table-row>
        <table:table-row table:style-name="Tableau9.2">
          <table:table-cell table:style-name="Tableau9.A1" office:value-type="string">
            <text:p text:style-name="P37"/>
          </table:table-cell>
          <table:table-cell table:style-name="Tableau9.A1" office:value-type="string">
            <text:p text:style-name="P36">1551</text:p>
          </table:table-cell>
          <table:table-cell table:style-name="Tableau9.C1" office:value-type="string">
            <text:p text:style-name="P32">MN of gallbladder and extrahepatic gall ducts, including ampulla of Vater</text:p>
          </table:table-cell>
        </table:table-row>
        <table:table-row table:style-name="Tableau9.2">
          <table:table-cell table:style-name="Tableau9.A1" office:value-type="string">
            <text:p text:style-name="P37"/>
          </table:table-cell>
          <table:table-cell table:style-name="Tableau9.A1" office:value-type="string">
            <text:p text:style-name="P36">156</text:p>
          </table:table-cell>
          <table:table-cell table:style-name="Tableau9.C1" office:value-type="string">
            <text:p text:style-name="P32">MN of liver (secondary and unspecified)</text:p>
          </table:table-cell>
        </table:table-row>
        <table:table-row table:style-name="Tableau9.2">
          <table:table-cell table:style-name="Tableau9.A1" office:value-type="string">
            <text:p text:style-name="P37"/>
          </table:table-cell>
          <table:table-cell table:style-name="Tableau9.A1" office:value-type="string">
            <text:p text:style-name="P36">157</text:p>
          </table:table-cell>
          <table:table-cell table:style-name="Tableau9.C1" office:value-type="string">
            <text:p text:style-name="P32">MN of pancreas</text:p>
          </table:table-cell>
        </table:table-row>
        <text:soft-page-break/>
        <table:table-row table:style-name="Tableau9.2">
          <table:table-cell table:style-name="Tableau9.A1" office:value-type="string">
            <text:p text:style-name="P37"/>
          </table:table-cell>
          <table:table-cell table:style-name="Tableau9.A1" office:value-type="string">
            <text:p text:style-name="P36">158</text:p>
          </table:table-cell>
          <table:table-cell table:style-name="Tableau9.C1" office:value-type="string">
            <text:p text:style-name="P32">MN of peritoneum</text:p>
          </table:table-cell>
        </table:table-row>
        <table:table-row table:style-name="Tableau9.2">
          <table:table-cell table:style-name="Tableau9.A1" office:value-type="string">
            <text:p text:style-name="P37"/>
          </table:table-cell>
          <table:table-cell table:style-name="Tableau9.A1" office:value-type="string">
            <text:p text:style-name="P36">159</text:p>
          </table:table-cell>
          <table:table-cell table:style-name="Tableau9.C1" office:value-type="string">
            <text:p text:style-name="P32">MN of unspecified digestive organs</text:p>
          </table:table-cell>
        </table:table-row>
        <table:table-row table:style-name="Tableau9.2">
          <table:table-cell table:style-name="Tableau9.A1" office:value-type="string">
            <text:p text:style-name="P37"/>
          </table:table-cell>
          <table:table-cell table:style-name="Tableau9.A1" office:value-type="string">
            <text:p text:style-name="P36">160</text:p>
          </table:table-cell>
          <table:table-cell table:style-name="Tableau9.C1" office:value-type="string">
            <text:p text:style-name="P32">MN of nose, nasal cavities, middle ear, and accessory sinuses</text:p>
          </table:table-cell>
        </table:table-row>
        <table:table-row table:style-name="Tableau9.2">
          <table:table-cell table:style-name="Tableau9.A1" office:value-type="string">
            <text:p text:style-name="P37"/>
          </table:table-cell>
          <table:table-cell table:style-name="Tableau9.A1" office:value-type="string">
            <text:p text:style-name="P36">161</text:p>
          </table:table-cell>
          <table:table-cell table:style-name="Tableau9.C1" office:value-type="string">
            <text:p text:style-name="P32">MN of larynx</text:p>
          </table:table-cell>
        </table:table-row>
        <table:table-row table:style-name="Tableau9.2">
          <table:table-cell table:style-name="Tableau9.A1" office:value-type="string">
            <text:p text:style-name="P37"/>
          </table:table-cell>
          <table:table-cell table:style-name="Tableau9.A1" office:value-type="string">
            <text:p text:style-name="P36">162</text:p>
          </table:table-cell>
          <table:table-cell table:style-name="Tableau9.C1" office:value-type="string">
            <text:p text:style-name="P32">MN of bronchus and trachea, and of lung specified as primary</text:p>
          </table:table-cell>
        </table:table-row>
        <table:table-row table:style-name="Tableau9.2">
          <table:table-cell table:style-name="Tableau9.A1" office:value-type="string">
            <text:p text:style-name="P37"/>
          </table:table-cell>
          <table:table-cell table:style-name="Tableau9.A1" office:value-type="string">
            <text:p text:style-name="P36">163</text:p>
          </table:table-cell>
          <table:table-cell table:style-name="Tableau9.C1" office:value-type="string">
            <text:p text:style-name="P32">MN of lung, unspecified as to whether primary or secondary</text:p>
          </table:table-cell>
        </table:table-row>
        <table:table-row table:style-name="Tableau9.2">
          <table:table-cell table:style-name="Tableau9.A1" office:value-type="string">
            <text:p text:style-name="P37"/>
          </table:table-cell>
          <table:table-cell table:style-name="Tableau9.A1" office:value-type="string">
            <text:p text:style-name="P36">164</text:p>
          </table:table-cell>
          <table:table-cell table:style-name="Tableau9.C1" office:value-type="string">
            <text:p text:style-name="P32">MN of mediastinum</text:p>
          </table:table-cell>
        </table:table-row>
        <table:table-row table:style-name="Tableau9.2">
          <table:table-cell table:style-name="Tableau9.A1" office:value-type="string">
            <text:p text:style-name="P37"/>
          </table:table-cell>
          <table:table-cell table:style-name="Tableau9.A1" office:value-type="string">
            <text:p text:style-name="P36">165</text:p>
          </table:table-cell>
          <table:table-cell table:style-name="Tableau9.C1" office:value-type="string">
            <text:p text:style-name="P32">MN of thoracic organs (secondary)</text:p>
          </table:table-cell>
        </table:table-row>
        <table:table-row table:style-name="Tableau9.2">
          <table:table-cell table:style-name="Tableau9.A1" office:value-type="string">
            <text:p text:style-name="P37"/>
          </table:table-cell>
          <table:table-cell table:style-name="Tableau9.A1" office:value-type="string">
            <text:p text:style-name="P36">170</text:p>
          </table:table-cell>
          <table:table-cell table:style-name="Tableau9.C1" office:value-type="string">
            <text:p text:style-name="P32">MN of breast</text:p>
          </table:table-cell>
        </table:table-row>
        <table:table-row table:style-name="Tableau9.2">
          <table:table-cell table:style-name="Tableau9.A1" office:value-type="string">
            <text:p text:style-name="P37"/>
          </table:table-cell>
          <table:table-cell table:style-name="Tableau9.A1" office:value-type="string">
            <text:p text:style-name="P36">171</text:p>
          </table:table-cell>
          <table:table-cell table:style-name="Tableau9.C1" office:value-type="string">
            <text:p text:style-name="P32">MN of cervix uteri</text:p>
          </table:table-cell>
        </table:table-row>
        <table:table-row table:style-name="Tableau9.2">
          <table:table-cell table:style-name="Tableau9.A1" office:value-type="string">
            <text:p text:style-name="P37"/>
          </table:table-cell>
          <table:table-cell table:style-name="Tableau9.A1" office:value-type="string">
            <text:p text:style-name="P36">172</text:p>
          </table:table-cell>
          <table:table-cell table:style-name="Tableau9.C1" office:value-type="string">
            <text:p text:style-name="P32">MN of corpus uteri</text:p>
          </table:table-cell>
        </table:table-row>
        <table:table-row table:style-name="Tableau9.2">
          <table:table-cell table:style-name="Tableau9.A1" office:value-type="string">
            <text:p text:style-name="P37"/>
          </table:table-cell>
          <table:table-cell table:style-name="Tableau9.A1" office:value-type="string">
            <text:p text:style-name="P36">173</text:p>
          </table:table-cell>
          <table:table-cell table:style-name="Tableau9.C1" office:value-type="string">
            <text:p text:style-name="P32">MN of other parts of uterus, incuding chorionepithelioma</text:p>
          </table:table-cell>
        </table:table-row>
        <table:table-row table:style-name="Tableau9.2">
          <table:table-cell table:style-name="Tableau9.A1" office:value-type="string">
            <text:p text:style-name="P37"/>
          </table:table-cell>
          <table:table-cell table:style-name="Tableau9.A1" office:value-type="string">
            <text:p text:style-name="P36">174</text:p>
          </table:table-cell>
          <table:table-cell table:style-name="Tableau9.C1" office:value-type="string">
            <text:p text:style-name="P32">MN of uterus, unspecified</text:p>
          </table:table-cell>
        </table:table-row>
        <table:table-row table:style-name="Tableau9.2">
          <table:table-cell table:style-name="Tableau9.A1" office:value-type="string">
            <text:p text:style-name="P37"/>
          </table:table-cell>
          <table:table-cell table:style-name="Tableau9.A1" office:value-type="string">
            <text:p text:style-name="P36">175</text:p>
          </table:table-cell>
          <table:table-cell table:style-name="Tableau9.C1" office:value-type="string">
            <text:p text:style-name="P32">MN of ovary, Fallopian tube and broad ligament</text:p>
          </table:table-cell>
        </table:table-row>
        <table:table-row table:style-name="Tableau9.2">
          <table:table-cell table:style-name="Tableau9.A1" office:value-type="string">
            <text:p text:style-name="P37"/>
          </table:table-cell>
          <table:table-cell table:style-name="Tableau9.A1" office:value-type="string">
            <text:p text:style-name="P36">176</text:p>
          </table:table-cell>
          <table:table-cell table:style-name="Tableau9.C1" office:value-type="string">
            <text:p text:style-name="P32">MN of other and unspecified female genital organs</text:p>
          </table:table-cell>
        </table:table-row>
        <table:table-row table:style-name="Tableau9.2">
          <table:table-cell table:style-name="Tableau9.A1" office:value-type="string">
            <text:p text:style-name="P37"/>
          </table:table-cell>
          <table:table-cell table:style-name="Tableau9.A1" office:value-type="string">
            <text:p text:style-name="P36">177</text:p>
          </table:table-cell>
          <table:table-cell table:style-name="Tableau9.C1" office:value-type="string">
            <text:p text:style-name="P32">MN of prostate</text:p>
          </table:table-cell>
        </table:table-row>
        <table:table-row table:style-name="Tableau9.2">
          <table:table-cell table:style-name="Tableau9.A1" office:value-type="string">
            <text:p text:style-name="P37"/>
          </table:table-cell>
          <table:table-cell table:style-name="Tableau9.A1" office:value-type="string">
            <text:p text:style-name="P36">178</text:p>
          </table:table-cell>
          <table:table-cell table:style-name="Tableau9.C1" office:value-type="string">
            <text:p text:style-name="P32">MN of testis</text:p>
          </table:table-cell>
        </table:table-row>
        <table:table-row table:style-name="Tableau9.2">
          <table:table-cell table:style-name="Tableau9.A1" office:value-type="string">
            <text:p text:style-name="P37"/>
          </table:table-cell>
          <table:table-cell table:style-name="Tableau9.A1" office:value-type="string">
            <text:p text:style-name="P36">179</text:p>
          </table:table-cell>
          <table:table-cell table:style-name="Tableau9.C1" office:value-type="string">
            <text:p text:style-name="P32">MN of other and unspecified male genital organs</text:p>
          </table:table-cell>
        </table:table-row>
        <table:table-row table:style-name="Tableau9.2">
          <table:table-cell table:style-name="Tableau9.A1" office:value-type="string">
            <text:p text:style-name="P37"/>
          </table:table-cell>
          <table:table-cell table:style-name="Tableau9.A1" office:value-type="string">
            <text:p text:style-name="P36">1790</text:p>
          </table:table-cell>
          <table:table-cell table:style-name="Tableau9.C1" office:value-type="string">
            <text:p text:style-name="P32">MN of penis</text:p>
          </table:table-cell>
        </table:table-row>
        <table:table-row table:style-name="Tableau9.2">
          <table:table-cell table:style-name="Tableau9.A1" office:value-type="string">
            <text:p text:style-name="P37"/>
          </table:table-cell>
          <table:table-cell table:style-name="Tableau9.A1" office:value-type="string">
            <text:p text:style-name="P36">180</text:p>
          </table:table-cell>
          <table:table-cell table:style-name="Tableau9.C1" office:value-type="string">
            <text:p text:style-name="P32">MN of kidney</text:p>
          </table:table-cell>
        </table:table-row>
        <table:table-row table:style-name="Tableau9.2">
          <table:table-cell table:style-name="Tableau9.A1" office:value-type="string">
            <text:p text:style-name="P37"/>
          </table:table-cell>
          <table:table-cell table:style-name="Tableau9.A1" office:value-type="string">
            <text:p text:style-name="P36">181</text:p>
          </table:table-cell>
          <table:table-cell table:style-name="Tableau9.C1" office:value-type="string">
            <text:p text:style-name="P32">MN of bladder and other urinary organs</text:p>
          </table:table-cell>
        </table:table-row>
        <table:table-row table:style-name="Tableau9.2">
          <table:table-cell table:style-name="Tableau9.A1" office:value-type="string">
            <text:p text:style-name="P37"/>
          </table:table-cell>
          <table:table-cell table:style-name="Tableau9.A1" office:value-type="string">
            <text:p text:style-name="P36">1810</text:p>
          </table:table-cell>
          <table:table-cell table:style-name="Tableau9.C1" office:value-type="string">
            <text:p text:style-name="P32">MN of bladder</text:p>
          </table:table-cell>
        </table:table-row>
        <table:table-row table:style-name="Tableau9.2">
          <table:table-cell table:style-name="Tableau9.A1" office:value-type="string">
            <text:p text:style-name="P37"/>
          </table:table-cell>
          <table:table-cell table:style-name="Tableau9.A1" office:value-type="string">
            <text:p text:style-name="P36">190</text:p>
          </table:table-cell>
          <table:table-cell table:style-name="Tableau9.C1" office:value-type="string">
            <text:p text:style-name="P32">Malignant melanoma of skin</text:p>
          </table:table-cell>
        </table:table-row>
        <table:table-row table:style-name="Tableau9.2">
          <table:table-cell table:style-name="Tableau9.A1" office:value-type="string">
            <text:p text:style-name="P37"/>
          </table:table-cell>
          <table:table-cell table:style-name="Tableau9.A1" office:value-type="string">
            <text:p text:style-name="P36">191</text:p>
          </table:table-cell>
          <table:table-cell table:style-name="Tableau9.C1" office:value-type="string">
            <text:p text:style-name="P32">Other malignant neoplasm of skin</text:p>
          </table:table-cell>
        </table:table-row>
        <table:table-row table:style-name="Tableau9.2">
          <table:table-cell table:style-name="Tableau9.A1" office:value-type="string">
            <text:p text:style-name="P37"/>
          </table:table-cell>
          <table:table-cell table:style-name="Tableau9.A1" office:value-type="string">
            <text:p text:style-name="P36">192</text:p>
          </table:table-cell>
          <table:table-cell table:style-name="Tableau9.C1" office:value-type="string">
            <text:p text:style-name="P32">MN of eye</text:p>
          </table:table-cell>
        </table:table-row>
        <table:table-row table:style-name="Tableau9.2">
          <table:table-cell table:style-name="Tableau9.A1" office:value-type="string">
            <text:p text:style-name="P37"/>
          </table:table-cell>
          <table:table-cell table:style-name="Tableau9.A1" office:value-type="string">
            <text:p text:style-name="P36">193</text:p>
          </table:table-cell>
          <table:table-cell table:style-name="Tableau9.C1" office:value-type="string">
            <text:p text:style-name="P32">MN of brain and other parts of nervous system</text:p>
          </table:table-cell>
        </table:table-row>
        <table:table-row table:style-name="Tableau9.2">
          <table:table-cell table:style-name="Tableau9.A1" office:value-type="string">
            <text:p text:style-name="P37"/>
          </table:table-cell>
          <table:table-cell table:style-name="Tableau9.A1" office:value-type="string">
            <text:p text:style-name="P36">194</text:p>
          </table:table-cell>
          <table:table-cell table:style-name="Tableau9.C1" office:value-type="string">
            <text:p text:style-name="P32">MN of thyroid gland</text:p>
          </table:table-cell>
        </table:table-row>
        <table:table-row table:style-name="Tableau9.2">
          <table:table-cell table:style-name="Tableau9.A1" office:value-type="string">
            <text:p text:style-name="P37"/>
          </table:table-cell>
          <table:table-cell table:style-name="Tableau9.A1" office:value-type="string">
            <text:p text:style-name="P36">195</text:p>
          </table:table-cell>
          <table:table-cell table:style-name="Tableau9.C1" office:value-type="string">
            <text:p text:style-name="P32">MN of other endocrine glands</text:p>
          </table:table-cell>
        </table:table-row>
        <table:table-row table:style-name="Tableau9.2">
          <table:table-cell table:style-name="Tableau9.A1" office:value-type="string">
            <text:p text:style-name="P37"/>
          </table:table-cell>
          <table:table-cell table:style-name="Tableau9.A1" office:value-type="string">
            <text:p text:style-name="P36">196</text:p>
          </table:table-cell>
          <table:table-cell table:style-name="Tableau9.C1" office:value-type="string">
            <text:p text:style-name="P32">MN of bone</text:p>
          </table:table-cell>
        </table:table-row>
        <table:table-row table:style-name="Tableau9.2">
          <table:table-cell table:style-name="Tableau9.A1" office:value-type="string">
            <text:p text:style-name="P37"/>
          </table:table-cell>
          <table:table-cell table:style-name="Tableau9.A1" office:value-type="string">
            <text:p text:style-name="P36">197</text:p>
          </table:table-cell>
          <table:table-cell table:style-name="Tableau9.C1" office:value-type="string">
            <text:p text:style-name="P32">MN of connective tissue</text:p>
          </table:table-cell>
        </table:table-row>
        <table:table-row table:style-name="Tableau9.2">
          <table:table-cell table:style-name="Tableau9.A1" office:value-type="string">
            <text:p text:style-name="P37"/>
          </table:table-cell>
          <table:table-cell table:style-name="Tableau9.A1" office:value-type="string">
            <text:p text:style-name="P36">198</text:p>
          </table:table-cell>
          <table:table-cell table:style-name="Tableau9.C1" office:value-type="string">
            <text:p text:style-name="P32">Secondary and unspecified malignant neoplasm of lymph nodes</text:p>
          </table:table-cell>
        </table:table-row>
        <table:table-row table:style-name="Tableau9.2">
          <table:table-cell table:style-name="Tableau9.A1" office:value-type="string">
            <text:p text:style-name="P37"/>
          </table:table-cell>
          <table:table-cell table:style-name="Tableau9.A1" office:value-type="string">
            <text:p text:style-name="P36">199</text:p>
          </table:table-cell>
          <table:table-cell table:style-name="Tableau9.C1" office:value-type="string">
            <text:p text:style-name="P32">MN of other and unspecified sites</text:p>
          </table:table-cell>
        </table:table-row>
        <table:table-row table:style-name="Tableau9.2">
          <table:table-cell table:style-name="Tableau9.A1" office:value-type="string">
            <text:p text:style-name="P37"/>
          </table:table-cell>
          <table:table-cell table:style-name="Tableau9.A1" office:value-type="string">
            <text:p text:style-name="P36">200</text:p>
          </table:table-cell>
          <table:table-cell table:style-name="Tableau9.C1" office:value-type="string">
            <text:p text:style-name="P32">Lymphosarcoma and reticulosarcoma</text:p>
          </table:table-cell>
        </table:table-row>
        <table:table-row table:style-name="Tableau9.2">
          <table:table-cell table:style-name="Tableau9.A1" office:value-type="string">
            <text:p text:style-name="P37"/>
          </table:table-cell>
          <table:table-cell table:style-name="Tableau9.A1" office:value-type="string">
            <text:p text:style-name="P36">201</text:p>
          </table:table-cell>
          <table:table-cell table:style-name="Tableau9.C1" office:value-type="string">
            <text:p text:style-name="P32">Hodgkin's disease</text:p>
          </table:table-cell>
        </table:table-row>
        <table:table-row table:style-name="Tableau9.2">
          <table:table-cell table:style-name="Tableau9.A1" office:value-type="string">
            <text:p text:style-name="P37"/>
          </table:table-cell>
          <table:table-cell table:style-name="Tableau9.A1" office:value-type="string">
            <text:p text:style-name="P36">202</text:p>
          </table:table-cell>
          <table:table-cell table:style-name="Tableau9.C1" office:value-type="string">
            <text:p text:style-name="P32">Other forms of lymphoma (reticulosis)</text:p>
          </table:table-cell>
        </table:table-row>
        <table:table-row table:style-name="Tableau9.2">
          <table:table-cell table:style-name="Tableau9.A1" office:value-type="string">
            <text:p text:style-name="P37"/>
          </table:table-cell>
          <table:table-cell table:style-name="Tableau9.A1" office:value-type="string">
            <text:p text:style-name="P39">203</text:p>
          </table:table-cell>
          <table:table-cell table:style-name="Tableau9.C1" office:value-type="string">
            <text:p text:style-name="P38">Multiple myeloma (plasmocytoma)</text:p>
          </table:table-cell>
        </table:table-row>
        <table:table-row table:style-name="Tableau9.2">
          <table:table-cell table:style-name="Tableau9.A1" office:value-type="string">
            <text:p text:style-name="P40"/>
          </table:table-cell>
          <table:table-cell table:style-name="Tableau9.A1" office:value-type="string">
            <text:p text:style-name="P36">204</text:p>
          </table:table-cell>
          <table:table-cell table:style-name="Tableau9.C1" office:value-type="string">
            <text:p text:style-name="P32">Leukaemia and aleukaemia</text:p>
          </table:table-cell>
        </table:table-row>
        <table:table-row table:style-name="Tableau9.2">
          <table:table-cell table:style-name="Tableau9.A1" office:value-type="string">
            <text:p text:style-name="P37"/>
          </table:table-cell>
          <table:table-cell table:style-name="Tableau9.A1" office:value-type="string">
            <text:p text:style-name="P36">205</text:p>
          </table:table-cell>
          <table:table-cell table:style-name="Tableau9.C1" office:value-type="string">
            <text:p text:style-name="P32">Mycosis fungoides</text:p>
          </table:table-cell>
        </table:table-row>
        <table:table-row table:style-name="Tableau9.2">
          <table:table-cell table:style-name="Tableau9.A1" office:value-type="string">
            <text:p text:style-name="P37"/>
          </table:table-cell>
          <table:table-cell table:style-name="Tableau9.A1" office:value-type="string">
            <text:p text:style-name="P36">210+ (210-229)</text:p>
          </table:table-cell>
          <table:table-cell table:style-name="Tableau9.C1" office:value-type="string">
            <text:p text:style-name="P32">Benign neoplasm</text:p>
          </table:table-cell>
        </table:table-row>
        <table:table-row table:style-name="Tableau9.2">
          <table:table-cell table:style-name="Tableau9.A1" office:value-type="string">
            <text:p text:style-name="P37"/>
          </table:table-cell>
          <table:table-cell table:style-name="Tableau9.A1" office:value-type="string">
            <text:p text:style-name="P36">230+ (230-239)</text:p>
          </table:table-cell>
          <table:table-cell table:style-name="Tableau9.C1" office:value-type="string">
            <text:p text:style-name="P32">Neoplasm of unspecified nature</text:p>
          </table:table-cell>
        </table:table-row>
      </table:table>
      <text:p text:style-name="P7"/>
      <text:p text:style-name="P61">Table 2. <text:s/>ICD 7 – B List (condensed)</text:p>
      <text:p text:style-name="P49"/>
      <text:section text:style-name="Sect1" text:name="Section1">
        <table:table table:name="Tableau10" table:style-name="Tableau10">
          <table:table-column table:style-name="Tableau10.A"/>
          <table:table-column table:style-name="Tableau10.B"/>
          <table:table-column table:style-name="Tableau10.C"/>
          <table:table-header-rows>
            <table:table-row table:style-name="Tableau10.1">
              <table:table-cell table:style-name="Tableau10.A1" office:value-type="string">
                <text:p text:style-name="P27">ICD 7 - B List (condensed)</text:p>
              </table:table-cell>
              <table:table-cell table:style-name="Tableau10.A1" office:value-type="string">
                <text:p text:style-name="P26">Detailed List Numbers</text:p>
              </table:table-cell>
              <table:table-cell table:style-name="Tableau10.C1" office:value-type="string">
                <text:p text:style-name="P31"/>
                <text:p text:style-name="P26">Cause</text:p>
              </table:table-cell>
            </table:table-row>
          </table:table-header-rows>
          <table:table-row table:style-name="Tableau10.1">
            <table:table-cell table:style-name="Tableau10.A1" office:value-type="string">
              <text:p text:style-name="P32">B000</text:p>
            </table:table-cell>
            <table:table-cell table:style-name="Tableau10.A1" office:value-type="string">
              <text:p text:style-name="P35"/>
            </table:table-cell>
            <table:table-cell table:style-name="Tableau10.C1" office:value-type="string">
              <text:p text:style-name="P32">All causes</text:p>
            </table:table-cell>
          </table:table-row>
          <table:table-row table:style-name="Tableau10.1">
            <table:table-cell table:style-name="Tableau10.A1" office:value-type="string">
              <text:p text:style-name="P32">B001</text:p>
            </table:table-cell>
            <table:table-cell table:style-name="Tableau10.A1" office:value-type="string">
              <text:p text:style-name="P32">001-008</text:p>
            </table:table-cell>
            <table:table-cell table:style-name="Tableau10.C1" office:value-type="string">
              <text:p text:style-name="P32">Tuberculosis of respiratory system</text:p>
            </table:table-cell>
          </table:table-row>
          <table:table-row table:style-name="Tableau10.1">
            <table:table-cell table:style-name="Tableau10.A1" office:value-type="string">
              <text:p text:style-name="P32">B002</text:p>
            </table:table-cell>
            <table:table-cell table:style-name="Tableau10.A1" office:value-type="string">
              <text:p text:style-name="P32">010-019</text:p>
            </table:table-cell>
            <table:table-cell table:style-name="Tableau10.C1" office:value-type="string">
              <text:p text:style-name="P32">Tuberculosis, other forms</text:p>
            </table:table-cell>
          </table:table-row>
          <table:table-row table:style-name="Tableau10.1">
            <table:table-cell table:style-name="Tableau10.A1" office:value-type="string">
              <text:p text:style-name="P32">B003</text:p>
            </table:table-cell>
            <table:table-cell table:style-name="Tableau10.A1" office:value-type="string">
              <text:p text:style-name="P32">020-029</text:p>
            </table:table-cell>
            <table:table-cell table:style-name="Tableau10.C1" office:value-type="string">
              <text:p text:style-name="P32">Syphilis and its sequelae</text:p>
            </table:table-cell>
          </table:table-row>
          <table:table-row table:style-name="Tableau10.1">
            <table:table-cell table:style-name="Tableau10.A1" office:value-type="string">
              <text:p text:style-name="P32">B004</text:p>
            </table:table-cell>
            <table:table-cell table:style-name="Tableau10.A1" office:value-type="string">
              <text:p text:style-name="P32">040</text:p>
            </table:table-cell>
            <table:table-cell table:style-name="Tableau10.C1" office:value-type="string">
              <text:p text:style-name="P32">Typhoid fever</text:p>
            </table:table-cell>
          </table:table-row>
          <table:table-row table:style-name="Tableau10.1">
            <table:table-cell table:style-name="Tableau10.A1" office:value-type="string">
              <text:p text:style-name="P32">B005</text:p>
            </table:table-cell>
            <table:table-cell table:style-name="Tableau10.A1" office:value-type="string">
              <text:p text:style-name="P32">043</text:p>
            </table:table-cell>
            <table:table-cell table:style-name="Tableau10.C1" office:value-type="string">
              <text:p text:style-name="P32">Cholera</text:p>
            </table:table-cell>
          </table:table-row>
          <table:table-row table:style-name="Tableau10.1">
            <table:table-cell table:style-name="Tableau10.A1" office:value-type="string">
              <text:p text:style-name="P32">B006</text:p>
            </table:table-cell>
            <table:table-cell table:style-name="Tableau10.A1" office:value-type="string">
              <text:p text:style-name="P32">045-048</text:p>
            </table:table-cell>
            <table:table-cell table:style-name="Tableau10.C1" office:value-type="string">
              <text:p text:style-name="P32">Dysentery, all forms</text:p>
            </table:table-cell>
          </table:table-row>
          <table:table-row table:style-name="Tableau10.1">
            <table:table-cell table:style-name="Tableau10.A1" office:value-type="string">
              <text:p text:style-name="P32">B007</text:p>
            </table:table-cell>
            <table:table-cell table:style-name="Tableau10.A1" office:value-type="string">
              <text:p text:style-name="P32">050, 051</text:p>
            </table:table-cell>
            <table:table-cell table:style-name="Tableau10.C1" office:value-type="string">
              <text:p text:style-name="P32">Scarlet fever and streptococcal sore throat</text:p>
            </table:table-cell>
          </table:table-row>
          <table:table-row table:style-name="Tableau10.1">
            <table:table-cell table:style-name="Tableau10.A1" office:value-type="string">
              <text:p text:style-name="P32">B008</text:p>
            </table:table-cell>
            <table:table-cell table:style-name="Tableau10.A1" office:value-type="string">
              <text:p text:style-name="P32">055</text:p>
            </table:table-cell>
            <table:table-cell table:style-name="Tableau10.C1" office:value-type="string">
              <text:p text:style-name="P32">Diphtheria</text:p>
            </table:table-cell>
          </table:table-row>
          <table:table-row table:style-name="Tableau10.1">
            <table:table-cell table:style-name="Tableau10.A1" office:value-type="string">
              <text:p text:style-name="P32">B009</text:p>
            </table:table-cell>
            <table:table-cell table:style-name="Tableau10.A1" office:value-type="string">
              <text:p text:style-name="P32">056</text:p>
            </table:table-cell>
            <table:table-cell table:style-name="Tableau10.C1" office:value-type="string">
              <text:p text:style-name="P32">Whooping cough</text:p>
            </table:table-cell>
          </table:table-row>
          <table:table-row table:style-name="Tableau10.1">
            <table:table-cell table:style-name="Tableau10.A1" office:value-type="string">
              <text:p text:style-name="P32">B010</text:p>
            </table:table-cell>
            <table:table-cell table:style-name="Tableau10.A1" office:value-type="string">
              <text:p text:style-name="P32">057</text:p>
            </table:table-cell>
            <table:table-cell table:style-name="Tableau10.C1" office:value-type="string">
              <text:p text:style-name="P32">Meningococcal infections</text:p>
            </table:table-cell>
          </table:table-row>
          <table:table-row table:style-name="Tableau10.1">
            <table:table-cell table:style-name="Tableau10.A1" office:value-type="string">
              <text:p text:style-name="P32">B011</text:p>
            </table:table-cell>
            <table:table-cell table:style-name="Tableau10.A1" office:value-type="string">
              <text:p text:style-name="P32">058</text:p>
            </table:table-cell>
            <table:table-cell table:style-name="Tableau10.C1" office:value-type="string">
              <text:p text:style-name="P32">Plague</text:p>
            </table:table-cell>
          </table:table-row>
          <table:table-row table:style-name="Tableau10.1">
            <table:table-cell table:style-name="Tableau10.A1" office:value-type="string">
              <text:p text:style-name="P32">B012</text:p>
            </table:table-cell>
            <table:table-cell table:style-name="Tableau10.A1" office:value-type="string">
              <text:p text:style-name="P32">080</text:p>
            </table:table-cell>
            <table:table-cell table:style-name="Tableau10.C1" office:value-type="string">
              <text:p text:style-name="P32">Acute poliomyelitis</text:p>
            </table:table-cell>
          </table:table-row>
          <table:table-row table:style-name="Tableau10.1">
            <table:table-cell table:style-name="Tableau10.A1" office:value-type="string">
              <text:p text:style-name="P32">B013</text:p>
            </table:table-cell>
            <table:table-cell table:style-name="Tableau10.A1" office:value-type="string">
              <text:p text:style-name="P32">084</text:p>
            </table:table-cell>
            <table:table-cell table:style-name="Tableau10.C1" office:value-type="string">
              <text:p text:style-name="P32">Smallpox</text:p>
            </table:table-cell>
          </table:table-row>
          <table:table-row table:style-name="Tableau10.1">
            <table:table-cell table:style-name="Tableau10.A1" office:value-type="string">
              <text:p text:style-name="P32">B014</text:p>
            </table:table-cell>
            <table:table-cell table:style-name="Tableau10.A1" office:value-type="string">
              <text:p text:style-name="P32">085</text:p>
            </table:table-cell>
            <table:table-cell table:style-name="Tableau10.C1" office:value-type="string">
              <text:p text:style-name="P32">Measles</text:p>
            </table:table-cell>
          </table:table-row>
          <table:table-row table:style-name="Tableau10.1">
            <table:table-cell table:style-name="Tableau10.A1" office:value-type="string">
              <text:p text:style-name="P32">B015</text:p>
            </table:table-cell>
            <table:table-cell table:style-name="Tableau10.A1" office:value-type="string">
              <text:p text:style-name="P32">100-108</text:p>
            </table:table-cell>
            <table:table-cell table:style-name="Tableau10.C1" office:value-type="string">
              <text:p text:style-name="P32">Typhus and other rickettsial diseases</text:p>
            </table:table-cell>
          </table:table-row>
          <table:table-row table:style-name="Tableau10.1">
            <table:table-cell table:style-name="Tableau10.A1" office:value-type="string">
              <text:p text:style-name="P38">B016</text:p>
            </table:table-cell>
            <table:table-cell table:style-name="Tableau10.A1" office:value-type="string">
              <text:p text:style-name="P38">110-117</text:p>
            </table:table-cell>
            <table:table-cell table:style-name="Tableau10.C1" office:value-type="string">
              <text:p text:style-name="P32">Malaria</text:p>
            </table:table-cell>
          </table:table-row>
          <table:table-row table:style-name="Tableau10.1">
            <table:table-cell table:style-name="Tableau10.A1" office:value-type="string">
              <text:p text:style-name="P38">B017</text:p>
            </table:table-cell>
            <table:table-cell table:style-name="Tableau10.A1" office:value-type="string">
              <text:p text:style-name="P32">030-039, 041, 042, 044, 049, 052-054, 059-074, 081-083, 086-096, 120-138</text:p>
            </table:table-cell>
            <table:table-cell table:style-name="Tableau10.C1" office:value-type="string">
              <text:p text:style-name="P32">All other diseases classified as infective and parasitic</text:p>
            </table:table-cell>
          </table:table-row>
          <table:table-row table:style-name="Tableau10.1">
            <table:table-cell table:style-name="Tableau10.A1" office:value-type="string">
              <text:p text:style-name="P32">B018</text:p>
            </table:table-cell>
            <table:table-cell table:style-name="Tableau10.A1" office:value-type="string">
              <text:p text:style-name="P32">140-205</text:p>
            </table:table-cell>
            <table:table-cell table:style-name="Tableau10.C1" office:value-type="string">
              <text:p text:style-name="P32">Malignant neoplasms, including neoplasms of lymphatic and haematopoietic tissues</text:p>
            </table:table-cell>
          </table:table-row>
          <table:table-row table:style-name="Tableau10.1">
            <table:table-cell table:style-name="Tableau10.A1" office:value-type="string">
              <text:p text:style-name="P32">B019</text:p>
            </table:table-cell>
            <table:table-cell table:style-name="Tableau10.A1" office:value-type="string">
              <text:p text:style-name="P32">210-239</text:p>
            </table:table-cell>
            <table:table-cell table:style-name="Tableau10.C1" office:value-type="string">
              <text:p text:style-name="P32">Benign neoplasms and neoplasms of unspecified nature</text:p>
            </table:table-cell>
          </table:table-row>
          <table:table-row table:style-name="Tableau10.1">
            <table:table-cell table:style-name="Tableau10.A1" office:value-type="string">
              <text:p text:style-name="P38">B020</text:p>
            </table:table-cell>
            <table:table-cell table:style-name="Tableau10.A1" office:value-type="string">
              <text:p text:style-name="P38">260</text:p>
            </table:table-cell>
            <table:table-cell table:style-name="Tableau10.C1" office:value-type="string">
              <text:p text:style-name="P32">Diabetes mellitus</text:p>
            </table:table-cell>
          </table:table-row>
          <table:table-row table:style-name="Tableau10.1">
            <table:table-cell table:style-name="Tableau10.A1" office:value-type="string">
              <text:p text:style-name="P32">B021</text:p>
            </table:table-cell>
            <table:table-cell table:style-name="Tableau10.A1" office:value-type="string">
              <text:p text:style-name="P32">290-293</text:p>
            </table:table-cell>
            <table:table-cell table:style-name="Tableau10.C1" office:value-type="string">
              <text:p text:style-name="P32">Anaemias</text:p>
            </table:table-cell>
          </table:table-row>
          <table:table-row table:style-name="Tableau10.1">
            <table:table-cell table:style-name="Tableau10.A1" office:value-type="string">
              <text:p text:style-name="P32">B022</text:p>
            </table:table-cell>
            <table:table-cell table:style-name="Tableau10.A1" office:value-type="string">
              <text:p text:style-name="P32">330-334</text:p>
            </table:table-cell>
            <table:table-cell table:style-name="Tableau10.C1" office:value-type="string">
              <text:p text:style-name="P32">Vascular lesions affecting central nervous system</text:p>
            </table:table-cell>
          </table:table-row>
          <table:table-row table:style-name="Tableau10.1">
            <table:table-cell table:style-name="Tableau10.A1" office:value-type="string">
              <text:p text:style-name="P32">B023</text:p>
            </table:table-cell>
            <table:table-cell table:style-name="Tableau10.A1" office:value-type="string">
              <text:p text:style-name="P32">340</text:p>
            </table:table-cell>
            <table:table-cell table:style-name="Tableau10.C1" office:value-type="string">
              <text:p text:style-name="P32">Non-meningococcal meningitis</text:p>
            </table:table-cell>
          </table:table-row>
          <table:table-row table:style-name="Tableau10.1">
            <table:table-cell table:style-name="Tableau10.A1" office:value-type="string">
              <text:p text:style-name="P32">B024</text:p>
            </table:table-cell>
            <table:table-cell table:style-name="Tableau10.A1" office:value-type="string">
              <text:p text:style-name="P32">400-402</text:p>
            </table:table-cell>
            <table:table-cell table:style-name="Tableau10.C1" office:value-type="string">
              <text:p text:style-name="P32">Rheumatic fever</text:p>
            </table:table-cell>
          </table:table-row>
          <table:table-row table:style-name="Tableau10.1">
            <table:table-cell table:style-name="Tableau10.A1" office:value-type="string">
              <text:p text:style-name="P32">B025</text:p>
            </table:table-cell>
            <table:table-cell table:style-name="Tableau10.A1" office:value-type="string">
              <text:p text:style-name="P32">410-416</text:p>
            </table:table-cell>
            <table:table-cell table:style-name="Tableau10.C1" office:value-type="string">
              <text:p text:style-name="P32">Chronic rheumatic heart disease</text:p>
            </table:table-cell>
          </table:table-row>
          <table:table-row table:style-name="Tableau10.1">
            <table:table-cell table:style-name="Tableau10.A1" office:value-type="string">
              <text:p text:style-name="P32">B026</text:p>
            </table:table-cell>
            <table:table-cell table:style-name="Tableau10.A1" office:value-type="string">
              <text:p text:style-name="P32">420-422</text:p>
            </table:table-cell>
            <table:table-cell table:style-name="Tableau10.C1" office:value-type="string">
              <text:p text:style-name="P32">Arteriosclerotic and degenerative heart disease</text:p>
            </table:table-cell>
          </table:table-row>
          <table:table-row table:style-name="Tableau10.1">
            <table:table-cell table:style-name="Tableau10.A1" office:value-type="string">
              <text:p text:style-name="P32">B027</text:p>
            </table:table-cell>
            <table:table-cell table:style-name="Tableau10.A1" office:value-type="string">
              <text:p text:style-name="P32">430-434</text:p>
            </table:table-cell>
            <table:table-cell table:style-name="Tableau10.C1" office:value-type="string">
              <text:p text:style-name="P32">Other diseases of heart</text:p>
            </table:table-cell>
          </table:table-row>
          <table:table-row table:style-name="Tableau10.1">
            <table:table-cell table:style-name="Tableau10.A1" office:value-type="string">
              <text:p text:style-name="P32">B028</text:p>
            </table:table-cell>
            <table:table-cell table:style-name="Tableau10.A1" office:value-type="string">
              <text:p text:style-name="P32">440-443</text:p>
            </table:table-cell>
            <table:table-cell table:style-name="Tableau10.C1" office:value-type="string">
              <text:p text:style-name="P32">Hypertension with heart disease</text:p>
            </table:table-cell>
          </table:table-row>
          <table:table-row table:style-name="Tableau10.1">
            <table:table-cell table:style-name="Tableau10.A1" office:value-type="string">
              <text:p text:style-name="P32">B029</text:p>
            </table:table-cell>
            <table:table-cell table:style-name="Tableau10.A1" office:value-type="string">
              <text:p text:style-name="P32">444-447</text:p>
            </table:table-cell>
            <table:table-cell table:style-name="Tableau10.C1" office:value-type="string">
              <text:p text:style-name="P32">Hypertension without mention of heart</text:p>
            </table:table-cell>
          </table:table-row>
          <table:table-row table:style-name="Tableau10.1">
            <table:table-cell table:style-name="Tableau10.A1" office:value-type="string">
              <text:p text:style-name="P32">B030</text:p>
            </table:table-cell>
            <table:table-cell table:style-name="Tableau10.A1" office:value-type="string">
              <text:p text:style-name="P32">480-483</text:p>
            </table:table-cell>
            <table:table-cell table:style-name="Tableau10.C1" office:value-type="string">
              <text:p text:style-name="P32">Influenza</text:p>
            </table:table-cell>
          </table:table-row>
          <table:table-row table:style-name="Tableau10.1">
            <table:table-cell table:style-name="Tableau10.A1" office:value-type="string">
              <text:p text:style-name="P32">B031</text:p>
            </table:table-cell>
            <table:table-cell table:style-name="Tableau10.A1" office:value-type="string">
              <text:p text:style-name="P32">490-493</text:p>
            </table:table-cell>
            <table:table-cell table:style-name="Tableau10.C1" office:value-type="string">
              <text:p text:style-name="P32">Pneumonia</text:p>
            </table:table-cell>
          </table:table-row>
          <table:table-row table:style-name="Tableau10.1">
            <table:table-cell table:style-name="Tableau10.A1" office:value-type="string">
              <text:p text:style-name="P32">B032</text:p>
            </table:table-cell>
            <table:table-cell table:style-name="Tableau10.A1" office:value-type="string">
              <text:p text:style-name="P32">500-502</text:p>
            </table:table-cell>
            <table:table-cell table:style-name="Tableau10.C1" office:value-type="string">
              <text:p text:style-name="P32">Bronchitis</text:p>
            </table:table-cell>
          </table:table-row>
          <table:table-row table:style-name="Tableau10.1">
            <table:table-cell table:style-name="Tableau10.A1" office:value-type="string">
              <text:p text:style-name="P32">B033</text:p>
            </table:table-cell>
            <table:table-cell table:style-name="Tableau10.A1" office:value-type="string">
              <text:p text:style-name="P32">540, 541</text:p>
            </table:table-cell>
            <table:table-cell table:style-name="Tableau10.C1" office:value-type="string">
              <text:p text:style-name="P32">Ulcer of stomach and duodenum</text:p>
            </table:table-cell>
          </table:table-row>
          <table:table-row table:style-name="Tableau10.1">
            <table:table-cell table:style-name="Tableau10.A1" office:value-type="string">
              <text:p text:style-name="P32">B034</text:p>
            </table:table-cell>
            <table:table-cell table:style-name="Tableau10.A1" office:value-type="string">
              <text:p text:style-name="P32">550-553</text:p>
            </table:table-cell>
            <table:table-cell table:style-name="Tableau10.C1" office:value-type="string">
              <text:p text:style-name="P32">Appendicitis</text:p>
            </table:table-cell>
          </table:table-row>
          <table:table-row table:style-name="Tableau10.1">
            <table:table-cell table:style-name="Tableau10.A1" office:value-type="string">
              <text:p text:style-name="P32">B035</text:p>
            </table:table-cell>
            <table:table-cell table:style-name="Tableau10.A1" office:value-type="string">
              <text:p text:style-name="P32">560, 561, 570</text:p>
            </table:table-cell>
            <table:table-cell table:style-name="Tableau10.C1" office:value-type="string">
              <text:p text:style-name="P32">Intestinal obstruction and hernia</text:p>
            </table:table-cell>
          </table:table-row>
          <table:table-row table:style-name="Tableau10.1">
            <table:table-cell table:style-name="Tableau10.A1" office:value-type="string">
              <text:p text:style-name="P32">B036</text:p>
            </table:table-cell>
            <table:table-cell table:style-name="Tableau10.A1" office:value-type="string">
              <text:p text:style-name="P32">543, 571, 572</text:p>
            </table:table-cell>
            <table:table-cell table:style-name="Tableau10.C1" office:value-type="string">
              <text:p text:style-name="P32">Gastritis, duodenitis, enteritis, and colitis, except diarrhoea of the newborn</text:p>
            </table:table-cell>
          </table:table-row>
          <table:table-row table:style-name="Tableau10.1">
            <table:table-cell table:style-name="Tableau10.A1" office:value-type="string">
              <text:p text:style-name="P32">B037</text:p>
            </table:table-cell>
            <table:table-cell table:style-name="Tableau10.A1" office:value-type="string">
              <text:p text:style-name="P32">581</text:p>
            </table:table-cell>
            <table:table-cell table:style-name="Tableau10.C1" office:value-type="string">
              <text:p text:style-name="P32">Cirrhosis of liver</text:p>
            </table:table-cell>
          </table:table-row>
          <table:table-row table:style-name="Tableau10.1">
            <table:table-cell table:style-name="Tableau10.A1" office:value-type="string">
              <text:p text:style-name="P32">B038</text:p>
            </table:table-cell>
            <table:table-cell table:style-name="Tableau10.A1" office:value-type="string">
              <text:p text:style-name="P32">590-594</text:p>
            </table:table-cell>
            <table:table-cell table:style-name="Tableau10.C1" office:value-type="string">
              <text:p text:style-name="P32">Nephritis and nephrosis</text:p>
            </table:table-cell>
          </table:table-row>
          <table:table-row table:style-name="Tableau10.1">
            <table:table-cell table:style-name="Tableau10.A1" office:value-type="string">
              <text:p text:style-name="P32">B039</text:p>
            </table:table-cell>
            <table:table-cell table:style-name="Tableau10.A1" office:value-type="string">
              <text:p text:style-name="P32">610</text:p>
            </table:table-cell>
            <table:table-cell table:style-name="Tableau10.C1" office:value-type="string">
              <text:p text:style-name="P32">Hyperplasia of prostate</text:p>
            </table:table-cell>
          </table:table-row>
          <table:table-row table:style-name="Tableau10.1">
            <table:table-cell table:style-name="Tableau10.A1" office:value-type="string">
              <text:p text:style-name="P32">B040</text:p>
            </table:table-cell>
            <table:table-cell table:style-name="Tableau10.A1" office:value-type="string">
              <text:p text:style-name="P32">640-689</text:p>
            </table:table-cell>
            <table:table-cell table:style-name="Tableau10.C1" office:value-type="string">
              <text:p text:style-name="P32">Deliveries and complications of pregnancy, childbirth, and the puerperium</text:p>
            </table:table-cell>
          </table:table-row>
          <table:table-row table:style-name="Tableau10.1">
            <table:table-cell table:style-name="Tableau10.A1" office:value-type="string">
              <text:p text:style-name="P32">B041</text:p>
            </table:table-cell>
            <table:table-cell table:style-name="Tableau10.A1" office:value-type="string">
              <text:p text:style-name="P32">750-759</text:p>
            </table:table-cell>
            <table:table-cell table:style-name="Tableau10.C1" office:value-type="string">
              <text:p text:style-name="P32">Congenital malformations</text:p>
            </table:table-cell>
          </table:table-row>
          <table:table-row table:style-name="Tableau10.1">
            <table:table-cell table:style-name="Tableau10.A1" office:value-type="string">
              <text:p text:style-name="P32">B042</text:p>
            </table:table-cell>
            <table:table-cell table:style-name="Tableau10.A1" office:value-type="string">
              <text:p text:style-name="P32">760-762</text:p>
            </table:table-cell>
            <table:table-cell table:style-name="Tableau10.C1" office:value-type="string">
              <text:p text:style-name="P32">Birth injuries, postnatal asphyxia and atelectasis</text:p>
            </table:table-cell>
          </table:table-row>
          <table:table-row table:style-name="Tableau10.1">
            <table:table-cell table:style-name="Tableau10.A1" office:value-type="string">
              <text:p text:style-name="P32">B043</text:p>
            </table:table-cell>
            <table:table-cell table:style-name="Tableau10.A1" office:value-type="string">
              <text:p text:style-name="P32">763-768</text:p>
            </table:table-cell>
            <table:table-cell table:style-name="Tableau10.C1" office:value-type="string">
              <text:p text:style-name="P32">Infections of the newborn</text:p>
            </table:table-cell>
          </table:table-row>
          <table:table-row table:style-name="Tableau10.1">
            <table:table-cell table:style-name="Tableau10.A1" office:value-type="string">
              <text:p text:style-name="P32">B044</text:p>
            </table:table-cell>
            <table:table-cell table:style-name="Tableau10.A1" office:value-type="string">
              <text:p text:style-name="P32">769-776</text:p>
            </table:table-cell>
            <table:table-cell table:style-name="Tableau10.C1" office:value-type="string">
              <text:p text:style-name="P32">Other diseases peculiar to early infancy, and immaturity unqualified</text:p>
            </table:table-cell>
          </table:table-row>
          <table:table-row table:style-name="Tableau10.1">
            <table:table-cell table:style-name="Tableau10.A1" office:value-type="string">
              <text:p text:style-name="P32">B045</text:p>
            </table:table-cell>
            <table:table-cell table:style-name="Tableau10.A1" office:value-type="string">
              <text:p text:style-name="P32">780-795</text:p>
            </table:table-cell>
            <table:table-cell table:style-name="Tableau10.C1" office:value-type="string">
              <text:p text:style-name="P32">Senility without mention of psychosis, ill-defined and unknown causes</text:p>
            </table:table-cell>
          </table:table-row>
          <text:soft-page-break/>
          <table:table-row table:style-name="Tableau10.1">
            <table:table-cell table:style-name="Tableau10.A1" office:value-type="string">
              <text:p text:style-name="P32">B046</text:p>
            </table:table-cell>
            <table:table-cell table:style-name="Tableau10.A1" office:value-type="string">
              <text:p text:style-name="P32">Residual</text:p>
            </table:table-cell>
            <table:table-cell table:style-name="Tableau10.C1" office:value-type="string">
              <text:p text:style-name="P32">All other diseases</text:p>
            </table:table-cell>
          </table:table-row>
          <table:table-row table:style-name="Tableau10.1">
            <table:table-cell table:style-name="Tableau10.A1" office:value-type="string">
              <text:p text:style-name="P32">B047</text:p>
            </table:table-cell>
            <table:table-cell table:style-name="Tableau10.A1" office:value-type="string">
              <text:p text:style-name="P32">E810-E835</text:p>
            </table:table-cell>
            <table:table-cell table:style-name="Tableau10.C1" office:value-type="string">
              <text:p text:style-name="P32">Motor vehicle accidents</text:p>
            </table:table-cell>
          </table:table-row>
          <table:table-row table:style-name="Tableau10.1">
            <table:table-cell table:style-name="Tableau10.A1" office:value-type="string">
              <text:p text:style-name="P32">B048</text:p>
            </table:table-cell>
            <table:table-cell table:style-name="Tableau10.A1" office:value-type="string">
              <text:p text:style-name="P32">E800-E802, E840-E962</text:p>
            </table:table-cell>
            <table:table-cell table:style-name="Tableau10.C1" office:value-type="string">
              <text:p text:style-name="P32">All other accidents</text:p>
            </table:table-cell>
          </table:table-row>
          <table:table-row table:style-name="Tableau10.1">
            <table:table-cell table:style-name="Tableau10.A1" office:value-type="string">
              <text:p text:style-name="P32">B049</text:p>
            </table:table-cell>
            <table:table-cell table:style-name="Tableau10.A1" office:value-type="string">
              <text:p text:style-name="P32">E963, E970-E979</text:p>
            </table:table-cell>
            <table:table-cell table:style-name="Tableau10.C1" office:value-type="string">
              <text:p text:style-name="P32">Suicide and self-inflicted injury</text:p>
            </table:table-cell>
          </table:table-row>
          <table:table-row table:style-name="Tableau10.1">
            <table:table-cell table:style-name="Tableau10.A1" office:value-type="string">
              <text:p text:style-name="P32">B050</text:p>
            </table:table-cell>
            <table:table-cell table:style-name="Tableau10.A1" office:value-type="string">
              <text:p text:style-name="P32">E964, E965, E980-E999</text:p>
            </table:table-cell>
            <table:table-cell table:style-name="Tableau10.C1" office:value-type="string">
              <text:p text:style-name="P32">Homicide and operations of war</text:p>
            </table:table-cell>
          </table:table-row>
        </table:table>
      </text:section>
      <text:section text:style-name="Sect1" text:name="Section2">
        <text:p text:style-name="P50"/>
        <text:p text:style-name="P61">Table 3. <text:s/>ICD 8 A-LIST (condensed) and some detailed codes</text:p>
        <text:p text:style-name="P50"/>
        <table:table table:name="Tableau11" table:style-name="Tableau11">
          <table:table-column table:style-name="Tableau11.A"/>
          <table:table-column table:style-name="Tableau11.B"/>
          <table:table-column table:style-name="Tableau11.C"/>
          <table:table-header-rows>
            <table:table-row table:style-name="Tableau11.1">
              <table:table-cell table:style-name="Tableau11.A1" office:value-type="string">
                <text:p text:style-name="P27">ICD-8 A-LIST (condensed) <text:s/></text:p>
              </table:table-cell>
              <table:table-cell table:style-name="Tableau11.A1" office:value-type="string">
                <text:p text:style-name="P26">Detailed List Numbers</text:p>
              </table:table-cell>
              <table:table-cell table:style-name="Tableau11.C1" office:value-type="string">
                <text:p text:style-name="P31"/>
                <text:p text:style-name="P26">Cause</text:p>
              </table:table-cell>
            </table:table-row>
          </table:table-header-rows>
          <table:table-row table:style-name="Tableau11.1">
            <table:table-cell table:style-name="Tableau11.A1" office:value-type="string">
              <text:p text:style-name="P32">A000</text:p>
            </table:table-cell>
            <table:table-cell table:style-name="Tableau11.A1" office:value-type="string">
              <text:p text:style-name="P35"/>
            </table:table-cell>
            <table:table-cell table:style-name="Tableau11.C2" office:value-type="string">
              <text:p text:style-name="P7">All causes</text:p>
            </table:table-cell>
          </table:table-row>
          <table:table-row table:style-name="Tableau11.1">
            <table:table-cell table:style-name="Tableau11.A1" office:value-type="string">
              <text:p text:style-name="P32">A001</text:p>
            </table:table-cell>
            <table:table-cell table:style-name="Tableau11.B3" office:value-type="string">
              <text:p text:style-name="P9">000</text:p>
            </table:table-cell>
            <table:table-cell table:style-name="Tableau11.C2" office:value-type="string">
              <text:p text:style-name="P7">Cholera</text:p>
            </table:table-cell>
          </table:table-row>
          <table:table-row table:style-name="Tableau11.1">
            <table:table-cell table:style-name="Tableau11.A1" office:value-type="string">
              <text:p text:style-name="P32">A002</text:p>
            </table:table-cell>
            <table:table-cell table:style-name="Tableau11.B3" office:value-type="string">
              <text:p text:style-name="P9">001</text:p>
            </table:table-cell>
            <table:table-cell table:style-name="Tableau11.C2" office:value-type="string">
              <text:p text:style-name="P7">Typhoid fever</text:p>
            </table:table-cell>
          </table:table-row>
          <table:table-row table:style-name="Tableau11.1">
            <table:table-cell table:style-name="Tableau11.A1" office:value-type="string">
              <text:p text:style-name="P32">A003</text:p>
            </table:table-cell>
            <table:table-cell table:style-name="Tableau11.B3" office:value-type="string">
              <text:p text:style-name="P9">002, 003</text:p>
            </table:table-cell>
            <table:table-cell table:style-name="Tableau11.C2" office:value-type="string">
              <text:p text:style-name="P7">Paratyphoid fever and other salmonella infections</text:p>
            </table:table-cell>
          </table:table-row>
          <table:table-row table:style-name="Tableau11.1">
            <table:table-cell table:style-name="Tableau11.A1" office:value-type="string">
              <text:p text:style-name="P32">A004</text:p>
            </table:table-cell>
            <table:table-cell table:style-name="Tableau11.B3" office:value-type="string">
              <text:p text:style-name="P9">004, 006</text:p>
            </table:table-cell>
            <table:table-cell table:style-name="Tableau11.C2" office:value-type="string">
              <text:p text:style-name="P7">Bacillary dysentery and amoebiasis</text:p>
            </table:table-cell>
          </table:table-row>
          <table:table-row table:style-name="Tableau11.1">
            <table:table-cell table:style-name="Tableau11.A1" office:value-type="string">
              <text:p text:style-name="P32">A005</text:p>
            </table:table-cell>
            <table:table-cell table:style-name="Tableau11.B3" office:value-type="string">
              <text:p text:style-name="P9">008, 009</text:p>
            </table:table-cell>
            <table:table-cell table:style-name="Tableau11.C2" office:value-type="string">
              <text:p text:style-name="P7">Enteritis and other diarrhoeal diseases</text:p>
            </table:table-cell>
          </table:table-row>
          <table:table-row table:style-name="Tableau11.1">
            <table:table-cell table:style-name="Tableau11.A1" office:value-type="string">
              <text:p text:style-name="P32">A006</text:p>
            </table:table-cell>
            <table:table-cell table:style-name="Tableau11.B3" office:value-type="string">
              <text:p text:style-name="P9">010-012</text:p>
            </table:table-cell>
            <table:table-cell table:style-name="Tableau11.C2" office:value-type="string">
              <text:p text:style-name="P7">Tuberculosis of respiratory system</text:p>
            </table:table-cell>
          </table:table-row>
          <table:table-row table:style-name="Tableau11.1">
            <table:table-cell table:style-name="Tableau11.A1" office:value-type="string">
              <text:p text:style-name="P32">A007</text:p>
            </table:table-cell>
            <table:table-cell table:style-name="Tableau11.B3" office:value-type="string">
              <text:p text:style-name="P9">013</text:p>
            </table:table-cell>
            <table:table-cell table:style-name="Tableau11.C2" office:value-type="string">
              <text:p text:style-name="P7">Tuberculosis of meninges and central nervous system</text:p>
            </table:table-cell>
          </table:table-row>
          <table:table-row table:style-name="Tableau11.1">
            <table:table-cell table:style-name="Tableau11.A1" office:value-type="string">
              <text:p text:style-name="P32">A008</text:p>
            </table:table-cell>
            <table:table-cell table:style-name="Tableau11.B3" office:value-type="string">
              <text:p text:style-name="P9">014</text:p>
            </table:table-cell>
            <table:table-cell table:style-name="Tableau11.C2" office:value-type="string">
              <text:p text:style-name="P7">Tuberculosis of intestines, peritoneum and mesenteric glands</text:p>
            </table:table-cell>
          </table:table-row>
          <table:table-row table:style-name="Tableau11.1">
            <table:table-cell table:style-name="Tableau11.A1" office:value-type="string">
              <text:p text:style-name="P32">A009</text:p>
            </table:table-cell>
            <table:table-cell table:style-name="Tableau11.B3" office:value-type="string">
              <text:p text:style-name="P9">015</text:p>
            </table:table-cell>
            <table:table-cell table:style-name="Tableau11.C2" office:value-type="string">
              <text:p text:style-name="P7">Tuberculosis of bones and joints</text:p>
            </table:table-cell>
          </table:table-row>
          <table:table-row table:style-name="Tableau11.1">
            <table:table-cell table:style-name="Tableau11.A1" office:value-type="string">
              <text:p text:style-name="P32">A010</text:p>
            </table:table-cell>
            <table:table-cell table:style-name="Tableau11.B3" office:value-type="string">
              <text:p text:style-name="P9">016-019</text:p>
            </table:table-cell>
            <table:table-cell table:style-name="Tableau11.C2" office:value-type="string">
              <text:p text:style-name="P7">Other tuberculosis, including late effects</text:p>
            </table:table-cell>
          </table:table-row>
          <table:table-row table:style-name="Tableau11.1">
            <table:table-cell table:style-name="Tableau11.A1" office:value-type="string">
              <text:p text:style-name="P32">A011</text:p>
            </table:table-cell>
            <table:table-cell table:style-name="Tableau11.B3" office:value-type="string">
              <text:p text:style-name="P9">020</text:p>
            </table:table-cell>
            <table:table-cell table:style-name="Tableau11.C2" office:value-type="string">
              <text:p text:style-name="P7">Plague</text:p>
            </table:table-cell>
          </table:table-row>
          <table:table-row table:style-name="Tableau11.1">
            <table:table-cell table:style-name="Tableau11.A1" office:value-type="string">
              <text:p text:style-name="P32">A012</text:p>
            </table:table-cell>
            <table:table-cell table:style-name="Tableau11.B3" office:value-type="string">
              <text:p text:style-name="P9">022</text:p>
            </table:table-cell>
            <table:table-cell table:style-name="Tableau11.C2" office:value-type="string">
              <text:p text:style-name="P7">Anthrax</text:p>
            </table:table-cell>
          </table:table-row>
          <table:table-row table:style-name="Tableau11.1">
            <table:table-cell table:style-name="Tableau11.A1" office:value-type="string">
              <text:p text:style-name="P32">A013</text:p>
            </table:table-cell>
            <table:table-cell table:style-name="Tableau11.B3" office:value-type="string">
              <text:p text:style-name="P9">023</text:p>
            </table:table-cell>
            <table:table-cell table:style-name="Tableau11.C2" office:value-type="string">
              <text:p text:style-name="P7">Brucellosis</text:p>
            </table:table-cell>
          </table:table-row>
          <table:table-row table:style-name="Tableau11.1">
            <table:table-cell table:style-name="Tableau11.A1" office:value-type="string">
              <text:p text:style-name="P32">A014</text:p>
            </table:table-cell>
            <table:table-cell table:style-name="Tableau11.B3" office:value-type="string">
              <text:p text:style-name="P9">030</text:p>
            </table:table-cell>
            <table:table-cell table:style-name="Tableau11.C2" office:value-type="string">
              <text:p text:style-name="P7">Leprosy</text:p>
            </table:table-cell>
          </table:table-row>
          <table:table-row table:style-name="Tableau11.1">
            <table:table-cell table:style-name="Tableau11.A1" office:value-type="string">
              <text:p text:style-name="P32">A015</text:p>
            </table:table-cell>
            <table:table-cell table:style-name="Tableau11.B3" office:value-type="string">
              <text:p text:style-name="P9">032</text:p>
            </table:table-cell>
            <table:table-cell table:style-name="Tableau11.C2" office:value-type="string">
              <text:p text:style-name="P7">Diphtheria</text:p>
            </table:table-cell>
          </table:table-row>
          <table:table-row table:style-name="Tableau11.1">
            <table:table-cell table:style-name="Tableau11.A1" office:value-type="string">
              <text:p text:style-name="P32">A016</text:p>
            </table:table-cell>
            <table:table-cell table:style-name="Tableau11.B3" office:value-type="string">
              <text:p text:style-name="P9">033</text:p>
            </table:table-cell>
            <table:table-cell table:style-name="Tableau11.C2" office:value-type="string">
              <text:p text:style-name="P7">Whooping cough</text:p>
            </table:table-cell>
          </table:table-row>
          <table:table-row table:style-name="Tableau11.1">
            <table:table-cell table:style-name="Tableau11.A1" office:value-type="string">
              <text:p text:style-name="P32">A017</text:p>
            </table:table-cell>
            <table:table-cell table:style-name="Tableau11.B3" office:value-type="string">
              <text:p text:style-name="P9">034</text:p>
            </table:table-cell>
            <table:table-cell table:style-name="Tableau11.C2" office:value-type="string">
              <text:p text:style-name="P7">Streptococcal sore throat and scarlet fever</text:p>
            </table:table-cell>
          </table:table-row>
          <table:table-row table:style-name="Tableau11.1">
            <table:table-cell table:style-name="Tableau11.A1" office:value-type="string">
              <text:p text:style-name="P32">A018</text:p>
            </table:table-cell>
            <table:table-cell table:style-name="Tableau11.B3" office:value-type="string">
              <text:p text:style-name="P9">035</text:p>
            </table:table-cell>
            <table:table-cell table:style-name="Tableau11.C2" office:value-type="string">
              <text:p text:style-name="P7">Erysipelas</text:p>
            </table:table-cell>
          </table:table-row>
          <table:table-row table:style-name="Tableau11.1">
            <table:table-cell table:style-name="Tableau11.A1" office:value-type="string">
              <text:p text:style-name="P32">A019</text:p>
            </table:table-cell>
            <table:table-cell table:style-name="Tableau11.B3" office:value-type="string">
              <text:p text:style-name="P9">036</text:p>
            </table:table-cell>
            <table:table-cell table:style-name="Tableau11.C2" office:value-type="string">
              <text:p text:style-name="P7">Meningococcal infection</text:p>
            </table:table-cell>
          </table:table-row>
          <table:table-row table:style-name="Tableau11.1">
            <table:table-cell table:style-name="Tableau11.A1" office:value-type="string">
              <text:p text:style-name="P32">A020</text:p>
            </table:table-cell>
            <table:table-cell table:style-name="Tableau11.B3" office:value-type="string">
              <text:p text:style-name="P9">037</text:p>
            </table:table-cell>
            <table:table-cell table:style-name="Tableau11.C2" office:value-type="string">
              <text:p text:style-name="P7">Tetanus</text:p>
            </table:table-cell>
          </table:table-row>
          <table:table-row table:style-name="Tableau11.1">
            <table:table-cell table:style-name="Tableau11.A1" office:value-type="string">
              <text:p text:style-name="P32">A021</text:p>
            </table:table-cell>
            <table:table-cell table:style-name="Tableau11.B3" office:value-type="string">
              <text:p text:style-name="P9">005, 007, 021, 024-027, 031, 038, 039</text:p>
            </table:table-cell>
            <table:table-cell table:style-name="Tableau11.C2" office:value-type="string">
              <text:p text:style-name="P7">Other bacterial diseases</text:p>
            </table:table-cell>
          </table:table-row>
          <table:table-row table:style-name="Tableau11.1">
            <table:table-cell table:style-name="Tableau11.A1" office:value-type="string">
              <text:p text:style-name="P32">A022</text:p>
            </table:table-cell>
            <table:table-cell table:style-name="Tableau11.B3" office:value-type="string">
              <text:p text:style-name="P9">040-043</text:p>
            </table:table-cell>
            <table:table-cell table:style-name="Tableau11.C2" office:value-type="string">
              <text:p text:style-name="P7">Acute poliomyelitis</text:p>
            </table:table-cell>
          </table:table-row>
          <table:table-row table:style-name="Tableau11.1">
            <table:table-cell table:style-name="Tableau11.A1" office:value-type="string">
              <text:p text:style-name="P32">A023</text:p>
            </table:table-cell>
            <table:table-cell table:style-name="Tableau11.B3" office:value-type="string">
              <text:p text:style-name="P9">044</text:p>
            </table:table-cell>
            <table:table-cell table:style-name="Tableau11.C2" office:value-type="string">
              <text:p text:style-name="P7">Late effects of acute poliomyelitis</text:p>
            </table:table-cell>
          </table:table-row>
          <table:table-row table:style-name="Tableau11.1">
            <table:table-cell table:style-name="Tableau11.A1" office:value-type="string">
              <text:p text:style-name="P32">A024</text:p>
            </table:table-cell>
            <table:table-cell table:style-name="Tableau11.B3" office:value-type="string">
              <text:p text:style-name="P9">050</text:p>
            </table:table-cell>
            <table:table-cell table:style-name="Tableau11.C2" office:value-type="string">
              <text:p text:style-name="P7">Smallpox</text:p>
            </table:table-cell>
          </table:table-row>
          <table:table-row table:style-name="Tableau11.1">
            <table:table-cell table:style-name="Tableau11.A1" office:value-type="string">
              <text:p text:style-name="P32">A025</text:p>
            </table:table-cell>
            <table:table-cell table:style-name="Tableau11.B3" office:value-type="string">
              <text:p text:style-name="P9">055</text:p>
            </table:table-cell>
            <table:table-cell table:style-name="Tableau11.C2" office:value-type="string">
              <text:p text:style-name="P7">Measles</text:p>
            </table:table-cell>
          </table:table-row>
          <table:table-row table:style-name="Tableau11.1">
            <table:table-cell table:style-name="Tableau11.A1" office:value-type="string">
              <text:p text:style-name="P32">A026</text:p>
            </table:table-cell>
            <table:table-cell table:style-name="Tableau11.B3" office:value-type="string">
              <text:p text:style-name="P9">060</text:p>
            </table:table-cell>
            <table:table-cell table:style-name="Tableau11.C2" office:value-type="string">
              <text:p text:style-name="P7">Yellow fever</text:p>
            </table:table-cell>
          </table:table-row>
          <table:table-row table:style-name="Tableau11.1">
            <table:table-cell table:style-name="Tableau11.A1" office:value-type="string">
              <text:p text:style-name="P32">A027</text:p>
            </table:table-cell>
            <table:table-cell table:style-name="Tableau11.B3" office:value-type="string">
              <text:p text:style-name="P9">062-065</text:p>
            </table:table-cell>
            <table:table-cell table:style-name="Tableau11.C2" office:value-type="string">
              <text:p text:style-name="P7">Viral encephalitis</text:p>
            </table:table-cell>
          </table:table-row>
          <table:table-row table:style-name="Tableau11.1">
            <table:table-cell table:style-name="Tableau11.A1" office:value-type="string">
              <text:p text:style-name="P32">A028</text:p>
            </table:table-cell>
            <table:table-cell table:style-name="Tableau11.B3" office:value-type="string">
              <text:p text:style-name="P9">070</text:p>
            </table:table-cell>
            <table:table-cell table:style-name="Tableau11.C2" office:value-type="string">
              <text:p text:style-name="P7">Infectious hepatitis</text:p>
            </table:table-cell>
          </table:table-row>
          <table:table-row table:style-name="Tableau11.1">
            <table:table-cell table:style-name="Tableau11.A1" office:value-type="string">
              <text:p text:style-name="P32">A029</text:p>
            </table:table-cell>
            <table:table-cell table:style-name="Tableau11.B3" office:value-type="string">
              <text:p text:style-name="P9">045, 046, 051-054, 056, 057, 061, 066-068, 071-079</text:p>
            </table:table-cell>
            <table:table-cell table:style-name="Tableau11.C2" office:value-type="string">
              <text:p text:style-name="P7">Other viral diseases</text:p>
            </table:table-cell>
          </table:table-row>
          <table:table-row table:style-name="Tableau11.1">
            <table:table-cell table:style-name="Tableau11.A1" office:value-type="string">
              <text:p text:style-name="P32">A030</text:p>
            </table:table-cell>
            <table:table-cell table:style-name="Tableau11.B3" office:value-type="string">
              <text:p text:style-name="P9">080-083</text:p>
            </table:table-cell>
            <table:table-cell table:style-name="Tableau11.C2" office:value-type="string">
              <text:p text:style-name="P7">Typhus and other rickettsioses</text:p>
            </table:table-cell>
          </table:table-row>
          <table:table-row table:style-name="Tableau11.1">
            <table:table-cell table:style-name="Tableau11.A1" office:value-type="string">
              <text:p text:style-name="P32">A031</text:p>
            </table:table-cell>
            <table:table-cell table:style-name="Tableau11.B3" office:value-type="string">
              <text:p text:style-name="P9">084</text:p>
            </table:table-cell>
            <table:table-cell table:style-name="Tableau11.C2" office:value-type="string">
              <text:p text:style-name="P7">Malaria</text:p>
            </table:table-cell>
          </table:table-row>
          <table:table-row table:style-name="Tableau11.1">
            <table:table-cell table:style-name="Tableau11.A1" office:value-type="string">
              <text:p text:style-name="P32">A032</text:p>
            </table:table-cell>
            <table:table-cell table:style-name="Tableau11.B3" office:value-type="string">
              <text:p text:style-name="P9">086, 087</text:p>
            </table:table-cell>
            <table:table-cell table:style-name="Tableau11.C2" office:value-type="string">
              <text:p text:style-name="P7">Trypanosomiasis</text:p>
            </table:table-cell>
          </table:table-row>
          <table:table-row table:style-name="Tableau11.1">
            <table:table-cell table:style-name="Tableau11.A1" office:value-type="string">
              <text:p text:style-name="P32">A033</text:p>
            </table:table-cell>
            <table:table-cell table:style-name="Tableau11.B3" office:value-type="string">
              <text:p text:style-name="P9">088</text:p>
            </table:table-cell>
            <table:table-cell table:style-name="Tableau11.C2" office:value-type="string">
              <text:p text:style-name="P7">Relapsing fever</text:p>
            </table:table-cell>
          </table:table-row>
          <table:table-row table:style-name="Tableau11.1">
            <table:table-cell table:style-name="Tableau11.A1" office:value-type="string">
              <text:p text:style-name="P32">A034</text:p>
            </table:table-cell>
            <table:table-cell table:style-name="Tableau11.B3" office:value-type="string">
              <text:p text:style-name="P9">090</text:p>
            </table:table-cell>
            <table:table-cell table:style-name="Tableau11.C2" office:value-type="string">
              <text:p text:style-name="P7">Congenital syphilis</text:p>
            </table:table-cell>
          </table:table-row>
          <table:table-row table:style-name="Tableau11.1">
            <table:table-cell table:style-name="Tableau11.A1" office:value-type="string">
              <text:p text:style-name="P32">A035</text:p>
            </table:table-cell>
            <table:table-cell table:style-name="Tableau11.B3" office:value-type="string">
              <text:p text:style-name="P9">091</text:p>
            </table:table-cell>
            <table:table-cell table:style-name="Tableau11.C2" office:value-type="string">
              <text:p text:style-name="P7">Early syphilis, symptomatic</text:p>
            </table:table-cell>
          </table:table-row>
          <table:table-row table:style-name="Tableau11.1">
            <table:table-cell table:style-name="Tableau11.A1" office:value-type="string">
              <text:p text:style-name="P32">A036</text:p>
            </table:table-cell>
            <table:table-cell table:style-name="Tableau11.B3" office:value-type="string">
              <text:p text:style-name="P9">094</text:p>
            </table:table-cell>
            <table:table-cell table:style-name="Tableau11.C2" office:value-type="string">
              <text:p text:style-name="P7">Syphilis of central nervous system</text:p>
            </table:table-cell>
          </table:table-row>
          <table:table-row table:style-name="Tableau11.1">
            <table:table-cell table:style-name="Tableau11.A1" office:value-type="string">
              <text:p text:style-name="P32">A037</text:p>
            </table:table-cell>
            <table:table-cell table:style-name="Tableau11.B3" office:value-type="string">
              <text:p text:style-name="P9">092, 093, 095-097</text:p>
            </table:table-cell>
            <table:table-cell table:style-name="Tableau11.C2" office:value-type="string">
              <text:p text:style-name="P7">Other syphilis</text:p>
            </table:table-cell>
          </table:table-row>
          <table:table-row table:style-name="Tableau11.1">
            <table:table-cell table:style-name="Tableau11.A1" office:value-type="string">
              <text:p text:style-name="P32">A038</text:p>
            </table:table-cell>
            <table:table-cell table:style-name="Tableau11.B3" office:value-type="string">
              <text:p text:style-name="P9">098</text:p>
            </table:table-cell>
            <table:table-cell table:style-name="Tableau11.C2" office:value-type="string">
              <text:p text:style-name="P7">Gonococcal infections</text:p>
            </table:table-cell>
          </table:table-row>
          <table:table-row table:style-name="Tableau11.1">
            <table:table-cell table:style-name="Tableau11.A1" office:value-type="string">
              <text:p text:style-name="P32">A039</text:p>
            </table:table-cell>
            <table:table-cell table:style-name="Tableau11.B3" office:value-type="string">
              <text:p text:style-name="P9">120</text:p>
            </table:table-cell>
            <table:table-cell table:style-name="Tableau11.C2" office:value-type="string">
              <text:p text:style-name="P7">Schistosomiasis</text:p>
            </table:table-cell>
          </table:table-row>
          <table:table-row table:style-name="Tableau11.1">
            <table:table-cell table:style-name="Tableau11.A1" office:value-type="string">
              <text:p text:style-name="P32">A040</text:p>
            </table:table-cell>
            <table:table-cell table:style-name="Tableau11.B3" office:value-type="string">
              <text:p text:style-name="P9">122</text:p>
            </table:table-cell>
            <table:table-cell table:style-name="Tableau11.C2" office:value-type="string">
              <text:p text:style-name="P7">Hydatidosis</text:p>
            </table:table-cell>
          </table:table-row>
          <table:table-row table:style-name="Tableau11.1">
            <table:table-cell table:style-name="Tableau11.A1" office:value-type="string">
              <text:p text:style-name="P32">A041</text:p>
            </table:table-cell>
            <table:table-cell table:style-name="Tableau11.B3" office:value-type="string">
              <text:p text:style-name="P9">125</text:p>
            </table:table-cell>
            <table:table-cell table:style-name="Tableau11.C2" office:value-type="string">
              <text:p text:style-name="P7">Filarial infection</text:p>
            </table:table-cell>
          </table:table-row>
          <table:table-row table:style-name="Tableau11.1">
            <table:table-cell table:style-name="Tableau11.A1" office:value-type="string">
              <text:p text:style-name="P32">A042</text:p>
            </table:table-cell>
            <table:table-cell table:style-name="Tableau11.B3" office:value-type="string">
              <text:p text:style-name="P9">126</text:p>
            </table:table-cell>
            <table:table-cell table:style-name="Tableau11.C2" office:value-type="string">
              <text:p text:style-name="P7">Ancylostomiasis</text:p>
            </table:table-cell>
          </table:table-row>
          <table:table-row table:style-name="Tableau11.1">
            <table:table-cell table:style-name="Tableau11.A1" office:value-type="string">
              <text:p text:style-name="P32">A043</text:p>
            </table:table-cell>
            <table:table-cell table:style-name="Tableau11.B3" office:value-type="string">
              <text:p text:style-name="P9">121, 123, 124, 127-129</text:p>
            </table:table-cell>
            <table:table-cell table:style-name="Tableau11.C2" office:value-type="string">
              <text:p text:style-name="P7">Other helminthiases</text:p>
            </table:table-cell>
          </table:table-row>
          <table:table-row table:style-name="Tableau11.1">
            <table:table-cell table:style-name="Tableau11.A1" office:value-type="string">
              <text:p text:style-name="P32">A044</text:p>
            </table:table-cell>
            <table:table-cell table:style-name="Tableau11.B3" office:value-type="string">
              <text:p text:style-name="P9">085, 089, 099, <text:soft-page-break/>100-117, 130-136</text:p>
            </table:table-cell>
            <table:table-cell table:style-name="Tableau11.C2" office:value-type="string">
              <text:p text:style-name="P7">All other infective and parasitic diseases</text:p>
            </table:table-cell>
          </table:table-row>
          <table:table-row table:style-name="Tableau11.1">
            <table:table-cell table:style-name="Tableau11.A1" office:value-type="string">
              <text:p text:style-name="P32">A045</text:p>
            </table:table-cell>
            <table:table-cell table:style-name="Tableau11.B3" office:value-type="string">
              <text:p text:style-name="P9">140-149</text:p>
            </table:table-cell>
            <table:table-cell table:style-name="Tableau11.C2" office:value-type="string">
              <text:p text:style-name="P7">Malignant neoplasm of buccal cavity and pharynx</text:p>
            </table:table-cell>
          </table:table-row>
          <table:table-row table:style-name="Tableau11.1">
            <table:table-cell table:style-name="Tableau11.A1" office:value-type="string">
              <text:p text:style-name="P32">A046</text:p>
            </table:table-cell>
            <table:table-cell table:style-name="Tableau11.B3" office:value-type="string">
              <text:p text:style-name="P9">150</text:p>
            </table:table-cell>
            <table:table-cell table:style-name="Tableau11.C2" office:value-type="string">
              <text:p text:style-name="P7">Malignant neoplasm of oesophagus</text:p>
            </table:table-cell>
          </table:table-row>
          <table:table-row table:style-name="Tableau11.1">
            <table:table-cell table:style-name="Tableau11.A1" office:value-type="string">
              <text:p text:style-name="P32">A047</text:p>
            </table:table-cell>
            <table:table-cell table:style-name="Tableau11.B3" office:value-type="string">
              <text:p text:style-name="P9">151</text:p>
            </table:table-cell>
            <table:table-cell table:style-name="Tableau11.C2" office:value-type="string">
              <text:p text:style-name="P7">Malignant neoplasm of stomach</text:p>
            </table:table-cell>
          </table:table-row>
          <table:table-row table:style-name="Tableau11.1">
            <table:table-cell table:style-name="Tableau11.A1" office:value-type="string">
              <text:p text:style-name="P32">A048</text:p>
            </table:table-cell>
            <table:table-cell table:style-name="Tableau11.B3" office:value-type="string">
              <text:p text:style-name="P9">152, 153</text:p>
            </table:table-cell>
            <table:table-cell table:style-name="Tableau11.C2" office:value-type="string">
              <text:p text:style-name="P7">Malignant neoplasm of intestine, except rectum</text:p>
            </table:table-cell>
          </table:table-row>
          <table:table-row table:style-name="Tableau11.1">
            <table:table-cell table:style-name="Tableau11.A1" office:value-type="string">
              <text:p text:style-name="P32">A049</text:p>
            </table:table-cell>
            <table:table-cell table:style-name="Tableau11.B3" office:value-type="string">
              <text:p text:style-name="P9">154</text:p>
            </table:table-cell>
            <table:table-cell table:style-name="Tableau11.C2" office:value-type="string">
              <text:p text:style-name="P7">Malignant neoplasm of rectum and rectosigmoid junction</text:p>
            </table:table-cell>
          </table:table-row>
          <table:table-row table:style-name="Tableau11.1">
            <table:table-cell table:style-name="Tableau11.A1" office:value-type="string">
              <text:p text:style-name="P32">A050</text:p>
            </table:table-cell>
            <table:table-cell table:style-name="Tableau11.B3" office:value-type="string">
              <text:p text:style-name="P9">161</text:p>
            </table:table-cell>
            <table:table-cell table:style-name="Tableau11.C2" office:value-type="string">
              <text:p text:style-name="P7">Malignant neoplasm of larynx</text:p>
            </table:table-cell>
          </table:table-row>
          <table:table-row table:style-name="Tableau11.1">
            <table:table-cell table:style-name="Tableau11.A1" office:value-type="string">
              <text:p text:style-name="P32">A051</text:p>
            </table:table-cell>
            <table:table-cell table:style-name="Tableau11.B3" office:value-type="string">
              <text:p text:style-name="P9">162</text:p>
            </table:table-cell>
            <table:table-cell table:style-name="Tableau11.C2" office:value-type="string">
              <text:p text:style-name="P7">Malignant neoplasm of trachea, bronchus and lung</text:p>
            </table:table-cell>
          </table:table-row>
          <table:table-row table:style-name="Tableau11.1">
            <table:table-cell table:style-name="Tableau11.A1" office:value-type="string">
              <text:p text:style-name="P32">A052</text:p>
            </table:table-cell>
            <table:table-cell table:style-name="Tableau11.B3" office:value-type="string">
              <text:p text:style-name="P9">170</text:p>
            </table:table-cell>
            <table:table-cell table:style-name="Tableau11.C2" office:value-type="string">
              <text:p text:style-name="P7">Malignant neoplasm of bone</text:p>
            </table:table-cell>
          </table:table-row>
          <table:table-row table:style-name="Tableau11.1">
            <table:table-cell table:style-name="Tableau11.A1" office:value-type="string">
              <text:p text:style-name="P32">A053</text:p>
            </table:table-cell>
            <table:table-cell table:style-name="Tableau11.B3" office:value-type="string">
              <text:p text:style-name="P9">172, 173</text:p>
            </table:table-cell>
            <table:table-cell table:style-name="Tableau11.C2" office:value-type="string">
              <text:p text:style-name="P7">Malignant neoplasm of skin</text:p>
            </table:table-cell>
          </table:table-row>
          <table:table-row table:style-name="Tableau11.1">
            <table:table-cell table:style-name="Tableau11.A1" office:value-type="string">
              <text:p text:style-name="P32">A054</text:p>
            </table:table-cell>
            <table:table-cell table:style-name="Tableau11.B3" office:value-type="string">
              <text:p text:style-name="P9">174</text:p>
            </table:table-cell>
            <table:table-cell table:style-name="Tableau11.C2" office:value-type="string">
              <text:p text:style-name="P7">Malignant neoplasm of breast</text:p>
            </table:table-cell>
          </table:table-row>
          <table:table-row table:style-name="Tableau11.1">
            <table:table-cell table:style-name="Tableau11.A1" office:value-type="string">
              <text:p text:style-name="P32">A055</text:p>
            </table:table-cell>
            <table:table-cell table:style-name="Tableau11.B3" office:value-type="string">
              <text:p text:style-name="P9">180</text:p>
            </table:table-cell>
            <table:table-cell table:style-name="Tableau11.C2" office:value-type="string">
              <text:p text:style-name="P7">Malignant neoplasm of cervix uteri</text:p>
            </table:table-cell>
          </table:table-row>
          <table:table-row table:style-name="Tableau11.1">
            <table:table-cell table:style-name="Tableau11.A1" office:value-type="string">
              <text:p text:style-name="P32">A056</text:p>
            </table:table-cell>
            <table:table-cell table:style-name="Tableau11.B3" office:value-type="string">
              <text:p text:style-name="P9">181, 182</text:p>
            </table:table-cell>
            <table:table-cell table:style-name="Tableau11.C2" office:value-type="string">
              <text:p text:style-name="P7">Other malignant neoplasm of uterus</text:p>
            </table:table-cell>
          </table:table-row>
          <table:table-row table:style-name="Tableau11.1">
            <table:table-cell table:style-name="Tableau11.A1" office:value-type="string">
              <text:p text:style-name="P32">A057</text:p>
            </table:table-cell>
            <table:table-cell table:style-name="Tableau11.B3" office:value-type="string">
              <text:p text:style-name="P9">185</text:p>
            </table:table-cell>
            <table:table-cell table:style-name="Tableau11.C2" office:value-type="string">
              <text:p text:style-name="P7">Malignant neoplasm of prostate</text:p>
            </table:table-cell>
          </table:table-row>
          <table:table-row table:style-name="Tableau11.1">
            <table:table-cell table:style-name="Tableau11.A1" office:value-type="string">
              <text:p text:style-name="P32">A058</text:p>
            </table:table-cell>
            <table:table-cell table:style-name="Tableau11.B3" office:value-type="string">
              <text:p text:style-name="P9">155-160, 163, 171, 183, 184, 186-199</text:p>
            </table:table-cell>
            <table:table-cell table:style-name="Tableau11.C2" office:value-type="string">
              <text:p text:style-name="P7">Malignant neoplasm of other and unspecified sites</text:p>
            </table:table-cell>
          </table:table-row>
          <table:table-row table:style-name="Tableau11.1">
            <table:table-cell table:style-name="Tableau11.A1" office:value-type="string">
              <text:p text:style-name="P32">A059</text:p>
            </table:table-cell>
            <table:table-cell table:style-name="Tableau11.B3" office:value-type="string">
              <text:p text:style-name="P9">204-207</text:p>
            </table:table-cell>
            <table:table-cell table:style-name="Tableau11.C2" office:value-type="string">
              <text:p text:style-name="P7">Leukaemia</text:p>
            </table:table-cell>
          </table:table-row>
          <table:table-row table:style-name="Tableau11.1">
            <table:table-cell table:style-name="Tableau11.A1" office:value-type="string">
              <text:p text:style-name="P32">A060</text:p>
            </table:table-cell>
            <table:table-cell table:style-name="Tableau11.B3" office:value-type="string">
              <text:p text:style-name="P9">200-203, 208, 209</text:p>
            </table:table-cell>
            <table:table-cell table:style-name="Tableau11.C2" office:value-type="string">
              <text:p text:style-name="P7">Other neoplasms of lymphatic and haemotopoietic tissue</text:p>
            </table:table-cell>
          </table:table-row>
          <table:table-row table:style-name="Tableau11.1">
            <table:table-cell table:style-name="Tableau11.A1" office:value-type="string">
              <text:p text:style-name="P32">A061</text:p>
            </table:table-cell>
            <table:table-cell table:style-name="Tableau11.B3" office:value-type="string">
              <text:p text:style-name="P9">210-239</text:p>
            </table:table-cell>
            <table:table-cell table:style-name="Tableau11.C2" office:value-type="string">
              <text:p text:style-name="P7">Benign neoplasms and neoplasms of unspecified nature</text:p>
            </table:table-cell>
          </table:table-row>
          <table:table-row table:style-name="Tableau11.1">
            <table:table-cell table:style-name="Tableau11.A1" office:value-type="string">
              <text:p text:style-name="P38">A062</text:p>
            </table:table-cell>
            <table:table-cell table:style-name="Tableau11.B3" office:value-type="string">
              <text:p text:style-name="P15">240, 241</text:p>
            </table:table-cell>
            <table:table-cell table:style-name="Tableau11.C2" office:value-type="string">
              <text:p text:style-name="P14">Non-toxic goitre</text:p>
            </table:table-cell>
          </table:table-row>
          <table:table-row table:style-name="Tableau11.1">
            <table:table-cell table:style-name="Tableau11.A1" office:value-type="string">
              <text:p text:style-name="P32">A063</text:p>
            </table:table-cell>
            <table:table-cell table:style-name="Tableau11.B3" office:value-type="string">
              <text:p text:style-name="P9">242</text:p>
            </table:table-cell>
            <table:table-cell table:style-name="Tableau11.C2" office:value-type="string">
              <text:p text:style-name="P7">Thyrotoxicosis with or without goitre</text:p>
            </table:table-cell>
          </table:table-row>
          <table:table-row table:style-name="Tableau11.1">
            <table:table-cell table:style-name="Tableau11.A1" office:value-type="string">
              <text:p text:style-name="P38">A064</text:p>
            </table:table-cell>
            <table:table-cell table:style-name="Tableau11.B3" office:value-type="string">
              <text:p text:style-name="P15">250</text:p>
            </table:table-cell>
            <table:table-cell table:style-name="Tableau11.C2" office:value-type="string">
              <text:p text:style-name="P14">Diabetes mellitus</text:p>
            </table:table-cell>
          </table:table-row>
          <table:table-row table:style-name="Tableau11.1">
            <table:table-cell table:style-name="Tableau11.A1" office:value-type="string">
              <text:p text:style-name="P32">A065</text:p>
            </table:table-cell>
            <table:table-cell table:style-name="Tableau11.B3" office:value-type="string">
              <text:p text:style-name="P9">260-269</text:p>
            </table:table-cell>
            <table:table-cell table:style-name="Tableau11.C2" office:value-type="string">
              <text:p text:style-name="P7">Avitaminoses and other nutritional deficiency</text:p>
            </table:table-cell>
          </table:table-row>
          <table:table-row table:style-name="Tableau11.1">
            <table:table-cell table:style-name="Tableau11.A1" office:value-type="string">
              <text:p text:style-name="P32">A066</text:p>
            </table:table-cell>
            <table:table-cell table:style-name="Tableau11.B3" office:value-type="string">
              <text:p text:style-name="P9">243-246, 251-258, 270-279</text:p>
            </table:table-cell>
            <table:table-cell table:style-name="Tableau11.C2" office:value-type="string">
              <text:p text:style-name="P7">Other endocrine and metabolic diseases</text:p>
            </table:table-cell>
          </table:table-row>
          <table:table-row table:style-name="Tableau11.1">
            <table:table-cell table:style-name="Tableau11.A1" office:value-type="string">
              <text:p text:style-name="P32">A067</text:p>
            </table:table-cell>
            <table:table-cell table:style-name="Tableau11.B3" office:value-type="string">
              <text:p text:style-name="P9">280-285</text:p>
            </table:table-cell>
            <table:table-cell table:style-name="Tableau11.C2" office:value-type="string">
              <text:p text:style-name="P7">Anaemias</text:p>
            </table:table-cell>
          </table:table-row>
          <table:table-row table:style-name="Tableau11.1">
            <table:table-cell table:style-name="Tableau11.A1" office:value-type="string">
              <text:p text:style-name="P32">A068</text:p>
            </table:table-cell>
            <table:table-cell table:style-name="Tableau11.B3" office:value-type="string">
              <text:p text:style-name="P9">286-289</text:p>
            </table:table-cell>
            <table:table-cell table:style-name="Tableau11.C2" office:value-type="string">
              <text:p text:style-name="P7">Other diseases of blood and blood-forming organs</text:p>
            </table:table-cell>
          </table:table-row>
          <table:table-row table:style-name="Tableau11.1">
            <table:table-cell table:style-name="Tableau11.A1" office:value-type="string">
              <text:p text:style-name="P38">A069</text:p>
            </table:table-cell>
            <table:table-cell table:style-name="Tableau11.B3" office:value-type="string">
              <text:p text:style-name="P15">290-299</text:p>
            </table:table-cell>
            <table:table-cell table:style-name="Tableau11.C2" office:value-type="string">
              <text:p text:style-name="P14">Psychoses</text:p>
            </table:table-cell>
          </table:table-row>
          <table:table-row table:style-name="Tableau11.1">
            <table:table-cell table:style-name="Tableau11.A1" office:value-type="string">
              <text:p text:style-name="P38">A070</text:p>
            </table:table-cell>
            <table:table-cell table:style-name="Tableau11.B3" office:value-type="string">
              <text:p text:style-name="P9">300-309</text:p>
            </table:table-cell>
            <table:table-cell table:style-name="Tableau11.C2" office:value-type="string">
              <text:p text:style-name="P7">Neuroses, personality disorders and other non-psychotic mental disorders</text:p>
            </table:table-cell>
          </table:table-row>
          <table:table-row table:style-name="Tableau11.1">
            <table:table-cell table:style-name="Tableau11.A1" office:value-type="string">
              <text:p text:style-name="P38">A071</text:p>
            </table:table-cell>
            <table:table-cell table:style-name="Tableau11.B3" office:value-type="string">
              <text:p text:style-name="P15">310-315</text:p>
            </table:table-cell>
            <table:table-cell table:style-name="Tableau11.C2" office:value-type="string">
              <text:p text:style-name="P14">Mental retardation</text:p>
            </table:table-cell>
          </table:table-row>
          <table:table-row table:style-name="Tableau11.1">
            <table:table-cell table:style-name="Tableau11.A1" office:value-type="string">
              <text:p text:style-name="P32">A072</text:p>
            </table:table-cell>
            <table:table-cell table:style-name="Tableau11.B3" office:value-type="string">
              <text:p text:style-name="P9">320</text:p>
            </table:table-cell>
            <table:table-cell table:style-name="Tableau11.C2" office:value-type="string">
              <text:p text:style-name="P7">Meningitis</text:p>
            </table:table-cell>
          </table:table-row>
          <table:table-row table:style-name="Tableau11.1">
            <table:table-cell table:style-name="Tableau11.A1" office:value-type="string">
              <text:p text:style-name="P32">A073</text:p>
            </table:table-cell>
            <table:table-cell table:style-name="Tableau11.B3" office:value-type="string">
              <text:p text:style-name="P9">340</text:p>
            </table:table-cell>
            <table:table-cell table:style-name="Tableau11.C2" office:value-type="string">
              <text:p text:style-name="P7">Multiple sclerosis</text:p>
            </table:table-cell>
          </table:table-row>
          <table:table-row table:style-name="Tableau11.1">
            <table:table-cell table:style-name="Tableau11.A1" office:value-type="string">
              <text:p text:style-name="P32">A074</text:p>
            </table:table-cell>
            <table:table-cell table:style-name="Tableau11.B3" office:value-type="string">
              <text:p text:style-name="P9">345</text:p>
            </table:table-cell>
            <table:table-cell table:style-name="Tableau11.C2" office:value-type="string">
              <text:p text:style-name="P7">Epilepsy</text:p>
            </table:table-cell>
          </table:table-row>
          <table:table-row table:style-name="Tableau11.1">
            <table:table-cell table:style-name="Tableau11.A1" office:value-type="string">
              <text:p text:style-name="P32">A075</text:p>
            </table:table-cell>
            <table:table-cell table:style-name="Tableau11.B3" office:value-type="string">
              <text:p text:style-name="P9">360-369</text:p>
            </table:table-cell>
            <table:table-cell table:style-name="Tableau11.C2" office:value-type="string">
              <text:p text:style-name="P7">Inflammatory diseases of eye</text:p>
            </table:table-cell>
          </table:table-row>
          <table:table-row table:style-name="Tableau11.1">
            <table:table-cell table:style-name="Tableau11.A1" office:value-type="string">
              <text:p text:style-name="P32">A076</text:p>
            </table:table-cell>
            <table:table-cell table:style-name="Tableau11.B3" office:value-type="string">
              <text:p text:style-name="P9">374</text:p>
            </table:table-cell>
            <table:table-cell table:style-name="Tableau11.C2" office:value-type="string">
              <text:p text:style-name="P7">Cataract</text:p>
            </table:table-cell>
          </table:table-row>
          <table:table-row table:style-name="Tableau11.1">
            <table:table-cell table:style-name="Tableau11.A1" office:value-type="string">
              <text:p text:style-name="P32">A077</text:p>
            </table:table-cell>
            <table:table-cell table:style-name="Tableau11.B3" office:value-type="string">
              <text:p text:style-name="P9">375</text:p>
            </table:table-cell>
            <table:table-cell table:style-name="Tableau11.C2" office:value-type="string">
              <text:p text:style-name="P7">Glaucoma</text:p>
            </table:table-cell>
          </table:table-row>
          <table:table-row table:style-name="Tableau11.1">
            <table:table-cell table:style-name="Tableau11.A1" office:value-type="string">
              <text:p text:style-name="P32">A078</text:p>
            </table:table-cell>
            <table:table-cell table:style-name="Tableau11.B3" office:value-type="string">
              <text:p text:style-name="P9">381-383</text:p>
            </table:table-cell>
            <table:table-cell table:style-name="Tableau11.C2" office:value-type="string">
              <text:p text:style-name="P7">Otitis media and mastoiditis</text:p>
            </table:table-cell>
          </table:table-row>
          <table:table-row table:style-name="Tableau11.1">
            <table:table-cell table:style-name="Tableau11.A1" office:value-type="string">
              <text:p text:style-name="P32">A079</text:p>
            </table:table-cell>
            <table:table-cell table:style-name="Tableau11.B3" office:value-type="string">
              <text:p text:style-name="P9">321-333, 341-344, 346-358, 370-373, 376-380, 384-389</text:p>
            </table:table-cell>
            <table:table-cell table:style-name="Tableau11.C2" office:value-type="string">
              <text:p text:style-name="P7">Other diseases of nervous system and sense organs</text:p>
            </table:table-cell>
          </table:table-row>
          <table:table-row table:style-name="Tableau11.1">
            <table:table-cell table:style-name="Tableau11.A1" office:value-type="string">
              <text:p text:style-name="P32">A080</text:p>
            </table:table-cell>
            <table:table-cell table:style-name="Tableau11.B3" office:value-type="string">
              <text:p text:style-name="P9">390-392</text:p>
            </table:table-cell>
            <table:table-cell table:style-name="Tableau11.C2" office:value-type="string">
              <text:p text:style-name="P7">Active rheumatic fever</text:p>
            </table:table-cell>
          </table:table-row>
          <table:table-row table:style-name="Tableau11.1">
            <table:table-cell table:style-name="Tableau11.A1" office:value-type="string">
              <text:p text:style-name="P32">A081</text:p>
            </table:table-cell>
            <table:table-cell table:style-name="Tableau11.B3" office:value-type="string">
              <text:p text:style-name="P9">393-398</text:p>
            </table:table-cell>
            <table:table-cell table:style-name="Tableau11.C2" office:value-type="string">
              <text:p text:style-name="P7">Chronic rheumatic heart disease</text:p>
            </table:table-cell>
          </table:table-row>
          <table:table-row table:style-name="Tableau11.1">
            <table:table-cell table:style-name="Tableau11.A1" office:value-type="string">
              <text:p text:style-name="P32">A082</text:p>
            </table:table-cell>
            <table:table-cell table:style-name="Tableau11.B3" office:value-type="string">
              <text:p text:style-name="P9">400-404</text:p>
            </table:table-cell>
            <table:table-cell table:style-name="Tableau11.C2" office:value-type="string">
              <text:p text:style-name="P7">Hypertensive disease</text:p>
            </table:table-cell>
          </table:table-row>
          <table:table-row table:style-name="Tableau11.1">
            <table:table-cell table:style-name="Tableau11.A1" office:value-type="string">
              <text:p text:style-name="P32">A083</text:p>
            </table:table-cell>
            <table:table-cell table:style-name="Tableau11.B3" office:value-type="string">
              <text:p text:style-name="P9">410-414</text:p>
            </table:table-cell>
            <table:table-cell table:style-name="Tableau11.C2" office:value-type="string">
              <text:p text:style-name="P7">Ischaemic heart disease</text:p>
            </table:table-cell>
          </table:table-row>
          <table:table-row table:style-name="Tableau11.1">
            <table:table-cell table:style-name="Tableau11.A1" office:value-type="string">
              <text:p text:style-name="P32">A084</text:p>
            </table:table-cell>
            <table:table-cell table:style-name="Tableau11.B3" office:value-type="string">
              <text:p text:style-name="P9">420-429</text:p>
            </table:table-cell>
            <table:table-cell table:style-name="Tableau11.C2" office:value-type="string">
              <text:p text:style-name="P7">Other forms of heart disease</text:p>
            </table:table-cell>
          </table:table-row>
          <table:table-row table:style-name="Tableau11.1">
            <table:table-cell table:style-name="Tableau11.A1" office:value-type="string">
              <text:p text:style-name="P32">A085</text:p>
            </table:table-cell>
            <table:table-cell table:style-name="Tableau11.B3" office:value-type="string">
              <text:p text:style-name="P9">430-438</text:p>
            </table:table-cell>
            <table:table-cell table:style-name="Tableau11.C2" office:value-type="string">
              <text:p text:style-name="P7">Cerebrovascular disease</text:p>
            </table:table-cell>
          </table:table-row>
          <table:table-row table:style-name="Tableau11.1">
            <table:table-cell table:style-name="Tableau11.A1" office:value-type="string">
              <text:p text:style-name="P32">A086</text:p>
            </table:table-cell>
            <table:table-cell table:style-name="Tableau11.B3" office:value-type="string">
              <text:p text:style-name="P9">440-448</text:p>
            </table:table-cell>
            <table:table-cell table:style-name="Tableau11.C2" office:value-type="string">
              <text:p text:style-name="P7">Diseases of arteries, arterioles and capillaries</text:p>
            </table:table-cell>
          </table:table-row>
          <table:table-row table:style-name="Tableau11.1">
            <table:table-cell table:style-name="Tableau11.A1" office:value-type="string">
              <text:p text:style-name="P32">A087</text:p>
            </table:table-cell>
            <table:table-cell table:style-name="Tableau11.B3" office:value-type="string">
              <text:p text:style-name="P9">450-453</text:p>
            </table:table-cell>
            <table:table-cell table:style-name="Tableau11.C2" office:value-type="string">
              <text:p text:style-name="P7">Venous thrombosis and embolism</text:p>
            </table:table-cell>
          </table:table-row>
          <table:table-row table:style-name="Tableau11.1">
            <table:table-cell table:style-name="Tableau11.A1" office:value-type="string">
              <text:p text:style-name="P32">A088</text:p>
            </table:table-cell>
            <table:table-cell table:style-name="Tableau11.B3" office:value-type="string">
              <text:p text:style-name="P9">454-458</text:p>
            </table:table-cell>
            <table:table-cell table:style-name="Tableau11.C2" office:value-type="string">
              <text:p text:style-name="P7">Other diseases of circulatory system</text:p>
            </table:table-cell>
          </table:table-row>
          <table:table-row table:style-name="Tableau11.1">
            <table:table-cell table:style-name="Tableau11.A1" office:value-type="string">
              <text:p text:style-name="P32">A089</text:p>
            </table:table-cell>
            <table:table-cell table:style-name="Tableau11.B3" office:value-type="string">
              <text:p text:style-name="P9">460-466</text:p>
            </table:table-cell>
            <table:table-cell table:style-name="Tableau11.C2" office:value-type="string">
              <text:p text:style-name="P7">Acute respiratory infections</text:p>
            </table:table-cell>
          </table:table-row>
          <table:table-row table:style-name="Tableau11.1">
            <table:table-cell table:style-name="Tableau11.A1" office:value-type="string">
              <text:p text:style-name="P32">A090</text:p>
            </table:table-cell>
            <table:table-cell table:style-name="Tableau11.B3" office:value-type="string">
              <text:p text:style-name="P9">470-474</text:p>
            </table:table-cell>
            <table:table-cell table:style-name="Tableau11.C2" office:value-type="string">
              <text:p text:style-name="P7">Influenza</text:p>
            </table:table-cell>
          </table:table-row>
          <text:soft-page-break/>
          <table:table-row table:style-name="Tableau11.1">
            <table:table-cell table:style-name="Tableau11.A1" office:value-type="string">
              <text:p text:style-name="P32">A091</text:p>
            </table:table-cell>
            <table:table-cell table:style-name="Tableau11.B3" office:value-type="string">
              <text:p text:style-name="P9">480</text:p>
            </table:table-cell>
            <table:table-cell table:style-name="Tableau11.C2" office:value-type="string">
              <text:p text:style-name="P7">Viral pneumonia</text:p>
            </table:table-cell>
          </table:table-row>
          <table:table-row table:style-name="Tableau11.1">
            <table:table-cell table:style-name="Tableau11.A1" office:value-type="string">
              <text:p text:style-name="P32">A092</text:p>
            </table:table-cell>
            <table:table-cell table:style-name="Tableau11.B3" office:value-type="string">
              <text:p text:style-name="P9">481-486</text:p>
            </table:table-cell>
            <table:table-cell table:style-name="Tableau11.C2" office:value-type="string">
              <text:p text:style-name="P7">Other pneumonia</text:p>
            </table:table-cell>
          </table:table-row>
          <table:table-row table:style-name="Tableau11.1">
            <table:table-cell table:style-name="Tableau11.A1" office:value-type="string">
              <text:p text:style-name="P32">A093</text:p>
            </table:table-cell>
            <table:table-cell table:style-name="Tableau11.B3" office:value-type="string">
              <text:p text:style-name="P9">490-493</text:p>
            </table:table-cell>
            <table:table-cell table:style-name="Tableau11.C2" office:value-type="string">
              <text:p text:style-name="P7">Bronchitis, emphysema and asthma</text:p>
            </table:table-cell>
          </table:table-row>
          <table:table-row table:style-name="Tableau11.1">
            <table:table-cell table:style-name="Tableau11.A1" office:value-type="string">
              <text:p text:style-name="P32">A094</text:p>
            </table:table-cell>
            <table:table-cell table:style-name="Tableau11.B3" office:value-type="string">
              <text:p text:style-name="P9">500</text:p>
            </table:table-cell>
            <table:table-cell table:style-name="Tableau11.C2" office:value-type="string">
              <text:p text:style-name="P7">Hypertrophy of tonsils and adenoids</text:p>
            </table:table-cell>
          </table:table-row>
          <table:table-row table:style-name="Tableau11.1">
            <table:table-cell table:style-name="Tableau11.A1" office:value-type="string">
              <text:p text:style-name="P32">A095</text:p>
            </table:table-cell>
            <table:table-cell table:style-name="Tableau11.B3" office:value-type="string">
              <text:p text:style-name="P9">510, 513</text:p>
            </table:table-cell>
            <table:table-cell table:style-name="Tableau11.C2" office:value-type="string">
              <text:p text:style-name="P7">Empyema and abscess of lung</text:p>
            </table:table-cell>
          </table:table-row>
          <table:table-row table:style-name="Tableau11.1">
            <table:table-cell table:style-name="Tableau11.A1" office:value-type="string">
              <text:p text:style-name="P32">A096</text:p>
            </table:table-cell>
            <table:table-cell table:style-name="Tableau11.B3" office:value-type="string">
              <text:p text:style-name="P9">501-508, 511, 512, 514-519</text:p>
            </table:table-cell>
            <table:table-cell table:style-name="Tableau11.C2" office:value-type="string">
              <text:p text:style-name="P7">Other diseases of respiratory system</text:p>
            </table:table-cell>
          </table:table-row>
          <table:table-row table:style-name="Tableau11.1">
            <table:table-cell table:style-name="Tableau11.A1" office:value-type="string">
              <text:p text:style-name="P32">A097</text:p>
            </table:table-cell>
            <table:table-cell table:style-name="Tableau11.B3" office:value-type="string">
              <text:p text:style-name="P9">520-525</text:p>
            </table:table-cell>
            <table:table-cell table:style-name="Tableau11.C2" office:value-type="string">
              <text:p text:style-name="P7">Diseases of teeth and supporting structures</text:p>
            </table:table-cell>
          </table:table-row>
          <table:table-row table:style-name="Tableau11.1">
            <table:table-cell table:style-name="Tableau11.A1" office:value-type="string">
              <text:p text:style-name="P38">A098</text:p>
            </table:table-cell>
            <table:table-cell table:style-name="Tableau11.B3" office:value-type="string">
              <text:p text:style-name="P15">531-533</text:p>
            </table:table-cell>
            <table:table-cell table:style-name="Tableau11.C2" office:value-type="string">
              <text:p text:style-name="P14">Peptic ulcer</text:p>
            </table:table-cell>
          </table:table-row>
          <table:table-row table:style-name="Tableau11.1">
            <table:table-cell table:style-name="Tableau11.A1" office:value-type="string">
              <text:p text:style-name="P32">A099</text:p>
            </table:table-cell>
            <table:table-cell table:style-name="Tableau11.B3" office:value-type="string">
              <text:p text:style-name="P9">535</text:p>
            </table:table-cell>
            <table:table-cell table:style-name="Tableau11.C2" office:value-type="string">
              <text:p text:style-name="P7">Gastritis and duodenitis</text:p>
            </table:table-cell>
          </table:table-row>
          <table:table-row table:style-name="Tableau11.1">
            <table:table-cell table:style-name="Tableau11.A1" office:value-type="string">
              <text:p text:style-name="P32">A100</text:p>
            </table:table-cell>
            <table:table-cell table:style-name="Tableau11.B3" office:value-type="string">
              <text:p text:style-name="P9">540-543</text:p>
            </table:table-cell>
            <table:table-cell table:style-name="Tableau11.C2" office:value-type="string">
              <text:p text:style-name="P7">Appendicitis</text:p>
            </table:table-cell>
          </table:table-row>
          <table:table-row table:style-name="Tableau11.1">
            <table:table-cell table:style-name="Tableau11.A1" office:value-type="string">
              <text:p text:style-name="P32">A101</text:p>
            </table:table-cell>
            <table:table-cell table:style-name="Tableau11.B3" office:value-type="string">
              <text:p text:style-name="P9">550-553, 560</text:p>
            </table:table-cell>
            <table:table-cell table:style-name="Tableau11.C2" office:value-type="string">
              <text:p text:style-name="P7">Intestinal obstruction and hernia</text:p>
            </table:table-cell>
          </table:table-row>
          <table:table-row table:style-name="Tableau11.1">
            <table:table-cell table:style-name="Tableau11.A1" office:value-type="string">
              <text:p text:style-name="P32">A102</text:p>
            </table:table-cell>
            <table:table-cell table:style-name="Tableau11.B3" office:value-type="string">
              <text:p text:style-name="P9">571</text:p>
            </table:table-cell>
            <table:table-cell table:style-name="Tableau11.C2" office:value-type="string">
              <text:p text:style-name="P7">Cirrhosis of liver</text:p>
            </table:table-cell>
          </table:table-row>
          <table:table-row table:style-name="Tableau11.1">
            <table:table-cell table:style-name="Tableau11.A1" office:value-type="string">
              <text:p text:style-name="P32">A103</text:p>
            </table:table-cell>
            <table:table-cell table:style-name="Tableau11.B3" office:value-type="string">
              <text:p text:style-name="P9">574, 575</text:p>
            </table:table-cell>
            <table:table-cell table:style-name="Tableau11.C2" office:value-type="string">
              <text:p text:style-name="P7">Cholelithiasis and cholecystitis</text:p>
            </table:table-cell>
          </table:table-row>
          <table:table-row table:style-name="Tableau11.1">
            <table:table-cell table:style-name="Tableau11.A1" office:value-type="string">
              <text:p text:style-name="P32">A104</text:p>
            </table:table-cell>
            <table:table-cell table:style-name="Tableau11.B3" office:value-type="string">
              <text:p text:style-name="P9">526-530, 534, 536, 537, 561-570, 572, 573, 576, 577</text:p>
            </table:table-cell>
            <table:table-cell table:style-name="Tableau11.C2" office:value-type="string">
              <text:p text:style-name="P7">Other diseases of digestive system</text:p>
            </table:table-cell>
          </table:table-row>
          <table:table-row table:style-name="Tableau11.1">
            <table:table-cell table:style-name="Tableau11.A1" office:value-type="string">
              <text:p text:style-name="P32">A105</text:p>
            </table:table-cell>
            <table:table-cell table:style-name="Tableau11.B3" office:value-type="string">
              <text:p text:style-name="P9">580</text:p>
            </table:table-cell>
            <table:table-cell table:style-name="Tableau11.C2" office:value-type="string">
              <text:p text:style-name="P7">Acute nephritis</text:p>
            </table:table-cell>
          </table:table-row>
          <table:table-row table:style-name="Tableau11.1">
            <table:table-cell table:style-name="Tableau11.A1" office:value-type="string">
              <text:p text:style-name="P32">A106</text:p>
            </table:table-cell>
            <table:table-cell table:style-name="Tableau11.B3" office:value-type="string">
              <text:p text:style-name="P9">581-584</text:p>
            </table:table-cell>
            <table:table-cell table:style-name="Tableau11.C2" office:value-type="string">
              <text:p text:style-name="P7">Other nephritis and nephrosis</text:p>
            </table:table-cell>
          </table:table-row>
          <table:table-row table:style-name="Tableau11.1">
            <table:table-cell table:style-name="Tableau11.A1" office:value-type="string">
              <text:p text:style-name="P32">A107</text:p>
            </table:table-cell>
            <table:table-cell table:style-name="Tableau11.B3" office:value-type="string">
              <text:p text:style-name="P9">590</text:p>
            </table:table-cell>
            <table:table-cell table:style-name="Tableau11.C2" office:value-type="string">
              <text:p text:style-name="P7">Infections of kidney</text:p>
            </table:table-cell>
          </table:table-row>
          <table:table-row table:style-name="Tableau11.1">
            <table:table-cell table:style-name="Tableau11.A1" office:value-type="string">
              <text:p text:style-name="P32">A108</text:p>
            </table:table-cell>
            <table:table-cell table:style-name="Tableau11.B3" office:value-type="string">
              <text:p text:style-name="P9">592, 594</text:p>
            </table:table-cell>
            <table:table-cell table:style-name="Tableau11.C2" office:value-type="string">
              <text:p text:style-name="P7">Calculus of urinary system</text:p>
            </table:table-cell>
          </table:table-row>
          <table:table-row table:style-name="Tableau11.1">
            <table:table-cell table:style-name="Tableau11.A1" office:value-type="string">
              <text:p text:style-name="P32">A109</text:p>
            </table:table-cell>
            <table:table-cell table:style-name="Tableau11.B3" office:value-type="string">
              <text:p text:style-name="P9">600</text:p>
            </table:table-cell>
            <table:table-cell table:style-name="Tableau11.C2" office:value-type="string">
              <text:p text:style-name="P7">Hyperplasia of prostate</text:p>
            </table:table-cell>
          </table:table-row>
          <table:table-row table:style-name="Tableau11.1">
            <table:table-cell table:style-name="Tableau11.A1" office:value-type="string">
              <text:p text:style-name="P32">A110</text:p>
            </table:table-cell>
            <table:table-cell table:style-name="Tableau11.B3" office:value-type="string">
              <text:p text:style-name="P9">610, 611</text:p>
            </table:table-cell>
            <table:table-cell table:style-name="Tableau11.C2" office:value-type="string">
              <text:p text:style-name="P7">Diseases of breast</text:p>
            </table:table-cell>
          </table:table-row>
          <table:table-row table:style-name="Tableau11.1">
            <table:table-cell table:style-name="Tableau11.A1" office:value-type="string">
              <text:p text:style-name="P32">A111</text:p>
            </table:table-cell>
            <table:table-cell table:style-name="Tableau11.B3" office:value-type="string">
              <text:p text:style-name="P9">591, 593, 595-599, 601-607, 612-629</text:p>
            </table:table-cell>
            <table:table-cell table:style-name="Tableau11.C2" office:value-type="string">
              <text:p text:style-name="P7">Other diseases of genito-urinary system</text:p>
            </table:table-cell>
          </table:table-row>
          <table:table-row table:style-name="Tableau11.1">
            <table:table-cell table:style-name="Tableau11.A1" office:value-type="string">
              <text:p text:style-name="P32">A112</text:p>
            </table:table-cell>
            <table:table-cell table:style-name="Tableau11.B3" office:value-type="string">
              <text:p text:style-name="P9">636-639</text:p>
            </table:table-cell>
            <table:table-cell table:style-name="Tableau11.C2" office:value-type="string">
              <text:p text:style-name="P7">Toxaemias of pregnancy and the puerperium</text:p>
            </table:table-cell>
          </table:table-row>
          <table:table-row table:style-name="Tableau11.1">
            <table:table-cell table:style-name="Tableau11.A1" office:value-type="string">
              <text:p text:style-name="P32">A113</text:p>
            </table:table-cell>
            <table:table-cell table:style-name="Tableau11.B3" office:value-type="string">
              <text:p text:style-name="P9">632, 651-653</text:p>
            </table:table-cell>
            <table:table-cell table:style-name="Tableau11.C2" office:value-type="string">
              <text:p text:style-name="P7">Haemorrhage of pregnancy and childbirth</text:p>
            </table:table-cell>
          </table:table-row>
          <table:table-row table:style-name="Tableau11.1">
            <table:table-cell table:style-name="Tableau11.A1" office:value-type="string">
              <text:p text:style-name="P32">A114</text:p>
            </table:table-cell>
            <table:table-cell table:style-name="Tableau11.B3" office:value-type="string">
              <text:p text:style-name="P9">640, 641</text:p>
            </table:table-cell>
            <table:table-cell table:style-name="Tableau11.C2" office:value-type="string">
              <text:p text:style-name="P7">Abortion induced for legal indications</text:p>
            </table:table-cell>
          </table:table-row>
          <table:table-row table:style-name="Tableau11.1">
            <table:table-cell table:style-name="Tableau11.A1" office:value-type="string">
              <text:p text:style-name="P32">A115</text:p>
            </table:table-cell>
            <table:table-cell table:style-name="Tableau11.B3" office:value-type="string">
              <text:p text:style-name="P9">642-645</text:p>
            </table:table-cell>
            <table:table-cell table:style-name="Tableau11.C2" office:value-type="string">
              <text:p text:style-name="P7">Other and unspecified abortion</text:p>
            </table:table-cell>
          </table:table-row>
          <table:table-row table:style-name="Tableau11.1">
            <table:table-cell table:style-name="Tableau11.A1" office:value-type="string">
              <text:p text:style-name="P32">A116</text:p>
            </table:table-cell>
            <table:table-cell table:style-name="Tableau11.B3" office:value-type="string">
              <text:p text:style-name="P9">670, 671, 673</text:p>
            </table:table-cell>
            <table:table-cell table:style-name="Tableau11.C2" office:value-type="string">
              <text:p text:style-name="P7">Sepsis of childbirth and the puerperium</text:p>
            </table:table-cell>
          </table:table-row>
          <table:table-row table:style-name="Tableau11.1">
            <table:table-cell table:style-name="Tableau11.A1" office:value-type="string">
              <text:p text:style-name="P32">A117</text:p>
            </table:table-cell>
            <table:table-cell table:style-name="Tableau11.B3" office:value-type="string">
              <text:p text:style-name="P9">630, 631, 633-635, 654-662, 672, 674-678</text:p>
            </table:table-cell>
            <table:table-cell table:style-name="Tableau11.C2" office:value-type="string">
              <text:p text:style-name="P7">Other complications of pregnancy, childbirth and the puerperium</text:p>
            </table:table-cell>
          </table:table-row>
          <table:table-row table:style-name="Tableau11.1">
            <table:table-cell table:style-name="Tableau11.A1" office:value-type="string">
              <text:p text:style-name="P32">A118</text:p>
            </table:table-cell>
            <table:table-cell table:style-name="Tableau11.B3" office:value-type="string">
              <text:p text:style-name="P9">650</text:p>
            </table:table-cell>
            <table:table-cell table:style-name="Tableau11.C2" office:value-type="string">
              <text:p text:style-name="P7">Delivery without mention of complication</text:p>
            </table:table-cell>
          </table:table-row>
          <table:table-row table:style-name="Tableau11.1">
            <table:table-cell table:style-name="Tableau11.A1" office:value-type="string">
              <text:p text:style-name="P32">A119</text:p>
            </table:table-cell>
            <table:table-cell table:style-name="Tableau11.B3" office:value-type="string">
              <text:p text:style-name="P9">680-686</text:p>
            </table:table-cell>
            <table:table-cell table:style-name="Tableau11.C2" office:value-type="string">
              <text:p text:style-name="P7">Infections of skin and subcutaneous tissue</text:p>
            </table:table-cell>
          </table:table-row>
          <table:table-row table:style-name="Tableau11.1">
            <table:table-cell table:style-name="Tableau11.A1" office:value-type="string">
              <text:p text:style-name="P32">A120</text:p>
            </table:table-cell>
            <table:table-cell table:style-name="Tableau11.B3" office:value-type="string">
              <text:p text:style-name="P9">690-709</text:p>
            </table:table-cell>
            <table:table-cell table:style-name="Tableau11.C2" office:value-type="string">
              <text:p text:style-name="P7">Other diseases of skin and subcutaneous tissue</text:p>
            </table:table-cell>
          </table:table-row>
          <table:table-row table:style-name="Tableau11.1">
            <table:table-cell table:style-name="Tableau11.A1" office:value-type="string">
              <text:p text:style-name="P32">A121</text:p>
            </table:table-cell>
            <table:table-cell table:style-name="Tableau11.B3" office:value-type="string">
              <text:p text:style-name="P9">710-715</text:p>
            </table:table-cell>
            <table:table-cell table:style-name="Tableau11.C2" office:value-type="string">
              <text:p text:style-name="P7">Arthritis and spondylitis</text:p>
            </table:table-cell>
          </table:table-row>
          <table:table-row table:style-name="Tableau11.1">
            <table:table-cell table:style-name="Tableau11.A1" office:value-type="string">
              <text:p text:style-name="P32">A122</text:p>
            </table:table-cell>
            <table:table-cell table:style-name="Tableau11.B3" office:value-type="string">
              <text:p text:style-name="P9">716-718</text:p>
            </table:table-cell>
            <table:table-cell table:style-name="Tableau11.C2" office:value-type="string">
              <text:p text:style-name="P7">Non-articular rheumatism and rheumatism unspecified</text:p>
            </table:table-cell>
          </table:table-row>
          <table:table-row table:style-name="Tableau11.1">
            <table:table-cell table:style-name="Tableau11.A1" office:value-type="string">
              <text:p text:style-name="P32">A123</text:p>
            </table:table-cell>
            <table:table-cell table:style-name="Tableau11.B3" office:value-type="string">
              <text:p text:style-name="P9">720</text:p>
            </table:table-cell>
            <table:table-cell table:style-name="Tableau11.C2" office:value-type="string">
              <text:p text:style-name="P7">Osteomyelitis and periostitis</text:p>
            </table:table-cell>
          </table:table-row>
          <table:table-row table:style-name="Tableau11.1">
            <table:table-cell table:style-name="Tableau11.A1" office:value-type="string">
              <text:p text:style-name="P32">A124</text:p>
            </table:table-cell>
            <table:table-cell table:style-name="Tableau11.B3" office:value-type="string">
              <text:p text:style-name="P9">727, 735-738</text:p>
            </table:table-cell>
            <table:table-cell table:style-name="Tableau11.C2" office:value-type="string">
              <text:p text:style-name="P7">Ankylosis and acquired musculoskeletal deformities</text:p>
            </table:table-cell>
          </table:table-row>
          <table:table-row table:style-name="Tableau11.1">
            <table:table-cell table:style-name="Tableau11.A1" office:value-type="string">
              <text:p text:style-name="P32">A125</text:p>
            </table:table-cell>
            <table:table-cell table:style-name="Tableau11.B3" office:value-type="string">
              <text:p text:style-name="P9">721-726, 728-734</text:p>
            </table:table-cell>
            <table:table-cell table:style-name="Tableau11.C2" office:value-type="string">
              <text:p text:style-name="P7">Other diseases of musculoskeletal system and connective tissue</text:p>
            </table:table-cell>
          </table:table-row>
          <table:table-row table:style-name="Tableau11.1">
            <table:table-cell table:style-name="Tableau11.A1" office:value-type="string">
              <text:p text:style-name="P32">A126</text:p>
            </table:table-cell>
            <table:table-cell table:style-name="Tableau11.B3" office:value-type="string">
              <text:p text:style-name="P9">741</text:p>
            </table:table-cell>
            <table:table-cell table:style-name="Tableau11.C2" office:value-type="string">
              <text:p text:style-name="P7">Spina bifida</text:p>
            </table:table-cell>
          </table:table-row>
          <table:table-row table:style-name="Tableau11.1">
            <table:table-cell table:style-name="Tableau11.A1" office:value-type="string">
              <text:p text:style-name="P32">A127</text:p>
            </table:table-cell>
            <table:table-cell table:style-name="Tableau11.B3" office:value-type="string">
              <text:p text:style-name="P9">746</text:p>
            </table:table-cell>
            <table:table-cell table:style-name="Tableau11.C2" office:value-type="string">
              <text:p text:style-name="P7">Congenital anomalies of heart</text:p>
            </table:table-cell>
          </table:table-row>
          <table:table-row table:style-name="Tableau11.1">
            <table:table-cell table:style-name="Tableau11.A1" office:value-type="string">
              <text:p text:style-name="P32">A128</text:p>
            </table:table-cell>
            <table:table-cell table:style-name="Tableau11.B3" office:value-type="string">
              <text:p text:style-name="P9">747</text:p>
            </table:table-cell>
            <table:table-cell table:style-name="Tableau11.C2" office:value-type="string">
              <text:p text:style-name="P7">Other congenital anomalies of circulatory system</text:p>
            </table:table-cell>
          </table:table-row>
          <table:table-row table:style-name="Tableau11.1">
            <table:table-cell table:style-name="Tableau11.A1" office:value-type="string">
              <text:p text:style-name="P32">A129</text:p>
            </table:table-cell>
            <table:table-cell table:style-name="Tableau11.B3" office:value-type="string">
              <text:p text:style-name="P9">749</text:p>
            </table:table-cell>
            <table:table-cell table:style-name="Tableau11.C2" office:value-type="string">
              <text:p text:style-name="P7">Cleft palate and cleft lip</text:p>
            </table:table-cell>
          </table:table-row>
          <table:table-row table:style-name="Tableau11.1">
            <table:table-cell table:style-name="Tableau11.A1" office:value-type="string">
              <text:p text:style-name="P32">A130</text:p>
            </table:table-cell>
            <table:table-cell table:style-name="Tableau11.B3" office:value-type="string">
              <text:p text:style-name="P9">740, 742-745, 748, 750-759</text:p>
            </table:table-cell>
            <table:table-cell table:style-name="Tableau11.C2" office:value-type="string">
              <text:p text:style-name="P7">All other congenital anomalies</text:p>
            </table:table-cell>
          </table:table-row>
          <table:table-row table:style-name="Tableau11.1">
            <table:table-cell table:style-name="Tableau11.A1" office:value-type="string">
              <text:p text:style-name="P32">A131</text:p>
            </table:table-cell>
            <table:table-cell table:style-name="Tableau11.B3" office:value-type="string">
              <text:p text:style-name="P9">764-768, 772</text:p>
            </table:table-cell>
            <table:table-cell table:style-name="Tableau11.C2" office:value-type="string">
              <text:p text:style-name="P7">Birth injury and difficult labour</text:p>
            </table:table-cell>
          </table:table-row>
          <table:table-row table:style-name="Tableau11.1">
            <table:table-cell table:style-name="Tableau11.A1" office:value-type="string">
              <text:p text:style-name="P32">A132</text:p>
            </table:table-cell>
            <table:table-cell table:style-name="Tableau11.B3" office:value-type="string">
              <text:p text:style-name="P9">770, 771</text:p>
            </table:table-cell>
            <table:table-cell table:style-name="Tableau11.C2" office:value-type="string">
              <text:p text:style-name="P7">Conditions of placenta and cord</text:p>
            </table:table-cell>
          </table:table-row>
          <table:table-row table:style-name="Tableau11.1">
            <table:table-cell table:style-name="Tableau11.A1" office:value-type="string">
              <text:p text:style-name="P32">A133</text:p>
            </table:table-cell>
            <table:table-cell table:style-name="Tableau11.B3" office:value-type="string">
              <text:p text:style-name="P9">774, 775</text:p>
            </table:table-cell>
            <table:table-cell table:style-name="Tableau11.C2" office:value-type="string">
              <text:p text:style-name="P7">Haemolytic disease of newborn</text:p>
            </table:table-cell>
          </table:table-row>
          <table:table-row table:style-name="Tableau11.1">
            <table:table-cell table:style-name="Tableau11.A1" office:value-type="string">
              <text:p text:style-name="P32">A134</text:p>
            </table:table-cell>
            <table:table-cell table:style-name="Tableau11.B3" office:value-type="string">
              <text:p text:style-name="P9">776</text:p>
            </table:table-cell>
            <table:table-cell table:style-name="Tableau11.C2" office:value-type="string">
              <text:p text:style-name="P7">Anoxic and hypoxic conditions not elsewhere classified</text:p>
            </table:table-cell>
          </table:table-row>
          <table:table-row table:style-name="Tableau11.1">
            <table:table-cell table:style-name="Tableau11.A1" office:value-type="string">
              <text:p text:style-name="P32">A135</text:p>
            </table:table-cell>
            <table:table-cell table:style-name="Tableau11.B3" office:value-type="string">
              <text:p text:style-name="P9">760-763, 769, <text:soft-page-break/>773, 777-779</text:p>
            </table:table-cell>
            <table:table-cell table:style-name="Tableau11.C2" office:value-type="string">
              <text:p text:style-name="P7">Other causes of perinatal morbidity and mortality</text:p>
            </table:table-cell>
          </table:table-row>
          <table:table-row table:style-name="Tableau11.1">
            <table:table-cell table:style-name="Tableau11.A1" office:value-type="string">
              <text:p text:style-name="P32">A136</text:p>
            </table:table-cell>
            <table:table-cell table:style-name="Tableau11.B3" office:value-type="string">
              <text:p text:style-name="P9">794</text:p>
            </table:table-cell>
            <table:table-cell table:style-name="Tableau11.C2" office:value-type="string">
              <text:p text:style-name="P7">Senility without mention of psychosis</text:p>
            </table:table-cell>
          </table:table-row>
          <table:table-row table:style-name="Tableau11.1">
            <table:table-cell table:style-name="Tableau11.A1" office:value-type="string">
              <text:p text:style-name="P32">A137</text:p>
            </table:table-cell>
            <table:table-cell table:style-name="Tableau11.B3" office:value-type="string">
              <text:p text:style-name="P9">780-793, 795, 796</text:p>
            </table:table-cell>
            <table:table-cell table:style-name="Tableau11.C2" office:value-type="string">
              <text:p text:style-name="P7">Symptoms and other ill-defined conditions</text:p>
            </table:table-cell>
          </table:table-row>
          <table:table-row table:style-name="Tableau11.1">
            <table:table-cell table:style-name="Tableau11.A1" office:value-type="string">
              <text:p text:style-name="P32">A138</text:p>
            </table:table-cell>
            <table:table-cell table:style-name="Tableau11.B3" office:value-type="string">
              <text:p text:style-name="P9">E810-E823</text:p>
            </table:table-cell>
            <table:table-cell table:style-name="Tableau11.C2" office:value-type="string">
              <text:p text:style-name="P7">Motor vehicle accidents</text:p>
            </table:table-cell>
          </table:table-row>
          <table:table-row table:style-name="Tableau11.1">
            <table:table-cell table:style-name="Tableau11.A1" office:value-type="string">
              <text:p text:style-name="P32">A139</text:p>
            </table:table-cell>
            <table:table-cell table:style-name="Tableau11.B3" office:value-type="string">
              <text:p text:style-name="P9">E800-E807, E825-E845</text:p>
            </table:table-cell>
            <table:table-cell table:style-name="Tableau11.C2" office:value-type="string">
              <text:p text:style-name="P7">Other transport accidents</text:p>
            </table:table-cell>
          </table:table-row>
          <table:table-row table:style-name="Tableau11.1">
            <table:table-cell table:style-name="Tableau11.A1" office:value-type="string">
              <text:p text:style-name="P32">A140</text:p>
            </table:table-cell>
            <table:table-cell table:style-name="Tableau11.B3" office:value-type="string">
              <text:p text:style-name="P9">E850-E877</text:p>
            </table:table-cell>
            <table:table-cell table:style-name="Tableau11.C2" office:value-type="string">
              <text:p text:style-name="P7">Accidental poisoning</text:p>
            </table:table-cell>
          </table:table-row>
          <table:table-row table:style-name="Tableau11.1">
            <table:table-cell table:style-name="Tableau11.A1" office:value-type="string">
              <text:p text:style-name="P32">A141</text:p>
            </table:table-cell>
            <table:table-cell table:style-name="Tableau11.B3" office:value-type="string">
              <text:p text:style-name="P9">E880-E887</text:p>
            </table:table-cell>
            <table:table-cell table:style-name="Tableau11.C2" office:value-type="string">
              <text:p text:style-name="P7">Accidental falls</text:p>
            </table:table-cell>
          </table:table-row>
          <table:table-row table:style-name="Tableau11.1">
            <table:table-cell table:style-name="Tableau11.A1" office:value-type="string">
              <text:p text:style-name="P32">A142</text:p>
            </table:table-cell>
            <table:table-cell table:style-name="Tableau11.B3" office:value-type="string">
              <text:p text:style-name="P9">E890-E899</text:p>
            </table:table-cell>
            <table:table-cell table:style-name="Tableau11.C2" office:value-type="string">
              <text:p text:style-name="P7">Accidents caused by fires</text:p>
            </table:table-cell>
          </table:table-row>
          <table:table-row table:style-name="Tableau11.1">
            <table:table-cell table:style-name="Tableau11.A1" office:value-type="string">
              <text:p text:style-name="P32">A143</text:p>
            </table:table-cell>
            <table:table-cell table:style-name="Tableau11.B3" office:value-type="string">
              <text:p text:style-name="P9">E910</text:p>
            </table:table-cell>
            <table:table-cell table:style-name="Tableau11.C2" office:value-type="string">
              <text:p text:style-name="P7">Accidental drowning and submersion</text:p>
            </table:table-cell>
          </table:table-row>
          <table:table-row table:style-name="Tableau11.1">
            <table:table-cell table:style-name="Tableau11.A1" office:value-type="string">
              <text:p text:style-name="P32">A144</text:p>
            </table:table-cell>
            <table:table-cell table:style-name="Tableau11.B3" office:value-type="string">
              <text:p text:style-name="P9">E922</text:p>
            </table:table-cell>
            <table:table-cell table:style-name="Tableau11.C2" office:value-type="string">
              <text:p text:style-name="P7">Accident caused by firearm missiles</text:p>
            </table:table-cell>
          </table:table-row>
          <table:table-row table:style-name="Tableau11.1">
            <table:table-cell table:style-name="Tableau11.A1" office:value-type="string">
              <text:p text:style-name="P32">A145</text:p>
            </table:table-cell>
            <table:table-cell table:style-name="Tableau11.B3" office:value-type="string">
              <text:p text:style-name="P9">E916-E921, E923-E928</text:p>
            </table:table-cell>
            <table:table-cell table:style-name="Tableau11.C2" office:value-type="string">
              <text:p text:style-name="P7">Accidents mainly of industrial type</text:p>
            </table:table-cell>
          </table:table-row>
          <table:table-row table:style-name="Tableau11.1">
            <table:table-cell table:style-name="Tableau11.A1" office:value-type="string">
              <text:p text:style-name="P32">A146</text:p>
            </table:table-cell>
            <table:table-cell table:style-name="Tableau11.B3" office:value-type="string">
              <text:p text:style-name="P9">E900-E909, E911-E915, E929-E949</text:p>
            </table:table-cell>
            <table:table-cell table:style-name="Tableau11.C2" office:value-type="string">
              <text:p text:style-name="P7">All other accidents</text:p>
            </table:table-cell>
          </table:table-row>
          <table:table-row table:style-name="Tableau11.1">
            <table:table-cell table:style-name="Tableau11.A1" office:value-type="string">
              <text:p text:style-name="P32">A147</text:p>
            </table:table-cell>
            <table:table-cell table:style-name="Tableau11.B3" office:value-type="string">
              <text:p text:style-name="P9">E950-E959</text:p>
            </table:table-cell>
            <table:table-cell table:style-name="Tableau11.C2" office:value-type="string">
              <text:p text:style-name="P7">Suicide and self inflicted injury</text:p>
            </table:table-cell>
          </table:table-row>
          <table:table-row table:style-name="Tableau11.1">
            <table:table-cell table:style-name="Tableau11.A1" office:value-type="string">
              <text:p text:style-name="P32">A148</text:p>
            </table:table-cell>
            <table:table-cell table:style-name="Tableau11.B3" office:value-type="string">
              <text:p text:style-name="P9">E960-E978</text:p>
            </table:table-cell>
            <table:table-cell table:style-name="Tableau11.C2" office:value-type="string">
              <text:p text:style-name="P7">Homicide and injury purposely inflicted by other persons; legal intervention</text:p>
            </table:table-cell>
          </table:table-row>
          <table:table-row table:style-name="Tableau11.1">
            <table:table-cell table:style-name="Tableau11.A1" office:value-type="string">
              <text:p text:style-name="P32">A149</text:p>
            </table:table-cell>
            <table:table-cell table:style-name="Tableau11.B3" office:value-type="string">
              <text:p text:style-name="P9">E980-E989</text:p>
            </table:table-cell>
            <table:table-cell table:style-name="Tableau11.C2" office:value-type="string">
              <text:p text:style-name="P7">Injury undetermined whether accidentally or purposely inflicted</text:p>
            </table:table-cell>
          </table:table-row>
          <table:table-row table:style-name="Tableau11.1">
            <table:table-cell table:style-name="Tableau11.A1" office:value-type="string">
              <text:p text:style-name="P32">A150</text:p>
            </table:table-cell>
            <table:table-cell table:style-name="Tableau11.B3" office:value-type="string">
              <text:p text:style-name="P9">E990-E999</text:p>
            </table:table-cell>
            <table:table-cell table:style-name="Tableau11.C2" office:value-type="string">
              <text:p text:style-name="P7">Injury resulting from operations of war</text:p>
            </table:table-cell>
          </table:table-row>
          <table:table-row table:style-name="Tableau11.1">
            <table:table-cell table:style-name="Tableau11.A1" office:value-type="string">
              <text:p text:style-name="P36">S47</text:p>
            </table:table-cell>
            <table:table-cell table:style-name="Tableau11.A1" office:value-type="string">
              <text:p text:style-name="P36">E800-E949</text:p>
            </table:table-cell>
            <table:table-cell table:style-name="Tableau11.C1" office:value-type="string">
              <text:p text:style-name="P32">All accidental causes <text:s/>(Only applied for Poland 1972-1979 where the data do not contain a breakdown of all accidental causes by A138-A146).</text:p>
            </table:table-cell>
          </table:table-row>
          <table:table-row table:style-name="Tableau11.1">
            <table:table-cell table:style-name="Tableau11.A1" office:value-type="string">
              <text:p text:style-name="P36">CH17</text:p>
            </table:table-cell>
            <table:table-cell table:style-name="Tableau11.A1" office:value-type="string">
              <text:p text:style-name="P36">E800-E999</text:p>
            </table:table-cell>
            <table:table-cell table:style-name="Tableau11.C1" office:value-type="string">
              <text:p text:style-name="P32">CHAPTER XVII – Accidents, Poisoning, and Violence (Only applied for some countries-years when the data do not contain a breakdown of all external causes by A138-A150).</text:p>
            </table:table-cell>
          </table:table-row>
          <table:table-row table:style-name="Tableau11.1">
            <table:table-cell table:style-name="Tableau11.A1" office:value-type="string">
              <text:p text:style-name="P35"/>
            </table:table-cell>
            <table:table-cell table:style-name="Tableau11.A1" office:value-type="string">
              <text:p text:style-name="P36">140</text:p>
            </table:table-cell>
            <table:table-cell table:style-name="Tableau11.C1" office:value-type="string">
              <text:p text:style-name="P32">MN of lip</text:p>
            </table:table-cell>
          </table:table-row>
          <table:table-row table:style-name="Tableau11.1">
            <table:table-cell table:style-name="Tableau11.A1" office:value-type="string">
              <text:p text:style-name="P35"/>
            </table:table-cell>
            <table:table-cell table:style-name="Tableau11.A1" office:value-type="string">
              <text:p text:style-name="P36">141</text:p>
            </table:table-cell>
            <table:table-cell table:style-name="Tableau11.C1" office:value-type="string">
              <text:p text:style-name="P32">MN of tongue</text:p>
            </table:table-cell>
          </table:table-row>
          <table:table-row table:style-name="Tableau11.1">
            <table:table-cell table:style-name="Tableau11.A1" office:value-type="string">
              <text:p text:style-name="P35"/>
            </table:table-cell>
            <table:table-cell table:style-name="Tableau11.A1" office:value-type="string">
              <text:p text:style-name="P36">142</text:p>
            </table:table-cell>
            <table:table-cell table:style-name="Tableau11.C1" office:value-type="string">
              <text:p text:style-name="P32">MN of salivary gland</text:p>
            </table:table-cell>
          </table:table-row>
          <table:table-row table:style-name="Tableau11.1">
            <table:table-cell table:style-name="Tableau11.A1" office:value-type="string">
              <text:p text:style-name="P35"/>
            </table:table-cell>
            <table:table-cell table:style-name="Tableau11.A1" office:value-type="string">
              <text:p text:style-name="P36">143</text:p>
            </table:table-cell>
            <table:table-cell table:style-name="Tableau11.C1" office:value-type="string">
              <text:p text:style-name="P32">MN of gum</text:p>
            </table:table-cell>
          </table:table-row>
          <table:table-row table:style-name="Tableau11.1">
            <table:table-cell table:style-name="Tableau11.A1" office:value-type="string">
              <text:p text:style-name="P35"/>
            </table:table-cell>
            <table:table-cell table:style-name="Tableau11.A1" office:value-type="string">
              <text:p text:style-name="P36">1431</text:p>
            </table:table-cell>
            <table:table-cell table:style-name="Tableau11.C1" office:value-type="string">
              <text:p text:style-name="P32">MN of lower gum</text:p>
            </table:table-cell>
          </table:table-row>
          <table:table-row table:style-name="Tableau11.1">
            <table:table-cell table:style-name="Tableau11.A1" office:value-type="string">
              <text:p text:style-name="P35"/>
            </table:table-cell>
            <table:table-cell table:style-name="Tableau11.A1" office:value-type="string">
              <text:p text:style-name="P36">144</text:p>
            </table:table-cell>
            <table:table-cell table:style-name="Tableau11.C1" office:value-type="string">
              <text:p text:style-name="P32">MN of floor of mouth</text:p>
            </table:table-cell>
          </table:table-row>
          <table:table-row table:style-name="Tableau11.1">
            <table:table-cell table:style-name="Tableau11.A1" office:value-type="string">
              <text:p text:style-name="P35"/>
            </table:table-cell>
            <table:table-cell table:style-name="Tableau11.A1" office:value-type="string">
              <text:p text:style-name="P36">145</text:p>
            </table:table-cell>
            <table:table-cell table:style-name="Tableau11.C1" office:value-type="string">
              <text:p text:style-name="P32">MN of other and unspecified parts of mouth</text:p>
            </table:table-cell>
          </table:table-row>
          <table:table-row table:style-name="Tableau11.1">
            <table:table-cell table:style-name="Tableau11.A1" office:value-type="string">
              <text:p text:style-name="P35"/>
            </table:table-cell>
            <table:table-cell table:style-name="Tableau11.A1" office:value-type="string">
              <text:p text:style-name="P36">146</text:p>
            </table:table-cell>
            <table:table-cell table:style-name="Tableau11.C1" office:value-type="string">
              <text:p text:style-name="P32">MN neoplasm of oropharynx</text:p>
            </table:table-cell>
          </table:table-row>
          <table:table-row table:style-name="Tableau11.1">
            <table:table-cell table:style-name="Tableau11.A1" office:value-type="string">
              <text:p text:style-name="P35"/>
            </table:table-cell>
            <table:table-cell table:style-name="Tableau11.A1" office:value-type="string">
              <text:p text:style-name="P36">147</text:p>
            </table:table-cell>
            <table:table-cell table:style-name="Tableau11.C1" office:value-type="string">
              <text:p text:style-name="P32">MN of nasopharynx</text:p>
            </table:table-cell>
          </table:table-row>
          <table:table-row table:style-name="Tableau11.1">
            <table:table-cell table:style-name="Tableau11.A1" office:value-type="string">
              <text:p text:style-name="P35"/>
            </table:table-cell>
            <table:table-cell table:style-name="Tableau11.A1" office:value-type="string">
              <text:p text:style-name="P36">148</text:p>
            </table:table-cell>
            <table:table-cell table:style-name="Tableau11.C1" office:value-type="string">
              <text:p text:style-name="P32">MN of hypopharynx</text:p>
            </table:table-cell>
          </table:table-row>
          <table:table-row table:style-name="Tableau11.1">
            <table:table-cell table:style-name="Tableau11.A1" office:value-type="string">
              <text:p text:style-name="P35"/>
            </table:table-cell>
            <table:table-cell table:style-name="Tableau11.A1" office:value-type="string">
              <text:p text:style-name="P36">149</text:p>
            </table:table-cell>
            <table:table-cell table:style-name="Tableau11.C1" office:value-type="string">
              <text:p text:style-name="P32">MN of pharynx, unspecified</text:p>
            </table:table-cell>
          </table:table-row>
          <table:table-row table:style-name="Tableau11.1">
            <table:table-cell table:style-name="Tableau11.A1" office:value-type="string">
              <text:p text:style-name="P35"/>
            </table:table-cell>
            <table:table-cell table:style-name="Tableau11.A1" office:value-type="string">
              <text:p text:style-name="P36">150</text:p>
            </table:table-cell>
            <table:table-cell table:style-name="Tableau11.C1" office:value-type="string">
              <text:p text:style-name="P32">MN of oesophagus</text:p>
            </table:table-cell>
          </table:table-row>
          <table:table-row table:style-name="Tableau11.1">
            <table:table-cell table:style-name="Tableau11.A1" office:value-type="string">
              <text:p text:style-name="P35"/>
            </table:table-cell>
            <table:table-cell table:style-name="Tableau11.A1" office:value-type="string">
              <text:p text:style-name="P36">151</text:p>
            </table:table-cell>
            <table:table-cell table:style-name="Tableau11.C1" office:value-type="string">
              <text:p text:style-name="P32">MN of stomach</text:p>
            </table:table-cell>
          </table:table-row>
          <table:table-row table:style-name="Tableau11.1">
            <table:table-cell table:style-name="Tableau11.A1" office:value-type="string">
              <text:p text:style-name="P35"/>
            </table:table-cell>
            <table:table-cell table:style-name="Tableau11.A1" office:value-type="string">
              <text:p text:style-name="P36">152</text:p>
            </table:table-cell>
            <table:table-cell table:style-name="Tableau11.C1" office:value-type="string">
              <text:p text:style-name="P32">MN of small intestine, including duodenum</text:p>
            </table:table-cell>
          </table:table-row>
          <table:table-row table:style-name="Tableau11.1">
            <table:table-cell table:style-name="Tableau11.A1" office:value-type="string">
              <text:p text:style-name="P35"/>
            </table:table-cell>
            <table:table-cell table:style-name="Tableau11.A1" office:value-type="string">
              <text:p text:style-name="P36">153</text:p>
            </table:table-cell>
            <table:table-cell table:style-name="Tableau11.C1" office:value-type="string">
              <text:p text:style-name="P32">MN of large intestine, except rectum</text:p>
            </table:table-cell>
          </table:table-row>
          <table:table-row table:style-name="Tableau11.1">
            <table:table-cell table:style-name="Tableau11.A1" office:value-type="string">
              <text:p text:style-name="P35"/>
            </table:table-cell>
            <table:table-cell table:style-name="Tableau11.A1" office:value-type="string">
              <text:p text:style-name="P36">154</text:p>
            </table:table-cell>
            <table:table-cell table:style-name="Tableau11.C1" office:value-type="string">
              <text:p text:style-name="P32">MN of rectum and rectosigmoid junction</text:p>
            </table:table-cell>
          </table:table-row>
          <table:table-row table:style-name="Tableau11.1">
            <table:table-cell table:style-name="Tableau11.A1" office:value-type="string">
              <text:p text:style-name="P35"/>
            </table:table-cell>
            <table:table-cell table:style-name="Tableau11.A1" office:value-type="string">
              <text:p text:style-name="P36">155</text:p>
            </table:table-cell>
            <table:table-cell table:style-name="Tableau11.C1" office:value-type="string">
              <text:p text:style-name="P32">MN of liver and intrahepatic bile ducts, specified as primary</text:p>
            </table:table-cell>
          </table:table-row>
          <table:table-row table:style-name="Tableau11.1">
            <table:table-cell table:style-name="Tableau11.A1" office:value-type="string">
              <text:p text:style-name="P35"/>
            </table:table-cell>
            <table:table-cell table:style-name="Tableau11.A1" office:value-type="string">
              <text:p text:style-name="P36">156</text:p>
            </table:table-cell>
            <table:table-cell table:style-name="Tableau11.C1" office:value-type="string">
              <text:p text:style-name="P32">MN of gallbladder and bile ducts</text:p>
            </table:table-cell>
          </table:table-row>
          <table:table-row table:style-name="Tableau11.1">
            <table:table-cell table:style-name="Tableau11.A1" office:value-type="string">
              <text:p text:style-name="P35"/>
            </table:table-cell>
            <table:table-cell table:style-name="Tableau11.A1" office:value-type="string">
              <text:p text:style-name="P36">157</text:p>
            </table:table-cell>
            <table:table-cell table:style-name="Tableau11.C1" office:value-type="string">
              <text:p text:style-name="P32">MN of pancreas</text:p>
            </table:table-cell>
          </table:table-row>
          <table:table-row table:style-name="Tableau11.1">
            <table:table-cell table:style-name="Tableau11.A1" office:value-type="string">
              <text:p text:style-name="P35"/>
            </table:table-cell>
            <table:table-cell table:style-name="Tableau11.A1" office:value-type="string">
              <text:p text:style-name="P36">158</text:p>
            </table:table-cell>
            <table:table-cell table:style-name="Tableau11.C1" office:value-type="string">
              <text:p text:style-name="P32">MN of peritoneum and retroperitoneal tissue</text:p>
            </table:table-cell>
          </table:table-row>
          <table:table-row table:style-name="Tableau11.1">
            <table:table-cell table:style-name="Tableau11.A1" office:value-type="string">
              <text:p text:style-name="P35"/>
            </table:table-cell>
            <table:table-cell table:style-name="Tableau11.A1" office:value-type="string">
              <text:p text:style-name="P36">159</text:p>
            </table:table-cell>
            <table:table-cell table:style-name="Tableau11.C1" office:value-type="string">
              <text:p text:style-name="P32">MN of unspecified digestive organs</text:p>
            </table:table-cell>
          </table:table-row>
          <table:table-row table:style-name="Tableau11.1">
            <table:table-cell table:style-name="Tableau11.A1" office:value-type="string">
              <text:p text:style-name="P35"/>
            </table:table-cell>
            <table:table-cell table:style-name="Tableau11.A1" office:value-type="string">
              <text:p text:style-name="P36">160</text:p>
            </table:table-cell>
            <table:table-cell table:style-name="Tableau11.C1" office:value-type="string">
              <text:p text:style-name="P32">MN of nose, nasal cavities, middle ear and accessory sinuses</text:p>
            </table:table-cell>
          </table:table-row>
          <table:table-row table:style-name="Tableau11.1">
            <table:table-cell table:style-name="Tableau11.A1" office:value-type="string">
              <text:p text:style-name="P35"/>
            </table:table-cell>
            <table:table-cell table:style-name="Tableau11.A1" office:value-type="string">
              <text:p text:style-name="P36">161</text:p>
            </table:table-cell>
            <table:table-cell table:style-name="Tableau11.C1" office:value-type="string">
              <text:p text:style-name="P32">MN of larynx</text:p>
            </table:table-cell>
          </table:table-row>
          <table:table-row table:style-name="Tableau11.1">
            <table:table-cell table:style-name="Tableau11.A1" office:value-type="string">
              <text:p text:style-name="P35"/>
            </table:table-cell>
            <table:table-cell table:style-name="Tableau11.A1" office:value-type="string">
              <text:p text:style-name="P36">162</text:p>
            </table:table-cell>
            <table:table-cell table:style-name="Tableau11.C1" office:value-type="string">
              <text:p text:style-name="P32">MN of trachea, bronchus and lung</text:p>
            </table:table-cell>
          </table:table-row>
          <table:table-row table:style-name="Tableau11.1">
            <table:table-cell table:style-name="Tableau11.A1" office:value-type="string">
              <text:p text:style-name="P35"/>
            </table:table-cell>
            <table:table-cell table:style-name="Tableau11.A1" office:value-type="string">
              <text:p text:style-name="P36">163</text:p>
            </table:table-cell>
            <table:table-cell table:style-name="Tableau11.C1" office:value-type="string">
              <text:p text:style-name="P32">MN of other and unspecified respiratory organs</text:p>
            </table:table-cell>
          </table:table-row>
          <table:table-row table:style-name="Tableau11.1">
            <table:table-cell table:style-name="Tableau11.A1" office:value-type="string">
              <text:p text:style-name="P35"/>
            </table:table-cell>
            <table:table-cell table:style-name="Tableau11.A1" office:value-type="string">
              <text:p text:style-name="P36">1630</text:p>
            </table:table-cell>
            <table:table-cell table:style-name="Tableau11.C1" office:value-type="string">
              <text:p text:style-name="P32">MN of pleura</text:p>
            </table:table-cell>
          </table:table-row>
          <table:table-row table:style-name="Tableau11.1">
            <table:table-cell table:style-name="Tableau11.A1" office:value-type="string">
              <text:p text:style-name="P35"/>
            </table:table-cell>
            <table:table-cell table:style-name="Tableau11.A1" office:value-type="string">
              <text:p text:style-name="P36">170</text:p>
            </table:table-cell>
            <table:table-cell table:style-name="Tableau11.C1" office:value-type="string">
              <text:p text:style-name="P32">MN of bone</text:p>
            </table:table-cell>
          </table:table-row>
          <table:table-row table:style-name="Tableau11.1">
            <table:table-cell table:style-name="Tableau11.A1" office:value-type="string">
              <text:p text:style-name="P35"/>
            </table:table-cell>
            <table:table-cell table:style-name="Tableau11.A1" office:value-type="string">
              <text:p text:style-name="P36">171</text:p>
            </table:table-cell>
            <table:table-cell table:style-name="Tableau11.C1" office:value-type="string">
              <text:p text:style-name="P32">MN of connective and other soft tissue</text:p>
            </table:table-cell>
          </table:table-row>
          <text:soft-page-break/>
          <table:table-row table:style-name="Tableau11.1">
            <table:table-cell table:style-name="Tableau11.A1" office:value-type="string">
              <text:p text:style-name="P35"/>
            </table:table-cell>
            <table:table-cell table:style-name="Tableau11.A1" office:value-type="string">
              <text:p text:style-name="P36">172</text:p>
            </table:table-cell>
            <table:table-cell table:style-name="Tableau11.C1" office:value-type="string">
              <text:p text:style-name="P32">Malignant melanoma of skin</text:p>
            </table:table-cell>
          </table:table-row>
          <table:table-row table:style-name="Tableau11.1">
            <table:table-cell table:style-name="Tableau11.A1" office:value-type="string">
              <text:p text:style-name="P35"/>
            </table:table-cell>
            <table:table-cell table:style-name="Tableau11.A1" office:value-type="string">
              <text:p text:style-name="P36">1725</text:p>
            </table:table-cell>
            <table:table-cell table:style-name="Tableau11.C1" office:value-type="string">
              <text:p text:style-name="P32">MN of scrotum</text:p>
            </table:table-cell>
          </table:table-row>
          <table:table-row table:style-name="Tableau11.1">
            <table:table-cell table:style-name="Tableau11.A1" office:value-type="string">
              <text:p text:style-name="P35"/>
            </table:table-cell>
            <table:table-cell table:style-name="Tableau11.A1" office:value-type="string">
              <text:p text:style-name="P36">173</text:p>
            </table:table-cell>
            <table:table-cell table:style-name="Tableau11.C1" office:value-type="string">
              <text:p text:style-name="P32">Other malignant neoplasm of skin</text:p>
            </table:table-cell>
          </table:table-row>
          <table:table-row table:style-name="Tableau11.1">
            <table:table-cell table:style-name="Tableau11.A1" office:value-type="string">
              <text:p text:style-name="P35"/>
            </table:table-cell>
            <table:table-cell table:style-name="Tableau11.A1" office:value-type="string">
              <text:p text:style-name="P36">1735</text:p>
            </table:table-cell>
            <table:table-cell table:style-name="Tableau11.C1" office:value-type="string">
              <text:p text:style-name="P32">Other malignant neoplasm of scrotum</text:p>
            </table:table-cell>
          </table:table-row>
          <table:table-row table:style-name="Tableau11.1">
            <table:table-cell table:style-name="Tableau11.A1" office:value-type="string">
              <text:p text:style-name="P35"/>
            </table:table-cell>
            <table:table-cell table:style-name="Tableau11.A1" office:value-type="string">
              <text:p text:style-name="P36">174</text:p>
            </table:table-cell>
            <table:table-cell table:style-name="Tableau11.C1" office:value-type="string">
              <text:p text:style-name="P32">MN of breast</text:p>
            </table:table-cell>
          </table:table-row>
          <table:table-row table:style-name="Tableau11.1">
            <table:table-cell table:style-name="Tableau11.A1" office:value-type="string">
              <text:p text:style-name="P35"/>
            </table:table-cell>
            <table:table-cell table:style-name="Tableau11.A1" office:value-type="string">
              <text:p text:style-name="P36">180</text:p>
            </table:table-cell>
            <table:table-cell table:style-name="Tableau11.C1" office:value-type="string">
              <text:p text:style-name="P32">MN of cervix uteri</text:p>
            </table:table-cell>
          </table:table-row>
          <table:table-row table:style-name="Tableau11.1">
            <table:table-cell table:style-name="Tableau11.A1" office:value-type="string">
              <text:p text:style-name="P35"/>
            </table:table-cell>
            <table:table-cell table:style-name="Tableau11.A1" office:value-type="string">
              <text:p text:style-name="P36">181</text:p>
            </table:table-cell>
            <table:table-cell table:style-name="Tableau11.C1" office:value-type="string">
              <text:p text:style-name="P32">Chorionepithelioma</text:p>
            </table:table-cell>
          </table:table-row>
          <table:table-row table:style-name="Tableau11.1">
            <table:table-cell table:style-name="Tableau11.A1" office:value-type="string">
              <text:p text:style-name="P35"/>
            </table:table-cell>
            <table:table-cell table:style-name="Tableau11.A1" office:value-type="string">
              <text:p text:style-name="P36">182</text:p>
            </table:table-cell>
            <table:table-cell table:style-name="Tableau11.C1" office:value-type="string">
              <text:p text:style-name="P32">Other malignant neoplasm of uterus</text:p>
            </table:table-cell>
          </table:table-row>
          <table:table-row table:style-name="Tableau11.1">
            <table:table-cell table:style-name="Tableau11.A1" office:value-type="string">
              <text:p text:style-name="P35"/>
            </table:table-cell>
            <table:table-cell table:style-name="Tableau11.A1" office:value-type="string">
              <text:p text:style-name="P36">1820</text:p>
            </table:table-cell>
            <table:table-cell table:style-name="Tableau11.C1" office:value-type="string">
              <text:p text:style-name="P32">Other malignant neoplasm of corpus uteri</text:p>
            </table:table-cell>
          </table:table-row>
          <table:table-row table:style-name="Tableau11.1">
            <table:table-cell table:style-name="Tableau11.A1" office:value-type="string">
              <text:p text:style-name="P35"/>
            </table:table-cell>
            <table:table-cell table:style-name="Tableau11.A1" office:value-type="string">
              <text:p text:style-name="P36">183</text:p>
            </table:table-cell>
            <table:table-cell table:style-name="Tableau11.C1" office:value-type="string">
              <text:p text:style-name="P32">MN of ovary, fallopian tube and broad ligament</text:p>
            </table:table-cell>
          </table:table-row>
          <table:table-row table:style-name="Tableau11.1">
            <table:table-cell table:style-name="Tableau11.A1" office:value-type="string">
              <text:p text:style-name="P35"/>
            </table:table-cell>
            <table:table-cell table:style-name="Tableau11.A1" office:value-type="string">
              <text:p text:style-name="P36">184</text:p>
            </table:table-cell>
            <table:table-cell table:style-name="Tableau11.C1" office:value-type="string">
              <text:p text:style-name="P32">MN of other and unspecified female genital organs</text:p>
            </table:table-cell>
          </table:table-row>
          <table:table-row table:style-name="Tableau11.1">
            <table:table-cell table:style-name="Tableau11.A1" office:value-type="string">
              <text:p text:style-name="P35"/>
            </table:table-cell>
            <table:table-cell table:style-name="Tableau11.A1" office:value-type="string">
              <text:p text:style-name="P36">185</text:p>
            </table:table-cell>
            <table:table-cell table:style-name="Tableau11.C1" office:value-type="string">
              <text:p text:style-name="P32">MN of prostate</text:p>
            </table:table-cell>
          </table:table-row>
          <table:table-row table:style-name="Tableau11.1">
            <table:table-cell table:style-name="Tableau11.A1" office:value-type="string">
              <text:p text:style-name="P35"/>
            </table:table-cell>
            <table:table-cell table:style-name="Tableau11.A1" office:value-type="string">
              <text:p text:style-name="P36">186</text:p>
            </table:table-cell>
            <table:table-cell table:style-name="Tableau11.C1" office:value-type="string">
              <text:p text:style-name="P32">MN of testis</text:p>
            </table:table-cell>
          </table:table-row>
          <table:table-row table:style-name="Tableau11.1">
            <table:table-cell table:style-name="Tableau11.A1" office:value-type="string">
              <text:p text:style-name="P35"/>
            </table:table-cell>
            <table:table-cell table:style-name="Tableau11.A1" office:value-type="string">
              <text:p text:style-name="P36">187</text:p>
            </table:table-cell>
            <table:table-cell table:style-name="Tableau11.C1" office:value-type="string">
              <text:p text:style-name="P32">MN of other and unspecified male genital organs</text:p>
            </table:table-cell>
          </table:table-row>
          <table:table-row table:style-name="Tableau11.1">
            <table:table-cell table:style-name="Tableau11.A1" office:value-type="string">
              <text:p text:style-name="P35"/>
            </table:table-cell>
            <table:table-cell table:style-name="Tableau11.A1" office:value-type="string">
              <text:p text:style-name="P36">188</text:p>
            </table:table-cell>
            <table:table-cell table:style-name="Tableau11.C1" office:value-type="string">
              <text:p text:style-name="P32">MN of bladder</text:p>
            </table:table-cell>
          </table:table-row>
          <table:table-row table:style-name="Tableau11.1">
            <table:table-cell table:style-name="Tableau11.A1" office:value-type="string">
              <text:p text:style-name="P35"/>
            </table:table-cell>
            <table:table-cell table:style-name="Tableau11.A1" office:value-type="string">
              <text:p text:style-name="P36">189</text:p>
            </table:table-cell>
            <table:table-cell table:style-name="Tableau11.C1" office:value-type="string">
              <text:p text:style-name="P32">MN of other and unspecified urinary organs</text:p>
            </table:table-cell>
          </table:table-row>
          <table:table-row table:style-name="Tableau11.1">
            <table:table-cell table:style-name="Tableau11.A1" office:value-type="string">
              <text:p text:style-name="P35"/>
            </table:table-cell>
            <table:table-cell table:style-name="Tableau11.A1" office:value-type="string">
              <text:p text:style-name="P36">1890</text:p>
            </table:table-cell>
            <table:table-cell table:style-name="Tableau11.C1" office:value-type="string">
              <text:p text:style-name="P32">MN of kidney, except pelvis</text:p>
            </table:table-cell>
          </table:table-row>
          <table:table-row table:style-name="Tableau11.1">
            <table:table-cell table:style-name="Tableau11.A1" office:value-type="string">
              <text:p text:style-name="P35"/>
            </table:table-cell>
            <table:table-cell table:style-name="Tableau11.A1" office:value-type="string">
              <text:p text:style-name="P36">1891</text:p>
            </table:table-cell>
            <table:table-cell table:style-name="Tableau11.C1" office:value-type="string">
              <text:p text:style-name="P32">MN of pelvis of kidney</text:p>
            </table:table-cell>
          </table:table-row>
          <table:table-row table:style-name="Tableau11.1">
            <table:table-cell table:style-name="Tableau11.A1" office:value-type="string">
              <text:p text:style-name="P35"/>
            </table:table-cell>
            <table:table-cell table:style-name="Tableau11.A1" office:value-type="string">
              <text:p text:style-name="P36">1892</text:p>
            </table:table-cell>
            <table:table-cell table:style-name="Tableau11.C1" office:value-type="string">
              <text:p text:style-name="P32">MN of ureter</text:p>
            </table:table-cell>
          </table:table-row>
          <table:table-row table:style-name="Tableau11.1">
            <table:table-cell table:style-name="Tableau11.A1" office:value-type="string">
              <text:p text:style-name="P35"/>
            </table:table-cell>
            <table:table-cell table:style-name="Tableau11.A1" office:value-type="string">
              <text:p text:style-name="P36">1899</text:p>
            </table:table-cell>
            <table:table-cell table:style-name="Tableau11.C1" office:value-type="string">
              <text:p text:style-name="P32">MN of other and unspecified</text:p>
            </table:table-cell>
          </table:table-row>
          <table:table-row table:style-name="Tableau11.1">
            <table:table-cell table:style-name="Tableau11.A1" office:value-type="string">
              <text:p text:style-name="P35"/>
            </table:table-cell>
            <table:table-cell table:style-name="Tableau11.A1" office:value-type="string">
              <text:p text:style-name="P36">190</text:p>
            </table:table-cell>
            <table:table-cell table:style-name="Tableau11.C1" office:value-type="string">
              <text:p text:style-name="P32">MN of eye</text:p>
            </table:table-cell>
          </table:table-row>
          <table:table-row table:style-name="Tableau11.1">
            <table:table-cell table:style-name="Tableau11.A1" office:value-type="string">
              <text:p text:style-name="P35"/>
            </table:table-cell>
            <table:table-cell table:style-name="Tableau11.A1" office:value-type="string">
              <text:p text:style-name="P36">191</text:p>
            </table:table-cell>
            <table:table-cell table:style-name="Tableau11.C1" office:value-type="string">
              <text:p text:style-name="P32">MN of brain</text:p>
            </table:table-cell>
          </table:table-row>
          <table:table-row table:style-name="Tableau11.1">
            <table:table-cell table:style-name="Tableau11.A1" office:value-type="string">
              <text:p text:style-name="P35"/>
            </table:table-cell>
            <table:table-cell table:style-name="Tableau11.A1" office:value-type="string">
              <text:p text:style-name="P36">192</text:p>
            </table:table-cell>
            <table:table-cell table:style-name="Tableau11.C1" office:value-type="string">
              <text:p text:style-name="P32">MN of other parts of nervous system</text:p>
            </table:table-cell>
          </table:table-row>
          <table:table-row table:style-name="Tableau11.1">
            <table:table-cell table:style-name="Tableau11.A1" office:value-type="string">
              <text:p text:style-name="P35"/>
            </table:table-cell>
            <table:table-cell table:style-name="Tableau11.A1" office:value-type="string">
              <text:p text:style-name="P36">1920</text:p>
            </table:table-cell>
            <table:table-cell table:style-name="Tableau11.C1" office:value-type="string">
              <text:p text:style-name="P32">MN of cranial nerves (including optic)</text:p>
            </table:table-cell>
          </table:table-row>
          <table:table-row table:style-name="Tableau11.1">
            <table:table-cell table:style-name="Tableau11.A1" office:value-type="string">
              <text:p text:style-name="P35"/>
            </table:table-cell>
            <table:table-cell table:style-name="Tableau11.A1" office:value-type="string">
              <text:p text:style-name="P36">1921</text:p>
            </table:table-cell>
            <table:table-cell table:style-name="Tableau11.C1" office:value-type="string">
              <text:p text:style-name="P32">MN of cerebral meninges</text:p>
            </table:table-cell>
          </table:table-row>
          <table:table-row table:style-name="Tableau11.1">
            <table:table-cell table:style-name="Tableau11.A1" office:value-type="string">
              <text:p text:style-name="P35"/>
            </table:table-cell>
            <table:table-cell table:style-name="Tableau11.A1" office:value-type="string">
              <text:p text:style-name="P36">1922</text:p>
            </table:table-cell>
            <table:table-cell table:style-name="Tableau11.C1" office:value-type="string">
              <text:p text:style-name="P32">MN of spinal cord</text:p>
            </table:table-cell>
          </table:table-row>
          <table:table-row table:style-name="Tableau11.1">
            <table:table-cell table:style-name="Tableau11.A1" office:value-type="string">
              <text:p text:style-name="P35"/>
            </table:table-cell>
            <table:table-cell table:style-name="Tableau11.A1" office:value-type="string">
              <text:p text:style-name="P36">1925</text:p>
            </table:table-cell>
            <table:table-cell table:style-name="Tableau11.C1" office:value-type="string">
              <text:p text:style-name="P32">MN of sympathetic nervous system</text:p>
            </table:table-cell>
          </table:table-row>
          <table:table-row table:style-name="Tableau11.1">
            <table:table-cell table:style-name="Tableau11.A1" office:value-type="string">
              <text:p text:style-name="P35"/>
            </table:table-cell>
            <table:table-cell table:style-name="Tableau11.A1" office:value-type="string">
              <text:p text:style-name="P36">193</text:p>
            </table:table-cell>
            <table:table-cell table:style-name="Tableau11.C1" office:value-type="string">
              <text:p text:style-name="P32">MN of thyroid gland</text:p>
            </table:table-cell>
          </table:table-row>
          <table:table-row table:style-name="Tableau11.1">
            <table:table-cell table:style-name="Tableau11.A1" office:value-type="string">
              <text:p text:style-name="P35"/>
            </table:table-cell>
            <table:table-cell table:style-name="Tableau11.A1" office:value-type="string">
              <text:p text:style-name="P36">194</text:p>
            </table:table-cell>
            <table:table-cell table:style-name="Tableau11.C1" office:value-type="string">
              <text:p text:style-name="P32">MN of other endocrine glands</text:p>
            </table:table-cell>
          </table:table-row>
          <table:table-row table:style-name="Tableau11.1">
            <table:table-cell table:style-name="Tableau11.A1" office:value-type="string">
              <text:p text:style-name="P35"/>
            </table:table-cell>
            <table:table-cell table:style-name="Tableau11.A1" office:value-type="string">
              <text:p text:style-name="P36">195</text:p>
            </table:table-cell>
            <table:table-cell table:style-name="Tableau11.C1" office:value-type="string">
              <text:p text:style-name="P32">MN of ill-defined sites</text:p>
            </table:table-cell>
          </table:table-row>
          <table:table-row table:style-name="Tableau11.1">
            <table:table-cell table:style-name="Tableau11.A1" office:value-type="string">
              <text:p text:style-name="P35"/>
            </table:table-cell>
            <table:table-cell table:style-name="Tableau11.A1" office:value-type="string">
              <text:p text:style-name="P36">196</text:p>
            </table:table-cell>
            <table:table-cell table:style-name="Tableau11.C1" office:value-type="string">
              <text:p text:style-name="P32">Secondary and unspecified malignant neoplasm of lymph nodes</text:p>
            </table:table-cell>
          </table:table-row>
          <table:table-row table:style-name="Tableau11.1">
            <table:table-cell table:style-name="Tableau11.A1" office:value-type="string">
              <text:p text:style-name="P35"/>
            </table:table-cell>
            <table:table-cell table:style-name="Tableau11.A1" office:value-type="string">
              <text:p text:style-name="P36">197</text:p>
            </table:table-cell>
            <table:table-cell table:style-name="Tableau11.C1" office:value-type="string">
              <text:p text:style-name="P32">Secondary malignant neoplasm of respiratory and digestive systems</text:p>
            </table:table-cell>
          </table:table-row>
          <table:table-row table:style-name="Tableau11.1">
            <table:table-cell table:style-name="Tableau11.A1" office:value-type="string">
              <text:p text:style-name="P35"/>
            </table:table-cell>
            <table:table-cell table:style-name="Tableau11.A1" office:value-type="string">
              <text:p text:style-name="P36">1970</text:p>
            </table:table-cell>
            <table:table-cell table:style-name="Tableau11.C1" office:value-type="string">
              <text:p text:style-name="P32">Lung specified as secondary</text:p>
            </table:table-cell>
          </table:table-row>
          <table:table-row table:style-name="Tableau11.1">
            <table:table-cell table:style-name="Tableau11.A1" office:value-type="string">
              <text:p text:style-name="P35"/>
            </table:table-cell>
            <table:table-cell table:style-name="Tableau11.A1" office:value-type="string">
              <text:p text:style-name="P36">1971</text:p>
            </table:table-cell>
            <table:table-cell table:style-name="Tableau11.C1" office:value-type="string">
              <text:p text:style-name="P32">Mediastinum, specified as secondary</text:p>
            </table:table-cell>
          </table:table-row>
          <table:table-row table:style-name="Tableau11.1">
            <table:table-cell table:style-name="Tableau11.A1" office:value-type="string">
              <text:p text:style-name="P35"/>
            </table:table-cell>
            <table:table-cell table:style-name="Tableau11.A1" office:value-type="string">
              <text:p text:style-name="P36">1972</text:p>
            </table:table-cell>
            <table:table-cell table:style-name="Tableau11.C1" office:value-type="string">
              <text:p text:style-name="P32">Pleura, specified as secondary</text:p>
            </table:table-cell>
          </table:table-row>
          <table:table-row table:style-name="Tableau11.1">
            <table:table-cell table:style-name="Tableau11.A1" office:value-type="string">
              <text:p text:style-name="P35"/>
            </table:table-cell>
            <table:table-cell table:style-name="Tableau11.A1" office:value-type="string">
              <text:p text:style-name="P36">1973</text:p>
            </table:table-cell>
            <table:table-cell table:style-name="Tableau11.C1" office:value-type="string">
              <text:p text:style-name="P32">Other respiratory organs, specified as secondary</text:p>
            </table:table-cell>
          </table:table-row>
          <table:table-row table:style-name="Tableau11.1">
            <table:table-cell table:style-name="Tableau11.A1" office:value-type="string">
              <text:p text:style-name="P35"/>
            </table:table-cell>
            <table:table-cell table:style-name="Tableau11.A1" office:value-type="string">
              <text:p text:style-name="P36">1974</text:p>
            </table:table-cell>
            <table:table-cell table:style-name="Tableau11.C1" office:value-type="string">
              <text:p text:style-name="P32">Small intestine, including duodenum, specified as secondary</text:p>
            </table:table-cell>
          </table:table-row>
          <table:table-row table:style-name="Tableau11.1">
            <table:table-cell table:style-name="Tableau11.A1" office:value-type="string">
              <text:p text:style-name="P35"/>
            </table:table-cell>
            <table:table-cell table:style-name="Tableau11.A1" office:value-type="string">
              <text:p text:style-name="P36">1975</text:p>
            </table:table-cell>
            <table:table-cell table:style-name="Tableau11.C1" office:value-type="string">
              <text:p text:style-name="P32">Large intestine and rectum, specified as secondary</text:p>
            </table:table-cell>
          </table:table-row>
          <table:table-row table:style-name="Tableau11.1">
            <table:table-cell table:style-name="Tableau11.A1" office:value-type="string">
              <text:p text:style-name="P35"/>
            </table:table-cell>
            <table:table-cell table:style-name="Tableau11.A1" office:value-type="string">
              <text:p text:style-name="P36">1976</text:p>
            </table:table-cell>
            <table:table-cell table:style-name="Tableau11.C1" office:value-type="string">
              <text:p text:style-name="P32">Peritoneum, specified as secondary</text:p>
            </table:table-cell>
          </table:table-row>
          <table:table-row table:style-name="Tableau11.1">
            <table:table-cell table:style-name="Tableau11.A1" office:value-type="string">
              <text:p text:style-name="P35"/>
            </table:table-cell>
            <table:table-cell table:style-name="Tableau11.A1" office:value-type="string">
              <text:p text:style-name="P36">1977</text:p>
            </table:table-cell>
            <table:table-cell table:style-name="Tableau11.C1" office:value-type="string">
              <text:p text:style-name="P32">Liver, specified as secondary</text:p>
            </table:table-cell>
          </table:table-row>
          <table:table-row table:style-name="Tableau11.1">
            <table:table-cell table:style-name="Tableau11.A1" office:value-type="string">
              <text:p text:style-name="P35"/>
            </table:table-cell>
            <table:table-cell table:style-name="Tableau11.A1" office:value-type="string">
              <text:p text:style-name="P36">1978</text:p>
            </table:table-cell>
            <table:table-cell table:style-name="Tableau11.C1" office:value-type="string">
              <text:p text:style-name="P32">Liver, unspecified</text:p>
            </table:table-cell>
          </table:table-row>
          <table:table-row table:style-name="Tableau11.1">
            <table:table-cell table:style-name="Tableau11.A1" office:value-type="string">
              <text:p text:style-name="P35"/>
            </table:table-cell>
            <table:table-cell table:style-name="Tableau11.A1" office:value-type="string">
              <text:p text:style-name="P36">1979</text:p>
            </table:table-cell>
            <table:table-cell table:style-name="Tableau11.C1" office:value-type="string">
              <text:p text:style-name="Standard"><text:span text:style-name="T34">Other digestive organs, specified as secondary</text:span></text:p>
            </table:table-cell>
          </table:table-row>
          <table:table-row table:style-name="Tableau11.1">
            <table:table-cell table:style-name="Tableau11.A1" office:value-type="string">
              <text:p text:style-name="P35"/>
            </table:table-cell>
            <table:table-cell table:style-name="Tableau11.A1" office:value-type="string">
              <text:p text:style-name="P36">198</text:p>
            </table:table-cell>
            <table:table-cell table:style-name="Tableau11.C1" office:value-type="string">
              <text:p text:style-name="P32">Other secondary malignant neoplasm</text:p>
            </table:table-cell>
          </table:table-row>
          <table:table-row table:style-name="Tableau11.1">
            <table:table-cell table:style-name="Tableau11.A1" office:value-type="string">
              <text:p text:style-name="P35"/>
            </table:table-cell>
            <table:table-cell table:style-name="Tableau11.A1" office:value-type="string">
              <text:p text:style-name="P36">199</text:p>
            </table:table-cell>
            <table:table-cell table:style-name="Tableau11.C1" office:value-type="string">
              <text:p text:style-name="P32">MN without specification of site</text:p>
            </table:table-cell>
          </table:table-row>
          <table:table-row table:style-name="Tableau11.1">
            <table:table-cell table:style-name="Tableau11.A1" office:value-type="string">
              <text:p text:style-name="P35"/>
            </table:table-cell>
            <table:table-cell table:style-name="Tableau11.A1" office:value-type="string">
              <text:p text:style-name="P36">200</text:p>
            </table:table-cell>
            <table:table-cell table:style-name="Tableau11.C1" office:value-type="string">
              <text:p text:style-name="P32">Lymphosarcoma and reticulum-cell sarcoma</text:p>
            </table:table-cell>
          </table:table-row>
          <table:table-row table:style-name="Tableau11.1">
            <table:table-cell table:style-name="Tableau11.A1" office:value-type="string">
              <text:p text:style-name="P35"/>
            </table:table-cell>
            <table:table-cell table:style-name="Tableau11.A1" office:value-type="string">
              <text:p text:style-name="P36">2000</text:p>
            </table:table-cell>
            <table:table-cell table:style-name="Tableau11.C1" office:value-type="string">
              <text:p text:style-name="P32">Reticulum-cell sarcoma</text:p>
            </table:table-cell>
          </table:table-row>
          <table:table-row table:style-name="Tableau11.1">
            <table:table-cell table:style-name="Tableau11.A1" office:value-type="string">
              <text:p text:style-name="P35"/>
            </table:table-cell>
            <table:table-cell table:style-name="Tableau11.A1" office:value-type="string">
              <text:p text:style-name="P36">2001</text:p>
            </table:table-cell>
            <table:table-cell table:style-name="Tableau11.C1" office:value-type="string">
              <text:p text:style-name="P32">Lymphosarcoma</text:p>
            </table:table-cell>
          </table:table-row>
          <table:table-row table:style-name="Tableau11.1">
            <table:table-cell table:style-name="Tableau11.A1" office:value-type="string">
              <text:p text:style-name="P35"/>
            </table:table-cell>
            <table:table-cell table:style-name="Tableau11.A1" office:value-type="string">
              <text:p text:style-name="P36">201</text:p>
            </table:table-cell>
            <table:table-cell table:style-name="Tableau11.C1" office:value-type="string">
              <text:p text:style-name="P32">Hodgkin's disease</text:p>
            </table:table-cell>
          </table:table-row>
          <table:table-row table:style-name="Tableau11.1">
            <table:table-cell table:style-name="Tableau11.A1" office:value-type="string">
              <text:p text:style-name="P35"/>
            </table:table-cell>
            <table:table-cell table:style-name="Tableau11.A1" office:value-type="string">
              <text:p text:style-name="P36">202</text:p>
            </table:table-cell>
            <table:table-cell table:style-name="Tableau11.C1" office:value-type="string">
              <text:p text:style-name="P32">Other neoplasms of lymphoid tissue</text:p>
            </table:table-cell>
          </table:table-row>
          <table:table-row table:style-name="Tableau11.1">
            <table:table-cell table:style-name="Tableau11.A1" office:value-type="string">
              <text:p text:style-name="P35"/>
            </table:table-cell>
            <table:table-cell table:style-name="Tableau11.A1" office:value-type="string">
              <text:p text:style-name="P36">2020</text:p>
            </table:table-cell>
            <table:table-cell table:style-name="Tableau11.C1" office:value-type="string">
              <text:p text:style-name="P32">Giant follicular lymphoma</text:p>
            </table:table-cell>
          </table:table-row>
          <table:table-row table:style-name="Tableau11.1">
            <table:table-cell table:style-name="Tableau11.A1" office:value-type="string">
              <text:p text:style-name="P35"/>
            </table:table-cell>
            <table:table-cell table:style-name="Tableau11.A1" office:value-type="string">
              <text:p text:style-name="P36">2021</text:p>
            </table:table-cell>
            <table:table-cell table:style-name="Tableau11.C1" office:value-type="string">
              <text:p text:style-name="P32">Mycosis fungoides</text:p>
            </table:table-cell>
          </table:table-row>
          <table:table-row table:style-name="Tableau11.1">
            <table:table-cell table:style-name="Tableau11.A1" office:value-type="string">
              <text:p text:style-name="P35"/>
            </table:table-cell>
            <table:table-cell table:style-name="Tableau11.A1" office:value-type="string">
              <text:p text:style-name="P36">2022</text:p>
            </table:table-cell>
            <table:table-cell table:style-name="Tableau11.C1" office:value-type="string">
              <text:p text:style-name="P32">Other primary malignant neoplams of lymphoid tissue</text:p>
            </table:table-cell>
          </table:table-row>
          <table:table-row table:style-name="Tableau11.1">
            <table:table-cell table:style-name="Tableau11.A1" office:value-type="string">
              <text:p text:style-name="P35"/>
            </table:table-cell>
            <table:table-cell table:style-name="Tableau11.A1" office:value-type="string">
              <text:p text:style-name="P36">2029</text:p>
            </table:table-cell>
            <table:table-cell table:style-name="Tableau11.C1" office:value-type="string">
              <text:p text:style-name="P32">Other forms of lymphoma</text:p>
            </table:table-cell>
          </table:table-row>
          <table:table-row table:style-name="Tableau11.1">
            <table:table-cell table:style-name="Tableau11.A1" office:value-type="string">
              <text:p text:style-name="P35"/>
            </table:table-cell>
            <table:table-cell table:style-name="Tableau11.A1" office:value-type="string">
              <text:p text:style-name="P36">203</text:p>
            </table:table-cell>
            <table:table-cell table:style-name="Tableau11.C1" office:value-type="string">
              <text:p text:style-name="P32">Multiple myeloma</text:p>
            </table:table-cell>
          </table:table-row>
          <text:soft-page-break/>
          <table:table-row table:style-name="Tableau11.1">
            <table:table-cell table:style-name="Tableau11.A1" office:value-type="string">
              <text:p text:style-name="P35"/>
            </table:table-cell>
            <table:table-cell table:style-name="Tableau11.A1" office:value-type="string">
              <text:p text:style-name="P36">204</text:p>
            </table:table-cell>
            <table:table-cell table:style-name="Tableau11.C1" office:value-type="string">
              <text:p text:style-name="P32">Lymphatic leukaemia</text:p>
            </table:table-cell>
          </table:table-row>
          <table:table-row table:style-name="Tableau11.1">
            <table:table-cell table:style-name="Tableau11.A1" office:value-type="string">
              <text:p text:style-name="P35"/>
            </table:table-cell>
            <table:table-cell table:style-name="Tableau11.A1" office:value-type="string">
              <text:p text:style-name="P36">205</text:p>
            </table:table-cell>
            <table:table-cell table:style-name="Tableau11.C1" office:value-type="string">
              <text:p text:style-name="P32">Myeloid leukaemia</text:p>
            </table:table-cell>
          </table:table-row>
          <table:table-row table:style-name="Tableau11.1">
            <table:table-cell table:style-name="Tableau11.A1" office:value-type="string">
              <text:p text:style-name="P35"/>
            </table:table-cell>
            <table:table-cell table:style-name="Tableau11.A1" office:value-type="string">
              <text:p text:style-name="P36">206</text:p>
            </table:table-cell>
            <table:table-cell table:style-name="Tableau11.C1" office:value-type="string">
              <text:p text:style-name="P32">Monocytic leukaemia</text:p>
            </table:table-cell>
          </table:table-row>
          <table:table-row table:style-name="Tableau11.1">
            <table:table-cell table:style-name="Tableau11.A1" office:value-type="string">
              <text:p text:style-name="P35"/>
            </table:table-cell>
            <table:table-cell table:style-name="Tableau11.A1" office:value-type="string">
              <text:p text:style-name="P36">207</text:p>
            </table:table-cell>
            <table:table-cell table:style-name="Tableau11.C1" office:value-type="string">
              <text:p text:style-name="P32">Other and unspecified leukaemia</text:p>
            </table:table-cell>
          </table:table-row>
          <table:table-row table:style-name="Tableau11.1">
            <table:table-cell table:style-name="Tableau11.A1" office:value-type="string">
              <text:p text:style-name="P35"/>
            </table:table-cell>
            <table:table-cell table:style-name="Tableau11.A1" office:value-type="string">
              <text:p text:style-name="P36">208</text:p>
            </table:table-cell>
            <table:table-cell table:style-name="Tableau11.C1" office:value-type="string">
              <text:p text:style-name="P32">Polycythaemia vera</text:p>
            </table:table-cell>
          </table:table-row>
          <table:table-row table:style-name="Tableau11.1">
            <table:table-cell table:style-name="Tableau11.A1" office:value-type="string">
              <text:p text:style-name="P35"/>
            </table:table-cell>
            <table:table-cell table:style-name="Tableau11.A1" office:value-type="string">
              <text:p text:style-name="P36">209</text:p>
            </table:table-cell>
            <table:table-cell table:style-name="Tableau11.C1" office:value-type="string">
              <text:p text:style-name="P32">Myelofibrosis</text:p>
            </table:table-cell>
          </table:table-row>
          <table:table-row table:style-name="Tableau11.1">
            <table:table-cell table:style-name="Tableau11.A1" office:value-type="string">
              <text:p text:style-name="P35"/>
            </table:table-cell>
            <table:table-cell table:style-name="Tableau11.A1" office:value-type="string">
              <text:p text:style-name="P36">210</text:p>
            </table:table-cell>
            <table:table-cell table:style-name="Tableau11.C1" office:value-type="string">
              <text:p text:style-name="P32">Benign neoplasm of buccal cavity and pharynx</text:p>
            </table:table-cell>
          </table:table-row>
          <table:table-row table:style-name="Tableau11.1">
            <table:table-cell table:style-name="Tableau11.A1" office:value-type="string">
              <text:p text:style-name="P35"/>
            </table:table-cell>
            <table:table-cell table:style-name="Tableau11.A1" office:value-type="string">
              <text:p text:style-name="P36">211</text:p>
            </table:table-cell>
            <table:table-cell table:style-name="Tableau11.C1" office:value-type="string">
              <text:p text:style-name="P32">Benign neoplasm other parts of digestive system</text:p>
            </table:table-cell>
          </table:table-row>
          <table:table-row table:style-name="Tableau11.1">
            <table:table-cell table:style-name="Tableau11.A1" office:value-type="string">
              <text:p text:style-name="P35"/>
            </table:table-cell>
            <table:table-cell table:style-name="Tableau11.A1" office:value-type="string">
              <text:p text:style-name="P36">212</text:p>
            </table:table-cell>
            <table:table-cell table:style-name="Tableau11.C1" office:value-type="string">
              <text:p text:style-name="P32">Benign neoplasm of respiratory system</text:p>
            </table:table-cell>
          </table:table-row>
          <table:table-row table:style-name="Tableau11.1">
            <table:table-cell table:style-name="Tableau11.A1" office:value-type="string">
              <text:p text:style-name="P35"/>
            </table:table-cell>
            <table:table-cell table:style-name="Tableau11.A1" office:value-type="string">
              <text:p text:style-name="P36">213</text:p>
            </table:table-cell>
            <table:table-cell table:style-name="Tableau11.C1" office:value-type="string">
              <text:p text:style-name="P32">Benign neoplasm of bone and cartilage</text:p>
            </table:table-cell>
          </table:table-row>
          <table:table-row table:style-name="Tableau11.1">
            <table:table-cell table:style-name="Tableau11.A1" office:value-type="string">
              <text:p text:style-name="P35"/>
            </table:table-cell>
            <table:table-cell table:style-name="Tableau11.A1" office:value-type="string">
              <text:p text:style-name="P36">214</text:p>
            </table:table-cell>
            <table:table-cell table:style-name="Tableau11.C1" office:value-type="string">
              <text:p text:style-name="P32">Lipoma</text:p>
            </table:table-cell>
          </table:table-row>
          <table:table-row table:style-name="Tableau11.1">
            <table:table-cell table:style-name="Tableau11.A1" office:value-type="string">
              <text:p text:style-name="P35"/>
            </table:table-cell>
            <table:table-cell table:style-name="Tableau11.A1" office:value-type="string">
              <text:p text:style-name="P36">215</text:p>
            </table:table-cell>
            <table:table-cell table:style-name="Tableau11.C1" office:value-type="string">
              <text:p text:style-name="P32">Other benign neoplasm of muscular and connective tissue</text:p>
            </table:table-cell>
          </table:table-row>
          <table:table-row table:style-name="Tableau11.1">
            <table:table-cell table:style-name="Tableau11.A1" office:value-type="string">
              <text:p text:style-name="P35"/>
            </table:table-cell>
            <table:table-cell table:style-name="Tableau11.A1" office:value-type="string">
              <text:p text:style-name="P36">216</text:p>
            </table:table-cell>
            <table:table-cell table:style-name="Tableau11.C1" office:value-type="string">
              <text:p text:style-name="P32">Benign neoplasm of skin</text:p>
            </table:table-cell>
          </table:table-row>
          <table:table-row table:style-name="Tableau11.1">
            <table:table-cell table:style-name="Tableau11.A1" office:value-type="string">
              <text:p text:style-name="P35"/>
            </table:table-cell>
            <table:table-cell table:style-name="Tableau11.A1" office:value-type="string">
              <text:p text:style-name="P36">217</text:p>
            </table:table-cell>
            <table:table-cell table:style-name="Tableau11.C1" office:value-type="string">
              <text:p text:style-name="P32">Benign neoplasm of breast</text:p>
            </table:table-cell>
          </table:table-row>
          <table:table-row table:style-name="Tableau11.1">
            <table:table-cell table:style-name="Tableau11.A1" office:value-type="string">
              <text:p text:style-name="P35"/>
            </table:table-cell>
            <table:table-cell table:style-name="Tableau11.A1" office:value-type="string">
              <text:p text:style-name="P36">218</text:p>
            </table:table-cell>
            <table:table-cell table:style-name="Tableau11.C1" office:value-type="string">
              <text:p text:style-name="P32">Uterine fibroma</text:p>
            </table:table-cell>
          </table:table-row>
          <table:table-row table:style-name="Tableau11.1">
            <table:table-cell table:style-name="Tableau11.A1" office:value-type="string">
              <text:p text:style-name="P35"/>
            </table:table-cell>
            <table:table-cell table:style-name="Tableau11.A1" office:value-type="string">
              <text:p text:style-name="P36">219</text:p>
            </table:table-cell>
            <table:table-cell table:style-name="Tableau11.C1" office:value-type="string">
              <text:p text:style-name="P32">Other benign neoplasm of uterus</text:p>
            </table:table-cell>
          </table:table-row>
          <table:table-row table:style-name="Tableau11.1">
            <table:table-cell table:style-name="Tableau11.A1" office:value-type="string">
              <text:p text:style-name="P35"/>
            </table:table-cell>
            <table:table-cell table:style-name="Tableau11.A1" office:value-type="string">
              <text:p text:style-name="P36">220</text:p>
            </table:table-cell>
            <table:table-cell table:style-name="Tableau11.C1" office:value-type="string">
              <text:p text:style-name="P32">Benign neoplasm of ovary</text:p>
            </table:table-cell>
          </table:table-row>
          <table:table-row table:style-name="Tableau11.1">
            <table:table-cell table:style-name="Tableau11.A1" office:value-type="string">
              <text:p text:style-name="P35"/>
            </table:table-cell>
            <table:table-cell table:style-name="Tableau11.A1" office:value-type="string">
              <text:p text:style-name="P36">221</text:p>
            </table:table-cell>
            <table:table-cell table:style-name="Tableau11.C1" office:value-type="string">
              <text:p text:style-name="P32">Benign neoplasm of other female genital organs</text:p>
            </table:table-cell>
          </table:table-row>
          <table:table-row table:style-name="Tableau11.1">
            <table:table-cell table:style-name="Tableau11.A1" office:value-type="string">
              <text:p text:style-name="P35"/>
            </table:table-cell>
            <table:table-cell table:style-name="Tableau11.A1" office:value-type="string">
              <text:p text:style-name="P36">222</text:p>
            </table:table-cell>
            <table:table-cell table:style-name="Tableau11.C1" office:value-type="string">
              <text:p text:style-name="P32">Benign neoplasm of male genital organs</text:p>
            </table:table-cell>
          </table:table-row>
          <table:table-row table:style-name="Tableau11.1">
            <table:table-cell table:style-name="Tableau11.A1" office:value-type="string">
              <text:p text:style-name="P35"/>
            </table:table-cell>
            <table:table-cell table:style-name="Tableau11.A1" office:value-type="string">
              <text:p text:style-name="P36">223</text:p>
            </table:table-cell>
            <table:table-cell table:style-name="Tableau11.C1" office:value-type="string">
              <text:p text:style-name="P32">Benign neoplasm of kidney and other urinary organs</text:p>
            </table:table-cell>
          </table:table-row>
          <table:table-row table:style-name="Tableau11.1">
            <table:table-cell table:style-name="Tableau11.A1" office:value-type="string">
              <text:p text:style-name="P35"/>
            </table:table-cell>
            <table:table-cell table:style-name="Tableau11.A1" office:value-type="string">
              <text:p text:style-name="P36">224</text:p>
            </table:table-cell>
            <table:table-cell table:style-name="Tableau11.C1" office:value-type="string">
              <text:p text:style-name="P32">Benign neoplasm of eye</text:p>
            </table:table-cell>
          </table:table-row>
          <table:table-row table:style-name="Tableau11.1">
            <table:table-cell table:style-name="Tableau11.A1" office:value-type="string">
              <text:p text:style-name="P35"/>
            </table:table-cell>
            <table:table-cell table:style-name="Tableau11.A1" office:value-type="string">
              <text:p text:style-name="P36">225</text:p>
            </table:table-cell>
            <table:table-cell table:style-name="Tableau11.C1" office:value-type="string">
              <text:p text:style-name="P32">Benign neoplasm of brain and other parts of nervous system</text:p>
            </table:table-cell>
          </table:table-row>
          <table:table-row table:style-name="Tableau11.1">
            <table:table-cell table:style-name="Tableau11.A1" office:value-type="string">
              <text:p text:style-name="P35"/>
            </table:table-cell>
            <table:table-cell table:style-name="Tableau11.A1" office:value-type="string">
              <text:p text:style-name="P36">226</text:p>
            </table:table-cell>
            <table:table-cell table:style-name="Tableau11.C1" office:value-type="string">
              <text:p text:style-name="P32">Benign neoplasm of endocrine glands</text:p>
            </table:table-cell>
          </table:table-row>
          <table:table-row table:style-name="Tableau11.1">
            <table:table-cell table:style-name="Tableau11.A1" office:value-type="string">
              <text:p text:style-name="P35"/>
            </table:table-cell>
            <table:table-cell table:style-name="Tableau11.A1" office:value-type="string">
              <text:p text:style-name="P36">227</text:p>
            </table:table-cell>
            <table:table-cell table:style-name="Tableau11.C1" office:value-type="string">
              <text:p text:style-name="P32">Haemangioma and lymphangioma</text:p>
            </table:table-cell>
          </table:table-row>
          <table:table-row table:style-name="Tableau11.1">
            <table:table-cell table:style-name="Tableau11.A1" office:value-type="string">
              <text:p text:style-name="P35"/>
            </table:table-cell>
            <table:table-cell table:style-name="Tableau11.A1" office:value-type="string">
              <text:p text:style-name="P36">228</text:p>
            </table:table-cell>
            <table:table-cell table:style-name="Tableau11.C1" office:value-type="string">
              <text:p text:style-name="P32">Benign neoplam of other and unspecified organs and tissues</text:p>
            </table:table-cell>
          </table:table-row>
          <table:table-row table:style-name="Tableau11.1">
            <table:table-cell table:style-name="Tableau11.A1" office:value-type="string">
              <text:p text:style-name="P35"/>
            </table:table-cell>
            <table:table-cell table:style-name="Tableau11.A1" office:value-type="string">
              <text:p text:style-name="P36">230</text:p>
            </table:table-cell>
            <table:table-cell table:style-name="Tableau11.C1" office:value-type="string">
              <text:p text:style-name="P32">Neoplasm of unspecified nature of digestive organs</text:p>
            </table:table-cell>
          </table:table-row>
          <table:table-row table:style-name="Tableau11.1">
            <table:table-cell table:style-name="Tableau11.A1" office:value-type="string">
              <text:p text:style-name="P35"/>
            </table:table-cell>
            <table:table-cell table:style-name="Tableau11.A1" office:value-type="string">
              <text:p text:style-name="P36">231</text:p>
            </table:table-cell>
            <table:table-cell table:style-name="Tableau11.C1" office:value-type="string">
              <text:p text:style-name="P32">Neoplasm of unspecified nature of respiratory organs</text:p>
            </table:table-cell>
          </table:table-row>
          <table:table-row table:style-name="Tableau11.1">
            <table:table-cell table:style-name="Tableau11.A1" office:value-type="string">
              <text:p text:style-name="P35"/>
            </table:table-cell>
            <table:table-cell table:style-name="Tableau11.A1" office:value-type="string">
              <text:p text:style-name="P36">232</text:p>
            </table:table-cell>
            <table:table-cell table:style-name="Tableau11.C1" office:value-type="string">
              <text:p text:style-name="P32">Neoplasm of unspecified nature of skin and musculoskeletal system</text:p>
            </table:table-cell>
          </table:table-row>
          <table:table-row table:style-name="Tableau11.1">
            <table:table-cell table:style-name="Tableau11.A1" office:value-type="string">
              <text:p text:style-name="P35"/>
            </table:table-cell>
            <table:table-cell table:style-name="Tableau11.A1" office:value-type="string">
              <text:p text:style-name="P36">233</text:p>
            </table:table-cell>
            <table:table-cell table:style-name="Tableau11.C1" office:value-type="string">
              <text:p text:style-name="P32">Neoplasm of unspecified nature of breast</text:p>
            </table:table-cell>
          </table:table-row>
          <table:table-row table:style-name="Tableau11.1">
            <table:table-cell table:style-name="Tableau11.A1" office:value-type="string">
              <text:p text:style-name="P35"/>
            </table:table-cell>
            <table:table-cell table:style-name="Tableau11.A1" office:value-type="string">
              <text:p text:style-name="P36">234</text:p>
            </table:table-cell>
            <table:table-cell table:style-name="Tableau11.C1" office:value-type="string">
              <text:p text:style-name="P32">Neoplasm of unspecified nature of uterus</text:p>
            </table:table-cell>
          </table:table-row>
          <table:table-row table:style-name="Tableau11.1">
            <table:table-cell table:style-name="Tableau11.A1" office:value-type="string">
              <text:p text:style-name="P35"/>
            </table:table-cell>
            <table:table-cell table:style-name="Tableau11.A1" office:value-type="string">
              <text:p text:style-name="P36">235</text:p>
            </table:table-cell>
            <table:table-cell table:style-name="Tableau11.C1" office:value-type="string">
              <text:p text:style-name="P32">Neoplasm of unspecified nature of ovary</text:p>
            </table:table-cell>
          </table:table-row>
          <table:table-row table:style-name="Tableau11.1">
            <table:table-cell table:style-name="Tableau11.A1" office:value-type="string">
              <text:p text:style-name="P35"/>
            </table:table-cell>
            <table:table-cell table:style-name="Tableau11.A1" office:value-type="string">
              <text:p text:style-name="P36">236</text:p>
            </table:table-cell>
            <table:table-cell table:style-name="Tableau11.C1" office:value-type="string">
              <text:p text:style-name="P32">Neoplasm of unspecified nature of other female genital organs</text:p>
            </table:table-cell>
          </table:table-row>
          <table:table-row table:style-name="Tableau11.1">
            <table:table-cell table:style-name="Tableau11.A1" office:value-type="string">
              <text:p text:style-name="P35"/>
            </table:table-cell>
            <table:table-cell table:style-name="Tableau11.A1" office:value-type="string">
              <text:p text:style-name="P36">237</text:p>
            </table:table-cell>
            <table:table-cell table:style-name="Tableau11.C1" office:value-type="string">
              <text:p text:style-name="P32">Neoplasm of unspecified nature of other genito-urinary organs</text:p>
            </table:table-cell>
          </table:table-row>
          <table:table-row table:style-name="Tableau11.1">
            <table:table-cell table:style-name="Tableau11.A1" office:value-type="string">
              <text:p text:style-name="P35"/>
            </table:table-cell>
            <table:table-cell table:style-name="Tableau11.A1" office:value-type="string">
              <text:p text:style-name="P36">238</text:p>
            </table:table-cell>
            <table:table-cell table:style-name="Tableau11.C1" office:value-type="string">
              <text:p text:style-name="P32">Neoplasm of unspecified nature of eye, brain and other parts of nervous system</text:p>
            </table:table-cell>
          </table:table-row>
          <table:table-row table:style-name="Tableau11.1">
            <table:table-cell table:style-name="Tableau11.A1" office:value-type="string">
              <text:p text:style-name="P35"/>
            </table:table-cell>
            <table:table-cell table:style-name="Tableau11.A1" office:value-type="string">
              <text:p text:style-name="P36">239</text:p>
            </table:table-cell>
            <table:table-cell table:style-name="Tableau11.C1" office:value-type="string">
              <text:p text:style-name="P32">Neoplasm of unspecified nature of other and unspecified organs</text:p>
            </table:table-cell>
          </table:table-row>
        </table:table>
        <text:p text:style-name="P7"/>
        <text:p text:style-name="P59"><text:span text:style-name="T31">Table 4. <text:s text:c="2"/>ICD-8 B-List (condensed)</text:span></text:p>
        <text:p text:style-name="P7"/>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26">ICD-8 B-LIST (condensed)</text:p>
              </table:table-cell>
              <table:table-cell table:style-name="Tableau12.A1" office:value-type="string">
                <text:p text:style-name="P26">Detailed List Numbers</text:p>
              </table:table-cell>
              <table:table-cell table:style-name="Tableau12.C1" office:value-type="string">
                <text:p text:style-name="P31"/>
                <text:p text:style-name="P26">Cause</text:p>
              </table:table-cell>
            </table:table-row>
          </table:table-header-rows>
          <table:table-row table:style-name="Tableau12.1">
            <table:table-cell table:style-name="Tableau12.A1" office:value-type="string">
              <text:p text:style-name="P32">B000</text:p>
            </table:table-cell>
            <table:table-cell table:style-name="Tableau12.A1" office:value-type="string">
              <text:p text:style-name="P35"/>
            </table:table-cell>
            <table:table-cell table:style-name="Tableau12.C1" office:value-type="string">
              <text:p text:style-name="P32">All causes</text:p>
            </table:table-cell>
          </table:table-row>
          <table:table-row table:style-name="Tableau12.1">
            <table:table-cell table:style-name="Tableau12.A1" office:value-type="string">
              <text:p text:style-name="P32">B001</text:p>
            </table:table-cell>
            <table:table-cell table:style-name="Tableau12.A1" office:value-type="string">
              <text:p text:style-name="P32">000</text:p>
            </table:table-cell>
            <table:table-cell table:style-name="Tableau12.C1" office:value-type="string">
              <text:p text:style-name="P32">Cholera</text:p>
            </table:table-cell>
          </table:table-row>
          <table:table-row table:style-name="Tableau12.1">
            <table:table-cell table:style-name="Tableau12.A1" office:value-type="string">
              <text:p text:style-name="P32">B002</text:p>
            </table:table-cell>
            <table:table-cell table:style-name="Tableau12.A1" office:value-type="string">
              <text:p text:style-name="P32">001</text:p>
            </table:table-cell>
            <table:table-cell table:style-name="Tableau12.C1" office:value-type="string">
              <text:p text:style-name="P32">Typhoid fever</text:p>
            </table:table-cell>
          </table:table-row>
          <table:table-row table:style-name="Tableau12.1">
            <table:table-cell table:style-name="Tableau12.A1" office:value-type="string">
              <text:p text:style-name="P32">B003</text:p>
            </table:table-cell>
            <table:table-cell table:style-name="Tableau12.A1" office:value-type="string">
              <text:p text:style-name="P32">004, 006</text:p>
            </table:table-cell>
            <table:table-cell table:style-name="Tableau12.C1" office:value-type="string">
              <text:p text:style-name="P32">Bacillary dysentery and amoebiasis</text:p>
            </table:table-cell>
          </table:table-row>
          <table:table-row table:style-name="Tableau12.1">
            <table:table-cell table:style-name="Tableau12.A1" office:value-type="string">
              <text:p text:style-name="P32">B004</text:p>
            </table:table-cell>
            <table:table-cell table:style-name="Tableau12.A1" office:value-type="string">
              <text:p text:style-name="P32">008, 009</text:p>
            </table:table-cell>
            <table:table-cell table:style-name="Tableau12.C1" office:value-type="string">
              <text:p text:style-name="P32">Enteritis and other diarrhoeal diseases</text:p>
            </table:table-cell>
          </table:table-row>
          <table:table-row table:style-name="Tableau12.1">
            <table:table-cell table:style-name="Tableau12.A1" office:value-type="string">
              <text:p text:style-name="P32">B005</text:p>
            </table:table-cell>
            <table:table-cell table:style-name="Tableau12.A1" office:value-type="string">
              <text:p text:style-name="P32">010-012</text:p>
            </table:table-cell>
            <table:table-cell table:style-name="Tableau12.C1" office:value-type="string">
              <text:p text:style-name="P32">Tuberculosis of respiratory system</text:p>
            </table:table-cell>
          </table:table-row>
          <table:table-row table:style-name="Tableau12.1">
            <table:table-cell table:style-name="Tableau12.A1" office:value-type="string">
              <text:p text:style-name="P32">B006</text:p>
            </table:table-cell>
            <table:table-cell table:style-name="Tableau12.A1" office:value-type="string">
              <text:p text:style-name="P32">013-019</text:p>
            </table:table-cell>
            <table:table-cell table:style-name="Tableau12.C1" office:value-type="string">
              <text:p text:style-name="P32">Other tuberculosis, including late effects</text:p>
            </table:table-cell>
          </table:table-row>
          <table:table-row table:style-name="Tableau12.1">
            <table:table-cell table:style-name="Tableau12.A1" office:value-type="string">
              <text:p text:style-name="P32">B007</text:p>
            </table:table-cell>
            <table:table-cell table:style-name="Tableau12.A1" office:value-type="string">
              <text:p text:style-name="P32">020</text:p>
            </table:table-cell>
            <table:table-cell table:style-name="Tableau12.C1" office:value-type="string">
              <text:p text:style-name="P32">Plague</text:p>
            </table:table-cell>
          </table:table-row>
          <table:table-row table:style-name="Tableau12.1">
            <table:table-cell table:style-name="Tableau12.A1" office:value-type="string">
              <text:p text:style-name="P32">B008</text:p>
            </table:table-cell>
            <table:table-cell table:style-name="Tableau12.A1" office:value-type="string">
              <text:p text:style-name="P32">032</text:p>
            </table:table-cell>
            <table:table-cell table:style-name="Tableau12.C1" office:value-type="string">
              <text:p text:style-name="P32">Diphtheria</text:p>
            </table:table-cell>
          </table:table-row>
          <table:table-row table:style-name="Tableau12.1">
            <table:table-cell table:style-name="Tableau12.A1" office:value-type="string">
              <text:p text:style-name="P32">B009</text:p>
            </table:table-cell>
            <table:table-cell table:style-name="Tableau12.A1" office:value-type="string">
              <text:p text:style-name="P32">033</text:p>
            </table:table-cell>
            <table:table-cell table:style-name="Tableau12.C1" office:value-type="string">
              <text:p text:style-name="P32">Whooping cough</text:p>
            </table:table-cell>
          </table:table-row>
          <table:table-row table:style-name="Tableau12.1">
            <table:table-cell table:style-name="Tableau12.A1" office:value-type="string">
              <text:p text:style-name="P32">B010</text:p>
            </table:table-cell>
            <table:table-cell table:style-name="Tableau12.A1" office:value-type="string">
              <text:p text:style-name="P32">034</text:p>
            </table:table-cell>
            <table:table-cell table:style-name="Tableau12.C1" office:value-type="string">
              <text:p text:style-name="P32">Streptococcal sore throat and scarlet fever</text:p>
            </table:table-cell>
          </table:table-row>
          <table:table-row table:style-name="Tableau12.1">
            <table:table-cell table:style-name="Tableau12.A1" office:value-type="string">
              <text:p text:style-name="P32">B011</text:p>
            </table:table-cell>
            <table:table-cell table:style-name="Tableau12.A1" office:value-type="string">
              <text:p text:style-name="P32">036</text:p>
            </table:table-cell>
            <table:table-cell table:style-name="Tableau12.C1" office:value-type="string">
              <text:p text:style-name="P32">Meningococcal infection</text:p>
            </table:table-cell>
          </table:table-row>
          <table:table-row table:style-name="Tableau12.1">
            <table:table-cell table:style-name="Tableau12.A1" office:value-type="string">
              <text:p text:style-name="P32">B012</text:p>
            </table:table-cell>
            <table:table-cell table:style-name="Tableau12.A1" office:value-type="string">
              <text:p text:style-name="P32">040-043</text:p>
            </table:table-cell>
            <table:table-cell table:style-name="Tableau12.C1" office:value-type="string">
              <text:p text:style-name="P32">Acute poliomyelitis</text:p>
            </table:table-cell>
          </table:table-row>
          <table:table-row table:style-name="Tableau12.1">
            <table:table-cell table:style-name="Tableau12.A1" office:value-type="string">
              <text:p text:style-name="P32">B013</text:p>
            </table:table-cell>
            <table:table-cell table:style-name="Tableau12.A1" office:value-type="string">
              <text:p text:style-name="P32">050</text:p>
            </table:table-cell>
            <table:table-cell table:style-name="Tableau12.C1" office:value-type="string">
              <text:p text:style-name="P32">Smallpox</text:p>
            </table:table-cell>
          </table:table-row>
          <table:table-row table:style-name="Tableau12.1">
            <table:table-cell table:style-name="Tableau12.A1" office:value-type="string">
              <text:p text:style-name="P32">B014</text:p>
            </table:table-cell>
            <table:table-cell table:style-name="Tableau12.A1" office:value-type="string">
              <text:p text:style-name="P32">055</text:p>
            </table:table-cell>
            <table:table-cell table:style-name="Tableau12.C1" office:value-type="string">
              <text:p text:style-name="P32">Measles</text:p>
            </table:table-cell>
          </table:table-row>
          <table:table-row table:style-name="Tableau12.1">
            <table:table-cell table:style-name="Tableau12.A1" office:value-type="string">
              <text:p text:style-name="P32">B015</text:p>
            </table:table-cell>
            <table:table-cell table:style-name="Tableau12.A1" office:value-type="string">
              <text:p text:style-name="P32">080-083</text:p>
            </table:table-cell>
            <table:table-cell table:style-name="Tableau12.C1" office:value-type="string">
              <text:p text:style-name="P32">Typhus and other rickettsioses</text:p>
            </table:table-cell>
          </table:table-row>
          <table:table-row table:style-name="Tableau12.1">
            <table:table-cell table:style-name="Tableau12.A1" office:value-type="string">
              <text:p text:style-name="P38">B016</text:p>
            </table:table-cell>
            <table:table-cell table:style-name="Tableau12.A1" office:value-type="string">
              <text:p text:style-name="P38">084</text:p>
            </table:table-cell>
            <table:table-cell table:style-name="Tableau12.C1" office:value-type="string">
              <text:p text:style-name="P32">Malaria</text:p>
            </table:table-cell>
          </table:table-row>
          <table:table-row table:style-name="Tableau12.1">
            <table:table-cell table:style-name="Tableau12.A1" office:value-type="string">
              <text:p text:style-name="P38">B017</text:p>
            </table:table-cell>
            <table:table-cell table:style-name="Tableau12.A1" office:value-type="string">
              <text:p text:style-name="P32">090-097</text:p>
            </table:table-cell>
            <table:table-cell table:style-name="Tableau12.C1" office:value-type="string">
              <text:p text:style-name="P32">Syphilis and its sequelae</text:p>
            </table:table-cell>
          </table:table-row>
          <table:table-row table:style-name="Tableau12.1">
            <table:table-cell table:style-name="Tableau12.A1" office:value-type="string">
              <text:p text:style-name="P32">B018</text:p>
            </table:table-cell>
            <table:table-cell table:style-name="Tableau12.A1" office:value-type="string">
              <text:p text:style-name="P32">Remainder of 000-136</text:p>
            </table:table-cell>
            <table:table-cell table:style-name="Tableau12.C1" office:value-type="string">
              <text:p text:style-name="P32">All other infective and parasitic diseases</text:p>
            </table:table-cell>
          </table:table-row>
          <table:table-row table:style-name="Tableau12.1">
            <table:table-cell table:style-name="Tableau12.A1" office:value-type="string">
              <text:p text:style-name="P32">B019</text:p>
            </table:table-cell>
            <table:table-cell table:style-name="Tableau12.A1" office:value-type="string">
              <text:p text:style-name="P32">140-209</text:p>
            </table:table-cell>
            <table:table-cell table:style-name="Tableau12.C1" office:value-type="string">
              <text:p text:style-name="P32">Malignant neoplasms, including neoplasms of lymphatic and haematopoietic tissue</text:p>
            </table:table-cell>
          </table:table-row>
          <table:table-row table:style-name="Tableau12.1">
            <table:table-cell table:style-name="Tableau12.A1" office:value-type="string">
              <text:p text:style-name="P32">B020</text:p>
            </table:table-cell>
            <table:table-cell table:style-name="Tableau12.A1" office:value-type="string">
              <text:p text:style-name="P32">210-239</text:p>
            </table:table-cell>
            <table:table-cell table:style-name="Tableau12.C1" office:value-type="string">
              <text:p text:style-name="P32">Benign neoplasms and neoplasms of unspecified nature</text:p>
            </table:table-cell>
          </table:table-row>
          <table:table-row table:style-name="Tableau12.1">
            <table:table-cell table:style-name="Tableau12.A1" office:value-type="string">
              <text:p text:style-name="P38">B021</text:p>
            </table:table-cell>
            <table:table-cell table:style-name="Tableau12.A1" office:value-type="string">
              <text:p text:style-name="P38">250</text:p>
            </table:table-cell>
            <table:table-cell table:style-name="Tableau12.C1" office:value-type="string">
              <text:p text:style-name="P32">Diabetes mellitus</text:p>
            </table:table-cell>
          </table:table-row>
          <table:table-row table:style-name="Tableau12.1">
            <table:table-cell table:style-name="Tableau12.A1" office:value-type="string">
              <text:p text:style-name="P32">B022</text:p>
            </table:table-cell>
            <table:table-cell table:style-name="Tableau12.A1" office:value-type="string">
              <text:p text:style-name="P32">260-269</text:p>
            </table:table-cell>
            <table:table-cell table:style-name="Tableau12.C1" office:value-type="string">
              <text:p text:style-name="P32">Avitaminoses and other nutritional deficiency</text:p>
            </table:table-cell>
          </table:table-row>
          <table:table-row table:style-name="Tableau12.1">
            <table:table-cell table:style-name="Tableau12.A1" office:value-type="string">
              <text:p text:style-name="P32">B023</text:p>
            </table:table-cell>
            <table:table-cell table:style-name="Tableau12.A1" office:value-type="string">
              <text:p text:style-name="P32">280-285</text:p>
            </table:table-cell>
            <table:table-cell table:style-name="Tableau12.C1" office:value-type="string">
              <text:p text:style-name="P32">Anaemias</text:p>
            </table:table-cell>
          </table:table-row>
          <table:table-row table:style-name="Tableau12.1">
            <table:table-cell table:style-name="Tableau12.A1" office:value-type="string">
              <text:p text:style-name="P32">B024</text:p>
            </table:table-cell>
            <table:table-cell table:style-name="Tableau12.A1" office:value-type="string">
              <text:p text:style-name="P32">320</text:p>
            </table:table-cell>
            <table:table-cell table:style-name="Tableau12.C1" office:value-type="string">
              <text:p text:style-name="P32">Meningitis</text:p>
            </table:table-cell>
          </table:table-row>
          <table:table-row table:style-name="Tableau12.1">
            <table:table-cell table:style-name="Tableau12.A1" office:value-type="string">
              <text:p text:style-name="P32">B025</text:p>
            </table:table-cell>
            <table:table-cell table:style-name="Tableau12.A1" office:value-type="string">
              <text:p text:style-name="P32">390-392</text:p>
            </table:table-cell>
            <table:table-cell table:style-name="Tableau12.C1" office:value-type="string">
              <text:p text:style-name="P32">Active rheumatic fever</text:p>
            </table:table-cell>
          </table:table-row>
          <table:table-row table:style-name="Tableau12.1">
            <table:table-cell table:style-name="Tableau12.A1" office:value-type="string">
              <text:p text:style-name="P32">B026</text:p>
            </table:table-cell>
            <table:table-cell table:style-name="Tableau12.A1" office:value-type="string">
              <text:p text:style-name="P32">393-398</text:p>
            </table:table-cell>
            <table:table-cell table:style-name="Tableau12.C1" office:value-type="string">
              <text:p text:style-name="P32">Chronic rheumatic heart disease</text:p>
            </table:table-cell>
          </table:table-row>
          <table:table-row table:style-name="Tableau12.1">
            <table:table-cell table:style-name="Tableau12.A1" office:value-type="string">
              <text:p text:style-name="P32">B027</text:p>
            </table:table-cell>
            <table:table-cell table:style-name="Tableau12.A1" office:value-type="string">
              <text:p text:style-name="P32">400-404</text:p>
            </table:table-cell>
            <table:table-cell table:style-name="Tableau12.C1" office:value-type="string">
              <text:p text:style-name="P32">Hypertensive disease</text:p>
            </table:table-cell>
          </table:table-row>
          <table:table-row table:style-name="Tableau12.1">
            <table:table-cell table:style-name="Tableau12.A1" office:value-type="string">
              <text:p text:style-name="P32">B028</text:p>
            </table:table-cell>
            <table:table-cell table:style-name="Tableau12.A1" office:value-type="string">
              <text:p text:style-name="P32">410-414</text:p>
            </table:table-cell>
            <table:table-cell table:style-name="Tableau12.C1" office:value-type="string">
              <text:p text:style-name="P32">Ischaemic heart disease</text:p>
            </table:table-cell>
          </table:table-row>
          <table:table-row table:style-name="Tableau12.1">
            <table:table-cell table:style-name="Tableau12.A1" office:value-type="string">
              <text:p text:style-name="P32">B029</text:p>
            </table:table-cell>
            <table:table-cell table:style-name="Tableau12.A1" office:value-type="string">
              <text:p text:style-name="P32">420-429</text:p>
            </table:table-cell>
            <table:table-cell table:style-name="Tableau12.C1" office:value-type="string">
              <text:p text:style-name="P32">Other forms of heart disease</text:p>
            </table:table-cell>
          </table:table-row>
          <table:table-row table:style-name="Tableau12.1">
            <table:table-cell table:style-name="Tableau12.A1" office:value-type="string">
              <text:p text:style-name="P32">B030</text:p>
            </table:table-cell>
            <table:table-cell table:style-name="Tableau12.A1" office:value-type="string">
              <text:p text:style-name="P32">430-438</text:p>
            </table:table-cell>
            <table:table-cell table:style-name="Tableau12.C1" office:value-type="string">
              <text:p text:style-name="P32">Cerebrovascular disease</text:p>
            </table:table-cell>
          </table:table-row>
          <table:table-row table:style-name="Tableau12.1">
            <table:table-cell table:style-name="Tableau12.A1" office:value-type="string">
              <text:p text:style-name="P32">B031</text:p>
            </table:table-cell>
            <table:table-cell table:style-name="Tableau12.A1" office:value-type="string">
              <text:p text:style-name="P32">470-474</text:p>
            </table:table-cell>
            <table:table-cell table:style-name="Tableau12.C1" office:value-type="string">
              <text:p text:style-name="P32">Influenza</text:p>
            </table:table-cell>
          </table:table-row>
          <table:table-row table:style-name="Tableau12.1">
            <table:table-cell table:style-name="Tableau12.A1" office:value-type="string">
              <text:p text:style-name="P32">B032</text:p>
            </table:table-cell>
            <table:table-cell table:style-name="Tableau12.A1" office:value-type="string">
              <text:p text:style-name="P32">480-486</text:p>
            </table:table-cell>
            <table:table-cell table:style-name="Tableau12.C1" office:value-type="string">
              <text:p text:style-name="P32">Pneumonia</text:p>
            </table:table-cell>
          </table:table-row>
          <table:table-row table:style-name="Tableau12.1">
            <table:table-cell table:style-name="Tableau12.A1" office:value-type="string">
              <text:p text:style-name="P32">B033</text:p>
            </table:table-cell>
            <table:table-cell table:style-name="Tableau12.A1" office:value-type="string">
              <text:p text:style-name="P32">490-493</text:p>
            </table:table-cell>
            <table:table-cell table:style-name="Tableau12.C1" office:value-type="string">
              <text:p text:style-name="P32">Bronchitis, emphysema and asthma</text:p>
            </table:table-cell>
          </table:table-row>
          <table:table-row table:style-name="Tableau12.1">
            <table:table-cell table:style-name="Tableau12.A1" office:value-type="string">
              <text:p text:style-name="P38">B034</text:p>
            </table:table-cell>
            <table:table-cell table:style-name="Tableau12.A1" office:value-type="string">
              <text:p text:style-name="P38">531-533</text:p>
            </table:table-cell>
            <table:table-cell table:style-name="Tableau12.C1" office:value-type="string">
              <text:p text:style-name="P32">Peptic ulcer</text:p>
            </table:table-cell>
          </table:table-row>
          <table:table-row table:style-name="Tableau12.1">
            <table:table-cell table:style-name="Tableau12.A1" office:value-type="string">
              <text:p text:style-name="P32">B035</text:p>
            </table:table-cell>
            <table:table-cell table:style-name="Tableau12.A1" office:value-type="string">
              <text:p text:style-name="P32">540-543</text:p>
            </table:table-cell>
            <table:table-cell table:style-name="Tableau12.C1" office:value-type="string">
              <text:p text:style-name="P32">Appendicitis</text:p>
            </table:table-cell>
          </table:table-row>
          <table:table-row table:style-name="Tableau12.1">
            <table:table-cell table:style-name="Tableau12.A1" office:value-type="string">
              <text:p text:style-name="P32">B036</text:p>
            </table:table-cell>
            <table:table-cell table:style-name="Tableau12.A1" office:value-type="string">
              <text:p text:style-name="P32">550-553, 560</text:p>
            </table:table-cell>
            <table:table-cell table:style-name="Tableau12.C1" office:value-type="string">
              <text:p text:style-name="P32">Intestinal obstruction and hernia</text:p>
            </table:table-cell>
          </table:table-row>
          <table:table-row table:style-name="Tableau12.1">
            <table:table-cell table:style-name="Tableau12.A1" office:value-type="string">
              <text:p text:style-name="P32">B037</text:p>
            </table:table-cell>
            <table:table-cell table:style-name="Tableau12.A1" office:value-type="string">
              <text:p text:style-name="P32">571</text:p>
            </table:table-cell>
            <table:table-cell table:style-name="Tableau12.C1" office:value-type="string">
              <text:p text:style-name="P32">Cirrhosis of liver</text:p>
            </table:table-cell>
          </table:table-row>
          <table:table-row table:style-name="Tableau12.1">
            <table:table-cell table:style-name="Tableau12.A1" office:value-type="string">
              <text:p text:style-name="P32">B038</text:p>
            </table:table-cell>
            <table:table-cell table:style-name="Tableau12.A1" office:value-type="string">
              <text:p text:style-name="P32">580-584</text:p>
            </table:table-cell>
            <table:table-cell table:style-name="Tableau12.C1" office:value-type="string">
              <text:p text:style-name="P32">Nephritis and nephrosis</text:p>
            </table:table-cell>
          </table:table-row>
          <table:table-row table:style-name="Tableau12.1">
            <table:table-cell table:style-name="Tableau12.A1" office:value-type="string">
              <text:p text:style-name="P32">B039</text:p>
            </table:table-cell>
            <table:table-cell table:style-name="Tableau12.A1" office:value-type="string">
              <text:p text:style-name="P32">600</text:p>
            </table:table-cell>
            <table:table-cell table:style-name="Tableau12.C1" office:value-type="string">
              <text:p text:style-name="P32">Hyperplasia of prostate</text:p>
            </table:table-cell>
          </table:table-row>
          <table:table-row table:style-name="Tableau12.1">
            <table:table-cell table:style-name="Tableau12.A1" office:value-type="string">
              <text:p text:style-name="P32">B040</text:p>
            </table:table-cell>
            <table:table-cell table:style-name="Tableau12.A1" office:value-type="string">
              <text:p text:style-name="P32">640-645</text:p>
            </table:table-cell>
            <table:table-cell table:style-name="Tableau12.C1" office:value-type="string">
              <text:p text:style-name="P32">Abortion</text:p>
            </table:table-cell>
          </table:table-row>
          <table:table-row table:style-name="Tableau12.1">
            <table:table-cell table:style-name="Tableau12.A1" office:value-type="string">
              <text:p text:style-name="P32">B041</text:p>
            </table:table-cell>
            <table:table-cell table:style-name="Tableau12.A1" office:value-type="string">
              <text:p text:style-name="P32">630-639, 650-678</text:p>
            </table:table-cell>
            <table:table-cell table:style-name="Tableau12.C1" office:value-type="string">
              <text:p text:style-name="P32">Other complications of pregnancy, childbirth and the puerperium. Delivery without mention of complication</text:p>
            </table:table-cell>
          </table:table-row>
          <table:table-row table:style-name="Tableau12.1">
            <table:table-cell table:style-name="Tableau12.A1" office:value-type="string">
              <text:p text:style-name="P32">B042</text:p>
            </table:table-cell>
            <table:table-cell table:style-name="Tableau12.A1" office:value-type="string">
              <text:p text:style-name="P32">740-759</text:p>
            </table:table-cell>
            <table:table-cell table:style-name="Tableau12.C1" office:value-type="string">
              <text:p text:style-name="P32">Congenital anomalies</text:p>
            </table:table-cell>
          </table:table-row>
          <table:table-row table:style-name="Tableau12.1">
            <table:table-cell table:style-name="Tableau12.A1" office:value-type="string">
              <text:p text:style-name="P32">B043</text:p>
            </table:table-cell>
            <table:table-cell table:style-name="Tableau12.A1" office:value-type="string">
              <text:p text:style-name="P32">764-768, 772, 776</text:p>
            </table:table-cell>
            <table:table-cell table:style-name="Tableau12.C1" office:value-type="string">
              <text:p text:style-name="P32">Birth injury, difficult labour and other anoxic and hypoxic conditions</text:p>
            </table:table-cell>
          </table:table-row>
          <table:table-row table:style-name="Tableau12.1">
            <table:table-cell table:style-name="Tableau12.A1" office:value-type="string">
              <text:p text:style-name="P32">B044</text:p>
            </table:table-cell>
            <table:table-cell table:style-name="Tableau12.A1" office:value-type="string">
              <text:p text:style-name="P32">760-763, 769-771, 773-775, 777-779</text:p>
            </table:table-cell>
            <table:table-cell table:style-name="Tableau12.C1" office:value-type="string">
              <text:p text:style-name="P32">Other causes of perinatal mortality</text:p>
            </table:table-cell>
          </table:table-row>
          <text:soft-page-break/>
          <table:table-row table:style-name="Tableau12.1">
            <table:table-cell table:style-name="Tableau12.A1" office:value-type="string">
              <text:p text:style-name="P32">B045</text:p>
            </table:table-cell>
            <table:table-cell table:style-name="Tableau12.A1" office:value-type="string">
              <text:p text:style-name="P32">780-796</text:p>
            </table:table-cell>
            <table:table-cell table:style-name="Tableau12.C1" office:value-type="string">
              <text:p text:style-name="P32">Symptoms and ill-defined conditions</text:p>
            </table:table-cell>
          </table:table-row>
          <table:table-row table:style-name="Tableau12.1">
            <table:table-cell table:style-name="Tableau12.A1" office:value-type="string">
              <text:p text:style-name="P32">B046</text:p>
            </table:table-cell>
            <table:table-cell table:style-name="Tableau12.A1" office:value-type="string">
              <text:p text:style-name="P32">Remainder of 240-738</text:p>
            </table:table-cell>
            <table:table-cell table:style-name="Tableau12.C1" office:value-type="string">
              <text:p text:style-name="P32">All other diseases</text:p>
            </table:table-cell>
          </table:table-row>
          <table:table-row table:style-name="Tableau12.1">
            <table:table-cell table:style-name="Tableau12.A1" office:value-type="string">
              <text:p text:style-name="P32">B047</text:p>
            </table:table-cell>
            <table:table-cell table:style-name="Tableau12.A1" office:value-type="string">
              <text:p text:style-name="P32">E810-E823</text:p>
            </table:table-cell>
            <table:table-cell table:style-name="Tableau12.C1" office:value-type="string">
              <text:p text:style-name="P32">Motor vehicle accidents</text:p>
            </table:table-cell>
          </table:table-row>
          <table:table-row table:style-name="Tableau12.1">
            <table:table-cell table:style-name="Tableau12.A1" office:value-type="string">
              <text:p text:style-name="P32">B048</text:p>
            </table:table-cell>
            <table:table-cell table:style-name="Tableau12.A1" office:value-type="string">
              <text:p text:style-name="P32">E800-E807, E825-E949</text:p>
            </table:table-cell>
            <table:table-cell table:style-name="Tableau12.C1" office:value-type="string">
              <text:p text:style-name="P32">All other accidents</text:p>
            </table:table-cell>
          </table:table-row>
          <table:table-row table:style-name="Tableau12.1">
            <table:table-cell table:style-name="Tableau12.A1" office:value-type="string">
              <text:p text:style-name="P32">B049</text:p>
            </table:table-cell>
            <table:table-cell table:style-name="Tableau12.A1" office:value-type="string">
              <text:p text:style-name="P32">E950-E959</text:p>
            </table:table-cell>
            <table:table-cell table:style-name="Tableau12.C1" office:value-type="string">
              <text:p text:style-name="P32">Suicide and self-inflicted injuries</text:p>
            </table:table-cell>
          </table:table-row>
          <table:table-row table:style-name="Tableau12.1">
            <table:table-cell table:style-name="Tableau12.A1" office:value-type="string">
              <text:p text:style-name="P32">B050</text:p>
            </table:table-cell>
            <table:table-cell table:style-name="Tableau12.A1" office:value-type="string">
              <text:p text:style-name="P32">E960-E999</text:p>
            </table:table-cell>
            <table:table-cell table:style-name="Tableau12.C1" office:value-type="string">
              <text:p text:style-name="P32">All other external causes</text:p>
            </table:table-cell>
          </table:table-row>
        </table:table>
        <text:p text:style-name="P52"><text:line-break/></text:p>
        <text:p text:style-name="P59"><text:span text:style-name="T32">Table 5. ICD-9 BTL (Basic Tabulation List) and some detailed codes</text:span></text:p>
        <text:p text:style-name="P50"/>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26">ICD-9 BTL (Basic Tabulation List) LIST) </text:p>
              </table:table-cell>
              <table:table-cell table:style-name="Tableau13.A1" office:value-type="string">
                <text:p text:style-name="P26">Detailed List Numbers</text:p>
              </table:table-cell>
              <table:table-cell table:style-name="Tableau13.C1" office:value-type="string">
                <text:p text:style-name="P31"/>
                <text:p text:style-name="P26">Cause</text:p>
              </table:table-cell>
            </table:table-row>
          </table:table-header-rows>
          <table:table-row table:style-name="Tableau13.1">
            <table:table-cell table:style-name="Tableau13.A2" office:value-type="string">
              <text:p text:style-name="P7">B00</text:p>
            </table:table-cell>
            <table:table-cell table:style-name="Tableau13.A2" office:value-type="string">
              <text:p text:style-name="P8"/>
            </table:table-cell>
            <table:table-cell table:style-name="Tableau13.C2" office:value-type="string">
              <text:p text:style-name="P7"><text:s/>All causes</text:p>
            </table:table-cell>
          </table:table-row>
          <table:table-row table:style-name="Tableau13.1">
            <table:table-cell table:style-name="Tableau13.A2" office:value-type="string">
              <text:p text:style-name="P7">B01</text:p>
            </table:table-cell>
            <table:table-cell table:style-name="Tableau13.A2" office:value-type="string">
              <text:p text:style-name="P7">001-009</text:p>
            </table:table-cell>
            <table:table-cell table:style-name="Tableau13.C2" office:value-type="string">
              <text:p text:style-name="P7">Intestinal infectious diseases</text:p>
            </table:table-cell>
          </table:table-row>
          <table:table-row table:style-name="Tableau13.1">
            <table:table-cell table:style-name="Tableau13.A2" office:value-type="string">
              <text:p text:style-name="P7">B010</text:p>
            </table:table-cell>
            <table:table-cell table:style-name="Tableau13.A2" office:value-type="string">
              <text:p text:style-name="P7">001</text:p>
            </table:table-cell>
            <table:table-cell table:style-name="Tableau13.C2" office:value-type="string">
              <text:p text:style-name="P7">Cholera</text:p>
            </table:table-cell>
          </table:table-row>
          <table:table-row table:style-name="Tableau13.1">
            <table:table-cell table:style-name="Tableau13.A2" office:value-type="string">
              <text:p text:style-name="P7">B011</text:p>
            </table:table-cell>
            <table:table-cell table:style-name="Tableau13.A2" office:value-type="string">
              <text:p text:style-name="P7">002.0</text:p>
            </table:table-cell>
            <table:table-cell table:style-name="Tableau13.C2" office:value-type="string">
              <text:p text:style-name="P7">Typhoid fever</text:p>
            </table:table-cell>
          </table:table-row>
          <table:table-row table:style-name="Tableau13.1">
            <table:table-cell table:style-name="Tableau13.A2" office:value-type="string">
              <text:p text:style-name="P7">B012</text:p>
            </table:table-cell>
            <table:table-cell table:style-name="Tableau13.A2" office:value-type="string">
              <text:p text:style-name="P7">004</text:p>
            </table:table-cell>
            <table:table-cell table:style-name="Tableau13.C2" office:value-type="string">
              <text:p text:style-name="P7">Shigellosis</text:p>
            </table:table-cell>
          </table:table-row>
          <table:table-row table:style-name="Tableau13.1">
            <table:table-cell table:style-name="Tableau13.A2" office:value-type="string">
              <text:p text:style-name="P7">B013</text:p>
            </table:table-cell>
            <table:table-cell table:style-name="Tableau13.A2" office:value-type="string">
              <text:p text:style-name="P7">003, 005</text:p>
            </table:table-cell>
            <table:table-cell table:style-name="Tableau13.C2" office:value-type="string">
              <text:p text:style-name="P7">Food poisoning</text:p>
            </table:table-cell>
          </table:table-row>
          <table:table-row table:style-name="Tableau13.1">
            <table:table-cell table:style-name="Tableau13.A2" office:value-type="string">
              <text:p text:style-name="P7">B014</text:p>
            </table:table-cell>
            <table:table-cell table:style-name="Tableau13.A2" office:value-type="string">
              <text:p text:style-name="P7">006</text:p>
            </table:table-cell>
            <table:table-cell table:style-name="Tableau13.C2" office:value-type="string">
              <text:p text:style-name="P7">Amoebiasis</text:p>
            </table:table-cell>
          </table:table-row>
          <table:table-row table:style-name="Tableau13.1">
            <table:table-cell table:style-name="Tableau13.A2" office:value-type="string">
              <text:p text:style-name="P7">B015</text:p>
            </table:table-cell>
            <table:table-cell table:style-name="Tableau13.A2" office:value-type="string">
              <text:p text:style-name="P7">007, 008</text:p>
            </table:table-cell>
            <table:table-cell table:style-name="Tableau13.C2" office:value-type="string">
              <text:p text:style-name="P7">Intestinal infections due to other specified organism</text:p>
            </table:table-cell>
          </table:table-row>
          <table:table-row table:style-name="Tableau13.1">
            <table:table-cell table:style-name="Tableau13.A2" office:value-type="string">
              <text:p text:style-name="P7">B016</text:p>
            </table:table-cell>
            <table:table-cell table:style-name="Tableau13.A2" office:value-type="string">
              <text:p text:style-name="P7">009</text:p>
            </table:table-cell>
            <table:table-cell table:style-name="Tableau13.C2" office:value-type="string">
              <text:p text:style-name="P7">Ill-defined intestinal infections</text:p>
            </table:table-cell>
          </table:table-row>
          <table:table-row table:style-name="Tableau13.1">
            <table:table-cell table:style-name="Tableau13.A2" office:value-type="string">
              <text:p text:style-name="P7">B019</text:p>
            </table:table-cell>
            <table:table-cell table:style-name="Tableau13.A2" office:value-type="string">
              <text:p text:style-name="P8"/>
            </table:table-cell>
            <table:table-cell table:style-name="Tableau13.C2" office:value-type="string">
              <text:p text:style-name="P7">Remainder of B01</text:p>
            </table:table-cell>
          </table:table-row>
          <table:table-row table:style-name="Tableau13.1">
            <table:table-cell table:style-name="Tableau13.A2" office:value-type="string">
              <text:p text:style-name="P7">B02</text:p>
            </table:table-cell>
            <table:table-cell table:style-name="Tableau13.A2" office:value-type="string">
              <text:p text:style-name="P7">010-018</text:p>
            </table:table-cell>
            <table:table-cell table:style-name="Tableau13.C2" office:value-type="string">
              <text:p text:style-name="P7">Tuberculosis</text:p>
            </table:table-cell>
          </table:table-row>
          <table:table-row table:style-name="Tableau13.1">
            <table:table-cell table:style-name="Tableau13.A2" office:value-type="string">
              <text:p text:style-name="P7">B020</text:p>
            </table:table-cell>
            <table:table-cell table:style-name="Tableau13.A2" office:value-type="string">
              <text:p text:style-name="P7">011</text:p>
            </table:table-cell>
            <table:table-cell table:style-name="Tableau13.C2" office:value-type="string">
              <text:p text:style-name="P7">Pulmonary tuberculosis</text:p>
            </table:table-cell>
          </table:table-row>
          <table:table-row table:style-name="Tableau13.1">
            <table:table-cell table:style-name="Tableau13.A2" office:value-type="string">
              <text:p text:style-name="P7">B021</text:p>
            </table:table-cell>
            <table:table-cell table:style-name="Tableau13.A2" office:value-type="string">
              <text:p text:style-name="P7">010, 012</text:p>
            </table:table-cell>
            <table:table-cell table:style-name="Tableau13.C2" office:value-type="string">
              <text:p text:style-name="P7">Other respiratory tuberculosis</text:p>
            </table:table-cell>
          </table:table-row>
          <table:table-row table:style-name="Tableau13.1">
            <table:table-cell table:style-name="Tableau13.A2" office:value-type="string">
              <text:p text:style-name="P7">B022</text:p>
            </table:table-cell>
            <table:table-cell table:style-name="Tableau13.A2" office:value-type="string">
              <text:p text:style-name="P7">013</text:p>
            </table:table-cell>
            <table:table-cell table:style-name="Tableau13.C2" office:value-type="string">
              <text:p text:style-name="P7">Tuberculosis of meninges and central nervous system</text:p>
            </table:table-cell>
          </table:table-row>
          <table:table-row table:style-name="Tableau13.1">
            <table:table-cell table:style-name="Tableau13.A2" office:value-type="string">
              <text:p text:style-name="P7">B023</text:p>
            </table:table-cell>
            <table:table-cell table:style-name="Tableau13.A2" office:value-type="string">
              <text:p text:style-name="P7">014</text:p>
            </table:table-cell>
            <table:table-cell table:style-name="Tableau13.C2" office:value-type="string">
              <text:p text:style-name="P7">Tuberculosis of intestines, peritoneum and mesenteric glands</text:p>
            </table:table-cell>
          </table:table-row>
          <table:table-row table:style-name="Tableau13.1">
            <table:table-cell table:style-name="Tableau13.A2" office:value-type="string">
              <text:p text:style-name="P7">B024</text:p>
            </table:table-cell>
            <table:table-cell table:style-name="Tableau13.A2" office:value-type="string">
              <text:p text:style-name="P7">015</text:p>
            </table:table-cell>
            <table:table-cell table:style-name="Tableau13.C2" office:value-type="string">
              <text:p text:style-name="P7">Tuberculosis of bones and joints</text:p>
            </table:table-cell>
          </table:table-row>
          <table:table-row table:style-name="Tableau13.1">
            <table:table-cell table:style-name="Tableau13.A2" office:value-type="string">
              <text:p text:style-name="P7">B025</text:p>
            </table:table-cell>
            <table:table-cell table:style-name="Tableau13.A2" office:value-type="string">
              <text:p text:style-name="P7">016</text:p>
            </table:table-cell>
            <table:table-cell table:style-name="Tableau13.C2" office:value-type="string">
              <text:p text:style-name="P7">Tuberculosis of genitourinary system</text:p>
            </table:table-cell>
          </table:table-row>
          <table:table-row table:style-name="Tableau13.1">
            <table:table-cell table:style-name="Tableau13.A2" office:value-type="string">
              <text:p text:style-name="P7">B029</text:p>
            </table:table-cell>
            <table:table-cell table:style-name="Tableau13.A2" office:value-type="string">
              <text:p text:style-name="P8"/>
            </table:table-cell>
            <table:table-cell table:style-name="Tableau13.C2" office:value-type="string">
              <text:p text:style-name="P7">Remainder of B02</text:p>
            </table:table-cell>
          </table:table-row>
          <table:table-row table:style-name="Tableau13.1">
            <table:table-cell table:style-name="Tableau13.A2" office:value-type="string">
              <text:p text:style-name="P7">B03</text:p>
            </table:table-cell>
            <table:table-cell table:style-name="Tableau13.A2" office:value-type="string">
              <text:p text:style-name="P7">020-041</text:p>
            </table:table-cell>
            <table:table-cell table:style-name="Tableau13.C2" office:value-type="string">
              <text:p text:style-name="P7">Other bacterial diseases</text:p>
            </table:table-cell>
          </table:table-row>
          <table:table-row table:style-name="Tableau13.1">
            <table:table-cell table:style-name="Tableau13.A2" office:value-type="string">
              <text:p text:style-name="P7">B030</text:p>
            </table:table-cell>
            <table:table-cell table:style-name="Tableau13.A2" office:value-type="string">
              <text:p text:style-name="P7">020</text:p>
            </table:table-cell>
            <table:table-cell table:style-name="Tableau13.C2" office:value-type="string">
              <text:p text:style-name="P7">Plague</text:p>
            </table:table-cell>
          </table:table-row>
          <table:table-row table:style-name="Tableau13.1">
            <table:table-cell table:style-name="Tableau13.A2" office:value-type="string">
              <text:p text:style-name="P7">B031</text:p>
            </table:table-cell>
            <table:table-cell table:style-name="Tableau13.A2" office:value-type="string">
              <text:p text:style-name="P7">023</text:p>
            </table:table-cell>
            <table:table-cell table:style-name="Tableau13.C2" office:value-type="string">
              <text:p text:style-name="P7">Brucellosis</text:p>
            </table:table-cell>
          </table:table-row>
          <table:table-row table:style-name="Tableau13.1">
            <table:table-cell table:style-name="Tableau13.A2" office:value-type="string">
              <text:p text:style-name="P7">B032</text:p>
            </table:table-cell>
            <table:table-cell table:style-name="Tableau13.A2" office:value-type="string">
              <text:p text:style-name="P7">030</text:p>
            </table:table-cell>
            <table:table-cell table:style-name="Tableau13.C2" office:value-type="string">
              <text:p text:style-name="P7">Leprosy</text:p>
            </table:table-cell>
          </table:table-row>
          <table:table-row table:style-name="Tableau13.1">
            <table:table-cell table:style-name="Tableau13.A2" office:value-type="string">
              <text:p text:style-name="P7">B033</text:p>
            </table:table-cell>
            <table:table-cell table:style-name="Tableau13.A2" office:value-type="string">
              <text:p text:style-name="P7">032</text:p>
            </table:table-cell>
            <table:table-cell table:style-name="Tableau13.C2" office:value-type="string">
              <text:p text:style-name="P7">Diphtheria</text:p>
            </table:table-cell>
          </table:table-row>
          <table:table-row table:style-name="Tableau13.1">
            <table:table-cell table:style-name="Tableau13.A2" office:value-type="string">
              <text:p text:style-name="P7">B034</text:p>
            </table:table-cell>
            <table:table-cell table:style-name="Tableau13.A2" office:value-type="string">
              <text:p text:style-name="P7">033</text:p>
            </table:table-cell>
            <table:table-cell table:style-name="Tableau13.C2" office:value-type="string">
              <text:p text:style-name="P7">Whooping cough</text:p>
            </table:table-cell>
          </table:table-row>
          <table:table-row table:style-name="Tableau13.1">
            <table:table-cell table:style-name="Tableau13.A2" office:value-type="string">
              <text:p text:style-name="P7">B035</text:p>
            </table:table-cell>
            <table:table-cell table:style-name="Tableau13.A2" office:value-type="string">
              <text:p text:style-name="P7">034, 035</text:p>
            </table:table-cell>
            <table:table-cell table:style-name="Tableau13.C2" office:value-type="string">
              <text:p text:style-name="P7">Streptococcal sore throat, scarlatina and erysipelas</text:p>
            </table:table-cell>
          </table:table-row>
          <table:table-row table:style-name="Tableau13.1">
            <table:table-cell table:style-name="Tableau13.A2" office:value-type="string">
              <text:p text:style-name="P7">B036</text:p>
            </table:table-cell>
            <table:table-cell table:style-name="Tableau13.A2" office:value-type="string">
              <text:p text:style-name="P7">036</text:p>
            </table:table-cell>
            <table:table-cell table:style-name="Tableau13.C2" office:value-type="string">
              <text:p text:style-name="P7">Meningococcal infection</text:p>
            </table:table-cell>
          </table:table-row>
          <table:table-row table:style-name="Tableau13.1">
            <table:table-cell table:style-name="Tableau13.A2" office:value-type="string">
              <text:p text:style-name="P14">B037</text:p>
            </table:table-cell>
            <table:table-cell table:style-name="Tableau13.A2" office:value-type="string">
              <text:p text:style-name="P14">037</text:p>
            </table:table-cell>
            <table:table-cell table:style-name="Tableau13.C2" office:value-type="string">
              <text:p text:style-name="P14">Tetanus</text:p>
            </table:table-cell>
          </table:table-row>
          <table:table-row table:style-name="Tableau13.1">
            <table:table-cell table:style-name="Tableau13.A2" office:value-type="string">
              <text:p text:style-name="P14">B038</text:p>
            </table:table-cell>
            <table:table-cell table:style-name="Tableau13.A2" office:value-type="string">
              <text:p text:style-name="P7">038</text:p>
            </table:table-cell>
            <table:table-cell table:style-name="Tableau13.C2" office:value-type="string">
              <text:p text:style-name="P7">Septicaemia</text:p>
            </table:table-cell>
          </table:table-row>
          <table:table-row table:style-name="Tableau13.1">
            <table:table-cell table:style-name="Tableau13.A2" office:value-type="string">
              <text:p text:style-name="P7">B039</text:p>
            </table:table-cell>
            <table:table-cell table:style-name="Tableau13.A2" office:value-type="string">
              <text:p text:style-name="P8"/>
            </table:table-cell>
            <table:table-cell table:style-name="Tableau13.C2" office:value-type="string">
              <text:p text:style-name="P7">Remainder of B03</text:p>
            </table:table-cell>
          </table:table-row>
          <table:table-row table:style-name="Tableau13.1">
            <table:table-cell table:style-name="Tableau13.A2" office:value-type="string">
              <text:p text:style-name="P7">B04</text:p>
            </table:table-cell>
            <table:table-cell table:style-name="Tableau13.A2" office:value-type="string">
              <text:p text:style-name="P7">045-079</text:p>
            </table:table-cell>
            <table:table-cell table:style-name="Tableau13.C2" office:value-type="string">
              <text:p text:style-name="P7">Viral diseases</text:p>
            </table:table-cell>
          </table:table-row>
          <table:table-row table:style-name="Tableau13.1">
            <table:table-cell table:style-name="Tableau13.A2" office:value-type="string">
              <text:p text:style-name="P7">B040</text:p>
            </table:table-cell>
            <table:table-cell table:style-name="Tableau13.A2" office:value-type="string">
              <text:p text:style-name="P7">045</text:p>
            </table:table-cell>
            <table:table-cell table:style-name="Tableau13.C2" office:value-type="string">
              <text:p text:style-name="P7">Acute poliomyelitis</text:p>
            </table:table-cell>
          </table:table-row>
          <table:table-row table:style-name="Tableau13.1">
            <table:table-cell table:style-name="Tableau13.A2" office:value-type="string">
              <text:p text:style-name="P7">B041</text:p>
            </table:table-cell>
            <table:table-cell table:style-name="Tableau13.A2" office:value-type="string">
              <text:p text:style-name="P7">050</text:p>
            </table:table-cell>
            <table:table-cell table:style-name="Tableau13.C2" office:value-type="string">
              <text:p text:style-name="P7">Smallpox</text:p>
            </table:table-cell>
          </table:table-row>
          <table:table-row table:style-name="Tableau13.1">
            <table:table-cell table:style-name="Tableau13.A2" office:value-type="string">
              <text:p text:style-name="P7">B042</text:p>
            </table:table-cell>
            <table:table-cell table:style-name="Tableau13.A2" office:value-type="string">
              <text:p text:style-name="P7">055</text:p>
            </table:table-cell>
            <table:table-cell table:style-name="Tableau13.C2" office:value-type="string">
              <text:p text:style-name="P7">Measles</text:p>
            </table:table-cell>
          </table:table-row>
          <table:table-row table:style-name="Tableau13.1">
            <table:table-cell table:style-name="Tableau13.A2" office:value-type="string">
              <text:p text:style-name="P7">B043</text:p>
            </table:table-cell>
            <table:table-cell table:style-name="Tableau13.A2" office:value-type="string">
              <text:p text:style-name="P7">056</text:p>
            </table:table-cell>
            <table:table-cell table:style-name="Tableau13.C2" office:value-type="string">
              <text:p text:style-name="P7">Rubella</text:p>
            </table:table-cell>
          </table:table-row>
          <table:table-row table:style-name="Tableau13.1">
            <table:table-cell table:style-name="Tableau13.A2" office:value-type="string">
              <text:p text:style-name="P7">B044</text:p>
            </table:table-cell>
            <table:table-cell table:style-name="Tableau13.A2" office:value-type="string">
              <text:p text:style-name="P7">060</text:p>
            </table:table-cell>
            <table:table-cell table:style-name="Tableau13.C2" office:value-type="string">
              <text:p text:style-name="P7">Yellow fever</text:p>
            </table:table-cell>
          </table:table-row>
          <table:table-row table:style-name="Tableau13.1">
            <table:table-cell table:style-name="Tableau13.A2" office:value-type="string">
              <text:p text:style-name="P7">B045</text:p>
            </table:table-cell>
            <table:table-cell table:style-name="Tableau13.A2" office:value-type="string">
              <text:p text:style-name="P7">062-064</text:p>
            </table:table-cell>
            <table:table-cell table:style-name="Tableau13.C2" office:value-type="string">
              <text:p text:style-name="P7">Arthropod-borne encephalitis</text:p>
            </table:table-cell>
          </table:table-row>
          <table:table-row table:style-name="Tableau13.1">
            <table:table-cell table:style-name="Tableau13.A2" office:value-type="string">
              <text:p text:style-name="P7">B046</text:p>
            </table:table-cell>
            <table:table-cell table:style-name="Tableau13.A2" office:value-type="string">
              <text:p text:style-name="P7">070</text:p>
            </table:table-cell>
            <table:table-cell table:style-name="Tableau13.C2" office:value-type="string">
              <text:p text:style-name="P7">Viral hepatitis</text:p>
            </table:table-cell>
          </table:table-row>
          <table:table-row table:style-name="Tableau13.1">
            <table:table-cell table:style-name="Tableau13.A2" office:value-type="string">
              <text:p text:style-name="P14">B047</text:p>
            </table:table-cell>
            <table:table-cell table:style-name="Tableau13.A2" office:value-type="string">
              <text:p text:style-name="P14">071</text:p>
            </table:table-cell>
            <table:table-cell table:style-name="Tableau13.C2" office:value-type="string">
              <text:p text:style-name="P14">Rabies</text:p>
            </table:table-cell>
          </table:table-row>
          <table:table-row table:style-name="Tableau13.1">
            <table:table-cell table:style-name="Tableau13.A2" office:value-type="string">
              <text:p text:style-name="P14">B048</text:p>
            </table:table-cell>
            <table:table-cell table:style-name="Tableau13.A2" office:value-type="string">
              <text:p text:style-name="P14">076</text:p>
            </table:table-cell>
            <table:table-cell table:style-name="Tableau13.C2" office:value-type="string">
              <text:p text:style-name="P14">Trachoma</text:p>
            </table:table-cell>
          </table:table-row>
          <table:table-row table:style-name="Tableau13.1">
            <table:table-cell table:style-name="Tableau13.A2" office:value-type="string">
              <text:p text:style-name="P7">B049</text:p>
            </table:table-cell>
            <table:table-cell table:style-name="Tableau13.A2" office:value-type="string">
              <text:p text:style-name="P8"/>
            </table:table-cell>
            <table:table-cell table:style-name="Tableau13.C2" office:value-type="string">
              <text:p text:style-name="P7">Remainder of B04</text:p>
            </table:table-cell>
          </table:table-row>
          <table:table-row table:style-name="Tableau13.1">
            <table:table-cell table:style-name="Tableau13.A2" office:value-type="string">
              <text:p text:style-name="P7">B05</text:p>
            </table:table-cell>
            <table:table-cell table:style-name="Tableau13.A2" office:value-type="string">
              <text:p text:style-name="P7">080-088</text:p>
            </table:table-cell>
            <table:table-cell table:style-name="Tableau13.C2" office:value-type="string">
              <text:p text:style-name="P7">Rickettsiosis and other arthropod-borne diseases</text:p>
            </table:table-cell>
          </table:table-row>
          <table:table-row table:style-name="Tableau13.1">
            <table:table-cell table:style-name="Tableau13.A2" office:value-type="string">
              <text:p text:style-name="P7">B050</text:p>
            </table:table-cell>
            <table:table-cell table:style-name="Tableau13.A2" office:value-type="string">
              <text:p text:style-name="P7">080</text:p>
            </table:table-cell>
            <table:table-cell table:style-name="Tableau13.C2" office:value-type="string">
              <text:p text:style-name="P7">Louse-borne typhus</text:p>
            </table:table-cell>
          </table:table-row>
          <table:table-row table:style-name="Tableau13.1">
            <table:table-cell table:style-name="Tableau13.A2" office:value-type="string">
              <text:p text:style-name="P7">B051</text:p>
            </table:table-cell>
            <table:table-cell table:style-name="Tableau13.A2" office:value-type="string">
              <text:p text:style-name="P7">081-083</text:p>
            </table:table-cell>
            <table:table-cell table:style-name="Tableau13.C2" office:value-type="string">
              <text:p text:style-name="P7">Other rickettsiosis</text:p>
            </table:table-cell>
          </table:table-row>
          <table:table-row table:style-name="Tableau13.1">
            <table:table-cell table:style-name="Tableau13.A2" office:value-type="string">
              <text:p text:style-name="P14">B052</text:p>
            </table:table-cell>
            <table:table-cell table:style-name="Tableau13.A2" office:value-type="string">
              <text:p text:style-name="P14">084</text:p>
            </table:table-cell>
            <table:table-cell table:style-name="Tableau13.C2" office:value-type="string">
              <text:p text:style-name="P14">Malaria</text:p>
            </table:table-cell>
          </table:table-row>
          <table:table-row table:style-name="Tableau13.1">
            <table:table-cell table:style-name="Tableau13.A2" office:value-type="string">
              <text:p text:style-name="P14">B053</text:p>
            </table:table-cell>
            <table:table-cell table:style-name="Tableau13.A2" office:value-type="string">
              <text:p text:style-name="P7">085</text:p>
            </table:table-cell>
            <table:table-cell table:style-name="Tableau13.C2" office:value-type="string">
              <text:p text:style-name="P7">Leishmaniasis</text:p>
            </table:table-cell>
          </table:table-row>
          <table:table-row table:style-name="Tableau13.1">
            <table:table-cell table:style-name="Tableau13.A2" office:value-type="string">
              <text:p text:style-name="P7">B054</text:p>
            </table:table-cell>
            <table:table-cell table:style-name="Tableau13.A2" office:value-type="string">
              <text:p text:style-name="P7">086</text:p>
            </table:table-cell>
            <table:table-cell table:style-name="Tableau13.C2" office:value-type="string">
              <text:p text:style-name="P7">Trypanosomiasis</text:p>
            </table:table-cell>
          </table:table-row>
          <table:table-row table:style-name="Tableau13.1">
            <table:table-cell table:style-name="Tableau13.A2" office:value-type="string">
              <text:p text:style-name="P7">B059</text:p>
            </table:table-cell>
            <table:table-cell table:style-name="Tableau13.A2" office:value-type="string">
              <text:p text:style-name="P8"/>
            </table:table-cell>
            <table:table-cell table:style-name="Tableau13.C2" office:value-type="string">
              <text:p text:style-name="P7">Remainder of B05</text:p>
            </table:table-cell>
          </table:table-row>
          <table:table-row table:style-name="Tableau13.1">
            <table:table-cell table:style-name="Tableau13.A2" office:value-type="string">
              <text:p text:style-name="P7">B06</text:p>
            </table:table-cell>
            <table:table-cell table:style-name="Tableau13.A2" office:value-type="string">
              <text:p text:style-name="P7">090-099</text:p>
            </table:table-cell>
            <table:table-cell table:style-name="Tableau13.C2" office:value-type="string">
              <text:p text:style-name="P7">Venereal diseases</text:p>
            </table:table-cell>
          </table:table-row>
          <table:table-row table:style-name="Tableau13.1">
            <table:table-cell table:style-name="Tableau13.A2" office:value-type="string">
              <text:p text:style-name="P14">B060</text:p>
            </table:table-cell>
            <table:table-cell table:style-name="Tableau13.A2" office:value-type="string">
              <text:p text:style-name="P14">090-097</text:p>
            </table:table-cell>
            <table:table-cell table:style-name="Tableau13.C2" office:value-type="string">
              <text:p text:style-name="P14">Syphilis</text:p>
            </table:table-cell>
          </table:table-row>
          <table:table-row table:style-name="Tableau13.1">
            <table:table-cell table:style-name="Tableau13.A2" office:value-type="string">
              <text:p text:style-name="P14">B061</text:p>
            </table:table-cell>
            <table:table-cell table:style-name="Tableau13.A2" office:value-type="string">
              <text:p text:style-name="P7">098</text:p>
            </table:table-cell>
            <table:table-cell table:style-name="Tableau13.C2" office:value-type="string">
              <text:p text:style-name="P7">Gonococcal infections</text:p>
            </table:table-cell>
          </table:table-row>
          <table:table-row table:style-name="Tableau13.1">
            <table:table-cell table:style-name="Tableau13.A2" office:value-type="string">
              <text:p text:style-name="P7">B069</text:p>
            </table:table-cell>
            <table:table-cell table:style-name="Tableau13.A2" office:value-type="string">
              <text:p text:style-name="P8"/>
            </table:table-cell>
            <table:table-cell table:style-name="Tableau13.C2" office:value-type="string">
              <text:p text:style-name="P7">Remainder of B06</text:p>
            </table:table-cell>
          </table:table-row>
          <text:soft-page-break/>
          <table:table-row table:style-name="Tableau13.1">
            <table:table-cell table:style-name="Tableau13.A2" office:value-type="string">
              <text:p text:style-name="P7">B07</text:p>
            </table:table-cell>
            <table:table-cell table:style-name="Tableau13.A2" office:value-type="string">
              <text:p text:style-name="P7">100-139</text:p>
            </table:table-cell>
            <table:table-cell table:style-name="Tableau13.C2" office:value-type="string">
              <text:p text:style-name="P7">Other infectious and parasitic diseases and late effects of infectious and parasitic diseases</text:p>
            </table:table-cell>
          </table:table-row>
          <table:table-row table:style-name="Tableau13.1">
            <table:table-cell table:style-name="Tableau13.A2" office:value-type="string">
              <text:p text:style-name="P14">B070</text:p>
            </table:table-cell>
            <table:table-cell table:style-name="Tableau13.A2" office:value-type="string">
              <text:p text:style-name="P14">100-104</text:p>
            </table:table-cell>
            <table:table-cell table:style-name="Tableau13.C2" office:value-type="string">
              <text:p text:style-name="P14">Non-syphilitic spirochaetal diseases</text:p>
            </table:table-cell>
          </table:table-row>
          <table:table-row table:style-name="Tableau13.1">
            <table:table-cell table:style-name="Tableau13.A2" office:value-type="string">
              <text:p text:style-name="P7">B071</text:p>
            </table:table-cell>
            <table:table-cell table:style-name="Tableau13.A2" office:value-type="string">
              <text:p text:style-name="P7">110-118</text:p>
            </table:table-cell>
            <table:table-cell table:style-name="Tableau13.C2" office:value-type="string">
              <text:p text:style-name="P7">Mycosis</text:p>
            </table:table-cell>
          </table:table-row>
          <table:table-row table:style-name="Tableau13.1">
            <table:table-cell table:style-name="Tableau13.A2" office:value-type="string">
              <text:p text:style-name="P7">B072</text:p>
            </table:table-cell>
            <table:table-cell table:style-name="Tableau13.A2" office:value-type="string">
              <text:p text:style-name="P7">120</text:p>
            </table:table-cell>
            <table:table-cell table:style-name="Tableau13.C2" office:value-type="string">
              <text:p text:style-name="P7">Schistosomiasis</text:p>
            </table:table-cell>
          </table:table-row>
          <table:table-row table:style-name="Tableau13.1">
            <table:table-cell table:style-name="Tableau13.A2" office:value-type="string">
              <text:p text:style-name="P7">B073</text:p>
            </table:table-cell>
            <table:table-cell table:style-name="Tableau13.A2" office:value-type="string">
              <text:p text:style-name="P7">122</text:p>
            </table:table-cell>
            <table:table-cell table:style-name="Tableau13.C2" office:value-type="string">
              <text:p text:style-name="P7">Echinococcosis</text:p>
            </table:table-cell>
          </table:table-row>
          <table:table-row table:style-name="Tableau13.1">
            <table:table-cell table:style-name="Tableau13.A2" office:value-type="string">
              <text:p text:style-name="P7">B074</text:p>
            </table:table-cell>
            <table:table-cell table:style-name="Tableau13.A2" office:value-type="string">
              <text:p text:style-name="P7">125</text:p>
            </table:table-cell>
            <table:table-cell table:style-name="Tableau13.C2" office:value-type="string">
              <text:p text:style-name="P7">Filarial infection and dracontiasis</text:p>
            </table:table-cell>
          </table:table-row>
          <table:table-row table:style-name="Tableau13.1">
            <table:table-cell table:style-name="Tableau13.A2" office:value-type="string">
              <text:p text:style-name="P7">B075</text:p>
            </table:table-cell>
            <table:table-cell table:style-name="Tableau13.A2" office:value-type="string">
              <text:p text:style-name="P7">126</text:p>
            </table:table-cell>
            <table:table-cell table:style-name="Tableau13.C2" office:value-type="string">
              <text:p text:style-name="P7">Ancylostomiasis and necatoriasis</text:p>
            </table:table-cell>
          </table:table-row>
          <table:table-row table:style-name="Tableau13.1">
            <table:table-cell table:style-name="Tableau13.A2" office:value-type="string">
              <text:p text:style-name="P7">B076</text:p>
            </table:table-cell>
            <table:table-cell table:style-name="Tableau13.A2" office:value-type="string">
              <text:p text:style-name="P7">121, 123, 124, 127-129 <text:s text:c="6"/></text:p>
            </table:table-cell>
            <table:table-cell table:style-name="Tableau13.C2" office:value-type="string">
              <text:p text:style-name="P7">Other helminthiasis</text:p>
            </table:table-cell>
          </table:table-row>
          <table:table-row table:style-name="Tableau13.1">
            <table:table-cell table:style-name="Tableau13.A2" office:value-type="string">
              <text:p text:style-name="P7">B077</text:p>
            </table:table-cell>
            <table:table-cell table:style-name="Tableau13.A2" office:value-type="string">
              <text:p text:style-name="P7">137</text:p>
            </table:table-cell>
            <table:table-cell table:style-name="Tableau13.C2" office:value-type="string">
              <text:p text:style-name="P7">Late effects of tuberculosis</text:p>
            </table:table-cell>
          </table:table-row>
          <table:table-row table:style-name="Tableau13.1">
            <table:table-cell table:style-name="Tableau13.A2" office:value-type="string">
              <text:p text:style-name="P7">B078</text:p>
            </table:table-cell>
            <table:table-cell table:style-name="Tableau13.A2" office:value-type="string">
              <text:p text:style-name="P7">138</text:p>
            </table:table-cell>
            <table:table-cell table:style-name="Tableau13.C2" office:value-type="string">
              <text:p text:style-name="P7">Late effects of acute poliomyelitis</text:p>
            </table:table-cell>
          </table:table-row>
          <table:table-row table:style-name="Tableau13.1">
            <table:table-cell table:style-name="Tableau13.A2" office:value-type="string">
              <text:p text:style-name="P7">B079</text:p>
            </table:table-cell>
            <table:table-cell table:style-name="Tableau13.A2" office:value-type="string">
              <text:p text:style-name="P8"/>
            </table:table-cell>
            <table:table-cell table:style-name="Tableau13.C2" office:value-type="string">
              <text:p text:style-name="P7">Remainder of B07</text:p>
            </table:table-cell>
          </table:table-row>
          <table:table-row table:style-name="Tableau13.1">
            <table:table-cell table:style-name="Tableau13.A2" office:value-type="string">
              <text:p text:style-name="P7">B08</text:p>
            </table:table-cell>
            <table:table-cell table:style-name="Tableau13.A2" office:value-type="string">
              <text:p text:style-name="P7">140-149</text:p>
            </table:table-cell>
            <table:table-cell table:style-name="Tableau13.C2" office:value-type="string">
              <text:p text:style-name="P7">Malignant neoplasm of lip, oral cavity and pharynx</text:p>
            </table:table-cell>
          </table:table-row>
          <table:table-row table:style-name="Tableau13.1">
            <table:table-cell table:style-name="Tableau13.A2" office:value-type="string">
              <text:p text:style-name="P7">B09</text:p>
            </table:table-cell>
            <table:table-cell table:style-name="Tableau13.A2" office:value-type="string">
              <text:p text:style-name="P7">150-159</text:p>
            </table:table-cell>
            <table:table-cell table:style-name="Tableau13.C2" office:value-type="string">
              <text:p text:style-name="P7">Malignant neoplasm of digestive organs and peritoneum</text:p>
            </table:table-cell>
          </table:table-row>
          <table:table-row table:style-name="Tableau13.1">
            <table:table-cell table:style-name="Tableau13.A2" office:value-type="string">
              <text:p text:style-name="P7">B090</text:p>
            </table:table-cell>
            <table:table-cell table:style-name="Tableau13.A2" office:value-type="string">
              <text:p text:style-name="P7">150</text:p>
            </table:table-cell>
            <table:table-cell table:style-name="Tableau13.C2" office:value-type="string">
              <text:p text:style-name="P7">Malignant neoplasm of oesophagus</text:p>
            </table:table-cell>
          </table:table-row>
          <table:table-row table:style-name="Tableau13.1">
            <table:table-cell table:style-name="Tableau13.A2" office:value-type="string">
              <text:p text:style-name="P7">B091</text:p>
            </table:table-cell>
            <table:table-cell table:style-name="Tableau13.A2" office:value-type="string">
              <text:p text:style-name="P7">151</text:p>
            </table:table-cell>
            <table:table-cell table:style-name="Tableau13.C2" office:value-type="string">
              <text:p text:style-name="P7">Malignant neoplasm of stomach</text:p>
            </table:table-cell>
          </table:table-row>
          <table:table-row table:style-name="Tableau13.1">
            <table:table-cell table:style-name="Tableau13.A2" office:value-type="string">
              <text:p text:style-name="P7">B092</text:p>
            </table:table-cell>
            <table:table-cell table:style-name="Tableau13.A2" office:value-type="string">
              <text:p text:style-name="P7">152</text:p>
            </table:table-cell>
            <table:table-cell table:style-name="Tableau13.C2" office:value-type="string">
              <text:p text:style-name="P7">Malignant neoplasm of small intestine, including duodenum</text:p>
            </table:table-cell>
          </table:table-row>
          <table:table-row table:style-name="Tableau13.1">
            <table:table-cell table:style-name="Tableau13.A2" office:value-type="string">
              <text:p text:style-name="P7">B093</text:p>
            </table:table-cell>
            <table:table-cell table:style-name="Tableau13.A2" office:value-type="string">
              <text:p text:style-name="P7">153</text:p>
            </table:table-cell>
            <table:table-cell table:style-name="Tableau13.C2" office:value-type="string">
              <text:p text:style-name="P7">Malignant neoplasm of colon</text:p>
            </table:table-cell>
          </table:table-row>
          <table:table-row table:style-name="Tableau13.1">
            <table:table-cell table:style-name="Tableau13.A2" office:value-type="string">
              <text:p text:style-name="P7">B094</text:p>
            </table:table-cell>
            <table:table-cell table:style-name="Tableau13.A2" office:value-type="string">
              <text:p text:style-name="P7">154</text:p>
            </table:table-cell>
            <table:table-cell table:style-name="Tableau13.C2" office:value-type="string">
              <text:p text:style-name="P7">Malignant neoplasm of rectum, rectosigmoid junction and anus</text:p>
            </table:table-cell>
          </table:table-row>
          <table:table-row table:style-name="Tableau13.1">
            <table:table-cell table:style-name="Tableau13.A2" office:value-type="string">
              <text:p text:style-name="P7">B095</text:p>
            </table:table-cell>
            <table:table-cell table:style-name="Tableau13.A2" office:value-type="string">
              <text:p text:style-name="P7">155.0</text:p>
            </table:table-cell>
            <table:table-cell table:style-name="Tableau13.C2" office:value-type="string">
              <text:p text:style-name="P7">Malignant neoplasm of liver, specified as primary</text:p>
            </table:table-cell>
          </table:table-row>
          <table:table-row table:style-name="Tableau13.1">
            <table:table-cell table:style-name="Tableau13.A2" office:value-type="string">
              <text:p text:style-name="P7">B096</text:p>
            </table:table-cell>
            <table:table-cell table:style-name="Tableau13.A2" office:value-type="string">
              <text:p text:style-name="P7">157</text:p>
            </table:table-cell>
            <table:table-cell table:style-name="Tableau13.C2" office:value-type="string">
              <text:p text:style-name="P7">Malignant neoplasm of pancreas</text:p>
            </table:table-cell>
          </table:table-row>
          <table:table-row table:style-name="Tableau13.1">
            <table:table-cell table:style-name="Tableau13.A2" office:value-type="string">
              <text:p text:style-name="P7">B099</text:p>
            </table:table-cell>
            <table:table-cell table:style-name="Tableau13.A2" office:value-type="string">
              <text:p text:style-name="P8"/>
            </table:table-cell>
            <table:table-cell table:style-name="Tableau13.C2" office:value-type="string">
              <text:p text:style-name="P7">Remainder of B09</text:p>
            </table:table-cell>
          </table:table-row>
          <table:table-row table:style-name="Tableau13.1">
            <table:table-cell table:style-name="Tableau13.A2" office:value-type="string">
              <text:p text:style-name="P7">B10</text:p>
            </table:table-cell>
            <table:table-cell table:style-name="Tableau13.A2" office:value-type="string">
              <text:p text:style-name="P8"/>
            </table:table-cell>
            <table:table-cell table:style-name="Tableau13.C2" office:value-type="string">
              <text:p text:style-name="P7">Malignant neoplasm of respiratory and intrathoracic organs 160-165</text:p>
            </table:table-cell>
          </table:table-row>
          <table:table-row table:style-name="Tableau13.1">
            <table:table-cell table:style-name="Tableau13.A2" office:value-type="string">
              <text:p text:style-name="P7">B100</text:p>
            </table:table-cell>
            <table:table-cell table:style-name="Tableau13.A2" office:value-type="string">
              <text:p text:style-name="P7">161</text:p>
            </table:table-cell>
            <table:table-cell table:style-name="Tableau13.C2" office:value-type="string">
              <text:p text:style-name="P7">Malignant neoplasm of larynx</text:p>
            </table:table-cell>
          </table:table-row>
          <table:table-row table:style-name="Tableau13.1">
            <table:table-cell table:style-name="Tableau13.A2" office:value-type="string">
              <text:p text:style-name="P7">B101</text:p>
            </table:table-cell>
            <table:table-cell table:style-name="Tableau13.A2" office:value-type="string">
              <text:p text:style-name="P7">162</text:p>
            </table:table-cell>
            <table:table-cell table:style-name="Tableau13.C2" office:value-type="string">
              <text:p text:style-name="P7">Malignant neoplasm of trachea, bronchus and lung</text:p>
            </table:table-cell>
          </table:table-row>
          <table:table-row table:style-name="Tableau13.1">
            <table:table-cell table:style-name="Tableau13.A2" office:value-type="string">
              <text:p text:style-name="P7">B109</text:p>
            </table:table-cell>
            <table:table-cell table:style-name="Tableau13.A2" office:value-type="string">
              <text:p text:style-name="P8"/>
            </table:table-cell>
            <table:table-cell table:style-name="Tableau13.C2" office:value-type="string">
              <text:p text:style-name="P7">Remainder of B10</text:p>
            </table:table-cell>
          </table:table-row>
          <table:table-row table:style-name="Tableau13.1">
            <table:table-cell table:style-name="Tableau13.A2" office:value-type="string">
              <text:p text:style-name="P7">B11</text:p>
            </table:table-cell>
            <table:table-cell table:style-name="Tableau13.A2" office:value-type="string">
              <text:p text:style-name="P7">170-175</text:p>
            </table:table-cell>
            <table:table-cell table:style-name="Tableau13.C2" office:value-type="string">
              <text:p text:style-name="P7">Malignant neoplasm of bone, connective tissue, skin and breast</text:p>
            </table:table-cell>
          </table:table-row>
          <table:table-row table:style-name="Tableau13.1">
            <table:table-cell table:style-name="Tableau13.A2" office:value-type="string">
              <text:p text:style-name="P7">B110</text:p>
            </table:table-cell>
            <table:table-cell table:style-name="Tableau13.A2" office:value-type="string">
              <text:p text:style-name="P7">170</text:p>
            </table:table-cell>
            <table:table-cell table:style-name="Tableau13.C2" office:value-type="string">
              <text:p text:style-name="P7">Malignant neoplasm of bone and articular cartilage</text:p>
            </table:table-cell>
          </table:table-row>
          <table:table-row table:style-name="Tableau13.1">
            <table:table-cell table:style-name="Tableau13.A2" office:value-type="string">
              <text:p text:style-name="P7">B111</text:p>
            </table:table-cell>
            <table:table-cell table:style-name="Tableau13.A2" office:value-type="string">
              <text:p text:style-name="P7">172</text:p>
            </table:table-cell>
            <table:table-cell table:style-name="Tableau13.C2" office:value-type="string">
              <text:p text:style-name="P7">Malignant melanoma of skin</text:p>
            </table:table-cell>
          </table:table-row>
          <table:table-row table:style-name="Tableau13.1">
            <table:table-cell table:style-name="Tableau13.A2" office:value-type="string">
              <text:p text:style-name="P7">B112</text:p>
            </table:table-cell>
            <table:table-cell table:style-name="Tableau13.A2" office:value-type="string">
              <text:p text:style-name="P7">173</text:p>
            </table:table-cell>
            <table:table-cell table:style-name="Tableau13.C2" office:value-type="string">
              <text:p text:style-name="P7">Other malignant neoplasm of skin</text:p>
            </table:table-cell>
          </table:table-row>
          <table:table-row table:style-name="Tableau13.1">
            <table:table-cell table:style-name="Tableau13.A2" office:value-type="string">
              <text:p text:style-name="P7">B113</text:p>
            </table:table-cell>
            <table:table-cell table:style-name="Tableau13.A2" office:value-type="string">
              <text:p text:style-name="P7">174</text:p>
            </table:table-cell>
            <table:table-cell table:style-name="Tableau13.C2" office:value-type="string">
              <text:p text:style-name="P7">Malignant neoplasm of female breast</text:p>
            </table:table-cell>
          </table:table-row>
          <table:table-row table:style-name="Tableau13.1">
            <table:table-cell table:style-name="Tableau13.A2" office:value-type="string">
              <text:p text:style-name="P7">B119</text:p>
            </table:table-cell>
            <table:table-cell table:style-name="Tableau13.A2" office:value-type="string">
              <text:p text:style-name="P8"/>
            </table:table-cell>
            <table:table-cell table:style-name="Tableau13.C2" office:value-type="string">
              <text:p text:style-name="P7">Remainder of B11</text:p>
            </table:table-cell>
          </table:table-row>
          <table:table-row table:style-name="Tableau13.1">
            <table:table-cell table:style-name="Tableau13.A2" office:value-type="string">
              <text:p text:style-name="P7">B12</text:p>
            </table:table-cell>
            <table:table-cell table:style-name="Tableau13.A2" office:value-type="string">
              <text:p text:style-name="P7">179-189</text:p>
            </table:table-cell>
            <table:table-cell table:style-name="Tableau13.C2" office:value-type="string">
              <text:p text:style-name="P7">Malignant neoplasm of genitourinary organs</text:p>
            </table:table-cell>
          </table:table-row>
          <table:table-row table:style-name="Tableau13.1">
            <table:table-cell table:style-name="Tableau13.A2" office:value-type="string">
              <text:p text:style-name="P7">B120</text:p>
            </table:table-cell>
            <table:table-cell table:style-name="Tableau13.A2" office:value-type="string">
              <text:p text:style-name="P7">180</text:p>
            </table:table-cell>
            <table:table-cell table:style-name="Tableau13.C2" office:value-type="string">
              <text:p text:style-name="P7">Malignant neoplasm of cervix uteri</text:p>
            </table:table-cell>
          </table:table-row>
          <table:table-row table:style-name="Tableau13.1">
            <table:table-cell table:style-name="Tableau13.A2" office:value-type="string">
              <text:p text:style-name="P7">B121</text:p>
            </table:table-cell>
            <table:table-cell table:style-name="Tableau13.A2" office:value-type="string">
              <text:p text:style-name="P7">181</text:p>
            </table:table-cell>
            <table:table-cell table:style-name="Tableau13.C2" office:value-type="string">
              <text:p text:style-name="P7">Malignant neoplasm of placenta</text:p>
            </table:table-cell>
          </table:table-row>
          <table:table-row table:style-name="Tableau13.1">
            <table:table-cell table:style-name="Tableau13.A2" office:value-type="string">
              <text:p text:style-name="P7">B122</text:p>
            </table:table-cell>
            <table:table-cell table:style-name="Tableau13.A2" office:value-type="string">
              <text:p text:style-name="P7">179, 182</text:p>
            </table:table-cell>
            <table:table-cell table:style-name="Tableau13.C2" office:value-type="string">
              <text:p text:style-name="P7">Malignant neoplasm of uterus, other and unspecified</text:p>
            </table:table-cell>
          </table:table-row>
          <table:table-row table:style-name="Tableau13.1">
            <table:table-cell table:style-name="Tableau13.A2" office:value-type="string">
              <text:p text:style-name="P7">B123</text:p>
            </table:table-cell>
            <table:table-cell table:style-name="Tableau13.A2" office:value-type="string">
              <text:p text:style-name="P7">183</text:p>
            </table:table-cell>
            <table:table-cell table:style-name="Tableau13.C2" office:value-type="string">
              <text:p text:style-name="P7">Malignant neoplasm of ovary and other uterine adnexa</text:p>
            </table:table-cell>
          </table:table-row>
          <table:table-row table:style-name="Tableau13.1">
            <table:table-cell table:style-name="Tableau13.A2" office:value-type="string">
              <text:p text:style-name="P7">B124</text:p>
            </table:table-cell>
            <table:table-cell table:style-name="Tableau13.A2" office:value-type="string">
              <text:p text:style-name="P7">185</text:p>
            </table:table-cell>
            <table:table-cell table:style-name="Tableau13.C2" office:value-type="string">
              <text:p text:style-name="P7">Malignant neoplasm of prostate</text:p>
            </table:table-cell>
          </table:table-row>
          <table:table-row table:style-name="Tableau13.1">
            <table:table-cell table:style-name="Tableau13.A2" office:value-type="string">
              <text:p text:style-name="P7">B125</text:p>
            </table:table-cell>
            <table:table-cell table:style-name="Tableau13.A2" office:value-type="string">
              <text:p text:style-name="P7">186</text:p>
            </table:table-cell>
            <table:table-cell table:style-name="Tableau13.C2" office:value-type="string">
              <text:p text:style-name="P7">Malignant neoplasm of testis</text:p>
            </table:table-cell>
          </table:table-row>
          <table:table-row table:style-name="Tableau13.1">
            <table:table-cell table:style-name="Tableau13.A2" office:value-type="string">
              <text:p text:style-name="P7">B126</text:p>
            </table:table-cell>
            <table:table-cell table:style-name="Tableau13.A2" office:value-type="string">
              <text:p text:style-name="P7">188</text:p>
            </table:table-cell>
            <table:table-cell table:style-name="Tableau13.C2" office:value-type="string">
              <text:p text:style-name="P7">Malignant neoplasm of bladder</text:p>
            </table:table-cell>
          </table:table-row>
          <table:table-row table:style-name="Tableau13.1">
            <table:table-cell table:style-name="Tableau13.A2" office:value-type="string">
              <text:p text:style-name="P7">B129</text:p>
            </table:table-cell>
            <table:table-cell table:style-name="Tableau13.A2" office:value-type="string">
              <text:p text:style-name="P8"/>
            </table:table-cell>
            <table:table-cell table:style-name="Tableau13.C2" office:value-type="string">
              <text:p text:style-name="P7">Remainder of B12</text:p>
            </table:table-cell>
          </table:table-row>
          <table:table-row table:style-name="Tableau13.1">
            <table:table-cell table:style-name="Tableau13.A2" office:value-type="string">
              <text:p text:style-name="P7">B13</text:p>
            </table:table-cell>
            <table:table-cell table:style-name="Tableau13.A2" office:value-type="string">
              <text:p text:style-name="P7">190-199</text:p>
            </table:table-cell>
            <table:table-cell table:style-name="Tableau13.C2" office:value-type="string">
              <text:p text:style-name="P7">Malignant neoplasm of other and unspecified sites</text:p>
            </table:table-cell>
          </table:table-row>
          <table:table-row table:style-name="Tableau13.1">
            <table:table-cell table:style-name="Tableau13.A2" office:value-type="string">
              <text:p text:style-name="P7">B130</text:p>
            </table:table-cell>
            <table:table-cell table:style-name="Tableau13.A2" office:value-type="string">
              <text:p text:style-name="P7">191</text:p>
            </table:table-cell>
            <table:table-cell table:style-name="Tableau13.C2" office:value-type="string">
              <text:p text:style-name="P7">Malignant neoplasm of brain</text:p>
            </table:table-cell>
          </table:table-row>
          <table:table-row table:style-name="Tableau13.1">
            <table:table-cell table:style-name="Tableau13.A2" office:value-type="string">
              <text:p text:style-name="P7">B139</text:p>
            </table:table-cell>
            <table:table-cell table:style-name="Tableau13.A2" office:value-type="string">
              <text:p text:style-name="P8"/>
            </table:table-cell>
            <table:table-cell table:style-name="Tableau13.C2" office:value-type="string">
              <text:p text:style-name="P7">Remainder of B13</text:p>
            </table:table-cell>
          </table:table-row>
          <table:table-row table:style-name="Tableau13.1">
            <table:table-cell table:style-name="Tableau13.A2" office:value-type="string">
              <text:p text:style-name="P7">B14</text:p>
            </table:table-cell>
            <table:table-cell table:style-name="Tableau13.A2" office:value-type="string">
              <text:p text:style-name="P7">200-208</text:p>
            </table:table-cell>
            <table:table-cell table:style-name="Tableau13.C2" office:value-type="string">
              <text:p text:style-name="P7">Malignant neoplasm of lymphatic and haemopoietic tissue</text:p>
            </table:table-cell>
          </table:table-row>
          <table:table-row table:style-name="Tableau13.1">
            <table:table-cell table:style-name="Tableau13.A2" office:value-type="string">
              <text:p text:style-name="P7">B140</text:p>
            </table:table-cell>
            <table:table-cell table:style-name="Tableau13.A2" office:value-type="string">
              <text:p text:style-name="P7">201</text:p>
            </table:table-cell>
            <table:table-cell table:style-name="Tableau13.C2" office:value-type="string">
              <text:p text:style-name="P7">Hodgkin's disease</text:p>
            </table:table-cell>
          </table:table-row>
          <table:table-row table:style-name="Tableau13.1">
            <table:table-cell table:style-name="Tableau13.A2" office:value-type="string">
              <text:p text:style-name="P7">B141</text:p>
            </table:table-cell>
            <table:table-cell table:style-name="Tableau13.A2" office:value-type="string">
              <text:p text:style-name="P7">204-208</text:p>
            </table:table-cell>
            <table:table-cell table:style-name="Tableau13.C2" office:value-type="string">
              <text:p text:style-name="P7">Leukaemia</text:p>
            </table:table-cell>
          </table:table-row>
          <table:table-row table:style-name="Tableau13.1">
            <table:table-cell table:style-name="Tableau13.A2" office:value-type="string">
              <text:p text:style-name="P7">B149</text:p>
            </table:table-cell>
            <table:table-cell table:style-name="Tableau13.A2" office:value-type="string">
              <text:p text:style-name="P8"/>
            </table:table-cell>
            <table:table-cell table:style-name="Tableau13.C2" office:value-type="string">
              <text:p text:style-name="P7">Remainder of B14</text:p>
            </table:table-cell>
          </table:table-row>
          <table:table-row table:style-name="Tableau13.1">
            <table:table-cell table:style-name="Tableau13.A2" office:value-type="string">
              <text:p text:style-name="P7">B15</text:p>
            </table:table-cell>
            <table:table-cell table:style-name="Tableau13.A2" office:value-type="string">
              <text:p text:style-name="P7">210-229</text:p>
            </table:table-cell>
            <table:table-cell table:style-name="Tableau13.C2" office:value-type="string">
              <text:p text:style-name="P7">Benign neoplasm</text:p>
            </table:table-cell>
          </table:table-row>
          <table:table-row table:style-name="Tableau13.1">
            <table:table-cell table:style-name="Tableau13.A2" office:value-type="string">
              <text:p text:style-name="P7">B150</text:p>
            </table:table-cell>
            <table:table-cell table:style-name="Tableau13.A2" office:value-type="string">
              <text:p text:style-name="P7">216</text:p>
            </table:table-cell>
            <table:table-cell table:style-name="Tableau13.C2" office:value-type="string">
              <text:p text:style-name="P7">Benign neoplasm of skin</text:p>
            </table:table-cell>
          </table:table-row>
          <table:table-row table:style-name="Tableau13.1">
            <table:table-cell table:style-name="Tableau13.A2" office:value-type="string">
              <text:p text:style-name="P7">B151</text:p>
            </table:table-cell>
            <table:table-cell table:style-name="Tableau13.A2" office:value-type="string">
              <text:p text:style-name="P7">217</text:p>
            </table:table-cell>
            <table:table-cell table:style-name="Tableau13.C2" office:value-type="string">
              <text:p text:style-name="P7">Benign neoplasm of breast</text:p>
            </table:table-cell>
          </table:table-row>
          <table:table-row table:style-name="Tableau13.1">
            <table:table-cell table:style-name="Tableau13.A2" office:value-type="string">
              <text:p text:style-name="P7">B152</text:p>
            </table:table-cell>
            <table:table-cell table:style-name="Tableau13.A2" office:value-type="string">
              <text:p text:style-name="P7">218, 219</text:p>
            </table:table-cell>
            <table:table-cell table:style-name="Tableau13.C2" office:value-type="string">
              <text:p text:style-name="P7">Benign neoplasm of uterus</text:p>
            </table:table-cell>
          </table:table-row>
          <text:soft-page-break/>
          <table:table-row table:style-name="Tableau13.1">
            <table:table-cell table:style-name="Tableau13.A2" office:value-type="string">
              <text:p text:style-name="P7">B153</text:p>
            </table:table-cell>
            <table:table-cell table:style-name="Tableau13.A2" office:value-type="string">
              <text:p text:style-name="P7">220</text:p>
            </table:table-cell>
            <table:table-cell table:style-name="Tableau13.C2" office:value-type="string">
              <text:p text:style-name="P7">Benign neoplasm of ovary</text:p>
            </table:table-cell>
          </table:table-row>
          <table:table-row table:style-name="Tableau13.1">
            <table:table-cell table:style-name="Tableau13.A2" office:value-type="string">
              <text:p text:style-name="P7">B154</text:p>
            </table:table-cell>
            <table:table-cell table:style-name="Tableau13.A2" office:value-type="string">
              <text:p text:style-name="P7">223</text:p>
            </table:table-cell>
            <table:table-cell table:style-name="Tableau13.C2" office:value-type="string">
              <text:p text:style-name="P7">Benign neoplasm of kidney and other urinary organs</text:p>
            </table:table-cell>
          </table:table-row>
          <table:table-row table:style-name="Tableau13.1">
            <table:table-cell table:style-name="Tableau13.A2" office:value-type="string">
              <text:p text:style-name="P7">B155</text:p>
            </table:table-cell>
            <table:table-cell table:style-name="Tableau13.A2" office:value-type="string">
              <text:p text:style-name="P7">225</text:p>
            </table:table-cell>
            <table:table-cell table:style-name="Tableau13.C2" office:value-type="string">
              <text:p text:style-name="P7">Benign neoplasm of nervous system</text:p>
            </table:table-cell>
          </table:table-row>
          <table:table-row table:style-name="Tableau13.1">
            <table:table-cell table:style-name="Tableau13.A2" office:value-type="string">
              <text:p text:style-name="P7">B156</text:p>
            </table:table-cell>
            <table:table-cell table:style-name="Tableau13.A2" office:value-type="string">
              <text:p text:style-name="P7">226</text:p>
            </table:table-cell>
            <table:table-cell table:style-name="Tableau13.C2" office:value-type="string">
              <text:p text:style-name="P7">Benign neoplasm of thyroid</text:p>
            </table:table-cell>
          </table:table-row>
          <table:table-row table:style-name="Tableau13.1">
            <table:table-cell table:style-name="Tableau13.A2" office:value-type="string">
              <text:p text:style-name="P7">B159</text:p>
            </table:table-cell>
            <table:table-cell table:style-name="Tableau13.A2" office:value-type="string">
              <text:p text:style-name="P8"/>
            </table:table-cell>
            <table:table-cell table:style-name="Tableau13.C2" office:value-type="string">
              <text:p text:style-name="P7">Remainder of B15</text:p>
            </table:table-cell>
          </table:table-row>
          <table:table-row table:style-name="Tableau13.1">
            <table:table-cell table:style-name="Tableau13.A2" office:value-type="string">
              <text:p text:style-name="P7">B16</text:p>
            </table:table-cell>
            <table:table-cell table:style-name="Tableau13.A2" office:value-type="string">
              <text:p text:style-name="P7">230-234</text:p>
            </table:table-cell>
            <table:table-cell table:style-name="Tableau13.C2" office:value-type="string">
              <text:p text:style-name="P7">Carcinoma in situ</text:p>
            </table:table-cell>
          </table:table-row>
          <table:table-row table:style-name="Tableau13.1">
            <table:table-cell table:style-name="Tableau13.A2" office:value-type="string">
              <text:p text:style-name="P7">B17</text:p>
            </table:table-cell>
            <table:table-cell table:style-name="Tableau13.A2" office:value-type="string">
              <text:p text:style-name="P7">235-239</text:p>
            </table:table-cell>
            <table:table-cell table:style-name="Tableau13.C2" office:value-type="string">
              <text:p text:style-name="P7">Other and unspecified neoplasm</text:p>
            </table:table-cell>
          </table:table-row>
          <table:table-row table:style-name="Tableau13.1">
            <table:table-cell table:style-name="Tableau13.A2" office:value-type="string">
              <text:p text:style-name="P7">B18</text:p>
            </table:table-cell>
            <table:table-cell table:style-name="Tableau13.A2" office:value-type="string">
              <text:p text:style-name="P7">240-259, 270-279</text:p>
            </table:table-cell>
            <table:table-cell table:style-name="Tableau13.C2" office:value-type="string">
              <text:p text:style-name="P7">Endocrine and metabolic diseases, immunity disorders</text:p>
            </table:table-cell>
          </table:table-row>
          <table:table-row table:style-name="Tableau13.1">
            <table:table-cell table:style-name="Tableau13.A2" office:value-type="string">
              <text:p text:style-name="P7">B180</text:p>
            </table:table-cell>
            <table:table-cell table:style-name="Tableau13.A2" office:value-type="string">
              <text:p text:style-name="P7">240-246</text:p>
            </table:table-cell>
            <table:table-cell table:style-name="Tableau13.C2" office:value-type="string">
              <text:p text:style-name="P7">Disorders of thyroid gland</text:p>
            </table:table-cell>
          </table:table-row>
          <table:table-row table:style-name="Tableau13.1">
            <table:table-cell table:style-name="Tableau13.A2" office:value-type="string">
              <text:p text:style-name="P14">B181</text:p>
            </table:table-cell>
            <table:table-cell table:style-name="Tableau13.A2" office:value-type="string">
              <text:p text:style-name="P14">250</text:p>
            </table:table-cell>
            <table:table-cell table:style-name="Tableau13.C2" office:value-type="string">
              <text:p text:style-name="P14">Diabetes mellitus</text:p>
            </table:table-cell>
          </table:table-row>
          <table:table-row table:style-name="Tableau13.1">
            <table:table-cell table:style-name="Tableau13.A2" office:value-type="string">
              <text:p text:style-name="P7">B182</text:p>
            </table:table-cell>
            <table:table-cell table:style-name="Tableau13.A2" office:value-type="string">
              <text:p text:style-name="P7">272.0, 272.1</text:p>
            </table:table-cell>
            <table:table-cell table:style-name="Tableau13.C2" office:value-type="string">
              <text:p text:style-name="P7">Hyperlipoproteinaemia</text:p>
            </table:table-cell>
          </table:table-row>
          <table:table-row table:style-name="Tableau13.1">
            <table:table-cell table:style-name="Tableau13.A2" office:value-type="string">
              <text:p text:style-name="P7">B183</text:p>
            </table:table-cell>
            <table:table-cell table:style-name="Tableau13.A2" office:value-type="string">
              <text:p text:style-name="P7">278.0</text:p>
            </table:table-cell>
            <table:table-cell table:style-name="Tableau13.C2" office:value-type="string">
              <text:p text:style-name="P7">Obesity of non-endocrine origin</text:p>
            </table:table-cell>
          </table:table-row>
          <table:table-row table:style-name="Tableau13.1">
            <table:table-cell table:style-name="Tableau13.A2" office:value-type="string">
              <text:p text:style-name="P7">B184</text:p>
            </table:table-cell>
            <table:table-cell table:style-name="Tableau13.A2" office:value-type="string">
              <text:p text:style-name="P7">279.5</text:p>
            </table:table-cell>
            <table:table-cell table:style-name="Tableau13.C2" office:value-type="string">
              <text:p text:style-name="P7">Human immunodeficiency virus [HIV] disease [AIDS]</text:p>
            </table:table-cell>
          </table:table-row>
          <table:table-row table:style-name="Tableau13.1">
            <table:table-cell table:style-name="Tableau13.A2" office:value-type="string">
              <text:p text:style-name="P7">B185</text:p>
            </table:table-cell>
            <table:table-cell table:style-name="Tableau13.A2" office:value-type="string">
              <text:p text:style-name="P7">2796</text:p>
            </table:table-cell>
            <table:table-cell table:style-name="Tableau13.C2" office:value-type="string">
              <text:p text:style-name="P7">AIDS-related complex</text:p>
            </table:table-cell>
          </table:table-row>
          <table:table-row table:style-name="Tableau13.1">
            <table:table-cell table:style-name="Tableau13.A2" office:value-type="string">
              <text:p text:style-name="P7">B189</text:p>
            </table:table-cell>
            <table:table-cell table:style-name="Tableau13.A2" office:value-type="string">
              <text:p text:style-name="P8"/>
            </table:table-cell>
            <table:table-cell table:style-name="Tableau13.C2" office:value-type="string">
              <text:p text:style-name="P7">Remainder of B18</text:p>
            </table:table-cell>
          </table:table-row>
          <table:table-row table:style-name="Tableau13.1">
            <table:table-cell table:style-name="Tableau13.A2" office:value-type="string">
              <text:p text:style-name="P7">B19</text:p>
            </table:table-cell>
            <table:table-cell table:style-name="Tableau13.A2" office:value-type="string">
              <text:p text:style-name="P7">260-269</text:p>
            </table:table-cell>
            <table:table-cell table:style-name="Tableau13.C2" office:value-type="string">
              <text:p text:style-name="P7">Nutritional deficiencies</text:p>
            </table:table-cell>
          </table:table-row>
          <table:table-row table:style-name="Tableau13.1">
            <table:table-cell table:style-name="Tableau13.A2" office:value-type="string">
              <text:p text:style-name="P7">B190</text:p>
            </table:table-cell>
            <table:table-cell table:style-name="Tableau13.A2" office:value-type="string">
              <text:p text:style-name="P7">260</text:p>
            </table:table-cell>
            <table:table-cell table:style-name="Tableau13.C2" office:value-type="string">
              <text:p text:style-name="P7">Kwashiorkor</text:p>
            </table:table-cell>
          </table:table-row>
          <table:table-row table:style-name="Tableau13.1">
            <table:table-cell table:style-name="Tableau13.A2" office:value-type="string">
              <text:p text:style-name="P14">B191</text:p>
            </table:table-cell>
            <table:table-cell table:style-name="Tableau13.A2" office:value-type="string">
              <text:p text:style-name="P14">261</text:p>
            </table:table-cell>
            <table:table-cell table:style-name="Tableau13.C2" office:value-type="string">
              <text:p text:style-name="P14">Nutritional marasmus</text:p>
            </table:table-cell>
          </table:table-row>
          <table:table-row table:style-name="Tableau13.1">
            <table:table-cell table:style-name="Tableau13.A2" office:value-type="string">
              <text:p text:style-name="P14">B192</text:p>
            </table:table-cell>
            <table:table-cell table:style-name="Tableau13.A2" office:value-type="string">
              <text:p text:style-name="P14">262, 263</text:p>
            </table:table-cell>
            <table:table-cell table:style-name="Tableau13.C2" office:value-type="string">
              <text:p text:style-name="P14">Other protein-calorie malnutrition</text:p>
            </table:table-cell>
          </table:table-row>
          <table:table-row table:style-name="Tableau13.1">
            <table:table-cell table:style-name="Tableau13.A2" office:value-type="string">
              <text:p text:style-name="P7">B193</text:p>
            </table:table-cell>
            <table:table-cell table:style-name="Tableau13.A2" office:value-type="string">
              <text:p text:style-name="P7">264-269</text:p>
            </table:table-cell>
            <table:table-cell table:style-name="Tableau13.C2" office:value-type="string">
              <text:p text:style-name="P7">Avitaminosis</text:p>
            </table:table-cell>
          </table:table-row>
          <table:table-row table:style-name="Tableau13.1">
            <table:table-cell table:style-name="Tableau13.A2" office:value-type="string">
              <text:p text:style-name="P7">B199</text:p>
            </table:table-cell>
            <table:table-cell table:style-name="Tableau13.A2" office:value-type="string">
              <text:p text:style-name="P8"/>
            </table:table-cell>
            <table:table-cell table:style-name="Tableau13.C2" office:value-type="string">
              <text:p text:style-name="P7">Remainder of B19</text:p>
            </table:table-cell>
          </table:table-row>
          <table:table-row table:style-name="Tableau13.1">
            <table:table-cell table:style-name="Tableau13.A2" office:value-type="string">
              <text:p text:style-name="P7">B20</text:p>
            </table:table-cell>
            <table:table-cell table:style-name="Tableau13.A2" office:value-type="string">
              <text:p text:style-name="P7">280-289</text:p>
            </table:table-cell>
            <table:table-cell table:style-name="Tableau13.C2" office:value-type="string">
              <text:p text:style-name="P7">Diseases of blood and blood-forming organs</text:p>
            </table:table-cell>
          </table:table-row>
          <table:table-row table:style-name="Tableau13.1">
            <table:table-cell table:style-name="Tableau13.A2" office:value-type="string">
              <text:p text:style-name="P7">B200</text:p>
            </table:table-cell>
            <table:table-cell table:style-name="Tableau13.A2" office:value-type="string">
              <text:p text:style-name="P7">280-285</text:p>
            </table:table-cell>
            <table:table-cell table:style-name="Tableau13.C2" office:value-type="string">
              <text:p text:style-name="P7">Anaemias</text:p>
            </table:table-cell>
          </table:table-row>
          <table:table-row table:style-name="Tableau13.1">
            <table:table-cell table:style-name="Tableau13.A2" office:value-type="string">
              <text:p text:style-name="P7">B209</text:p>
            </table:table-cell>
            <table:table-cell table:style-name="Tableau13.A2" office:value-type="string">
              <text:p text:style-name="P8"/>
            </table:table-cell>
            <table:table-cell table:style-name="Tableau13.C2" office:value-type="string">
              <text:p text:style-name="P7">Remainder of B20</text:p>
            </table:table-cell>
          </table:table-row>
          <table:table-row table:style-name="Tableau13.1">
            <table:table-cell table:style-name="Tableau13.A2" office:value-type="string">
              <text:p text:style-name="P7">B21</text:p>
            </table:table-cell>
            <table:table-cell table:style-name="Tableau13.A2" office:value-type="string">
              <text:p text:style-name="P7">290-319</text:p>
            </table:table-cell>
            <table:table-cell table:style-name="Tableau13.C2" office:value-type="string">
              <text:p text:style-name="P7">Mental disorders</text:p>
            </table:table-cell>
          </table:table-row>
          <table:table-row table:style-name="Tableau13.1">
            <table:table-cell table:style-name="Tableau13.A2" office:value-type="string">
              <text:p text:style-name="P7">B210</text:p>
            </table:table-cell>
            <table:table-cell table:style-name="Tableau13.A2" office:value-type="string">
              <text:p text:style-name="P7">290</text:p>
            </table:table-cell>
            <table:table-cell table:style-name="Tableau13.C2" office:value-type="string">
              <text:p text:style-name="P7">Senile and presenile organic psychotic conditions</text:p>
            </table:table-cell>
          </table:table-row>
          <table:table-row table:style-name="Tableau13.1">
            <table:table-cell table:style-name="Tableau13.A2" office:value-type="string">
              <text:p text:style-name="P14">B211</text:p>
            </table:table-cell>
            <table:table-cell table:style-name="Tableau13.A2" office:value-type="string">
              <text:p text:style-name="P14">295</text:p>
            </table:table-cell>
            <table:table-cell table:style-name="Tableau13.C2" office:value-type="string">
              <text:p text:style-name="P14">Schizophrenic psychoses</text:p>
            </table:table-cell>
          </table:table-row>
          <table:table-row table:style-name="Tableau13.1">
            <table:table-cell table:style-name="Tableau13.A2" office:value-type="string">
              <text:p text:style-name="P14">B212</text:p>
            </table:table-cell>
            <table:table-cell table:style-name="Tableau13.A2" office:value-type="string">
              <text:p text:style-name="P14">296</text:p>
            </table:table-cell>
            <table:table-cell table:style-name="Tableau13.C2" office:value-type="string">
              <text:p text:style-name="P14">Affective psychoses</text:p>
            </table:table-cell>
          </table:table-row>
          <table:table-row table:style-name="Tableau13.1">
            <table:table-cell table:style-name="Tableau13.A2" office:value-type="string">
              <text:p text:style-name="P14">B213</text:p>
            </table:table-cell>
            <table:table-cell table:style-name="Tableau13.A2" office:value-type="string">
              <text:p text:style-name="P14">291-294, 297-299</text:p>
            </table:table-cell>
            <table:table-cell table:style-name="Tableau13.C2" office:value-type="string">
              <text:p text:style-name="P14">Other psychoses</text:p>
            </table:table-cell>
          </table:table-row>
          <table:table-row table:style-name="Tableau13.1">
            <table:table-cell table:style-name="Tableau13.A2" office:value-type="string">
              <text:p text:style-name="P7">B214</text:p>
            </table:table-cell>
            <table:table-cell table:style-name="Tableau13.A2" office:value-type="string">
              <text:p text:style-name="P7">300, 301</text:p>
            </table:table-cell>
            <table:table-cell table:style-name="Tableau13.C2" office:value-type="string">
              <text:p text:style-name="P7">Neurotic and personality disorders</text:p>
            </table:table-cell>
          </table:table-row>
          <table:table-row table:style-name="Tableau13.1">
            <table:table-cell table:style-name="Tableau13.A2" office:value-type="string">
              <text:p text:style-name="P7">B215</text:p>
            </table:table-cell>
            <table:table-cell table:style-name="Tableau13.A2" office:value-type="string">
              <text:p text:style-name="P7">303</text:p>
            </table:table-cell>
            <table:table-cell table:style-name="Tableau13.C2" office:value-type="string">
              <text:p text:style-name="P7">Alcohol dependence syndrome</text:p>
            </table:table-cell>
          </table:table-row>
          <table:table-row table:style-name="Tableau13.1">
            <table:table-cell table:style-name="Tableau13.A2" office:value-type="string">
              <text:p text:style-name="P7">B216</text:p>
            </table:table-cell>
            <table:table-cell table:style-name="Tableau13.A2" office:value-type="string">
              <text:p text:style-name="P7">304</text:p>
            </table:table-cell>
            <table:table-cell table:style-name="Tableau13.C2" office:value-type="string">
              <text:p text:style-name="P7">Drug dependence</text:p>
            </table:table-cell>
          </table:table-row>
          <table:table-row table:style-name="Tableau13.1">
            <table:table-cell table:style-name="Tableau13.A2" office:value-type="string">
              <text:p text:style-name="P7">B217</text:p>
            </table:table-cell>
            <table:table-cell table:style-name="Tableau13.A2" office:value-type="string">
              <text:p text:style-name="P7">306</text:p>
            </table:table-cell>
            <table:table-cell table:style-name="Tableau13.C2" office:value-type="string">
              <text:p text:style-name="P7">Physiological malnutrition arising from mental factors</text:p>
            </table:table-cell>
          </table:table-row>
          <table:table-row table:style-name="Tableau13.1">
            <table:table-cell table:style-name="Tableau13.A2" office:value-type="string">
              <text:p text:style-name="P14">B218</text:p>
            </table:table-cell>
            <table:table-cell table:style-name="Tableau13.A2" office:value-type="string">
              <text:p text:style-name="P14">317-319</text:p>
            </table:table-cell>
            <table:table-cell table:style-name="Tableau13.C2" office:value-type="string">
              <text:p text:style-name="P14">Mental retardation</text:p>
            </table:table-cell>
          </table:table-row>
          <table:table-row table:style-name="Tableau13.1">
            <table:table-cell table:style-name="Tableau13.A2" office:value-type="string">
              <text:p text:style-name="P7">B219</text:p>
            </table:table-cell>
            <table:table-cell table:style-name="Tableau13.A2" office:value-type="string">
              <text:p text:style-name="P8"/>
            </table:table-cell>
            <table:table-cell table:style-name="Tableau13.C2" office:value-type="string">
              <text:p text:style-name="P7">Remainder of B21</text:p>
            </table:table-cell>
          </table:table-row>
          <table:table-row table:style-name="Tableau13.1">
            <table:table-cell table:style-name="Tableau13.A2" office:value-type="string">
              <text:p text:style-name="P7">B22</text:p>
            </table:table-cell>
            <table:table-cell table:style-name="Tableau13.A2" office:value-type="string">
              <text:p text:style-name="P7">320-359</text:p>
            </table:table-cell>
            <table:table-cell table:style-name="Tableau13.C2" office:value-type="string">
              <text:p text:style-name="P7">Diseases of the nervous system</text:p>
            </table:table-cell>
          </table:table-row>
          <table:table-row table:style-name="Tableau13.1">
            <table:table-cell table:style-name="Tableau13.A2" office:value-type="string">
              <text:p text:style-name="P7">B220</text:p>
            </table:table-cell>
            <table:table-cell table:style-name="Tableau13.A2" office:value-type="string">
              <text:p text:style-name="P7">320-322</text:p>
            </table:table-cell>
            <table:table-cell table:style-name="Tableau13.C2" office:value-type="string">
              <text:p text:style-name="P7">Meningitis</text:p>
            </table:table-cell>
          </table:table-row>
          <table:table-row table:style-name="Tableau13.1">
            <table:table-cell table:style-name="Tableau13.A2" office:value-type="string">
              <text:p text:style-name="P7">B221</text:p>
            </table:table-cell>
            <table:table-cell table:style-name="Tableau13.A2" office:value-type="string">
              <text:p text:style-name="P7">332</text:p>
            </table:table-cell>
            <table:table-cell table:style-name="Tableau13.C2" office:value-type="string">
              <text:p text:style-name="P7">Parkinson's disease</text:p>
            </table:table-cell>
          </table:table-row>
          <table:table-row table:style-name="Tableau13.1">
            <table:table-cell table:style-name="Tableau13.A2" office:value-type="string">
              <text:p text:style-name="P7">B222</text:p>
            </table:table-cell>
            <table:table-cell table:style-name="Tableau13.A2" office:value-type="string">
              <text:p text:style-name="P7">330, 331, 333-336</text:p>
            </table:table-cell>
            <table:table-cell table:style-name="Tableau13.C2" office:value-type="string">
              <text:p text:style-name="P7">Other degenerative and hereditary disorders of the central nervous system</text:p>
            </table:table-cell>
          </table:table-row>
          <table:table-row table:style-name="Tableau13.1">
            <table:table-cell table:style-name="Tableau13.A2" office:value-type="string">
              <text:p text:style-name="P7">B223</text:p>
            </table:table-cell>
            <table:table-cell table:style-name="Tableau13.A2" office:value-type="string">
              <text:p text:style-name="P7">340</text:p>
            </table:table-cell>
            <table:table-cell table:style-name="Tableau13.C2" office:value-type="string">
              <text:p text:style-name="P7">Multiple sclerosis</text:p>
            </table:table-cell>
          </table:table-row>
          <table:table-row table:style-name="Tableau13.1">
            <table:table-cell table:style-name="Tableau13.A2" office:value-type="string">
              <text:p text:style-name="P7">B224</text:p>
            </table:table-cell>
            <table:table-cell table:style-name="Tableau13.A2" office:value-type="string">
              <text:p text:style-name="P7">343, 344</text:p>
            </table:table-cell>
            <table:table-cell table:style-name="Tableau13.C2" office:value-type="string">
              <text:p text:style-name="P7">Infantile cerebral palsy and other paralytic syndromes</text:p>
            </table:table-cell>
          </table:table-row>
          <table:table-row table:style-name="Tableau13.1">
            <table:table-cell table:style-name="Tableau13.A2" office:value-type="string">
              <text:p text:style-name="P7">B225</text:p>
            </table:table-cell>
            <table:table-cell table:style-name="Tableau13.A2" office:value-type="string">
              <text:p text:style-name="P7">345</text:p>
            </table:table-cell>
            <table:table-cell table:style-name="Tableau13.C2" office:value-type="string">
              <text:p text:style-name="P7">Epilepsy</text:p>
            </table:table-cell>
          </table:table-row>
          <table:table-row table:style-name="Tableau13.1">
            <table:table-cell table:style-name="Tableau13.A2" office:value-type="string">
              <text:p text:style-name="P7">B229</text:p>
            </table:table-cell>
            <table:table-cell table:style-name="Tableau13.A2" office:value-type="string">
              <text:p text:style-name="P8"/>
            </table:table-cell>
            <table:table-cell table:style-name="Tableau13.C2" office:value-type="string">
              <text:p text:style-name="P7">Remainder of B22</text:p>
            </table:table-cell>
          </table:table-row>
          <table:table-row table:style-name="Tableau13.1">
            <table:table-cell table:style-name="Tableau13.A2" office:value-type="string">
              <text:p text:style-name="P7">B23</text:p>
            </table:table-cell>
            <table:table-cell table:style-name="Tableau13.A2" office:value-type="string">
              <text:p text:style-name="P7">360-379</text:p>
            </table:table-cell>
            <table:table-cell table:style-name="Tableau13.C2" office:value-type="string">
              <text:p text:style-name="P7">Disorders of the eye and adnexa</text:p>
            </table:table-cell>
          </table:table-row>
          <table:table-row table:style-name="Tableau13.1">
            <table:table-cell table:style-name="Tableau13.A2" office:value-type="string">
              <text:p text:style-name="P14">B230</text:p>
            </table:table-cell>
            <table:table-cell table:style-name="Tableau13.A2" office:value-type="string">
              <text:p text:style-name="P14">365</text:p>
            </table:table-cell>
            <table:table-cell table:style-name="Tableau13.C2" office:value-type="string">
              <text:p text:style-name="P14">Glaucoma</text:p>
            </table:table-cell>
          </table:table-row>
          <table:table-row table:style-name="Tableau13.1">
            <table:table-cell table:style-name="Tableau13.A2" office:value-type="string">
              <text:p text:style-name="P14">B231</text:p>
            </table:table-cell>
            <table:table-cell table:style-name="Tableau13.A2" office:value-type="string">
              <text:p text:style-name="P7">366</text:p>
            </table:table-cell>
            <table:table-cell table:style-name="Tableau13.C2" office:value-type="string">
              <text:p text:style-name="P7">Cataract</text:p>
            </table:table-cell>
          </table:table-row>
          <table:table-row table:style-name="Tableau13.1">
            <table:table-cell table:style-name="Tableau13.A2" office:value-type="string">
              <text:p text:style-name="P7">B232</text:p>
            </table:table-cell>
            <table:table-cell table:style-name="Tableau13.A2" office:value-type="string">
              <text:p text:style-name="P7">369</text:p>
            </table:table-cell>
            <table:table-cell table:style-name="Tableau13.C2" office:value-type="string">
              <text:p text:style-name="P7">Blindness and low vision</text:p>
            </table:table-cell>
          </table:table-row>
          <table:table-row table:style-name="Tableau13.1">
            <table:table-cell table:style-name="Tableau13.A2" office:value-type="string">
              <text:p text:style-name="P14">B233</text:p>
            </table:table-cell>
            <table:table-cell table:style-name="Tableau13.A2" office:value-type="string">
              <text:p text:style-name="P14">372.0-372.3</text:p>
            </table:table-cell>
            <table:table-cell table:style-name="Tableau13.C2" office:value-type="string">
              <text:p text:style-name="P14">Conjunctivitis</text:p>
            </table:table-cell>
          </table:table-row>
          <table:table-row table:style-name="Tableau13.1">
            <table:table-cell table:style-name="Tableau13.A2" office:value-type="string">
              <text:p text:style-name="P14">B234</text:p>
            </table:table-cell>
            <table:table-cell table:style-name="Tableau13.A2" office:value-type="string">
              <text:p text:style-name="P7">375</text:p>
            </table:table-cell>
            <table:table-cell table:style-name="Tableau13.C2" office:value-type="string">
              <text:p text:style-name="P7">Disorders of lacrimal system</text:p>
            </table:table-cell>
          </table:table-row>
          <table:table-row table:style-name="Tableau13.1">
            <table:table-cell table:style-name="Tableau13.A2" office:value-type="string">
              <text:p text:style-name="P7">B235</text:p>
            </table:table-cell>
            <table:table-cell table:style-name="Tableau13.A2" office:value-type="string">
              <text:p text:style-name="P7">378</text:p>
            </table:table-cell>
            <table:table-cell table:style-name="Tableau13.C2" office:value-type="string">
              <text:p text:style-name="P7">Strabismus and other disorders of binocular eye movements</text:p>
            </table:table-cell>
          </table:table-row>
          <table:table-row table:style-name="Tableau13.1">
            <table:table-cell table:style-name="Tableau13.A2" office:value-type="string">
              <text:p text:style-name="P7">B239</text:p>
            </table:table-cell>
            <table:table-cell table:style-name="Tableau13.A2" office:value-type="string">
              <text:p text:style-name="P8"/>
            </table:table-cell>
            <table:table-cell table:style-name="Tableau13.C2" office:value-type="string">
              <text:p text:style-name="P7">Remainder of B23</text:p>
            </table:table-cell>
          </table:table-row>
          <table:table-row table:style-name="Tableau13.1">
            <table:table-cell table:style-name="Tableau13.A2" office:value-type="string">
              <text:p text:style-name="P7">B24</text:p>
            </table:table-cell>
            <table:table-cell table:style-name="Tableau13.A2" office:value-type="string">
              <text:p text:style-name="P7">380-389</text:p>
            </table:table-cell>
            <table:table-cell table:style-name="Tableau13.C2" office:value-type="string">
              <text:p text:style-name="P7">Diseases of the ear and mastoid process</text:p>
            </table:table-cell>
          </table:table-row>
          <text:soft-page-break/>
          <table:table-row table:style-name="Tableau13.1">
            <table:table-cell table:style-name="Tableau13.A2" office:value-type="string">
              <text:p text:style-name="P7">B240</text:p>
            </table:table-cell>
            <table:table-cell table:style-name="Tableau13.A2" office:value-type="string">
              <text:p text:style-name="P7">381-383</text:p>
            </table:table-cell>
            <table:table-cell table:style-name="Tableau13.C2" office:value-type="string">
              <text:p text:style-name="P7">Otitis media and mastoiditis</text:p>
            </table:table-cell>
          </table:table-row>
          <table:table-row table:style-name="Tableau13.1">
            <table:table-cell table:style-name="Tableau13.A2" office:value-type="string">
              <text:p text:style-name="P7">B241</text:p>
            </table:table-cell>
            <table:table-cell table:style-name="Tableau13.A2" office:value-type="string">
              <text:p text:style-name="P7">389</text:p>
            </table:table-cell>
            <table:table-cell table:style-name="Tableau13.C2" office:value-type="string">
              <text:p text:style-name="P7">Deafness</text:p>
            </table:table-cell>
          </table:table-row>
          <table:table-row table:style-name="Tableau13.1">
            <table:table-cell table:style-name="Tableau13.A2" office:value-type="string">
              <text:p text:style-name="P7">B249</text:p>
            </table:table-cell>
            <table:table-cell table:style-name="Tableau13.A2" office:value-type="string">
              <text:p text:style-name="P8"/>
            </table:table-cell>
            <table:table-cell table:style-name="Tableau13.C2" office:value-type="string">
              <text:p text:style-name="P7">Remainder of B24</text:p>
            </table:table-cell>
          </table:table-row>
          <table:table-row table:style-name="Tableau13.1">
            <table:table-cell table:style-name="Tableau13.A2" office:value-type="string">
              <text:p text:style-name="P7">B25</text:p>
            </table:table-cell>
            <table:table-cell table:style-name="Tableau13.A2" office:value-type="string">
              <text:p text:style-name="P7">390-398</text:p>
            </table:table-cell>
            <table:table-cell table:style-name="Tableau13.C2" office:value-type="string">
              <text:p text:style-name="P7">Rheumatic fever and rheumatic heart disease</text:p>
            </table:table-cell>
          </table:table-row>
          <table:table-row table:style-name="Tableau13.1">
            <table:table-cell table:style-name="Tableau13.A2" office:value-type="string">
              <text:p text:style-name="P7">B250</text:p>
            </table:table-cell>
            <table:table-cell table:style-name="Tableau13.A2" office:value-type="string">
              <text:p text:style-name="P7">390-392</text:p>
            </table:table-cell>
            <table:table-cell table:style-name="Tableau13.C2" office:value-type="string">
              <text:p text:style-name="P7">Acute rheumatic fever</text:p>
            </table:table-cell>
          </table:table-row>
          <table:table-row table:style-name="Tableau13.1">
            <table:table-cell table:style-name="Tableau13.A2" office:value-type="string">
              <text:p text:style-name="P7">B251</text:p>
            </table:table-cell>
            <table:table-cell table:style-name="Tableau13.A2" office:value-type="string">
              <text:p text:style-name="P7">393-398</text:p>
            </table:table-cell>
            <table:table-cell table:style-name="Tableau13.C2" office:value-type="string">
              <text:p text:style-name="P7">Chronic rheumatic heart disease</text:p>
            </table:table-cell>
          </table:table-row>
          <table:table-row table:style-name="Tableau13.1">
            <table:table-cell table:style-name="Tableau13.A2" office:value-type="string">
              <text:p text:style-name="P7">B259</text:p>
            </table:table-cell>
            <table:table-cell table:style-name="Tableau13.A2" office:value-type="string">
              <text:p text:style-name="P8"/>
            </table:table-cell>
            <table:table-cell table:style-name="Tableau13.C2" office:value-type="string">
              <text:p text:style-name="P7">Remainder of B25</text:p>
            </table:table-cell>
          </table:table-row>
          <table:table-row table:style-name="Tableau13.1">
            <table:table-cell table:style-name="Tableau13.A2" office:value-type="string">
              <text:p text:style-name="P7">B26</text:p>
            </table:table-cell>
            <table:table-cell table:style-name="Tableau13.A2" office:value-type="string">
              <text:p text:style-name="P7">401-405</text:p>
            </table:table-cell>
            <table:table-cell table:style-name="Tableau13.C2" office:value-type="string">
              <text:p text:style-name="P7">Hypertensive disease</text:p>
            </table:table-cell>
          </table:table-row>
          <table:table-row table:style-name="Tableau13.1">
            <table:table-cell table:style-name="Tableau13.A2" office:value-type="string">
              <text:p text:style-name="P7">B260</text:p>
            </table:table-cell>
            <table:table-cell table:style-name="Tableau13.A2" office:value-type="string">
              <text:p text:style-name="P7">402, 404</text:p>
            </table:table-cell>
            <table:table-cell table:style-name="Tableau13.C2" office:value-type="string">
              <text:p text:style-name="P7">Hypertensive heart disease</text:p>
            </table:table-cell>
          </table:table-row>
          <table:table-row table:style-name="Tableau13.1">
            <table:table-cell table:style-name="Tableau13.A2" office:value-type="string">
              <text:p text:style-name="P7">B269</text:p>
            </table:table-cell>
            <table:table-cell table:style-name="Tableau13.A2" office:value-type="string">
              <text:p text:style-name="P8"/>
            </table:table-cell>
            <table:table-cell table:style-name="Tableau13.C2" office:value-type="string">
              <text:p text:style-name="P7">Remainder of B26</text:p>
            </table:table-cell>
          </table:table-row>
          <table:table-row table:style-name="Tableau13.1">
            <table:table-cell table:style-name="Tableau13.A2" office:value-type="string">
              <text:p text:style-name="P7">B27</text:p>
            </table:table-cell>
            <table:table-cell table:style-name="Tableau13.A2" office:value-type="string">
              <text:p text:style-name="P7">410-414</text:p>
            </table:table-cell>
            <table:table-cell table:style-name="Tableau13.C2" office:value-type="string">
              <text:p text:style-name="P7">Ischaemic heart disease</text:p>
            </table:table-cell>
          </table:table-row>
          <table:table-row table:style-name="Tableau13.1">
            <table:table-cell table:style-name="Tableau13.A2" office:value-type="string">
              <text:p text:style-name="P7">B270</text:p>
            </table:table-cell>
            <table:table-cell table:style-name="Tableau13.A2" office:value-type="string">
              <text:p text:style-name="P7">410</text:p>
            </table:table-cell>
            <table:table-cell table:style-name="Tableau13.C2" office:value-type="string">
              <text:p text:style-name="P7">Acute myocardial infarction</text:p>
            </table:table-cell>
          </table:table-row>
          <table:table-row table:style-name="Tableau13.1">
            <table:table-cell table:style-name="Tableau13.A2" office:value-type="string">
              <text:p text:style-name="P7">B279</text:p>
            </table:table-cell>
            <table:table-cell table:style-name="Tableau13.A2" office:value-type="string">
              <text:p text:style-name="P8"/>
            </table:table-cell>
            <table:table-cell table:style-name="Tableau13.C2" office:value-type="string">
              <text:p text:style-name="P7">Remainder of B27</text:p>
            </table:table-cell>
          </table:table-row>
          <table:table-row table:style-name="Tableau13.1">
            <table:table-cell table:style-name="Tableau13.A2" office:value-type="string">
              <text:p text:style-name="P7">B28</text:p>
            </table:table-cell>
            <table:table-cell table:style-name="Tableau13.A2" office:value-type="string">
              <text:p text:style-name="P7">415-429</text:p>
            </table:table-cell>
            <table:table-cell table:style-name="Tableau13.C2" office:value-type="string">
              <text:p text:style-name="P7">Diseases of pulmonary circulation and other forms of heart disease</text:p>
            </table:table-cell>
          </table:table-row>
          <table:table-row table:style-name="Tableau13.1">
            <table:table-cell table:style-name="Tableau13.A2" office:value-type="string">
              <text:p text:style-name="P7">B280</text:p>
            </table:table-cell>
            <table:table-cell table:style-name="Tableau13.A2" office:value-type="string">
              <text:p text:style-name="P7">415.1</text:p>
            </table:table-cell>
            <table:table-cell table:style-name="Tableau13.C2" office:value-type="string">
              <text:p text:style-name="P7">Pulmonary embolism</text:p>
            </table:table-cell>
          </table:table-row>
          <table:table-row table:style-name="Tableau13.1">
            <table:table-cell table:style-name="Tableau13.A2" office:value-type="string">
              <text:p text:style-name="P7">B281</text:p>
            </table:table-cell>
            <table:table-cell table:style-name="Tableau13.A2" office:value-type="string">
              <text:p text:style-name="P7">427</text:p>
            </table:table-cell>
            <table:table-cell table:style-name="Tableau13.C2" office:value-type="string">
              <text:p text:style-name="P7">Cardiac dysrhythmias</text:p>
            </table:table-cell>
          </table:table-row>
          <table:table-row table:style-name="Tableau13.1">
            <table:table-cell table:style-name="Tableau13.A2" office:value-type="string">
              <text:p text:style-name="P7">B289</text:p>
            </table:table-cell>
            <table:table-cell table:style-name="Tableau13.A2" office:value-type="string">
              <text:p text:style-name="P8"/>
            </table:table-cell>
            <table:table-cell table:style-name="Tableau13.C2" office:value-type="string">
              <text:p text:style-name="P7">Remainder of B28</text:p>
            </table:table-cell>
          </table:table-row>
          <table:table-row table:style-name="Tableau13.1">
            <table:table-cell table:style-name="Tableau13.A2" office:value-type="string">
              <text:p text:style-name="P7">B29</text:p>
            </table:table-cell>
            <table:table-cell table:style-name="Tableau13.A2" office:value-type="string">
              <text:p text:style-name="P7">430-438</text:p>
            </table:table-cell>
            <table:table-cell table:style-name="Tableau13.C2" office:value-type="string">
              <text:p text:style-name="P7">Cerebrovascular disease</text:p>
            </table:table-cell>
          </table:table-row>
          <table:table-row table:style-name="Tableau13.1">
            <table:table-cell table:style-name="Tableau13.A2" office:value-type="string">
              <text:p text:style-name="P7">B290</text:p>
            </table:table-cell>
            <table:table-cell table:style-name="Tableau13.A2" office:value-type="string">
              <text:p text:style-name="P7">430</text:p>
            </table:table-cell>
            <table:table-cell table:style-name="Tableau13.C2" office:value-type="string">
              <text:p text:style-name="P7">Subarachnoid haemorrhage</text:p>
            </table:table-cell>
          </table:table-row>
          <table:table-row table:style-name="Tableau13.1">
            <table:table-cell table:style-name="Tableau13.A2" office:value-type="string">
              <text:p text:style-name="P7">B291</text:p>
            </table:table-cell>
            <table:table-cell table:style-name="Tableau13.A2" office:value-type="string">
              <text:p text:style-name="P7">431, 432</text:p>
            </table:table-cell>
            <table:table-cell table:style-name="Tableau13.C2" office:value-type="string">
              <text:p text:style-name="P7">Intracerebral and other intracranial haemorrhage</text:p>
            </table:table-cell>
          </table:table-row>
          <table:table-row table:style-name="Tableau13.1">
            <table:table-cell table:style-name="Tableau13.A2" office:value-type="string">
              <text:p text:style-name="P7">B292</text:p>
            </table:table-cell>
            <table:table-cell table:style-name="Tableau13.A2" office:value-type="string">
              <text:p text:style-name="P7">433, 434</text:p>
            </table:table-cell>
            <table:table-cell table:style-name="Tableau13.C2" office:value-type="string">
              <text:p text:style-name="P7">Cerebral infarction</text:p>
            </table:table-cell>
          </table:table-row>
          <table:table-row table:style-name="Tableau13.1">
            <table:table-cell table:style-name="Tableau13.A2" office:value-type="string">
              <text:p text:style-name="P7">B293</text:p>
            </table:table-cell>
            <table:table-cell table:style-name="Tableau13.A2" office:value-type="string">
              <text:p text:style-name="P7">436</text:p>
            </table:table-cell>
            <table:table-cell table:style-name="Tableau13.C2" office:value-type="string">
              <text:p text:style-name="P7">Acute but ill-defined cerebrovascular disease</text:p>
            </table:table-cell>
          </table:table-row>
          <table:table-row table:style-name="Tableau13.1">
            <table:table-cell table:style-name="Tableau13.A2" office:value-type="string">
              <text:p text:style-name="P7">B294</text:p>
            </table:table-cell>
            <table:table-cell table:style-name="Tableau13.A2" office:value-type="string">
              <text:p text:style-name="P7">437.0</text:p>
            </table:table-cell>
            <table:table-cell table:style-name="Tableau13.C2" office:value-type="string">
              <text:p text:style-name="P7">Cerebral atherosclerosis</text:p>
            </table:table-cell>
          </table:table-row>
          <table:table-row table:style-name="Tableau13.1">
            <table:table-cell table:style-name="Tableau13.A2" office:value-type="string">
              <text:p text:style-name="P7">B299</text:p>
            </table:table-cell>
            <table:table-cell table:style-name="Tableau13.A2" office:value-type="string">
              <text:p text:style-name="P8"/>
            </table:table-cell>
            <table:table-cell table:style-name="Tableau13.C2" office:value-type="string">
              <text:p text:style-name="P7">Remainder of B29</text:p>
            </table:table-cell>
          </table:table-row>
          <table:table-row table:style-name="Tableau13.1">
            <table:table-cell table:style-name="Tableau13.A2" office:value-type="string">
              <text:p text:style-name="P7">B30</text:p>
            </table:table-cell>
            <table:table-cell table:style-name="Tableau13.A2" office:value-type="string">
              <text:p text:style-name="P7">440-459</text:p>
            </table:table-cell>
            <table:table-cell table:style-name="Tableau13.C2" office:value-type="string">
              <text:p text:style-name="P7">Other diseases of the circulatory system</text:p>
            </table:table-cell>
          </table:table-row>
          <table:table-row table:style-name="Tableau13.1">
            <table:table-cell table:style-name="Tableau13.A2" office:value-type="string">
              <text:p text:style-name="P7">B300</text:p>
            </table:table-cell>
            <table:table-cell table:style-name="Tableau13.A2" office:value-type="string">
              <text:p text:style-name="P7">440</text:p>
            </table:table-cell>
            <table:table-cell table:style-name="Tableau13.C2" office:value-type="string">
              <text:p text:style-name="P7">Atherosclerosis</text:p>
            </table:table-cell>
          </table:table-row>
          <table:table-row table:style-name="Tableau13.1">
            <table:table-cell table:style-name="Tableau13.A2" office:value-type="string">
              <text:p text:style-name="P7">B301</text:p>
            </table:table-cell>
            <table:table-cell table:style-name="Tableau13.A2" office:value-type="string">
              <text:p text:style-name="P7">444</text:p>
            </table:table-cell>
            <table:table-cell table:style-name="Tableau13.C2" office:value-type="string">
              <text:p text:style-name="P7">Arterial embolism and thrombosis</text:p>
            </table:table-cell>
          </table:table-row>
          <table:table-row table:style-name="Tableau13.1">
            <table:table-cell table:style-name="Tableau13.A2" office:value-type="string">
              <text:p text:style-name="P7">B302</text:p>
            </table:table-cell>
            <table:table-cell table:style-name="Tableau13.A2" office:value-type="string">
              <text:p text:style-name="P7">441-443, 446-448</text:p>
            </table:table-cell>
            <table:table-cell table:style-name="Tableau13.C2" office:value-type="string">
              <text:p text:style-name="P7">Other diseases of arteries, arterioles and capillaries</text:p>
            </table:table-cell>
          </table:table-row>
          <table:table-row table:style-name="Tableau13.1">
            <table:table-cell table:style-name="Tableau13.A2" office:value-type="string">
              <text:p text:style-name="P7">B303</text:p>
            </table:table-cell>
            <table:table-cell table:style-name="Tableau13.A2" office:value-type="string">
              <text:p text:style-name="P7">451-453</text:p>
            </table:table-cell>
            <table:table-cell table:style-name="Tableau13.C2" office:value-type="string">
              <text:p text:style-name="P7">Phlebitis, thrombophlebitis, venous embolism and thrombosis</text:p>
            </table:table-cell>
          </table:table-row>
          <table:table-row table:style-name="Tableau13.1">
            <table:table-cell table:style-name="Tableau13.A2" office:value-type="string">
              <text:p text:style-name="P7">B304</text:p>
            </table:table-cell>
            <table:table-cell table:style-name="Tableau13.A2" office:value-type="string">
              <text:p text:style-name="P7">454</text:p>
            </table:table-cell>
            <table:table-cell table:style-name="Tableau13.C2" office:value-type="string">
              <text:p text:style-name="P7">Varicose veins of lower extremities</text:p>
            </table:table-cell>
          </table:table-row>
          <table:table-row table:style-name="Tableau13.1">
            <table:table-cell table:style-name="Tableau13.A2" office:value-type="string">
              <text:p text:style-name="P7">B305</text:p>
            </table:table-cell>
            <table:table-cell table:style-name="Tableau13.A2" office:value-type="string">
              <text:p text:style-name="P7">455</text:p>
            </table:table-cell>
            <table:table-cell table:style-name="Tableau13.C2" office:value-type="string">
              <text:p text:style-name="P7">Haemorrhoids</text:p>
            </table:table-cell>
          </table:table-row>
          <table:table-row table:style-name="Tableau13.1">
            <table:table-cell table:style-name="Tableau13.A2" office:value-type="string">
              <text:p text:style-name="P7">B309</text:p>
            </table:table-cell>
            <table:table-cell table:style-name="Tableau13.A2" office:value-type="string">
              <text:p text:style-name="P8"/>
            </table:table-cell>
            <table:table-cell table:style-name="Tableau13.C2" office:value-type="string">
              <text:p text:style-name="P7">Remainder of B30</text:p>
            </table:table-cell>
          </table:table-row>
          <table:table-row table:style-name="Tableau13.1">
            <table:table-cell table:style-name="Tableau13.A2" office:value-type="string">
              <text:p text:style-name="P7">B31</text:p>
            </table:table-cell>
            <table:table-cell table:style-name="Tableau13.A2" office:value-type="string">
              <text:p text:style-name="P7">460-465, 470-478</text:p>
            </table:table-cell>
            <table:table-cell table:style-name="Tableau13.C2" office:value-type="string">
              <text:p text:style-name="P7">Diseases of the upper respiratory tract</text:p>
            </table:table-cell>
          </table:table-row>
          <table:table-row table:style-name="Tableau13.1">
            <table:table-cell table:style-name="Tableau13.A2" office:value-type="string">
              <text:p text:style-name="P14">B310</text:p>
            </table:table-cell>
            <table:table-cell table:style-name="Tableau13.A2" office:value-type="string">
              <text:p text:style-name="P14">463</text:p>
            </table:table-cell>
            <table:table-cell table:style-name="Tableau13.C2" office:value-type="string">
              <text:p text:style-name="P14">Acute tonsillitis</text:p>
            </table:table-cell>
          </table:table-row>
          <table:table-row table:style-name="Tableau13.1">
            <table:table-cell table:style-name="Tableau13.A2" office:value-type="string">
              <text:p text:style-name="P7">B311</text:p>
            </table:table-cell>
            <table:table-cell table:style-name="Tableau13.A2" office:value-type="string">
              <text:p text:style-name="P7">464</text:p>
            </table:table-cell>
            <table:table-cell table:style-name="Tableau13.C2" office:value-type="string">
              <text:p text:style-name="P7">Acute laryngitis and tracheitis</text:p>
            </table:table-cell>
          </table:table-row>
          <table:table-row table:style-name="Tableau13.1">
            <table:table-cell table:style-name="Tableau13.A2" office:value-type="string">
              <text:p text:style-name="P7">B312</text:p>
            </table:table-cell>
            <table:table-cell table:style-name="Tableau13.A2" office:value-type="string">
              <text:p text:style-name="P7">460-462, 465</text:p>
            </table:table-cell>
            <table:table-cell table:style-name="Tableau13.C2" office:value-type="string">
              <text:p text:style-name="P7">Other acute upper respiratory infections</text:p>
            </table:table-cell>
          </table:table-row>
          <table:table-row table:style-name="Tableau13.1">
            <table:table-cell table:style-name="Tableau13.A2" office:value-type="string">
              <text:p text:style-name="P7">B313</text:p>
            </table:table-cell>
            <table:table-cell table:style-name="Tableau13.A2" office:value-type="string">
              <text:p text:style-name="P7">470, 471</text:p>
            </table:table-cell>
            <table:table-cell table:style-name="Tableau13.C2" office:value-type="string">
              <text:p text:style-name="P7">Deflected nasal septum and nasal polyps</text:p>
            </table:table-cell>
          </table:table-row>
          <table:table-row table:style-name="Tableau13.1">
            <table:table-cell table:style-name="Tableau13.A2" office:value-type="string">
              <text:p text:style-name="P7">B314</text:p>
            </table:table-cell>
            <table:table-cell table:style-name="Tableau13.A2" office:value-type="string">
              <text:p text:style-name="P7">472, 473</text:p>
            </table:table-cell>
            <table:table-cell table:style-name="Tableau13.C2" office:value-type="string">
              <text:p text:style-name="P7">Chronic pharyngitis, nasopharyngitis and sinusitis</text:p>
            </table:table-cell>
          </table:table-row>
          <table:table-row table:style-name="Tableau13.1">
            <table:table-cell table:style-name="Tableau13.A2" office:value-type="string">
              <text:p text:style-name="P7">B315</text:p>
            </table:table-cell>
            <table:table-cell table:style-name="Tableau13.A2" office:value-type="string">
              <text:p text:style-name="P7">474</text:p>
            </table:table-cell>
            <table:table-cell table:style-name="Tableau13.C2" office:value-type="string">
              <text:p text:style-name="P7">Chronic diseases of tonsils and adenoids</text:p>
            </table:table-cell>
          </table:table-row>
          <table:table-row table:style-name="Tableau13.1">
            <table:table-cell table:style-name="Tableau13.A2" office:value-type="string">
              <text:p text:style-name="P7">B319</text:p>
            </table:table-cell>
            <table:table-cell table:style-name="Tableau13.A2" office:value-type="string">
              <text:p text:style-name="P8"/>
            </table:table-cell>
            <table:table-cell table:style-name="Tableau13.C2" office:value-type="string">
              <text:p text:style-name="P7">Remainder of B31</text:p>
            </table:table-cell>
          </table:table-row>
          <table:table-row table:style-name="Tableau13.1">
            <table:table-cell table:style-name="Tableau13.A2" office:value-type="string">
              <text:p text:style-name="P7">B32</text:p>
            </table:table-cell>
            <table:table-cell table:style-name="Tableau13.A2" office:value-type="string">
              <text:p text:style-name="P7">466, 480-519</text:p>
            </table:table-cell>
            <table:table-cell table:style-name="Tableau13.C2" office:value-type="string">
              <text:p text:style-name="P7">Other diseases of the respiratory system</text:p>
            </table:table-cell>
          </table:table-row>
          <table:table-row table:style-name="Tableau13.1">
            <table:table-cell table:style-name="Tableau13.A2" office:value-type="string">
              <text:p text:style-name="P7">B320</text:p>
            </table:table-cell>
            <table:table-cell table:style-name="Tableau13.A2" office:value-type="string">
              <text:p text:style-name="P7">466</text:p>
            </table:table-cell>
            <table:table-cell table:style-name="Tableau13.C2" office:value-type="string">
              <text:p text:style-name="P7">Acute bronchitis and bronchiolitis</text:p>
            </table:table-cell>
          </table:table-row>
          <table:table-row table:style-name="Tableau13.1">
            <table:table-cell table:style-name="Tableau13.A2" office:value-type="string">
              <text:p text:style-name="P7">B321</text:p>
            </table:table-cell>
            <table:table-cell table:style-name="Tableau13.A2" office:value-type="string">
              <text:p text:style-name="P7">480-486</text:p>
            </table:table-cell>
            <table:table-cell table:style-name="Tableau13.C2" office:value-type="string">
              <text:p text:style-name="P7">Pneumonia</text:p>
            </table:table-cell>
          </table:table-row>
          <table:table-row table:style-name="Tableau13.1">
            <table:table-cell table:style-name="Tableau13.A2" office:value-type="string">
              <text:p text:style-name="P7">B322</text:p>
            </table:table-cell>
            <table:table-cell table:style-name="Tableau13.A2" office:value-type="string">
              <text:p text:style-name="P7">487</text:p>
            </table:table-cell>
            <table:table-cell table:style-name="Tableau13.C2" office:value-type="string">
              <text:p text:style-name="P7">Influenza</text:p>
            </table:table-cell>
          </table:table-row>
          <table:table-row table:style-name="Tableau13.1">
            <table:table-cell table:style-name="Tableau13.A2" office:value-type="string">
              <text:p text:style-name="P7">B323</text:p>
            </table:table-cell>
            <table:table-cell table:style-name="Tableau13.A2" office:value-type="string">
              <text:p text:style-name="P7">490-493</text:p>
            </table:table-cell>
            <table:table-cell table:style-name="Tableau13.C2" office:value-type="string">
              <text:p text:style-name="P7">Bronchitis, chronic and unspecified, emphysema and asthma</text:p>
            </table:table-cell>
          </table:table-row>
          <table:table-row table:style-name="Tableau13.1">
            <table:table-cell table:style-name="Tableau13.A2" office:value-type="string">
              <text:p text:style-name="P7">B324</text:p>
            </table:table-cell>
            <table:table-cell table:style-name="Tableau13.A2" office:value-type="string">
              <text:p text:style-name="P7">494</text:p>
            </table:table-cell>
            <table:table-cell table:style-name="Tableau13.C2" office:value-type="string">
              <text:p text:style-name="P7">Bronchiectasis</text:p>
            </table:table-cell>
          </table:table-row>
          <table:table-row table:style-name="Tableau13.1">
            <table:table-cell table:style-name="Tableau13.A2" office:value-type="string">
              <text:p text:style-name="P7">B325</text:p>
            </table:table-cell>
            <table:table-cell table:style-name="Tableau13.A2" office:value-type="string">
              <text:p text:style-name="P7">495, 496</text:p>
            </table:table-cell>
            <table:table-cell table:style-name="Tableau13.C2" office:value-type="string">
              <text:p text:style-name="P7">Other chronic obstructive pulmonary disease</text:p>
            </table:table-cell>
          </table:table-row>
          <table:table-row table:style-name="Tableau13.1">
            <table:table-cell table:style-name="Tableau13.A2" office:value-type="string">
              <text:p text:style-name="P7">B326</text:p>
            </table:table-cell>
            <table:table-cell table:style-name="Tableau13.A2" office:value-type="string">
              <text:p text:style-name="P7">500-508</text:p>
            </table:table-cell>
            <table:table-cell table:style-name="Tableau13.C2" office:value-type="string">
              <text:p text:style-name="P7">Pneumoconiosis and other lung disease due to external agents</text:p>
            </table:table-cell>
          </table:table-row>
          <table:table-row table:style-name="Tableau13.1">
            <table:table-cell table:style-name="Tableau13.A2" office:value-type="string">
              <text:p text:style-name="P7">B327</text:p>
            </table:table-cell>
            <table:table-cell table:style-name="Tableau13.A2" office:value-type="string">
              <text:p text:style-name="P7">511</text:p>
            </table:table-cell>
            <table:table-cell table:style-name="Tableau13.C2" office:value-type="string">
              <text:p text:style-name="P7">Pleurisy</text:p>
            </table:table-cell>
          </table:table-row>
          <table:table-row table:style-name="Tableau13.1">
            <table:table-cell table:style-name="Tableau13.A2" office:value-type="string">
              <text:p text:style-name="P7">B329</text:p>
            </table:table-cell>
            <table:table-cell table:style-name="Tableau13.A2" office:value-type="string">
              <text:p text:style-name="P8"/>
            </table:table-cell>
            <table:table-cell table:style-name="Tableau13.C2" office:value-type="string">
              <text:p text:style-name="P7">Remainder of B32</text:p>
            </table:table-cell>
          </table:table-row>
          <table:table-row table:style-name="Tableau13.1">
            <table:table-cell table:style-name="Tableau13.A2" office:value-type="string">
              <text:p text:style-name="P7">B33</text:p>
            </table:table-cell>
            <table:table-cell table:style-name="Tableau13.A2" office:value-type="string">
              <text:p text:style-name="P7">520-529</text:p>
            </table:table-cell>
            <table:table-cell table:style-name="Tableau13.C2" office:value-type="string">
              <text:p text:style-name="P7">Diseases of oral cavity, salivary glands and jaws</text:p>
            </table:table-cell>
          </table:table-row>
          <table:table-row table:style-name="Tableau13.1">
            <table:table-cell table:style-name="Tableau13.A2" office:value-type="string">
              <text:p text:style-name="P7">B330</text:p>
            </table:table-cell>
            <table:table-cell table:style-name="Tableau13.A2" office:value-type="string">
              <text:p text:style-name="P7">520-525</text:p>
            </table:table-cell>
            <table:table-cell table:style-name="Tableau13.C2" office:value-type="string">
              <text:p text:style-name="P7">Diseases of teeth and supporting structures</text:p>
            </table:table-cell>
          </table:table-row>
          <table:table-row table:style-name="Tableau13.1">
            <table:table-cell table:style-name="Tableau13.A2" office:value-type="string">
              <text:p text:style-name="P7">B331</text:p>
            </table:table-cell>
            <table:table-cell table:style-name="Tableau13.A2" office:value-type="string">
              <text:p text:style-name="P7">526</text:p>
            </table:table-cell>
            <table:table-cell table:style-name="Tableau13.C2" office:value-type="string">
              <text:p text:style-name="P7">Diseases of the jaws</text:p>
            </table:table-cell>
          </table:table-row>
          <text:soft-page-break/>
          <table:table-row table:style-name="Tableau13.1">
            <table:table-cell table:style-name="Tableau13.A2" office:value-type="string">
              <text:p text:style-name="P7">B339</text:p>
            </table:table-cell>
            <table:table-cell table:style-name="Tableau13.A2" office:value-type="string">
              <text:p text:style-name="P8"/>
            </table:table-cell>
            <table:table-cell table:style-name="Tableau13.C2" office:value-type="string">
              <text:p text:style-name="P7">Remainder of B33</text:p>
            </table:table-cell>
          </table:table-row>
          <table:table-row table:style-name="Tableau13.1">
            <table:table-cell table:style-name="Tableau13.A2" office:value-type="string">
              <text:p text:style-name="P7">B34</text:p>
            </table:table-cell>
            <table:table-cell table:style-name="Tableau13.A2" office:value-type="string">
              <text:p text:style-name="P7">530-579</text:p>
            </table:table-cell>
            <table:table-cell table:style-name="Tableau13.C2" office:value-type="string">
              <text:p text:style-name="P7">Diseases of other parts of the digestive system</text:p>
            </table:table-cell>
          </table:table-row>
          <table:table-row table:style-name="Tableau13.1">
            <table:table-cell table:style-name="Tableau13.A2" office:value-type="string">
              <text:p text:style-name="P7">B340</text:p>
            </table:table-cell>
            <table:table-cell table:style-name="Tableau13.A2" office:value-type="string">
              <text:p text:style-name="P7">530</text:p>
            </table:table-cell>
            <table:table-cell table:style-name="Tableau13.C2" office:value-type="string">
              <text:p text:style-name="P7">Diseases of oesophagus</text:p>
            </table:table-cell>
          </table:table-row>
          <table:table-row table:style-name="Tableau13.1">
            <table:table-cell table:style-name="Tableau13.A2" office:value-type="string">
              <text:p text:style-name="P7">B341</text:p>
            </table:table-cell>
            <table:table-cell table:style-name="Tableau13.A2" office:value-type="string">
              <text:p text:style-name="P7">531-533</text:p>
            </table:table-cell>
            <table:table-cell table:style-name="Tableau13.C2" office:value-type="string">
              <text:p text:style-name="P7">Ulcer of stomach and duodenum</text:p>
            </table:table-cell>
          </table:table-row>
          <table:table-row table:style-name="Tableau13.1">
            <table:table-cell table:style-name="Tableau13.A2" office:value-type="string">
              <text:p text:style-name="P7">B342</text:p>
            </table:table-cell>
            <table:table-cell table:style-name="Tableau13.A2" office:value-type="string">
              <text:p text:style-name="P7">540-543</text:p>
            </table:table-cell>
            <table:table-cell table:style-name="Tableau13.C2" office:value-type="string">
              <text:p text:style-name="P7">Appendicitis</text:p>
            </table:table-cell>
          </table:table-row>
          <table:table-row table:style-name="Tableau13.1">
            <table:table-cell table:style-name="Tableau13.A2" office:value-type="string">
              <text:p text:style-name="P7">B343</text:p>
            </table:table-cell>
            <table:table-cell table:style-name="Tableau13.A2" office:value-type="string">
              <text:p text:style-name="P7">550-553</text:p>
            </table:table-cell>
            <table:table-cell table:style-name="Tableau13.C2" office:value-type="string">
              <text:p text:style-name="P7">Hernia of abdominal cavity</text:p>
            </table:table-cell>
          </table:table-row>
          <table:table-row table:style-name="Tableau13.1">
            <table:table-cell table:style-name="Tableau13.A2" office:value-type="string">
              <text:p text:style-name="P7">B344</text:p>
            </table:table-cell>
            <table:table-cell table:style-name="Tableau13.A2" office:value-type="string">
              <text:p text:style-name="P7">560</text:p>
            </table:table-cell>
            <table:table-cell table:style-name="Tableau13.C2" office:value-type="string">
              <text:p text:style-name="P7">Intestinal obstruction without mention of hernia</text:p>
            </table:table-cell>
          </table:table-row>
          <table:table-row table:style-name="Tableau13.1">
            <table:table-cell table:style-name="Tableau13.A2" office:value-type="string">
              <text:p text:style-name="P7">B345</text:p>
            </table:table-cell>
            <table:table-cell table:style-name="Tableau13.A2" office:value-type="string">
              <text:p text:style-name="P7">562</text:p>
            </table:table-cell>
            <table:table-cell table:style-name="Tableau13.C2" office:value-type="string">
              <text:p text:style-name="P7">Diverticula of intestine</text:p>
            </table:table-cell>
          </table:table-row>
          <table:table-row table:style-name="Tableau13.1">
            <table:table-cell table:style-name="Tableau13.A2" office:value-type="string">
              <text:p text:style-name="P7">B346</text:p>
            </table:table-cell>
            <table:table-cell table:style-name="Tableau13.A2" office:value-type="string">
              <text:p text:style-name="P7">564</text:p>
            </table:table-cell>
            <table:table-cell table:style-name="Tableau13.C2" office:value-type="string">
              <text:p text:style-name="P7">Other functional digestive disorders</text:p>
            </table:table-cell>
          </table:table-row>
          <table:table-row table:style-name="Tableau13.1">
            <table:table-cell table:style-name="Tableau13.A2" office:value-type="string">
              <text:p text:style-name="P7">B347</text:p>
            </table:table-cell>
            <table:table-cell table:style-name="Tableau13.A2" office:value-type="string">
              <text:p text:style-name="P7">571</text:p>
            </table:table-cell>
            <table:table-cell table:style-name="Tableau13.C2" office:value-type="string">
              <text:p text:style-name="P7">Chronic liver disease and cirrhosis</text:p>
            </table:table-cell>
          </table:table-row>
          <table:table-row table:style-name="Tableau13.1">
            <table:table-cell table:style-name="Tableau13.A2" office:value-type="string">
              <text:p text:style-name="P7">B348</text:p>
            </table:table-cell>
            <table:table-cell table:style-name="Tableau13.A2" office:value-type="string">
              <text:p text:style-name="P7">574-575.1</text:p>
            </table:table-cell>
            <table:table-cell table:style-name="Tableau13.C2" office:value-type="string">
              <text:p text:style-name="P7">Cholelithiasis and cholecystitis</text:p>
            </table:table-cell>
          </table:table-row>
          <table:table-row table:style-name="Tableau13.1">
            <table:table-cell table:style-name="Tableau13.A2" office:value-type="string">
              <text:p text:style-name="P7">B349</text:p>
            </table:table-cell>
            <table:table-cell table:style-name="Tableau13.A2" office:value-type="string">
              <text:p text:style-name="P8"/>
            </table:table-cell>
            <table:table-cell table:style-name="Tableau13.C2" office:value-type="string">
              <text:p text:style-name="P7">Remainder of B34</text:p>
            </table:table-cell>
          </table:table-row>
          <table:table-row table:style-name="Tableau13.1">
            <table:table-cell table:style-name="Tableau13.A2" office:value-type="string">
              <text:p text:style-name="P7">B35</text:p>
            </table:table-cell>
            <table:table-cell table:style-name="Tableau13.A2" office:value-type="string">
              <text:p text:style-name="P7">580-599</text:p>
            </table:table-cell>
            <table:table-cell table:style-name="Tableau13.C2" office:value-type="string">
              <text:p text:style-name="P7">Diseases of urinary system</text:p>
            </table:table-cell>
          </table:table-row>
          <table:table-row table:style-name="Tableau13.1">
            <table:table-cell table:style-name="Tableau13.A2" office:value-type="string">
              <text:p text:style-name="P7">B350</text:p>
            </table:table-cell>
            <table:table-cell table:style-name="Tableau13.A2" office:value-type="string">
              <text:p text:style-name="P7">580-589</text:p>
            </table:table-cell>
            <table:table-cell table:style-name="Tableau13.C2" office:value-type="string">
              <text:p text:style-name="P7">Nephritis, nephrotic syndrome and nephrosis</text:p>
            </table:table-cell>
          </table:table-row>
          <table:table-row table:style-name="Tableau13.1">
            <table:table-cell table:style-name="Tableau13.A2" office:value-type="string">
              <text:p text:style-name="P7">B351</text:p>
            </table:table-cell>
            <table:table-cell table:style-name="Tableau13.A2" office:value-type="string">
              <text:p text:style-name="P7">590</text:p>
            </table:table-cell>
            <table:table-cell table:style-name="Tableau13.C2" office:value-type="string">
              <text:p text:style-name="P7">Infections of kidney</text:p>
            </table:table-cell>
          </table:table-row>
          <table:table-row table:style-name="Tableau13.1">
            <table:table-cell table:style-name="Tableau13.A2" office:value-type="string">
              <text:p text:style-name="P7">B352</text:p>
            </table:table-cell>
            <table:table-cell table:style-name="Tableau13.A2" office:value-type="string">
              <text:p text:style-name="P7">592, 594</text:p>
            </table:table-cell>
            <table:table-cell table:style-name="Tableau13.C2" office:value-type="string">
              <text:p text:style-name="P7">Urinary calculus</text:p>
            </table:table-cell>
          </table:table-row>
          <table:table-row table:style-name="Tableau13.1">
            <table:table-cell table:style-name="Tableau13.A2" office:value-type="string">
              <text:p text:style-name="P7">B353</text:p>
            </table:table-cell>
            <table:table-cell table:style-name="Tableau13.A2" office:value-type="string">
              <text:p text:style-name="P7">595</text:p>
            </table:table-cell>
            <table:table-cell table:style-name="Tableau13.C2" office:value-type="string">
              <text:p text:style-name="P7">Cystitis</text:p>
            </table:table-cell>
          </table:table-row>
          <table:table-row table:style-name="Tableau13.1">
            <table:table-cell table:style-name="Tableau13.A2" office:value-type="string">
              <text:p text:style-name="P7">B359</text:p>
            </table:table-cell>
            <table:table-cell table:style-name="Tableau13.A2" office:value-type="string">
              <text:p text:style-name="P8"/>
            </table:table-cell>
            <table:table-cell table:style-name="Tableau13.C2" office:value-type="string">
              <text:p text:style-name="P7">Remainder of B35</text:p>
            </table:table-cell>
          </table:table-row>
          <table:table-row table:style-name="Tableau13.1">
            <table:table-cell table:style-name="Tableau13.A2" office:value-type="string">
              <text:p text:style-name="P7">B36</text:p>
            </table:table-cell>
            <table:table-cell table:style-name="Tableau13.A2" office:value-type="string">
              <text:p text:style-name="P7">600-608</text:p>
            </table:table-cell>
            <table:table-cell table:style-name="Tableau13.C2" office:value-type="string">
              <text:p text:style-name="P7">Diseases of male genital organs</text:p>
            </table:table-cell>
          </table:table-row>
          <table:table-row table:style-name="Tableau13.1">
            <table:table-cell table:style-name="Tableau13.A2" office:value-type="string">
              <text:p text:style-name="P7">B360</text:p>
            </table:table-cell>
            <table:table-cell table:style-name="Tableau13.A2" office:value-type="string">
              <text:p text:style-name="P7">600</text:p>
            </table:table-cell>
            <table:table-cell table:style-name="Tableau13.C2" office:value-type="string">
              <text:p text:style-name="P7">Hyperplasia of prostate</text:p>
            </table:table-cell>
          </table:table-row>
          <table:table-row table:style-name="Tableau13.1">
            <table:table-cell table:style-name="Tableau13.A2" office:value-type="string">
              <text:p text:style-name="P7">B361</text:p>
            </table:table-cell>
            <table:table-cell table:style-name="Tableau13.A2" office:value-type="string">
              <text:p text:style-name="P7">603</text:p>
            </table:table-cell>
            <table:table-cell table:style-name="Tableau13.C2" office:value-type="string">
              <text:p text:style-name="P7">Hydrocele</text:p>
            </table:table-cell>
          </table:table-row>
          <table:table-row table:style-name="Tableau13.1">
            <table:table-cell table:style-name="Tableau13.A2" office:value-type="string">
              <text:p text:style-name="P7">B362</text:p>
            </table:table-cell>
            <table:table-cell table:style-name="Tableau13.A2" office:value-type="string">
              <text:p text:style-name="P7">605</text:p>
            </table:table-cell>
            <table:table-cell table:style-name="Tableau13.C2" office:value-type="string">
              <text:p text:style-name="P7">Redundant prepuce and phimosis</text:p>
            </table:table-cell>
          </table:table-row>
          <table:table-row table:style-name="Tableau13.1">
            <table:table-cell table:style-name="Tableau13.A2" office:value-type="string">
              <text:p text:style-name="P7">B363</text:p>
            </table:table-cell>
            <table:table-cell table:style-name="Tableau13.A2" office:value-type="string">
              <text:p text:style-name="P7">606</text:p>
            </table:table-cell>
            <table:table-cell table:style-name="Tableau13.C2" office:value-type="string">
              <text:p text:style-name="P7">Infertility, male</text:p>
            </table:table-cell>
          </table:table-row>
          <table:table-row table:style-name="Tableau13.1">
            <table:table-cell table:style-name="Tableau13.A2" office:value-type="string">
              <text:p text:style-name="P7">B369</text:p>
            </table:table-cell>
            <table:table-cell table:style-name="Tableau13.A2" office:value-type="string">
              <text:p text:style-name="P8"/>
            </table:table-cell>
            <table:table-cell table:style-name="Tableau13.C2" office:value-type="string">
              <text:p text:style-name="P7">Remainder of B36</text:p>
            </table:table-cell>
          </table:table-row>
          <table:table-row table:style-name="Tableau13.1">
            <table:table-cell table:style-name="Tableau13.A2" office:value-type="string">
              <text:p text:style-name="P7">B37</text:p>
            </table:table-cell>
            <table:table-cell table:style-name="Tableau13.A2" office:value-type="string">
              <text:p text:style-name="P7">610-629</text:p>
            </table:table-cell>
            <table:table-cell table:style-name="Tableau13.C2" office:value-type="string">
              <text:p text:style-name="P7">Diseases of female genital organs</text:p>
            </table:table-cell>
          </table:table-row>
          <table:table-row table:style-name="Tableau13.1">
            <table:table-cell table:style-name="Tableau13.A2" office:value-type="string">
              <text:p text:style-name="P7">B370</text:p>
            </table:table-cell>
            <table:table-cell table:style-name="Tableau13.A2" office:value-type="string">
              <text:p text:style-name="P7">610, 611</text:p>
            </table:table-cell>
            <table:table-cell table:style-name="Tableau13.C2" office:value-type="string">
              <text:p text:style-name="P7">Diseases of breast</text:p>
            </table:table-cell>
          </table:table-row>
          <table:table-row table:style-name="Tableau13.1">
            <table:table-cell table:style-name="Tableau13.A2" office:value-type="string">
              <text:p text:style-name="P7">B371</text:p>
            </table:table-cell>
            <table:table-cell table:style-name="Tableau13.A2" office:value-type="string">
              <text:p text:style-name="P7">614.0-614.2</text:p>
            </table:table-cell>
            <table:table-cell table:style-name="Tableau13.C2" office:value-type="string">
              <text:p text:style-name="P7">Salpingitis and oophoritis</text:p>
            </table:table-cell>
          </table:table-row>
          <table:table-row table:style-name="Tableau13.1">
            <table:table-cell table:style-name="Tableau13.A2" office:value-type="string">
              <text:p text:style-name="P7">B372</text:p>
            </table:table-cell>
            <table:table-cell table:style-name="Tableau13.A2" office:value-type="string">
              <text:p text:style-name="P7">614.3-614.9</text:p>
            </table:table-cell>
            <table:table-cell table:style-name="Tableau13.C2" office:value-type="string">
              <text:p text:style-name="P7">Inflammatory diseases of pelvic cellular tissue and peritoneum</text:p>
            </table:table-cell>
          </table:table-row>
          <table:table-row table:style-name="Tableau13.1">
            <table:table-cell table:style-name="Tableau13.A2" office:value-type="string">
              <text:p text:style-name="P7">B373</text:p>
            </table:table-cell>
            <table:table-cell table:style-name="Tableau13.A2" office:value-type="string">
              <text:p text:style-name="P7">615, 616</text:p>
            </table:table-cell>
            <table:table-cell table:style-name="Tableau13.C2" office:value-type="string">
              <text:p text:style-name="P7">Inflammatory diseases of uterus, vagina and vulva</text:p>
            </table:table-cell>
          </table:table-row>
          <table:table-row table:style-name="Tableau13.1">
            <table:table-cell table:style-name="Tableau13.A2" office:value-type="string">
              <text:p text:style-name="P14">B374</text:p>
            </table:table-cell>
            <table:table-cell table:style-name="Tableau13.A2" office:value-type="string">
              <text:p text:style-name="P14">618</text:p>
            </table:table-cell>
            <table:table-cell table:style-name="Tableau13.C2" office:value-type="string">
              <text:p text:style-name="P14">Uterovaginal prolapse</text:p>
            </table:table-cell>
          </table:table-row>
          <table:table-row table:style-name="Tableau13.1">
            <table:table-cell table:style-name="Tableau13.A2" office:value-type="string">
              <text:p text:style-name="P7">B375</text:p>
            </table:table-cell>
            <table:table-cell table:style-name="Tableau13.A2" office:value-type="string">
              <text:p text:style-name="P7">626.0-626.5</text:p>
            </table:table-cell>
            <table:table-cell table:style-name="Tableau13.C2" office:value-type="string">
              <text:p text:style-name="P7">Menstrual disorders</text:p>
            </table:table-cell>
          </table:table-row>
          <table:table-row table:style-name="Tableau13.1">
            <table:table-cell table:style-name="Tableau13.A2" office:value-type="string">
              <text:p text:style-name="P7">B376</text:p>
            </table:table-cell>
            <table:table-cell table:style-name="Tableau13.A2" office:value-type="string">
              <text:p text:style-name="P7">628</text:p>
            </table:table-cell>
            <table:table-cell table:style-name="Tableau13.C2" office:value-type="string">
              <text:p text:style-name="P7">Infertility, female</text:p>
            </table:table-cell>
          </table:table-row>
          <table:table-row table:style-name="Tableau13.1">
            <table:table-cell table:style-name="Tableau13.A2" office:value-type="string">
              <text:p text:style-name="P7">B379</text:p>
            </table:table-cell>
            <table:table-cell table:style-name="Tableau13.A2" office:value-type="string">
              <text:p text:style-name="P8"/>
            </table:table-cell>
            <table:table-cell table:style-name="Tableau13.C2" office:value-type="string">
              <text:p text:style-name="P7">Remainder of B37</text:p>
            </table:table-cell>
          </table:table-row>
          <table:table-row table:style-name="Tableau13.1">
            <table:table-cell table:style-name="Tableau13.A2" office:value-type="string">
              <text:p text:style-name="P7">B38</text:p>
            </table:table-cell>
            <table:table-cell table:style-name="Tableau13.A2" office:value-type="string">
              <text:p text:style-name="P7">630-639</text:p>
            </table:table-cell>
            <table:table-cell table:style-name="Tableau13.C2" office:value-type="string">
              <text:p text:style-name="P7">Abortion</text:p>
            </table:table-cell>
          </table:table-row>
          <table:table-row table:style-name="Tableau13.1">
            <table:table-cell table:style-name="Tableau13.A2" office:value-type="string">
              <text:p text:style-name="P7">B380</text:p>
            </table:table-cell>
            <table:table-cell table:style-name="Tableau13.A2" office:value-type="string">
              <text:p text:style-name="P7">634</text:p>
            </table:table-cell>
            <table:table-cell table:style-name="Tableau13.C2" office:value-type="string">
              <text:p text:style-name="P7">Spontaneous abortion</text:p>
            </table:table-cell>
          </table:table-row>
          <table:table-row table:style-name="Tableau13.1">
            <table:table-cell table:style-name="Tableau13.A2" office:value-type="string">
              <text:p text:style-name="P7">B381</text:p>
            </table:table-cell>
            <table:table-cell table:style-name="Tableau13.A2" office:value-type="string">
              <text:p text:style-name="P7">635</text:p>
            </table:table-cell>
            <table:table-cell table:style-name="Tableau13.C2" office:value-type="string">
              <text:p text:style-name="P7">Legally induced abortion</text:p>
            </table:table-cell>
          </table:table-row>
          <table:table-row table:style-name="Tableau13.1">
            <table:table-cell table:style-name="Tableau13.A2" office:value-type="string">
              <text:p text:style-name="P7">B382</text:p>
            </table:table-cell>
            <table:table-cell table:style-name="Tableau13.A2" office:value-type="string">
              <text:p text:style-name="P7">636</text:p>
            </table:table-cell>
            <table:table-cell table:style-name="Tableau13.C2" office:value-type="string">
              <text:p text:style-name="P7">Illegally induced abortion</text:p>
            </table:table-cell>
          </table:table-row>
          <table:table-row table:style-name="Tableau13.1">
            <table:table-cell table:style-name="Tableau13.A2" office:value-type="string">
              <text:p text:style-name="P7">B389</text:p>
            </table:table-cell>
            <table:table-cell table:style-name="Tableau13.A2" office:value-type="string">
              <text:p text:style-name="P8"/>
            </table:table-cell>
            <table:table-cell table:style-name="Tableau13.C2" office:value-type="string">
              <text:p text:style-name="P7">Remainder of B38</text:p>
            </table:table-cell>
          </table:table-row>
          <table:table-row table:style-name="Tableau13.1">
            <table:table-cell table:style-name="Tableau13.A2" office:value-type="string">
              <text:p text:style-name="P7">B39</text:p>
            </table:table-cell>
            <table:table-cell table:style-name="Tableau13.A2" office:value-type="string">
              <text:p text:style-name="P7">640-646, 651-676</text:p>
            </table:table-cell>
            <table:table-cell table:style-name="Tableau13.C2" office:value-type="string">
              <text:p text:style-name="P7">Direct obstetric causes</text:p>
            </table:table-cell>
          </table:table-row>
          <table:table-row table:style-name="Tableau13.1">
            <table:table-cell table:style-name="Tableau13.A2" office:value-type="string">
              <text:p text:style-name="P7">B390</text:p>
            </table:table-cell>
            <table:table-cell table:style-name="Tableau13.A2" office:value-type="string">
              <text:p text:style-name="P7">640, 641, 666</text:p>
            </table:table-cell>
            <table:table-cell table:style-name="Tableau13.C2" office:value-type="string">
              <text:p text:style-name="P7">Haemorrhage of pregnancy and childbirth</text:p>
            </table:table-cell>
          </table:table-row>
          <table:table-row table:style-name="Tableau13.1">
            <table:table-cell table:style-name="Tableau13.A2" office:value-type="string">
              <text:p text:style-name="P7">B391</text:p>
            </table:table-cell>
            <table:table-cell table:style-name="Tableau13.A2" office:value-type="string">
              <text:p text:style-name="P7">642.4-642.9, 643</text:p>
            </table:table-cell>
            <table:table-cell table:style-name="Tableau13.C2" office:value-type="string">
              <text:p text:style-name="P7">Toxaemia of pregnancy</text:p>
            </table:table-cell>
          </table:table-row>
          <table:table-row table:style-name="Tableau13.1">
            <table:table-cell table:style-name="Tableau13.A2" office:value-type="string">
              <text:p text:style-name="P7">B392</text:p>
            </table:table-cell>
            <table:table-cell table:style-name="Tableau13.A2" office:value-type="string">
              <text:p text:style-name="P7">646.6</text:p>
            </table:table-cell>
            <table:table-cell table:style-name="Tableau13.C2" office:value-type="string">
              <text:p text:style-name="P7">Infections of genitourinary tract in pregnancy</text:p>
            </table:table-cell>
          </table:table-row>
          <table:table-row table:style-name="Tableau13.1">
            <table:table-cell table:style-name="Tableau13.A2" office:value-type="string">
              <text:p text:style-name="P7">B393</text:p>
            </table:table-cell>
            <table:table-cell table:style-name="Tableau13.A2" office:value-type="string">
              <text:p text:style-name="P7">660</text:p>
            </table:table-cell>
            <table:table-cell table:style-name="Tableau13.C2" office:value-type="string">
              <text:p text:style-name="P7">Obstructed labour</text:p>
            </table:table-cell>
          </table:table-row>
          <table:table-row table:style-name="Tableau13.1">
            <table:table-cell table:style-name="Tableau13.A2" office:value-type="string">
              <text:p text:style-name="P7">B394</text:p>
            </table:table-cell>
            <table:table-cell table:style-name="Tableau13.A2" office:value-type="string">
              <text:p text:style-name="P7">670-676</text:p>
            </table:table-cell>
            <table:table-cell table:style-name="Tableau13.C2" office:value-type="string">
              <text:p text:style-name="P7">Complications of the puerperium</text:p>
            </table:table-cell>
          </table:table-row>
          <table:table-row table:style-name="Tableau13.1">
            <table:table-cell table:style-name="Tableau13.A2" office:value-type="string">
              <text:p text:style-name="P7">B399</text:p>
            </table:table-cell>
            <table:table-cell table:style-name="Tableau13.A2" office:value-type="string">
              <text:p text:style-name="P8"/>
            </table:table-cell>
            <table:table-cell table:style-name="Tableau13.C2" office:value-type="string">
              <text:p text:style-name="P7">Remainder of B39</text:p>
            </table:table-cell>
          </table:table-row>
          <table:table-row table:style-name="Tableau13.1">
            <table:table-cell table:style-name="Tableau13.A2" office:value-type="string">
              <text:p text:style-name="P7">B40</text:p>
            </table:table-cell>
            <table:table-cell table:style-name="Tableau13.A2" office:value-type="string">
              <text:p text:style-name="P7">647, 648</text:p>
            </table:table-cell>
            <table:table-cell table:style-name="Tableau13.C2" office:value-type="string">
              <text:p text:style-name="P7">Indirect obstetric causes</text:p>
            </table:table-cell>
          </table:table-row>
          <table:table-row table:style-name="Tableau13.1">
            <table:table-cell table:style-name="Tableau13.A2" office:value-type="string">
              <text:p text:style-name="P7">B41</text:p>
            </table:table-cell>
            <table:table-cell table:style-name="Tableau13.A2" office:value-type="string">
              <text:p text:style-name="P7">650</text:p>
            </table:table-cell>
            <table:table-cell table:style-name="Tableau13.C2" office:value-type="string">
              <text:p text:style-name="P7">Normal delivery</text:p>
            </table:table-cell>
          </table:table-row>
          <table:table-row table:style-name="Tableau13.1">
            <table:table-cell table:style-name="Tableau13.A2" office:value-type="string">
              <text:p text:style-name="P7">B42</text:p>
            </table:table-cell>
            <table:table-cell table:style-name="Tableau13.A2" office:value-type="string">
              <text:p text:style-name="P7">680-709</text:p>
            </table:table-cell>
            <table:table-cell table:style-name="Tableau13.C2" office:value-type="string">
              <text:p text:style-name="P7">Diseases of skin and subcutaneous tissue</text:p>
            </table:table-cell>
          </table:table-row>
          <table:table-row table:style-name="Tableau13.1">
            <table:table-cell table:style-name="Tableau13.A2" office:value-type="string">
              <text:p text:style-name="P7">B420</text:p>
            </table:table-cell>
            <table:table-cell table:style-name="Tableau13.A2" office:value-type="string">
              <text:p text:style-name="P7">680-686</text:p>
            </table:table-cell>
            <table:table-cell table:style-name="Tableau13.C2" office:value-type="string">
              <text:p text:style-name="P7">Infections of skin and subcutaneous tissue</text:p>
            </table:table-cell>
          </table:table-row>
          <table:table-row table:style-name="Tableau13.1">
            <table:table-cell table:style-name="Tableau13.A2" office:value-type="string">
              <text:p text:style-name="P7">B429</text:p>
            </table:table-cell>
            <table:table-cell table:style-name="Tableau13.A2" office:value-type="string">
              <text:p text:style-name="P8"/>
            </table:table-cell>
            <table:table-cell table:style-name="Tableau13.C2" office:value-type="string">
              <text:p text:style-name="P7">Remainder of B42</text:p>
            </table:table-cell>
          </table:table-row>
          <table:table-row table:style-name="Tableau13.1">
            <table:table-cell table:style-name="Tableau13.A2" office:value-type="string">
              <text:p text:style-name="P7">B43</text:p>
            </table:table-cell>
            <table:table-cell table:style-name="Tableau13.A2" office:value-type="string">
              <text:p text:style-name="P7">710-739</text:p>
            </table:table-cell>
            <table:table-cell table:style-name="Tableau13.C2" office:value-type="string">
              <text:p text:style-name="P7">Diseases of the musculoskeletal system and connective tissue</text:p>
            </table:table-cell>
          </table:table-row>
          <table:table-row table:style-name="Tableau13.1">
            <table:table-cell table:style-name="Tableau13.A2" office:value-type="string">
              <text:p text:style-name="P7">B430</text:p>
            </table:table-cell>
            <table:table-cell table:style-name="Tableau13.A2" office:value-type="string">
              <text:p text:style-name="P7">714</text:p>
            </table:table-cell>
            <table:table-cell table:style-name="Tableau13.C2" office:value-type="string">
              <text:p text:style-name="P7">Rheumatoid arthritis, except spine</text:p>
            </table:table-cell>
          </table:table-row>
          <table:table-row table:style-name="Tableau13.1">
            <table:table-cell table:style-name="Tableau13.A2" office:value-type="string">
              <text:p text:style-name="P7">B431</text:p>
            </table:table-cell>
            <table:table-cell table:style-name="Tableau13.A2" office:value-type="string">
              <text:p text:style-name="P7">710-713, 715, 716</text:p>
            </table:table-cell>
            <table:table-cell table:style-name="Tableau13.C2" office:value-type="string">
              <text:p text:style-name="P7">Other arthropathies</text:p>
            </table:table-cell>
          </table:table-row>
          <text:soft-page-break/>
          <table:table-row table:style-name="Tableau13.1">
            <table:table-cell table:style-name="Tableau13.A2" office:value-type="string">
              <text:p text:style-name="P7">B432</text:p>
            </table:table-cell>
            <table:table-cell table:style-name="Tableau13.A2" office:value-type="string">
              <text:p text:style-name="P7">717-719</text:p>
            </table:table-cell>
            <table:table-cell table:style-name="Tableau13.C2" office:value-type="string">
              <text:p text:style-name="P7">Other disorders of joints</text:p>
            </table:table-cell>
          </table:table-row>
          <table:table-row table:style-name="Tableau13.1">
            <table:table-cell table:style-name="Tableau13.A2" office:value-type="string">
              <text:p text:style-name="P7">B433</text:p>
            </table:table-cell>
            <table:table-cell table:style-name="Tableau13.A2" office:value-type="string">
              <text:p text:style-name="P7">720.0</text:p>
            </table:table-cell>
            <table:table-cell table:style-name="Tableau13.C2" office:value-type="string">
              <text:p text:style-name="P7">Ankylosing spondylitis</text:p>
            </table:table-cell>
          </table:table-row>
          <table:table-row table:style-name="Tableau13.1">
            <table:table-cell table:style-name="Tableau13.A2" office:value-type="string">
              <text:p text:style-name="P7">B434</text:p>
            </table:table-cell>
            <table:table-cell table:style-name="Tableau13.A2" office:value-type="string">
              <text:p text:style-name="P7">720.1-724</text:p>
            </table:table-cell>
            <table:table-cell table:style-name="Tableau13.C2" office:value-type="string">
              <text:p text:style-name="P7">Other dorsopathies;</text:p>
            </table:table-cell>
          </table:table-row>
          <table:table-row table:style-name="Tableau13.1">
            <table:table-cell table:style-name="Tableau13.A2" office:value-type="string">
              <text:p text:style-name="P7">B435</text:p>
            </table:table-cell>
            <table:table-cell table:style-name="Tableau13.A2" office:value-type="string">
              <text:p text:style-name="P7">725-729</text:p>
            </table:table-cell>
            <table:table-cell table:style-name="Tableau13.C2" office:value-type="string">
              <text:p text:style-name="P7">Rheumatism, excluding the back</text:p>
            </table:table-cell>
          </table:table-row>
          <table:table-row table:style-name="Tableau13.1">
            <table:table-cell table:style-name="Tableau13.A2" office:value-type="string">
              <text:p text:style-name="P7">B436</text:p>
            </table:table-cell>
            <table:table-cell table:style-name="Tableau13.A2" office:value-type="string">
              <text:p text:style-name="P7">730</text:p>
            </table:table-cell>
            <table:table-cell table:style-name="Tableau13.C2" office:value-type="string">
              <text:p text:style-name="P7">Osteomyelitis, periostitis and other infections involving bone</text:p>
            </table:table-cell>
          </table:table-row>
          <table:table-row table:style-name="Tableau13.1">
            <table:table-cell table:style-name="Tableau13.A2" office:value-type="string">
              <text:p text:style-name="P7">B437</text:p>
            </table:table-cell>
            <table:table-cell table:style-name="Tableau13.A2" office:value-type="string">
              <text:p text:style-name="P7">734-736</text:p>
            </table:table-cell>
            <table:table-cell table:style-name="Tableau13.C2" office:value-type="string">
              <text:p text:style-name="P7">Acquired deformities of limbs</text:p>
            </table:table-cell>
          </table:table-row>
          <table:table-row table:style-name="Tableau13.1">
            <table:table-cell table:style-name="Tableau13.A2" office:value-type="string">
              <text:p text:style-name="P7">B439</text:p>
            </table:table-cell>
            <table:table-cell table:style-name="Tableau13.A2" office:value-type="string">
              <text:p text:style-name="P8"/>
            </table:table-cell>
            <table:table-cell table:style-name="Tableau13.C2" office:value-type="string">
              <text:p text:style-name="P7">Remainder of B43</text:p>
            </table:table-cell>
          </table:table-row>
          <table:table-row table:style-name="Tableau13.1">
            <table:table-cell table:style-name="Tableau13.A2" office:value-type="string">
              <text:p text:style-name="P7">B44</text:p>
            </table:table-cell>
            <table:table-cell table:style-name="Tableau13.A2" office:value-type="string">
              <text:p text:style-name="P7">740-759</text:p>
            </table:table-cell>
            <table:table-cell table:style-name="Tableau13.C2" office:value-type="string">
              <text:p text:style-name="P7">Congenital anomalies</text:p>
            </table:table-cell>
          </table:table-row>
          <table:table-row table:style-name="Tableau13.1">
            <table:table-cell table:style-name="Tableau13.A2" office:value-type="string">
              <text:p text:style-name="P7">B440</text:p>
            </table:table-cell>
            <table:table-cell table:style-name="Tableau13.A2" office:value-type="string">
              <text:p text:style-name="P7">741, 742.3</text:p>
            </table:table-cell>
            <table:table-cell table:style-name="Tableau13.C2" office:value-type="string">
              <text:p text:style-name="P7">Spina bifida and hydrocephalus</text:p>
            </table:table-cell>
          </table:table-row>
          <table:table-row table:style-name="Tableau13.1">
            <table:table-cell table:style-name="Tableau13.A2" office:value-type="string">
              <text:p text:style-name="P7">B441</text:p>
            </table:table-cell>
            <table:table-cell table:style-name="Tableau13.A2" office:value-type="string">
              <text:p text:style-name="P7">740, 742.0-742.2, 742.4-742.9</text:p>
            </table:table-cell>
            <table:table-cell table:style-name="Tableau13.C2" office:value-type="string">
              <text:p text:style-name="P7">Other deformities of central nervous system</text:p>
            </table:table-cell>
          </table:table-row>
          <table:table-row table:style-name="Tableau13.1">
            <table:table-cell table:style-name="Tableau13.A2" office:value-type="string">
              <text:p text:style-name="P7">B442</text:p>
            </table:table-cell>
            <table:table-cell table:style-name="Tableau13.A2" office:value-type="string">
              <text:p text:style-name="P7">745-747</text:p>
            </table:table-cell>
            <table:table-cell table:style-name="Tableau13.C2" office:value-type="string">
              <text:p text:style-name="P7">Congenital anomalies of heart and circulatory system</text:p>
            </table:table-cell>
          </table:table-row>
          <table:table-row table:style-name="Tableau13.1">
            <table:table-cell table:style-name="Tableau13.A2" office:value-type="string">
              <text:p text:style-name="P7">B443</text:p>
            </table:table-cell>
            <table:table-cell table:style-name="Tableau13.A2" office:value-type="string">
              <text:p text:style-name="P7">749</text:p>
            </table:table-cell>
            <table:table-cell table:style-name="Tableau13.C2" office:value-type="string">
              <text:p text:style-name="P7">Cleft palate and cleft lip</text:p>
            </table:table-cell>
          </table:table-row>
          <table:table-row table:style-name="Tableau13.1">
            <table:table-cell table:style-name="Tableau13.A2" office:value-type="string">
              <text:p text:style-name="P7">B444</text:p>
            </table:table-cell>
            <table:table-cell table:style-name="Tableau13.A2" office:value-type="string">
              <text:p text:style-name="P7">750, 751</text:p>
            </table:table-cell>
            <table:table-cell table:style-name="Tableau13.C2" office:value-type="string">
              <text:p text:style-name="P7">Other deformities of digestive system</text:p>
            </table:table-cell>
          </table:table-row>
          <table:table-row table:style-name="Tableau13.1">
            <table:table-cell table:style-name="Tableau13.A2" office:value-type="string">
              <text:p text:style-name="P7">B445</text:p>
            </table:table-cell>
            <table:table-cell table:style-name="Tableau13.A2" office:value-type="string">
              <text:p text:style-name="P7">752.5</text:p>
            </table:table-cell>
            <table:table-cell table:style-name="Tableau13.C2" office:value-type="string">
              <text:p text:style-name="P7">Undescended testicle</text:p>
            </table:table-cell>
          </table:table-row>
          <table:table-row table:style-name="Tableau13.1">
            <table:table-cell table:style-name="Tableau13.A2" office:value-type="string">
              <text:p text:style-name="P7">B446</text:p>
            </table:table-cell>
            <table:table-cell table:style-name="Tableau13.A2" office:value-type="string">
              <text:p text:style-name="P7">754.3</text:p>
            </table:table-cell>
            <table:table-cell table:style-name="Tableau13.C2" office:value-type="string">
              <text:p text:style-name="P7">Congenital dislocation of hip</text:p>
            </table:table-cell>
          </table:table-row>
          <table:table-row table:style-name="Tableau13.1">
            <table:table-cell table:style-name="Tableau13.A2" office:value-type="string">
              <text:p text:style-name="P7">B447</text:p>
            </table:table-cell>
            <table:table-cell table:style-name="Tableau13.A2" office:value-type="string">
              <text:p text:style-name="P7">754.0-754.2, 754.4-756</text:p>
            </table:table-cell>
            <table:table-cell table:style-name="Tableau13.C2" office:value-type="string">
              <text:p text:style-name="P7">Other congenital anomalies of musculoskeletal system</text:p>
            </table:table-cell>
          </table:table-row>
          <table:table-row table:style-name="Tableau13.1">
            <table:table-cell table:style-name="Tableau13.A2" office:value-type="string">
              <text:p text:style-name="P7">B449</text:p>
            </table:table-cell>
            <table:table-cell table:style-name="Tableau13.A2" office:value-type="string">
              <text:p text:style-name="P8"/>
            </table:table-cell>
            <table:table-cell table:style-name="Tableau13.C2" office:value-type="string">
              <text:p text:style-name="P7">Remainder of B44</text:p>
            </table:table-cell>
          </table:table-row>
          <table:table-row table:style-name="Tableau13.1">
            <table:table-cell table:style-name="Tableau13.A2" office:value-type="string">
              <text:p text:style-name="P7">B45</text:p>
            </table:table-cell>
            <table:table-cell table:style-name="Tableau13.A2" office:value-type="string">
              <text:p text:style-name="P7">760-779</text:p>
            </table:table-cell>
            <table:table-cell table:style-name="Tableau13.C2" office:value-type="string">
              <text:p text:style-name="P7">Certain conditions originating in the perinatal period</text:p>
            </table:table-cell>
          </table:table-row>
          <table:table-row table:style-name="Tableau13.1">
            <table:table-cell table:style-name="Tableau13.A2" office:value-type="string">
              <text:p text:style-name="P7">B450</text:p>
            </table:table-cell>
            <table:table-cell table:style-name="Tableau13.A2" office:value-type="string">
              <text:p text:style-name="P7">760</text:p>
            </table:table-cell>
            <table:table-cell table:style-name="Tableau13.C2" office:value-type="string">
              <text:p text:style-name="P7">Maternal conditions affecting fetus or newborn</text:p>
            </table:table-cell>
          </table:table-row>
          <table:table-row table:style-name="Tableau13.1">
            <table:table-cell table:style-name="Tableau13.A2" office:value-type="string">
              <text:p text:style-name="P7">B451</text:p>
            </table:table-cell>
            <table:table-cell table:style-name="Tableau13.A2" office:value-type="string">
              <text:p text:style-name="P7">761-763</text:p>
            </table:table-cell>
            <table:table-cell table:style-name="Tableau13.C2" office:value-type="string">
              <text:p text:style-name="P7">Obstetric complications affecting fetus or newborn</text:p>
            </table:table-cell>
          </table:table-row>
          <table:table-row table:style-name="Tableau13.1">
            <table:table-cell table:style-name="Tableau13.A2" office:value-type="string">
              <text:p text:style-name="P7">B452</text:p>
            </table:table-cell>
            <table:table-cell table:style-name="Tableau13.A2" office:value-type="string">
              <text:p text:style-name="P7">764, 765</text:p>
            </table:table-cell>
            <table:table-cell table:style-name="Tableau13.C2" office:value-type="string">
              <text:p text:style-name="P7">Slow fetal growth, fetal malnutrition and immaturity</text:p>
            </table:table-cell>
          </table:table-row>
          <table:table-row table:style-name="Tableau13.1">
            <table:table-cell table:style-name="Tableau13.A2" office:value-type="string">
              <text:p text:style-name="P7">B453</text:p>
            </table:table-cell>
            <table:table-cell table:style-name="Tableau13.A2" office:value-type="string">
              <text:p text:style-name="P7">767</text:p>
            </table:table-cell>
            <table:table-cell table:style-name="Tableau13.C2" office:value-type="string">
              <text:p text:style-name="P7">Birth trauma</text:p>
            </table:table-cell>
          </table:table-row>
          <table:table-row table:style-name="Tableau13.1">
            <table:table-cell table:style-name="Tableau13.A2" office:value-type="string">
              <text:p text:style-name="P7">B454</text:p>
            </table:table-cell>
            <table:table-cell table:style-name="Tableau13.A2" office:value-type="string">
              <text:p text:style-name="P7">768-770</text:p>
            </table:table-cell>
            <table:table-cell table:style-name="Tableau13.C2" office:value-type="string">
              <text:p text:style-name="P7">Hypoxia, birth asphyxia and other respiratory conditions</text:p>
            </table:table-cell>
          </table:table-row>
          <table:table-row table:style-name="Tableau13.1">
            <table:table-cell table:style-name="Tableau13.A2" office:value-type="string">
              <text:p text:style-name="P7">B455</text:p>
            </table:table-cell>
            <table:table-cell table:style-name="Tableau13.A2" office:value-type="string">
              <text:p text:style-name="P7">773</text:p>
            </table:table-cell>
            <table:table-cell table:style-name="Tableau13.C2" office:value-type="string">
              <text:p text:style-name="P7">Haemolytic disease of fetus or newborn</text:p>
            </table:table-cell>
          </table:table-row>
          <table:table-row table:style-name="Tableau13.1">
            <table:table-cell table:style-name="Tableau13.A2" office:value-type="string">
              <text:p text:style-name="P7">B459</text:p>
            </table:table-cell>
            <table:table-cell table:style-name="Tableau13.A2" office:value-type="string">
              <text:p text:style-name="P8"/>
            </table:table-cell>
            <table:table-cell table:style-name="Tableau13.C2" office:value-type="string">
              <text:p text:style-name="P7">Remainder of B45</text:p>
            </table:table-cell>
          </table:table-row>
          <table:table-row table:style-name="Tableau13.1">
            <table:table-cell table:style-name="Tableau13.A2" office:value-type="string">
              <text:p text:style-name="P7">B46</text:p>
            </table:table-cell>
            <table:table-cell table:style-name="Tableau13.A2" office:value-type="string">
              <text:p text:style-name="P7">780-799</text:p>
            </table:table-cell>
            <table:table-cell table:style-name="Tableau13.C2" office:value-type="string">
              <text:p text:style-name="P7">Signs, symptoms and ill-defined conditions</text:p>
            </table:table-cell>
          </table:table-row>
          <table:table-row table:style-name="Tableau13.1">
            <table:table-cell table:style-name="Tableau13.A2" office:value-type="string">
              <text:p text:style-name="P7">B460</text:p>
            </table:table-cell>
            <table:table-cell table:style-name="Tableau13.A2" office:value-type="string">
              <text:p text:style-name="P7">780.6</text:p>
            </table:table-cell>
            <table:table-cell table:style-name="Tableau13.C2" office:value-type="string">
              <text:p text:style-name="P7">Pyrexia of unknown origin</text:p>
            </table:table-cell>
          </table:table-row>
          <table:table-row table:style-name="Tableau13.1">
            <table:table-cell table:style-name="Tableau13.A2" office:value-type="string">
              <text:p text:style-name="P7">B461</text:p>
            </table:table-cell>
            <table:table-cell table:style-name="Tableau13.A2" office:value-type="string">
              <text:p text:style-name="P7">785.0-785.3</text:p>
            </table:table-cell>
            <table:table-cell table:style-name="Tableau13.C2" office:value-type="string">
              <text:p text:style-name="P7">Symptoms involving heart</text:p>
            </table:table-cell>
          </table:table-row>
          <table:table-row table:style-name="Tableau13.1">
            <table:table-cell table:style-name="Tableau13.A2" office:value-type="string">
              <text:p text:style-name="P7">B462</text:p>
            </table:table-cell>
            <table:table-cell table:style-name="Tableau13.A2" office:value-type="string">
              <text:p text:style-name="P7">788.0</text:p>
            </table:table-cell>
            <table:table-cell table:style-name="Tableau13.C2" office:value-type="string">
              <text:p text:style-name="P7">Renal colic</text:p>
            </table:table-cell>
          </table:table-row>
          <table:table-row table:style-name="Tableau13.1">
            <table:table-cell table:style-name="Tableau13.A2" office:value-type="string">
              <text:p text:style-name="P7">B463</text:p>
            </table:table-cell>
            <table:table-cell table:style-name="Tableau13.A2" office:value-type="string">
              <text:p text:style-name="P7">788.2</text:p>
            </table:table-cell>
            <table:table-cell table:style-name="Tableau13.C2" office:value-type="string">
              <text:p text:style-name="P7">Retention of urine</text:p>
            </table:table-cell>
          </table:table-row>
          <table:table-row table:style-name="Tableau13.1">
            <table:table-cell table:style-name="Tableau13.A2" office:value-type="string">
              <text:p text:style-name="P7">B464</text:p>
            </table:table-cell>
            <table:table-cell table:style-name="Tableau13.A2" office:value-type="string">
              <text:p text:style-name="P7">789.0</text:p>
            </table:table-cell>
            <table:table-cell table:style-name="Tableau13.C2" office:value-type="string">
              <text:p text:style-name="P7">Abdominal pain</text:p>
            </table:table-cell>
          </table:table-row>
          <table:table-row table:style-name="Tableau13.1">
            <table:table-cell table:style-name="Tableau13.A2" office:value-type="string">
              <text:p text:style-name="P7">B465</text:p>
            </table:table-cell>
            <table:table-cell table:style-name="Tableau13.A2" office:value-type="string">
              <text:p text:style-name="P7">797</text:p>
            </table:table-cell>
            <table:table-cell table:style-name="Tableau13.C2" office:value-type="string">
              <text:p text:style-name="P7">Senility without mention of psychosis</text:p>
            </table:table-cell>
          </table:table-row>
          <table:table-row table:style-name="Tableau13.1">
            <table:table-cell table:style-name="Tableau13.A2" office:value-type="string">
              <text:p text:style-name="P7">B466</text:p>
            </table:table-cell>
            <table:table-cell table:style-name="Tableau13.A2" office:value-type="string">
              <text:p text:style-name="P7">798.0</text:p>
            </table:table-cell>
            <table:table-cell table:style-name="Tableau13.C2" office:value-type="string">
              <text:p text:style-name="P7">Sudden infant death syndrome</text:p>
            </table:table-cell>
          </table:table-row>
          <table:table-row table:style-name="Tableau13.1">
            <table:table-cell table:style-name="Tableau13.A2" office:value-type="string">
              <text:p text:style-name="P7">B467</text:p>
            </table:table-cell>
            <table:table-cell table:style-name="Tableau13.A2" office:value-type="string">
              <text:p text:style-name="P7">799.1</text:p>
            </table:table-cell>
            <table:table-cell table:style-name="Tableau13.C2" office:value-type="string">
              <text:p text:style-name="P7">Respiratory failure</text:p>
            </table:table-cell>
          </table:table-row>
          <table:table-row table:style-name="Tableau13.1">
            <table:table-cell table:style-name="Tableau13.A2" office:value-type="string">
              <text:p text:style-name="P7">B469</text:p>
            </table:table-cell>
            <table:table-cell table:style-name="Tableau13.A2" office:value-type="string">
              <text:p text:style-name="P8"/>
            </table:table-cell>
            <table:table-cell table:style-name="Tableau13.C2" office:value-type="string">
              <text:p text:style-name="P7">Remainder of B46</text:p>
            </table:table-cell>
          </table:table-row>
          <table:table-row table:style-name="Tableau13.1">
            <table:table-cell table:style-name="Tableau13.A2" office:value-type="string">
              <text:p text:style-name="P7">B47</text:p>
            </table:table-cell>
            <table:table-cell table:style-name="Tableau13.A2" office:value-type="string">
              <text:p text:style-name="P7">E800-E848</text:p>
            </table:table-cell>
            <table:table-cell table:style-name="Tableau13.C2" office:value-type="string">
              <text:p text:style-name="P7">Transport accidents</text:p>
            </table:table-cell>
          </table:table-row>
          <table:table-row table:style-name="Tableau13.1">
            <table:table-cell table:style-name="Tableau13.A2" office:value-type="string">
              <text:p text:style-name="P7">B470</text:p>
            </table:table-cell>
            <table:table-cell table:style-name="Tableau13.A2" office:value-type="string">
              <text:p text:style-name="P7">E800-E807</text:p>
            </table:table-cell>
            <table:table-cell table:style-name="Tableau13.C2" office:value-type="string">
              <text:p text:style-name="P7">Railway accidents</text:p>
            </table:table-cell>
          </table:table-row>
          <table:table-row table:style-name="Tableau13.1">
            <table:table-cell table:style-name="Tableau13.A2" office:value-type="string">
              <text:p text:style-name="P7">B471</text:p>
            </table:table-cell>
            <table:table-cell table:style-name="Tableau13.A2" office:value-type="string">
              <text:p text:style-name="P7">E810-E819</text:p>
            </table:table-cell>
            <table:table-cell table:style-name="Tableau13.C2" office:value-type="string">
              <text:p text:style-name="P7">Motor vehicle traffic accidents</text:p>
            </table:table-cell>
          </table:table-row>
          <table:table-row table:style-name="Tableau13.1">
            <table:table-cell table:style-name="Tableau13.A2" office:value-type="string">
              <text:p text:style-name="P7">B472</text:p>
            </table:table-cell>
            <table:table-cell table:style-name="Tableau13.A2" office:value-type="string">
              <text:p text:style-name="P7">E826-E829</text:p>
            </table:table-cell>
            <table:table-cell table:style-name="Tableau13.C2" office:value-type="string">
              <text:p text:style-name="P7">Other road vehicle accidents</text:p>
            </table:table-cell>
          </table:table-row>
          <table:table-row table:style-name="Tableau13.1">
            <table:table-cell table:style-name="Tableau13.A2" office:value-type="string">
              <text:p text:style-name="P7">B473</text:p>
            </table:table-cell>
            <table:table-cell table:style-name="Tableau13.A2" office:value-type="string">
              <text:p text:style-name="P7">E830-E838</text:p>
            </table:table-cell>
            <table:table-cell table:style-name="Tableau13.C2" office:value-type="string">
              <text:p text:style-name="P7">Water transport accidents</text:p>
            </table:table-cell>
          </table:table-row>
          <table:table-row table:style-name="Tableau13.1">
            <table:table-cell table:style-name="Tableau13.A2" office:value-type="string">
              <text:p text:style-name="P7">B474</text:p>
            </table:table-cell>
            <table:table-cell table:style-name="Tableau13.A2" office:value-type="string">
              <text:p text:style-name="P7">E840-E845</text:p>
            </table:table-cell>
            <table:table-cell table:style-name="Tableau13.C2" office:value-type="string">
              <text:p text:style-name="P7">Air and space transport accidents</text:p>
            </table:table-cell>
          </table:table-row>
          <table:table-row table:style-name="Tableau13.1">
            <table:table-cell table:style-name="Tableau13.A2" office:value-type="string">
              <text:p text:style-name="P7">B479</text:p>
            </table:table-cell>
            <table:table-cell table:style-name="Tableau13.A2" office:value-type="string">
              <text:p text:style-name="P8"/>
            </table:table-cell>
            <table:table-cell table:style-name="Tableau13.C2" office:value-type="string">
              <text:p text:style-name="P7">Remainder of B47</text:p>
            </table:table-cell>
          </table:table-row>
          <table:table-row table:style-name="Tableau13.1">
            <table:table-cell table:style-name="Tableau13.A2" office:value-type="string">
              <text:p text:style-name="P7">B48</text:p>
            </table:table-cell>
            <table:table-cell table:style-name="Tableau13.A2" office:value-type="string">
              <text:p text:style-name="P7">E850-E869</text:p>
            </table:table-cell>
            <table:table-cell table:style-name="Tableau13.C2" office:value-type="string">
              <text:p text:style-name="P7">Accidental poisoning</text:p>
            </table:table-cell>
          </table:table-row>
          <table:table-row table:style-name="Tableau13.1">
            <table:table-cell table:style-name="Tableau13.A2" office:value-type="string">
              <text:p text:style-name="P7">B480</text:p>
            </table:table-cell>
            <table:table-cell table:style-name="Tableau13.A2" office:value-type="string">
              <text:p text:style-name="P7">E850-E858</text:p>
            </table:table-cell>
            <table:table-cell table:style-name="Tableau13.C2" office:value-type="string">
              <text:p text:style-name="P7">Accidental poisoning by drugs, medicaments and biologicals</text:p>
            </table:table-cell>
          </table:table-row>
          <table:table-row table:style-name="Tableau13.1">
            <table:table-cell table:style-name="Tableau13.A2" office:value-type="string">
              <text:p text:style-name="P7">B481</text:p>
            </table:table-cell>
            <table:table-cell table:style-name="Tableau13.A2" office:value-type="string">
              <text:p text:style-name="P7">E860-E866</text:p>
            </table:table-cell>
            <table:table-cell table:style-name="Tableau13.C2" office:value-type="string">
              <text:p text:style-name="P7">Accidental poisoning by other solid and liquid substances</text:p>
            </table:table-cell>
          </table:table-row>
          <table:table-row table:style-name="Tableau13.1">
            <table:table-cell table:style-name="Tableau13.A2" office:value-type="string">
              <text:p text:style-name="P7">B482</text:p>
            </table:table-cell>
            <table:table-cell table:style-name="Tableau13.A2" office:value-type="string">
              <text:p text:style-name="P7">E867-E869</text:p>
            </table:table-cell>
            <table:table-cell table:style-name="Tableau13.C2" office:value-type="string">
              <text:p text:style-name="P7">Accidental poisoning by gases and vapours</text:p>
            </table:table-cell>
          </table:table-row>
          <table:table-row table:style-name="Tableau13.1">
            <table:table-cell table:style-name="Tableau13.A2" office:value-type="string">
              <text:p text:style-name="P7">B49</text:p>
            </table:table-cell>
            <table:table-cell table:style-name="Tableau13.A2" office:value-type="string">
              <text:p text:style-name="P7">E870-E879</text:p>
            </table:table-cell>
            <table:table-cell table:style-name="Tableau13.C2" office:value-type="string">
              <text:p text:style-name="P7">Misadventures during medical care, abnormal reactions, late complications</text:p>
            </table:table-cell>
          </table:table-row>
          <table:table-row table:style-name="Tableau13.1">
            <table:table-cell table:style-name="Tableau13.A2" office:value-type="string">
              <text:p text:style-name="P7">B50</text:p>
            </table:table-cell>
            <table:table-cell table:style-name="Tableau13.A2" office:value-type="string">
              <text:p text:style-name="P7">E880-E888</text:p>
            </table:table-cell>
            <table:table-cell table:style-name="Tableau13.C2" office:value-type="string">
              <text:p text:style-name="P7">Accidental falls</text:p>
            </table:table-cell>
          </table:table-row>
          <table:table-row table:style-name="Tableau13.1">
            <table:table-cell table:style-name="Tableau13.A2" office:value-type="string">
              <text:p text:style-name="P7">B51</text:p>
            </table:table-cell>
            <table:table-cell table:style-name="Tableau13.A2" office:value-type="string">
              <text:p text:style-name="P7">E890-E899</text:p>
            </table:table-cell>
            <table:table-cell table:style-name="Tableau13.C2" office:value-type="string">
              <text:p text:style-name="P7">Accidents caused by fire and flames</text:p>
            </table:table-cell>
          </table:table-row>
          <table:table-row table:style-name="Tableau13.1">
            <table:table-cell table:style-name="Tableau13.A2" office:value-type="string">
              <text:p text:style-name="P7">B52</text:p>
            </table:table-cell>
            <table:table-cell table:style-name="Tableau13.A2" office:value-type="string">
              <text:p text:style-name="P7">E900-E929</text:p>
            </table:table-cell>
            <table:table-cell table:style-name="Tableau13.C2" office:value-type="string">
              <text:p text:style-name="P7">Other accidents, including late effects</text:p>
            </table:table-cell>
          </table:table-row>
          <text:soft-page-break/>
          <table:table-row table:style-name="Tableau13.1">
            <table:table-cell table:style-name="Tableau13.A2" office:value-type="string">
              <text:p text:style-name="P7">B520</text:p>
            </table:table-cell>
            <table:table-cell table:style-name="Tableau13.A2" office:value-type="string">
              <text:p text:style-name="P7">E900-E909</text:p>
            </table:table-cell>
            <table:table-cell table:style-name="Tableau13.C2" office:value-type="string">
              <text:p text:style-name="P7">Accidents due to natural and environmental factors</text:p>
            </table:table-cell>
          </table:table-row>
          <table:table-row table:style-name="Tableau13.1">
            <table:table-cell table:style-name="Tableau13.A2" office:value-type="string">
              <text:p text:style-name="P7">B521</text:p>
            </table:table-cell>
            <table:table-cell table:style-name="Tableau13.A2" office:value-type="string">
              <text:p text:style-name="P7">E910</text:p>
            </table:table-cell>
            <table:table-cell table:style-name="Tableau13.C2" office:value-type="string">
              <text:p text:style-name="P7">Accidental drowning and submersion</text:p>
            </table:table-cell>
          </table:table-row>
          <table:table-row table:style-name="Tableau13.1">
            <table:table-cell table:style-name="Tableau13.A2" office:value-type="string">
              <text:p text:style-name="P7">B522</text:p>
            </table:table-cell>
            <table:table-cell table:style-name="Tableau13.A2" office:value-type="string">
              <text:p text:style-name="P7">E914, E915</text:p>
            </table:table-cell>
            <table:table-cell table:style-name="Tableau13.C2" office:value-type="string">
              <text:p text:style-name="P7">Foreign body accidentally entering orifice</text:p>
            </table:table-cell>
          </table:table-row>
          <table:table-row table:style-name="Tableau13.1">
            <table:table-cell table:style-name="Tableau13.A2" office:value-type="string">
              <text:p text:style-name="P7">B523</text:p>
            </table:table-cell>
            <table:table-cell table:style-name="Tableau13.A2" office:value-type="string">
              <text:p text:style-name="P7">E919, E920</text:p>
            </table:table-cell>
            <table:table-cell table:style-name="Tableau13.C2" office:value-type="string">
              <text:p text:style-name="P7">Accidents caused by machinery, and by cutting and piercing instruments</text:p>
            </table:table-cell>
          </table:table-row>
          <table:table-row table:style-name="Tableau13.1">
            <table:table-cell table:style-name="Tableau13.A2" office:value-type="string">
              <text:p text:style-name="P7">B524</text:p>
            </table:table-cell>
            <table:table-cell table:style-name="Tableau13.A2" office:value-type="string">
              <text:p text:style-name="P7">E922</text:p>
            </table:table-cell>
            <table:table-cell table:style-name="Tableau13.C2" office:value-type="string">
              <text:p text:style-name="P7">Accidents caused by firearm missile</text:p>
            </table:table-cell>
          </table:table-row>
          <table:table-row table:style-name="Tableau13.1">
            <table:table-cell table:style-name="Tableau13.A2" office:value-type="string">
              <text:p text:style-name="P7">B529</text:p>
            </table:table-cell>
            <table:table-cell table:style-name="Tableau13.A2" office:value-type="string">
              <text:p text:style-name="P8"/>
            </table:table-cell>
            <table:table-cell table:style-name="Tableau13.C2" office:value-type="string">
              <text:p text:style-name="P7">Remainder of B52</text:p>
            </table:table-cell>
          </table:table-row>
          <table:table-row table:style-name="Tableau13.1">
            <table:table-cell table:style-name="Tableau13.A2" office:value-type="string">
              <text:p text:style-name="P7">B53</text:p>
            </table:table-cell>
            <table:table-cell table:style-name="Tableau13.A2" office:value-type="string">
              <text:p text:style-name="P7">E930-E949</text:p>
            </table:table-cell>
            <table:table-cell table:style-name="Tableau13.C2" office:value-type="string">
              <text:p text:style-name="P7">Drugs, medicaments causing adverse effects in therapeutic use</text:p>
            </table:table-cell>
          </table:table-row>
          <table:table-row table:style-name="Tableau13.1">
            <table:table-cell table:style-name="Tableau13.A2" office:value-type="string">
              <text:p text:style-name="P7">B54</text:p>
            </table:table-cell>
            <table:table-cell table:style-name="Tableau13.A2" office:value-type="string">
              <text:p text:style-name="P7">E950-E959</text:p>
            </table:table-cell>
            <table:table-cell table:style-name="Tableau13.C2" office:value-type="string">
              <text:p text:style-name="P7">Suicide and self-inflicted injury</text:p>
            </table:table-cell>
          </table:table-row>
          <table:table-row table:style-name="Tableau13.1">
            <table:table-cell table:style-name="Tableau13.A2" office:value-type="string">
              <text:p text:style-name="P7">B55</text:p>
            </table:table-cell>
            <table:table-cell table:style-name="Tableau13.A2" office:value-type="string">
              <text:p text:style-name="P7">E960-E969</text:p>
            </table:table-cell>
            <table:table-cell table:style-name="Tableau13.C2" office:value-type="string">
              <text:p text:style-name="P7">Homicide and injury purposely inflicted by other persons</text:p>
            </table:table-cell>
          </table:table-row>
          <table:table-row table:style-name="Tableau13.1">
            <table:table-cell table:style-name="Tableau13.A2" office:value-type="string">
              <text:p text:style-name="P7">B56</text:p>
            </table:table-cell>
            <table:table-cell table:style-name="Tableau13.A2" office:value-type="string">
              <text:p text:style-name="P7">E970-E999</text:p>
            </table:table-cell>
            <table:table-cell table:style-name="Tableau13.C2" office:value-type="string">
              <text:p text:style-name="P7">Other violence</text:p>
            </table:table-cell>
          </table:table-row>
          <table:table-row table:style-name="Tableau13.1">
            <table:table-cell table:style-name="Tableau13.A2" office:value-type="string">
              <text:p text:style-name="P7">B560</text:p>
            </table:table-cell>
            <table:table-cell table:style-name="Tableau13.A2" office:value-type="string">
              <text:p text:style-name="P7">E980-E989</text:p>
            </table:table-cell>
            <table:table-cell table:style-name="Tableau13.C2" office:value-type="string">
              <text:p text:style-name="P7">Injury undetermined whether accidentally or purposely inflicted</text:p>
            </table:table-cell>
          </table:table-row>
          <table:table-row table:style-name="Tableau13.1">
            <table:table-cell table:style-name="Tableau13.A2" office:value-type="string">
              <text:p text:style-name="P7">B561</text:p>
            </table:table-cell>
            <table:table-cell table:style-name="Tableau13.A2" office:value-type="string">
              <text:p text:style-name="P7">E990-E999</text:p>
            </table:table-cell>
            <table:table-cell table:style-name="Tableau13.C2" office:value-type="string">
              <text:p text:style-name="P7">Injury resulting from operation of war</text:p>
            </table:table-cell>
          </table:table-row>
          <table:table-row table:style-name="Tableau13.1">
            <table:table-cell table:style-name="Tableau13.A1" office:value-type="string">
              <text:p text:style-name="P32">B569</text:p>
            </table:table-cell>
            <table:table-cell table:style-name="Tableau13.A1" office:value-type="string">
              <text:p text:style-name="P35"/>
            </table:table-cell>
            <table:table-cell table:style-name="Tableau13.C1" office:value-type="string">
              <text:p text:style-name="P32">Remainder of B56</text:p>
            </table:table-cell>
          </table:table-row>
          <table:table-row table:style-name="Tableau13.1">
            <table:table-cell table:style-name="Tableau13.A1" office:value-type="string">
              <text:p text:style-name="P32">S47</text:p>
            </table:table-cell>
            <table:table-cell table:style-name="Tableau13.A1" office:value-type="string">
              <text:p text:style-name="P35"/>
            </table:table-cell>
            <table:table-cell table:style-name="Tableau13.C1" office:value-type="string">
              <text:p text:style-name="P32">All accidental causes <text:s/>(Only applied for Bahamas 1983 where the data do not contain a breakdown of all accidental causes by B47-B52).</text:p>
            </table:table-cell>
          </table:table-row>
          <table:table-row table:style-name="Tableau13.1">
            <table:table-cell table:style-name="Tableau13.A1" office:value-type="string">
              <text:p text:style-name="P32">CH17</text:p>
            </table:table-cell>
            <table:table-cell table:style-name="Tableau13.A1" office:value-type="string">
              <text:p text:style-name="P35"/>
            </table:table-cell>
            <table:table-cell table:style-name="Tableau13.C1" office:value-type="string">
              <text:p text:style-name="P32">CHAPTER XVII – Injury and Poisoning (Only applied for some countries-years when the data do not contain a breakdown of all external causes by B47-B56).</text:p>
            </table:table-cell>
          </table:table-row>
          <table:table-row table:style-name="Tableau13.1">
            <table:table-cell table:style-name="Tableau13.A1" office:value-type="string">
              <text:p text:style-name="P35"/>
            </table:table-cell>
            <table:table-cell table:style-name="Tableau13.A1" office:value-type="string">
              <text:p text:style-name="P32">140</text:p>
            </table:table-cell>
            <table:table-cell table:style-name="Tableau13.C1" office:value-type="string">
              <text:p text:style-name="P32">MN OF LIP</text:p>
            </table:table-cell>
          </table:table-row>
          <table:table-row table:style-name="Tableau13.1">
            <table:table-cell table:style-name="Tableau13.A1" office:value-type="string">
              <text:p text:style-name="P35"/>
            </table:table-cell>
            <table:table-cell table:style-name="Tableau13.A1" office:value-type="string">
              <text:p text:style-name="P32">141</text:p>
            </table:table-cell>
            <table:table-cell table:style-name="Tableau13.C1" office:value-type="string">
              <text:p text:style-name="P32">MN OF TONGUE</text:p>
            </table:table-cell>
          </table:table-row>
          <table:table-row table:style-name="Tableau13.1">
            <table:table-cell table:style-name="Tableau13.A1" office:value-type="string">
              <text:p text:style-name="P35"/>
            </table:table-cell>
            <table:table-cell table:style-name="Tableau13.A1" office:value-type="string">
              <text:p text:style-name="P32">1410</text:p>
            </table:table-cell>
            <table:table-cell table:style-name="Tableau13.C1" office:value-type="string">
              <text:p text:style-name="P32">MN OF BASE OF TONGUE</text:p>
            </table:table-cell>
          </table:table-row>
          <table:table-row table:style-name="Tableau13.1">
            <table:table-cell table:style-name="Tableau13.A1" office:value-type="string">
              <text:p text:style-name="P35"/>
            </table:table-cell>
            <table:table-cell table:style-name="Tableau13.A1" office:value-type="string">
              <text:p text:style-name="P32">142</text:p>
            </table:table-cell>
            <table:table-cell table:style-name="Tableau13.C1" office:value-type="string">
              <text:p text:style-name="P32">MN OF MAJOR SALIVARY GLANDS</text:p>
            </table:table-cell>
          </table:table-row>
          <table:table-row table:style-name="Tableau13.1">
            <table:table-cell table:style-name="Tableau13.A1" office:value-type="string">
              <text:p text:style-name="P35"/>
            </table:table-cell>
            <table:table-cell table:style-name="Tableau13.A1" office:value-type="string">
              <text:p text:style-name="P32">143</text:p>
            </table:table-cell>
            <table:table-cell table:style-name="Tableau13.C1" office:value-type="string">
              <text:p text:style-name="P32">MN OF GUM</text:p>
            </table:table-cell>
          </table:table-row>
          <table:table-row table:style-name="Tableau13.1">
            <table:table-cell table:style-name="Tableau13.A1" office:value-type="string">
              <text:p text:style-name="P35"/>
            </table:table-cell>
            <table:table-cell table:style-name="Tableau13.A1" office:value-type="string">
              <text:p text:style-name="P32">144</text:p>
            </table:table-cell>
            <table:table-cell table:style-name="Tableau13.C1" office:value-type="string">
              <text:p text:style-name="P32">MN OF FLOOR OF MOUTH</text:p>
            </table:table-cell>
          </table:table-row>
          <table:table-row table:style-name="Tableau13.1">
            <table:table-cell table:style-name="Tableau13.A1" office:value-type="string">
              <text:p text:style-name="P35"/>
            </table:table-cell>
            <table:table-cell table:style-name="Tableau13.A1" office:value-type="string">
              <text:p text:style-name="P32">145</text:p>
            </table:table-cell>
            <table:table-cell table:style-name="Tableau13.C1" office:value-type="string">
              <text:p text:style-name="P32">MN OF OTHER AND UNSPECIFIED PARTS OF MOUTH</text:p>
            </table:table-cell>
          </table:table-row>
          <table:table-row table:style-name="Tableau13.1">
            <table:table-cell table:style-name="Tableau13.A1" office:value-type="string">
              <text:p text:style-name="P35"/>
            </table:table-cell>
            <table:table-cell table:style-name="Tableau13.A1" office:value-type="string">
              <text:p text:style-name="P32">146</text:p>
            </table:table-cell>
            <table:table-cell table:style-name="Tableau13.C1" office:value-type="string">
              <text:p text:style-name="P32">MN OF OROPHARYNX</text:p>
            </table:table-cell>
          </table:table-row>
          <table:table-row table:style-name="Tableau13.1">
            <table:table-cell table:style-name="Tableau13.A1" office:value-type="string">
              <text:p text:style-name="P35"/>
            </table:table-cell>
            <table:table-cell table:style-name="Tableau13.A1" office:value-type="string">
              <text:p text:style-name="P32">1460</text:p>
            </table:table-cell>
            <table:table-cell table:style-name="Tableau13.C1" office:value-type="string">
              <text:p text:style-name="P32">MN OF TONSIL</text:p>
            </table:table-cell>
          </table:table-row>
          <table:table-row table:style-name="Tableau13.1">
            <table:table-cell table:style-name="Tableau13.A1" office:value-type="string">
              <text:p text:style-name="P35"/>
            </table:table-cell>
            <table:table-cell table:style-name="Tableau13.A1" office:value-type="string">
              <text:p text:style-name="P32">147</text:p>
            </table:table-cell>
            <table:table-cell table:style-name="Tableau13.C1" office:value-type="string">
              <text:p text:style-name="P32">MN OF NASOPHARYNX</text:p>
            </table:table-cell>
          </table:table-row>
          <table:table-row table:style-name="Tableau13.1">
            <table:table-cell table:style-name="Tableau13.A1" office:value-type="string">
              <text:p text:style-name="P35"/>
            </table:table-cell>
            <table:table-cell table:style-name="Tableau13.A1" office:value-type="string">
              <text:p text:style-name="P32">148</text:p>
            </table:table-cell>
            <table:table-cell table:style-name="Tableau13.C1" office:value-type="string">
              <text:p text:style-name="P32">MN OF HYPOPHARYNX</text:p>
            </table:table-cell>
          </table:table-row>
          <table:table-row table:style-name="Tableau13.1">
            <table:table-cell table:style-name="Tableau13.A1" office:value-type="string">
              <text:p text:style-name="P35"/>
            </table:table-cell>
            <table:table-cell table:style-name="Tableau13.A1" office:value-type="string">
              <text:p text:style-name="P32">149</text:p>
            </table:table-cell>
            <table:table-cell table:style-name="Tableau13.C1" office:value-type="string">
              <text:p text:style-name="P32">MN OF OTHER AND ILL-DEFINED SITES WITHIN THE LIP ETC.</text:p>
            </table:table-cell>
          </table:table-row>
          <table:table-row table:style-name="Tableau13.1">
            <table:table-cell table:style-name="Tableau13.A1" office:value-type="string">
              <text:p text:style-name="P35"/>
            </table:table-cell>
            <table:table-cell table:style-name="Tableau13.A1" office:value-type="string">
              <text:p text:style-name="P32">1533</text:p>
            </table:table-cell>
            <table:table-cell table:style-name="Tableau13.C1" office:value-type="string">
              <text:p text:style-name="P32">MN OF SIGMOID COLON</text:p>
            </table:table-cell>
          </table:table-row>
          <table:table-row table:style-name="Tableau13.1">
            <table:table-cell table:style-name="Tableau13.A1" office:value-type="string">
              <text:p text:style-name="P35"/>
            </table:table-cell>
            <table:table-cell table:style-name="Tableau13.A1" office:value-type="string">
              <text:p text:style-name="P32">1540</text:p>
            </table:table-cell>
            <table:table-cell table:style-name="Tableau13.C1" office:value-type="string">
              <text:p text:style-name="P32">MN OF RECTOSIGMOID JUNCTION</text:p>
            </table:table-cell>
          </table:table-row>
          <table:table-row table:style-name="Tableau13.1">
            <table:table-cell table:style-name="Tableau13.A1" office:value-type="string">
              <text:p text:style-name="P35"/>
            </table:table-cell>
            <table:table-cell table:style-name="Tableau13.A1" office:value-type="string">
              <text:p text:style-name="P32">1541</text:p>
            </table:table-cell>
            <table:table-cell table:style-name="Tableau13.C1" office:value-type="string">
              <text:p text:style-name="P32">MN OF RECTUM</text:p>
            </table:table-cell>
          </table:table-row>
          <table:table-row table:style-name="Tableau13.1">
            <table:table-cell table:style-name="Tableau13.A1" office:value-type="string">
              <text:p text:style-name="P35"/>
            </table:table-cell>
            <table:table-cell table:style-name="Tableau13.A1" office:value-type="string">
              <text:p text:style-name="P32">1551</text:p>
            </table:table-cell>
            <table:table-cell table:style-name="Tableau13.C1" office:value-type="string">
              <text:p text:style-name="P32">MN OF INTRAHEPATIC BILE DUCTS</text:p>
            </table:table-cell>
          </table:table-row>
          <table:table-row table:style-name="Tableau13.1">
            <table:table-cell table:style-name="Tableau13.A1" office:value-type="string">
              <text:p text:style-name="P35"/>
            </table:table-cell>
            <table:table-cell table:style-name="Tableau13.A1" office:value-type="string">
              <text:p text:style-name="P32">1552</text:p>
            </table:table-cell>
            <table:table-cell table:style-name="Tableau13.C1" office:value-type="string">
              <text:p text:style-name="P32">MN OF LIVER, NOT SPECIFIED AS PRIMARY OR SECONDARY</text:p>
            </table:table-cell>
          </table:table-row>
          <table:table-row table:style-name="Tableau13.1">
            <table:table-cell table:style-name="Tableau13.A1" office:value-type="string">
              <text:p text:style-name="P35"/>
            </table:table-cell>
            <table:table-cell table:style-name="Tableau13.A1" office:value-type="string">
              <text:p text:style-name="P32">156</text:p>
            </table:table-cell>
            <table:table-cell table:style-name="Tableau13.C1" office:value-type="string">
              <text:p text:style-name="P32">MN OF GALLBLADDER AND EXTRAHEPATIC BILE DUCTS</text:p>
            </table:table-cell>
          </table:table-row>
          <table:table-row table:style-name="Tableau13.1">
            <table:table-cell table:style-name="Tableau13.A1" office:value-type="string">
              <text:p text:style-name="P35"/>
            </table:table-cell>
            <table:table-cell table:style-name="Tableau13.A1" office:value-type="string">
              <text:p text:style-name="P32">1560</text:p>
            </table:table-cell>
            <table:table-cell table:style-name="Tableau13.C1" office:value-type="string">
              <text:p text:style-name="P32">MN OF GALLBLADDER</text:p>
            </table:table-cell>
          </table:table-row>
          <table:table-row table:style-name="Tableau13.1">
            <table:table-cell table:style-name="Tableau13.A1" office:value-type="string">
              <text:p text:style-name="P35"/>
            </table:table-cell>
            <table:table-cell table:style-name="Tableau13.A1" office:value-type="string">
              <text:p text:style-name="P32">158</text:p>
            </table:table-cell>
            <table:table-cell table:style-name="Tableau13.C1" office:value-type="string">
              <text:p text:style-name="P32">MN OF RETROPERITONEUM AND PERITONEUM</text:p>
            </table:table-cell>
          </table:table-row>
          <table:table-row table:style-name="Tableau13.1">
            <table:table-cell table:style-name="Tableau13.A1" office:value-type="string">
              <text:p text:style-name="P35"/>
            </table:table-cell>
            <table:table-cell table:style-name="Tableau13.A1" office:value-type="string">
              <text:p text:style-name="P32">159</text:p>
            </table:table-cell>
            <table:table-cell table:style-name="Tableau13.C1" office:value-type="string">
              <text:p text:style-name="P32">MN OF OTHER SITES WITHIN THE DIGESTIVE ORGANS ETC.</text:p>
            </table:table-cell>
          </table:table-row>
          <table:table-row table:style-name="Tableau13.1">
            <table:table-cell table:style-name="Tableau13.A1" office:value-type="string">
              <text:p text:style-name="P35"/>
            </table:table-cell>
            <table:table-cell table:style-name="Tableau13.A1" office:value-type="string">
              <text:p text:style-name="P32">160</text:p>
            </table:table-cell>
            <table:table-cell table:style-name="Tableau13.C1" office:value-type="string">
              <text:p text:style-name="P32">MN OF NASAL CAVITIES, MIDDLE EAR AND ACCESSORY SINUSES</text:p>
            </table:table-cell>
          </table:table-row>
          <table:table-row table:style-name="Tableau13.1">
            <table:table-cell table:style-name="Tableau13.A1" office:value-type="string">
              <text:p text:style-name="P35"/>
            </table:table-cell>
            <table:table-cell table:style-name="Tableau13.A1" office:value-type="string">
              <text:p text:style-name="P32">1600</text:p>
            </table:table-cell>
            <table:table-cell table:style-name="Tableau13.C1" office:value-type="string">
              <text:p text:style-name="P32">MN OF NASAL CAVITIES</text:p>
            </table:table-cell>
          </table:table-row>
          <table:table-row table:style-name="Tableau13.1">
            <table:table-cell table:style-name="Tableau13.A1" office:value-type="string">
              <text:p text:style-name="P35"/>
            </table:table-cell>
            <table:table-cell table:style-name="Tableau13.A1" office:value-type="string">
              <text:p text:style-name="P32">1602</text:p>
            </table:table-cell>
            <table:table-cell table:style-name="Tableau13.C1" office:value-type="string">
              <text:p text:style-name="P32">MN OF MAXILLARY SINUS</text:p>
            </table:table-cell>
          </table:table-row>
          <table:table-row table:style-name="Tableau13.1">
            <table:table-cell table:style-name="Tableau13.A1" office:value-type="string">
              <text:p text:style-name="P35"/>
            </table:table-cell>
            <table:table-cell table:style-name="Tableau13.A1" office:value-type="string">
              <text:p text:style-name="P32">1610</text:p>
            </table:table-cell>
            <table:table-cell table:style-name="Tableau13.C1" office:value-type="string">
              <text:p text:style-name="P32">MN OF GLOTTIS</text:p>
            </table:table-cell>
          </table:table-row>
          <table:table-row table:style-name="Tableau13.1">
            <table:table-cell table:style-name="Tableau13.A1" office:value-type="string">
              <text:p text:style-name="P35"/>
            </table:table-cell>
            <table:table-cell table:style-name="Tableau13.A1" office:value-type="string">
              <text:p text:style-name="P32">163</text:p>
            </table:table-cell>
            <table:table-cell table:style-name="Tableau13.C1" office:value-type="string">
              <text:p text:style-name="P32">MN OF PLEURA</text:p>
            </table:table-cell>
          </table:table-row>
          <table:table-row table:style-name="Tableau13.1">
            <table:table-cell table:style-name="Tableau13.A1" office:value-type="string">
              <text:p text:style-name="P35"/>
            </table:table-cell>
            <table:table-cell table:style-name="Tableau13.A1" office:value-type="string">
              <text:p text:style-name="P32">164</text:p>
            </table:table-cell>
            <table:table-cell table:style-name="Tableau13.C1" office:value-type="string">
              <text:p text:style-name="P32">MN OF THYMUS, HEART AND MEDIASTINUM</text:p>
            </table:table-cell>
          </table:table-row>
          <table:table-row table:style-name="Tableau13.1">
            <table:table-cell table:style-name="Tableau13.A1" office:value-type="string">
              <text:p text:style-name="P35"/>
            </table:table-cell>
            <table:table-cell table:style-name="Tableau13.A1" office:value-type="string">
              <text:p text:style-name="P32">165</text:p>
            </table:table-cell>
            <table:table-cell table:style-name="Tableau13.C1" office:value-type="string">
              <text:p text:style-name="P32">MN OF OTHER SITES WITHIN THE RESPIRATORY SYSTEM ETC.</text:p>
            </table:table-cell>
          </table:table-row>
          <table:table-row table:style-name="Tableau13.1">
            <table:table-cell table:style-name="Tableau13.A1" office:value-type="string">
              <text:p text:style-name="P35"/>
            </table:table-cell>
            <table:table-cell table:style-name="Tableau13.A1" office:value-type="string">
              <text:p text:style-name="P32">171</text:p>
            </table:table-cell>
            <table:table-cell table:style-name="Tableau13.C1" office:value-type="string">
              <text:p text:style-name="P32">MN OF CONNECTIVE AND OTHER SOFT TISSUE</text:p>
            </table:table-cell>
          </table:table-row>
          <text:soft-page-break/>
          <table:table-row table:style-name="Tableau13.1">
            <table:table-cell table:style-name="Tableau13.A1" office:value-type="string">
              <text:p text:style-name="P35"/>
            </table:table-cell>
            <table:table-cell table:style-name="Tableau13.A1" office:value-type="string">
              <text:p text:style-name="P32">175</text:p>
            </table:table-cell>
            <table:table-cell table:style-name="Tableau13.C1" office:value-type="string">
              <text:p text:style-name="P32">MN OF MALE BREAST</text:p>
            </table:table-cell>
          </table:table-row>
          <table:table-row table:style-name="Tableau13.1">
            <table:table-cell table:style-name="Tableau13.A1" office:value-type="string">
              <text:p text:style-name="P35"/>
            </table:table-cell>
            <table:table-cell table:style-name="Tableau13.A1" office:value-type="string">
              <text:p text:style-name="P32">179</text:p>
            </table:table-cell>
            <table:table-cell table:style-name="Tableau13.C1" office:value-type="string">
              <text:p text:style-name="P32">MN OF UTERUS, PART UNSPECIFIED</text:p>
            </table:table-cell>
          </table:table-row>
          <table:table-row table:style-name="Tableau13.1">
            <table:table-cell table:style-name="Tableau13.A1" office:value-type="string">
              <text:p text:style-name="P35"/>
            </table:table-cell>
            <table:table-cell table:style-name="Tableau13.A1" office:value-type="string">
              <text:p text:style-name="P32">182</text:p>
            </table:table-cell>
            <table:table-cell table:style-name="Tableau13.C1" office:value-type="string">
              <text:p text:style-name="P32">MN OF BODY OF UTERUS</text:p>
            </table:table-cell>
          </table:table-row>
          <table:table-row table:style-name="Tableau13.1">
            <table:table-cell table:style-name="Tableau13.A1" office:value-type="string">
              <text:p text:style-name="P35"/>
            </table:table-cell>
            <table:table-cell table:style-name="Tableau13.A1" office:value-type="string">
              <text:p text:style-name="P32">1830</text:p>
            </table:table-cell>
            <table:table-cell table:style-name="Tableau13.C1" office:value-type="string">
              <text:p text:style-name="P32">MN OF OVARY</text:p>
            </table:table-cell>
          </table:table-row>
          <table:table-row table:style-name="Tableau13.1">
            <table:table-cell table:style-name="Tableau13.A1" office:value-type="string">
              <text:p text:style-name="P35"/>
            </table:table-cell>
            <table:table-cell table:style-name="Tableau13.A1" office:value-type="string">
              <text:p text:style-name="P32">184</text:p>
            </table:table-cell>
            <table:table-cell table:style-name="Tableau13.C1" office:value-type="string">
              <text:p text:style-name="P32">MN OF OTHER AND UNSPECIFIED FEMALE GENITAL ORGANS</text:p>
            </table:table-cell>
          </table:table-row>
          <table:table-row table:style-name="Tableau13.1">
            <table:table-cell table:style-name="Tableau13.A1" office:value-type="string">
              <text:p text:style-name="P35"/>
            </table:table-cell>
            <table:table-cell table:style-name="Tableau13.A1" office:value-type="string">
              <text:p text:style-name="P32">187</text:p>
            </table:table-cell>
            <table:table-cell table:style-name="Tableau13.C1" office:value-type="string">
              <text:p text:style-name="P32">MN OF PENIS AND OTHER MALE GENITAL ORGANS</text:p>
            </table:table-cell>
          </table:table-row>
          <table:table-row table:style-name="Tableau13.1">
            <table:table-cell table:style-name="Tableau13.A1" office:value-type="string">
              <text:p text:style-name="P35"/>
            </table:table-cell>
            <table:table-cell table:style-name="Tableau13.A1" office:value-type="string">
              <text:p text:style-name="P32">1877</text:p>
            </table:table-cell>
            <table:table-cell table:style-name="Tableau13.C1" office:value-type="string">
              <text:p text:style-name="P32">MN OF SCROTUM</text:p>
            </table:table-cell>
          </table:table-row>
          <table:table-row table:style-name="Tableau13.1">
            <table:table-cell table:style-name="Tableau13.A1" office:value-type="string">
              <text:p text:style-name="P35"/>
            </table:table-cell>
            <table:table-cell table:style-name="Tableau13.A1" office:value-type="string">
              <text:p text:style-name="P32">189</text:p>
            </table:table-cell>
            <table:table-cell table:style-name="Tableau13.C1" office:value-type="string">
              <text:p text:style-name="P32">MN OF KIDNEY AND OTHER UNSPECIFIED URINARY ORGANS</text:p>
            </table:table-cell>
          </table:table-row>
          <table:table-row table:style-name="Tableau13.1">
            <table:table-cell table:style-name="Tableau13.A1" office:value-type="string">
              <text:p text:style-name="P35"/>
            </table:table-cell>
            <table:table-cell table:style-name="Tableau13.A1" office:value-type="string">
              <text:p text:style-name="P32">1890</text:p>
            </table:table-cell>
            <table:table-cell table:style-name="Tableau13.C1" office:value-type="string">
              <text:p text:style-name="P32">MN OF KIDNEY, EXCEPT PELVIS</text:p>
            </table:table-cell>
          </table:table-row>
          <table:table-row table:style-name="Tableau13.1">
            <table:table-cell table:style-name="Tableau13.A1" office:value-type="string">
              <text:p text:style-name="P35"/>
            </table:table-cell>
            <table:table-cell table:style-name="Tableau13.A1" office:value-type="string">
              <text:p text:style-name="P32">1891</text:p>
            </table:table-cell>
            <table:table-cell table:style-name="Tableau13.C1" office:value-type="string">
              <text:p text:style-name="P32">MN OF RENAL PELVIS</text:p>
            </table:table-cell>
          </table:table-row>
          <table:table-row table:style-name="Tableau13.1">
            <table:table-cell table:style-name="Tableau13.A1" office:value-type="string">
              <text:p text:style-name="P35"/>
            </table:table-cell>
            <table:table-cell table:style-name="Tableau13.A1" office:value-type="string">
              <text:p text:style-name="P32">1892</text:p>
            </table:table-cell>
            <table:table-cell table:style-name="Tableau13.C1" office:value-type="string">
              <text:p text:style-name="P32">MN OF URETER</text:p>
            </table:table-cell>
          </table:table-row>
          <table:table-row table:style-name="Tableau13.1">
            <table:table-cell table:style-name="Tableau13.A1" office:value-type="string">
              <text:p text:style-name="P35"/>
            </table:table-cell>
            <table:table-cell table:style-name="Tableau13.A1" office:value-type="string">
              <text:p text:style-name="P32">190</text:p>
            </table:table-cell>
            <table:table-cell table:style-name="Tableau13.C1" office:value-type="string">
              <text:p text:style-name="P32">MN OF EYE</text:p>
            </table:table-cell>
          </table:table-row>
          <table:table-row table:style-name="Tableau13.1">
            <table:table-cell table:style-name="Tableau13.A1" office:value-type="string">
              <text:p text:style-name="P35"/>
            </table:table-cell>
            <table:table-cell table:style-name="Tableau13.A1" office:value-type="string">
              <text:p text:style-name="P32">192</text:p>
            </table:table-cell>
            <table:table-cell table:style-name="Tableau13.C1" office:value-type="string">
              <text:p text:style-name="P32">MN OF OTHER AND UNSPECIFIED PARTS OF NERVOUS SYSTEM</text:p>
            </table:table-cell>
          </table:table-row>
          <table:table-row table:style-name="Tableau13.1">
            <table:table-cell table:style-name="Tableau13.A1" office:value-type="string">
              <text:p text:style-name="P35"/>
            </table:table-cell>
            <table:table-cell table:style-name="Tableau13.A1" office:value-type="string">
              <text:p text:style-name="P32">193</text:p>
            </table:table-cell>
            <table:table-cell table:style-name="Tableau13.C1" office:value-type="string">
              <text:p text:style-name="P32">MN OF THYROID GLAND</text:p>
            </table:table-cell>
          </table:table-row>
          <table:table-row table:style-name="Tableau13.1">
            <table:table-cell table:style-name="Tableau13.A1" office:value-type="string">
              <text:p text:style-name="P35"/>
            </table:table-cell>
            <table:table-cell table:style-name="Tableau13.A1" office:value-type="string">
              <text:p text:style-name="P32">194</text:p>
            </table:table-cell>
            <table:table-cell table:style-name="Tableau13.C1" office:value-type="string">
              <text:p text:style-name="P32">MN OF OTHER ENDOCRINE GLANDS AND RELATED STRUCTURES</text:p>
            </table:table-cell>
          </table:table-row>
          <table:table-row table:style-name="Tableau13.1">
            <table:table-cell table:style-name="Tableau13.A1" office:value-type="string">
              <text:p text:style-name="P35"/>
            </table:table-cell>
            <table:table-cell table:style-name="Tableau13.A1" office:value-type="string">
              <text:p text:style-name="P32">195</text:p>
            </table:table-cell>
            <table:table-cell table:style-name="Tableau13.C1" office:value-type="string">
              <text:p text:style-name="P32">MN OF OTHER AND ILL-DEFINED SITES</text:p>
            </table:table-cell>
          </table:table-row>
          <table:table-row table:style-name="Tableau13.1">
            <table:table-cell table:style-name="Tableau13.A1" office:value-type="string">
              <text:p text:style-name="P35"/>
            </table:table-cell>
            <table:table-cell table:style-name="Tableau13.A1" office:value-type="string">
              <text:p text:style-name="P32">196</text:p>
            </table:table-cell>
            <table:table-cell table:style-name="Tableau13.C1" office:value-type="string">
              <text:p text:style-name="P32">SECONDARY AND UNSPECIFIED MN OF LYMPH NODES</text:p>
            </table:table-cell>
          </table:table-row>
          <table:table-row table:style-name="Tableau13.1">
            <table:table-cell table:style-name="Tableau13.A1" office:value-type="string">
              <text:p text:style-name="P35"/>
            </table:table-cell>
            <table:table-cell table:style-name="Tableau13.A1" office:value-type="string">
              <text:p text:style-name="P32">197</text:p>
            </table:table-cell>
            <table:table-cell table:style-name="Tableau13.C1" office:value-type="string">
              <text:p text:style-name="P32">SECONDARY MN OF RESPIRATORY AND DIGESTIVE SYSTEM</text:p>
            </table:table-cell>
          </table:table-row>
          <table:table-row table:style-name="Tableau13.1">
            <table:table-cell table:style-name="Tableau13.A1" office:value-type="string">
              <text:p text:style-name="P35"/>
            </table:table-cell>
            <table:table-cell table:style-name="Tableau13.A1" office:value-type="string">
              <text:p text:style-name="P32">198</text:p>
            </table:table-cell>
            <table:table-cell table:style-name="Tableau13.C1" office:value-type="string">
              <text:p text:style-name="P32">SECONDARY MN OF OTHER SPECIFIED SITES</text:p>
            </table:table-cell>
          </table:table-row>
          <table:table-row table:style-name="Tableau13.1">
            <table:table-cell table:style-name="Tableau13.A1" office:value-type="string">
              <text:p text:style-name="P35"/>
            </table:table-cell>
            <table:table-cell table:style-name="Tableau13.A1" office:value-type="string">
              <text:p text:style-name="P32">199</text:p>
            </table:table-cell>
            <table:table-cell table:style-name="Tableau13.C1" office:value-type="string">
              <text:p text:style-name="P32">MN WITHOUT SPECIFICATION OF SITE</text:p>
            </table:table-cell>
          </table:table-row>
          <table:table-row table:style-name="Tableau13.1">
            <table:table-cell table:style-name="Tableau13.A1" office:value-type="string">
              <text:p text:style-name="P35"/>
            </table:table-cell>
            <table:table-cell table:style-name="Tableau13.A1" office:value-type="string">
              <text:p text:style-name="P32">200</text:p>
            </table:table-cell>
            <table:table-cell table:style-name="Tableau13.C1" office:value-type="string">
              <text:p text:style-name="P32">LYMPHOSARCOMA AND RETICULOSARCOMA</text:p>
            </table:table-cell>
          </table:table-row>
          <table:table-row table:style-name="Tableau13.1">
            <table:table-cell table:style-name="Tableau13.A1" office:value-type="string">
              <text:p text:style-name="P35"/>
            </table:table-cell>
            <table:table-cell table:style-name="Tableau13.A1" office:value-type="string">
              <text:p text:style-name="P32">2000</text:p>
            </table:table-cell>
            <table:table-cell table:style-name="Tableau13.C1" office:value-type="string">
              <text:p text:style-name="P32">RETICULOSARCOMA</text:p>
            </table:table-cell>
          </table:table-row>
          <table:table-row table:style-name="Tableau13.1">
            <table:table-cell table:style-name="Tableau13.A1" office:value-type="string">
              <text:p text:style-name="P35"/>
            </table:table-cell>
            <table:table-cell table:style-name="Tableau13.A1" office:value-type="string">
              <text:p text:style-name="P32">2001</text:p>
            </table:table-cell>
            <table:table-cell table:style-name="Tableau13.C1" office:value-type="string">
              <text:p text:style-name="P32">LYMPHOSARCOMA</text:p>
            </table:table-cell>
          </table:table-row>
          <table:table-row table:style-name="Tableau13.1">
            <table:table-cell table:style-name="Tableau13.A1" office:value-type="string">
              <text:p text:style-name="P35"/>
            </table:table-cell>
            <table:table-cell table:style-name="Tableau13.A1" office:value-type="string">
              <text:p text:style-name="P32">2002</text:p>
            </table:table-cell>
            <table:table-cell table:style-name="Tableau13.C1" office:value-type="string">
              <text:p text:style-name="P32">BURKITT'S TUMOUR</text:p>
            </table:table-cell>
          </table:table-row>
          <table:table-row table:style-name="Tableau13.1">
            <table:table-cell table:style-name="Tableau13.A1" office:value-type="string">
              <text:p text:style-name="P35"/>
            </table:table-cell>
            <table:table-cell table:style-name="Tableau13.A1" office:value-type="string">
              <text:p text:style-name="P32">202</text:p>
            </table:table-cell>
            <table:table-cell table:style-name="Tableau13.C1" office:value-type="string">
              <text:p text:style-name="P32">OTHER MN OF LYMPHOID AND HISTIOCYTIC TISSUE</text:p>
            </table:table-cell>
          </table:table-row>
          <table:table-row table:style-name="Tableau13.1">
            <table:table-cell table:style-name="Tableau13.A1" office:value-type="string">
              <text:p text:style-name="P35"/>
            </table:table-cell>
            <table:table-cell table:style-name="Tableau13.A1" office:value-type="string">
              <text:p text:style-name="P32">203</text:p>
            </table:table-cell>
            <table:table-cell table:style-name="Tableau13.C1" office:value-type="string">
              <text:p text:style-name="P32">MULTIPLE MYELOMA AND IMMUNOPROLIFERATIVE NEOPLASMS</text:p>
            </table:table-cell>
          </table:table-row>
          <table:table-row table:style-name="Tableau13.1">
            <table:table-cell table:style-name="Tableau13.A1" office:value-type="string">
              <text:p text:style-name="P35"/>
            </table:table-cell>
            <table:table-cell table:style-name="Tableau13.A1" office:value-type="string">
              <text:p text:style-name="P32">2030</text:p>
            </table:table-cell>
            <table:table-cell table:style-name="Tableau13.C1" office:value-type="string">
              <text:p text:style-name="P32">MULTIPLE MYELOMA</text:p>
            </table:table-cell>
          </table:table-row>
          <table:table-row table:style-name="Tableau13.1">
            <table:table-cell table:style-name="Tableau13.A1" office:value-type="string">
              <text:p text:style-name="P35"/>
            </table:table-cell>
            <table:table-cell table:style-name="Tableau13.A1" office:value-type="string">
              <text:p text:style-name="P32">204</text:p>
            </table:table-cell>
            <table:table-cell table:style-name="Tableau13.C1" office:value-type="string">
              <text:p text:style-name="P32">LYMPHOID LEUKAEMIA</text:p>
            </table:table-cell>
          </table:table-row>
          <table:table-row table:style-name="Tableau13.1">
            <table:table-cell table:style-name="Tableau13.A1" office:value-type="string">
              <text:p text:style-name="P35"/>
            </table:table-cell>
            <table:table-cell table:style-name="Tableau13.A1" office:value-type="string">
              <text:p text:style-name="P32">2040</text:p>
            </table:table-cell>
            <table:table-cell table:style-name="Tableau13.C1" office:value-type="string">
              <text:p text:style-name="P32">ACUTE LYMPHOID LEUKAEMIA</text:p>
            </table:table-cell>
          </table:table-row>
          <table:table-row table:style-name="Tableau13.1">
            <table:table-cell table:style-name="Tableau13.A1" office:value-type="string">
              <text:p text:style-name="P35"/>
            </table:table-cell>
            <table:table-cell table:style-name="Tableau13.A1" office:value-type="string">
              <text:p text:style-name="P32">205</text:p>
            </table:table-cell>
            <table:table-cell table:style-name="Tableau13.C1" office:value-type="string">
              <text:p text:style-name="P32">MYELOID LEUKAEMIA</text:p>
            </table:table-cell>
          </table:table-row>
          <table:table-row table:style-name="Tableau13.1">
            <table:table-cell table:style-name="Tableau13.A1" office:value-type="string">
              <text:p text:style-name="P35"/>
            </table:table-cell>
            <table:table-cell table:style-name="Tableau13.A1" office:value-type="string">
              <text:p text:style-name="P32">2050</text:p>
            </table:table-cell>
            <table:table-cell table:style-name="Tableau13.C1" office:value-type="string">
              <text:p text:style-name="P32">ACUTE MYELOID LEUKAEMIA</text:p>
            </table:table-cell>
          </table:table-row>
          <table:table-row table:style-name="Tableau13.1">
            <table:table-cell table:style-name="Tableau13.A1" office:value-type="string">
              <text:p text:style-name="P35"/>
            </table:table-cell>
            <table:table-cell table:style-name="Tableau13.A1" office:value-type="string">
              <text:p text:style-name="P32">206</text:p>
            </table:table-cell>
            <table:table-cell table:style-name="Tableau13.C1" office:value-type="string">
              <text:p text:style-name="P32">MONOCYTIC LEUKAEMIA</text:p>
            </table:table-cell>
          </table:table-row>
          <table:table-row table:style-name="Tableau13.1">
            <table:table-cell table:style-name="Tableau13.A1" office:value-type="string">
              <text:p text:style-name="P35"/>
            </table:table-cell>
            <table:table-cell table:style-name="Tableau13.A1" office:value-type="string">
              <text:p text:style-name="P32">207</text:p>
            </table:table-cell>
            <table:table-cell table:style-name="Tableau13.C1" office:value-type="string">
              <text:p text:style-name="P32">OTHER SPECIFIED LEUKAEMIA</text:p>
            </table:table-cell>
          </table:table-row>
          <table:table-row table:style-name="Tableau13.1">
            <table:table-cell table:style-name="Tableau13.A1" office:value-type="string">
              <text:p text:style-name="P35"/>
            </table:table-cell>
            <table:table-cell table:style-name="Tableau13.A1" office:value-type="string">
              <text:p text:style-name="P32">208</text:p>
            </table:table-cell>
            <table:table-cell table:style-name="Tableau13.C1" office:value-type="string">
              <text:p text:style-name="P32">LEUKAEMIA OF UNSPECIFIED CELL TYPE</text:p>
            </table:table-cell>
          </table:table-row>
          <table:table-row table:style-name="Tableau13.1">
            <table:table-cell table:style-name="Tableau13.A1" office:value-type="string">
              <text:p text:style-name="P35"/>
            </table:table-cell>
            <table:table-cell table:style-name="Tableau13.A1" office:value-type="string">
              <text:p text:style-name="P32">235</text:p>
            </table:table-cell>
            <table:table-cell table:style-name="Tableau13.C1" office:value-type="string">
              <text:p text:style-name="P32">NEOPLASM OF UNCERTAIN BEHAVIOUR OF DIGESTIVE ETC. SYSTEMS</text:p>
            </table:table-cell>
          </table:table-row>
          <table:table-row table:style-name="Tableau13.1">
            <table:table-cell table:style-name="Tableau13.A1" office:value-type="string">
              <text:p text:style-name="P35"/>
            </table:table-cell>
            <table:table-cell table:style-name="Tableau13.A1" office:value-type="string">
              <text:p text:style-name="P32">236</text:p>
            </table:table-cell>
            <table:table-cell table:style-name="Tableau13.C1" office:value-type="string">
              <text:p text:style-name="P32">NEOPLASM OF UNCERTAIN BEHAVIOUR OF GENITOURINARY ORGANS</text:p>
            </table:table-cell>
          </table:table-row>
          <table:table-row table:style-name="Tableau13.1">
            <table:table-cell table:style-name="Tableau13.A1" office:value-type="string">
              <text:p text:style-name="P35"/>
            </table:table-cell>
            <table:table-cell table:style-name="Tableau13.A1" office:value-type="string">
              <text:p text:style-name="P32">237</text:p>
            </table:table-cell>
            <table:table-cell table:style-name="Tableau13.C1" office:value-type="string">
              <text:p text:style-name="P32">NEOPLASM OF UNCERTAIN BEHAVIOUR OF ENDOCRINE GLANDS ETC.</text:p>
            </table:table-cell>
          </table:table-row>
          <table:table-row table:style-name="Tableau13.1">
            <table:table-cell table:style-name="Tableau13.A1" office:value-type="string">
              <text:p text:style-name="P35"/>
            </table:table-cell>
            <table:table-cell table:style-name="Tableau13.A1" office:value-type="string">
              <text:p text:style-name="P32">238</text:p>
            </table:table-cell>
            <table:table-cell table:style-name="Tableau13.C1" office:value-type="string">
              <text:p text:style-name="P32">NEOPLASM OF UNCERTAIN BEHAVIOUR OF OTHER SITES ETC.</text:p>
            </table:table-cell>
          </table:table-row>
          <table:table-row table:style-name="Tableau13.1">
            <table:table-cell table:style-name="Tableau13.A1" office:value-type="string">
              <text:p text:style-name="P35"/>
            </table:table-cell>
            <table:table-cell table:style-name="Tableau13.A1" office:value-type="string">
              <text:p text:style-name="P32">239</text:p>
            </table:table-cell>
            <table:table-cell table:style-name="Tableau13.C1" office:value-type="string">
              <text:p text:style-name="P32">NEOPLASM OF UNSPECIFIED NATURE</text:p>
            </table:table-cell>
          </table:table-row>
          <table:table-row table:style-name="Tableau13.1">
            <table:table-cell table:style-name="Tableau13.A1" office:value-type="string">
              <text:p text:style-name="P35"/>
            </table:table-cell>
            <table:table-cell table:style-name="Tableau13.A1" office:value-type="string">
              <text:p text:style-name="P32">415+ (415.0, 417)</text:p>
            </table:table-cell>
            <table:table-cell table:style-name="Tableau13.C1" office:value-type="string">
              <text:p text:style-name="P32">OTHER DISEASES OF PULMONARY CIRCULATION</text:p>
            </table:table-cell>
          </table:table-row>
          <table:table-row table:style-name="Tableau13.1">
            <table:table-cell table:style-name="Tableau13.A1" office:value-type="string">
              <text:p text:style-name="P35"/>
            </table:table-cell>
            <table:table-cell table:style-name="Tableau13.A1" office:value-type="string">
              <text:p text:style-name="P32">416</text:p>
            </table:table-cell>
            <table:table-cell table:style-name="Tableau13.C1" office:value-type="string">
              <text:p text:style-name="P32">CHRONIC PULMONARY HEART DISEASE</text:p>
            </table:table-cell>
          </table:table-row>
          <table:table-row table:style-name="Tableau13.1">
            <table:table-cell table:style-name="Tableau13.A1" office:value-type="string">
              <text:p text:style-name="P35"/>
            </table:table-cell>
            <table:table-cell table:style-name="Tableau13.A1" office:value-type="string">
              <text:p text:style-name="P32">420+ (420-426, 428-429)</text:p>
            </table:table-cell>
            <table:table-cell table:style-name="Tableau13.C1" office:value-type="string">
              <text:p text:style-name="P32">OTHER FORMS OF HEART DISEASES</text:p>
            </table:table-cell>
          </table:table-row>
        </table:table>
        <text:p text:style-name="P53"/>
        <text:p text:style-name="P59"><text:span text:style-name="T32">Table 6. <text:s/></text:span>In addition to the ICD9 BTL codes (see Table 5 above), the following cause of <text:s/>death codes are uniquely used for Armenia, Belarus, Kazakhstan, Kyrgyzstan, Latvia, Lituania, Russian Federation, Ukraine and the former USSR for some years.</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26">BTL items - detailed items</text:p>
              </table:table-cell>
              <table:table-cell table:style-name="Tableau14.A1" office:value-type="string">
                <text:p text:style-name="P26">Corresponding code</text:p>
              </table:table-cell>
              <table:table-cell table:style-name="Tableau14.C1" office:value-type="string">
                <text:p text:style-name="P26">Description</text:p>
              </table:table-cell>
            </table:table-row>
          </table:table-header-rows>
          <table:table-row table:style-name="Tableau14.2">
            <table:table-cell table:style-name="Tableau14.A1" office:value-type="string">
              <text:p text:style-name="P32">B01-B07</text:p>
            </table:table-cell>
            <table:table-cell table:style-name="Tableau14.A1" office:value-type="string">
              <text:p text:style-name="P32">CH01</text:p>
            </table:table-cell>
            <table:table-cell table:style-name="Tableau14.C1" office:value-type="string">
              <text:p text:style-name="P32">Infectious and and Parasitic Diseases</text:p>
            </table:table-cell>
          </table:table-row>
          <table:table-row table:style-name="Tableau14.1">
            <table:table-cell table:style-name="Tableau14.A1" office:value-type="string">
              <text:p text:style-name="P32">B08-B17</text:p>
            </table:table-cell>
            <table:table-cell table:style-name="Tableau14.A1" office:value-type="string">
              <text:p text:style-name="P32">CH02</text:p>
            </table:table-cell>
            <table:table-cell table:style-name="Tableau14.C1" office:value-type="string">
              <text:p text:style-name="P32">Neoplasms</text:p>
            </table:table-cell>
          </table:table-row>
          <table:table-row table:style-name="Tableau14.1">
            <table:table-cell table:style-name="Tableau14.A1" office:value-type="string">
              <text:p text:style-name="P32">B18,B19</text:p>
            </table:table-cell>
            <table:table-cell table:style-name="Tableau14.A1" office:value-type="string">
              <text:p text:style-name="P32">CH03</text:p>
            </table:table-cell>
            <table:table-cell table:style-name="Tableau14.C1" office:value-type="string">
              <text:p text:style-name="P32">Endocrine, Nutritional and Metabolic Diseases</text:p>
            </table:table-cell>
          </table:table-row>
          <table:table-row table:style-name="Tableau14.1">
            <table:table-cell table:style-name="Tableau14.A1" office:value-type="string">
              <text:p text:style-name="P32">B20</text:p>
            </table:table-cell>
            <table:table-cell table:style-name="Tableau14.A1" office:value-type="string">
              <text:p text:style-name="P32">CH04</text:p>
            </table:table-cell>
            <table:table-cell table:style-name="Tableau14.C1" office:value-type="string">
              <text:p text:style-name="P32">Diseases of the Blood and Blood-forming Organs</text:p>
            </table:table-cell>
          </table:table-row>
          <table:table-row table:style-name="Tableau14.1">
            <table:table-cell table:style-name="Tableau14.A1" office:value-type="string">
              <text:p text:style-name="P32">B21</text:p>
            </table:table-cell>
            <table:table-cell table:style-name="Tableau14.A1" office:value-type="string">
              <text:p text:style-name="P32">CH05</text:p>
            </table:table-cell>
            <table:table-cell table:style-name="Tableau14.C1" office:value-type="string">
              <text:p text:style-name="P32">Mental Disorders</text:p>
            </table:table-cell>
          </table:table-row>
          <table:table-row table:style-name="Tableau14.1">
            <table:table-cell table:style-name="Tableau14.A1" office:value-type="string">
              <text:p text:style-name="P32">B22-B24</text:p>
            </table:table-cell>
            <table:table-cell table:style-name="Tableau14.A1" office:value-type="string">
              <text:p text:style-name="P32">CH06</text:p>
            </table:table-cell>
            <table:table-cell table:style-name="Tableau14.C1" office:value-type="string">
              <text:p text:style-name="P32">Diseases of the Nervous System and Sense Organs</text:p>
            </table:table-cell>
          </table:table-row>
          <table:table-row table:style-name="Tableau14.1">
            <table:table-cell table:style-name="Tableau14.A1" office:value-type="string">
              <text:p text:style-name="P32">B25-B30</text:p>
            </table:table-cell>
            <table:table-cell table:style-name="Tableau14.A1" office:value-type="string">
              <text:p text:style-name="P32">CH07</text:p>
            </table:table-cell>
            <table:table-cell table:style-name="Tableau14.C1" office:value-type="string">
              <text:p text:style-name="P32">Diseases of the Circulatory System</text:p>
            </table:table-cell>
          </table:table-row>
          <table:table-row table:style-name="Tableau14.1">
            <table:table-cell table:style-name="Tableau14.A1" office:value-type="string">
              <text:p text:style-name="P32">B31, B32</text:p>
            </table:table-cell>
            <table:table-cell table:style-name="Tableau14.A1" office:value-type="string">
              <text:p text:style-name="P32">CH08</text:p>
            </table:table-cell>
            <table:table-cell table:style-name="Tableau14.C1" office:value-type="string">
              <text:p text:style-name="P32">Diseases of the Respiratory System</text:p>
            </table:table-cell>
          </table:table-row>
          <table:table-row table:style-name="Tableau14.1">
            <table:table-cell table:style-name="Tableau14.A1" office:value-type="string">
              <text:p text:style-name="P32">B33, B34</text:p>
            </table:table-cell>
            <table:table-cell table:style-name="Tableau14.A1" office:value-type="string">
              <text:p text:style-name="P32">CH09</text:p>
            </table:table-cell>
            <table:table-cell table:style-name="Tableau14.C1" office:value-type="string">
              <text:p text:style-name="P32">Diseases of the Digestive System</text:p>
            </table:table-cell>
          </table:table-row>
          <table:table-row table:style-name="Tableau14.1">
            <table:table-cell table:style-name="Tableau14.A1" office:value-type="string">
              <text:p text:style-name="P32">B35-B37</text:p>
            </table:table-cell>
            <table:table-cell table:style-name="Tableau14.A1" office:value-type="string">
              <text:p text:style-name="P32">CH10</text:p>
            </table:table-cell>
            <table:table-cell table:style-name="Tableau14.C1" office:value-type="string">
              <text:p text:style-name="P32">Diseases of the Genitourinary System</text:p>
            </table:table-cell>
          </table:table-row>
          <table:table-row table:style-name="Tableau14.1">
            <table:table-cell table:style-name="Tableau14.A1" office:value-type="string">
              <text:p text:style-name="P32">B38-B41</text:p>
            </table:table-cell>
            <table:table-cell table:style-name="Tableau14.A1" office:value-type="string">
              <text:p text:style-name="P32">CH11</text:p>
            </table:table-cell>
            <table:table-cell table:style-name="Tableau14.C1" office:value-type="string">
              <text:p text:style-name="P32">Obstetric Complications</text:p>
            </table:table-cell>
          </table:table-row>
          <table:table-row table:style-name="Tableau14.1">
            <table:table-cell table:style-name="Tableau14.A1" office:value-type="string">
              <text:p text:style-name="P32">B42</text:p>
            </table:table-cell>
            <table:table-cell table:style-name="Tableau14.A1" office:value-type="string">
              <text:p text:style-name="P32">CH12</text:p>
            </table:table-cell>
            <table:table-cell table:style-name="Tableau14.C1" office:value-type="string">
              <text:p text:style-name="P32">Diseases of the Skin and Subcutaneous Tissue</text:p>
            </table:table-cell>
          </table:table-row>
          <table:table-row table:style-name="Tableau14.1">
            <table:table-cell table:style-name="Tableau14.A1" office:value-type="string">
              <text:p text:style-name="P32">B43</text:p>
            </table:table-cell>
            <table:table-cell table:style-name="Tableau14.A1" office:value-type="string">
              <text:p text:style-name="P32">CH13</text:p>
            </table:table-cell>
            <table:table-cell table:style-name="Tableau14.C1" office:value-type="string">
              <text:p text:style-name="P32">Diseases of the Musculoskeletal System and Connective Tissue</text:p>
            </table:table-cell>
          </table:table-row>
          <table:table-row table:style-name="Tableau14.1">
            <table:table-cell table:style-name="Tableau14.A1" office:value-type="string">
              <text:p text:style-name="P32">B44</text:p>
            </table:table-cell>
            <table:table-cell table:style-name="Tableau14.A1" office:value-type="string">
              <text:p text:style-name="P32">CH14</text:p>
            </table:table-cell>
            <table:table-cell table:style-name="Tableau14.C1" office:value-type="string">
              <text:p text:style-name="P32">Congenital Anomalies</text:p>
            </table:table-cell>
          </table:table-row>
          <table:table-row table:style-name="Tableau14.1">
            <table:table-cell table:style-name="Tableau14.A1" office:value-type="string">
              <text:p text:style-name="P32">B45</text:p>
            </table:table-cell>
            <table:table-cell table:style-name="Tableau14.A1" office:value-type="string">
              <text:p text:style-name="P32">CH15</text:p>
            </table:table-cell>
            <table:table-cell table:style-name="Tableau14.C1" office:value-type="string">
              <text:p text:style-name="P32">Certain Conditions originating in the Perinatal Period</text:p>
            </table:table-cell>
          </table:table-row>
          <table:table-row table:style-name="Tableau14.1">
            <table:table-cell table:style-name="Tableau14.A1" office:value-type="string">
              <text:p text:style-name="P32">B46</text:p>
            </table:table-cell>
            <table:table-cell table:style-name="Tableau14.A1" office:value-type="string">
              <text:p text:style-name="P32">CH16</text:p>
            </table:table-cell>
            <table:table-cell table:style-name="Tableau14.C1" office:value-type="string">
              <text:p text:style-name="P32">Symptoms, Signs and Ill-defined Conditions</text:p>
            </table:table-cell>
          </table:table-row>
          <table:table-row table:style-name="Tableau14.1">
            <table:table-cell table:style-name="Tableau14.A1" office:value-type="string">
              <text:p text:style-name="P32">B47-B56</text:p>
            </table:table-cell>
            <table:table-cell table:style-name="Tableau14.A1" office:value-type="string">
              <text:p text:style-name="P32">CH17</text:p>
            </table:table-cell>
            <table:table-cell table:style-name="Tableau14.C1" office:value-type="string">
              <text:p text:style-name="P32">External Causes</text:p>
            </table:table-cell>
          </table:table-row>
          <table:table-row table:style-name="Tableau14.1">
            <table:table-cell table:style-name="Tableau14.A1" office:value-type="string">
              <text:p text:style-name="P32">B020, B021</text:p>
            </table:table-cell>
            <table:table-cell table:style-name="Tableau14.A1" office:value-type="string">
              <text:p text:style-name="P32">S020</text:p>
            </table:table-cell>
            <table:table-cell table:style-name="Tableau14.C1" office:value-type="string">
              <text:p text:style-name="P32">Respiratory Tuberculosis</text:p>
            </table:table-cell>
          </table:table-row>
          <table:table-row table:style-name="Tableau14.1">
            <table:table-cell table:style-name="Tableau14.A1" office:value-type="string">
              <text:p text:style-name="P32">B06-B07</text:p>
            </table:table-cell>
            <table:table-cell table:style-name="Tableau14.A1" office:value-type="string">
              <text:p text:style-name="P32">S06</text:p>
            </table:table-cell>
            <table:table-cell table:style-name="Tableau14.C1" office:value-type="string">
              <text:p text:style-name="P32">Venereal and other Infectious and Parasitic Diseases</text:p>
            </table:table-cell>
          </table:table-row>
          <table:table-row table:style-name="Tableau14.1">
            <table:table-cell table:style-name="Tableau14.A1" office:value-type="string">
              <text:p text:style-name="P32">B08-B14</text:p>
            </table:table-cell>
            <table:table-cell table:style-name="Tableau14.A1" office:value-type="string">
              <text:p text:style-name="P32">S08</text:p>
            </table:table-cell>
            <table:table-cell table:style-name="Tableau14.C1" office:value-type="string">
              <text:p text:style-name="P32">Malignant Neoplasms</text:p>
            </table:table-cell>
          </table:table-row>
          <table:table-row table:style-name="Tableau14.1">
            <table:table-cell table:style-name="Tableau14.A1" office:value-type="string">
              <text:p text:style-name="P32">B15-B17</text:p>
            </table:table-cell>
            <table:table-cell table:style-name="Tableau14.A1" office:value-type="string">
              <text:p text:style-name="P32">S15</text:p>
            </table:table-cell>
            <table:table-cell table:style-name="Tableau14.C1" office:value-type="string">
              <text:p text:style-name="P32">Benign and Unspecified Neoplasms and Carcinoma in situ</text:p>
            </table:table-cell>
          </table:table-row>
          <table:table-row table:style-name="Tableau14.1">
            <table:table-cell table:style-name="Tableau14.A1" office:value-type="string">
              <text:p text:style-name="P32">B300-B302</text:p>
            </table:table-cell>
            <table:table-cell table:style-name="Tableau14.A1" office:value-type="string">
              <text:p text:style-name="P32">S300</text:p>
            </table:table-cell>
            <table:table-cell table:style-name="Tableau14.C1" office:value-type="string">
              <text:p text:style-name="P32">Atherosclerosis and other Arterial Diseases</text:p>
            </table:table-cell>
          </table:table-row>
          <table:table-row table:style-name="Tableau14.1">
            <table:table-cell table:style-name="Tableau14.A1" office:value-type="string">
              <text:p text:style-name="P32">B310-312,B320</text:p>
            </table:table-cell>
            <table:table-cell table:style-name="Tableau14.A1" office:value-type="string">
              <text:p text:style-name="P32">S310</text:p>
            </table:table-cell>
            <table:table-cell table:style-name="Tableau14.C1" office:value-type="string">
              <text:p text:style-name="P32">Acute Respiratory Diseases</text:p>
            </table:table-cell>
          </table:table-row>
          <table:table-row table:style-name="Tableau14.1">
            <table:table-cell table:style-name="Tableau14.A1" office:value-type="string">
              <text:p text:style-name="P32">B343,B344</text:p>
            </table:table-cell>
            <table:table-cell table:style-name="Tableau14.A1" office:value-type="string">
              <text:p text:style-name="P32">S343</text:p>
            </table:table-cell>
            <table:table-cell table:style-name="Tableau14.C1" office:value-type="string">
              <text:p text:style-name="P32">Hernia and Intestinal Obstruction</text:p>
            </table:table-cell>
          </table:table-row>
          <table:table-row table:style-name="Tableau14.1">
            <table:table-cell table:style-name="Tableau14.A1" office:value-type="string">
              <text:p text:style-name="P32">570-573, 576, 575.2 - 579.9</text:p>
            </table:table-cell>
            <table:table-cell table:style-name="Tableau14.A1" office:value-type="string">
              <text:p text:style-name="P32">S347</text:p>
            </table:table-cell>
            <table:table-cell table:style-name="Tableau14.C1" office:value-type="string">
              <text:p text:style-name="P32">Cirrhosis and other Digestive Disorders</text:p>
            </table:table-cell>
          </table:table-row>
          <table:table-row table:style-name="Tableau14.1">
            <table:table-cell table:style-name="Tableau14.A1" office:value-type="string">
              <text:p text:style-name="P32">B47-B53</text:p>
            </table:table-cell>
            <table:table-cell table:style-name="Tableau14.A1" office:value-type="string">
              <text:p text:style-name="P32">S47</text:p>
            </table:table-cell>
            <table:table-cell table:style-name="Tableau14.C1" office:value-type="string">
              <text:p text:style-name="P32">Accidents and Adverse Effects</text:p>
            </table:table-cell>
          </table:table-row>
          <table:table-row table:style-name="Tableau14.1">
            <table:table-cell table:style-name="Tableau14.A1" office:value-type="string">
              <text:p text:style-name="P32">B010, B012-B016, B019</text:p>
            </table:table-cell>
            <table:table-cell table:style-name="Tableau14.A1" office:value-type="string">
              <text:p text:style-name="P32">S019</text:p>
            </table:table-cell>
            <table:table-cell table:style-name="Tableau14.C1" office:value-type="string">
              <text:p text:style-name="P32">Rest of B01</text:p>
            </table:table-cell>
          </table:table-row>
          <table:table-row table:style-name="Tableau14.1">
            <table:table-cell table:style-name="Tableau14.A1" office:value-type="string">
              <text:p text:style-name="P32">B022-B025, B029</text:p>
            </table:table-cell>
            <table:table-cell table:style-name="Tableau14.A1" office:value-type="string">
              <text:p text:style-name="P32">S029</text:p>
            </table:table-cell>
            <table:table-cell table:style-name="Tableau14.C1" office:value-type="string">
              <text:p text:style-name="P32">Rest of B02</text:p>
            </table:table-cell>
          </table:table-row>
          <table:table-row table:style-name="Tableau14.1">
            <table:table-cell table:style-name="Tableau14.A1" office:value-type="string">
              <text:p text:style-name="P32">B030-B033, B035, B039</text:p>
            </table:table-cell>
            <table:table-cell table:style-name="Tableau14.A1" office:value-type="string">
              <text:p text:style-name="P32">S039</text:p>
            </table:table-cell>
            <table:table-cell table:style-name="Tableau14.C1" office:value-type="string">
              <text:p text:style-name="P32">Rest of B03</text:p>
            </table:table-cell>
          </table:table-row>
          <table:table-row table:style-name="Tableau14.1">
            <table:table-cell table:style-name="Tableau14.A1" office:value-type="string">
              <text:p text:style-name="P32">B040, B041, B043-B049</text:p>
            </table:table-cell>
            <table:table-cell table:style-name="Tableau14.A1" office:value-type="string">
              <text:p text:style-name="P32">S049</text:p>
            </table:table-cell>
            <table:table-cell table:style-name="Tableau14.C1" office:value-type="string">
              <text:p text:style-name="P32">Rest of B04</text:p>
            </table:table-cell>
          </table:table-row>
          <table:table-row table:style-name="Tableau14.1">
            <table:table-cell table:style-name="Tableau14.A1" office:value-type="string">
              <text:p text:style-name="P32">B050, B051, B053, B054, B059</text:p>
            </table:table-cell>
            <table:table-cell table:style-name="Tableau14.A1" office:value-type="string">
              <text:p text:style-name="P32">S059</text:p>
            </table:table-cell>
            <table:table-cell table:style-name="Tableau14.C1" office:value-type="string">
              <text:p text:style-name="P32">Rest of B05</text:p>
            </table:table-cell>
          </table:table-row>
          <table:table-row table:style-name="Tableau14.1">
            <table:table-cell table:style-name="Tableau14.A1" office:value-type="string">
              <text:p text:style-name="P32">B140,B149</text:p>
            </table:table-cell>
            <table:table-cell table:style-name="Tableau14.A1" office:value-type="string">
              <text:p text:style-name="P32">S149</text:p>
            </table:table-cell>
            <table:table-cell table:style-name="Tableau14.C1" office:value-type="string">
              <text:p text:style-name="P32">Rest of B14</text:p>
            </table:table-cell>
          </table:table-row>
          <table:table-row table:style-name="Tableau14.1">
            <table:table-cell table:style-name="Tableau14.A1" office:value-type="string">
              <text:p text:style-name="P32">B180, B182, B183, B189, B19</text:p>
            </table:table-cell>
            <table:table-cell table:style-name="Tableau14.A1" office:value-type="string">
              <text:p text:style-name="P32">S189</text:p>
            </table:table-cell>
            <table:table-cell table:style-name="Tableau14.C1" office:value-type="string">
              <text:p text:style-name="P32">Rest of B18, B19</text:p>
            </table:table-cell>
          </table:table-row>
          <table:table-row table:style-name="Tableau14.1">
            <table:table-cell table:style-name="Tableau14.A1" office:value-type="string">
              <text:p text:style-name="P32">B221, B222, B224, B229, B23, B24</text:p>
            </table:table-cell>
            <table:table-cell table:style-name="Tableau14.A1" office:value-type="string">
              <text:p text:style-name="P32">S229</text:p>
            </table:table-cell>
            <table:table-cell table:style-name="Tableau14.C1" office:value-type="string">
              <text:p text:style-name="P32">Rest of B22, B23, B24</text:p>
            </table:table-cell>
          </table:table-row>
          <table:table-row table:style-name="Tableau14.1">
            <table:table-cell table:style-name="Tableau14.A1" office:value-type="string">
              <text:p text:style-name="P32">B304, B305, B309</text:p>
            </table:table-cell>
            <table:table-cell table:style-name="Tableau14.A1" office:value-type="string">
              <text:p text:style-name="P32">S309</text:p>
            </table:table-cell>
            <table:table-cell table:style-name="Tableau14.C1" office:value-type="string">
              <text:p text:style-name="P32">Rest of B30</text:p>
            </table:table-cell>
          </table:table-row>
          <table:table-row table:style-name="Tableau14.1">
            <table:table-cell table:style-name="Tableau14.A1" office:value-type="string">
              <text:p text:style-name="P32">B313-B315, B319, B324-B327, B329</text:p>
            </table:table-cell>
            <table:table-cell table:style-name="Tableau14.A1" office:value-type="string">
              <text:p text:style-name="P32">S329</text:p>
            </table:table-cell>
            <table:table-cell table:style-name="Tableau14.C1" office:value-type="string">
              <text:p text:style-name="P32">Rest of B31, B32</text:p>
            </table:table-cell>
          </table:table-row>
          <table:table-row table:style-name="Tableau14.1">
            <table:table-cell table:style-name="Tableau14.A1" office:value-type="string">
              <text:p text:style-name="P32">B33, B340,B345, B346, B349</text:p>
            </table:table-cell>
            <table:table-cell table:style-name="Tableau14.A1" office:value-type="string">
              <text:p text:style-name="P32">S349</text:p>
            </table:table-cell>
            <table:table-cell table:style-name="Tableau14.C1" office:value-type="string">
              <text:p text:style-name="P32">Rest of B33, B34</text:p>
            </table:table-cell>
          </table:table-row>
          <table:table-row table:style-name="Tableau14.1">
            <table:table-cell table:style-name="Tableau14.A1" office:value-type="string">
              <text:p text:style-name="P32">B352, B353,B359, B361-B363, B369, B37</text:p>
            </table:table-cell>
            <table:table-cell table:style-name="Tableau14.A1" office:value-type="string">
              <text:p text:style-name="P32">S359</text:p>
            </table:table-cell>
            <table:table-cell table:style-name="Tableau14.C1" office:value-type="string">
              <text:p text:style-name="P32">Rest of B35, B36, B37</text:p>
            </table:table-cell>
          </table:table-row>
          <table:table-row table:style-name="Tableau14.1">
            <table:table-cell table:style-name="Tableau14.A1" office:value-type="string">
              <text:p text:style-name="P32">B392-B394, B399, B40, B41</text:p>
            </table:table-cell>
            <table:table-cell table:style-name="Tableau14.A1" office:value-type="string">
              <text:p text:style-name="P32">S399</text:p>
            </table:table-cell>
            <table:table-cell table:style-name="Tableau14.C1" office:value-type="string">
              <text:p text:style-name="P32">Rest of B39, B40, B41</text:p>
            </table:table-cell>
          </table:table-row>
          <text:soft-page-break/>
          <table:table-row table:style-name="Tableau14.1">
            <table:table-cell table:style-name="Tableau14.A1" office:value-type="string">
              <text:p text:style-name="P32">B441, B443-B447, B449</text:p>
            </table:table-cell>
            <table:table-cell table:style-name="Tableau14.A1" office:value-type="string">
              <text:p text:style-name="P32">S449</text:p>
            </table:table-cell>
            <table:table-cell table:style-name="Tableau14.C1" office:value-type="string">
              <text:p text:style-name="P32">Rest of B44</text:p>
            </table:table-cell>
          </table:table-row>
          <table:table-row table:style-name="Tableau14.1">
            <table:table-cell table:style-name="Tableau14.A1" office:value-type="string">
              <text:p text:style-name="P32">B450-B452, B454, B455, B459</text:p>
            </table:table-cell>
            <table:table-cell table:style-name="Tableau14.A1" office:value-type="string">
              <text:p text:style-name="P32">S459</text:p>
            </table:table-cell>
            <table:table-cell table:style-name="Tableau14.C1" office:value-type="string">
              <text:p text:style-name="P32">Rest of B45</text:p>
            </table:table-cell>
          </table:table-row>
          <table:table-row table:style-name="Tableau14.1">
            <table:table-cell table:style-name="Tableau14.A1" office:value-type="string">
              <text:p text:style-name="P32">B460-B464, B466, B467, B469</text:p>
            </table:table-cell>
            <table:table-cell table:style-name="Tableau14.A1" office:value-type="string">
              <text:p text:style-name="P32">S469</text:p>
            </table:table-cell>
            <table:table-cell table:style-name="Tableau14.C1" office:value-type="string">
              <text:p text:style-name="P32">Rest of B46</text:p>
            </table:table-cell>
          </table:table-row>
          <table:table-row table:style-name="Tableau14.1">
            <table:table-cell table:style-name="Tableau14.A1" office:value-type="string">
              <text:p text:style-name="P32">B470, B479, B472-B474</text:p>
            </table:table-cell>
            <table:table-cell table:style-name="Tableau14.A1" office:value-type="string">
              <text:p text:style-name="P32">S479</text:p>
            </table:table-cell>
            <table:table-cell table:style-name="Tableau14.C1" office:value-type="string">
              <text:p text:style-name="P32">Rest of B47</text:p>
            </table:table-cell>
          </table:table-row>
          <table:table-row table:style-name="Tableau14.1">
            <table:table-cell table:style-name="Tableau14.A1" office:value-type="string">
              <text:p text:style-name="P44"/>
            </table:table-cell>
            <table:table-cell table:style-name="Tableau14.A1" office:value-type="string">
              <text:p text:style-name="P32">S08x</text:p>
            </table:table-cell>
            <table:table-cell table:style-name="Tableau14.C1" office:value-type="string">
              <text:p text:style-name="P32">Rest of B08 - B13</text:p>
            </table:table-cell>
          </table:table-row>
        </table:table>
        <text:p text:style-name="Standard"/>
        <text:p text:style-name="P86"/>
        <text:p text:style-name="Standard"><text:span text:style-name="T32">Table 7. <text:s/></text:span><text:span text:style-name="T27">The data for China are coded according to the codes in the left column</text:span></text:p>
        <text:p text:style-name="P74"><text:span text:style-name="T2">Warning to users: Data for China are only for selected urban and rural areas and <text:s/>represent </text:span><text:span text:style-name="T3">less than 10%</text:span><text:span text:style-name="T2"> of all deaths occurring in the country.</text:span></text:p>
        <text:p text:style-name="P52"/>
        <table:table table:name="Tableau15" table:style-name="Tableau15">
          <table:table-column table:style-name="Tableau15.A"/>
          <table:table-column table:style-name="Tableau15.B"/>
          <table:table-column table:style-name="Tableau15.C"/>
          <table:table-header-rows>
            <table:table-row table:style-name="Tableau15.1">
              <table:table-cell table:style-name="Tableau15.A1" office:value-type="string">
                <text:p text:style-name="P31"/>
                <text:p text:style-name="P26">CODE</text:p>
              </table:table-cell>
              <table:table-cell table:style-name="Tableau15.A1" office:value-type="string">
                <text:p text:style-name="P31"/>
                <text:p text:style-name="P26">ICD-9 detailed list numbers</text:p>
              </table:table-cell>
              <table:table-cell table:style-name="Tableau15.C1" office:value-type="string">
                <text:p text:style-name="P31"/>
                <text:p text:style-name="P26">Cause of Death</text:p>
              </table:table-cell>
            </table:table-row>
          </table:table-header-rows>
          <table:table-row table:style-name="Tableau15.2">
            <table:table-cell table:style-name="Tableau15.A1" office:value-type="string">
              <text:p text:style-name="P32">C001</text:p>
            </table:table-cell>
            <table:table-cell table:style-name="Tableau15.A1" office:value-type="string">
              <text:p text:style-name="P34"/>
            </table:table-cell>
            <table:table-cell table:style-name="Tableau15.C1" office:value-type="string">
              <text:p text:style-name="P32">All causes</text:p>
            </table:table-cell>
          </table:table-row>
          <table:table-row table:style-name="Tableau15.3">
            <table:table-cell table:style-name="Tableau15.A1" office:value-type="string">
              <text:p text:style-name="P32">C002</text:p>
            </table:table-cell>
            <table:table-cell table:style-name="Tableau15.A1" office:value-type="string">
              <text:p text:style-name="P32">01-139</text:p>
            </table:table-cell>
            <table:table-cell table:style-name="Tableau15.C1" office:value-type="string">
              <text:p text:style-name="P32">Infectious and parasitic diseases</text:p>
            </table:table-cell>
          </table:table-row>
          <table:table-row table:style-name="Tableau15.4">
            <table:table-cell table:style-name="Tableau15.A1" office:value-type="string">
              <text:p text:style-name="P32">C003</text:p>
            </table:table-cell>
            <table:table-cell table:style-name="Tableau15.A1" office:value-type="string">
              <text:p text:style-name="P32">001-005, 008-083, 087-118, 130, 137, 138, part of 136, 139</text:p>
            </table:table-cell>
            <table:table-cell table:style-name="Tableau15.C1" office:value-type="string">
              <text:p text:style-name="P32">Selected infectious diseases</text:p>
            </table:table-cell>
          </table:table-row>
          <table:table-row table:style-name="Tableau15.3">
            <table:table-cell table:style-name="Tableau15.A1" office:value-type="string">
              <text:p text:style-name="P32">C004</text:p>
            </table:table-cell>
            <table:table-cell table:style-name="Tableau15.A1" office:value-type="string">
              <text:p text:style-name="P32">002</text:p>
            </table:table-cell>
            <table:table-cell table:style-name="Tableau15.C1" office:value-type="string">
              <text:p text:style-name="P32">Typhoid and paratyphoid fevers</text:p>
            </table:table-cell>
          </table:table-row>
          <table:table-row table:style-name="Tableau15.3">
            <table:table-cell table:style-name="Tableau15.A1" office:value-type="string">
              <text:p text:style-name="P32">C005</text:p>
            </table:table-cell>
            <table:table-cell table:style-name="Tableau15.A1" office:value-type="string">
              <text:p text:style-name="P32">004</text:p>
            </table:table-cell>
            <table:table-cell table:style-name="Tableau15.C1" office:value-type="string">
              <text:p text:style-name="P32">Shigellosis</text:p>
            </table:table-cell>
          </table:table-row>
          <table:table-row table:style-name="Tableau15.3">
            <table:table-cell table:style-name="Tableau15.A1" office:value-type="string">
              <text:p text:style-name="P32">C006</text:p>
            </table:table-cell>
            <table:table-cell table:style-name="Tableau15.A1" office:value-type="string">
              <text:p text:style-name="P32">001, 003, 005, 008, 009</text:p>
            </table:table-cell>
            <table:table-cell table:style-name="Tableau15.C1" office:value-type="string">
              <text:p text:style-name="P32">Other intestinal infectious diseases</text:p>
            </table:table-cell>
          </table:table-row>
          <table:table-row table:style-name="Tableau15.3">
            <table:table-cell table:style-name="Tableau15.A1" office:value-type="string">
              <text:p text:style-name="P32">C007</text:p>
            </table:table-cell>
            <table:table-cell table:style-name="Tableau15.A1" office:value-type="string">
              <text:p text:style-name="P32">011</text:p>
            </table:table-cell>
            <table:table-cell table:style-name="Tableau15.C1" office:value-type="string">
              <text:p text:style-name="P32">Pulmonary tuberculosis</text:p>
            </table:table-cell>
          </table:table-row>
          <table:table-row table:style-name="Tableau15.3">
            <table:table-cell table:style-name="Tableau15.A1" office:value-type="string">
              <text:p text:style-name="P32">C008</text:p>
            </table:table-cell>
            <table:table-cell table:style-name="Tableau15.A1" office:value-type="string">
              <text:p text:style-name="P32">010, 012-018</text:p>
            </table:table-cell>
            <table:table-cell table:style-name="Tableau15.C1" office:value-type="string">
              <text:p text:style-name="P32">Tuberculosis, other forms</text:p>
            </table:table-cell>
          </table:table-row>
          <table:table-row table:style-name="Tableau15.3">
            <table:table-cell table:style-name="Tableau15.A1" office:value-type="string">
              <text:p text:style-name="P32">C009</text:p>
            </table:table-cell>
            <table:table-cell table:style-name="Tableau15.A1" office:value-type="string">
              <text:p text:style-name="P32">033</text:p>
            </table:table-cell>
            <table:table-cell table:style-name="Tableau15.C1" office:value-type="string">
              <text:p text:style-name="P32">Whooping cough</text:p>
            </table:table-cell>
          </table:table-row>
          <table:table-row table:style-name="Tableau15.3">
            <table:table-cell table:style-name="Tableau15.A1" office:value-type="string">
              <text:p text:style-name="P32">C010</text:p>
            </table:table-cell>
            <table:table-cell table:style-name="Tableau15.A1" office:value-type="string">
              <text:p text:style-name="P32">036.0</text:p>
            </table:table-cell>
            <table:table-cell table:style-name="Tableau15.C1" office:value-type="string">
              <text:p text:style-name="P32">Meningococcal meningitis</text:p>
            </table:table-cell>
          </table:table-row>
          <table:table-row table:style-name="Tableau15.3">
            <table:table-cell table:style-name="Tableau15.A1" office:value-type="string">
              <text:p text:style-name="P32">C011</text:p>
            </table:table-cell>
            <table:table-cell table:style-name="Tableau15.A1" office:value-type="string">
              <text:p text:style-name="P32">037</text:p>
            </table:table-cell>
            <table:table-cell table:style-name="Tableau15.C1" office:value-type="string">
              <text:p text:style-name="P32">Tetanus</text:p>
            </table:table-cell>
          </table:table-row>
          <table:table-row table:style-name="Tableau15.3">
            <table:table-cell table:style-name="Tableau15.A1" office:value-type="string">
              <text:p text:style-name="P32">C012</text:p>
            </table:table-cell>
            <table:table-cell table:style-name="Tableau15.A1" office:value-type="string">
              <text:p text:style-name="P32">038</text:p>
            </table:table-cell>
            <table:table-cell table:style-name="Tableau15.C1" office:value-type="string">
              <text:p text:style-name="P32">Septicaemia</text:p>
            </table:table-cell>
          </table:table-row>
          <table:table-row table:style-name="Tableau15.3">
            <table:table-cell table:style-name="Tableau15.A1" office:value-type="string">
              <text:p text:style-name="P32">C013</text:p>
            </table:table-cell>
            <table:table-cell table:style-name="Tableau15.A1" office:value-type="string">
              <text:p text:style-name="P32">055</text:p>
            </table:table-cell>
            <table:table-cell table:style-name="Tableau15.C1" office:value-type="string">
              <text:p text:style-name="P32">Measles</text:p>
            </table:table-cell>
          </table:table-row>
          <table:table-row table:style-name="Tableau15.3">
            <table:table-cell table:style-name="Tableau15.A1" office:value-type="string">
              <text:p text:style-name="P32">C014</text:p>
            </table:table-cell>
            <table:table-cell table:style-name="Tableau15.A1" office:value-type="string">
              <text:p text:style-name="P32">062.0</text:p>
            </table:table-cell>
            <table:table-cell table:style-name="Tableau15.C1" office:value-type="string">
              <text:p text:style-name="P32">Japanese encephalities</text:p>
            </table:table-cell>
          </table:table-row>
          <table:table-row table:style-name="Tableau15.3">
            <table:table-cell table:style-name="Tableau15.A1" office:value-type="string">
              <text:p text:style-name="P32">C015</text:p>
            </table:table-cell>
            <table:table-cell table:style-name="Tableau15.A1" office:value-type="string">
              <text:p text:style-name="P32">065, 078.6</text:p>
            </table:table-cell>
            <table:table-cell table:style-name="Tableau15.C1" office:value-type="string">
              <text:p text:style-name="P32">Viral haemorrhagic fever</text:p>
            </table:table-cell>
          </table:table-row>
          <table:table-row table:style-name="Tableau15.3">
            <table:table-cell table:style-name="Tableau15.A1" office:value-type="string">
              <text:p text:style-name="P32">C016</text:p>
            </table:table-cell>
            <table:table-cell table:style-name="Tableau15.A1" office:value-type="string">
              <text:p text:style-name="P32">070</text:p>
            </table:table-cell>
            <table:table-cell table:style-name="Tableau15.C1" office:value-type="string">
              <text:p text:style-name="P32">Viral hepatitis</text:p>
            </table:table-cell>
          </table:table-row>
          <table:table-row table:style-name="Tableau15.3">
            <table:table-cell table:style-name="Tableau15.A1" office:value-type="string">
              <text:p text:style-name="P32">C017</text:p>
            </table:table-cell>
            <table:table-cell table:style-name="Tableau15.A1" office:value-type="string">
              <text:p text:style-name="P32">100</text:p>
            </table:table-cell>
            <table:table-cell table:style-name="Tableau15.C1" office:value-type="string">
              <text:p text:style-name="P32">Leptospirosis</text:p>
            </table:table-cell>
          </table:table-row>
          <table:table-row table:style-name="Tableau15.3">
            <table:table-cell table:style-name="Tableau15.A1" office:value-type="string">
              <text:p text:style-name="P32">C018</text:p>
            </table:table-cell>
            <table:table-cell table:style-name="Tableau15.A1" office:value-type="string">
              <text:p text:style-name="P32">006-007, 084-086, 120-129, 131-135, part of 136, 139</text:p>
            </table:table-cell>
            <table:table-cell table:style-name="Tableau15.C1" office:value-type="string">
              <text:p text:style-name="P32">Parasitic diseases</text:p>
            </table:table-cell>
          </table:table-row>
          <table:table-row table:style-name="Tableau15.3">
            <table:table-cell table:style-name="Tableau15.A1" office:value-type="string">
              <text:p text:style-name="P32">C019</text:p>
            </table:table-cell>
            <table:table-cell table:style-name="Tableau15.A1" office:value-type="string">
              <text:p text:style-name="P32">084</text:p>
            </table:table-cell>
            <table:table-cell table:style-name="Tableau15.C1" office:value-type="string">
              <text:p text:style-name="P32">Malaria</text:p>
            </table:table-cell>
          </table:table-row>
          <table:table-row table:style-name="Tableau15.3">
            <table:table-cell table:style-name="Tableau15.A1" office:value-type="string">
              <text:p text:style-name="P32">C020</text:p>
            </table:table-cell>
            <table:table-cell table:style-name="Tableau15.A1" office:value-type="string">
              <text:p text:style-name="P32">120</text:p>
            </table:table-cell>
            <table:table-cell table:style-name="Tableau15.C1" office:value-type="string">
              <text:p text:style-name="P32">Schistosomiasis</text:p>
            </table:table-cell>
          </table:table-row>
          <table:table-row table:style-name="Tableau15.3">
            <table:table-cell table:style-name="Tableau15.A1" office:value-type="string">
              <text:p text:style-name="P32">C021</text:p>
            </table:table-cell>
            <table:table-cell table:style-name="Tableau15.A1" office:value-type="string">
              <text:p text:style-name="P32">140-239</text:p>
            </table:table-cell>
            <table:table-cell table:style-name="Tableau15.C1" office:value-type="string">
              <text:p text:style-name="P32">Neoplasms</text:p>
            </table:table-cell>
          </table:table-row>
          <table:table-row table:style-name="Tableau15.3">
            <table:table-cell table:style-name="Tableau15.A1" office:value-type="string">
              <text:p text:style-name="P32">C022</text:p>
            </table:table-cell>
            <table:table-cell table:style-name="Tableau15.A1" office:value-type="string">
              <text:p text:style-name="P32">140-208, 230-234</text:p>
            </table:table-cell>
            <table:table-cell table:style-name="Tableau15.C1" office:value-type="string">
              <text:p text:style-name="P32">Malignant neoplasms</text:p>
            </table:table-cell>
          </table:table-row>
          <table:table-row table:style-name="Tableau15.3">
            <table:table-cell table:style-name="Tableau15.A1" office:value-type="string">
              <text:p text:style-name="P32">C023</text:p>
            </table:table-cell>
            <table:table-cell table:style-name="Tableau15.A1" office:value-type="string">
              <text:p text:style-name="P32">147, 230.0</text:p>
            </table:table-cell>
            <table:table-cell table:style-name="Tableau15.C1" office:value-type="string">
              <text:p text:style-name="P32">Mal. neoplasms of nasopharynx</text:p>
            </table:table-cell>
          </table:table-row>
          <table:table-row table:style-name="Tableau15.3">
            <table:table-cell table:style-name="Tableau15.A1" office:value-type="string">
              <text:p text:style-name="P32">C024</text:p>
            </table:table-cell>
            <table:table-cell table:style-name="Tableau15.A1" office:value-type="string">
              <text:p text:style-name="P32">150, 230.1</text:p>
            </table:table-cell>
            <table:table-cell table:style-name="Tableau15.C1" office:value-type="string">
              <text:p text:style-name="P32">Mal. neoplasms of oesophagus</text:p>
            </table:table-cell>
          </table:table-row>
          <table:table-row table:style-name="Tableau15.3">
            <table:table-cell table:style-name="Tableau15.A1" office:value-type="string">
              <text:p text:style-name="P32">C025</text:p>
            </table:table-cell>
            <table:table-cell table:style-name="Tableau15.A1" office:value-type="string">
              <text:p text:style-name="P32">151, 230.2</text:p>
            </table:table-cell>
            <table:table-cell table:style-name="Tableau15.C1" office:value-type="string">
              <text:p text:style-name="P32">Mal. neoplasm of stomach</text:p>
            </table:table-cell>
          </table:table-row>
          <table:table-row table:style-name="Tableau15.4">
            <table:table-cell table:style-name="Tableau15.A1" office:value-type="string">
              <text:p text:style-name="P32">C026</text:p>
            </table:table-cell>
            <table:table-cell table:style-name="Tableau15.A1" office:value-type="string">
              <text:p text:style-name="P32">153-154, 230.3-230.6</text:p>
            </table:table-cell>
            <table:table-cell table:style-name="Tableau15.C1" office:value-type="string">
              <text:p text:style-name="P32">Mal. neoplasm of colon, rectum, rectosigmoid junction and anus</text:p>
            </table:table-cell>
          </table:table-row>
          <table:table-row table:style-name="Tableau15.3">
            <table:table-cell table:style-name="Tableau15.A1" office:value-type="string">
              <text:p text:style-name="P32">C027</text:p>
            </table:table-cell>
            <table:table-cell table:style-name="Tableau15.A1" office:value-type="string">
              <text:p text:style-name="P32">155, 230.8</text:p>
            </table:table-cell>
            <table:table-cell table:style-name="Tableau15.C1" office:value-type="string">
              <text:p text:style-name="P32">Mal. neoplasm of liver</text:p>
            </table:table-cell>
          </table:table-row>
          <table:table-row table:style-name="Tableau15.3">
            <table:table-cell table:style-name="Tableau15.A1" office:value-type="string">
              <text:p text:style-name="P32">C028</text:p>
            </table:table-cell>
            <table:table-cell table:style-name="Tableau15.A1" office:value-type="string">
              <text:p text:style-name="P32">162, 231.1-231.2</text:p>
            </table:table-cell>
            <table:table-cell table:style-name="Tableau15.C1" office:value-type="string">
              <text:p text:style-name="P32">Mal. neoplasm of trachea, bronchus and lung</text:p>
            </table:table-cell>
          </table:table-row>
          <table:table-row table:style-name="Tableau15.3">
            <table:table-cell table:style-name="Tableau15.A1" office:value-type="string">
              <text:p text:style-name="P32">C029</text:p>
            </table:table-cell>
            <table:table-cell table:style-name="Tableau15.A1" office:value-type="string">
              <text:p text:style-name="P32">174, 233.0</text:p>
            </table:table-cell>
            <table:table-cell table:style-name="Tableau15.C1" office:value-type="string">
              <text:p text:style-name="P32">Mal. neoplasm of female breast</text:p>
            </table:table-cell>
          </table:table-row>
          <table:table-row table:style-name="Tableau15.3">
            <table:table-cell table:style-name="Tableau15.A1" office:value-type="string">
              <text:p text:style-name="P32">C030</text:p>
            </table:table-cell>
            <table:table-cell table:style-name="Tableau15.A1" office:value-type="string">
              <text:p text:style-name="P32">180, 233.1</text:p>
            </table:table-cell>
            <table:table-cell table:style-name="Tableau15.C1" office:value-type="string">
              <text:p text:style-name="P32">Mal. neoplasm of cervix uteri</text:p>
            </table:table-cell>
          </table:table-row>
          <table:table-row table:style-name="Tableau15.3">
            <table:table-cell table:style-name="Tableau15.A1" office:value-type="string">
              <text:p text:style-name="P32">C031</text:p>
            </table:table-cell>
            <table:table-cell table:style-name="Tableau15.A1" office:value-type="string">
              <text:p text:style-name="P32">188, 233.7</text:p>
            </table:table-cell>
            <table:table-cell table:style-name="Tableau15.C1" office:value-type="string">
              <text:p text:style-name="P32">Malign neoplasm of bladder</text:p>
            </table:table-cell>
          </table:table-row>
          <table:table-row table:style-name="Tableau15.3">
            <table:table-cell table:style-name="Tableau15.A1" office:value-type="string">
              <text:p text:style-name="P32">C032</text:p>
            </table:table-cell>
            <table:table-cell table:style-name="Tableau15.A1" office:value-type="string">
              <text:p text:style-name="P32">204-208</text:p>
            </table:table-cell>
            <table:table-cell table:style-name="Tableau15.C1" office:value-type="string">
              <text:p text:style-name="P32">Leukaemia</text:p>
            </table:table-cell>
          </table:table-row>
          <table:table-row table:style-name="Tableau15.3">
            <table:table-cell table:style-name="Tableau15.A1" office:value-type="string">
              <text:p text:style-name="P32">C033</text:p>
            </table:table-cell>
            <table:table-cell table:style-name="Tableau15.A1" office:value-type="string">
              <text:p text:style-name="P32">210-229</text:p>
            </table:table-cell>
            <table:table-cell table:style-name="Tableau15.C1" office:value-type="string">
              <text:p text:style-name="P32">Benign neoplasms</text:p>
            </table:table-cell>
          </table:table-row>
          <table:table-row table:style-name="Tableau15.3">
            <table:table-cell table:style-name="Tableau15.A1" office:value-type="string">
              <text:p text:style-name="P32">C034</text:p>
            </table:table-cell>
            <table:table-cell table:style-name="Tableau15.A1" office:value-type="string">
              <text:p text:style-name="P32">240-279</text:p>
            </table:table-cell>
            <table:table-cell table:style-name="Tableau15.C1" office:value-type="string">
              <text:p text:style-name="P32">Endocrine, nutritional and metabolic diseases</text:p>
            </table:table-cell>
          </table:table-row>
          <text:soft-page-break/>
          <table:table-row table:style-name="Tableau15.3">
            <table:table-cell table:style-name="Tableau15.A1" office:value-type="string">
              <text:p text:style-name="P32">C035</text:p>
            </table:table-cell>
            <table:table-cell table:style-name="Tableau15.A1" office:value-type="string">
              <text:p text:style-name="P32">250</text:p>
            </table:table-cell>
            <table:table-cell table:style-name="Tableau15.C1" office:value-type="string">
              <text:p text:style-name="P32">Diabetes mellitus</text:p>
            </table:table-cell>
          </table:table-row>
          <table:table-row table:style-name="Tableau15.3">
            <table:table-cell table:style-name="Tableau15.A1" office:value-type="string">
              <text:p text:style-name="P32">C036</text:p>
            </table:table-cell>
            <table:table-cell table:style-name="Tableau15.A1" office:value-type="string">
              <text:p text:style-name="P32">280-289</text:p>
            </table:table-cell>
            <table:table-cell table:style-name="Tableau15.C1" office:value-type="string">
              <text:p text:style-name="P32">Diseases of blood and blood-forming organs</text:p>
            </table:table-cell>
          </table:table-row>
          <table:table-row table:style-name="Tableau15.3">
            <table:table-cell table:style-name="Tableau15.A1" office:value-type="string">
              <text:p text:style-name="P32">C037</text:p>
            </table:table-cell>
            <table:table-cell table:style-name="Tableau15.A1" office:value-type="string">
              <text:p text:style-name="P32">280-285</text:p>
            </table:table-cell>
            <table:table-cell table:style-name="Tableau15.C1" office:value-type="string">
              <text:p text:style-name="P32">Anaemias</text:p>
            </table:table-cell>
          </table:table-row>
          <table:table-row table:style-name="Tableau15.3">
            <table:table-cell table:style-name="Tableau15.A1" office:value-type="string">
              <text:p text:style-name="P32">C038</text:p>
            </table:table-cell>
            <table:table-cell table:style-name="Tableau15.A1" office:value-type="string">
              <text:p text:style-name="P32">290-319</text:p>
            </table:table-cell>
            <table:table-cell table:style-name="Tableau15.C1" office:value-type="string">
              <text:p text:style-name="P32">Mental disorders</text:p>
            </table:table-cell>
          </table:table-row>
          <table:table-row table:style-name="Tableau15.3">
            <table:table-cell table:style-name="Tableau15.A1" office:value-type="string">
              <text:p text:style-name="P32">C039</text:p>
            </table:table-cell>
            <table:table-cell table:style-name="Tableau15.A1" office:value-type="string">
              <text:p text:style-name="P32">320-359</text:p>
            </table:table-cell>
            <table:table-cell table:style-name="Tableau15.C1" office:value-type="string">
              <text:p text:style-name="P32">Diseases of the nervous system</text:p>
            </table:table-cell>
          </table:table-row>
          <table:table-row table:style-name="Tableau15.3">
            <table:table-cell table:style-name="Tableau15.A1" office:value-type="string">
              <text:p text:style-name="P32">C040</text:p>
            </table:table-cell>
            <table:table-cell table:style-name="Tableau15.A1" office:value-type="string">
              <text:p text:style-name="P32">320-322</text:p>
            </table:table-cell>
            <table:table-cell table:style-name="Tableau15.C1" office:value-type="string">
              <text:p text:style-name="P32">Meningitis</text:p>
            </table:table-cell>
          </table:table-row>
          <table:table-row table:style-name="Tableau15.3">
            <table:table-cell table:style-name="Tableau15.A1" office:value-type="string">
              <text:p text:style-name="P32">C041</text:p>
            </table:table-cell>
            <table:table-cell table:style-name="Tableau15.A1" office:value-type="string">
              <text:p text:style-name="P32">390-459</text:p>
            </table:table-cell>
            <table:table-cell table:style-name="Tableau15.C1" office:value-type="string">
              <text:p text:style-name="P32">Diseases of the circulatory system</text:p>
            </table:table-cell>
          </table:table-row>
          <table:table-row table:style-name="Tableau15.3">
            <table:table-cell table:style-name="Tableau15.A1" office:value-type="string">
              <text:p text:style-name="P32">C042</text:p>
            </table:table-cell>
            <table:table-cell table:style-name="Tableau15.A1" office:value-type="string">
              <text:p text:style-name="P32">390-392</text:p>
            </table:table-cell>
            <table:table-cell table:style-name="Tableau15.C1" office:value-type="string">
              <text:p text:style-name="P32">Acute rheumatic fever</text:p>
            </table:table-cell>
          </table:table-row>
          <table:table-row table:style-name="Tableau15.3">
            <table:table-cell table:style-name="Tableau15.A1" office:value-type="string">
              <text:p text:style-name="P32">C043</text:p>
            </table:table-cell>
            <table:table-cell table:style-name="Tableau15.A1" office:value-type="string">
              <text:p text:style-name="P32">393-398, 402, 404, 410-416, 420-429</text:p>
            </table:table-cell>
            <table:table-cell table:style-name="Tableau15.C1" office:value-type="string">
              <text:p text:style-name="P32">Heart diseases</text:p>
            </table:table-cell>
          </table:table-row>
          <table:table-row table:style-name="Tableau15.3">
            <table:table-cell table:style-name="Tableau15.A1" office:value-type="string">
              <text:p text:style-name="P32">C044</text:p>
            </table:table-cell>
            <table:table-cell table:style-name="Tableau15.A1" office:value-type="string">
              <text:p text:style-name="P32">393-398</text:p>
            </table:table-cell>
            <table:table-cell table:style-name="Tableau15.C1" office:value-type="string">
              <text:p text:style-name="P32">Chronic rheumatic heart disease</text:p>
            </table:table-cell>
          </table:table-row>
          <table:table-row table:style-name="Tableau15.3">
            <table:table-cell table:style-name="Tableau15.A1" office:value-type="string">
              <text:p text:style-name="P32">C045</text:p>
            </table:table-cell>
            <table:table-cell table:style-name="Tableau15.A1" office:value-type="string">
              <text:p text:style-name="P32">402, 404</text:p>
            </table:table-cell>
            <table:table-cell table:style-name="Tableau15.C1" office:value-type="string">
              <text:p text:style-name="P32">Hypertensive heart disease</text:p>
            </table:table-cell>
          </table:table-row>
          <table:table-row table:style-name="Tableau15.3">
            <table:table-cell table:style-name="Tableau15.A1" office:value-type="string">
              <text:p text:style-name="P32">C046</text:p>
            </table:table-cell>
            <table:table-cell table:style-name="Tableau15.A1" office:value-type="string">
              <text:p text:style-name="P32">410</text:p>
            </table:table-cell>
            <table:table-cell table:style-name="Tableau15.C1" office:value-type="string">
              <text:p text:style-name="P32">Acute myocardial infarction</text:p>
            </table:table-cell>
          </table:table-row>
          <table:table-row table:style-name="Tableau15.3">
            <table:table-cell table:style-name="Tableau15.A1" office:value-type="string">
              <text:p text:style-name="P32">C047</text:p>
            </table:table-cell>
            <table:table-cell table:style-name="Tableau15.A1" office:value-type="string">
              <text:p text:style-name="P32">411-414</text:p>
            </table:table-cell>
            <table:table-cell table:style-name="Tableau15.C1" office:value-type="string">
              <text:p text:style-name="P32">Other ischaemic heart disease</text:p>
            </table:table-cell>
          </table:table-row>
          <table:table-row table:style-name="Tableau15.3">
            <table:table-cell table:style-name="Tableau15.A1" office:value-type="string">
              <text:p text:style-name="P32">C048</text:p>
            </table:table-cell>
            <table:table-cell table:style-name="Tableau15.A1" office:value-type="string">
              <text:p text:style-name="P32">415, 416</text:p>
            </table:table-cell>
            <table:table-cell table:style-name="Tableau15.C1" office:value-type="string">
              <text:p text:style-name="P32">Pulmonary heart disease</text:p>
            </table:table-cell>
          </table:table-row>
          <table:table-row table:style-name="Tableau15.3">
            <table:table-cell table:style-name="Tableau15.A1" office:value-type="string">
              <text:p text:style-name="P32">C049</text:p>
            </table:table-cell>
            <table:table-cell table:style-name="Tableau15.A1" office:value-type="string">
              <text:p text:style-name="P32">420-429</text:p>
            </table:table-cell>
            <table:table-cell table:style-name="Tableau15.C1" office:value-type="string">
              <text:p text:style-name="P32">Other forms of heart disease</text:p>
            </table:table-cell>
          </table:table-row>
          <table:table-row table:style-name="Tableau15.3">
            <table:table-cell table:style-name="Tableau15.A1" office:value-type="string">
              <text:p text:style-name="P32">C050</text:p>
            </table:table-cell>
            <table:table-cell table:style-name="Tableau15.A1" office:value-type="string">
              <text:p text:style-name="P32">401, 403</text:p>
            </table:table-cell>
            <table:table-cell table:style-name="Tableau15.C1" office:value-type="string">
              <text:p text:style-name="P32">Other hypertensive disease</text:p>
            </table:table-cell>
          </table:table-row>
          <table:table-row table:style-name="Tableau15.3">
            <table:table-cell table:style-name="Tableau15.A1" office:value-type="string">
              <text:p text:style-name="P32">C051</text:p>
            </table:table-cell>
            <table:table-cell table:style-name="Tableau15.A1" office:value-type="string">
              <text:p text:style-name="P32">430-438</text:p>
            </table:table-cell>
            <table:table-cell table:style-name="Tableau15.C1" office:value-type="string">
              <text:p text:style-name="P32">Cerebrovascular disease</text:p>
            </table:table-cell>
          </table:table-row>
          <table:table-row table:style-name="Tableau15.3">
            <table:table-cell table:style-name="Tableau15.A1" office:value-type="string">
              <text:p text:style-name="P32">C052</text:p>
            </table:table-cell>
            <table:table-cell table:style-name="Tableau15.A1" office:value-type="string">
              <text:p text:style-name="P32">460-519</text:p>
            </table:table-cell>
            <table:table-cell table:style-name="Tableau15.C1" office:value-type="string">
              <text:p text:style-name="P32">Disease of the respiratory system</text:p>
            </table:table-cell>
          </table:table-row>
          <table:table-row table:style-name="Tableau15.3">
            <table:table-cell table:style-name="Tableau15.A1" office:value-type="string">
              <text:p text:style-name="P32">C053</text:p>
            </table:table-cell>
            <table:table-cell table:style-name="Tableau15.A1" office:value-type="string">
              <text:p text:style-name="P32">480-486</text:p>
            </table:table-cell>
            <table:table-cell table:style-name="Tableau15.C1" office:value-type="string">
              <text:p text:style-name="P32">Pneumonia</text:p>
            </table:table-cell>
          </table:table-row>
          <table:table-row table:style-name="Tableau15.4">
            <table:table-cell table:style-name="Tableau15.A1" office:value-type="string">
              <text:p text:style-name="P32">C054</text:p>
            </table:table-cell>
            <table:table-cell table:style-name="Tableau15.A1" office:value-type="string">
              <text:p text:style-name="P32">490-493</text:p>
            </table:table-cell>
            <table:table-cell table:style-name="Tableau15.C1" office:value-type="string">
              <text:p text:style-name="P32">Bronchitis, chronic and unspecified emphysema and asthma</text:p>
            </table:table-cell>
          </table:table-row>
          <table:table-row table:style-name="Tableau15.3">
            <table:table-cell table:style-name="Tableau15.A1" office:value-type="string">
              <text:p text:style-name="P32">C055</text:p>
            </table:table-cell>
            <table:table-cell table:style-name="Tableau15.A1" office:value-type="string">
              <text:p text:style-name="P32">500-505</text:p>
            </table:table-cell>
            <table:table-cell table:style-name="Tableau15.C1" office:value-type="string">
              <text:p text:style-name="P32">Pneumoconioses</text:p>
            </table:table-cell>
          </table:table-row>
          <table:table-row table:style-name="Tableau15.3">
            <table:table-cell table:style-name="Tableau15.A1" office:value-type="string">
              <text:p text:style-name="P32">C056</text:p>
            </table:table-cell>
            <table:table-cell table:style-name="Tableau15.A1" office:value-type="string">
              <text:p text:style-name="P32">520-579</text:p>
            </table:table-cell>
            <table:table-cell table:style-name="Tableau15.C1" office:value-type="string">
              <text:p text:style-name="P32">Disease of digestive system</text:p>
            </table:table-cell>
          </table:table-row>
          <table:table-row table:style-name="Tableau15.3">
            <table:table-cell table:style-name="Tableau15.A1" office:value-type="string">
              <text:p text:style-name="P32">C057</text:p>
            </table:table-cell>
            <table:table-cell table:style-name="Tableau15.A1" office:value-type="string">
              <text:p text:style-name="P32">531-533</text:p>
            </table:table-cell>
            <table:table-cell table:style-name="Tableau15.C1" office:value-type="string">
              <text:p text:style-name="P32">Ulcer of stomach and duodenum</text:p>
            </table:table-cell>
          </table:table-row>
          <table:table-row table:style-name="Tableau15.3">
            <table:table-cell table:style-name="Tableau15.A1" office:value-type="string">
              <text:p text:style-name="P32">C058</text:p>
            </table:table-cell>
            <table:table-cell table:style-name="Tableau15.A1" office:value-type="string">
              <text:p text:style-name="P32">540-543</text:p>
            </table:table-cell>
            <table:table-cell table:style-name="Tableau15.C1" office:value-type="string">
              <text:p text:style-name="P32">Appendicitis</text:p>
            </table:table-cell>
          </table:table-row>
          <table:table-row table:style-name="Tableau15.3">
            <table:table-cell table:style-name="Tableau15.A1" office:value-type="string">
              <text:p text:style-name="P32">C059</text:p>
            </table:table-cell>
            <table:table-cell table:style-name="Tableau15.A1" office:value-type="string">
              <text:p text:style-name="P32">560</text:p>
            </table:table-cell>
            <table:table-cell table:style-name="Tableau15.C1" office:value-type="string">
              <text:p text:style-name="P32">Intestinal obstruction</text:p>
            </table:table-cell>
          </table:table-row>
          <table:table-row table:style-name="Tableau15.3">
            <table:table-cell table:style-name="Tableau15.A1" office:value-type="string">
              <text:p text:style-name="P32">C060</text:p>
            </table:table-cell>
            <table:table-cell table:style-name="Tableau15.A1" office:value-type="string">
              <text:p text:style-name="P32">571</text:p>
            </table:table-cell>
            <table:table-cell table:style-name="Tableau15.C1" office:value-type="string">
              <text:p text:style-name="P32">Chronic liver disease and cirrhosis</text:p>
            </table:table-cell>
          </table:table-row>
          <table:table-row table:style-name="Tableau15.3">
            <table:table-cell table:style-name="Tableau15.A1" office:value-type="string">
              <text:p text:style-name="P32">C061</text:p>
            </table:table-cell>
            <table:table-cell table:style-name="Tableau15.A1" office:value-type="string">
              <text:p text:style-name="P32">580-629</text:p>
            </table:table-cell>
            <table:table-cell table:style-name="Tableau15.C1" office:value-type="string">
              <text:p text:style-name="P32">Disease of genitourinary system</text:p>
            </table:table-cell>
          </table:table-row>
          <table:table-row table:style-name="Tableau15.3">
            <table:table-cell table:style-name="Tableau15.A1" office:value-type="string">
              <text:p text:style-name="P32">C062</text:p>
            </table:table-cell>
            <table:table-cell table:style-name="Tableau15.A1" office:value-type="string">
              <text:p text:style-name="P32">580-589</text:p>
            </table:table-cell>
            <table:table-cell table:style-name="Tableau15.C1" office:value-type="string">
              <text:p text:style-name="P32">Nephritis, nephrotic syndrome and nephrosis</text:p>
            </table:table-cell>
          </table:table-row>
          <table:table-row table:style-name="Tableau15.3">
            <table:table-cell table:style-name="Tableau15.A1" office:value-type="string">
              <text:p text:style-name="P32">C063</text:p>
            </table:table-cell>
            <table:table-cell table:style-name="Tableau15.A1" office:value-type="string">
              <text:p text:style-name="P32">600</text:p>
            </table:table-cell>
            <table:table-cell table:style-name="Tableau15.C1" office:value-type="string">
              <text:p text:style-name="P32">Hyperplasia of prostate</text:p>
            </table:table-cell>
          </table:table-row>
          <table:table-row table:style-name="Tableau15.4">
            <table:table-cell table:style-name="Tableau15.A1" office:value-type="string">
              <text:p text:style-name="P32">C064</text:p>
            </table:table-cell>
            <table:table-cell table:style-name="Tableau15.A1" office:value-type="string">
              <text:p text:style-name="P32">630-676</text:p>
            </table:table-cell>
            <table:table-cell table:style-name="Tableau15.C1" office:value-type="string">
              <text:p text:style-name="P32">Complications of pregnancy, childbirth and puerperium</text:p>
            </table:table-cell>
          </table:table-row>
          <table:table-row table:style-name="Tableau15.3">
            <table:table-cell table:style-name="Tableau15.A1" office:value-type="string">
              <text:p text:style-name="P32">C065</text:p>
            </table:table-cell>
            <table:table-cell table:style-name="Tableau15.A1" office:value-type="string">
              <text:p text:style-name="P32">630-646, 651-676</text:p>
            </table:table-cell>
            <table:table-cell table:style-name="Tableau15.C1" office:value-type="string">
              <text:p text:style-name="P32">Direct obstetric causes</text:p>
            </table:table-cell>
          </table:table-row>
          <table:table-row table:style-name="Tableau15.3">
            <table:table-cell table:style-name="Tableau15.A1" office:value-type="string">
              <text:p text:style-name="P32">C066</text:p>
            </table:table-cell>
            <table:table-cell table:style-name="Tableau15.A1" office:value-type="string">
              <text:p text:style-name="P32">630-638</text:p>
            </table:table-cell>
            <table:table-cell table:style-name="Tableau15.C1" office:value-type="string">
              <text:p text:style-name="P32">Abortion</text:p>
            </table:table-cell>
          </table:table-row>
          <table:table-row table:style-name="Tableau15.3">
            <table:table-cell table:style-name="Tableau15.A1" office:value-type="string">
              <text:p text:style-name="P32">C067</text:p>
            </table:table-cell>
            <table:table-cell table:style-name="Tableau15.A1" office:value-type="string">
              <text:p text:style-name="P32">642.4-643</text:p>
            </table:table-cell>
            <table:table-cell table:style-name="Tableau15.C1" office:value-type="string">
              <text:p text:style-name="P32">Toxaemia of pregnancy</text:p>
            </table:table-cell>
          </table:table-row>
          <table:table-row table:style-name="Tableau15.3">
            <table:table-cell table:style-name="Tableau15.A1" office:value-type="string">
              <text:p text:style-name="P32">C068</text:p>
            </table:table-cell>
            <table:table-cell table:style-name="Tableau15.A1" office:value-type="string">
              <text:p text:style-name="P32">664, 665, 674.1-674.3</text:p>
            </table:table-cell>
            <table:table-cell table:style-name="Tableau15.C1" office:value-type="string">
              <text:p text:style-name="P32">Obstetrical trauma</text:p>
            </table:table-cell>
          </table:table-row>
          <table:table-row table:style-name="Tableau15.3">
            <table:table-cell table:style-name="Tableau15.A1" office:value-type="string">
              <text:p text:style-name="P32">C069</text:p>
            </table:table-cell>
            <table:table-cell table:style-name="Tableau15.A1" office:value-type="string">
              <text:p text:style-name="P32">670, 672, 675</text:p>
            </table:table-cell>
            <table:table-cell table:style-name="Tableau15.C1" office:value-type="string">
              <text:p text:style-name="P32">Infections of the puerperium</text:p>
            </table:table-cell>
          </table:table-row>
          <table:table-row table:style-name="Tableau15.3">
            <table:table-cell table:style-name="Tableau15.A1" office:value-type="string">
              <text:p text:style-name="P32">C070</text:p>
            </table:table-cell>
            <table:table-cell table:style-name="Tableau15.A1" office:value-type="string">
              <text:p text:style-name="P32">666</text:p>
            </table:table-cell>
            <table:table-cell table:style-name="Tableau15.C1" office:value-type="string">
              <text:p text:style-name="P32">Postpartum haemorrhage</text:p>
            </table:table-cell>
          </table:table-row>
          <table:table-row table:style-name="Tableau15.4">
            <table:table-cell table:style-name="Tableau15.A1" office:value-type="string">
              <text:p text:style-name="P32">C071</text:p>
            </table:table-cell>
            <table:table-cell table:style-name="Tableau15.A1" office:value-type="string">
              <text:p text:style-name="P32">710-739</text:p>
            </table:table-cell>
            <table:table-cell table:style-name="Tableau15.C1" office:value-type="string">
              <text:p text:style-name="P32">Diseases of the musculoskeletal system and connective tissue</text:p>
            </table:table-cell>
          </table:table-row>
          <table:table-row table:style-name="Tableau15.3">
            <table:table-cell table:style-name="Tableau15.A1" office:value-type="string">
              <text:p text:style-name="P32">C072</text:p>
            </table:table-cell>
            <table:table-cell table:style-name="Tableau15.A1" office:value-type="string">
              <text:p text:style-name="P32">740-759</text:p>
            </table:table-cell>
            <table:table-cell table:style-name="Tableau15.C1" office:value-type="string">
              <text:p text:style-name="P32">Congenital anomalies</text:p>
            </table:table-cell>
          </table:table-row>
          <table:table-row table:style-name="Tableau15.3">
            <table:table-cell table:style-name="Tableau15.A1" office:value-type="string">
              <text:p text:style-name="P32">C073</text:p>
            </table:table-cell>
            <table:table-cell table:style-name="Tableau15.A1" office:value-type="string">
              <text:p text:style-name="P32">745, 746</text:p>
            </table:table-cell>
            <table:table-cell table:style-name="Tableau15.C1" office:value-type="string">
              <text:p text:style-name="P32">Congenital anomalies of heart</text:p>
            </table:table-cell>
          </table:table-row>
          <table:table-row table:style-name="Tableau15.4">
            <table:table-cell table:style-name="Tableau15.A1" office:value-type="string">
              <text:p text:style-name="P32">C074</text:p>
            </table:table-cell>
            <table:table-cell table:style-name="Tableau15.A1" office:value-type="string">
              <text:p text:style-name="P32">760-779</text:p>
            </table:table-cell>
            <table:table-cell table:style-name="Tableau15.C1" office:value-type="string">
              <text:p text:style-name="P32">Certain conditions originating in the perinatal period</text:p>
            </table:table-cell>
          </table:table-row>
          <table:table-row table:style-name="Tableau15.3">
            <table:table-cell table:style-name="Tableau15.A1" office:value-type="string">
              <text:p text:style-name="P32">C075</text:p>
            </table:table-cell>
            <table:table-cell table:style-name="Tableau15.A1" office:value-type="string">
              <text:p text:style-name="P32">764, 765</text:p>
            </table:table-cell>
            <table:table-cell table:style-name="Tableau15.C1" office:value-type="string">
              <text:p text:style-name="P32">Slow fetal growth, fetal malnutrition and immaturity</text:p>
            </table:table-cell>
          </table:table-row>
          <table:table-row table:style-name="Tableau15.4">
            <table:table-cell table:style-name="Tableau15.A1" office:value-type="string">
              <text:p text:style-name="P32">C076</text:p>
            </table:table-cell>
            <table:table-cell table:style-name="Tableau15.A1" office:value-type="string">
              <text:p text:style-name="P32">767-770</text:p>
            </table:table-cell>
            <table:table-cell table:style-name="Tableau15.C1" office:value-type="string">
              <text:p text:style-name="P32">Birth trauma, hypoxia, birth asphyxia and other respiratory conditions</text:p>
            </table:table-cell>
          </table:table-row>
          <table:table-row table:style-name="Tableau15.3">
            <table:table-cell table:style-name="Tableau15.A1" office:value-type="string">
              <text:p text:style-name="P32">C077</text:p>
            </table:table-cell>
            <table:table-cell table:style-name="Tableau15.A1" office:value-type="string">
              <text:p text:style-name="P32">771.3</text:p>
            </table:table-cell>
            <table:table-cell table:style-name="Tableau15.C1" office:value-type="string">
              <text:p text:style-name="P32">Tetanus neonatorum</text:p>
            </table:table-cell>
          </table:table-row>
          <table:table-row table:style-name="Tableau15.3">
            <table:table-cell table:style-name="Tableau15.A1" office:value-type="string">
              <text:p text:style-name="P32">C078</text:p>
            </table:table-cell>
            <table:table-cell table:style-name="Tableau15.A1" office:value-type="string">
              <text:p text:style-name="P32">773</text:p>
            </table:table-cell>
            <table:table-cell table:style-name="Tableau15.C1" office:value-type="string">
              <text:p text:style-name="P32">Haemolytic disease of foetus or newborn</text:p>
            </table:table-cell>
          </table:table-row>
          <table:table-row table:style-name="Tableau15.3">
            <table:table-cell table:style-name="Tableau15.A1" office:value-type="string">
              <text:p text:style-name="P32">C079</text:p>
            </table:table-cell>
            <table:table-cell table:style-name="Tableau15.A1" office:value-type="string">
              <text:p text:style-name="P32">778.1</text:p>
            </table:table-cell>
            <table:table-cell table:style-name="Tableau15.C1" office:value-type="string">
              <text:p text:style-name="P32">Sclerema neonatorum</text:p>
            </table:table-cell>
          </table:table-row>
          <table:table-row table:style-name="Tableau15.3">
            <table:table-cell table:style-name="Tableau15.A1" office:value-type="string">
              <text:p text:style-name="P32">C080</text:p>
            </table:table-cell>
            <table:table-cell table:style-name="Tableau15.A1" office:value-type="string">
              <text:p text:style-name="P32">360-389, 680-709, 780-796</text:p>
            </table:table-cell>
            <table:table-cell table:style-name="Tableau15.C1" office:value-type="string">
              <text:p text:style-name="P32">Other specified diseases and symptoms</text:p>
            </table:table-cell>
          </table:table-row>
          <table:table-row table:style-name="Tableau15.3">
            <table:table-cell table:style-name="Tableau15.A1" office:value-type="string">
              <text:p text:style-name="P32">C081</text:p>
            </table:table-cell>
            <table:table-cell table:style-name="Tableau15.A1" office:value-type="string">
              <text:p text:style-name="P32">797-799</text:p>
            </table:table-cell>
            <table:table-cell table:style-name="Tableau15.C1" office:value-type="string">
              <text:p text:style-name="P32">Ill-defined and unknown causes</text:p>
            </table:table-cell>
          </table:table-row>
          <table:table-row table:style-name="Tableau15.3">
            <table:table-cell table:style-name="Tableau15.A1" office:value-type="string">
              <text:p text:style-name="P32">C089</text:p>
            </table:table-cell>
            <table:table-cell table:style-name="Tableau15.A1" office:value-type="string">
              <text:p text:style-name="P32">E800-E999</text:p>
            </table:table-cell>
            <table:table-cell table:style-name="Tableau15.C1" office:value-type="string">
              <text:p text:style-name="P32">External causes of injury and poisoning</text:p>
            </table:table-cell>
          </table:table-row>
          <table:table-row table:style-name="Tableau15.3">
            <table:table-cell table:style-name="Tableau15.A1" office:value-type="string">
              <text:p text:style-name="P32">C090</text:p>
            </table:table-cell>
            <table:table-cell table:style-name="Tableau15.A1" office:value-type="string">
              <text:p text:style-name="P32">E810-E819</text:p>
            </table:table-cell>
            <table:table-cell table:style-name="Tableau15.C1" office:value-type="string">
              <text:p text:style-name="P32">Motor vehicle trafic accidents</text:p>
            </table:table-cell>
          </table:table-row>
          <text:soft-page-break/>
          <table:table-row table:style-name="Tableau15.3">
            <table:table-cell table:style-name="Tableau15.A1" office:value-type="string">
              <text:p text:style-name="P32">C091</text:p>
            </table:table-cell>
            <table:table-cell table:style-name="Tableau15.A1" office:value-type="string">
              <text:p text:style-name="P32">E800-E807</text:p>
            </table:table-cell>
            <table:table-cell table:style-name="Tableau15.C1" office:value-type="string">
              <text:p text:style-name="P32">Other transport accidents</text:p>
            </table:table-cell>
          </table:table-row>
          <table:table-row table:style-name="Tableau15.3">
            <table:table-cell table:style-name="Tableau15.A1" office:value-type="string">
              <text:p text:style-name="P32">C092</text:p>
            </table:table-cell>
            <table:table-cell table:style-name="Tableau15.A1" office:value-type="string">
              <text:p text:style-name="P32">E850-E869</text:p>
            </table:table-cell>
            <table:table-cell table:style-name="Tableau15.C1" office:value-type="string">
              <text:p text:style-name="P32">Accidental poisoning</text:p>
            </table:table-cell>
          </table:table-row>
          <table:table-row table:style-name="Tableau15.3">
            <table:table-cell table:style-name="Tableau15.A1" office:value-type="string">
              <text:p text:style-name="P32">C093</text:p>
            </table:table-cell>
            <table:table-cell table:style-name="Tableau15.A1" office:value-type="string">
              <text:p text:style-name="P32">E880-E888</text:p>
            </table:table-cell>
            <table:table-cell table:style-name="Tableau15.C1" office:value-type="string">
              <text:p text:style-name="P32">Accidental falls</text:p>
            </table:table-cell>
          </table:table-row>
          <table:table-row table:style-name="Tableau15.3">
            <table:table-cell table:style-name="Tableau15.A1" office:value-type="string">
              <text:p text:style-name="P32">C094</text:p>
            </table:table-cell>
            <table:table-cell table:style-name="Tableau15.A1" office:value-type="string">
              <text:p text:style-name="P32">E890-E899</text:p>
            </table:table-cell>
            <table:table-cell table:style-name="Tableau15.C1" office:value-type="string">
              <text:p text:style-name="P32">Accidents caused by fire and flames</text:p>
            </table:table-cell>
          </table:table-row>
          <table:table-row table:style-name="Tableau15.3">
            <table:table-cell table:style-name="Tableau15.A1" office:value-type="string">
              <text:p text:style-name="P32">C095</text:p>
            </table:table-cell>
            <table:table-cell table:style-name="Tableau15.A1" office:value-type="string">
              <text:p text:style-name="P32">E900-E909</text:p>
            </table:table-cell>
            <table:table-cell table:style-name="Tableau15.C1" office:value-type="string">
              <text:p text:style-name="P32">Accidents due to natural and environmental factors</text:p>
            </table:table-cell>
          </table:table-row>
          <table:table-row table:style-name="Tableau15.3">
            <table:table-cell table:style-name="Tableau15.A1" office:value-type="string">
              <text:p text:style-name="P32">C096</text:p>
            </table:table-cell>
            <table:table-cell table:style-name="Tableau15.A1" office:value-type="string">
              <text:p text:style-name="P32">E910</text:p>
            </table:table-cell>
            <table:table-cell table:style-name="Tableau15.C1" office:value-type="string">
              <text:p text:style-name="P32">Accidental drowning and submersion</text:p>
            </table:table-cell>
          </table:table-row>
          <table:table-row table:style-name="Tableau15.3">
            <table:table-cell table:style-name="Tableau15.A1" office:value-type="string">
              <text:p text:style-name="P32">C097</text:p>
            </table:table-cell>
            <table:table-cell table:style-name="Tableau15.A1" office:value-type="string">
              <text:p text:style-name="P32">E913</text:p>
            </table:table-cell>
            <table:table-cell table:style-name="Tableau15.C1" office:value-type="string">
              <text:p text:style-name="P32">Accidental mechanical suffocation</text:p>
            </table:table-cell>
          </table:table-row>
          <table:table-row table:style-name="Tableau15.3">
            <table:table-cell table:style-name="Tableau15.A1" office:value-type="string">
              <text:p text:style-name="P32">C098</text:p>
            </table:table-cell>
            <table:table-cell table:style-name="Tableau15.A1" office:value-type="string">
              <text:p text:style-name="P32">E916</text:p>
            </table:table-cell>
            <table:table-cell table:style-name="Tableau15.C1" office:value-type="string">
              <text:p text:style-name="P32">Struck accidentally by falling object</text:p>
            </table:table-cell>
          </table:table-row>
          <table:table-row table:style-name="Tableau15.4">
            <table:table-cell table:style-name="Tableau15.A1" office:value-type="string">
              <text:p text:style-name="P32">C099</text:p>
            </table:table-cell>
            <table:table-cell table:style-name="Tableau15.A1" office:value-type="string">
              <text:p text:style-name="P32">E919, E920</text:p>
            </table:table-cell>
            <table:table-cell table:style-name="Tableau15.C1" office:value-type="string">
              <text:p text:style-name="P32">Accidents caused by machinery and by cutting and piercing instruments</text:p>
            </table:table-cell>
          </table:table-row>
          <table:table-row table:style-name="Tableau15.3">
            <table:table-cell table:style-name="Tableau15.A1" office:value-type="string">
              <text:p text:style-name="P32">C100</text:p>
            </table:table-cell>
            <table:table-cell table:style-name="Tableau15.A1" office:value-type="string">
              <text:p text:style-name="P32">E925</text:p>
            </table:table-cell>
            <table:table-cell table:style-name="Tableau15.C1" office:value-type="string">
              <text:p text:style-name="P32">Accidents caused by electric current</text:p>
            </table:table-cell>
          </table:table-row>
          <table:table-row table:style-name="Tableau15.3">
            <table:table-cell table:style-name="Tableau15.A1" office:value-type="string">
              <text:p text:style-name="P32">C101</text:p>
            </table:table-cell>
            <table:table-cell table:style-name="Tableau15.A1" office:value-type="string">
              <text:p text:style-name="P34"/>
            </table:table-cell>
            <table:table-cell table:style-name="Tableau15.C1" office:value-type="string">
              <text:p text:style-name="P32">Other accidents, adverse and late effects</text:p>
            </table:table-cell>
          </table:table-row>
          <table:table-row table:style-name="Tableau15.3">
            <table:table-cell table:style-name="Tableau15.A1" office:value-type="string">
              <text:p text:style-name="P32">C102</text:p>
            </table:table-cell>
            <table:table-cell table:style-name="Tableau15.A1" office:value-type="string">
              <text:p text:style-name="P32">E950-E959</text:p>
            </table:table-cell>
            <table:table-cell table:style-name="Tableau15.C1" office:value-type="string">
              <text:p text:style-name="P32">Suicide and self-inflicted injury</text:p>
            </table:table-cell>
          </table:table-row>
          <table:table-row table:style-name="Tableau15.4">
            <table:table-cell table:style-name="Tableau15.A1" office:value-type="string">
              <text:p text:style-name="P32">C103</text:p>
            </table:table-cell>
            <table:table-cell table:style-name="Tableau15.A1" office:value-type="string">
              <text:p text:style-name="P32">E960-E969</text:p>
            </table:table-cell>
            <table:table-cell table:style-name="Tableau15.C1" office:value-type="string">
              <text:p text:style-name="P32">Homicide and injury purposely inflicted by other persons</text:p>
            </table:table-cell>
          </table:table-row>
        </table:table>
        <text:p text:style-name="P52"/>
        <text:p text:style-name="P52"/>
        <text:p text:style-name="P52"/>
        <text:p text:style-name="P52"/>
        <text:p text:style-name="Standard"><text:span text:style-name="T32">Table 8. <text:s/></text:span><text:span text:style-name="T27">ICD 10 Mortality Tabulation List 1 </text:span></text:p>
        <text:p text:style-name="P2"/>
        <table:table table:name="Tableau16" table:style-name="Tableau16">
          <table:table-column table:style-name="Tableau16.A"/>
          <table:table-column table:style-name="Tableau16.B"/>
          <table:table-column table:style-name="Tableau16.C"/>
          <table:table-header-rows>
            <table:table-row table:style-name="Tableau16.1">
              <table:table-cell table:style-name="Tableau16.A1" office:value-type="string">
                <text:p text:style-name="P26">code</text:p>
              </table:table-cell>
              <table:table-cell table:style-name="Tableau16.A1" office:value-type="string">
                <text:p text:style-name="P26">Detailed List Numbers</text:p>
              </table:table-cell>
              <table:table-cell table:style-name="Tableau16.C1" office:value-type="string">
                <text:p text:style-name="P26">Cause</text:p>
              </table:table-cell>
            </table:table-row>
          </table:table-header-rows>
          <table:table-row table:style-name="Tableau16.1">
            <table:table-cell table:style-name="Tableau16.A1" office:value-type="string">
              <text:p text:style-name="P32">1000</text:p>
            </table:table-cell>
            <table:table-cell table:style-name="Tableau16.A1" office:value-type="string">
              <text:p text:style-name="P35"/>
            </table:table-cell>
            <table:table-cell table:style-name="Tableau16.C1" office:value-type="string">
              <text:p text:style-name="P32">All causes</text:p>
            </table:table-cell>
          </table:table-row>
          <table:table-row table:style-name="Tableau16.1">
            <table:table-cell table:style-name="Tableau16.A1" office:value-type="string">
              <text:p text:style-name="P32">1001</text:p>
            </table:table-cell>
            <table:table-cell table:style-name="Tableau16.A1" office:value-type="string">
              <text:p text:style-name="P32">A00-B99</text:p>
            </table:table-cell>
            <table:table-cell table:style-name="Tableau16.C1" office:value-type="string">
              <text:p text:style-name="P32">Certain infectious and parasitic diseases</text:p>
            </table:table-cell>
          </table:table-row>
          <table:table-row table:style-name="Tableau16.1">
            <table:table-cell table:style-name="Tableau16.A1" office:value-type="string">
              <text:p text:style-name="P32">1002</text:p>
            </table:table-cell>
            <table:table-cell table:style-name="Tableau16.A1" office:value-type="string">
              <text:p text:style-name="P32">A00</text:p>
            </table:table-cell>
            <table:table-cell table:style-name="Tableau16.C1" office:value-type="string">
              <text:p text:style-name="P32">Cholera</text:p>
            </table:table-cell>
          </table:table-row>
          <table:table-row table:style-name="Tableau16.1">
            <table:table-cell table:style-name="Tableau16.A1" office:value-type="string">
              <text:p text:style-name="P32">1003</text:p>
            </table:table-cell>
            <table:table-cell table:style-name="Tableau16.A1" office:value-type="string">
              <text:p text:style-name="P32">A09</text:p>
            </table:table-cell>
            <table:table-cell table:style-name="Tableau16.C1" office:value-type="string">
              <text:p text:style-name="P32">Diarrhoea and gastroenteritis of presumed infectious origin</text:p>
            </table:table-cell>
          </table:table-row>
          <table:table-row table:style-name="Tableau16.1">
            <table:table-cell table:style-name="Tableau16.A1" office:value-type="string">
              <text:p text:style-name="P32">1004</text:p>
            </table:table-cell>
            <table:table-cell table:style-name="Tableau16.A1" office:value-type="string">
              <text:p text:style-name="P32">A01-A08</text:p>
            </table:table-cell>
            <table:table-cell table:style-name="Tableau16.C1" office:value-type="string">
              <text:p text:style-name="P32">Other intestinal infectious diseases</text:p>
            </table:table-cell>
          </table:table-row>
          <table:table-row table:style-name="Tableau16.1">
            <table:table-cell table:style-name="Tableau16.A1" office:value-type="string">
              <text:p text:style-name="P32">1005</text:p>
            </table:table-cell>
            <table:table-cell table:style-name="Tableau16.A1" office:value-type="string">
              <text:p text:style-name="P32">A15-A16</text:p>
            </table:table-cell>
            <table:table-cell table:style-name="Tableau16.C1" office:value-type="string">
              <text:p text:style-name="P32">Respiratory tuberculosis</text:p>
            </table:table-cell>
          </table:table-row>
          <table:table-row table:style-name="Tableau16.1">
            <table:table-cell table:style-name="Tableau16.A1" office:value-type="string">
              <text:p text:style-name="P32">1006</text:p>
            </table:table-cell>
            <table:table-cell table:style-name="Tableau16.A1" office:value-type="string">
              <text:p text:style-name="P32">A17-A19</text:p>
            </table:table-cell>
            <table:table-cell table:style-name="Tableau16.C1" office:value-type="string">
              <text:p text:style-name="P32">Other tuberculosis</text:p>
            </table:table-cell>
          </table:table-row>
          <table:table-row table:style-name="Tableau16.1">
            <table:table-cell table:style-name="Tableau16.A1" office:value-type="string">
              <text:p text:style-name="P32">1007</text:p>
            </table:table-cell>
            <table:table-cell table:style-name="Tableau16.A1" office:value-type="string">
              <text:p text:style-name="P32">A20</text:p>
            </table:table-cell>
            <table:table-cell table:style-name="Tableau16.C1" office:value-type="string">
              <text:p text:style-name="P32">Plague</text:p>
            </table:table-cell>
          </table:table-row>
          <table:table-row table:style-name="Tableau16.1">
            <table:table-cell table:style-name="Tableau16.A1" office:value-type="string">
              <text:p text:style-name="P32">1008</text:p>
            </table:table-cell>
            <table:table-cell table:style-name="Tableau16.A1" office:value-type="string">
              <text:p text:style-name="P32">A33-A35</text:p>
            </table:table-cell>
            <table:table-cell table:style-name="Tableau16.C1" office:value-type="string">
              <text:p text:style-name="P32">Tetanus</text:p>
            </table:table-cell>
          </table:table-row>
          <table:table-row table:style-name="Tableau16.1">
            <table:table-cell table:style-name="Tableau16.A1" office:value-type="string">
              <text:p text:style-name="P32">1009</text:p>
            </table:table-cell>
            <table:table-cell table:style-name="Tableau16.A1" office:value-type="string">
              <text:p text:style-name="P32">A36</text:p>
            </table:table-cell>
            <table:table-cell table:style-name="Tableau16.C1" office:value-type="string">
              <text:p text:style-name="P32">Diphtheria</text:p>
            </table:table-cell>
          </table:table-row>
          <table:table-row table:style-name="Tableau16.1">
            <table:table-cell table:style-name="Tableau16.A1" office:value-type="string">
              <text:p text:style-name="P32">1010</text:p>
            </table:table-cell>
            <table:table-cell table:style-name="Tableau16.A1" office:value-type="string">
              <text:p text:style-name="P32">A37</text:p>
            </table:table-cell>
            <table:table-cell table:style-name="Tableau16.C1" office:value-type="string">
              <text:p text:style-name="P32">Whooping cough</text:p>
            </table:table-cell>
          </table:table-row>
          <table:table-row table:style-name="Tableau16.1">
            <table:table-cell table:style-name="Tableau16.A1" office:value-type="string">
              <text:p text:style-name="P32">1011</text:p>
            </table:table-cell>
            <table:table-cell table:style-name="Tableau16.A1" office:value-type="string">
              <text:p text:style-name="P32">A39</text:p>
            </table:table-cell>
            <table:table-cell table:style-name="Tableau16.C1" office:value-type="string">
              <text:p text:style-name="P32">Meningococcal infection</text:p>
            </table:table-cell>
          </table:table-row>
          <table:table-row table:style-name="Tableau16.1">
            <table:table-cell table:style-name="Tableau16.A1" office:value-type="string">
              <text:p text:style-name="P32">1012</text:p>
            </table:table-cell>
            <table:table-cell table:style-name="Tableau16.A1" office:value-type="string">
              <text:p text:style-name="P32">A40-A41</text:p>
            </table:table-cell>
            <table:table-cell table:style-name="Tableau16.C1" office:value-type="string">
              <text:p text:style-name="P32">Septicaemia</text:p>
            </table:table-cell>
          </table:table-row>
          <table:table-row table:style-name="Tableau16.1">
            <table:table-cell table:style-name="Tableau16.A1" office:value-type="string">
              <text:p text:style-name="P32">1013</text:p>
            </table:table-cell>
            <table:table-cell table:style-name="Tableau16.A1" office:value-type="string">
              <text:p text:style-name="P32">A50-A64</text:p>
            </table:table-cell>
            <table:table-cell table:style-name="Tableau16.C1" office:value-type="string">
              <text:p text:style-name="P32">Infections with a predominantly sexual mode of transmission</text:p>
            </table:table-cell>
          </table:table-row>
          <table:table-row table:style-name="Tableau16.1">
            <table:table-cell table:style-name="Tableau16.A1" office:value-type="string">
              <text:p text:style-name="P32">1014</text:p>
            </table:table-cell>
            <table:table-cell table:style-name="Tableau16.A1" office:value-type="string">
              <text:p text:style-name="P32">A80</text:p>
            </table:table-cell>
            <table:table-cell table:style-name="Tableau16.C1" office:value-type="string">
              <text:p text:style-name="P32">Acute poliomyelitis</text:p>
            </table:table-cell>
          </table:table-row>
          <table:table-row table:style-name="Tableau16.1">
            <table:table-cell table:style-name="Tableau16.A1" office:value-type="string">
              <text:p text:style-name="P32">1015</text:p>
            </table:table-cell>
            <table:table-cell table:style-name="Tableau16.A1" office:value-type="string">
              <text:p text:style-name="P32">A82</text:p>
            </table:table-cell>
            <table:table-cell table:style-name="Tableau16.C1" office:value-type="string">
              <text:p text:style-name="P32">Rabies</text:p>
            </table:table-cell>
          </table:table-row>
          <table:table-row table:style-name="Tableau16.1">
            <table:table-cell table:style-name="Tableau16.A1" office:value-type="string">
              <text:p text:style-name="P32">1016</text:p>
            </table:table-cell>
            <table:table-cell table:style-name="Tableau16.A1" office:value-type="string">
              <text:p text:style-name="P32">A95</text:p>
            </table:table-cell>
            <table:table-cell table:style-name="Tableau16.C1" office:value-type="string">
              <text:p text:style-name="P32">Yellow fever</text:p>
            </table:table-cell>
          </table:table-row>
          <table:table-row table:style-name="Tableau16.1">
            <table:table-cell table:style-name="Tableau16.A1" office:value-type="string">
              <text:p text:style-name="P32">1017</text:p>
            </table:table-cell>
            <table:table-cell table:style-name="Tableau16.A1" office:value-type="string">
              <text:p text:style-name="P32">A90-A94, A96-A99</text:p>
            </table:table-cell>
            <table:table-cell table:style-name="Tableau16.C1" office:value-type="string">
              <text:p text:style-name="P32">Other arthropod-borne viral fevers and viral haemorrhagic fevers</text:p>
            </table:table-cell>
          </table:table-row>
          <table:table-row table:style-name="Tableau16.1">
            <table:table-cell table:style-name="Tableau16.A1" office:value-type="string">
              <text:p text:style-name="P32">1018</text:p>
            </table:table-cell>
            <table:table-cell table:style-name="Tableau16.A1" office:value-type="string">
              <text:p text:style-name="P32">B05</text:p>
            </table:table-cell>
            <table:table-cell table:style-name="Tableau16.C1" office:value-type="string">
              <text:p text:style-name="P32">Measles</text:p>
            </table:table-cell>
          </table:table-row>
          <table:table-row table:style-name="Tableau16.1">
            <table:table-cell table:style-name="Tableau16.A1" office:value-type="string">
              <text:p text:style-name="P32">1019</text:p>
            </table:table-cell>
            <table:table-cell table:style-name="Tableau16.A1" office:value-type="string">
              <text:p text:style-name="P32">B15-B19</text:p>
            </table:table-cell>
            <table:table-cell table:style-name="Tableau16.C1" office:value-type="string">
              <text:p text:style-name="P32">Viral hepatitis</text:p>
            </table:table-cell>
          </table:table-row>
          <table:table-row table:style-name="Tableau16.1">
            <table:table-cell table:style-name="Tableau16.A1" office:value-type="string">
              <text:p text:style-name="P32">1020</text:p>
            </table:table-cell>
            <table:table-cell table:style-name="Tableau16.A1" office:value-type="string">
              <text:p text:style-name="P32">B20-B24</text:p>
            </table:table-cell>
            <table:table-cell table:style-name="Tableau16.C1" office:value-type="string">
              <text:p text:style-name="P32">Human immunodeficiency virus [HIV] disease</text:p>
            </table:table-cell>
          </table:table-row>
          <table:table-row table:style-name="Tableau16.1">
            <table:table-cell table:style-name="Tableau16.A1" office:value-type="string">
              <text:p text:style-name="P32">1021</text:p>
            </table:table-cell>
            <table:table-cell table:style-name="Tableau16.A1" office:value-type="string">
              <text:p text:style-name="P32">B50-B54</text:p>
            </table:table-cell>
            <table:table-cell table:style-name="Tableau16.C1" office:value-type="string">
              <text:p text:style-name="P32">Malaria</text:p>
            </table:table-cell>
          </table:table-row>
          <table:table-row table:style-name="Tableau16.1">
            <table:table-cell table:style-name="Tableau16.A1" office:value-type="string">
              <text:p text:style-name="P32">1022</text:p>
            </table:table-cell>
            <table:table-cell table:style-name="Tableau16.A1" office:value-type="string">
              <text:p text:style-name="P32">B55</text:p>
            </table:table-cell>
            <table:table-cell table:style-name="Tableau16.C1" office:value-type="string">
              <text:p text:style-name="P32">Leishmaniasis</text:p>
            </table:table-cell>
          </table:table-row>
          <table:table-row table:style-name="Tableau16.1">
            <table:table-cell table:style-name="Tableau16.A1" office:value-type="string">
              <text:p text:style-name="P32">1023</text:p>
            </table:table-cell>
            <table:table-cell table:style-name="Tableau16.A1" office:value-type="string">
              <text:p text:style-name="P32">B56-B57</text:p>
            </table:table-cell>
            <table:table-cell table:style-name="Tableau16.C1" office:value-type="string">
              <text:p text:style-name="P32">Trypanosomiasis</text:p>
            </table:table-cell>
          </table:table-row>
          <table:table-row table:style-name="Tableau16.1">
            <table:table-cell table:style-name="Tableau16.A1" office:value-type="string">
              <text:p text:style-name="P32">1024</text:p>
            </table:table-cell>
            <table:table-cell table:style-name="Tableau16.A1" office:value-type="string">
              <text:p text:style-name="P32">B65</text:p>
            </table:table-cell>
            <table:table-cell table:style-name="Tableau16.C1" office:value-type="string">
              <text:p text:style-name="P32">Schistosomiasis</text:p>
            </table:table-cell>
          </table:table-row>
          <table:table-row table:style-name="Tableau16.1">
            <table:table-cell table:style-name="Tableau16.A1" office:value-type="string">
              <text:p text:style-name="P32">1025</text:p>
            </table:table-cell>
            <table:table-cell table:style-name="Tableau16.A1" office:value-type="string">
              <text:p text:style-name="P32">A21-A32, A38, A42-A49, A65-A79, A81, A83-A89, B00-B04, B06-B09, B25-<text:soft-page-break/>B49, B58-B64, B66-B94, B99</text:p>
            </table:table-cell>
            <table:table-cell table:style-name="Tableau16.C1" office:value-type="string">
              <text:p text:style-name="P32">Remainder of certain infectious and parasitic diseases</text:p>
            </table:table-cell>
          </table:table-row>
          <table:table-row table:style-name="Tableau16.1">
            <table:table-cell table:style-name="Tableau16.A1" office:value-type="string">
              <text:p text:style-name="P32">1026</text:p>
            </table:table-cell>
            <table:table-cell table:style-name="Tableau16.A1" office:value-type="string">
              <text:p text:style-name="P32">C00-D48</text:p>
            </table:table-cell>
            <table:table-cell table:style-name="Tableau16.C1" office:value-type="string">
              <text:p text:style-name="P32">Neoplasms</text:p>
            </table:table-cell>
          </table:table-row>
          <table:table-row table:style-name="Tableau16.1">
            <table:table-cell table:style-name="Tableau16.A1" office:value-type="string">
              <text:p text:style-name="P32">1027</text:p>
            </table:table-cell>
            <table:table-cell table:style-name="Tableau16.A1" office:value-type="string">
              <text:p text:style-name="P32">C00-C14</text:p>
            </table:table-cell>
            <table:table-cell table:style-name="Tableau16.C1" office:value-type="string">
              <text:p text:style-name="P32">Malignant neoplasm of lip, oral cavity and pharynx</text:p>
            </table:table-cell>
          </table:table-row>
          <table:table-row table:style-name="Tableau16.1">
            <table:table-cell table:style-name="Tableau16.A1" office:value-type="string">
              <text:p text:style-name="P32">1028</text:p>
            </table:table-cell>
            <table:table-cell table:style-name="Tableau16.A1" office:value-type="string">
              <text:p text:style-name="P32">C15</text:p>
            </table:table-cell>
            <table:table-cell table:style-name="Tableau16.C1" office:value-type="string">
              <text:p text:style-name="P32">Malignant neoplasm of oesophagus</text:p>
            </table:table-cell>
          </table:table-row>
          <table:table-row table:style-name="Tableau16.1">
            <table:table-cell table:style-name="Tableau16.A1" office:value-type="string">
              <text:p text:style-name="P32">1029</text:p>
            </table:table-cell>
            <table:table-cell table:style-name="Tableau16.A1" office:value-type="string">
              <text:p text:style-name="P32">C16</text:p>
            </table:table-cell>
            <table:table-cell table:style-name="Tableau16.C1" office:value-type="string">
              <text:p text:style-name="P32">Malignant neoplasm of stomach</text:p>
            </table:table-cell>
          </table:table-row>
          <table:table-row table:style-name="Tableau16.1">
            <table:table-cell table:style-name="Tableau16.A1" office:value-type="string">
              <text:p text:style-name="P32">1030</text:p>
            </table:table-cell>
            <table:table-cell table:style-name="Tableau16.A1" office:value-type="string">
              <text:p text:style-name="P32">C18-C21</text:p>
            </table:table-cell>
            <table:table-cell table:style-name="Tableau16.C1" office:value-type="string">
              <text:p text:style-name="P32">Malignant neoplasm of colon, rectum and anus</text:p>
            </table:table-cell>
          </table:table-row>
          <table:table-row table:style-name="Tableau16.1">
            <table:table-cell table:style-name="Tableau16.A1" office:value-type="string">
              <text:p text:style-name="P32">1031</text:p>
            </table:table-cell>
            <table:table-cell table:style-name="Tableau16.A1" office:value-type="string">
              <text:p text:style-name="P32">C22</text:p>
            </table:table-cell>
            <table:table-cell table:style-name="Tableau16.C1" office:value-type="string">
              <text:p text:style-name="P32">Malignant neoplasm of liver and intrahepatic bile ducts</text:p>
            </table:table-cell>
          </table:table-row>
          <table:table-row table:style-name="Tableau16.1">
            <table:table-cell table:style-name="Tableau16.A1" office:value-type="string">
              <text:p text:style-name="P32">1032</text:p>
            </table:table-cell>
            <table:table-cell table:style-name="Tableau16.A1" office:value-type="string">
              <text:p text:style-name="P32">C25</text:p>
            </table:table-cell>
            <table:table-cell table:style-name="Tableau16.C1" office:value-type="string">
              <text:p text:style-name="P32">Malignant neoplasm of pancreas</text:p>
            </table:table-cell>
          </table:table-row>
          <table:table-row table:style-name="Tableau16.1">
            <table:table-cell table:style-name="Tableau16.A1" office:value-type="string">
              <text:p text:style-name="P32">1033</text:p>
            </table:table-cell>
            <table:table-cell table:style-name="Tableau16.A1" office:value-type="string">
              <text:p text:style-name="P32">C32</text:p>
            </table:table-cell>
            <table:table-cell table:style-name="Tableau16.C1" office:value-type="string">
              <text:p text:style-name="P32">Malignant neoplasm of larynx</text:p>
            </table:table-cell>
          </table:table-row>
          <table:table-row table:style-name="Tableau16.1">
            <table:table-cell table:style-name="Tableau16.A1" office:value-type="string">
              <text:p text:style-name="P32">1034</text:p>
            </table:table-cell>
            <table:table-cell table:style-name="Tableau16.A1" office:value-type="string">
              <text:p text:style-name="P32">C33-C34</text:p>
            </table:table-cell>
            <table:table-cell table:style-name="Tableau16.C1" office:value-type="string">
              <text:p text:style-name="P32">Malignant neoplasm of trachea, bronchus and lung</text:p>
            </table:table-cell>
          </table:table-row>
          <table:table-row table:style-name="Tableau16.1">
            <table:table-cell table:style-name="Tableau16.A1" office:value-type="string">
              <text:p text:style-name="P32">1035</text:p>
            </table:table-cell>
            <table:table-cell table:style-name="Tableau16.A1" office:value-type="string">
              <text:p text:style-name="P32">C43</text:p>
            </table:table-cell>
            <table:table-cell table:style-name="Tableau16.C1" office:value-type="string">
              <text:p text:style-name="P32">Malignant melanoma of skin</text:p>
            </table:table-cell>
          </table:table-row>
          <table:table-row table:style-name="Tableau16.1">
            <table:table-cell table:style-name="Tableau16.A1" office:value-type="string">
              <text:p text:style-name="P32">1036</text:p>
            </table:table-cell>
            <table:table-cell table:style-name="Tableau16.A1" office:value-type="string">
              <text:p text:style-name="P32">C50</text:p>
            </table:table-cell>
            <table:table-cell table:style-name="Tableau16.C1" office:value-type="string">
              <text:p text:style-name="P32">Malignant neoplasm of breast</text:p>
            </table:table-cell>
          </table:table-row>
          <table:table-row table:style-name="Tableau16.1">
            <table:table-cell table:style-name="Tableau16.A1" office:value-type="string">
              <text:p text:style-name="P32">1037</text:p>
            </table:table-cell>
            <table:table-cell table:style-name="Tableau16.A1" office:value-type="string">
              <text:p text:style-name="P32">C53</text:p>
            </table:table-cell>
            <table:table-cell table:style-name="Tableau16.C1" office:value-type="string">
              <text:p text:style-name="P32">Malignant neoplasm of cervix uteri</text:p>
            </table:table-cell>
          </table:table-row>
          <table:table-row table:style-name="Tableau16.1">
            <table:table-cell table:style-name="Tableau16.A1" office:value-type="string">
              <text:p text:style-name="P32">1038</text:p>
            </table:table-cell>
            <table:table-cell table:style-name="Tableau16.A1" office:value-type="string">
              <text:p text:style-name="P32">C54-C55</text:p>
            </table:table-cell>
            <table:table-cell table:style-name="Tableau16.C1" office:value-type="string">
              <text:p text:style-name="P32">Malignant neoplasm of other and unspecified parts of uterus</text:p>
            </table:table-cell>
          </table:table-row>
          <table:table-row table:style-name="Tableau16.1">
            <table:table-cell table:style-name="Tableau16.A1" office:value-type="string">
              <text:p text:style-name="P32">1039</text:p>
            </table:table-cell>
            <table:table-cell table:style-name="Tableau16.A1" office:value-type="string">
              <text:p text:style-name="P32">C56</text:p>
            </table:table-cell>
            <table:table-cell table:style-name="Tableau16.C1" office:value-type="string">
              <text:p text:style-name="P32">Malignant neoplasm of ovary</text:p>
            </table:table-cell>
          </table:table-row>
          <table:table-row table:style-name="Tableau16.1">
            <table:table-cell table:style-name="Tableau16.A1" office:value-type="string">
              <text:p text:style-name="P32">1040</text:p>
            </table:table-cell>
            <table:table-cell table:style-name="Tableau16.A1" office:value-type="string">
              <text:p text:style-name="P32">C61</text:p>
            </table:table-cell>
            <table:table-cell table:style-name="Tableau16.C1" office:value-type="string">
              <text:p text:style-name="P32">Malignant neoplasm of prostate</text:p>
            </table:table-cell>
          </table:table-row>
          <table:table-row table:style-name="Tableau16.1">
            <table:table-cell table:style-name="Tableau16.A1" office:value-type="string">
              <text:p text:style-name="P32">1041</text:p>
            </table:table-cell>
            <table:table-cell table:style-name="Tableau16.A1" office:value-type="string">
              <text:p text:style-name="P32">C67</text:p>
            </table:table-cell>
            <table:table-cell table:style-name="Tableau16.C1" office:value-type="string">
              <text:p text:style-name="P32">Malignant neoplasm of bladder</text:p>
            </table:table-cell>
          </table:table-row>
          <table:table-row table:style-name="Tableau16.1">
            <table:table-cell table:style-name="Tableau16.A1" office:value-type="string">
              <text:p text:style-name="P32">1042</text:p>
            </table:table-cell>
            <table:table-cell table:style-name="Tableau16.A1" office:value-type="string">
              <text:p text:style-name="P32">C70-C72</text:p>
            </table:table-cell>
            <table:table-cell table:style-name="Tableau16.C1" office:value-type="string">
              <text:p text:style-name="P32">Malignant neoplasm of meninges, brain and other parts of central nervous system</text:p>
            </table:table-cell>
          </table:table-row>
          <table:table-row table:style-name="Tableau16.1">
            <table:table-cell table:style-name="Tableau16.A1" office:value-type="string">
              <text:p text:style-name="P32">1043</text:p>
            </table:table-cell>
            <table:table-cell table:style-name="Tableau16.A1" office:value-type="string">
              <text:p text:style-name="P32">C82-C85</text:p>
            </table:table-cell>
            <table:table-cell table:style-name="Tableau16.C1" office:value-type="string">
              <text:p text:style-name="P32">Non-Hodgkin's lymphoma</text:p>
            </table:table-cell>
          </table:table-row>
          <table:table-row table:style-name="Tableau16.1">
            <table:table-cell table:style-name="Tableau16.A1" office:value-type="string">
              <text:p text:style-name="P32">1044</text:p>
            </table:table-cell>
            <table:table-cell table:style-name="Tableau16.A1" office:value-type="string">
              <text:p text:style-name="P32">C90</text:p>
            </table:table-cell>
            <table:table-cell table:style-name="Tableau16.C1" office:value-type="string">
              <text:p text:style-name="P32">Multiple myeloma and malignant plasma cell neoplasms</text:p>
            </table:table-cell>
          </table:table-row>
          <table:table-row table:style-name="Tableau16.1">
            <table:table-cell table:style-name="Tableau16.A1" office:value-type="string">
              <text:p text:style-name="P32">1045</text:p>
            </table:table-cell>
            <table:table-cell table:style-name="Tableau16.A1" office:value-type="string">
              <text:p text:style-name="P32">C91-C95</text:p>
            </table:table-cell>
            <table:table-cell table:style-name="Tableau16.C1" office:value-type="string">
              <text:p text:style-name="P32">Leukaemia</text:p>
            </table:table-cell>
          </table:table-row>
          <table:table-row table:style-name="Tableau16.1">
            <table:table-cell table:style-name="Tableau16.A1" office:value-type="string">
              <text:p text:style-name="P32">1046</text:p>
            </table:table-cell>
            <table:table-cell table:style-name="Tableau16.A1" office:value-type="string">
              <text:p text:style-name="P32">C17, C23-C24, C26-C31, C37-C41, C44-C49, C51-C52, C57-C60, C62-C66,C68-C69,C73-C81,C88,C96-C97</text:p>
            </table:table-cell>
            <table:table-cell table:style-name="Tableau16.C1" office:value-type="string">
              <text:p text:style-name="P32">Remainder of malignant neoplasms</text:p>
            </table:table-cell>
          </table:table-row>
          <table:table-row table:style-name="Tableau16.1">
            <table:table-cell table:style-name="Tableau16.A1" office:value-type="string">
              <text:p text:style-name="P32">1047</text:p>
            </table:table-cell>
            <table:table-cell table:style-name="Tableau16.A1" office:value-type="string">
              <text:p text:style-name="P32">D00-D48</text:p>
            </table:table-cell>
            <table:table-cell table:style-name="Tableau16.C1" office:value-type="string">
              <text:p text:style-name="P32">Remainder of neoplasms </text:p>
            </table:table-cell>
          </table:table-row>
          <table:table-row table:style-name="Tableau16.1">
            <table:table-cell table:style-name="Tableau16.A1" office:value-type="string">
              <text:p text:style-name="P32">1048</text:p>
            </table:table-cell>
            <table:table-cell table:style-name="Tableau16.A1" office:value-type="string">
              <text:p text:style-name="P32">D50-D89</text:p>
            </table:table-cell>
            <table:table-cell table:style-name="Tableau16.C1" office:value-type="string">
              <text:p text:style-name="P32">Diseases of the blood and blood-forming organs and certain disorders involving the immune mechanism</text:p>
            </table:table-cell>
          </table:table-row>
          <table:table-row table:style-name="Tableau16.1">
            <table:table-cell table:style-name="Tableau16.A1" office:value-type="string">
              <text:p text:style-name="P32">1049</text:p>
            </table:table-cell>
            <table:table-cell table:style-name="Tableau16.A1" office:value-type="string">
              <text:p text:style-name="P32">D50-D64</text:p>
            </table:table-cell>
            <table:table-cell table:style-name="Tableau16.C1" office:value-type="string">
              <text:p text:style-name="P32">Anaemias</text:p>
            </table:table-cell>
          </table:table-row>
          <table:table-row table:style-name="Tableau16.1">
            <table:table-cell table:style-name="Tableau16.A1" office:value-type="string">
              <text:p text:style-name="P32">1050</text:p>
            </table:table-cell>
            <table:table-cell table:style-name="Tableau16.A1" office:value-type="string">
              <text:p text:style-name="P32">D65-D89</text:p>
            </table:table-cell>
            <table:table-cell table:style-name="Tableau16.C1" office:value-type="string">
              <text:p text:style-name="P32">Remainder of diseases of the blood and blood-forming organs and certain disorders involving the immune mechanism</text:p>
            </table:table-cell>
          </table:table-row>
          <table:table-row table:style-name="Tableau16.1">
            <table:table-cell table:style-name="Tableau16.A1" office:value-type="string">
              <text:p text:style-name="P32">1051</text:p>
            </table:table-cell>
            <table:table-cell table:style-name="Tableau16.A1" office:value-type="string">
              <text:p text:style-name="P32">E00-E88</text:p>
            </table:table-cell>
            <table:table-cell table:style-name="Tableau16.C1" office:value-type="string">
              <text:p text:style-name="P32">Endocrine, nutritional and metabolic diseases</text:p>
            </table:table-cell>
          </table:table-row>
          <table:table-row table:style-name="Tableau16.1">
            <table:table-cell table:style-name="Tableau16.A1" office:value-type="string">
              <text:p text:style-name="P32">1052</text:p>
            </table:table-cell>
            <table:table-cell table:style-name="Tableau16.A1" office:value-type="string">
              <text:p text:style-name="P32">E10-E14</text:p>
            </table:table-cell>
            <table:table-cell table:style-name="Tableau16.C1" office:value-type="string">
              <text:p text:style-name="P32">Diabetes mellitus</text:p>
            </table:table-cell>
          </table:table-row>
          <table:table-row table:style-name="Tableau16.1">
            <table:table-cell table:style-name="Tableau16.A1" office:value-type="string">
              <text:p text:style-name="P32">1053</text:p>
            </table:table-cell>
            <table:table-cell table:style-name="Tableau16.A1" office:value-type="string">
              <text:p text:style-name="P32">E40-E46</text:p>
            </table:table-cell>
            <table:table-cell table:style-name="Tableau16.C1" office:value-type="string">
              <text:p text:style-name="P32">Malnutrition</text:p>
            </table:table-cell>
          </table:table-row>
          <table:table-row table:style-name="Tableau16.1">
            <table:table-cell table:style-name="Tableau16.A1" office:value-type="string">
              <text:p text:style-name="P32">1054</text:p>
            </table:table-cell>
            <table:table-cell table:style-name="Tableau16.A1" office:value-type="string">
              <text:p text:style-name="P32">E00-E07, E15-E34, E50-E88</text:p>
            </table:table-cell>
            <table:table-cell table:style-name="Tableau16.C1" office:value-type="string">
              <text:p text:style-name="P32">Remainder of endocrine, nutritional and metabolic diseases</text:p>
            </table:table-cell>
          </table:table-row>
          <table:table-row table:style-name="Tableau16.1">
            <table:table-cell table:style-name="Tableau16.A1" office:value-type="string">
              <text:p text:style-name="P32">1055</text:p>
            </table:table-cell>
            <table:table-cell table:style-name="Tableau16.A1" office:value-type="string">
              <text:p text:style-name="P32">F01-F99</text:p>
            </table:table-cell>
            <table:table-cell table:style-name="Tableau16.C1" office:value-type="string">
              <text:p text:style-name="P32">Mental and behavioural disorders</text:p>
            </table:table-cell>
          </table:table-row>
          <table:table-row table:style-name="Tableau16.1">
            <table:table-cell table:style-name="Tableau16.A1" office:value-type="string">
              <text:p text:style-name="P32">1056</text:p>
            </table:table-cell>
            <table:table-cell table:style-name="Tableau16.A1" office:value-type="string">
              <text:p text:style-name="P32">F10-F19</text:p>
            </table:table-cell>
            <table:table-cell table:style-name="Tableau16.C1" office:value-type="string">
              <text:p text:style-name="P32">Mental and behavioural disorders due to psychoactive substance use</text:p>
            </table:table-cell>
          </table:table-row>
          <table:table-row table:style-name="Tableau16.1">
            <table:table-cell table:style-name="Tableau16.A1" office:value-type="string">
              <text:p text:style-name="P32">1057</text:p>
            </table:table-cell>
            <table:table-cell table:style-name="Tableau16.A1" office:value-type="string">
              <text:p text:style-name="P32">F20-F99</text:p>
            </table:table-cell>
            <table:table-cell table:style-name="Tableau16.C1" office:value-type="string">
              <text:p text:style-name="P32">Remainder of mental and behavioural disorders</text:p>
            </table:table-cell>
          </table:table-row>
          <table:table-row table:style-name="Tableau16.1">
            <table:table-cell table:style-name="Tableau16.A1" office:value-type="string">
              <text:p text:style-name="P32">1058</text:p>
            </table:table-cell>
            <table:table-cell table:style-name="Tableau16.A1" office:value-type="string">
              <text:p text:style-name="P32">G00-G98</text:p>
            </table:table-cell>
            <table:table-cell table:style-name="Tableau16.C1" office:value-type="string">
              <text:p text:style-name="P32">Diseases of the nervous system</text:p>
            </table:table-cell>
          </table:table-row>
          <table:table-row table:style-name="Tableau16.1">
            <table:table-cell table:style-name="Tableau16.A1" office:value-type="string">
              <text:p text:style-name="P32">1059</text:p>
            </table:table-cell>
            <table:table-cell table:style-name="Tableau16.A1" office:value-type="string">
              <text:p text:style-name="P32">G00, G03</text:p>
            </table:table-cell>
            <table:table-cell table:style-name="Tableau16.C1" office:value-type="string">
              <text:p text:style-name="P32">Meningitis</text:p>
            </table:table-cell>
          </table:table-row>
          <table:table-row table:style-name="Tableau16.1">
            <table:table-cell table:style-name="Tableau16.A1" office:value-type="string">
              <text:p text:style-name="P32">1060</text:p>
            </table:table-cell>
            <table:table-cell table:style-name="Tableau16.A1" office:value-type="string">
              <text:p text:style-name="P32">G30</text:p>
            </table:table-cell>
            <table:table-cell table:style-name="Tableau16.C1" office:value-type="string">
              <text:p text:style-name="P32">Alzheimer's disease</text:p>
            </table:table-cell>
          </table:table-row>
          <table:table-row table:style-name="Tableau16.1">
            <table:table-cell table:style-name="Tableau16.A1" office:value-type="string">
              <text:p text:style-name="P32">1061</text:p>
            </table:table-cell>
            <table:table-cell table:style-name="Tableau16.A1" office:value-type="string">
              <text:p text:style-name="P32">G04-G25, G31-G98</text:p>
            </table:table-cell>
            <table:table-cell table:style-name="Tableau16.C1" office:value-type="string">
              <text:p text:style-name="P32">Remainder of diseases of the nervous system</text:p>
            </table:table-cell>
          </table:table-row>
          <table:table-row table:style-name="Tableau16.1">
            <table:table-cell table:style-name="Tableau16.A1" office:value-type="string">
              <text:p text:style-name="P32">1062</text:p>
            </table:table-cell>
            <table:table-cell table:style-name="Tableau16.A1" office:value-type="string">
              <text:p text:style-name="P32">H00-H57</text:p>
            </table:table-cell>
            <table:table-cell table:style-name="Tableau16.C1" office:value-type="string">
              <text:p text:style-name="P32">Diseases of the eye and adnexa</text:p>
            </table:table-cell>
          </table:table-row>
          <table:table-row table:style-name="Tableau16.1">
            <table:table-cell table:style-name="Tableau16.A1" office:value-type="string">
              <text:p text:style-name="P32">1063</text:p>
            </table:table-cell>
            <table:table-cell table:style-name="Tableau16.A1" office:value-type="string">
              <text:p text:style-name="P32">H60-H93</text:p>
            </table:table-cell>
            <table:table-cell table:style-name="Tableau16.C1" office:value-type="string">
              <text:p text:style-name="P32">Diseases of the ear and mastoid process</text:p>
            </table:table-cell>
          </table:table-row>
          <table:table-row table:style-name="Tableau16.1">
            <table:table-cell table:style-name="Tableau16.A1" office:value-type="string">
              <text:p text:style-name="P32">1064</text:p>
            </table:table-cell>
            <table:table-cell table:style-name="Tableau16.A1" office:value-type="string">
              <text:p text:style-name="P32">I00-I99</text:p>
            </table:table-cell>
            <table:table-cell table:style-name="Tableau16.C1" office:value-type="string">
              <text:p text:style-name="P32">Diseases of the circulatory system</text:p>
            </table:table-cell>
          </table:table-row>
          <table:table-row table:style-name="Tableau16.1">
            <table:table-cell table:style-name="Tableau16.A1" office:value-type="string">
              <text:p text:style-name="P32">1065</text:p>
            </table:table-cell>
            <table:table-cell table:style-name="Tableau16.A1" office:value-type="string">
              <text:p text:style-name="P32">I00-I09</text:p>
            </table:table-cell>
            <table:table-cell table:style-name="Tableau16.C1" office:value-type="string">
              <text:p text:style-name="P32">Acute rheumatic fever and chronic rheumatic heart diseases</text:p>
            </table:table-cell>
          </table:table-row>
          <table:table-row table:style-name="Tableau16.1">
            <table:table-cell table:style-name="Tableau16.A1" office:value-type="string">
              <text:p text:style-name="P32">1066</text:p>
            </table:table-cell>
            <table:table-cell table:style-name="Tableau16.A1" office:value-type="string">
              <text:p text:style-name="P32">I10-I13</text:p>
            </table:table-cell>
            <table:table-cell table:style-name="Tableau16.C1" office:value-type="string">
              <text:p text:style-name="P32">Hypertensive diseases</text:p>
            </table:table-cell>
          </table:table-row>
          <text:soft-page-break/>
          <table:table-row table:style-name="Tableau16.1">
            <table:table-cell table:style-name="Tableau16.A1" office:value-type="string">
              <text:p text:style-name="P32">1067</text:p>
            </table:table-cell>
            <table:table-cell table:style-name="Tableau16.A1" office:value-type="string">
              <text:p text:style-name="P32">I20-I25</text:p>
            </table:table-cell>
            <table:table-cell table:style-name="Tableau16.C1" office:value-type="string">
              <text:p text:style-name="P32">Ischaemic heart diseases</text:p>
            </table:table-cell>
          </table:table-row>
          <table:table-row table:style-name="Tableau16.1">
            <table:table-cell table:style-name="Tableau16.A1" office:value-type="string">
              <text:p text:style-name="P32">1068</text:p>
            </table:table-cell>
            <table:table-cell table:style-name="Tableau16.A1" office:value-type="string">
              <text:p text:style-name="P32">I26-I51</text:p>
            </table:table-cell>
            <table:table-cell table:style-name="Tableau16.C1" office:value-type="string">
              <text:p text:style-name="P32">Other heart diseases</text:p>
            </table:table-cell>
          </table:table-row>
          <table:table-row table:style-name="Tableau16.1">
            <table:table-cell table:style-name="Tableau16.A1" office:value-type="string">
              <text:p text:style-name="P32">1069</text:p>
            </table:table-cell>
            <table:table-cell table:style-name="Tableau16.A1" office:value-type="string">
              <text:p text:style-name="P32">I60-I69</text:p>
            </table:table-cell>
            <table:table-cell table:style-name="Tableau16.C1" office:value-type="string">
              <text:p text:style-name="P32">Cerebrovascular diseases</text:p>
            </table:table-cell>
          </table:table-row>
          <table:table-row table:style-name="Tableau16.1">
            <table:table-cell table:style-name="Tableau16.A1" office:value-type="string">
              <text:p text:style-name="P32">1070</text:p>
            </table:table-cell>
            <table:table-cell table:style-name="Tableau16.A1" office:value-type="string">
              <text:p text:style-name="P32">I70</text:p>
            </table:table-cell>
            <table:table-cell table:style-name="Tableau16.C1" office:value-type="string">
              <text:p text:style-name="P32">Atherosclerosis</text:p>
            </table:table-cell>
          </table:table-row>
          <table:table-row table:style-name="Tableau16.1">
            <table:table-cell table:style-name="Tableau16.A1" office:value-type="string">
              <text:p text:style-name="P32">1071</text:p>
            </table:table-cell>
            <table:table-cell table:style-name="Tableau16.A1" office:value-type="string">
              <text:p text:style-name="P32">I71-I99</text:p>
            </table:table-cell>
            <table:table-cell table:style-name="Tableau16.C1" office:value-type="string">
              <text:p text:style-name="P32">Remainder of diseases of the circulatory system</text:p>
            </table:table-cell>
          </table:table-row>
          <table:table-row table:style-name="Tableau16.1">
            <table:table-cell table:style-name="Tableau16.A1" office:value-type="string">
              <text:p text:style-name="P32">1072</text:p>
            </table:table-cell>
            <table:table-cell table:style-name="Tableau16.A1" office:value-type="string">
              <text:p text:style-name="P32">J00-J98</text:p>
            </table:table-cell>
            <table:table-cell table:style-name="Tableau16.C1" office:value-type="string">
              <text:p text:style-name="P32">Diseases of the respiratory system</text:p>
            </table:table-cell>
          </table:table-row>
          <table:table-row table:style-name="Tableau16.1">
            <table:table-cell table:style-name="Tableau16.A1" office:value-type="string">
              <text:p text:style-name="P32">1073</text:p>
            </table:table-cell>
            <table:table-cell table:style-name="Tableau16.A1" office:value-type="string">
              <text:p text:style-name="P32">J10-J11</text:p>
            </table:table-cell>
            <table:table-cell table:style-name="Tableau16.C1" office:value-type="string">
              <text:p text:style-name="P32">Influenza</text:p>
            </table:table-cell>
          </table:table-row>
          <table:table-row table:style-name="Tableau16.1">
            <table:table-cell table:style-name="Tableau16.A1" office:value-type="string">
              <text:p text:style-name="P32">1074</text:p>
            </table:table-cell>
            <table:table-cell table:style-name="Tableau16.A1" office:value-type="string">
              <text:p text:style-name="P32">J12-J18</text:p>
            </table:table-cell>
            <table:table-cell table:style-name="Tableau16.C1" office:value-type="string">
              <text:p text:style-name="P32">Pneumonia</text:p>
            </table:table-cell>
          </table:table-row>
          <table:table-row table:style-name="Tableau16.1">
            <table:table-cell table:style-name="Tableau16.A1" office:value-type="string">
              <text:p text:style-name="P32">1075</text:p>
            </table:table-cell>
            <table:table-cell table:style-name="Tableau16.A1" office:value-type="string">
              <text:p text:style-name="P32">J20-J22</text:p>
            </table:table-cell>
            <table:table-cell table:style-name="Tableau16.C1" office:value-type="string">
              <text:p text:style-name="P32">Other acute lower respiratory infections</text:p>
            </table:table-cell>
          </table:table-row>
          <table:table-row table:style-name="Tableau16.1">
            <table:table-cell table:style-name="Tableau16.A1" office:value-type="string">
              <text:p text:style-name="P32">1076</text:p>
            </table:table-cell>
            <table:table-cell table:style-name="Tableau16.A1" office:value-type="string">
              <text:p text:style-name="P32">J40-J47</text:p>
            </table:table-cell>
            <table:table-cell table:style-name="Tableau16.C1" office:value-type="string">
              <text:p text:style-name="P32">Chronic lower respiratory diseases</text:p>
            </table:table-cell>
          </table:table-row>
          <table:table-row table:style-name="Tableau16.1">
            <table:table-cell table:style-name="Tableau16.A1" office:value-type="string">
              <text:p text:style-name="P32">1077</text:p>
            </table:table-cell>
            <table:table-cell table:style-name="Tableau16.A1" office:value-type="string">
              <text:p text:style-name="P32">J00-J06, J30-J39, J60-J98</text:p>
            </table:table-cell>
            <table:table-cell table:style-name="Tableau16.C1" office:value-type="string">
              <text:p text:style-name="P32">Remainder of diseases of the respiratory system</text:p>
            </table:table-cell>
          </table:table-row>
          <table:table-row table:style-name="Tableau16.1">
            <table:table-cell table:style-name="Tableau16.A1" office:value-type="string">
              <text:p text:style-name="P32">1078</text:p>
            </table:table-cell>
            <table:table-cell table:style-name="Tableau16.A1" office:value-type="string">
              <text:p text:style-name="P32">K00-K92</text:p>
            </table:table-cell>
            <table:table-cell table:style-name="Tableau16.C1" office:value-type="string">
              <text:p text:style-name="P32">Diseases of the digestive system</text:p>
            </table:table-cell>
          </table:table-row>
          <table:table-row table:style-name="Tableau16.1">
            <table:table-cell table:style-name="Tableau16.A1" office:value-type="string">
              <text:p text:style-name="P32">1079</text:p>
            </table:table-cell>
            <table:table-cell table:style-name="Tableau16.A1" office:value-type="string">
              <text:p text:style-name="P32">K25-K27</text:p>
            </table:table-cell>
            <table:table-cell table:style-name="Tableau16.C1" office:value-type="string">
              <text:p text:style-name="P32">Gastric and duodenal ulcer</text:p>
            </table:table-cell>
          </table:table-row>
          <table:table-row table:style-name="Tableau16.1">
            <table:table-cell table:style-name="Tableau16.A1" office:value-type="string">
              <text:p text:style-name="P32">1080</text:p>
            </table:table-cell>
            <table:table-cell table:style-name="Tableau16.A1" office:value-type="string">
              <text:p text:style-name="P32">K70-K76</text:p>
            </table:table-cell>
            <table:table-cell table:style-name="Tableau16.C1" office:value-type="string">
              <text:p text:style-name="P32">Diseases of the liver</text:p>
            </table:table-cell>
          </table:table-row>
          <table:table-row table:style-name="Tableau16.1">
            <table:table-cell table:style-name="Tableau16.A1" office:value-type="string">
              <text:p text:style-name="P32">1081</text:p>
            </table:table-cell>
            <table:table-cell table:style-name="Tableau16.A1" office:value-type="string">
              <text:p text:style-name="P32">K00-K22, K28-K66, K80-K92</text:p>
            </table:table-cell>
            <table:table-cell table:style-name="Tableau16.C1" office:value-type="string">
              <text:p text:style-name="P32">Remainder of diseases of the digestive system</text:p>
            </table:table-cell>
          </table:table-row>
          <table:table-row table:style-name="Tableau16.1">
            <table:table-cell table:style-name="Tableau16.A1" office:value-type="string">
              <text:p text:style-name="P32">1082</text:p>
            </table:table-cell>
            <table:table-cell table:style-name="Tableau16.A1" office:value-type="string">
              <text:p text:style-name="P32">L00-L98</text:p>
            </table:table-cell>
            <table:table-cell table:style-name="Tableau16.C1" office:value-type="string">
              <text:p text:style-name="P32">Diseases of the skin and subcutaneous tissue</text:p>
            </table:table-cell>
          </table:table-row>
          <table:table-row table:style-name="Tableau16.1">
            <table:table-cell table:style-name="Tableau16.A1" office:value-type="string">
              <text:p text:style-name="P32">1083</text:p>
            </table:table-cell>
            <table:table-cell table:style-name="Tableau16.A1" office:value-type="string">
              <text:p text:style-name="P32">M00-M99</text:p>
            </table:table-cell>
            <table:table-cell table:style-name="Tableau16.C1" office:value-type="string">
              <text:p text:style-name="P32">Diseases of the musculoskeletal system and connective tissue</text:p>
            </table:table-cell>
          </table:table-row>
          <table:table-row table:style-name="Tableau16.1">
            <table:table-cell table:style-name="Tableau16.A1" office:value-type="string">
              <text:p text:style-name="P32">1084</text:p>
            </table:table-cell>
            <table:table-cell table:style-name="Tableau16.A1" office:value-type="string">
              <text:p text:style-name="P32">N00-N98</text:p>
            </table:table-cell>
            <table:table-cell table:style-name="Tableau16.C1" office:value-type="string">
              <text:p text:style-name="P32">Diseases of the genitourinary system</text:p>
            </table:table-cell>
          </table:table-row>
          <table:table-row table:style-name="Tableau16.1">
            <table:table-cell table:style-name="Tableau16.A1" office:value-type="string">
              <text:p text:style-name="P32">1085</text:p>
            </table:table-cell>
            <table:table-cell table:style-name="Tableau16.A1" office:value-type="string">
              <text:p text:style-name="P32">N00-N15</text:p>
            </table:table-cell>
            <table:table-cell table:style-name="Tableau16.C1" office:value-type="string">
              <text:p text:style-name="P32">Glomerular and renal tubulo-interstitial diseases</text:p>
            </table:table-cell>
          </table:table-row>
          <table:table-row table:style-name="Tableau16.1">
            <table:table-cell table:style-name="Tableau16.A1" office:value-type="string">
              <text:p text:style-name="P32">1086</text:p>
            </table:table-cell>
            <table:table-cell table:style-name="Tableau16.A1" office:value-type="string">
              <text:p text:style-name="P32">N17-N98</text:p>
            </table:table-cell>
            <table:table-cell table:style-name="Tableau16.C1" office:value-type="string">
              <text:p text:style-name="P32">Remainder of diseases of the genitourinary system</text:p>
            </table:table-cell>
          </table:table-row>
          <table:table-row table:style-name="Tableau16.1">
            <table:table-cell table:style-name="Tableau16.A1" office:value-type="string">
              <text:p text:style-name="P32">1087</text:p>
            </table:table-cell>
            <table:table-cell table:style-name="Tableau16.A1" office:value-type="string">
              <text:p text:style-name="P32">O00-O99</text:p>
            </table:table-cell>
            <table:table-cell table:style-name="Tableau16.C1" office:value-type="string">
              <text:p text:style-name="P32">Pregnancy, childbirth and the puerperium</text:p>
            </table:table-cell>
          </table:table-row>
          <table:table-row table:style-name="Tableau16.1">
            <table:table-cell table:style-name="Tableau16.A1" office:value-type="string">
              <text:p text:style-name="P32">1088</text:p>
            </table:table-cell>
            <table:table-cell table:style-name="Tableau16.A1" office:value-type="string">
              <text:p text:style-name="P32">O00-O07</text:p>
            </table:table-cell>
            <table:table-cell table:style-name="Tableau16.C1" office:value-type="string">
              <text:p text:style-name="P32">Pregnancy with abortive outcome</text:p>
            </table:table-cell>
          </table:table-row>
          <table:table-row table:style-name="Tableau16.1">
            <table:table-cell table:style-name="Tableau16.A1" office:value-type="string">
              <text:p text:style-name="P32">1089</text:p>
            </table:table-cell>
            <table:table-cell table:style-name="Tableau16.A1" office:value-type="string">
              <text:p text:style-name="P32">O10-O92</text:p>
            </table:table-cell>
            <table:table-cell table:style-name="Tableau16.C1" office:value-type="string">
              <text:p text:style-name="P32">Other direct obstetric deaths</text:p>
            </table:table-cell>
          </table:table-row>
          <table:table-row table:style-name="Tableau16.1">
            <table:table-cell table:style-name="Tableau16.A1" office:value-type="string">
              <text:p text:style-name="P32">1090</text:p>
            </table:table-cell>
            <table:table-cell table:style-name="Tableau16.A1" office:value-type="string">
              <text:p text:style-name="P32">O98-O99</text:p>
            </table:table-cell>
            <table:table-cell table:style-name="Tableau16.C1" office:value-type="string">
              <text:p text:style-name="P32">Indirect obstetric deaths</text:p>
            </table:table-cell>
          </table:table-row>
          <table:table-row table:style-name="Tableau16.1">
            <table:table-cell table:style-name="Tableau16.A1" office:value-type="string">
              <text:p text:style-name="P32">1091</text:p>
            </table:table-cell>
            <table:table-cell table:style-name="Tableau16.A1" office:value-type="string">
              <text:p text:style-name="P32">O95-O97</text:p>
            </table:table-cell>
            <table:table-cell table:style-name="Tableau16.C1" office:value-type="string">
              <text:p text:style-name="P32">Remainder of pregnancy, childbirth and the puerperium</text:p>
            </table:table-cell>
          </table:table-row>
          <table:table-row table:style-name="Tableau16.1">
            <table:table-cell table:style-name="Tableau16.A1" office:value-type="string">
              <text:p text:style-name="P32">1092</text:p>
            </table:table-cell>
            <table:table-cell table:style-name="Tableau16.A1" office:value-type="string">
              <text:p text:style-name="P32">P00-P96</text:p>
            </table:table-cell>
            <table:table-cell table:style-name="Tableau16.C1" office:value-type="string">
              <text:p text:style-name="P32">Certain conditions originating in the perinatal period</text:p>
            </table:table-cell>
          </table:table-row>
          <table:table-row table:style-name="Tableau16.1">
            <table:table-cell table:style-name="Tableau16.A1" office:value-type="string">
              <text:p text:style-name="P32">1093</text:p>
            </table:table-cell>
            <table:table-cell table:style-name="Tableau16.A1" office:value-type="string">
              <text:p text:style-name="P32">Q00-Q99</text:p>
            </table:table-cell>
            <table:table-cell table:style-name="Tableau16.C1" office:value-type="string">
              <text:p text:style-name="P32">Congenital malformations, deformations and chromosomal abnormalities</text:p>
            </table:table-cell>
          </table:table-row>
          <table:table-row table:style-name="Tableau16.1">
            <table:table-cell table:style-name="Tableau16.A1" office:value-type="string">
              <text:p text:style-name="P32">1094</text:p>
            </table:table-cell>
            <table:table-cell table:style-name="Tableau16.A1" office:value-type="string">
              <text:p text:style-name="P32">R00-R99</text:p>
            </table:table-cell>
            <table:table-cell table:style-name="Tableau16.C1" office:value-type="string">
              <text:p text:style-name="P32">Symptoms, signs and abnormal clinical and laboratory findings, not elsewhere classified</text:p>
            </table:table-cell>
          </table:table-row>
          <table:table-row table:style-name="Tableau16.1">
            <table:table-cell table:style-name="Tableau16.A1" office:value-type="string">
              <text:p text:style-name="P32">1095</text:p>
            </table:table-cell>
            <table:table-cell table:style-name="Tableau16.A1" office:value-type="string">
              <text:p text:style-name="P32">V01-Y89</text:p>
            </table:table-cell>
            <table:table-cell table:style-name="Tableau16.C1" office:value-type="string">
              <text:p text:style-name="P32">External causes of morbidity and mortality</text:p>
            </table:table-cell>
          </table:table-row>
          <table:table-row table:style-name="Tableau16.1">
            <table:table-cell table:style-name="Tableau16.A1" office:value-type="string">
              <text:p text:style-name="P32">1096</text:p>
            </table:table-cell>
            <table:table-cell table:style-name="Tableau16.A1" office:value-type="string">
              <text:p text:style-name="P32">V01-V99</text:p>
            </table:table-cell>
            <table:table-cell table:style-name="Tableau16.C1" office:value-type="string">
              <text:p text:style-name="P32">Transport accidents</text:p>
            </table:table-cell>
          </table:table-row>
          <table:table-row table:style-name="Tableau16.1">
            <table:table-cell table:style-name="Tableau16.A1" office:value-type="string">
              <text:p text:style-name="P32">1097</text:p>
            </table:table-cell>
            <table:table-cell table:style-name="Tableau16.A1" office:value-type="string">
              <text:p text:style-name="P32">W00-W19</text:p>
            </table:table-cell>
            <table:table-cell table:style-name="Tableau16.C1" office:value-type="string">
              <text:p text:style-name="P32">Falls</text:p>
            </table:table-cell>
          </table:table-row>
          <table:table-row table:style-name="Tableau16.1">
            <table:table-cell table:style-name="Tableau16.A1" office:value-type="string">
              <text:p text:style-name="P32">1098</text:p>
            </table:table-cell>
            <table:table-cell table:style-name="Tableau16.A1" office:value-type="string">
              <text:p text:style-name="P32">W65-W74</text:p>
            </table:table-cell>
            <table:table-cell table:style-name="Tableau16.C1" office:value-type="string">
              <text:p text:style-name="P32">Accidental drowning and submersion</text:p>
            </table:table-cell>
          </table:table-row>
          <table:table-row table:style-name="Tableau16.1">
            <table:table-cell table:style-name="Tableau16.A1" office:value-type="string">
              <text:p text:style-name="P32">1099</text:p>
            </table:table-cell>
            <table:table-cell table:style-name="Tableau16.A1" office:value-type="string">
              <text:p text:style-name="P32">X00-X09</text:p>
            </table:table-cell>
            <table:table-cell table:style-name="Tableau16.C1" office:value-type="string">
              <text:p text:style-name="P32">Exposure to smoke, fire and flames</text:p>
            </table:table-cell>
          </table:table-row>
          <table:table-row table:style-name="Tableau16.1">
            <table:table-cell table:style-name="Tableau16.A1" office:value-type="string">
              <text:p text:style-name="P32">1100</text:p>
            </table:table-cell>
            <table:table-cell table:style-name="Tableau16.A1" office:value-type="string">
              <text:p text:style-name="P32">X40-X49</text:p>
            </table:table-cell>
            <table:table-cell table:style-name="Tableau16.C1" office:value-type="string">
              <text:p text:style-name="P32">Accidental poisoning by and exposure to noxious substances</text:p>
            </table:table-cell>
          </table:table-row>
          <table:table-row table:style-name="Tableau16.1">
            <table:table-cell table:style-name="Tableau16.A1" office:value-type="string">
              <text:p text:style-name="P32">1101</text:p>
            </table:table-cell>
            <table:table-cell table:style-name="Tableau16.A1" office:value-type="string">
              <text:p text:style-name="P32">X60-X84</text:p>
            </table:table-cell>
            <table:table-cell table:style-name="Tableau16.C1" office:value-type="string">
              <text:p text:style-name="P32">Intentional self-harm</text:p>
            </table:table-cell>
          </table:table-row>
          <table:table-row table:style-name="Tableau16.1">
            <table:table-cell table:style-name="Tableau16.A1" office:value-type="string">
              <text:p text:style-name="P32">1102</text:p>
            </table:table-cell>
            <table:table-cell table:style-name="Tableau16.A1" office:value-type="string">
              <text:p text:style-name="P32">X85-Y09</text:p>
            </table:table-cell>
            <table:table-cell table:style-name="Tableau16.C1" office:value-type="string">
              <text:p text:style-name="P32">Assault</text:p>
            </table:table-cell>
          </table:table-row>
          <table:table-row table:style-name="Tableau16.1">
            <table:table-cell table:style-name="Tableau16.A1" office:value-type="string">
              <text:p text:style-name="P32">1103</text:p>
            </table:table-cell>
            <table:table-cell table:style-name="Tableau16.A1" office:value-type="string">
              <text:p text:style-name="P41">W20-W64, W75-W99, X10-X39, X50-X59, Y10-Y89</text:p>
            </table:table-cell>
            <table:table-cell table:style-name="Tableau16.C1" office:value-type="string">
              <text:p text:style-name="P32">All other external causes</text:p>
            </table:table-cell>
          </table:table-row>
        </table:table>
        <text:p text:style-name="P2"/>
        <text:p text:style-name="Standard"><text:span text:style-name="T32">Table 9. </text:span><text:span text:style-name="T35"><text:s/>ICD 10 detailed codes (3</text:span><text:span text:style-name="T36">rd</text:span><text:span text:style-name="T35"> and 4</text:span><text:span text:style-name="T36">th</text:span><text:span text:style-name="T35"> character). <text:s/>This list is no longer included here as it is too lengthy and is being regularly updated. <text:s/>Please consult <text:s/>our web site for the list of ICD10 detailed codes and regular updates. <text:s/></text:span><text:span text:style-name="T8">http://www.who.int/classifications/en/</text:span></text:p>
        <text:p text:style-name="Standard"><text:span text:style-name="T38">Note that cause "AAA" refers to total deaths from all causes combined</text:span><text:span text:style-name="T9">.</text:span></text:p>
        <text:p text:style-name="P45"/>
        <text:p text:style-name="Standard"><text:span text:style-name="T37">In the absence of data on detailed external causes, the codes Y34 and Y349 represent respectively the sum of all deaths due to external causes (V00-Y89) in countries reporting with list 103 and 104. </text:span></text:p>
        <text:p text:style-name="P45"><text:soft-page-break/></text:p>
        <text:p text:style-name="Standard"><text:span text:style-name="T32">Table 10</text:span><text:span text:style-name="T35">. <text:s/>ICD 10 special list for Portugal - data for 2004-2005</text:span></text:p>
        <text:p text:style-name="P45"/>
        <table:table table:name="Tableau17" table:style-name="Tableau17">
          <table:table-column table:style-name="Tableau17.A"/>
          <table:table-column table:style-name="Tableau17.B"/>
          <table:table-column table:style-name="Tableau17.C"/>
          <table:table-header-rows>
            <table:table-row table:style-name="Tableau17.1">
              <table:table-cell table:style-name="Tableau17.A1" office:value-type="string">
                <text:p text:style-name="P16">Code</text:p>
              </table:table-cell>
              <table:table-cell table:style-name="Tableau17.A1" office:value-type="string">
                <text:p text:style-name="P16">Detailed codes</text:p>
              </table:table-cell>
              <table:table-cell table:style-name="Tableau17.C1" office:value-type="string">
                <text:p text:style-name="P16">Cause</text:p>
              </table:table-cell>
            </table:table-row>
          </table:table-header-rows>
          <table:table-row table:style-name="Tableau17.1">
            <table:table-cell table:style-name="Tableau17.A2" office:value-type="string">
              <text:p text:style-name="P16">CH00</text:p>
            </table:table-cell>
            <table:table-cell table:style-name="Tableau17.A2" office:value-type="string">
              <text:p text:style-name="P16">A00-Y89</text:p>
            </table:table-cell>
            <table:table-cell table:style-name="Tableau17.C2" office:value-type="string">
              <text:p text:style-name="P16">ALL CAUSES OF DEATH</text:p>
            </table:table-cell>
          </table:table-row>
          <table:table-row table:style-name="Tableau17.1">
            <table:table-cell table:style-name="Tableau17.A2" office:value-type="string">
              <text:p text:style-name="P16">CH01</text:p>
            </table:table-cell>
            <table:table-cell table:style-name="Tableau17.A2" office:value-type="string">
              <text:p text:style-name="P16">A00-B99</text:p>
            </table:table-cell>
            <table:table-cell table:style-name="Tableau17.C2" office:value-type="string">
              <text:p text:style-name="P16">CERTAIN INFECTIOUS <text:s/>AND PARASITIC DISEASES </text:p>
            </table:table-cell>
          </table:table-row>
          <table:table-row table:style-name="Tableau17.4">
            <table:table-cell table:style-name="Tableau17.A1" office:value-type="string">
              <text:p text:style-name="P18">UE02</text:p>
            </table:table-cell>
            <table:table-cell table:style-name="Tableau17.A1" office:value-type="string">
              <text:p text:style-name="P17">A15-A19, B90</text:p>
            </table:table-cell>
            <table:table-cell table:style-name="Tableau17.C1" office:value-type="string">
              <text:p text:style-name="P17">Tuberculosis</text:p>
            </table:table-cell>
          </table:table-row>
          <table:table-row table:style-name="Tableau17.4">
            <table:table-cell table:style-name="Tableau17.A1" office:value-type="string">
              <text:p text:style-name="P18">UE03</text:p>
            </table:table-cell>
            <table:table-cell table:style-name="Tableau17.A1" office:value-type="string">
              <text:p text:style-name="P17">A39</text:p>
            </table:table-cell>
            <table:table-cell table:style-name="Tableau17.C1" office:value-type="string">
              <text:p text:style-name="P17">Meningococcal infection</text:p>
            </table:table-cell>
          </table:table-row>
          <table:table-row table:style-name="Tableau17.4">
            <table:table-cell table:style-name="Tableau17.A1" office:value-type="string">
              <text:p text:style-name="P18">UE04</text:p>
            </table:table-cell>
            <table:table-cell table:style-name="Tableau17.A1" office:value-type="string">
              <text:p text:style-name="P17">B20-B24</text:p>
            </table:table-cell>
            <table:table-cell table:style-name="Tableau17.C1" office:value-type="string">
              <text:p text:style-name="P17">AIDS (HIV disease) </text:p>
            </table:table-cell>
          </table:table-row>
          <table:table-row table:style-name="Tableau17.4">
            <table:table-cell table:style-name="Tableau17.A1" office:value-type="string">
              <text:p text:style-name="P18">UE05</text:p>
            </table:table-cell>
            <table:table-cell table:style-name="Tableau17.A1" office:value-type="string">
              <text:p text:style-name="P17">B15-B19</text:p>
            </table:table-cell>
            <table:table-cell table:style-name="Tableau17.C1" office:value-type="string">
              <text:p text:style-name="P17">Viral hepatitis</text:p>
            </table:table-cell>
          </table:table-row>
          <table:table-row table:style-name="Tableau17.4">
            <table:table-cell table:style-name="Tableau17.A1" office:value-type="string">
              <text:p text:style-name="P16">CH02</text:p>
            </table:table-cell>
            <table:table-cell table:style-name="Tableau17.A1" office:value-type="string">
              <text:p text:style-name="P16">C00-D48</text:p>
            </table:table-cell>
            <table:table-cell table:style-name="Tableau17.C1" office:value-type="string">
              <text:p text:style-name="P16">NEOPLASMS</text:p>
            </table:table-cell>
          </table:table-row>
          <table:table-row table:style-name="Tableau17.4">
            <table:table-cell table:style-name="Tableau17.A1" office:value-type="string">
              <text:p text:style-name="P18">UE07</text:p>
            </table:table-cell>
            <table:table-cell table:style-name="Tableau17.A1" office:value-type="string">
              <text:p text:style-name="P17">C00-C97</text:p>
            </table:table-cell>
            <table:table-cell table:style-name="Tableau17.C1" office:value-type="string">
              <text:p text:style-name="P17">Malignant neoplasms</text:p>
            </table:table-cell>
          </table:table-row>
          <table:table-row table:style-name="Tableau17.4">
            <table:table-cell table:style-name="Tableau17.A1" office:value-type="string">
              <text:p text:style-name="P18">UE08</text:p>
            </table:table-cell>
            <table:table-cell table:style-name="Tableau17.A1" office:value-type="string">
              <text:p text:style-name="P17">C00-C14</text:p>
            </table:table-cell>
            <table:table-cell table:style-name="Tableau17.C1" office:value-type="string">
              <text:p text:style-name="P17">of which malignant neoplasm of lip, oral cavity, pharynx</text:p>
            </table:table-cell>
          </table:table-row>
          <table:table-row table:style-name="Tableau17.4">
            <table:table-cell table:style-name="Tableau17.A1" office:value-type="string">
              <text:p text:style-name="P18">UE09</text:p>
            </table:table-cell>
            <table:table-cell table:style-name="Tableau17.A1" office:value-type="string">
              <text:p text:style-name="P17">C15</text:p>
            </table:table-cell>
            <table:table-cell table:style-name="Tableau17.C1" office:value-type="string">
              <text:p text:style-name="P17">of which malignant neoplasm of oesophagus</text:p>
            </table:table-cell>
          </table:table-row>
          <table:table-row table:style-name="Tableau17.4">
            <table:table-cell table:style-name="Tableau17.A1" office:value-type="string">
              <text:p text:style-name="P18">UE10</text:p>
            </table:table-cell>
            <table:table-cell table:style-name="Tableau17.A1" office:value-type="string">
              <text:p text:style-name="P17">C16</text:p>
            </table:table-cell>
            <table:table-cell table:style-name="Tableau17.C1" office:value-type="string">
              <text:p text:style-name="P17">of which malignant neoplasm of stomach</text:p>
            </table:table-cell>
          </table:table-row>
          <table:table-row table:style-name="Tableau17.4">
            <table:table-cell table:style-name="Tableau17.A1" office:value-type="string">
              <text:p text:style-name="P18">UE11</text:p>
            </table:table-cell>
            <table:table-cell table:style-name="Tableau17.A1" office:value-type="string">
              <text:p text:style-name="P17">C18</text:p>
            </table:table-cell>
            <table:table-cell table:style-name="Tableau17.C1" office:value-type="string">
              <text:p text:style-name="P17">of which malignant neoplasm of colon</text:p>
            </table:table-cell>
          </table:table-row>
          <table:table-row table:style-name="Tableau17.4">
            <table:table-cell table:style-name="Tableau17.A1" office:value-type="string">
              <text:p text:style-name="P18">UE12</text:p>
            </table:table-cell>
            <table:table-cell table:style-name="Tableau17.A1" office:value-type="string">
              <text:p text:style-name="P17">C19-C21</text:p>
            </table:table-cell>
            <table:table-cell table:style-name="Tableau17.C1" office:value-type="string">
              <text:p text:style-name="P17">of which malignant neoplasm of rectum and anus</text:p>
            </table:table-cell>
          </table:table-row>
          <table:table-row table:style-name="Tableau17.4">
            <table:table-cell table:style-name="Tableau17.A1" office:value-type="string">
              <text:p text:style-name="P18">UE13</text:p>
            </table:table-cell>
            <table:table-cell table:style-name="Tableau17.A1" office:value-type="string">
              <text:p text:style-name="P17">C22</text:p>
            </table:table-cell>
            <table:table-cell table:style-name="Tableau17.C1" office:value-type="string">
              <text:p text:style-name="P17">of which malignant neoplasm of liver and the intrahepatic bile ducts</text:p>
            </table:table-cell>
          </table:table-row>
          <table:table-row table:style-name="Tableau17.4">
            <table:table-cell table:style-name="Tableau17.A1" office:value-type="string">
              <text:p text:style-name="P18">UE14</text:p>
            </table:table-cell>
            <table:table-cell table:style-name="Tableau17.A1" office:value-type="string">
              <text:p text:style-name="P17">C25</text:p>
            </table:table-cell>
            <table:table-cell table:style-name="Tableau17.C1" office:value-type="string">
              <text:p text:style-name="P17">of which malignant neoplasm of pancreas</text:p>
            </table:table-cell>
          </table:table-row>
          <table:table-row table:style-name="Tableau17.4">
            <table:table-cell table:style-name="Tableau17.A1" office:value-type="string">
              <text:p text:style-name="P18">UE15</text:p>
            </table:table-cell>
            <table:table-cell table:style-name="Tableau17.A1" office:value-type="string">
              <text:p text:style-name="P17">C32-C34</text:p>
            </table:table-cell>
            <table:table-cell table:style-name="Tableau17.C1" office:value-type="string">
              <text:p text:style-name="P17">of which malignant neoplasm of larynx and trachea/bronchus/lung</text:p>
            </table:table-cell>
          </table:table-row>
          <table:table-row table:style-name="Tableau17.4">
            <table:table-cell table:style-name="Tableau17.A1" office:value-type="string">
              <text:p text:style-name="P18">UE16</text:p>
            </table:table-cell>
            <table:table-cell table:style-name="Tableau17.A1" office:value-type="string">
              <text:p text:style-name="P17">C43</text:p>
            </table:table-cell>
            <table:table-cell table:style-name="Tableau17.C1" office:value-type="string">
              <text:p text:style-name="P17">of which malignant neoplasm of skin</text:p>
            </table:table-cell>
          </table:table-row>
          <table:table-row table:style-name="Tableau17.4">
            <table:table-cell table:style-name="Tableau17.A1" office:value-type="string">
              <text:p text:style-name="P18">UE17</text:p>
            </table:table-cell>
            <table:table-cell table:style-name="Tableau17.A1" office:value-type="string">
              <text:p text:style-name="P17">C50</text:p>
            </table:table-cell>
            <table:table-cell table:style-name="Tableau17.C1" office:value-type="string">
              <text:p text:style-name="P17">of which malignant neoplasm of breast</text:p>
            </table:table-cell>
          </table:table-row>
          <table:table-row table:style-name="Tableau17.4">
            <table:table-cell table:style-name="Tableau17.A1" office:value-type="string">
              <text:p text:style-name="P18">UE18</text:p>
            </table:table-cell>
            <table:table-cell table:style-name="Tableau17.A1" office:value-type="string">
              <text:p text:style-name="P17">C53</text:p>
            </table:table-cell>
            <table:table-cell table:style-name="Tableau17.C1" office:value-type="string">
              <text:p text:style-name="P17">of which malignant neoplasm of cervix uteri</text:p>
            </table:table-cell>
          </table:table-row>
          <table:table-row table:style-name="Tableau17.4">
            <table:table-cell table:style-name="Tableau17.A1" office:value-type="string">
              <text:p text:style-name="P18">UE19</text:p>
            </table:table-cell>
            <table:table-cell table:style-name="Tableau17.A1" office:value-type="string">
              <text:p text:style-name="P17">C54-C55</text:p>
            </table:table-cell>
            <table:table-cell table:style-name="Tableau17.C1" office:value-type="string">
              <text:p text:style-name="P17">of which malignant neoplasm of other parts of uterus</text:p>
            </table:table-cell>
          </table:table-row>
          <table:table-row table:style-name="Tableau17.4">
            <table:table-cell table:style-name="Tableau17.A1" office:value-type="string">
              <text:p text:style-name="P18">UE20</text:p>
            </table:table-cell>
            <table:table-cell table:style-name="Tableau17.A1" office:value-type="string">
              <text:p text:style-name="P17">C56</text:p>
            </table:table-cell>
            <table:table-cell table:style-name="Tableau17.C1" office:value-type="string">
              <text:p text:style-name="P17">of which malignant neoplasm of ovary</text:p>
            </table:table-cell>
          </table:table-row>
          <table:table-row table:style-name="Tableau17.4">
            <table:table-cell table:style-name="Tableau17.A1" office:value-type="string">
              <text:p text:style-name="P18">UE21</text:p>
            </table:table-cell>
            <table:table-cell table:style-name="Tableau17.A1" office:value-type="string">
              <text:p text:style-name="P17">C61</text:p>
            </table:table-cell>
            <table:table-cell table:style-name="Tableau17.C1" office:value-type="string">
              <text:p text:style-name="P17">of which malignant neoplasm of prostate</text:p>
            </table:table-cell>
          </table:table-row>
          <table:table-row table:style-name="Tableau17.4">
            <table:table-cell table:style-name="Tableau17.A1" office:value-type="string">
              <text:p text:style-name="P18">UE22</text:p>
            </table:table-cell>
            <table:table-cell table:style-name="Tableau17.A1" office:value-type="string">
              <text:p text:style-name="P17">C64</text:p>
            </table:table-cell>
            <table:table-cell table:style-name="Tableau17.C1" office:value-type="string">
              <text:p text:style-name="P17">of which malignant neoplasm of kidney</text:p>
            </table:table-cell>
          </table:table-row>
          <table:table-row table:style-name="Tableau17.4">
            <table:table-cell table:style-name="Tableau17.A1" office:value-type="string">
              <text:p text:style-name="P18">UE23</text:p>
            </table:table-cell>
            <table:table-cell table:style-name="Tableau17.A1" office:value-type="string">
              <text:p text:style-name="P17">C67</text:p>
            </table:table-cell>
            <table:table-cell table:style-name="Tableau17.C1" office:value-type="string">
              <text:p text:style-name="P17">of which malignant neoplasm of bladder</text:p>
            </table:table-cell>
          </table:table-row>
          <table:table-row table:style-name="Tableau17.4">
            <table:table-cell table:style-name="Tableau17.A1" office:value-type="string">
              <text:p text:style-name="P18">UE24</text:p>
            </table:table-cell>
            <table:table-cell table:style-name="Tableau17.A1" office:value-type="string">
              <text:p text:style-name="P17">C81-C96</text:p>
            </table:table-cell>
            <table:table-cell table:style-name="Tableau17.C1" office:value-type="string">
              <text:p text:style-name="P17">of which malignant neoplasm of lymph/haematopoietic tissue</text:p>
            </table:table-cell>
          </table:table-row>
          <table:table-row table:style-name="Tableau17.27">
            <table:table-cell table:style-name="Tableau17.A1" office:value-type="string">
              <text:p text:style-name="P16">CH03</text:p>
            </table:table-cell>
            <table:table-cell table:style-name="Tableau17.A1" office:value-type="string">
              <text:p text:style-name="P16">D50-D89</text:p>
            </table:table-cell>
            <table:table-cell table:style-name="Tableau17.C1" office:value-type="string">
              <text:p text:style-name="P16">DISEASES OF THE BLOOD AND BLOOD-FORMING ORGANS AND CERTAIN DISORDERS INVOLVING THE IMMUNE MECHANISM</text:p>
            </table:table-cell>
          </table:table-row>
          <table:table-row table:style-name="Tableau17.28">
            <table:table-cell table:style-name="Tableau17.A1" office:value-type="string">
              <text:p text:style-name="P16">CH04</text:p>
            </table:table-cell>
            <table:table-cell table:style-name="Tableau17.A1" office:value-type="string">
              <text:p text:style-name="P16">E00-E90</text:p>
            </table:table-cell>
            <table:table-cell table:style-name="Tableau17.C1" office:value-type="string">
              <text:p text:style-name="P16">ENDOCRINE, <text:s/>NUTRITIONAL AND METABOLIC DISEASES</text:p>
            </table:table-cell>
          </table:table-row>
          <table:table-row table:style-name="Tableau17.4">
            <table:table-cell table:style-name="Tableau17.A1" office:value-type="string">
              <text:p text:style-name="P18">UE27</text:p>
            </table:table-cell>
            <table:table-cell table:style-name="Tableau17.A1" office:value-type="string">
              <text:p text:style-name="P17">E10-E14</text:p>
            </table:table-cell>
            <table:table-cell table:style-name="Tableau17.C1" office:value-type="string">
              <text:p text:style-name="P17">Diabetes mellitus</text:p>
            </table:table-cell>
          </table:table-row>
          <table:table-row table:style-name="Tableau17.30">
            <table:table-cell table:style-name="Tableau17.A1" office:value-type="string">
              <text:p text:style-name="P16">CH05</text:p>
            </table:table-cell>
            <table:table-cell table:style-name="Tableau17.A1" office:value-type="string">
              <text:p text:style-name="P16">F00-F99</text:p>
            </table:table-cell>
            <table:table-cell table:style-name="Tableau17.C1" office:value-type="string">
              <text:p text:style-name="P16">MENTAL AND BEHAVIOURAL DISORDERS</text:p>
            </table:table-cell>
          </table:table-row>
          <table:table-row table:style-name="Tableau17.4">
            <table:table-cell table:style-name="Tableau17.A1" office:value-type="string">
              <text:p text:style-name="P18">UE29</text:p>
            </table:table-cell>
            <table:table-cell table:style-name="Tableau17.A1" office:value-type="string">
              <text:p text:style-name="P17">F10</text:p>
            </table:table-cell>
            <table:table-cell table:style-name="Tableau17.C1" office:value-type="string">
              <text:p text:style-name="P17">Mental and behavioural disorders due to the use of alcohol</text:p>
            </table:table-cell>
          </table:table-row>
          <table:table-row table:style-name="Tableau17.4">
            <table:table-cell table:style-name="Tableau17.A1" office:value-type="string">
              <text:p text:style-name="P18">UE30</text:p>
            </table:table-cell>
            <table:table-cell table:style-name="Tableau17.A1" office:value-type="string">
              <text:p text:style-name="P17">F11-F16, F18-F19</text:p>
            </table:table-cell>
            <table:table-cell table:style-name="Tableau17.C1" office:value-type="string">
              <text:p text:style-name="P17">Drug dependence, toxicomania</text:p>
            </table:table-cell>
          </table:table-row>
          <table:table-row table:style-name="Tableau17.33">
            <table:table-cell table:style-name="Tableau17.A1" office:value-type="string">
              <text:p text:style-name="P16">CH06</text:p>
            </table:table-cell>
            <table:table-cell table:style-name="Tableau17.A1" office:value-type="string">
              <text:p text:style-name="P16">G00-G99</text:p>
            </table:table-cell>
            <table:table-cell table:style-name="Tableau17.C1" office:value-type="string">
              <text:p text:style-name="P16">DISEASES OF THE NERVOUS SYSTEM</text:p>
            </table:table-cell>
          </table:table-row>
          <table:table-row table:style-name="Tableau17.34">
            <table:table-cell table:style-name="Tableau17.A1" office:value-type="string">
              <text:p text:style-name="P16">CH07</text:p>
            </table:table-cell>
            <table:table-cell table:style-name="Tableau17.A1" office:value-type="string">
              <text:p text:style-name="P16">H00-H59</text:p>
            </table:table-cell>
            <table:table-cell table:style-name="Tableau17.C1" office:value-type="string">
              <text:p text:style-name="P16">DISEASES OF THE EYE AND ADNEXA</text:p>
            </table:table-cell>
          </table:table-row>
          <table:table-row table:style-name="Tableau17.35">
            <table:table-cell table:style-name="Tableau17.A1" office:value-type="string">
              <text:p text:style-name="P16">CH08</text:p>
            </table:table-cell>
            <table:table-cell table:style-name="Tableau17.A1" office:value-type="string">
              <text:p text:style-name="P16">H60-H95</text:p>
            </table:table-cell>
            <table:table-cell table:style-name="Tableau17.C1" office:value-type="string">
              <text:p text:style-name="P16">DISEASES OF THE EAR AND MASTOID PROCESS</text:p>
            </table:table-cell>
          </table:table-row>
          <table:table-row table:style-name="Tableau17.4">
            <table:table-cell table:style-name="Tableau17.A1" office:value-type="string">
              <text:p text:style-name="P18">UE32</text:p>
            </table:table-cell>
            <table:table-cell table:style-name="Tableau17.A1" office:value-type="string">
              <text:p text:style-name="P17">G00-G03</text:p>
            </table:table-cell>
            <table:table-cell table:style-name="Tableau17.C1" office:value-type="string">
              <text:p text:style-name="P17">Meningitis (other than A39)</text:p>
            </table:table-cell>
          </table:table-row>
          <table:table-row table:style-name="Tableau17.35">
            <table:table-cell table:style-name="Tableau17.A1" office:value-type="string">
              <text:p text:style-name="P16">CH09</text:p>
            </table:table-cell>
            <table:table-cell table:style-name="Tableau17.A1" office:value-type="string">
              <text:p text:style-name="P16">I00-I99</text:p>
            </table:table-cell>
            <table:table-cell table:style-name="Tableau17.C1" office:value-type="string">
              <text:p text:style-name="P16">DISEASES OF THE CIRCULATORY SYSTEM</text:p>
            </table:table-cell>
          </table:table-row>
          <table:table-row table:style-name="Tableau17.35">
            <table:table-cell table:style-name="Tableau17.A1" office:value-type="string">
              <text:p text:style-name="P18">UE34</text:p>
            </table:table-cell>
            <table:table-cell table:style-name="Tableau17.A1" office:value-type="string">
              <text:p text:style-name="P17">I20-I25</text:p>
            </table:table-cell>
            <table:table-cell table:style-name="Tableau17.C1" office:value-type="string">
              <text:p text:style-name="P17">Ischaemic heart diseases</text:p>
            </table:table-cell>
          </table:table-row>
          <table:table-row table:style-name="Tableau17.4">
            <table:table-cell table:style-name="Tableau17.A1" office:value-type="string">
              <text:p text:style-name="P18">UE35</text:p>
            </table:table-cell>
            <table:table-cell table:style-name="Tableau17.A1" office:value-type="string">
              <text:p text:style-name="P17">I30-I33, I39-I52</text:p>
            </table:table-cell>
            <table:table-cell table:style-name="Tableau17.C1" office:value-type="string">
              <text:p text:style-name="P17">Other heart diseases</text:p>
            </table:table-cell>
          </table:table-row>
          <table:table-row table:style-name="Tableau17.4">
            <table:table-cell table:style-name="Tableau17.A1" office:value-type="string">
              <text:p text:style-name="P18">UE36</text:p>
            </table:table-cell>
            <table:table-cell table:style-name="Tableau17.A1" office:value-type="string">
              <text:p text:style-name="P17">I60-I69</text:p>
            </table:table-cell>
            <table:table-cell table:style-name="Tableau17.C1" office:value-type="string">
              <text:p text:style-name="P17">Cerebrovascular diseases</text:p>
            </table:table-cell>
          </table:table-row>
          <table:table-row table:style-name="Tableau17.4">
            <table:table-cell table:style-name="Tableau17.A1" office:value-type="string">
              <text:p text:style-name="P16">CH10</text:p>
            </table:table-cell>
            <table:table-cell table:style-name="Tableau17.A1" office:value-type="string">
              <text:p text:style-name="P16">J00-J99</text:p>
            </table:table-cell>
            <table:table-cell table:style-name="Tableau17.C1" office:value-type="string">
              <text:p text:style-name="P16">DISEASES OF THE RESPIRATORY SYSTEM</text:p>
            </table:table-cell>
          </table:table-row>
          <table:table-row table:style-name="Tableau17.4">
            <table:table-cell table:style-name="Tableau17.A1" office:value-type="string">
              <text:p text:style-name="P18">UE38</text:p>
            </table:table-cell>
            <table:table-cell table:style-name="Tableau17.A1" office:value-type="string">
              <text:p text:style-name="P17">J10-J11</text:p>
            </table:table-cell>
            <table:table-cell table:style-name="Tableau17.C1" office:value-type="string">
              <text:p text:style-name="P17">Influenza</text:p>
            </table:table-cell>
          </table:table-row>
          <table:table-row table:style-name="Tableau17.4">
            <table:table-cell table:style-name="Tableau17.A1" office:value-type="string">
              <text:p text:style-name="P18">UE39</text:p>
            </table:table-cell>
            <table:table-cell table:style-name="Tableau17.A1" office:value-type="string">
              <text:p text:style-name="P17">J12-J18</text:p>
            </table:table-cell>
            <table:table-cell table:style-name="Tableau17.C1" office:value-type="string">
              <text:p text:style-name="P17">Pneumonia</text:p>
            </table:table-cell>
          </table:table-row>
          <table:table-row table:style-name="Tableau17.4">
            <table:table-cell table:style-name="Tableau17.A1" office:value-type="string">
              <text:p text:style-name="P18">UE40</text:p>
            </table:table-cell>
            <table:table-cell table:style-name="Tableau17.A1" office:value-type="string">
              <text:p text:style-name="P17">J40-J47</text:p>
            </table:table-cell>
            <table:table-cell table:style-name="Tableau17.C1" office:value-type="string">
              <text:p text:style-name="P17">Chronic lower respiratory diseases</text:p>
            </table:table-cell>
          </table:table-row>
          <text:soft-page-break/>
          <table:table-row table:style-name="Tableau17.4">
            <table:table-cell table:style-name="Tableau17.A1" office:value-type="string">
              <text:p text:style-name="P18">UE41</text:p>
            </table:table-cell>
            <table:table-cell table:style-name="Tableau17.A1" office:value-type="string">
              <text:p text:style-name="P17">J45-J46</text:p>
            </table:table-cell>
            <table:table-cell table:style-name="Tableau17.C1" office:value-type="string">
              <text:p text:style-name="P17">of which asthma</text:p>
            </table:table-cell>
          </table:table-row>
          <table:table-row table:style-name="Tableau17.4">
            <table:table-cell table:style-name="Tableau17.A1" office:value-type="string">
              <text:p text:style-name="P16">CH11</text:p>
            </table:table-cell>
            <table:table-cell table:style-name="Tableau17.A1" office:value-type="string">
              <text:p text:style-name="P16">K00-K93</text:p>
            </table:table-cell>
            <table:table-cell table:style-name="Tableau17.C1" office:value-type="string">
              <text:p text:style-name="P16">DISEASES OF THE DIGESTIVE SYSTEM</text:p>
            </table:table-cell>
          </table:table-row>
          <table:table-row table:style-name="Tableau17.4">
            <table:table-cell table:style-name="Tableau17.A1" office:value-type="string">
              <text:p text:style-name="P18">UE43</text:p>
            </table:table-cell>
            <table:table-cell table:style-name="Tableau17.A1" office:value-type="string">
              <text:p text:style-name="P17">K25-K28</text:p>
            </table:table-cell>
            <table:table-cell table:style-name="Tableau17.C1" office:value-type="string">
              <text:p text:style-name="P17">Ulcer of the stomach, duodenum and jejunum</text:p>
            </table:table-cell>
          </table:table-row>
          <table:table-row table:style-name="Tableau17.4">
            <table:table-cell table:style-name="Tableau17.A1" office:value-type="string">
              <text:p text:style-name="P18">UE44</text:p>
            </table:table-cell>
            <table:table-cell table:style-name="Tableau17.A1" office:value-type="string">
              <text:p text:style-name="P17">K70, K73-K74</text:p>
            </table:table-cell>
            <table:table-cell table:style-name="Tableau17.C1" office:value-type="string">
              <text:p text:style-name="P17">Chronic liver disease</text:p>
            </table:table-cell>
          </table:table-row>
          <table:table-row table:style-name="Tableau17.49">
            <table:table-cell table:style-name="Tableau17.A1" office:value-type="string">
              <text:p text:style-name="P16">CH12</text:p>
            </table:table-cell>
            <table:table-cell table:style-name="Tableau17.A1" office:value-type="string">
              <text:p text:style-name="P16">L00-L99</text:p>
            </table:table-cell>
            <table:table-cell table:style-name="Tableau17.C1" office:value-type="string">
              <text:p text:style-name="P16">DISEASES OF THE SKIN AND SUBCUTANEOUS TISSUE</text:p>
            </table:table-cell>
          </table:table-row>
          <table:table-row table:style-name="Tableau17.35">
            <table:table-cell table:style-name="Tableau17.A1" office:value-type="string">
              <text:p text:style-name="P16">CH13</text:p>
            </table:table-cell>
            <table:table-cell table:style-name="Tableau17.A1" office:value-type="string">
              <text:p text:style-name="P16">M00-M99</text:p>
            </table:table-cell>
            <table:table-cell table:style-name="Tableau17.C1" office:value-type="string">
              <text:p text:style-name="P16">DISEASES OF THE MUSCULOSKELETAL SYSTEM/CONNECTIVE TISSUE</text:p>
            </table:table-cell>
          </table:table-row>
          <table:table-row table:style-name="Tableau17.30">
            <table:table-cell table:style-name="Tableau17.A1" office:value-type="string">
              <text:p text:style-name="P18">UE47</text:p>
            </table:table-cell>
            <table:table-cell table:style-name="Tableau17.A1" office:value-type="string">
              <text:p text:style-name="P17">M05-M06, M15-M19</text:p>
            </table:table-cell>
            <table:table-cell table:style-name="Tableau17.C1" office:value-type="string">
              <text:p text:style-name="P17">Rheumatoid arthritis and osteoarthrosis</text:p>
            </table:table-cell>
          </table:table-row>
          <table:table-row table:style-name="Tableau17.30">
            <table:table-cell table:style-name="Tableau17.A1" office:value-type="string">
              <text:p text:style-name="P16">CH14</text:p>
            </table:table-cell>
            <table:table-cell table:style-name="Tableau17.A1" office:value-type="string">
              <text:p text:style-name="P16">N00-N99</text:p>
            </table:table-cell>
            <table:table-cell table:style-name="Tableau17.C1" office:value-type="string">
              <text:p text:style-name="P16">DISEASES OF THE GENITOURINARY SYSTEM</text:p>
            </table:table-cell>
          </table:table-row>
          <table:table-row table:style-name="Tableau17.4">
            <table:table-cell table:style-name="Tableau17.A1" office:value-type="string">
              <text:p text:style-name="P18">UE49</text:p>
            </table:table-cell>
            <table:table-cell table:style-name="Tableau17.A1" office:value-type="string">
              <text:p text:style-name="P17">N00-N29</text:p>
            </table:table-cell>
            <table:table-cell table:style-name="Tableau17.C1" office:value-type="string">
              <text:p text:style-name="Standard"><text:span text:style-name="T23">Diseases of the kidney and ureter</text:span></text:p>
            </table:table-cell>
          </table:table-row>
          <table:table-row table:style-name="Tableau17.30">
            <table:table-cell table:style-name="Tableau17.A1" office:value-type="string">
              <text:p text:style-name="P16">CH15</text:p>
            </table:table-cell>
            <table:table-cell table:style-name="Tableau17.A1" office:value-type="string">
              <text:p text:style-name="P16">O00-O99</text:p>
            </table:table-cell>
            <table:table-cell table:style-name="Tableau17.C1" office:value-type="string">
              <text:p text:style-name="P16">PREGNANCY, CHILDBIRTH AND THE PUERPERIUM</text:p>
            </table:table-cell>
          </table:table-row>
          <table:table-row table:style-name="Tableau17.49">
            <table:table-cell table:style-name="Tableau17.A1" office:value-type="string">
              <text:p text:style-name="P16">CH16</text:p>
            </table:table-cell>
            <table:table-cell table:style-name="Tableau17.A1" office:value-type="string">
              <text:p text:style-name="P16">P00-P96</text:p>
            </table:table-cell>
            <table:table-cell table:style-name="Tableau17.C1" office:value-type="string">
              <text:p text:style-name="P16">CERTAIN CONDITIONS ORIGINATING IN THE PERINATL PERIOD</text:p>
            </table:table-cell>
          </table:table-row>
          <table:table-row table:style-name="Tableau17.56">
            <table:table-cell table:style-name="Tableau17.A1" office:value-type="string">
              <text:p text:style-name="P16">CH17</text:p>
            </table:table-cell>
            <table:table-cell table:style-name="Tableau17.A1" office:value-type="string">
              <text:p text:style-name="P16">Q00-Q99</text:p>
            </table:table-cell>
            <table:table-cell table:style-name="Tableau17.C1" office:value-type="string">
              <text:p text:style-name="P16">CONGENITAL MALFORMATIONS, DEFORMATIONS AND CHROMOSOMAL ABNORMALITIES</text:p>
            </table:table-cell>
          </table:table-row>
          <table:table-row table:style-name="Tableau17.4">
            <table:table-cell table:style-name="Tableau17.A1" office:value-type="string">
              <text:p text:style-name="P18">UE53</text:p>
            </table:table-cell>
            <table:table-cell table:style-name="Tableau17.A1" office:value-type="string">
              <text:p text:style-name="P17">Q00-Q07</text:p>
            </table:table-cell>
            <table:table-cell table:style-name="Tableau17.C1" office:value-type="string">
              <text:p text:style-name="P17">Congenital malformations of the nervous system</text:p>
            </table:table-cell>
          </table:table-row>
          <table:table-row table:style-name="Tableau17.4">
            <table:table-cell table:style-name="Tableau17.A1" office:value-type="string">
              <text:p text:style-name="P18">UE54</text:p>
            </table:table-cell>
            <table:table-cell table:style-name="Tableau17.A1" office:value-type="string">
              <text:p text:style-name="P17">Q20-Q28</text:p>
            </table:table-cell>
            <table:table-cell table:style-name="Tableau17.C1" office:value-type="string">
              <text:p text:style-name="P17">Congenital malformations of the circulatory system</text:p>
            </table:table-cell>
          </table:table-row>
          <table:table-row table:style-name="Tableau17.59">
            <table:table-cell table:style-name="Tableau17.A1" office:value-type="string">
              <text:p text:style-name="P16">CH18</text:p>
            </table:table-cell>
            <table:table-cell table:style-name="Tableau17.A1" office:value-type="string">
              <text:p text:style-name="P16">R00-R99</text:p>
            </table:table-cell>
            <table:table-cell table:style-name="Tableau17.C1" office:value-type="string">
              <text:p text:style-name="P16">SYMPTOMS, SIGNS AND ABNORMAL CLINICAL AND LABORATORY FINDINGS, NOT ELSEWHERE CLASSIFIED</text:p>
            </table:table-cell>
          </table:table-row>
          <table:table-row table:style-name="Tableau17.4">
            <table:table-cell table:style-name="Tableau17.A1" office:value-type="string">
              <text:p text:style-name="P18">UE56</text:p>
            </table:table-cell>
            <table:table-cell table:style-name="Tableau17.A1" office:value-type="string">
              <text:p text:style-name="P17">R95</text:p>
            </table:table-cell>
            <table:table-cell table:style-name="Tableau17.C1" office:value-type="string">
              <text:p text:style-name="P17">Sudden infant death syndrome</text:p>
            </table:table-cell>
          </table:table-row>
          <table:table-row table:style-name="Tableau17.4">
            <table:table-cell table:style-name="Tableau17.A1" office:value-type="string">
              <text:p text:style-name="P18">UE57</text:p>
            </table:table-cell>
            <table:table-cell table:style-name="Tableau17.A1" office:value-type="string">
              <text:p text:style-name="P17">R96-R99</text:p>
            </table:table-cell>
            <table:table-cell table:style-name="Tableau17.C1" office:value-type="string">
              <text:p text:style-name="P17">Uknown and unspecified causes</text:p>
            </table:table-cell>
          </table:table-row>
          <table:table-row table:style-name="Tableau17.62">
            <table:table-cell table:style-name="Tableau17.A1" office:value-type="string">
              <text:p text:style-name="P16">CH20</text:p>
            </table:table-cell>
            <table:table-cell table:style-name="Tableau17.A1" office:value-type="string">
              <text:p text:style-name="P16">V01-Y89</text:p>
            </table:table-cell>
            <table:table-cell table:style-name="Tableau17.C1" office:value-type="string">
              <text:p text:style-name="P16">EXTERNAL CAUSES OF INJURY AND POISONING</text:p>
            </table:table-cell>
          </table:table-row>
          <table:table-row table:style-name="Tableau17.4">
            <table:table-cell table:style-name="Tableau17.A1" office:value-type="string">
              <text:p text:style-name="P18">UE59</text:p>
            </table:table-cell>
            <table:table-cell table:style-name="Tableau17.A1" office:value-type="string">
              <text:p text:style-name="P17">V01-X59</text:p>
            </table:table-cell>
            <table:table-cell table:style-name="Tableau17.C1" office:value-type="string">
              <text:p text:style-name="P17">Accidents</text:p>
            </table:table-cell>
          </table:table-row>
          <table:table-row table:style-name="Tableau17.4">
            <table:table-cell table:style-name="Tableau17.A1" office:value-type="string">
              <text:p text:style-name="P18">UE60</text:p>
            </table:table-cell>
            <table:table-cell table:style-name="Tableau17.A1" office:value-type="string">
              <text:p text:style-name="P17">V01-V99</text:p>
            </table:table-cell>
            <table:table-cell table:style-name="Tableau17.C1" office:value-type="string">
              <text:p text:style-name="P17">of which transport accidents</text:p>
            </table:table-cell>
          </table:table-row>
          <table:table-row table:style-name="Tableau17.4">
            <table:table-cell table:style-name="Tableau17.A1" office:value-type="string">
              <text:p text:style-name="P18">UE61</text:p>
            </table:table-cell>
            <table:table-cell table:style-name="Tableau17.A1" office:value-type="string">
              <text:p text:style-name="P17">W00-W19</text:p>
            </table:table-cell>
            <table:table-cell table:style-name="Tableau17.C1" office:value-type="string">
              <text:p text:style-name="P17">of which accidental falls</text:p>
            </table:table-cell>
          </table:table-row>
          <table:table-row table:style-name="Tableau17.4">
            <table:table-cell table:style-name="Tableau17.A1" office:value-type="string">
              <text:p text:style-name="P18">UE62</text:p>
            </table:table-cell>
            <table:table-cell table:style-name="Tableau17.A1" office:value-type="string">
              <text:p text:style-name="P17">X40-X49</text:p>
            </table:table-cell>
            <table:table-cell table:style-name="Tableau17.C1" office:value-type="string">
              <text:p text:style-name="P17">of which accidental poisoning</text:p>
            </table:table-cell>
          </table:table-row>
          <table:table-row table:style-name="Tableau17.4">
            <table:table-cell table:style-name="Tableau17.A1" office:value-type="string">
              <text:p text:style-name="P18">UE63</text:p>
            </table:table-cell>
            <table:table-cell table:style-name="Tableau17.A1" office:value-type="string">
              <text:p text:style-name="P17">X60-X84</text:p>
            </table:table-cell>
            <table:table-cell table:style-name="Tableau17.C1" office:value-type="string">
              <text:p text:style-name="P17">Suicide and intentional self-harm</text:p>
            </table:table-cell>
          </table:table-row>
          <table:table-row table:style-name="Tableau17.4">
            <table:table-cell table:style-name="Tableau17.A1" office:value-type="string">
              <text:p text:style-name="P18">UE64</text:p>
            </table:table-cell>
            <table:table-cell table:style-name="Tableau17.A1" office:value-type="string">
              <text:p text:style-name="P17">X85-Y09</text:p>
            </table:table-cell>
            <table:table-cell table:style-name="Tableau17.C1" office:value-type="string">
              <text:p text:style-name="P17">Homicide, assault</text:p>
            </table:table-cell>
          </table:table-row>
          <table:table-row table:style-name="Tableau17.4">
            <table:table-cell table:style-name="Tableau17.A1" office:value-type="string">
              <text:p text:style-name="P18">UE65</text:p>
            </table:table-cell>
            <table:table-cell table:style-name="Tableau17.A1" office:value-type="string">
              <text:p text:style-name="P17">Y10-Y34</text:p>
            </table:table-cell>
            <table:table-cell table:style-name="Tableau17.C1" office:value-type="string">
              <text:p text:style-name="P17">Events of undetermined intent</text:p>
            </table:table-cell>
          </table:table-row>
        </table:table>
        <text:p text:style-name="P45"/>
        <text:p text:style-name="P59"><text:span text:style-name="T32">Table 11. </text:span><text:span text:style-name="T27">List of country codes-names </text:span></text:p>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P13">country</text:p>
              </table:table-cell>
              <table:table-cell table:style-name="Tableau18.A1" office:value-type="string">
                <text:p text:style-name="P13">name</text:p>
              </table:table-cell>
            </table:table-row>
          </table:table-header-rows>
          <table:table-row table:style-name="Tableau18.2">
            <table:table-cell table:style-name="Tableau18.A2" office:value-type="string">
              <text:p text:style-name="P20">1010</text:p>
            </table:table-cell>
            <table:table-cell table:style-name="Tableau18.A2" office:value-type="string">
              <text:p text:style-name="P19">Algeria</text:p>
            </table:table-cell>
          </table:table-row>
          <table:table-row table:style-name="Tableau18.2">
            <table:table-cell table:style-name="Tableau18.A2" office:value-type="string">
              <text:p text:style-name="P20">1020</text:p>
            </table:table-cell>
            <table:table-cell table:style-name="Tableau18.A2" office:value-type="string">
              <text:p text:style-name="P19">Angola</text:p>
            </table:table-cell>
          </table:table-row>
          <table:table-row table:style-name="Tableau18.2">
            <table:table-cell table:style-name="Tableau18.A2" office:value-type="string">
              <text:p text:style-name="P20">1025</text:p>
            </table:table-cell>
            <table:table-cell table:style-name="Tableau18.A2" office:value-type="string">
              <text:p text:style-name="P19">Benin</text:p>
            </table:table-cell>
          </table:table-row>
          <table:table-row table:style-name="Tableau18.2">
            <table:table-cell table:style-name="Tableau18.A2" office:value-type="string">
              <text:p text:style-name="P20">1030</text:p>
            </table:table-cell>
            <table:table-cell table:style-name="Tableau18.A2" office:value-type="string">
              <text:p text:style-name="P19">Botswana</text:p>
            </table:table-cell>
          </table:table-row>
          <table:table-row table:style-name="Tableau18.2">
            <table:table-cell table:style-name="Tableau18.A2" office:value-type="string">
              <text:p text:style-name="P20">1035</text:p>
            </table:table-cell>
            <table:table-cell table:style-name="Tableau18.A2" office:value-type="string">
              <text:p text:style-name="P19">Burkina Faso</text:p>
            </table:table-cell>
          </table:table-row>
          <table:table-row table:style-name="Tableau18.2">
            <table:table-cell table:style-name="Tableau18.A2" office:value-type="string">
              <text:p text:style-name="P20">1040</text:p>
            </table:table-cell>
            <table:table-cell table:style-name="Tableau18.A2" office:value-type="string">
              <text:p text:style-name="P19">Burundi</text:p>
            </table:table-cell>
          </table:table-row>
          <table:table-row table:style-name="Tableau18.2">
            <table:table-cell table:style-name="Tableau18.A2" office:value-type="string">
              <text:p text:style-name="P20">1045</text:p>
            </table:table-cell>
            <table:table-cell table:style-name="Tableau18.A2" office:value-type="string">
              <text:p text:style-name="P19">Cameroon</text:p>
            </table:table-cell>
          </table:table-row>
          <table:table-row table:style-name="Tableau18.2">
            <table:table-cell table:style-name="Tableau18.A2" office:value-type="string">
              <text:p text:style-name="P20">1060</text:p>
            </table:table-cell>
            <table:table-cell table:style-name="Tableau18.A2" office:value-type="string">
              <text:p text:style-name="P19">Cape Verde</text:p>
            </table:table-cell>
          </table:table-row>
          <table:table-row table:style-name="Tableau18.2">
            <table:table-cell table:style-name="Tableau18.A2" office:value-type="string">
              <text:p text:style-name="P20">1070</text:p>
            </table:table-cell>
            <table:table-cell table:style-name="Tableau18.A2" office:value-type="string">
              <text:p text:style-name="P19">Central African Republic</text:p>
            </table:table-cell>
          </table:table-row>
          <table:table-row table:style-name="Tableau18.2">
            <table:table-cell table:style-name="Tableau18.A2" office:value-type="string">
              <text:p text:style-name="P20">1080</text:p>
            </table:table-cell>
            <table:table-cell table:style-name="Tableau18.A2" office:value-type="string">
              <text:p text:style-name="P19">Chad</text:p>
            </table:table-cell>
          </table:table-row>
          <table:table-row table:style-name="Tableau18.2">
            <table:table-cell table:style-name="Tableau18.A2" office:value-type="string">
              <text:p text:style-name="P20">1090</text:p>
            </table:table-cell>
            <table:table-cell table:style-name="Tableau18.A2" office:value-type="string">
              <text:p text:style-name="P19">Comoros</text:p>
            </table:table-cell>
          </table:table-row>
          <table:table-row table:style-name="Tableau18.2">
            <table:table-cell table:style-name="Tableau18.A2" office:value-type="string">
              <text:p text:style-name="P20">1100</text:p>
            </table:table-cell>
            <table:table-cell table:style-name="Tableau18.A2" office:value-type="string">
              <text:p text:style-name="P19">Congo</text:p>
            </table:table-cell>
          </table:table-row>
          <table:table-row table:style-name="Tableau18.2">
            <table:table-cell table:style-name="Tableau18.A2" office:value-type="string">
              <text:p text:style-name="P20">1115</text:p>
            </table:table-cell>
            <table:table-cell table:style-name="Tableau18.A2" office:value-type="string">
              <text:p text:style-name="P19">Cote d'Ivoire</text:p>
            </table:table-cell>
          </table:table-row>
          <table:table-row table:style-name="Tableau18.2">
            <table:table-cell table:style-name="Tableau18.A2" office:value-type="string">
              <text:p text:style-name="P20">1120</text:p>
            </table:table-cell>
            <table:table-cell table:style-name="Tableau18.A2" office:value-type="string">
              <text:p text:style-name="P19">Djibouti</text:p>
            </table:table-cell>
          </table:table-row>
          <table:table-row table:style-name="Tableau18.2">
            <table:table-cell table:style-name="Tableau18.A2" office:value-type="string">
              <text:p text:style-name="P20">1125</text:p>
            </table:table-cell>
            <table:table-cell table:style-name="Tableau18.A2" office:value-type="string">
              <text:p text:style-name="P19">Egypt</text:p>
            </table:table-cell>
          </table:table-row>
          <table:table-row table:style-name="Tableau18.2">
            <table:table-cell table:style-name="Tableau18.A2" office:value-type="string">
              <text:p text:style-name="P20">1130</text:p>
            </table:table-cell>
            <table:table-cell table:style-name="Tableau18.A2" office:value-type="string">
              <text:p text:style-name="P19">Equatorial Guinea</text:p>
            </table:table-cell>
          </table:table-row>
          <table:table-row table:style-name="Tableau18.2">
            <table:table-cell table:style-name="Tableau18.A2" office:value-type="string">
              <text:p text:style-name="P20">1135</text:p>
            </table:table-cell>
            <table:table-cell table:style-name="Tableau18.A2" office:value-type="string">
              <text:p text:style-name="P19">Eritrea</text:p>
            </table:table-cell>
          </table:table-row>
          <table:table-row table:style-name="Tableau18.2">
            <table:table-cell table:style-name="Tableau18.A2" office:value-type="string">
              <text:p text:style-name="P20">1140</text:p>
            </table:table-cell>
            <table:table-cell table:style-name="Tableau18.A2" office:value-type="string">
              <text:p text:style-name="P19">Ethiopia</text:p>
            </table:table-cell>
          </table:table-row>
          <table:table-row table:style-name="Tableau18.2">
            <table:table-cell table:style-name="Tableau18.A2" office:value-type="string">
              <text:p text:style-name="P20">1160</text:p>
            </table:table-cell>
            <table:table-cell table:style-name="Tableau18.A2" office:value-type="string">
              <text:p text:style-name="P19">Gabon</text:p>
            </table:table-cell>
          </table:table-row>
          <table:table-row table:style-name="Tableau18.2">
            <table:table-cell table:style-name="Tableau18.A2" office:value-type="string">
              <text:p text:style-name="P20">1170</text:p>
            </table:table-cell>
            <table:table-cell table:style-name="Tableau18.A2" office:value-type="string">
              <text:p text:style-name="P19">Gambia</text:p>
            </table:table-cell>
          </table:table-row>
          <table:table-row table:style-name="Tableau18.2">
            <table:table-cell table:style-name="Tableau18.A2" office:value-type="string">
              <text:p text:style-name="P20">1180</text:p>
            </table:table-cell>
            <table:table-cell table:style-name="Tableau18.A2" office:value-type="string">
              <text:p text:style-name="P19">Ghana</text:p>
            </table:table-cell>
          </table:table-row>
          <table:table-row table:style-name="Tableau18.2">
            <table:table-cell table:style-name="Tableau18.A2" office:value-type="string">
              <text:p text:style-name="P20">1190</text:p>
            </table:table-cell>
            <table:table-cell table:style-name="Tableau18.A2" office:value-type="string">
              <text:p text:style-name="P19">Guinea</text:p>
            </table:table-cell>
          </table:table-row>
          <table:table-row table:style-name="Tableau18.2">
            <table:table-cell table:style-name="Tableau18.A2" office:value-type="string">
              <text:p text:style-name="P20">1192</text:p>
            </table:table-cell>
            <table:table-cell table:style-name="Tableau18.A2" office:value-type="string">
              <text:p text:style-name="P19">Guinea-Bissau</text:p>
            </table:table-cell>
          </table:table-row>
          <table:table-row table:style-name="Tableau18.2">
            <table:table-cell table:style-name="Tableau18.A2" office:value-type="string">
              <text:p text:style-name="P20">1220</text:p>
            </table:table-cell>
            <table:table-cell table:style-name="Tableau18.A2" office:value-type="string">
              <text:p text:style-name="P19">Kenya</text:p>
            </table:table-cell>
          </table:table-row>
          <table:table-row table:style-name="Tableau18.2">
            <table:table-cell table:style-name="Tableau18.A2" office:value-type="string">
              <text:p text:style-name="P20">1230</text:p>
            </table:table-cell>
            <table:table-cell table:style-name="Tableau18.A2" office:value-type="string">
              <text:p text:style-name="P19">Lesotho</text:p>
            </table:table-cell>
          </table:table-row>
          <table:table-row table:style-name="Tableau18.2">
            <table:table-cell table:style-name="Tableau18.A2" office:value-type="string">
              <text:p text:style-name="P20">1240</text:p>
            </table:table-cell>
            <table:table-cell table:style-name="Tableau18.A2" office:value-type="string">
              <text:p text:style-name="P19">Liberia</text:p>
            </table:table-cell>
          </table:table-row>
          <table:table-row table:style-name="Tableau18.2">
            <table:table-cell table:style-name="Tableau18.A2" office:value-type="string">
              <text:p text:style-name="P20">1250</text:p>
            </table:table-cell>
            <table:table-cell table:style-name="Tableau18.A2" office:value-type="string">
              <text:p text:style-name="P19">Libyan Arab Jamahiriya</text:p>
            </table:table-cell>
          </table:table-row>
          <table:table-row table:style-name="Tableau18.2">
            <table:table-cell table:style-name="Tableau18.A2" office:value-type="string">
              <text:p text:style-name="P20">1260</text:p>
            </table:table-cell>
            <table:table-cell table:style-name="Tableau18.A2" office:value-type="string">
              <text:p text:style-name="P19">Madagascar</text:p>
            </table:table-cell>
          </table:table-row>
          <table:table-row table:style-name="Tableau18.2">
            <table:table-cell table:style-name="Tableau18.A2" office:value-type="string">
              <text:p text:style-name="P20">1270</text:p>
            </table:table-cell>
            <table:table-cell table:style-name="Tableau18.A2" office:value-type="string">
              <text:p text:style-name="P19">Malawi</text:p>
            </table:table-cell>
          </table:table-row>
          <table:table-row table:style-name="Tableau18.2">
            <table:table-cell table:style-name="Tableau18.A2" office:value-type="string">
              <text:p text:style-name="P20">1280</text:p>
            </table:table-cell>
            <table:table-cell table:style-name="Tableau18.A2" office:value-type="string">
              <text:p text:style-name="P19">Mali</text:p>
            </table:table-cell>
          </table:table-row>
          <table:table-row table:style-name="Tableau18.2">
            <table:table-cell table:style-name="Tableau18.A2" office:value-type="string">
              <text:p text:style-name="P20">1290</text:p>
            </table:table-cell>
            <table:table-cell table:style-name="Tableau18.A2" office:value-type="string">
              <text:p text:style-name="P19">Mauritania</text:p>
            </table:table-cell>
          </table:table-row>
          <table:table-row table:style-name="Tableau18.2">
            <table:table-cell table:style-name="Tableau18.A2" office:value-type="string">
              <text:p text:style-name="P20">1300</text:p>
            </table:table-cell>
            <table:table-cell table:style-name="Tableau18.A2" office:value-type="string">
              <text:p text:style-name="P19">Mauritius</text:p>
            </table:table-cell>
          </table:table-row>
          <table:table-row table:style-name="Tableau18.2">
            <table:table-cell table:style-name="Tableau18.A2" office:value-type="string">
              <text:p text:style-name="P20">1310</text:p>
            </table:table-cell>
            <table:table-cell table:style-name="Tableau18.A2" office:value-type="string">
              <text:p text:style-name="P19">Morocco</text:p>
            </table:table-cell>
          </table:table-row>
          <table:table-row table:style-name="Tableau18.2">
            <table:table-cell table:style-name="Tableau18.A2" office:value-type="string">
              <text:p text:style-name="P20">1320</text:p>
            </table:table-cell>
            <table:table-cell table:style-name="Tableau18.A2" office:value-type="string">
              <text:p text:style-name="P19">Mozambique</text:p>
            </table:table-cell>
          </table:table-row>
          <table:table-row table:style-name="Tableau18.2">
            <table:table-cell table:style-name="Tableau18.A2" office:value-type="string">
              <text:p text:style-name="P20">1325</text:p>
            </table:table-cell>
            <table:table-cell table:style-name="Tableau18.A2" office:value-type="string">
              <text:p text:style-name="P19">Namibia</text:p>
            </table:table-cell>
          </table:table-row>
          <table:table-row table:style-name="Tableau18.2">
            <table:table-cell table:style-name="Tableau18.A2" office:value-type="string">
              <text:p text:style-name="P20">1330</text:p>
            </table:table-cell>
            <table:table-cell table:style-name="Tableau18.A2" office:value-type="string">
              <text:p text:style-name="P19">Niger</text:p>
            </table:table-cell>
          </table:table-row>
          <table:table-row table:style-name="Tableau18.2">
            <table:table-cell table:style-name="Tableau18.A2" office:value-type="string">
              <text:p text:style-name="P20">1340</text:p>
            </table:table-cell>
            <table:table-cell table:style-name="Tableau18.A2" office:value-type="string">
              <text:p text:style-name="P19">Nigeria</text:p>
            </table:table-cell>
          </table:table-row>
          <table:table-row table:style-name="Tableau18.2">
            <table:table-cell table:style-name="Tableau18.A2" office:value-type="string">
              <text:p text:style-name="P20">1360</text:p>
            </table:table-cell>
            <table:table-cell table:style-name="Tableau18.A2" office:value-type="string">
              <text:p text:style-name="P19">Reunion</text:p>
            </table:table-cell>
          </table:table-row>
          <table:table-row table:style-name="Tableau18.2">
            <table:table-cell table:style-name="Tableau18.A2" office:value-type="string">
              <text:p text:style-name="P20">1365</text:p>
            </table:table-cell>
            <table:table-cell table:style-name="Tableau18.A2" office:value-type="string">
              <text:p text:style-name="P19">Rodrigues</text:p>
            </table:table-cell>
          </table:table-row>
          <table:table-row table:style-name="Tableau18.2">
            <table:table-cell table:style-name="Tableau18.A2" office:value-type="string">
              <text:p text:style-name="P20">1370</text:p>
            </table:table-cell>
            <table:table-cell table:style-name="Tableau18.A2" office:value-type="string">
              <text:p text:style-name="P19">Rwanda</text:p>
            </table:table-cell>
          </table:table-row>
          <table:table-row table:style-name="Tableau18.2">
            <table:table-cell table:style-name="Tableau18.A2" office:value-type="string">
              <text:p text:style-name="P20">1385</text:p>
            </table:table-cell>
            <table:table-cell table:style-name="Tableau18.A2" office:value-type="string">
              <text:p text:style-name="P19">Sao Tome and Principe</text:p>
            </table:table-cell>
          </table:table-row>
          <table:table-row table:style-name="Tableau18.2">
            <table:table-cell table:style-name="Tableau18.A2" office:value-type="string">
              <text:p text:style-name="P20">1390</text:p>
            </table:table-cell>
            <table:table-cell table:style-name="Tableau18.A2" office:value-type="string">
              <text:p text:style-name="P19">Senegal</text:p>
            </table:table-cell>
          </table:table-row>
          <table:table-row table:style-name="Tableau18.2">
            <table:table-cell table:style-name="Tableau18.A2" office:value-type="string">
              <text:p text:style-name="P20">1400</text:p>
            </table:table-cell>
            <table:table-cell table:style-name="Tableau18.A2" office:value-type="string">
              <text:p text:style-name="P19">Seychelles</text:p>
            </table:table-cell>
          </table:table-row>
          <table:table-row table:style-name="Tableau18.2">
            <table:table-cell table:style-name="Tableau18.A2" office:value-type="string">
              <text:p text:style-name="P20">1410</text:p>
            </table:table-cell>
            <table:table-cell table:style-name="Tableau18.A2" office:value-type="string">
              <text:p text:style-name="P19">Sierra Leone</text:p>
            </table:table-cell>
          </table:table-row>
          <text:soft-page-break/>
          <table:table-row table:style-name="Tableau18.2">
            <table:table-cell table:style-name="Tableau18.A2" office:value-type="string">
              <text:p text:style-name="P20">1420</text:p>
            </table:table-cell>
            <table:table-cell table:style-name="Tableau18.A2" office:value-type="string">
              <text:p text:style-name="P19">Somalia</text:p>
            </table:table-cell>
          </table:table-row>
          <table:table-row table:style-name="Tableau18.2">
            <table:table-cell table:style-name="Tableau18.A2" office:value-type="string">
              <text:p text:style-name="P20">1430</text:p>
            </table:table-cell>
            <table:table-cell table:style-name="Tableau18.A2" office:value-type="string">
              <text:p text:style-name="P19">South Africa</text:p>
            </table:table-cell>
          </table:table-row>
          <table:table-row table:style-name="Tableau18.2">
            <table:table-cell table:style-name="Tableau18.A2" office:value-type="string">
              <text:p text:style-name="P20">1470</text:p>
            </table:table-cell>
            <table:table-cell table:style-name="Tableau18.A2" office:value-type="string">
              <text:p text:style-name="P19">Sudan</text:p>
            </table:table-cell>
          </table:table-row>
          <table:table-row table:style-name="Tableau18.2">
            <table:table-cell table:style-name="Tableau18.A2" office:value-type="string">
              <text:p text:style-name="P20">1480</text:p>
            </table:table-cell>
            <table:table-cell table:style-name="Tableau18.A2" office:value-type="string">
              <text:p text:style-name="P19">Swaziland</text:p>
            </table:table-cell>
          </table:table-row>
          <table:table-row table:style-name="Tableau18.2">
            <table:table-cell table:style-name="Tableau18.A2" office:value-type="string">
              <text:p text:style-name="P20">1510</text:p>
            </table:table-cell>
            <table:table-cell table:style-name="Tableau18.A2" office:value-type="string">
              <text:p text:style-name="P19">Togo</text:p>
            </table:table-cell>
          </table:table-row>
          <table:table-row table:style-name="Tableau18.2">
            <table:table-cell table:style-name="Tableau18.A2" office:value-type="string">
              <text:p text:style-name="P20">1520</text:p>
            </table:table-cell>
            <table:table-cell table:style-name="Tableau18.A2" office:value-type="string">
              <text:p text:style-name="P19">Tunisia</text:p>
            </table:table-cell>
          </table:table-row>
          <table:table-row table:style-name="Tableau18.2">
            <table:table-cell table:style-name="Tableau18.A2" office:value-type="string">
              <text:p text:style-name="P20">1530</text:p>
            </table:table-cell>
            <table:table-cell table:style-name="Tableau18.A2" office:value-type="string">
              <text:p text:style-name="P19">Uganda</text:p>
            </table:table-cell>
          </table:table-row>
          <table:table-row table:style-name="Tableau18.2">
            <table:table-cell table:style-name="Tableau18.A2" office:value-type="string">
              <text:p text:style-name="P20">1546</text:p>
            </table:table-cell>
            <table:table-cell table:style-name="Tableau18.A2" office:value-type="string">
              <text:p text:style-name="P19">United Republic of Tanzania</text:p>
            </table:table-cell>
          </table:table-row>
          <table:table-row table:style-name="Tableau18.2">
            <table:table-cell table:style-name="Tableau18.A2" office:value-type="string">
              <text:p text:style-name="P20">1555</text:p>
            </table:table-cell>
            <table:table-cell table:style-name="Tableau18.A2" office:value-type="string">
              <text:p text:style-name="P19">Democratic Republic of the Congo</text:p>
            </table:table-cell>
          </table:table-row>
          <table:table-row table:style-name="Tableau18.2">
            <table:table-cell table:style-name="Tableau18.A2" office:value-type="string">
              <text:p text:style-name="P20">1560</text:p>
            </table:table-cell>
            <table:table-cell table:style-name="Tableau18.A2" office:value-type="string">
              <text:p text:style-name="P19">Zambia</text:p>
            </table:table-cell>
          </table:table-row>
          <table:table-row table:style-name="Tableau18.2">
            <table:table-cell table:style-name="Tableau18.A2" office:value-type="string">
              <text:p text:style-name="P20">1570</text:p>
            </table:table-cell>
            <table:table-cell table:style-name="Tableau18.A2" office:value-type="string">
              <text:p text:style-name="P19">Zimbabwe</text:p>
            </table:table-cell>
          </table:table-row>
          <table:table-row table:style-name="Tableau18.2">
            <table:table-cell table:style-name="Tableau18.A2" office:value-type="string">
              <text:p text:style-name="P20">2005</text:p>
            </table:table-cell>
            <table:table-cell table:style-name="Tableau18.A2" office:value-type="string">
              <text:p text:style-name="P19">Anguilla</text:p>
            </table:table-cell>
          </table:table-row>
          <table:table-row table:style-name="Tableau18.2">
            <table:table-cell table:style-name="Tableau18.A2" office:value-type="string">
              <text:p text:style-name="P20">2010</text:p>
            </table:table-cell>
            <table:table-cell table:style-name="Tableau18.A2" office:value-type="string">
              <text:p text:style-name="P19">Antigua and Barbuda</text:p>
            </table:table-cell>
          </table:table-row>
          <table:table-row table:style-name="Tableau18.2">
            <table:table-cell table:style-name="Tableau18.A2" office:value-type="string">
              <text:p text:style-name="P20">2020</text:p>
            </table:table-cell>
            <table:table-cell table:style-name="Tableau18.A2" office:value-type="string">
              <text:p text:style-name="P19">Argentina</text:p>
            </table:table-cell>
          </table:table-row>
          <table:table-row table:style-name="Tableau18.2">
            <table:table-cell table:style-name="Tableau18.A2" office:value-type="string">
              <text:p text:style-name="P20">2025</text:p>
            </table:table-cell>
            <table:table-cell table:style-name="Tableau18.A2" office:value-type="string">
              <text:p text:style-name="P19">Aruba</text:p>
            </table:table-cell>
          </table:table-row>
          <table:table-row table:style-name="Tableau18.2">
            <table:table-cell table:style-name="Tableau18.A2" office:value-type="string">
              <text:p text:style-name="P20">2030</text:p>
            </table:table-cell>
            <table:table-cell table:style-name="Tableau18.A2" office:value-type="string">
              <text:p text:style-name="P19">Bahamas</text:p>
            </table:table-cell>
          </table:table-row>
          <table:table-row table:style-name="Tableau18.2">
            <table:table-cell table:style-name="Tableau18.A2" office:value-type="string">
              <text:p text:style-name="P20">2040</text:p>
            </table:table-cell>
            <table:table-cell table:style-name="Tableau18.A2" office:value-type="string">
              <text:p text:style-name="P19">Barbados</text:p>
            </table:table-cell>
          </table:table-row>
          <table:table-row table:style-name="Tableau18.2">
            <table:table-cell table:style-name="Tableau18.A2" office:value-type="string">
              <text:p text:style-name="P20">2045</text:p>
            </table:table-cell>
            <table:table-cell table:style-name="Tableau18.A2" office:value-type="string">
              <text:p text:style-name="P19">Belize</text:p>
            </table:table-cell>
          </table:table-row>
          <table:table-row table:style-name="Tableau18.2">
            <table:table-cell table:style-name="Tableau18.A2" office:value-type="string">
              <text:p text:style-name="P20">2050</text:p>
            </table:table-cell>
            <table:table-cell table:style-name="Tableau18.A2" office:value-type="string">
              <text:p text:style-name="P19">Bermuda</text:p>
            </table:table-cell>
          </table:table-row>
          <table:table-row table:style-name="Tableau18.2">
            <table:table-cell table:style-name="Tableau18.A2" office:value-type="string">
              <text:p text:style-name="P20">2060</text:p>
            </table:table-cell>
            <table:table-cell table:style-name="Tableau18.A2" office:value-type="string">
              <text:p text:style-name="P19">Bolivia</text:p>
            </table:table-cell>
          </table:table-row>
          <table:table-row table:style-name="Tableau18.2">
            <table:table-cell table:style-name="Tableau18.A2" office:value-type="string">
              <text:p text:style-name="P20">2070</text:p>
            </table:table-cell>
            <table:table-cell table:style-name="Tableau18.A2" office:value-type="string">
              <text:p text:style-name="P19">Brazil</text:p>
            </table:table-cell>
          </table:table-row>
          <table:table-row table:style-name="Tableau18.2">
            <table:table-cell table:style-name="Tableau18.A2" office:value-type="string">
              <text:p text:style-name="P20">2085</text:p>
            </table:table-cell>
            <table:table-cell table:style-name="Tableau18.A2" office:value-type="string">
              <text:p text:style-name="P19">British Virgin Islands</text:p>
            </table:table-cell>
          </table:table-row>
          <table:table-row table:style-name="Tableau18.2">
            <table:table-cell table:style-name="Tableau18.A2" office:value-type="string">
              <text:p text:style-name="P20">2090</text:p>
            </table:table-cell>
            <table:table-cell table:style-name="Tableau18.A2" office:value-type="string">
              <text:p text:style-name="P19">Canada</text:p>
            </table:table-cell>
          </table:table-row>
          <table:table-row table:style-name="Tableau18.2">
            <table:table-cell table:style-name="Tableau18.A2" office:value-type="string">
              <text:p text:style-name="P20">2110</text:p>
            </table:table-cell>
            <table:table-cell table:style-name="Tableau18.A2" office:value-type="string">
              <text:p text:style-name="P19">Cayman Islands</text:p>
            </table:table-cell>
          </table:table-row>
          <table:table-row table:style-name="Tableau18.2">
            <table:table-cell table:style-name="Tableau18.A2" office:value-type="string">
              <text:p text:style-name="P20">2120</text:p>
            </table:table-cell>
            <table:table-cell table:style-name="Tableau18.A2" office:value-type="string">
              <text:p text:style-name="P19">Chile</text:p>
            </table:table-cell>
          </table:table-row>
          <table:table-row table:style-name="Tableau18.2">
            <table:table-cell table:style-name="Tableau18.A2" office:value-type="string">
              <text:p text:style-name="P20">2130</text:p>
            </table:table-cell>
            <table:table-cell table:style-name="Tableau18.A2" office:value-type="string">
              <text:p text:style-name="P19">Colombia</text:p>
            </table:table-cell>
          </table:table-row>
          <table:table-row table:style-name="Tableau18.2">
            <table:table-cell table:style-name="Tableau18.A2" office:value-type="string">
              <text:p text:style-name="P20">2140</text:p>
            </table:table-cell>
            <table:table-cell table:style-name="Tableau18.A2" office:value-type="string">
              <text:p text:style-name="P19">Costa Rica</text:p>
            </table:table-cell>
          </table:table-row>
          <table:table-row table:style-name="Tableau18.2">
            <table:table-cell table:style-name="Tableau18.A2" office:value-type="string">
              <text:p text:style-name="P20">2150</text:p>
            </table:table-cell>
            <table:table-cell table:style-name="Tableau18.A2" office:value-type="string">
              <text:p text:style-name="P19">Cuba</text:p>
            </table:table-cell>
          </table:table-row>
          <table:table-row table:style-name="Tableau18.2">
            <table:table-cell table:style-name="Tableau18.A2" office:value-type="string">
              <text:p text:style-name="P20">2160</text:p>
            </table:table-cell>
            <table:table-cell table:style-name="Tableau18.A2" office:value-type="string">
              <text:p text:style-name="P19">Dominica</text:p>
            </table:table-cell>
          </table:table-row>
          <table:table-row table:style-name="Tableau18.2">
            <table:table-cell table:style-name="Tableau18.A2" office:value-type="string">
              <text:p text:style-name="P20">2170</text:p>
            </table:table-cell>
            <table:table-cell table:style-name="Tableau18.A2" office:value-type="string">
              <text:p text:style-name="P19">Dominican Republic</text:p>
            </table:table-cell>
          </table:table-row>
          <table:table-row table:style-name="Tableau18.2">
            <table:table-cell table:style-name="Tableau18.A2" office:value-type="string">
              <text:p text:style-name="P20">2180</text:p>
            </table:table-cell>
            <table:table-cell table:style-name="Tableau18.A2" office:value-type="string">
              <text:p text:style-name="P19">Ecuador</text:p>
            </table:table-cell>
          </table:table-row>
          <table:table-row table:style-name="Tableau18.2">
            <table:table-cell table:style-name="Tableau18.A2" office:value-type="string">
              <text:p text:style-name="P20">2190</text:p>
            </table:table-cell>
            <table:table-cell table:style-name="Tableau18.A2" office:value-type="string">
              <text:p text:style-name="P19">El Salvador</text:p>
            </table:table-cell>
          </table:table-row>
          <table:table-row table:style-name="Tableau18.2">
            <table:table-cell table:style-name="Tableau18.A2" office:value-type="string">
              <text:p text:style-name="P20">2200</text:p>
            </table:table-cell>
            <table:table-cell table:style-name="Tableau18.A2" office:value-type="string">
              <text:p text:style-name="P19">Falkland Islands (Malvinas)</text:p>
            </table:table-cell>
          </table:table-row>
          <table:table-row table:style-name="Tableau18.2">
            <table:table-cell table:style-name="Tableau18.A2" office:value-type="string">
              <text:p text:style-name="P20">2210</text:p>
            </table:table-cell>
            <table:table-cell table:style-name="Tableau18.A2" office:value-type="string">
              <text:p text:style-name="P19">French Guiana</text:p>
            </table:table-cell>
          </table:table-row>
          <table:table-row table:style-name="Tableau18.2">
            <table:table-cell table:style-name="Tableau18.A2" office:value-type="string">
              <text:p text:style-name="P20">2230</text:p>
            </table:table-cell>
            <table:table-cell table:style-name="Tableau18.A2" office:value-type="string">
              <text:p text:style-name="P19">Grenada</text:p>
            </table:table-cell>
          </table:table-row>
          <table:table-row table:style-name="Tableau18.2">
            <table:table-cell table:style-name="Tableau18.A2" office:value-type="string">
              <text:p text:style-name="P20">2240</text:p>
            </table:table-cell>
            <table:table-cell table:style-name="Tableau18.A2" office:value-type="string">
              <text:p text:style-name="P19">Guadeloupe</text:p>
            </table:table-cell>
          </table:table-row>
          <table:table-row table:style-name="Tableau18.2">
            <table:table-cell table:style-name="Tableau18.A2" office:value-type="string">
              <text:p text:style-name="P20">2250</text:p>
            </table:table-cell>
            <table:table-cell table:style-name="Tableau18.A2" office:value-type="string">
              <text:p text:style-name="P19">Guatemala</text:p>
            </table:table-cell>
          </table:table-row>
          <table:table-row table:style-name="Tableau18.2">
            <table:table-cell table:style-name="Tableau18.A2" office:value-type="string">
              <text:p text:style-name="P20">2260</text:p>
            </table:table-cell>
            <table:table-cell table:style-name="Tableau18.A2" office:value-type="string">
              <text:p text:style-name="P19">Guyana</text:p>
            </table:table-cell>
          </table:table-row>
          <table:table-row table:style-name="Tableau18.2">
            <table:table-cell table:style-name="Tableau18.A2" office:value-type="string">
              <text:p text:style-name="P20">2270</text:p>
            </table:table-cell>
            <table:table-cell table:style-name="Tableau18.A2" office:value-type="string">
              <text:p text:style-name="P19">Haiti</text:p>
            </table:table-cell>
          </table:table-row>
          <table:table-row table:style-name="Tableau18.2">
            <table:table-cell table:style-name="Tableau18.A2" office:value-type="string">
              <text:p text:style-name="P20">2280</text:p>
            </table:table-cell>
            <table:table-cell table:style-name="Tableau18.A2" office:value-type="string">
              <text:p text:style-name="P19">Honduras</text:p>
            </table:table-cell>
          </table:table-row>
          <table:table-row table:style-name="Tableau18.2">
            <table:table-cell table:style-name="Tableau18.A2" office:value-type="string">
              <text:p text:style-name="P20">2290</text:p>
            </table:table-cell>
            <table:table-cell table:style-name="Tableau18.A2" office:value-type="string">
              <text:p text:style-name="P19">Jamaica</text:p>
            </table:table-cell>
          </table:table-row>
          <table:table-row table:style-name="Tableau18.2">
            <table:table-cell table:style-name="Tableau18.A2" office:value-type="string">
              <text:p text:style-name="P20">2300</text:p>
            </table:table-cell>
            <table:table-cell table:style-name="Tableau18.A2" office:value-type="string">
              <text:p text:style-name="P19">Martinique</text:p>
            </table:table-cell>
          </table:table-row>
          <table:table-row table:style-name="Tableau18.2">
            <table:table-cell table:style-name="Tableau18.A2" office:value-type="string">
              <text:p text:style-name="P20">2310</text:p>
            </table:table-cell>
            <table:table-cell table:style-name="Tableau18.A2" office:value-type="string">
              <text:p text:style-name="P19">Mexico</text:p>
            </table:table-cell>
          </table:table-row>
          <table:table-row table:style-name="Tableau18.2">
            <table:table-cell table:style-name="Tableau18.A2" office:value-type="string">
              <text:p text:style-name="P20">2320</text:p>
            </table:table-cell>
            <table:table-cell table:style-name="Tableau18.A2" office:value-type="string">
              <text:p text:style-name="P19">Montserrat</text:p>
            </table:table-cell>
          </table:table-row>
          <table:table-row table:style-name="Tableau18.2">
            <table:table-cell table:style-name="Tableau18.A2" office:value-type="string">
              <text:p text:style-name="P20">2330</text:p>
            </table:table-cell>
            <table:table-cell table:style-name="Tableau18.A2" office:value-type="string">
              <text:p text:style-name="P19">Netherlands Antilles</text:p>
            </table:table-cell>
          </table:table-row>
          <text:soft-page-break/>
          <table:table-row table:style-name="Tableau18.2">
            <table:table-cell table:style-name="Tableau18.A2" office:value-type="string">
              <text:p text:style-name="P20">2340</text:p>
            </table:table-cell>
            <table:table-cell table:style-name="Tableau18.A2" office:value-type="string">
              <text:p text:style-name="P19">Nicaragua</text:p>
            </table:table-cell>
          </table:table-row>
          <table:table-row table:style-name="Tableau18.2">
            <table:table-cell table:style-name="Tableau18.A2" office:value-type="string">
              <text:p text:style-name="P20">2350</text:p>
            </table:table-cell>
            <table:table-cell table:style-name="Tableau18.A2" office:value-type="string">
              <text:p text:style-name="P19">Panama</text:p>
            </table:table-cell>
          </table:table-row>
          <table:table-row table:style-name="Tableau18.2">
            <table:table-cell table:style-name="Tableau18.A2" office:value-type="string">
              <text:p text:style-name="P20">2360</text:p>
            </table:table-cell>
            <table:table-cell table:style-name="Tableau18.A2" office:value-type="string">
              <text:p text:style-name="P19">Paraguay</text:p>
            </table:table-cell>
          </table:table-row>
          <table:table-row table:style-name="Tableau18.2">
            <table:table-cell table:style-name="Tableau18.A2" office:value-type="string">
              <text:p text:style-name="P20">2370</text:p>
            </table:table-cell>
            <table:table-cell table:style-name="Tableau18.A2" office:value-type="string">
              <text:p text:style-name="P19">Peru</text:p>
            </table:table-cell>
          </table:table-row>
          <table:table-row table:style-name="Tableau18.2">
            <table:table-cell table:style-name="Tableau18.A2" office:value-type="string">
              <text:p text:style-name="P20">2380</text:p>
            </table:table-cell>
            <table:table-cell table:style-name="Tableau18.A2" office:value-type="string">
              <text:p text:style-name="P19">Puerto Rico</text:p>
            </table:table-cell>
          </table:table-row>
          <table:table-row table:style-name="Tableau18.2">
            <table:table-cell table:style-name="Tableau18.A2" office:value-type="string">
              <text:p text:style-name="P20">2385</text:p>
            </table:table-cell>
            <table:table-cell table:style-name="Tableau18.A2" office:value-type="string">
              <text:p text:style-name="P19">Saint Kitts and Nevis</text:p>
            </table:table-cell>
          </table:table-row>
          <table:table-row table:style-name="Tableau18.2">
            <table:table-cell table:style-name="Tableau18.A2" office:value-type="string">
              <text:p text:style-name="P20">2400</text:p>
            </table:table-cell>
            <table:table-cell table:style-name="Tableau18.A2" office:value-type="string">
              <text:p text:style-name="P19">Saint Lucia</text:p>
            </table:table-cell>
          </table:table-row>
          <table:table-row table:style-name="Tableau18.2">
            <table:table-cell table:style-name="Tableau18.A2" office:value-type="string">
              <text:p text:style-name="P20">2410</text:p>
            </table:table-cell>
            <table:table-cell table:style-name="Tableau18.A2" office:value-type="string">
              <text:p text:style-name="P19">Saint Pierre and Miquelon</text:p>
            </table:table-cell>
          </table:table-row>
          <table:table-row table:style-name="Tableau18.2">
            <table:table-cell table:style-name="Tableau18.A2" office:value-type="string">
              <text:p text:style-name="P20">2420</text:p>
            </table:table-cell>
            <table:table-cell table:style-name="Tableau18.A2" office:value-type="string">
              <text:p text:style-name="P19">Saint Vincent and Grenadines</text:p>
            </table:table-cell>
          </table:table-row>
          <table:table-row table:style-name="Tableau18.2">
            <table:table-cell table:style-name="Tableau18.A2" office:value-type="string">
              <text:p text:style-name="P20">2430</text:p>
            </table:table-cell>
            <table:table-cell table:style-name="Tableau18.A2" office:value-type="string">
              <text:p text:style-name="P19">Suriname</text:p>
            </table:table-cell>
          </table:table-row>
          <table:table-row table:style-name="Tableau18.2">
            <table:table-cell table:style-name="Tableau18.A2" office:value-type="string">
              <text:p text:style-name="P20">2440</text:p>
            </table:table-cell>
            <table:table-cell table:style-name="Tableau18.A2" office:value-type="string">
              <text:p text:style-name="P19">Trinidad and Tobago</text:p>
            </table:table-cell>
          </table:table-row>
          <table:table-row table:style-name="Tableau18.2">
            <table:table-cell table:style-name="Tableau18.A2" office:value-type="string">
              <text:p text:style-name="P20">2445</text:p>
            </table:table-cell>
            <table:table-cell table:style-name="Tableau18.A2" office:value-type="string">
              <text:p text:style-name="P19">Turks and Caicos Islands</text:p>
            </table:table-cell>
          </table:table-row>
          <table:table-row table:style-name="Tableau18.2">
            <table:table-cell table:style-name="Tableau18.A2" office:value-type="string">
              <text:p text:style-name="P20">2450</text:p>
            </table:table-cell>
            <table:table-cell table:style-name="Tableau18.A2" office:value-type="string">
              <text:p text:style-name="P19">United States of America</text:p>
            </table:table-cell>
          </table:table-row>
          <table:table-row table:style-name="Tableau18.2">
            <table:table-cell table:style-name="Tableau18.A2" office:value-type="string">
              <text:p text:style-name="P20">2455</text:p>
            </table:table-cell>
            <table:table-cell table:style-name="Tableau18.A2" office:value-type="string">
              <text:p text:style-name="P19">Virgin Islands (USA)</text:p>
            </table:table-cell>
          </table:table-row>
          <table:table-row table:style-name="Tableau18.2">
            <table:table-cell table:style-name="Tableau18.A2" office:value-type="string">
              <text:p text:style-name="P20">2460</text:p>
            </table:table-cell>
            <table:table-cell table:style-name="Tableau18.A2" office:value-type="string">
              <text:p text:style-name="P19">Uruguay</text:p>
            </table:table-cell>
          </table:table-row>
          <table:table-row table:style-name="Tableau18.2">
            <table:table-cell table:style-name="Tableau18.A2" office:value-type="string">
              <text:p text:style-name="P20">2470</text:p>
            </table:table-cell>
            <table:table-cell table:style-name="Tableau18.A2" office:value-type="string">
              <text:p text:style-name="P19">Venezuela</text:p>
            </table:table-cell>
          </table:table-row>
          <table:table-row table:style-name="Tableau18.2">
            <table:table-cell table:style-name="Tableau18.A2" office:value-type="string">
              <text:p text:style-name="P20">3010</text:p>
            </table:table-cell>
            <table:table-cell table:style-name="Tableau18.A2" office:value-type="string">
              <text:p text:style-name="P19">Afghanistan</text:p>
            </table:table-cell>
          </table:table-row>
          <table:table-row table:style-name="Tableau18.2">
            <table:table-cell table:style-name="Tableau18.A2" office:value-type="string">
              <text:p text:style-name="P20">3020</text:p>
            </table:table-cell>
            <table:table-cell table:style-name="Tableau18.A2" office:value-type="string">
              <text:p text:style-name="P19">Bahrain</text:p>
            </table:table-cell>
          </table:table-row>
          <table:table-row table:style-name="Tableau18.2">
            <table:table-cell table:style-name="Tableau18.A2" office:value-type="string">
              <text:p text:style-name="P20">3025</text:p>
            </table:table-cell>
            <table:table-cell table:style-name="Tableau18.A2" office:value-type="string">
              <text:p text:style-name="P19">Bangladesh</text:p>
            </table:table-cell>
          </table:table-row>
          <table:table-row table:style-name="Tableau18.2">
            <table:table-cell table:style-name="Tableau18.A2" office:value-type="string">
              <text:p text:style-name="P20">3027</text:p>
            </table:table-cell>
            <table:table-cell table:style-name="Tableau18.A2" office:value-type="string">
              <text:p text:style-name="P19">Bhutan</text:p>
            </table:table-cell>
          </table:table-row>
          <table:table-row table:style-name="Tableau18.2">
            <table:table-cell table:style-name="Tableau18.A2" office:value-type="string">
              <text:p text:style-name="P20">3030</text:p>
            </table:table-cell>
            <table:table-cell table:style-name="Tableau18.A2" office:value-type="string">
              <text:p text:style-name="P19">Brunei Darussalam</text:p>
            </table:table-cell>
          </table:table-row>
          <table:table-row table:style-name="Tableau18.2">
            <table:table-cell table:style-name="Tableau18.A2" office:value-type="string">
              <text:p text:style-name="P20">3050</text:p>
            </table:table-cell>
            <table:table-cell table:style-name="Tableau18.A2" office:value-type="string">
              <text:p text:style-name="P19">Cambodia</text:p>
            </table:table-cell>
          </table:table-row>
          <table:table-row table:style-name="Tableau18.2">
            <table:table-cell table:style-name="Tableau18.A2" office:value-type="string">
              <text:p text:style-name="P20">3068</text:p>
            </table:table-cell>
            <table:table-cell table:style-name="Tableau18.A2" office:value-type="string">
              <text:p text:style-name="P19">China</text:p>
            </table:table-cell>
          </table:table-row>
          <table:table-row table:style-name="Tableau18.2">
            <table:table-cell table:style-name="Tableau18.A2" office:value-type="string">
              <text:p text:style-name="P20">3070</text:p>
            </table:table-cell>
            <table:table-cell table:style-name="Tableau18.A2" office:value-type="string">
              <text:p text:style-name="P19">China: Province of Taiwan only</text:p>
            </table:table-cell>
          </table:table-row>
          <table:table-row table:style-name="Tableau18.2">
            <table:table-cell table:style-name="Tableau18.A2" office:value-type="string">
              <text:p text:style-name="P20">3080</text:p>
            </table:table-cell>
            <table:table-cell table:style-name="Tableau18.A2" office:value-type="string">
              <text:p text:style-name="P19">Cyprus</text:p>
            </table:table-cell>
          </table:table-row>
          <table:table-row table:style-name="Tableau18.2">
            <table:table-cell table:style-name="Tableau18.A2" office:value-type="string">
              <text:p text:style-name="P20">3083</text:p>
            </table:table-cell>
            <table:table-cell table:style-name="Tableau18.A2" office:value-type="string">
              <text:p text:style-name="P19">Democratic Peoples's Republic of Korea</text:p>
            </table:table-cell>
          </table:table-row>
          <table:table-row table:style-name="Tableau18.2">
            <table:table-cell table:style-name="Tableau18.A2" office:value-type="string">
              <text:p text:style-name="P20">3090</text:p>
            </table:table-cell>
            <table:table-cell table:style-name="Tableau18.A2" office:value-type="string">
              <text:p text:style-name="P19">Hong Kong SAR</text:p>
            </table:table-cell>
          </table:table-row>
          <table:table-row table:style-name="Tableau18.2">
            <table:table-cell table:style-name="Tableau18.A2" office:value-type="string">
              <text:p text:style-name="P20">3100</text:p>
            </table:table-cell>
            <table:table-cell table:style-name="Tableau18.A2" office:value-type="string">
              <text:p text:style-name="P19">India</text:p>
            </table:table-cell>
          </table:table-row>
          <table:table-row table:style-name="Tableau18.2">
            <table:table-cell table:style-name="Tableau18.A2" office:value-type="string">
              <text:p text:style-name="P20">3110</text:p>
            </table:table-cell>
            <table:table-cell table:style-name="Tableau18.A2" office:value-type="string">
              <text:p text:style-name="P19">Indonesia</text:p>
            </table:table-cell>
          </table:table-row>
          <table:table-row table:style-name="Tableau18.2">
            <table:table-cell table:style-name="Tableau18.A2" office:value-type="string">
              <text:p text:style-name="P20">3130</text:p>
            </table:table-cell>
            <table:table-cell table:style-name="Tableau18.A2" office:value-type="string">
              <text:p text:style-name="P19">Iran (Islamic Republic of)</text:p>
            </table:table-cell>
          </table:table-row>
          <table:table-row table:style-name="Tableau18.2">
            <table:table-cell table:style-name="Tableau18.A2" office:value-type="string">
              <text:p text:style-name="P20">3140</text:p>
            </table:table-cell>
            <table:table-cell table:style-name="Tableau18.A2" office:value-type="string">
              <text:p text:style-name="P19">Iraq</text:p>
            </table:table-cell>
          </table:table-row>
          <table:table-row table:style-name="Tableau18.2">
            <table:table-cell table:style-name="Tableau18.A2" office:value-type="string">
              <text:p text:style-name="P20">3150</text:p>
            </table:table-cell>
            <table:table-cell table:style-name="Tableau18.A2" office:value-type="string">
              <text:p text:style-name="P19">Israel</text:p>
            </table:table-cell>
          </table:table-row>
          <table:table-row table:style-name="Tableau18.2">
            <table:table-cell table:style-name="Tableau18.A2" office:value-type="string">
              <text:p text:style-name="P20">3160</text:p>
            </table:table-cell>
            <table:table-cell table:style-name="Tableau18.A2" office:value-type="string">
              <text:p text:style-name="P19">Japan</text:p>
            </table:table-cell>
          </table:table-row>
          <table:table-row table:style-name="Tableau18.2">
            <table:table-cell table:style-name="Tableau18.A2" office:value-type="string">
              <text:p text:style-name="P20">3170</text:p>
            </table:table-cell>
            <table:table-cell table:style-name="Tableau18.A2" office:value-type="string">
              <text:p text:style-name="P19">Jordan</text:p>
            </table:table-cell>
          </table:table-row>
          <table:table-row table:style-name="Tableau18.2">
            <table:table-cell table:style-name="Tableau18.A2" office:value-type="string">
              <text:p text:style-name="P20">3190</text:p>
            </table:table-cell>
            <table:table-cell table:style-name="Tableau18.A2" office:value-type="string">
              <text:p text:style-name="P19">Kuwait</text:p>
            </table:table-cell>
          </table:table-row>
          <table:table-row table:style-name="Tableau18.2">
            <table:table-cell table:style-name="Tableau18.A2" office:value-type="string">
              <text:p text:style-name="P20">3200</text:p>
            </table:table-cell>
            <table:table-cell table:style-name="Tableau18.A2" office:value-type="string">
              <text:p text:style-name="P19">Lao People's Democratic Republic</text:p>
            </table:table-cell>
          </table:table-row>
          <table:table-row table:style-name="Tableau18.2">
            <table:table-cell table:style-name="Tableau18.A2" office:value-type="string">
              <text:p text:style-name="P20">3210</text:p>
            </table:table-cell>
            <table:table-cell table:style-name="Tableau18.A2" office:value-type="string">
              <text:p text:style-name="P19">Lebanon</text:p>
            </table:table-cell>
          </table:table-row>
          <table:table-row table:style-name="Tableau18.2">
            <table:table-cell table:style-name="Tableau18.A2" office:value-type="string">
              <text:p text:style-name="P20">3220</text:p>
            </table:table-cell>
            <table:table-cell table:style-name="Tableau18.A2" office:value-type="string">
              <text:p text:style-name="P19">Macau</text:p>
            </table:table-cell>
          </table:table-row>
          <table:table-row table:style-name="Tableau18.2">
            <table:table-cell table:style-name="Tableau18.A2" office:value-type="string">
              <text:p text:style-name="P20">3236</text:p>
            </table:table-cell>
            <table:table-cell table:style-name="Tableau18.A2" office:value-type="string">
              <text:p text:style-name="P19">Malaysia</text:p>
            </table:table-cell>
          </table:table-row>
          <table:table-row table:style-name="Tableau18.2">
            <table:table-cell table:style-name="Tableau18.A2" office:value-type="string">
              <text:p text:style-name="P20">3255</text:p>
            </table:table-cell>
            <table:table-cell table:style-name="Tableau18.A2" office:value-type="string">
              <text:p text:style-name="P19">Maldives</text:p>
            </table:table-cell>
          </table:table-row>
          <table:table-row table:style-name="Tableau18.2">
            <table:table-cell table:style-name="Tableau18.A2" office:value-type="string">
              <text:p text:style-name="P20">3260</text:p>
            </table:table-cell>
            <table:table-cell table:style-name="Tableau18.A2" office:value-type="string">
              <text:p text:style-name="P19">Mongolia</text:p>
            </table:table-cell>
          </table:table-row>
          <table:table-row table:style-name="Tableau18.2">
            <table:table-cell table:style-name="Tableau18.A2" office:value-type="string">
              <text:p text:style-name="P20">3270</text:p>
            </table:table-cell>
            <table:table-cell table:style-name="Tableau18.A2" office:value-type="string">
              <text:p text:style-name="P19">Myanmar</text:p>
            </table:table-cell>
          </table:table-row>
          <table:table-row table:style-name="Tableau18.2">
            <table:table-cell table:style-name="Tableau18.A2" office:value-type="string">
              <text:p text:style-name="P20">3280</text:p>
            </table:table-cell>
            <table:table-cell table:style-name="Tableau18.A2" office:value-type="string">
              <text:p text:style-name="P19">Nepal</text:p>
            </table:table-cell>
          </table:table-row>
          <table:table-row table:style-name="Tableau18.2">
            <table:table-cell table:style-name="Tableau18.A2" office:value-type="string">
              <text:p text:style-name="P20">3283</text:p>
            </table:table-cell>
            <table:table-cell table:style-name="Tableau18.A2" office:value-type="string">
              <text:p text:style-name="P19">Occupied Palestinian Territory</text:p>
            </table:table-cell>
          </table:table-row>
          <table:table-row table:style-name="Tableau18.2">
            <table:table-cell table:style-name="Tableau18.A2" office:value-type="string">
              <text:p text:style-name="P20">3285</text:p>
            </table:table-cell>
            <table:table-cell table:style-name="Tableau18.A2" office:value-type="string">
              <text:p text:style-name="P19">Oman</text:p>
            </table:table-cell>
          </table:table-row>
          <text:soft-page-break/>
          <table:table-row table:style-name="Tableau18.2">
            <table:table-cell table:style-name="Tableau18.A2" office:value-type="string">
              <text:p text:style-name="P20">3290</text:p>
            </table:table-cell>
            <table:table-cell table:style-name="Tableau18.A2" office:value-type="string">
              <text:p text:style-name="P19">Pakistan</text:p>
            </table:table-cell>
          </table:table-row>
          <table:table-row table:style-name="Tableau18.2">
            <table:table-cell table:style-name="Tableau18.A2" office:value-type="string">
              <text:p text:style-name="P20">3300</text:p>
            </table:table-cell>
            <table:table-cell table:style-name="Tableau18.A2" office:value-type="string">
              <text:p text:style-name="P19">Philippines</text:p>
            </table:table-cell>
          </table:table-row>
          <table:table-row table:style-name="Tableau18.2">
            <table:table-cell table:style-name="Tableau18.A2" office:value-type="string">
              <text:p text:style-name="P20">3320</text:p>
            </table:table-cell>
            <table:table-cell table:style-name="Tableau18.A2" office:value-type="string">
              <text:p text:style-name="P19">Qatar</text:p>
            </table:table-cell>
          </table:table-row>
          <table:table-row table:style-name="Tableau18.2">
            <table:table-cell table:style-name="Tableau18.A2" office:value-type="string">
              <text:p text:style-name="P20">3325</text:p>
            </table:table-cell>
            <table:table-cell table:style-name="Tableau18.A2" office:value-type="string">
              <text:p text:style-name="P19">Republic of Korea</text:p>
            </table:table-cell>
          </table:table-row>
          <table:table-row table:style-name="Tableau18.2">
            <table:table-cell table:style-name="Tableau18.A2" office:value-type="string">
              <text:p text:style-name="P20">3330</text:p>
            </table:table-cell>
            <table:table-cell table:style-name="Tableau18.A2" office:value-type="string">
              <text:p text:style-name="P19">Ryu Kyu Islands</text:p>
            </table:table-cell>
          </table:table-row>
          <table:table-row table:style-name="Tableau18.2">
            <table:table-cell table:style-name="Tableau18.A2" office:value-type="string">
              <text:p text:style-name="P20">3340</text:p>
            </table:table-cell>
            <table:table-cell table:style-name="Tableau18.A2" office:value-type="string">
              <text:p text:style-name="P19">Saudi Arabia</text:p>
            </table:table-cell>
          </table:table-row>
          <table:table-row table:style-name="Tableau18.2">
            <table:table-cell table:style-name="Tableau18.A2" office:value-type="string">
              <text:p text:style-name="P20">3350</text:p>
            </table:table-cell>
            <table:table-cell table:style-name="Tableau18.A2" office:value-type="string">
              <text:p text:style-name="P19">Singapore</text:p>
            </table:table-cell>
          </table:table-row>
          <table:table-row table:style-name="Tableau18.2">
            <table:table-cell table:style-name="Tableau18.A2" office:value-type="string">
              <text:p text:style-name="P20">3365</text:p>
            </table:table-cell>
            <table:table-cell table:style-name="Tableau18.A2" office:value-type="string">
              <text:p text:style-name="P19">Sri Lanka</text:p>
            </table:table-cell>
          </table:table-row>
          <table:table-row table:style-name="Tableau18.2">
            <table:table-cell table:style-name="Tableau18.A2" office:value-type="string">
              <text:p text:style-name="P20">3370</text:p>
            </table:table-cell>
            <table:table-cell table:style-name="Tableau18.A2" office:value-type="string">
              <text:p text:style-name="P19">Syrian Arab Republic</text:p>
            </table:table-cell>
          </table:table-row>
          <table:table-row table:style-name="Tableau18.2">
            <table:table-cell table:style-name="Tableau18.A2" office:value-type="string">
              <text:p text:style-name="P20">3380</text:p>
            </table:table-cell>
            <table:table-cell table:style-name="Tableau18.A2" office:value-type="string">
              <text:p text:style-name="P19">Thailand</text:p>
            </table:table-cell>
          </table:table-row>
          <table:table-row table:style-name="Tableau18.2">
            <table:table-cell table:style-name="Tableau18.A2" office:value-type="string">
              <text:p text:style-name="P20">3400</text:p>
            </table:table-cell>
            <table:table-cell table:style-name="Tableau18.A2" office:value-type="string">
              <text:p text:style-name="P19">Turkey</text:p>
            </table:table-cell>
          </table:table-row>
          <table:table-row table:style-name="Tableau18.2">
            <table:table-cell table:style-name="Tableau18.A2" office:value-type="string">
              <text:p text:style-name="P20">3405</text:p>
            </table:table-cell>
            <table:table-cell table:style-name="Tableau18.A2" office:value-type="string">
              <text:p text:style-name="P19">United Arab Emirates</text:p>
            </table:table-cell>
          </table:table-row>
          <table:table-row table:style-name="Tableau18.2">
            <table:table-cell table:style-name="Tableau18.A2" office:value-type="string">
              <text:p text:style-name="P20">3408</text:p>
            </table:table-cell>
            <table:table-cell table:style-name="Tableau18.A2" office:value-type="string">
              <text:p text:style-name="P19">Viet Nam</text:p>
            </table:table-cell>
          </table:table-row>
          <table:table-row table:style-name="Tableau18.2">
            <table:table-cell table:style-name="Tableau18.A2" office:value-type="string">
              <text:p text:style-name="P20">3420</text:p>
            </table:table-cell>
            <table:table-cell table:style-name="Tableau18.A2" office:value-type="string">
              <text:p text:style-name="P19">Yemen</text:p>
            </table:table-cell>
          </table:table-row>
          <table:table-row table:style-name="Tableau18.2">
            <table:table-cell table:style-name="Tableau18.A2" office:value-type="string">
              <text:p text:style-name="P20">4005</text:p>
            </table:table-cell>
            <table:table-cell table:style-name="Tableau18.A2" office:value-type="string">
              <text:p text:style-name="P19">Albania</text:p>
            </table:table-cell>
          </table:table-row>
          <table:table-row table:style-name="Tableau18.2">
            <table:table-cell table:style-name="Tableau18.A2" office:value-type="string">
              <text:p text:style-name="P20">4007</text:p>
            </table:table-cell>
            <table:table-cell table:style-name="Tableau18.A2" office:value-type="string">
              <text:p text:style-name="P19">Armenia</text:p>
            </table:table-cell>
          </table:table-row>
          <table:table-row table:style-name="Tableau18.2">
            <table:table-cell table:style-name="Tableau18.A2" office:value-type="string">
              <text:p text:style-name="P20">4008</text:p>
            </table:table-cell>
            <table:table-cell table:style-name="Tableau18.A2" office:value-type="string">
              <text:p text:style-name="P19">Andorra</text:p>
            </table:table-cell>
          </table:table-row>
          <table:table-row table:style-name="Tableau18.2">
            <table:table-cell table:style-name="Tableau18.A2" office:value-type="string">
              <text:p text:style-name="P20">4010</text:p>
            </table:table-cell>
            <table:table-cell table:style-name="Tableau18.A2" office:value-type="string">
              <text:p text:style-name="P19">Austria</text:p>
            </table:table-cell>
          </table:table-row>
          <table:table-row table:style-name="Tableau18.2">
            <table:table-cell table:style-name="Tableau18.A2" office:value-type="string">
              <text:p text:style-name="P20">4012</text:p>
            </table:table-cell>
            <table:table-cell table:style-name="Tableau18.A2" office:value-type="string">
              <text:p text:style-name="P19">Azerbaijan</text:p>
            </table:table-cell>
          </table:table-row>
          <table:table-row table:style-name="Tableau18.2">
            <table:table-cell table:style-name="Tableau18.A2" office:value-type="string">
              <text:p text:style-name="P20">4018</text:p>
            </table:table-cell>
            <table:table-cell table:style-name="Tableau18.A2" office:value-type="string">
              <text:p text:style-name="P19">Belarus</text:p>
            </table:table-cell>
          </table:table-row>
          <table:table-row table:style-name="Tableau18.2">
            <table:table-cell table:style-name="Tableau18.A2" office:value-type="string">
              <text:p text:style-name="P20">4020</text:p>
            </table:table-cell>
            <table:table-cell table:style-name="Tableau18.A2" office:value-type="string">
              <text:p text:style-name="P19">Belgium</text:p>
            </table:table-cell>
          </table:table-row>
          <table:table-row table:style-name="Tableau18.2">
            <table:table-cell table:style-name="Tableau18.A2" office:value-type="string">
              <text:p text:style-name="P20">4025</text:p>
            </table:table-cell>
            <table:table-cell table:style-name="Tableau18.A2" office:value-type="string">
              <text:p text:style-name="P19">Bosnia and Herzegovina</text:p>
            </table:table-cell>
          </table:table-row>
          <table:table-row table:style-name="Tableau18.2">
            <table:table-cell table:style-name="Tableau18.A2" office:value-type="string">
              <text:p text:style-name="P20">4030</text:p>
            </table:table-cell>
            <table:table-cell table:style-name="Tableau18.A2" office:value-type="string">
              <text:p text:style-name="P19">Bulgaria</text:p>
            </table:table-cell>
          </table:table-row>
          <table:table-row table:style-name="Tableau18.2">
            <table:table-cell table:style-name="Tableau18.A2" office:value-type="string">
              <text:p text:style-name="P20">4038</text:p>
            </table:table-cell>
            <table:table-cell table:style-name="Tableau18.A2" office:value-type="string">
              <text:p text:style-name="P19">Croatia</text:p>
            </table:table-cell>
          </table:table-row>
          <table:table-row table:style-name="Tableau18.2">
            <table:table-cell table:style-name="Tableau18.A2" office:value-type="string">
              <text:p text:style-name="P20">4040</text:p>
            </table:table-cell>
            <table:table-cell table:style-name="Tableau18.A2" office:value-type="string">
              <text:p text:style-name="P19">Czechoslovakia, Former</text:p>
            </table:table-cell>
          </table:table-row>
          <table:table-row table:style-name="Tableau18.2">
            <table:table-cell table:style-name="Tableau18.A2" office:value-type="string">
              <text:p text:style-name="P20">4045</text:p>
            </table:table-cell>
            <table:table-cell table:style-name="Tableau18.A2" office:value-type="string">
              <text:p text:style-name="P19">Czech Republic</text:p>
            </table:table-cell>
          </table:table-row>
          <table:table-row table:style-name="Tableau18.2">
            <table:table-cell table:style-name="Tableau18.A2" office:value-type="string">
              <text:p text:style-name="P20">4050</text:p>
            </table:table-cell>
            <table:table-cell table:style-name="Tableau18.A2" office:value-type="string">
              <text:p text:style-name="P19">Denmark</text:p>
            </table:table-cell>
          </table:table-row>
          <table:table-row table:style-name="Tableau18.2">
            <table:table-cell table:style-name="Tableau18.A2" office:value-type="string">
              <text:p text:style-name="P20">4055</text:p>
            </table:table-cell>
            <table:table-cell table:style-name="Tableau18.A2" office:value-type="string">
              <text:p text:style-name="P19">Estonia</text:p>
            </table:table-cell>
          </table:table-row>
          <table:table-row table:style-name="Tableau18.2">
            <table:table-cell table:style-name="Tableau18.A2" office:value-type="string">
              <text:p text:style-name="P20">4070</text:p>
            </table:table-cell>
            <table:table-cell table:style-name="Tableau18.A2" office:value-type="string">
              <text:p text:style-name="P19">Finland</text:p>
            </table:table-cell>
          </table:table-row>
          <table:table-row table:style-name="Tableau18.2">
            <table:table-cell table:style-name="Tableau18.A2" office:value-type="string">
              <text:p text:style-name="P20">4080</text:p>
            </table:table-cell>
            <table:table-cell table:style-name="Tableau18.A2" office:value-type="string">
              <text:p text:style-name="P19">France</text:p>
            </table:table-cell>
          </table:table-row>
          <table:table-row table:style-name="Tableau18.2">
            <table:table-cell table:style-name="Tableau18.A2" office:value-type="string">
              <text:p text:style-name="P20">4084</text:p>
            </table:table-cell>
            <table:table-cell table:style-name="Tableau18.A2" office:value-type="string">
              <text:p text:style-name="P19">Georgia</text:p>
            </table:table-cell>
          </table:table-row>
          <table:table-row table:style-name="Tableau18.2">
            <table:table-cell table:style-name="Tableau18.A2" office:value-type="string">
              <text:p text:style-name="P20">4085</text:p>
            </table:table-cell>
            <table:table-cell table:style-name="Tableau18.A2" office:value-type="string">
              <text:p text:style-name="P19">Germany</text:p>
            </table:table-cell>
          </table:table-row>
          <table:table-row table:style-name="Tableau18.2">
            <table:table-cell table:style-name="Tableau18.A2" office:value-type="string">
              <text:p text:style-name="P20">4090</text:p>
            </table:table-cell>
            <table:table-cell table:style-name="Tableau18.A2" office:value-type="string">
              <text:p text:style-name="P19">Germany, Former Democratic Republic</text:p>
            </table:table-cell>
          </table:table-row>
          <table:table-row table:style-name="Tableau18.2">
            <table:table-cell table:style-name="Tableau18.A2" office:value-type="string">
              <text:p text:style-name="P20">4100</text:p>
            </table:table-cell>
            <table:table-cell table:style-name="Tableau18.A2" office:value-type="string">
              <text:p text:style-name="P19">Germany, Former Federal Republic</text:p>
            </table:table-cell>
          </table:table-row>
          <table:table-row table:style-name="Tableau18.2">
            <table:table-cell table:style-name="Tableau18.A2" office:value-type="string">
              <text:p text:style-name="P20">4120</text:p>
            </table:table-cell>
            <table:table-cell table:style-name="Tableau18.A2" office:value-type="string">
              <text:p text:style-name="P19">Germany, West Berlin</text:p>
            </table:table-cell>
          </table:table-row>
          <table:table-row table:style-name="Tableau18.2">
            <table:table-cell table:style-name="Tableau18.A2" office:value-type="string">
              <text:p text:style-name="P20">4140</text:p>
            </table:table-cell>
            <table:table-cell table:style-name="Tableau18.A2" office:value-type="string">
              <text:p text:style-name="P19">Greece</text:p>
            </table:table-cell>
          </table:table-row>
          <table:table-row table:style-name="Tableau18.2">
            <table:table-cell table:style-name="Tableau18.A2" office:value-type="string">
              <text:p text:style-name="P20">4150</text:p>
            </table:table-cell>
            <table:table-cell table:style-name="Tableau18.A2" office:value-type="string">
              <text:p text:style-name="P19">Hungary</text:p>
            </table:table-cell>
          </table:table-row>
          <table:table-row table:style-name="Tableau18.2">
            <table:table-cell table:style-name="Tableau18.A2" office:value-type="string">
              <text:p text:style-name="P20">4160</text:p>
            </table:table-cell>
            <table:table-cell table:style-name="Tableau18.A2" office:value-type="string">
              <text:p text:style-name="P19">Iceland</text:p>
            </table:table-cell>
          </table:table-row>
          <table:table-row table:style-name="Tableau18.2">
            <table:table-cell table:style-name="Tableau18.A2" office:value-type="string">
              <text:p text:style-name="P20">4170</text:p>
            </table:table-cell>
            <table:table-cell table:style-name="Tableau18.A2" office:value-type="string">
              <text:p text:style-name="P19">Ireland</text:p>
            </table:table-cell>
          </table:table-row>
          <table:table-row table:style-name="Tableau18.2">
            <table:table-cell table:style-name="Tableau18.A2" office:value-type="string">
              <text:p text:style-name="P20">4180</text:p>
            </table:table-cell>
            <table:table-cell table:style-name="Tableau18.A2" office:value-type="string">
              <text:p text:style-name="P19">Italy</text:p>
            </table:table-cell>
          </table:table-row>
          <table:table-row table:style-name="Tableau18.2">
            <table:table-cell table:style-name="Tableau18.A2" office:value-type="string">
              <text:p text:style-name="P20">4182</text:p>
            </table:table-cell>
            <table:table-cell table:style-name="Tableau18.A2" office:value-type="string">
              <text:p text:style-name="P19">Kazakhstan</text:p>
            </table:table-cell>
          </table:table-row>
          <table:table-row table:style-name="Tableau18.2">
            <table:table-cell table:style-name="Tableau18.A2" office:value-type="string">
              <text:p text:style-name="P20">4184</text:p>
            </table:table-cell>
            <table:table-cell table:style-name="Tableau18.A2" office:value-type="string">
              <text:p text:style-name="P19">Kyrgyzstan</text:p>
            </table:table-cell>
          </table:table-row>
          <table:table-row table:style-name="Tableau18.2">
            <table:table-cell table:style-name="Tableau18.A2" office:value-type="string">
              <text:p text:style-name="P20">4186</text:p>
            </table:table-cell>
            <table:table-cell table:style-name="Tableau18.A2" office:value-type="string">
              <text:p text:style-name="P19">Latvia</text:p>
            </table:table-cell>
          </table:table-row>
          <table:table-row table:style-name="Tableau18.2">
            <table:table-cell table:style-name="Tableau18.A2" office:value-type="string">
              <text:p text:style-name="P20">4188</text:p>
            </table:table-cell>
            <table:table-cell table:style-name="Tableau18.A2" office:value-type="string">
              <text:p text:style-name="P19">Lithuania</text:p>
            </table:table-cell>
          </table:table-row>
          <table:table-row table:style-name="Tableau18.2">
            <table:table-cell table:style-name="Tableau18.A2" office:value-type="string">
              <text:p text:style-name="P20">4190</text:p>
            </table:table-cell>
            <table:table-cell table:style-name="Tableau18.A2" office:value-type="string">
              <text:p text:style-name="P19">Luxembourg</text:p>
            </table:table-cell>
          </table:table-row>
          <text:soft-page-break/>
          <table:table-row table:style-name="Tableau18.2">
            <table:table-cell table:style-name="Tableau18.A2" office:value-type="string">
              <text:p text:style-name="P20">4195</text:p>
            </table:table-cell>
            <table:table-cell table:style-name="Tableau18.A2" office:value-type="string">
              <text:p text:style-name="P19">TFYR Macedonia</text:p>
            </table:table-cell>
          </table:table-row>
          <table:table-row table:style-name="Tableau18.2">
            <table:table-cell table:style-name="Tableau18.A2" office:value-type="string">
              <text:p text:style-name="P20">4200</text:p>
            </table:table-cell>
            <table:table-cell table:style-name="Tableau18.A2" office:value-type="string">
              <text:p text:style-name="P19">Malta</text:p>
            </table:table-cell>
          </table:table-row>
          <table:table-row table:style-name="Tableau18.2">
            <table:table-cell table:style-name="Tableau18.A2" office:value-type="string">
              <text:p text:style-name="P20">4205</text:p>
            </table:table-cell>
            <table:table-cell table:style-name="Tableau18.A2" office:value-type="string">
              <text:p text:style-name="P19">Monaco</text:p>
            </table:table-cell>
          </table:table-row>
          <table:table-row table:style-name="Tableau18.2">
            <table:table-cell table:style-name="Tableau18.A2" office:value-type="string">
              <text:p text:style-name="P20">4207</text:p>
            </table:table-cell>
            <table:table-cell table:style-name="Tableau18.A2" office:value-type="string">
              <text:p text:style-name="P19">Montenegro</text:p>
            </table:table-cell>
          </table:table-row>
          <table:table-row table:style-name="Tableau18.2">
            <table:table-cell table:style-name="Tableau18.A2" office:value-type="string">
              <text:p text:style-name="P20">4210</text:p>
            </table:table-cell>
            <table:table-cell table:style-name="Tableau18.A2" office:value-type="string">
              <text:p text:style-name="P19">Netherlands</text:p>
            </table:table-cell>
          </table:table-row>
          <table:table-row table:style-name="Tableau18.2">
            <table:table-cell table:style-name="Tableau18.A2" office:value-type="string">
              <text:p text:style-name="P20">4220</text:p>
            </table:table-cell>
            <table:table-cell table:style-name="Tableau18.A2" office:value-type="string">
              <text:p text:style-name="P19">Norway</text:p>
            </table:table-cell>
          </table:table-row>
          <table:table-row table:style-name="Tableau18.2">
            <table:table-cell table:style-name="Tableau18.A2" office:value-type="string">
              <text:p text:style-name="P20">4230</text:p>
            </table:table-cell>
            <table:table-cell table:style-name="Tableau18.A2" office:value-type="string">
              <text:p text:style-name="P19">Poland</text:p>
            </table:table-cell>
          </table:table-row>
          <table:table-row table:style-name="Tableau18.2">
            <table:table-cell table:style-name="Tableau18.A2" office:value-type="string">
              <text:p text:style-name="P20">4240</text:p>
            </table:table-cell>
            <table:table-cell table:style-name="Tableau18.A2" office:value-type="string">
              <text:p text:style-name="P19">Portugal</text:p>
            </table:table-cell>
          </table:table-row>
          <table:table-row table:style-name="Tableau18.2">
            <table:table-cell table:style-name="Tableau18.A2" office:value-type="string">
              <text:p text:style-name="P20">4260</text:p>
            </table:table-cell>
            <table:table-cell table:style-name="Tableau18.A2" office:value-type="string">
              <text:p text:style-name="P19">Republic of Moldova</text:p>
            </table:table-cell>
          </table:table-row>
          <table:table-row table:style-name="Tableau18.2">
            <table:table-cell table:style-name="Tableau18.A2" office:value-type="string">
              <text:p text:style-name="P20">4270</text:p>
            </table:table-cell>
            <table:table-cell table:style-name="Tableau18.A2" office:value-type="string">
              <text:p text:style-name="P19">Romania</text:p>
            </table:table-cell>
          </table:table-row>
          <table:table-row table:style-name="Tableau18.2">
            <table:table-cell table:style-name="Tableau18.A2" office:value-type="string">
              <text:p text:style-name="P20">4272</text:p>
            </table:table-cell>
            <table:table-cell table:style-name="Tableau18.A2" office:value-type="string">
              <text:p text:style-name="P19">Russian Federation</text:p>
            </table:table-cell>
          </table:table-row>
          <table:table-row table:style-name="Tableau18.2">
            <table:table-cell table:style-name="Tableau18.A2" office:value-type="string">
              <text:p text:style-name="P20">4273</text:p>
            </table:table-cell>
            <table:table-cell table:style-name="Tableau18.A2" office:value-type="string">
              <text:p text:style-name="P19">Serbia</text:p>
            </table:table-cell>
          </table:table-row>
          <table:table-row table:style-name="Tableau18.2">
            <table:table-cell table:style-name="Tableau18.A2" office:value-type="string">
              <text:p text:style-name="P20">4274</text:p>
            </table:table-cell>
            <table:table-cell table:style-name="Tableau18.A2" office:value-type="string">
              <text:p text:style-name="P19">Slovakia</text:p>
            </table:table-cell>
          </table:table-row>
          <table:table-row table:style-name="Tableau18.2">
            <table:table-cell table:style-name="Tableau18.A2" office:value-type="string">
              <text:p text:style-name="P20">4275</text:p>
            </table:table-cell>
            <table:table-cell table:style-name="Tableau18.A2" office:value-type="string">
              <text:p text:style-name="P19">San Marino</text:p>
            </table:table-cell>
          </table:table-row>
          <table:table-row table:style-name="Tableau18.2">
            <table:table-cell table:style-name="Tableau18.A2" office:value-type="string">
              <text:p text:style-name="P20">4276</text:p>
            </table:table-cell>
            <table:table-cell table:style-name="Tableau18.A2" office:value-type="string">
              <text:p text:style-name="P19">Slovenia</text:p>
            </table:table-cell>
          </table:table-row>
          <table:table-row table:style-name="Tableau18.2">
            <table:table-cell table:style-name="Tableau18.A2" office:value-type="string">
              <text:p text:style-name="P20">4280</text:p>
            </table:table-cell>
            <table:table-cell table:style-name="Tableau18.A2" office:value-type="string">
              <text:p text:style-name="P19">Spain</text:p>
            </table:table-cell>
          </table:table-row>
          <table:table-row table:style-name="Tableau18.2">
            <table:table-cell table:style-name="Tableau18.A2" office:value-type="string">
              <text:p text:style-name="P20">4290</text:p>
            </table:table-cell>
            <table:table-cell table:style-name="Tableau18.A2" office:value-type="string">
              <text:p text:style-name="P19">Sweden</text:p>
            </table:table-cell>
          </table:table-row>
          <table:table-row table:style-name="Tableau18.2">
            <table:table-cell table:style-name="Tableau18.A2" office:value-type="string">
              <text:p text:style-name="P20">4300</text:p>
            </table:table-cell>
            <table:table-cell table:style-name="Tableau18.A2" office:value-type="string">
              <text:p text:style-name="P19">Switzerland</text:p>
            </table:table-cell>
          </table:table-row>
          <table:table-row table:style-name="Tableau18.2">
            <table:table-cell table:style-name="Tableau18.A2" office:value-type="string">
              <text:p text:style-name="P20">4301</text:p>
            </table:table-cell>
            <table:table-cell table:style-name="Tableau18.A2" office:value-type="string">
              <text:p text:style-name="P19">Tajikistan</text:p>
            </table:table-cell>
          </table:table-row>
          <table:table-row table:style-name="Tableau18.2">
            <table:table-cell table:style-name="Tableau18.A2" office:value-type="string">
              <text:p text:style-name="P20">4302</text:p>
            </table:table-cell>
            <table:table-cell table:style-name="Tableau18.A2" office:value-type="string">
              <text:p text:style-name="P19">Turkmenistan</text:p>
            </table:table-cell>
          </table:table-row>
          <table:table-row table:style-name="Tableau18.2">
            <table:table-cell table:style-name="Tableau18.A2" office:value-type="string">
              <text:p text:style-name="P20">4303</text:p>
            </table:table-cell>
            <table:table-cell table:style-name="Tableau18.A2" office:value-type="string">
              <text:p text:style-name="P19">Ukraine</text:p>
            </table:table-cell>
          </table:table-row>
          <table:table-row table:style-name="Tableau18.2">
            <table:table-cell table:style-name="Tableau18.A2" office:value-type="string">
              <text:p text:style-name="P20">4304</text:p>
            </table:table-cell>
            <table:table-cell table:style-name="Tableau18.A2" office:value-type="string">
              <text:p text:style-name="P19">USSR, Former</text:p>
            </table:table-cell>
          </table:table-row>
          <table:table-row table:style-name="Tableau18.2">
            <table:table-cell table:style-name="Tableau18.A2" office:value-type="string">
              <text:p text:style-name="P20">4308</text:p>
            </table:table-cell>
            <table:table-cell table:style-name="Tableau18.A2" office:value-type="string">
              <text:p text:style-name="P19">United Kingdom</text:p>
            </table:table-cell>
          </table:table-row>
          <table:table-row table:style-name="Tableau18.2">
            <table:table-cell table:style-name="Tableau18.A2" office:value-type="string">
              <text:p text:style-name="P20">4310</text:p>
            </table:table-cell>
            <table:table-cell table:style-name="Tableau18.A2" office:value-type="string">
              <text:p text:style-name="P19">United Kingdom, England and Wales</text:p>
            </table:table-cell>
          </table:table-row>
          <table:table-row table:style-name="Tableau18.2">
            <table:table-cell table:style-name="Tableau18.A2" office:value-type="string">
              <text:p text:style-name="P20">4320</text:p>
            </table:table-cell>
            <table:table-cell table:style-name="Tableau18.A2" office:value-type="string">
              <text:p text:style-name="P19">United Kingdom, Northern Ireland</text:p>
            </table:table-cell>
          </table:table-row>
          <table:table-row table:style-name="Tableau18.2">
            <table:table-cell table:style-name="Tableau18.A2" office:value-type="string">
              <text:p text:style-name="P20">4330</text:p>
            </table:table-cell>
            <table:table-cell table:style-name="Tableau18.A2" office:value-type="string">
              <text:p text:style-name="P19">United Kingdom, Scotland</text:p>
            </table:table-cell>
          </table:table-row>
          <table:table-row table:style-name="Tableau18.2">
            <table:table-cell table:style-name="Tableau18.A2" office:value-type="string">
              <text:p text:style-name="P20">4335</text:p>
            </table:table-cell>
            <table:table-cell table:style-name="Tableau18.A2" office:value-type="string">
              <text:p text:style-name="P19">Uzbekistan</text:p>
            </table:table-cell>
          </table:table-row>
          <table:table-row table:style-name="Tableau18.2">
            <table:table-cell table:style-name="Tableau18.A2" office:value-type="string">
              <text:p text:style-name="P20">4340</text:p>
            </table:table-cell>
            <table:table-cell table:style-name="Tableau18.A2" office:value-type="string">
              <text:p text:style-name="P19">Yugoslavia, Former</text:p>
            </table:table-cell>
          </table:table-row>
          <table:table-row table:style-name="Tableau18.2">
            <table:table-cell table:style-name="Tableau18.A2" office:value-type="string">
              <text:p text:style-name="P20">4350</text:p>
            </table:table-cell>
            <table:table-cell table:style-name="Tableau18.A2" office:value-type="string">
              <text:p text:style-name="P19">Serbia and Montenegro, Former</text:p>
            </table:table-cell>
          </table:table-row>
          <table:table-row table:style-name="Tableau18.2">
            <table:table-cell table:style-name="Tableau18.A2" office:value-type="string">
              <text:p text:style-name="P20">5020</text:p>
            </table:table-cell>
            <table:table-cell table:style-name="Tableau18.A2" office:value-type="string">
              <text:p text:style-name="P19">Australia</text:p>
            </table:table-cell>
          </table:table-row>
          <table:table-row table:style-name="Tableau18.2">
            <table:table-cell table:style-name="Tableau18.A2" office:value-type="string">
              <text:p text:style-name="P20">5060</text:p>
            </table:table-cell>
            <table:table-cell table:style-name="Tableau18.A2" office:value-type="string">
              <text:p text:style-name="P19">Cook Islands</text:p>
            </table:table-cell>
          </table:table-row>
          <table:table-row table:style-name="Tableau18.2">
            <table:table-cell table:style-name="Tableau18.A2" office:value-type="string">
              <text:p text:style-name="P20">5070</text:p>
            </table:table-cell>
            <table:table-cell table:style-name="Tableau18.A2" office:value-type="string">
              <text:p text:style-name="P19">Fiji</text:p>
            </table:table-cell>
          </table:table-row>
          <table:table-row table:style-name="Tableau18.2">
            <table:table-cell table:style-name="Tableau18.A2" office:value-type="string">
              <text:p text:style-name="P20">5105</text:p>
            </table:table-cell>
            <table:table-cell table:style-name="Tableau18.A2" office:value-type="string">
              <text:p text:style-name="P19">Kiribati</text:p>
            </table:table-cell>
          </table:table-row>
          <table:table-row table:style-name="Tableau18.2">
            <table:table-cell table:style-name="Tableau18.A2" office:value-type="string">
              <text:p text:style-name="P20">5107</text:p>
            </table:table-cell>
            <table:table-cell table:style-name="Tableau18.A2" office:value-type="string">
              <text:p text:style-name="P19">Marshall Islands</text:p>
            </table:table-cell>
          </table:table-row>
          <table:table-row table:style-name="Tableau18.2">
            <table:table-cell table:style-name="Tableau18.A2" office:value-type="string">
              <text:p text:style-name="P20">5108</text:p>
            </table:table-cell>
            <table:table-cell table:style-name="Tableau18.A2" office:value-type="string">
              <text:p text:style-name="P19">Micronesia (Federated States of)</text:p>
            </table:table-cell>
          </table:table-row>
          <table:table-row table:style-name="Tableau18.2">
            <table:table-cell table:style-name="Tableau18.A2" office:value-type="string">
              <text:p text:style-name="P20">5110</text:p>
            </table:table-cell>
            <table:table-cell table:style-name="Tableau18.A2" office:value-type="string">
              <text:p text:style-name="P19">Nauru</text:p>
            </table:table-cell>
          </table:table-row>
          <table:table-row table:style-name="Tableau18.2">
            <table:table-cell table:style-name="Tableau18.A2" office:value-type="string">
              <text:p text:style-name="P20">5150</text:p>
            </table:table-cell>
            <table:table-cell table:style-name="Tableau18.A2" office:value-type="string">
              <text:p text:style-name="P19">New Zealand</text:p>
            </table:table-cell>
          </table:table-row>
          <table:table-row table:style-name="Tableau18.2">
            <table:table-cell table:style-name="Tableau18.A2" office:value-type="string">
              <text:p text:style-name="P20">5170</text:p>
            </table:table-cell>
            <table:table-cell table:style-name="Tableau18.A2" office:value-type="string">
              <text:p text:style-name="P19">Niue</text:p>
            </table:table-cell>
          </table:table-row>
          <table:table-row table:style-name="Tableau18.2">
            <table:table-cell table:style-name="Tableau18.A2" office:value-type="string">
              <text:p text:style-name="P20">5180</text:p>
            </table:table-cell>
            <table:table-cell table:style-name="Tableau18.A2" office:value-type="string">
              <text:p text:style-name="P19">Palau</text:p>
            </table:table-cell>
          </table:table-row>
          <table:table-row table:style-name="Tableau18.2">
            <table:table-cell table:style-name="Tableau18.A2" office:value-type="string">
              <text:p text:style-name="P20">5195</text:p>
            </table:table-cell>
            <table:table-cell table:style-name="Tableau18.A2" office:value-type="string">
              <text:p text:style-name="P19">Papua New Guinea</text:p>
            </table:table-cell>
          </table:table-row>
          <table:table-row table:style-name="Tableau18.2">
            <table:table-cell table:style-name="Tableau18.A2" office:value-type="string">
              <text:p text:style-name="P20">5197</text:p>
            </table:table-cell>
            <table:table-cell table:style-name="Tableau18.A2" office:value-type="string">
              <text:p text:style-name="P19">Samoa</text:p>
            </table:table-cell>
          </table:table-row>
          <table:table-row table:style-name="Tableau18.2">
            <table:table-cell table:style-name="Tableau18.A2" office:value-type="string">
              <text:p text:style-name="P20">5198</text:p>
            </table:table-cell>
            <table:table-cell table:style-name="Tableau18.A2" office:value-type="string">
              <text:p text:style-name="P19">Solomon Islands</text:p>
            </table:table-cell>
          </table:table-row>
          <table:table-row table:style-name="Tableau18.2">
            <table:table-cell table:style-name="Tableau18.A2" office:value-type="string">
              <text:p text:style-name="P20">5200</text:p>
            </table:table-cell>
            <table:table-cell table:style-name="Tableau18.A2" office:value-type="string">
              <text:p text:style-name="P19">Tonga</text:p>
            </table:table-cell>
          </table:table-row>
          <table:table-row table:style-name="Tableau18.2">
            <table:table-cell table:style-name="Tableau18.A2" office:value-type="string">
              <text:p text:style-name="P20">5205</text:p>
            </table:table-cell>
            <table:table-cell table:style-name="Tableau18.A2" office:value-type="string">
              <text:p text:style-name="P19">Tuvalu</text:p>
            </table:table-cell>
          </table:table-row>
          <table:table-row table:style-name="Tableau18.225">
            <table:table-cell table:style-name="Tableau18.A2" office:value-type="string">
              <text:p text:style-name="P20">5207</text:p>
            </table:table-cell>
            <table:table-cell table:style-name="Tableau18.A2" office:value-type="string">
              <text:p text:style-name="P19">Vanuatu</text:p>
            </table:table-cell>
          </table:table-row>
        </table:table>
        <text:p text:style-name="P68"><text:soft-page-break/><text:span text:style-name="T10">Part 3</text:span><text:span text:style-name="T11">: </text:span><text:span text:style-name="T33">Frequently asked questions</text:span></text:p>
        <text:p text:style-name="P58"><text:span text:style-name="T12">Q</text:span>. <text:s/>What are the sources of the cause-of-death statistics?</text:p>
        <text:p text:style-name="P58"><text:span text:style-name="T12">A</text:span>. <text:s/>The cause-of-death statistics are from country civil registration systems. <text:s/>When a death occurs, this event is registered at the local civil registry with information on the cause of death. The information is then compiled by the national authority and submitted to WHO every year.</text:p>
        <text:p text:style-name="P58"/>
        <text:p text:style-name="P58"><text:span text:style-name="T12">Q</text:span>. <text:s/>Are the deaths medically-certified?</text:p>
        <text:p text:style-name="P58"><text:span text:style-name="T12">A</text:span>. <text:s/>WHO only publishes here the medically-certified deaths. <text:s/>Diagnoses on causes of death by lay people are not included.</text:p>
        <text:p text:style-name="P58"/>
        <text:p text:style-name="P58"><text:span text:style-name="T12">Q</text:span>. <text:s/>If the data coverage is not complete, have the data been adjusted for under-coverage?</text:p>
        <text:p text:style-name="P58"><text:span text:style-name="T12">A</text:span>. <text:s/>The data presented are as submitted by the countries to WHO. <text:s/>No adjustment has been made to account for under-coverage.</text:p>
        <text:p text:style-name="P58"/>
        <text:p text:style-name="P58"><text:span text:style-name="T12">Q</text:span>. <text:s/>What kind of corrections have been made to the data?</text:p>
        <text:p text:style-name="P58"><text:span text:style-name="T12">A</text:span>. <text:s/>WHO verifies that the data submitted are coded with the official ICD codes. If non-official codes are used, they would be replaced with the most appropriate official codes. </text:p>
        <text:p text:style-name="P58"/>
        <text:p text:style-name="P58"><text:span text:style-name="T12">Q</text:span>. How are the number of deaths and population presented? <text:s/></text:p>
        <text:p text:style-name="P58"><text:span text:style-name="T12">A</text:span>. They are all shown as absolute numbers.</text:p>
        <text:p text:style-name="P58"/>
        <text:p text:style-name="P58"><text:span text:style-name="T12">Q</text:span>. <text:s/>The list of countries does not seem to include all the countries in the world. <text:s/>What are the reasons?</text:p>
        <text:p text:style-name="P58"><text:span text:style-name="T12">A</text:span>. <text:s/>Simply because some countries do not report mortality data to WHO. <text:s/>However for some countries, the data they sent to WHO are not in standard ICD codes or do not have ICD codes, so they cannot be shown here. In many low-resourced countries, <text:s/>the cause-of-death information is difficult to obtain, mainly because the system for recording such information is not functioning or inexistent. <text:s/>In addition one of the big problems is the lack of medical certifiers <text:s/>to complete the death certificates.</text:p>
        <text:p text:style-name="P58"/>
        <text:p text:style-name="P58"><text:span text:style-name="T12">Q</text:span>. Are the data for the countries listed mutually exclusive?</text:p>
        <text:p text:style-name="P58"><text:span text:style-name="T12">A</text:span>. Except United Kingdom which include data for England and Wales, Northern Ireland and Scotland which are also presented separately, all the other data are mutually exclusive, for e.g. Martinique, Guadeloupe are not included in France. Care should be taken when treating data of former entities which split up or merged together to form new entities. </text:p>
        <text:p text:style-name="P58"/>
        <text:p text:style-name="P58"><text:span text:style-name="T12">Q</text:span>. Why are some latest years of data missing?</text:p>
        <text:p text:style-name="P58"><text:span text:style-name="T12">A</text:span>. Countries usually submit data to WHO within 12-18 months after the closure of their records for the calendar year. <text:s/>Data checking, compilation and verification takes considerable time at the country level.</text:p>
        <text:p text:style-name="P58"/>
        <text:p text:style-name="P70"/>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SimSun"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Sans Serif" svg:font-family="'MS Sans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6pt" fo:font-weight="bold" style:font-size-asian="16pt" style:font-weight-asian="bold" style:font-size-complex="16pt" style:font-weight-complex="bold"/>
    </style:style>
    <style:style style:name="Text_20_body" style:display-name="Text body" style:family="paragraph" style:parent-style-name="Standard" style:class="text">
      <style:text-properties fo:font-size="10pt" fo:font-style="italic" fo:font-weight="bold" style:font-size-asian="10pt" style:font-style-asian="italic" style:font-weight-asian="bold" style:font-size-complex="10pt" style:font-style-complex="italic" style:font-weight-complex="bold"/>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fo:font-size="14pt" fo:font-weight="bold" style:letter-kerning="true"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fo:font-style="italic" fo:font-weight="bold" style:font-style-asian="italic" style:font-weight-asian="bold"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font-size-complex="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fo:font-size="9pt" fo:font-style="italic" fo:font-weight="bold" style:font-size-asian="9pt" style:font-style-asian="italic" style:font-weight-asian="bold" style:font-size-complex="9pt" style:font-style-complex="italic" style:font-weight-complex="bold"/>
    </style:style>
    <style:style style:name="Body_20_Text_20_2" style:display-name="Body Text 2" style:family="paragraph" style:parent-style-name="Standard">
      <style:text-properties fo:font-size="10pt" fo:font-style="italic" style:font-size-asian="10pt" style:font-style-asian="italic" style:font-size-complex="10pt" style:font-style-complex="italic"/>
    </style:style>
    <style:style style:name="Caption_20__28_user_29_" style:display-name="Caption (user)" style:family="paragraph" style:parent-style-name="Standard" style:next-style-name="Standard">
      <style:text-properties fo:font-weight="bold" style:font-weight-asian="bold" style:font-weight-complex="bold"/>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54cm" fo:margin-bottom="1.27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top="1.171cm" style:dynamic-spacing="true"/>
      </style:footer-style>
    </style:page-layout>
  </office:automatic-styles>
  <office:master-styles>
    <style:master-page style:name="Standard" style:page-layout-name="Mpm1">
      <style:footer>
        <text:p text:style-name="Footer"><draw:frame draw:style-name="Mfr1" draw:name="Cadre1" text:anchor-type="paragraph" svg:y="0.002cm" draw:z-index="46"><draw:text-box fo:min-height="0.058cm" fo:min-width="0cm"><text:p text:style-name="Footer"><text:span text:style-name="Page_20_Number"><text:page-number text:select-page="current">47</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orld Health Organization</dc:title>
    <meta:initial-creator>MaFatD</meta:initial-creator>
    <meta:creation-date>2012-11-26T12:10:00</meta:creation-date>
    <dc:creator>MA FAT, Doris</dc:creator>
    <dc:date>2014-02-25T13:08:00</dc:date>
    <meta:print-date>2002-12-27T10:40:00</meta:print-date>
    <meta:editing-cycles>16</meta:editing-cycles>
    <meta:editing-duration>PT32M</meta:editing-duration>
    <meta:document-statistic meta:table-count="18" meta:image-count="0" meta:object-count="0" meta:page-count="47" meta:paragraph-count="4637" meta:word-count="12407" meta:character-count="76722" meta:non-whitespace-character-count="68793"/>
    <meta:generator>LibreOffice/4.2.6.3$Linux_X86_64 LibreOffice_project/420m0$Build-3</meta:generator>
  </office:meta>
</office:document-meta>
</file>